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000000" draw:marker-start-width="0.517cm" draw:marker-end-width="0.517cm" draw:fill="none" draw:textarea-vertical-align="middle" fo:padding-top="0.23cm" fo:padding-bottom="0.23cm" fo:padding-left="0.355cm" fo:padding-right="0.355cm" loext:decorative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097cm" fo:min-width="0.847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297cm" fo:min-width="1.347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361cm" fo:min-width="2.999cm" fo:padding-top="0.051cm" fo:padding-bottom="0.051cm" fo:padding-left="0.026cm" fo:padding-right="0.026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2cm" fo:min-width="2.999cm" fo:padding-top="0.051cm" fo:padding-bottom="0.051cm" fo:padding-left="0.026cm" fo:padding-right="0.026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319cm" fo:min-width="0.069cm" fo:padding-top="0.178cm" fo:padding-bottom="0.178cm" fo:padding-left="0.303cm" fo:padding-right="0.303cm" fo:wrap-option="no-wrap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212cm" svg:stroke-color="#2a6099" draw:marker-start-width="0.517cm" draw:marker-end-width="0.517cm" draw:fill="none" draw:textarea-vertical-align="middle" fo:padding-top="0.23cm" fo:padding-bottom="0.23cm" fo:padding-left="0.355cm" fo:padding-right="0.355cm" loext:decorative="false"/>
    </style:style>
    <style:style style:name="gr8" style:family="graphic" style:parent-style-name="standard">
      <style:graphic-properties svg:stroke-width="0.053cm" draw:marker-start-width="0.279cm" draw:marker-end-width="0.279cm" draw:fill-color="#b4c7dc" draw:textarea-horizontal-align="justify" draw:textarea-vertical-align="middle" draw:auto-grow-height="false" fo:min-height="1.537cm" fo:min-width="10.477cm" fo:padding-top="0.051cm" fo:padding-bottom="0.051cm" fo:padding-left="0.026cm" fo:padding-right="0.026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53cm" draw:marker-start-width="0.279cm" draw:marker-end-width="0.279cm" draw:fill-color="#b4c7dc" draw:textarea-horizontal-align="justify" draw:textarea-vertical-align="middle" draw:auto-grow-height="false" fo:min-height="1.485cm" fo:min-width="10.425cm" fo:padding-top="0.051cm" fo:padding-bottom="0.051cm" fo:padding-left="0.026cm" fo:padding-right="0.026cm" style:writing-mode="lr-tb" loext:decorative="false"/>
      <style:paragraph-properties style:writing-mode="lr-tb"/>
    </style:style>
    <style:style style:name="gr10" style:family="graphic" style:parent-style-name="objectwithoutfill">
      <style:graphic-properties draw:stroke="dash" draw:stroke-dash="Dash_20__28_Rounded_29_" svg:stroke-width="0.106cm" svg:stroke-color="#ff0000" draw:marker-start-width="0.358cm" draw:marker-end-width="0.358cm" svg:stroke-linecap="round" draw:fill="none" fo:padding-top="0.077cm" fo:padding-bottom="0.077cm" fo:padding-left="0.052cm" fo:padding-right="0.052cm" loext:decorative="false"/>
    </style:style>
    <style:style style:name="gr11" style:family="graphic" style:parent-style-name="standard">
      <style:graphic-properties svg:stroke-width="0.106cm" svg:stroke-color="#000000" draw:marker-start-width="0.359cm" draw:marker-end-width="0.359cm" draw:fill-color="#f7d1d5" draw:textarea-horizontal-align="justify" draw:textarea-vertical-align="middle" draw:auto-grow-height="false" fo:min-height="0.319cm" fo:min-width="0.069cm" fo:padding-top="0.178cm" fo:padding-bottom="0.178cm" fo:padding-left="0.303cm" fo:padding-right="0.303cm" fo:wrap-option="no-wrap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width="0.212cm" svg:stroke-color="#158466" draw:marker-start-width="0.517cm" draw:marker-end-width="0.517cm" draw:fill="none" draw:textarea-vertical-align="middle" fo:padding-top="0.23cm" fo:padding-bottom="0.23cm" fo:padding-left="0.355cm" fo:padding-right="0.355cm" loext:decorative="false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dee7e5" draw:textarea-horizontal-align="justify" draw:textarea-vertical-align="middle" draw:auto-grow-height="false" fo:min-height="0.319cm" fo:min-width="0.069cm" fo:padding-top="0.178cm" fo:padding-bottom="0.178cm" fo:padding-left="0.303cm" fo:padding-right="0.303cm" fo:wrap-option="no-wrap" style:writing-mode="lr-tb" loext:decorative="false"/>
      <style:paragraph-properties style:writing-mode="lr-tb"/>
    </style:style>
    <style:style style:name="gr14" style:family="graphic" style:parent-style-name="standard">
      <style:graphic-properties svg:stroke-width="0.053cm" svg:stroke-color="#158466" draw:marker-start-width="0.279cm" draw:marker-end-width="0.279cm" draw:fill-color="#b4c7dc" draw:textarea-horizontal-align="justify" draw:textarea-vertical-align="middle" draw:auto-grow-height="false" fo:min-height="1.485cm" fo:min-width="6.615cm" fo:padding-top="0.051cm" fo:padding-bottom="0.051cm" fo:padding-left="0.026cm" fo:padding-right="0.026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width="0.212cm" svg:stroke-color="#ff8000" draw:marker-start-width="0.517cm" draw:marker-end-width="0.517cm" draw:fill="none" draw:textarea-vertical-align="middle" fo:padding-top="0.23cm" fo:padding-bottom="0.23cm" fo:padding-left="0.355cm" fo:padding-right="0.355cm" loext:decorative="false"/>
    </style:style>
    <style:style style:name="gr16" style:family="graphic" style:parent-style-name="standard">
      <style:graphic-properties svg:stroke-width="0.106cm" svg:stroke-color="#000000" draw:marker-start-width="0.359cm" draw:marker-end-width="0.359cm" draw:fill-color="#ffdbb6" draw:textarea-horizontal-align="justify" draw:textarea-vertical-align="middle" draw:auto-grow-height="false" fo:min-height="0.319cm" fo:min-width="0.069cm" fo:padding-top="0.178cm" fo:padding-bottom="0.178cm" fo:padding-left="0.303cm" fo:padding-right="0.303cm" fo:wrap-option="no-wrap" style:writing-mode="lr-tb" loext:decorative="false"/>
      <style:paragraph-properties style:writing-mode="lr-tb"/>
    </style:style>
    <style:style style:name="gr17" style:family="graphic" style:parent-style-name="standard">
      <style:graphic-properties svg:stroke-width="0.053cm" svg:stroke-color="#ff4000" draw:marker-start-width="0.279cm" draw:marker-end-width="0.279cm" draw:fill-color="#b4c7dc" draw:textarea-horizontal-align="justify" draw:textarea-vertical-align="middle" draw:auto-grow-height="false" fo:min-height="1.485cm" fo:min-width="6.615cm" fo:padding-top="0.051cm" fo:padding-bottom="0.051cm" fo:padding-left="0.026cm" fo:padding-right="0.026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width="0.212cm" svg:stroke-color="#55308d" draw:marker-start-width="0.517cm" draw:marker-end-width="0.517cm" draw:fill="none" draw:textarea-vertical-align="middle" fo:padding-top="0.23cm" fo:padding-bottom="0.23cm" fo:padding-left="0.355cm" fo:padding-right="0.355cm" loext:decorative="false"/>
    </style:style>
    <style:style style:name="gr19" style:family="graphic" style:parent-style-name="standard">
      <style:graphic-properties svg:stroke-width="0.106cm" svg:stroke-color="#000000" draw:marker-start-width="0.359cm" draw:marker-end-width="0.359cm" draw:fill-color="#b7b3ca" draw:textarea-horizontal-align="justify" draw:textarea-vertical-align="middle" draw:auto-grow-height="false" fo:min-height="0.319cm" fo:min-width="0.069cm" fo:padding-top="0.178cm" fo:padding-bottom="0.178cm" fo:padding-left="0.303cm" fo:padding-right="0.303cm" fo:wrap-option="no-wrap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053cm" svg:stroke-color="#55308d" draw:marker-start-width="0.279cm" draw:marker-end-width="0.279cm" draw:fill-color="#b4c7dc" draw:textarea-horizontal-align="justify" draw:textarea-vertical-align="middle" draw:auto-grow-height="false" fo:min-height="1.485cm" fo:min-width="6.615cm" fo:padding-top="0.051cm" fo:padding-bottom="0.051cm" fo:padding-left="0.026cm" fo:padding-right="0.026cm" style:writing-mode="lr-tb" loext:decorative="false"/>
      <style:paragraph-properties style:writing-mode="lr-tb"/>
    </style:style>
    <style:style style:name="gr21" style:family="graphic" style:parent-style-name="objectwithoutfill">
      <style:graphic-properties svg:stroke-width="0.106cm" svg:stroke-color="#158466" draw:marker-start-width="0.357cm" draw:marker-end-width="0.357cm" draw:fill="none" draw:textarea-vertical-align="middle" fo:padding-top="0.176cm" fo:padding-bottom="0.176cm" fo:padding-left="0.301cm" fo:padding-right="0.301cm" loext:decorative="false"/>
    </style:style>
    <style:style style:name="gr22" style:family="graphic" style:parent-style-name="objectwithoutfill">
      <style:graphic-properties svg:stroke-width="0.106cm" svg:stroke-color="#ff8000" draw:marker-start-width="0.357cm" draw:marker-end-width="0.357cm" draw:fill="none" draw:textarea-vertical-align="middle" fo:padding-top="0.176cm" fo:padding-bottom="0.176cm" fo:padding-left="0.301cm" fo:padding-right="0.301cm" loext:decorative="false"/>
    </style:style>
    <style:style style:name="gr23" style:family="graphic" style:parent-style-name="objectwithoutfill">
      <style:graphic-properties svg:stroke-width="0.106cm" svg:stroke-color="#55308d" draw:marker-start-width="0.357cm" draw:marker-end-width="0.357cm" draw:fill="none" draw:textarea-vertical-align="middle" fo:padding-top="0.176cm" fo:padding-bottom="0.176cm" fo:padding-left="0.301cm" fo:padding-right="0.301cm" loext:decorative="false"/>
    </style:style>
    <style:style style:name="gr24" style:family="graphic" style:parent-style-name="objectwithoutfill">
      <style:graphic-properties svg:stroke-width="0.813cm" svg:stroke-color="#b2b2b2" draw:marker-start-width="1.422cm" draw:marker-end-width="1.422cm" draw:fill="none" fo:padding-top="0.431cm" fo:padding-bottom="0.431cm" fo:padding-left="0.406cm" fo:padding-right="0.406cm" loext:decorative="false"/>
    </style:style>
    <style:style style:name="gr25" style:family="graphic" style:parent-style-name="objectwithoutfill">
      <style:graphic-properties svg:stroke-width="0.053cm" svg:stroke-color="#00a933" draw:marker-start-width="0.279cm" draw:marker-end="Arrowheads_20_1" draw:marker-end-width="0.379cm" draw:fill="none" fo:padding-top="0.051cm" fo:padding-bottom="0.051cm" fo:padding-left="0.026cm" fo:padding-right="0.026cm" loext:decorative="false"/>
    </style:style>
    <style:style style:name="gr2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27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0.319cm" fo:min-width="0.069cm" fo:padding-top="0.143cm" fo:padding-bottom="0.143cm" fo:padding-left="0.268cm" fo:padding-right="0.268cm" fo:wrap-option="no-wrap" style:writing-mode="lr-tb" loext:decorative="false"/>
      <style:paragraph-properties style:writing-mode="lr-tb"/>
    </style:style>
    <style:style style:name="gr28" style:family="graphic" style:parent-style-name="standard">
      <style:graphic-properties svg:stroke-width="0.053cm" svg:stroke-color="#00a933" draw:marker-start-width="0.279cm" draw:marker-end-width="0.279cm" draw:fill-color="#afd095" draw:textarea-horizontal-align="justify" draw:textarea-vertical-align="middle" draw:auto-grow-height="false" fo:min-height="0.585cm" fo:min-width="0.635cm" fo:padding-top="0.051cm" fo:padding-bottom="0.051cm" fo:padding-left="0.026cm" fo:padding-right="0.026cm" style:writing-mode="lr-tb" loext:decorative="false"/>
      <style:paragraph-properties style:writing-mode="lr-tb"/>
    </style:style>
    <style:style style:name="gr29" style:family="graphic" style:parent-style-name="standard">
      <style:graphic-properties svg:stroke-width="0.053cm" svg:stroke-color="#00a933" draw:marker-start-width="0.279cm" draw:marker-end-width="0.279cm" draw:fill-color="#afd095" draw:textarea-horizontal-align="justify" draw:textarea-vertical-align="middle" draw:auto-grow-height="false" fo:min-height="0.533cm" fo:min-width="0.583cm" fo:padding-top="0.051cm" fo:padding-bottom="0.051cm" fo:padding-left="0.026cm" fo:padding-right="0.026cm" style:writing-mode="lr-tb" loext:decorative="false"/>
      <style:paragraph-properties style:writing-mode="lr-tb"/>
    </style:style>
    <style:style style:name="gr30" style:family="graphic" style:parent-style-name="standard">
      <style:graphic-properties svg:stroke-width="0.053cm" svg:stroke-color="#00a933" draw:marker-start-width="0.279cm" draw:marker-end-width="0.279cm" draw:fill-color="#afd095" draw:textarea-horizontal-align="justify" draw:textarea-vertical-align="middle" draw:auto-grow-height="false" fo:min-height="1.168cm" fo:min-width="7.885cm" fo:padding-top="0.051cm" fo:padding-bottom="0.051cm" fo:padding-left="0.026cm" fo:padding-right="0.026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1.061cm" fo:min-width="0.811cm" fo:padding-top="0.143cm" fo:padding-bottom="0.143cm" fo:padding-left="0.268cm" fo:padding-right="0.268cm" fo:wrap-option="no-wrap" style:writing-mode="lr-tb" loext:decorative="false"/>
      <style:paragraph-properties style:writing-mode="lr-tb"/>
    </style:style>
    <style:style style:name="gr32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0.389cm" fo:min-width="0.139cm" fo:padding-top="0.143cm" fo:padding-bottom="0.143cm" fo:padding-left="0.268cm" fo:padding-right="0.268cm" fo:wrap-option="no-wrap" style:writing-mode="lr-tb" loext:decorative="false"/>
      <style:paragraph-properties style:writing-mode="lr-tb"/>
    </style:style>
    <style:style style:name="gr33" style:family="graphic" style:parent-style-name="standard">
      <style:graphic-properties svg:stroke-width="0.053cm" svg:stroke-color="#00a933" draw:marker-start-width="0.279cm" draw:marker-end-width="0.279cm" draw:fill-color="#afd095" draw:textarea-horizontal-align="justify" draw:textarea-vertical-align="middle" draw:auto-grow-height="false" fo:min-height="1.168cm" fo:min-width="13.918cm" fo:padding-top="0.051cm" fo:padding-bottom="0.051cm" fo:padding-left="0.026cm" fo:padding-right="0.026cm" style:writing-mode="lr-tb" loext:decorative="false"/>
      <style:paragraph-properties style:writing-mode="lr-tb"/>
    </style:style>
    <style:style style:name="gr34" style:family="graphic" style:parent-style-name="objectwithoutfill">
      <style:graphic-properties svg:stroke-width="0.051cm" svg:stroke-color="#000000" draw:marker-start-width="0.076cm" draw:marker-end-width="0.076cm" draw:fill="none" draw:textarea-vertical-align="middle" fo:padding-top="0.15cm" fo:padding-bottom="0.15cm" fo:padding-left="0.275cm" fo:padding-right="0.275cm" loext:decorative="false"/>
    </style:style>
    <style:style style:name="gr35" style:family="graphic" style:parent-style-name="standard">
      <style:graphic-properties svg:stroke-width="0.051cm" svg:stroke-color="#000000" draw:marker-start-width="0.076cm" draw:marker-end-width="0.076cm" draw:fill-color="#ffffff" draw:textarea-horizontal-align="justify" draw:textarea-vertical-align="middle" draw:auto-grow-height="false" fo:min-height="0.389cm" fo:min-width="0.139cm" fo:padding-top="0.151cm" fo:padding-bottom="0.151cm" fo:padding-left="0.276cm" fo:padding-right="0.276cm" fo:wrap-option="no-wrap" style:writing-mode="lr-tb" loext:decorative="false"/>
      <style:paragraph-properties style:writing-mode="lr-tb"/>
    </style:style>
    <style:style style:name="gr36" style:family="graphic" style:parent-style-name="standard">
      <style:graphic-properties svg:stroke-width="0.051cm" svg:stroke-color="#000000" draw:marker-start-width="0.076cm" draw:marker-end-width="0.076cm" draw:fill-color="#ffffff" draw:textarea-horizontal-align="justify" draw:textarea-vertical-align="middle" draw:auto-grow-height="false" fo:min-height="0.319cm" fo:min-width="0.069cm" fo:padding-top="0.151cm" fo:padding-bottom="0.151cm" fo:padding-left="0.276cm" fo:padding-right="0.276cm" fo:wrap-option="no-wrap" style:writing-mode="lr-tb" loext:decorative="false"/>
      <style:paragraph-properties style:writing-mode="lr-tb"/>
    </style:style>
    <style:style style:name="gr37" style:family="graphic" style:parent-style-name="standard">
      <style:graphic-properties svg:stroke-width="0.051cm" svg:stroke-color="#000000" draw:marker-start-width="0.076cm" draw:marker-end-width="0.076cm" draw:fill-color="#ffffff" draw:textarea-horizontal-align="justify" draw:textarea-vertical-align="middle" draw:auto-grow-height="false" fo:min-height="0.373cm" fo:min-width="0.123cm" fo:padding-top="0.151cm" fo:padding-bottom="0.151cm" fo:padding-left="0.276cm" fo:padding-right="0.276cm" fo:wrap-option="no-wrap" style:writing-mode="lr-tb" loext:decorative="false"/>
      <style:paragraph-properties style:writing-mode="lr-tb"/>
    </style:style>
    <style:style style:name="gr38" style:family="graphic" style:parent-style-name="standard">
      <style:graphic-properties svg:stroke-width="0.053cm" svg:stroke-color="#00a933" draw:marker-start-width="0.279cm" draw:marker-end-width="0.279cm" draw:fill-color="#afd095" draw:textarea-horizontal-align="justify" draw:textarea-vertical-align="middle" draw:auto-grow-height="false" fo:min-height="0.216cm" fo:min-width="0.583cm" fo:padding-top="0.051cm" fo:padding-bottom="0.051cm" fo:padding-left="0.026cm" fo:padding-right="0.026cm" style:writing-mode="lr-tb" loext:decorative="false"/>
      <style:paragraph-properties style:writing-mode="lr-tb"/>
    </style:style>
    <style:style style:name="gr39" style:family="graphic" style:parent-style-name="standard">
      <style:graphic-properties svg:stroke-width="0.053cm" svg:stroke-color="#00a933" draw:marker-start-width="0.279cm" draw:marker-end-width="0.279cm" draw:fill-color="#afd095" draw:textarea-horizontal-align="justify" draw:textarea-vertical-align="middle" draw:auto-grow-height="false" fo:min-height="0.215cm" fo:min-width="0.583cm" fo:padding-top="0.051cm" fo:padding-bottom="0.051cm" fo:padding-left="0.026cm" fo:padding-right="0.026cm" style:writing-mode="lr-tb" loext:decorative="false"/>
      <style:paragraph-properties style:writing-mode="lr-tb"/>
    </style:style>
    <style:style style:name="gr40" style:family="graphic" style:parent-style-name="standard">
      <style:graphic-properties svg:stroke-width="0.053cm" draw:marker-start-width="0.279cm" draw:marker-end-width="0.279cm" draw:fill-color="#b4c7dc" draw:textarea-horizontal-align="justify" draw:textarea-vertical-align="middle" draw:auto-grow-height="false" fo:min-height="1.485cm" fo:min-width="5.88cm" fo:padding-top="0.051cm" fo:padding-bottom="0.051cm" fo:padding-left="0.026cm" fo:padding-right="0.026cm" style:writing-mode="lr-tb" loext:decorative="false"/>
      <style:paragraph-properties style:writing-mode="lr-tb"/>
    </style:style>
    <style:style style:name="gr41" style:family="graphic" style:parent-style-name="objectwithoutfill">
      <style:graphic-properties svg:stroke-width="0.203cm" svg:stroke-color="#00a933" draw:marker-start-width="0.508cm" draw:marker-end="Arrowheads_20_1" draw:marker-end-width="0.61cm" draw:fill="none" fo:padding-top="0.126cm" fo:padding-bottom="0.126cm" fo:padding-left="0.101cm" fo:padding-right="0.101cm" loext:decorative="false"/>
    </style:style>
    <style:style style:name="gr42" style:family="graphic" style:parent-style-name="standard">
      <style:graphic-properties svg:stroke-width="0.053cm" svg:stroke-color="#00a933" draw:marker-start-width="0.279cm" draw:marker-end-width="0.279cm" draw:fill="solid" draw:fill-color="#afd095" draw:opacity="90%" draw:textarea-horizontal-align="justify" draw:textarea-vertical-align="middle" draw:auto-grow-height="false" fo:min-height="1.485cm" fo:min-width="7.785cm" fo:padding-top="0.051cm" fo:padding-bottom="0.051cm" fo:padding-left="0.026cm" fo:padding-right="0.026cm" style:writing-mode="lr-tb" loext:decorative="false"/>
      <style:paragraph-properties style:writing-mode="lr-tb"/>
    </style:style>
    <style:style style:name="gr43" style:family="graphic" style:parent-style-name="objectwithoutfill">
      <style:graphic-properties svg:stroke-width="0.106cm" svg:stroke-color="#000000" draw:marker-start-width="0.158cm" draw:marker-end-width="0.158cm" draw:fill="none" draw:textarea-vertical-align="middle" fo:padding-top="0.177cm" fo:padding-bottom="0.177cm" fo:padding-left="0.302cm" fo:padding-right="0.302cm" loext:decorative="false"/>
    </style:style>
    <style:style style:name="gr4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188cm" fo:min-width="0.397cm" fo:padding-top="0.065cm" fo:padding-bottom="0.065cm" fo:padding-left="0.04cm" fo:padding-right="0.04cm" style:writing-mode="lr-tb" loext:decorative="false"/>
      <style:paragraph-properties style:writing-mode="lr-tb"/>
    </style:style>
    <style:style style:name="gr45" style:family="graphic" style:parent-style-name="objectwithoutfill">
      <style:graphic-properties svg:stroke-width="0.051cm" svg:stroke-color="#00a933" draw:marker-start-width="0.279cm" draw:marker-end="Arrowheads_20_1" draw:marker-end-width="0.381cm" draw:fill="none" fo:padding-top="0.05cm" fo:padding-bottom="0.05cm" fo:padding-left="0.025cm" fo:padding-right="0.025cm" loext:decorative="false"/>
    </style:style>
    <style:style style:name="gr46" style:family="graphic" style:parent-style-name="objectwithoutfill">
      <style:graphic-properties draw:stroke="dash" draw:stroke-dash="Dot_20__28_Rounded_29_" svg:stroke-width="0.051cm" svg:stroke-color="#00a933" draw:marker-start-width="0.279cm" draw:marker-end="Arrowheads_20_1" draw:marker-end-width="0.381cm" svg:stroke-linecap="round" draw:fill="none" fo:padding-top="0.05cm" fo:padding-bottom="0.05cm" fo:padding-left="0.025cm" fo:padding-right="0.025cm" loext:decorative="false"/>
    </style:style>
    <style:style style:name="gr47" style:family="graphic" style:parent-style-name="objectwithoutfill">
      <style:graphic-properties svg:stroke-width="0.203cm" svg:stroke-color="#00a933" draw:marker-start-width="0.584cm" draw:marker-end="Arrowheads_20_1" draw:marker-end-width="0.66cm" draw:fill="none" fo:padding-top="0.126cm" fo:padding-bottom="0.126cm" fo:padding-left="0.101cm" fo:padding-right="0.101cm" loext:decorative="false"/>
    </style:style>
    <style:style style:name="gr48" style:family="graphic" style:parent-style-name="objectwithoutfill">
      <style:graphic-properties svg:stroke-width="0.102cm" svg:stroke-color="#000000" draw:marker-start-width="0.152cm" draw:marker-end-width="0.152cm" draw:fill="none" draw:textarea-vertical-align="middle" fo:padding-top="0.175cm" fo:padding-bottom="0.175cm" fo:padding-left="0.3cm" fo:padding-right="0.3cm" loext:decorative="false"/>
    </style:style>
    <style:style style:name="gr49" style:family="graphic" style:parent-style-name="objectwithoutfill">
      <style:graphic-properties draw:stroke="dash" draw:stroke-dash="Dot" svg:stroke-width="0.051cm" svg:stroke-color="#00a933" draw:marker-start-width="0.279cm" draw:marker-end="Arrowheads_20_1" draw:marker-end-width="0.381cm" svg:stroke-linecap="butt" draw:fill="none" fo:padding-top="0.05cm" fo:padding-bottom="0.05cm" fo:padding-left="0.025cm" fo:padding-right="0.025cm" loext:decorative="false"/>
    </style:style>
    <style:style style:name="gr50" style:family="graphic" style:parent-style-name="objectwithoutfill">
      <style:graphic-properties svg:stroke-width="0.051cm" svg:stroke-color="#00a933" draw:marker-start-width="0.356cm" draw:marker-end="Arrowheads_20_1" draw:marker-end-width="0.432cm" draw:fill="none" fo:padding-top="0.05cm" fo:padding-bottom="0.05cm" fo:padding-left="0.025cm" fo:padding-right="0.025cm" loext:decorative="false"/>
    </style:style>
    <style:style style:name="gr51" style:family="graphic" style:parent-style-name="objectwithoutfill">
      <style:graphic-properties draw:stroke="dash" draw:stroke-dash="Dot" svg:stroke-width="0.051cm" svg:stroke-color="#00a933" draw:marker-start-width="0.356cm" draw:marker-end="Arrowheads_20_1" draw:marker-end-width="0.432cm" svg:stroke-linecap="butt" draw:fill="none" fo:padding-top="0.05cm" fo:padding-bottom="0.05cm" fo:padding-left="0.025cm" fo:padding-right="0.025cm" loext:decorative="false"/>
    </style:style>
    <style:style style:name="gr52" style:family="graphic" style:parent-style-name="objectwithoutfill">
      <style:graphic-properties svg:stroke-width="0.203cm" svg:stroke-color="#00a933" draw:marker-start-width="0.305cm" draw:marker-end="Arrowheads_20_1" draw:marker-end-width="0.66cm" draw:fill="none" fo:padding-top="0.126cm" fo:padding-bottom="0.126cm" fo:padding-left="0.101cm" fo:padding-right="0.101cm" loext:decorative="false"/>
    </style:style>
    <style:style style:name="gr53" style:family="graphic" style:parent-style-name="objectwithoutfill">
      <style:graphic-properties draw:stroke="dash" draw:stroke-dash="Dot" svg:stroke-width="0.051cm" svg:stroke-color="#00a933" draw:marker-start-width="0.076cm" draw:marker-end="Arrowheads_20_1" draw:marker-end-width="0.432cm" draw:fill="none" fo:padding-top="0.05cm" fo:padding-bottom="0.05cm" fo:padding-left="0.025cm" fo:padding-right="0.025cm" loext:decorative="false"/>
    </style:style>
    <style:style style:name="gr54" style:family="graphic" style:parent-style-name="objectwithoutfill">
      <style:graphic-properties svg:stroke-width="0.051cm" svg:stroke-color="#00a933" draw:marker-start-width="0.076cm" draw:marker-end="Arrowheads_20_1" draw:marker-end-width="0.432cm" draw:fill="none" fo:padding-top="0.05cm" fo:padding-bottom="0.05cm" fo:padding-left="0.025cm" fo:padding-right="0.025cm" loext:decorative="false"/>
    </style:style>
    <style:style style:name="gr55" style:family="graphic" style:parent-style-name="objectwithoutfill">
      <style:graphic-properties svg:stroke-width="0.203cm" svg:stroke-color="#00a933" draw:marker-start-width="0.508cm" draw:marker-end="Arrowheads_20_1" draw:marker-end-width="0.66cm" draw:fill="none" fo:padding-top="0.126cm" fo:padding-bottom="0.126cm" fo:padding-left="0.101cm" fo:padding-right="0.101cm" loext:decorative="false"/>
    </style:style>
    <style:style style:name="gr56" style:family="graphic" style:parent-style-name="objectwithoutfill">
      <style:graphic-properties svg:stroke-width="0.051cm" svg:stroke-color="#00a933" draw:marker-start-width="0.279cm" draw:marker-end="Arrowheads_20_1" draw:marker-end-width="0.432cm" draw:fill="none" fo:padding-top="0.05cm" fo:padding-bottom="0.05cm" fo:padding-left="0.025cm" fo:padding-right="0.025cm" loext:decorative="false"/>
    </style:style>
    <style:style style:name="gr57" style:family="graphic" style:parent-style-name="objectwithoutfill">
      <style:graphic-properties draw:stroke="dash" draw:stroke-dash="Dot" svg:stroke-width="0.051cm" svg:stroke-color="#00a933" draw:marker-start-width="0.279cm" draw:marker-end="Arrowheads_20_1" draw:marker-end-width="0.432cm" draw:fill="none" fo:padding-top="0.05cm" fo:padding-bottom="0.05cm" fo:padding-left="0.025cm" fo:padding-right="0.025cm" loext:decorative="false"/>
    </style:style>
    <style:style style:name="gr58" style:family="graphic" style:parent-style-name="objectwithoutfill">
      <style:graphic-properties draw:stroke="dash" draw:stroke-dash="Dot" svg:stroke-width="0.051cm" svg:stroke-color="#00a933" draw:marker-start-width="0.356cm" draw:marker-end="Arrowheads_20_1" draw:marker-end-width="0.432cm" draw:fill="none" fo:padding-top="0.05cm" fo:padding-bottom="0.05cm" fo:padding-left="0.025cm" fo:padding-right="0.025cm" loext:decorative="false"/>
    </style:style>
    <style:style style:name="gr59" style:family="graphic" style:parent-style-name="objectwithoutfill">
      <style:graphic-properties draw:stroke="solid" draw:stroke-dash="Dot_20__28_Rounded_29_" svg:stroke-width="0.051cm" svg:stroke-color="#00a933" draw:marker-start-width="0.279cm" draw:marker-end="Arrowheads_20_1" draw:marker-end-width="0.381cm" svg:stroke-linecap="round" draw:fill="none" fo:padding-top="0.05cm" fo:padding-bottom="0.05cm" fo:padding-left="0.025cm" fo:padding-right="0.025cm" loext:decorative="false"/>
    </style:style>
    <style:style style:name="gr60" style:family="graphic" style:parent-style-name="objectwithoutfill">
      <style:graphic-properties svg:stroke-width="0.254cm" svg:stroke-color="#ff972f" draw:marker-start-width="0.584cm" draw:marker-end="Arrowheads_20_1" draw:marker-end-width="0.686cm" draw:fill="none" fo:padding-top="0.151cm" fo:padding-bottom="0.151cm" fo:padding-left="0.126cm" fo:padding-right="0.126cm" loext:decorative="false"/>
    </style:style>
    <style:style style:name="gr61" style:family="graphic" style:parent-style-name="objectwithoutfill">
      <style:graphic-properties svg:stroke-width="0.212cm" svg:stroke-color="#2a6099" draw:marker-start-width="0.517cm" draw:marker-end-width="0.517cm" draw:fill="none" draw:textarea-vertical-align="middle" fo:padding-top="0.23cm" fo:padding-bottom="0.23cm" fo:padding-left="0.355cm" fo:padding-right="0.355cm" loext:decorative="false"/>
    </style:style>
    <style:style style:name="gr62" style:family="graphic" style:parent-style-name="objectwithoutfill">
      <style:graphic-properties svg:stroke-width="0.212cm" svg:stroke-color="#000000" draw:marker-start-width="0.517cm" draw:marker-end-width="0.517cm" draw:fill="none" draw:textarea-vertical-align="middle" fo:padding-top="0.23cm" fo:padding-bottom="0.23cm" fo:padding-left="0.355cm" fo:padding-right="0.355cm" loext:decorative="false"/>
    </style:style>
    <style:style style:name="gr63" style:family="graphic" style:parent-style-name="standard">
      <style:graphic-properties svg:stroke-width="0.106cm" svg:stroke-color="#000000" draw:marker-start-width="0.359cm" draw:marker-end-width="0.359cm" draw:fill="solid" draw:fill-color="#ec9ba4" draw:textarea-horizontal-align="justify" draw:textarea-vertical-align="middle" draw:auto-grow-height="false" fo:min-height="0.534cm" fo:min-width="0.302cm" fo:padding-top="0.178cm" fo:padding-bottom="0.178cm" fo:padding-left="0.303cm" fo:padding-right="0.303cm" fo:wrap-option="no-wrap" style:writing-mode="lr-tb" loext:decorative="false"/>
      <style:paragraph-properties style:writing-mode="lr-tb"/>
    </style:style>
    <style:style style:name="gr64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0.319cm" fo:min-width="0.069cm" fo:padding-top="0.178cm" fo:padding-bottom="0.178cm" fo:padding-left="0.303cm" fo:padding-right="0.303cm" fo:wrap-option="no-wrap" style:writing-mode="lr-tb" loext:decorative="false"/>
      <style:paragraph-properties style:writing-mode="lr-tb"/>
    </style:style>
    <style:style style:name="gr65" style:family="graphic" style:parent-style-name="standard">
      <style:graphic-properties svg:stroke-width="0.106cm" svg:stroke-color="#000000" draw:marker-start-width="0.359cm" draw:marker-end-width="0.359cm" draw:fill="solid" draw:fill-color="#ec9ba4" draw:textarea-horizontal-align="justify" draw:textarea-vertical-align="middle" draw:auto-grow-height="false" fo:min-height="0.542cm" fo:min-width="0.293cm" fo:padding-top="0.178cm" fo:padding-bottom="0.178cm" fo:padding-left="0.303cm" fo:padding-right="0.303cm" fo:wrap-option="no-wrap" style:writing-mode="lr-tb" loext:decorative="false"/>
      <style:paragraph-properties style:writing-mode="lr-tb"/>
    </style:style>
    <style:style style:name="gr66" style:family="graphic" style:parent-style-name="standard">
      <style:graphic-properties svg:stroke-width="0.106cm" svg:stroke-color="#000000" draw:marker-start-width="0.359cm" draw:marker-end-width="0.359cm" draw:fill="solid" draw:fill-color="#ec9ba4" draw:textarea-horizontal-align="justify" draw:textarea-vertical-align="middle" draw:auto-grow-height="false" fo:min-height="0.533cm" fo:min-width="0.301cm" fo:padding-top="0.178cm" fo:padding-bottom="0.178cm" fo:padding-left="0.303cm" fo:padding-right="0.303cm" fo:wrap-option="no-wrap" style:writing-mode="lr-tb" loext:decorative="false"/>
      <style:paragraph-properties style:writing-mode="lr-tb"/>
    </style:style>
    <style:style style:name="gr67" style:family="graphic" style:parent-style-name="standard">
      <style:graphic-properties svg:stroke-width="0.106cm" svg:stroke-color="#000000" draw:marker-start-width="0.359cm" draw:marker-end-width="0.359cm" draw:fill="solid" draw:fill-color="#ec9ba4" draw:textarea-horizontal-align="justify" draw:textarea-vertical-align="middle" draw:auto-grow-height="false" fo:min-height="0.534cm" fo:min-width="0.301cm" fo:padding-top="0.178cm" fo:padding-bottom="0.178cm" fo:padding-left="0.303cm" fo:padding-right="0.303cm" fo:wrap-option="no-wrap" style:writing-mode="lr-tb" loext:decorative="false"/>
      <style:paragraph-properties style:writing-mode="lr-tb"/>
    </style:style>
    <style:style style:name="gr68" style:family="graphic" style:parent-style-name="objectwithoutfill">
      <style:graphic-properties svg:stroke-width="0.053cm" svg:stroke-color="#000000" draw:marker-start-width="0.28cm" draw:marker-end="Arrowheads_20_7" draw:marker-end-width="0.38cm" draw:fill="none" fo:padding-top="0.052cm" fo:padding-bottom="0.052cm" fo:padding-left="0.027cm" fo:padding-right="0.027cm" loext:decorative="false"/>
    </style:style>
    <style:style style:name="gr6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615cm" fo:min-width="0.665cm" style:writing-mode="lr-tb" loext:decorative="false"/>
      <style:paragraph-properties style:writing-mode="lr-tb"/>
    </style:style>
    <style:style style:name="gr70" style:family="graphic" style:parent-style-name="objectwithoutfill">
      <style:graphic-properties draw:stroke="dash" draw:stroke-dash="Dash_20__28_Rounded_29_" svg:stroke-width="0.106cm" svg:stroke-color="#ff0000" draw:marker-start-width="0.359cm" draw:marker-end-width="0.359cm" svg:stroke-linecap="round" draw:fill="none" fo:padding-top="0.078cm" fo:padding-bottom="0.078cm" fo:padding-left="0.053cm" fo:padding-right="0.053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000000"/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color="#2a6099" loext:opacity="100%" fo:font-weight="bold" style:font-weight-asian="bold" style:font-weight-complex="bold"/>
    </style:style>
    <style:style style:name="P8" style:family="paragraph">
      <loext:graphic-properties draw:fill-color="#b4c7dc"/>
      <style:paragraph-properties fo:text-align="center" style:writing-mode="lr-tb"/>
      <style:text-properties fo:color="#2a6099" loext:opacity="100%" fo:font-weight="bold" style:font-weight-asian="bold" style:font-weight-complex="bold"/>
    </style:style>
    <style:style style:name="P9" style:family="paragraph">
      <loext:graphic-properties draw:fill-color="#f7d1d5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="solid" draw:fill-color="#000000"/>
      <style:paragraph-properties fo:text-align="center" style:writing-mode="lr-tb"/>
      <style:text-properties fo:font-size="18pt"/>
    </style:style>
    <style:style style:name="P12" style:family="paragraph">
      <loext:graphic-properties draw:fill-color="#dee7e5"/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style:paragraph-properties fo:text-align="center"/>
      <style:text-properties fo:color="#158466" loext:opacity="100%" fo:font-weight="bold" style:font-weight-asian="bold" style:font-weight-complex="bold"/>
    </style:style>
    <style:style style:name="P14" style:family="paragraph">
      <loext:graphic-properties draw:fill-color="#b4c7dc"/>
      <style:paragraph-properties fo:text-align="center" style:writing-mode="lr-tb"/>
      <style:text-properties fo:color="#158466" loext:opacity="100%" fo:font-weight="bold" style:font-weight-asian="bold" style:font-weight-complex="bold"/>
    </style:style>
    <style:style style:name="P15" style:family="paragraph">
      <loext:graphic-properties draw:fill-color="#ffdbb6"/>
      <style:paragraph-properties fo:text-align="center" style:writing-mode="lr-tb"/>
      <style:text-properties fo:font-size="12pt" style:font-size-asian="12pt" style:font-size-complex="12pt"/>
    </style:style>
    <style:style style:name="P16" style:family="paragraph">
      <style:paragraph-properties fo:text-align="center"/>
      <style:text-properties fo:color="#ff4000" loext:opacity="100%" fo:font-weight="bold" style:font-weight-asian="bold" style:font-weight-complex="bold"/>
    </style:style>
    <style:style style:name="P17" style:family="paragraph">
      <loext:graphic-properties draw:fill-color="#b4c7dc"/>
      <style:paragraph-properties fo:text-align="center" style:writing-mode="lr-tb"/>
      <style:text-properties fo:color="#ff4000" loext:opacity="100%" fo:font-weight="bold" style:font-weight-asian="bold" style:font-weight-complex="bold"/>
    </style:style>
    <style:style style:name="P18" style:family="paragraph">
      <loext:graphic-properties draw:fill-color="#b7b3ca"/>
      <style:paragraph-properties fo:text-align="center" style:writing-mode="lr-tb"/>
      <style:text-properties fo:font-size="12pt" style:font-size-asian="12pt" style:font-size-complex="12pt"/>
    </style:style>
    <style:style style:name="P19" style:family="paragraph">
      <style:paragraph-properties fo:text-align="center"/>
      <style:text-properties fo:color="#55308d" loext:opacity="100%" fo:font-weight="bold" style:font-weight-asian="bold" style:font-weight-complex="bold"/>
    </style:style>
    <style:style style:name="P20" style:family="paragraph">
      <loext:graphic-properties draw:fill-color="#b4c7dc"/>
      <style:paragraph-properties fo:text-align="center" style:writing-mode="lr-tb"/>
      <style:text-properties fo:color="#55308d" loext:opacity="100%" fo:font-weight="bold" style:font-weight-asian="bold" style:font-weight-complex="bold"/>
    </style:style>
    <style:style style:name="P21" style:family="paragraph">
      <style:paragraph-properties fo:text-align="center"/>
      <style:text-properties fo:color="#224b12" loext:opacity="100%" fo:font-size="8pt" style:font-size-asian="8pt" style:font-size-complex="8pt"/>
    </style:style>
    <style:style style:name="P22" style:family="paragraph">
      <loext:graphic-properties draw:fill-color="#afd095"/>
      <style:paragraph-properties fo:text-align="center" style:writing-mode="lr-tb"/>
      <style:text-properties fo:color="#224b12" loext:opacity="100%" fo:font-size="8pt" style:font-size-asian="8pt" style:font-size-complex="8pt"/>
    </style:style>
    <style:style style:name="P23" style:family="paragraph">
      <style:paragraph-properties fo:text-align="center"/>
      <style:text-properties fo:color="#224b12" loext:opacity="100%" fo:font-size="18pt" style:font-size-asian="18pt" style:font-size-complex="18pt"/>
    </style:style>
    <style:style style:name="P24" style:family="paragraph">
      <loext:graphic-properties draw:fill-color="#afd095"/>
      <style:paragraph-properties fo:text-align="center" style:writing-mode="lr-tb"/>
      <style:text-properties fo:color="#224b12" loext:opacity="100%" fo:font-size="18pt" style:font-size-asian="18pt" style:font-size-complex="18pt"/>
    </style:style>
    <style:style style:name="P25" style:family="paragraph">
      <style:paragraph-properties fo:text-align="center"/>
      <style:text-properties fo:color="#00a933" loext:opacity="100%" fo:font-weight="bold" style:font-weight-asian="bold" style:font-weight-complex="bold"/>
    </style:style>
    <style:style style:name="P26" style:family="paragraph">
      <loext:graphic-properties draw:fill="solid" draw:fill-color="#afd095" draw:opacity="90%"/>
      <style:paragraph-properties fo:text-align="center" style:writing-mode="lr-tb"/>
      <style:text-properties fo:color="#00a933" loext:opacity="100%" fo:font-weight="bold" style:font-weight-asian="bold" style:font-weight-complex="bold"/>
    </style:style>
    <style:style style:name="P27" style:family="paragraph">
      <style:paragraph-properties fo:text-align="center"/>
      <style:text-properties fo:font-size="10pt" style:font-size-asian="10pt" style:font-size-complex="10pt"/>
    </style:style>
    <style:style style:name="P28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29" style:family="paragraph">
      <style:paragraph-properties fo:text-align="center"/>
      <style:text-properties fo:font-size="10pt" style:font-size-asian="12pt" style:font-size-complex="12pt"/>
    </style:style>
    <style:style style:name="P30" style:family="paragraph">
      <loext:graphic-properties draw:fill-color="#ffffff"/>
      <style:paragraph-properties fo:text-align="center" style:writing-mode="lr-tb"/>
      <style:text-properties fo:font-size="10pt" style:font-size-asian="12pt" style:font-size-complex="12pt"/>
    </style:style>
    <style:style style:name="P31" style:family="paragraph">
      <style:paragraph-properties fo:text-align="center"/>
      <style:text-properties fo:font-size="12pt" fo:font-weight="bold" style:font-size-asian="12pt" style:font-size-complex="12pt"/>
    </style:style>
    <style:style style:name="P32" style:family="paragraph">
      <loext:graphic-properties draw:fill="solid" draw:fill-color="#ec9ba4"/>
      <style:paragraph-properties fo:text-align="center" style:writing-mode="lr-tb"/>
      <style:text-properties fo:font-size="22pt" fo:font-weight="bold" style:font-size-asian="22pt" style:font-size-complex="22pt"/>
    </style:style>
    <style:style style:name="P33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color="#2a6099" loext:opacity="100%" style:font-name="Liberation Sans" fo:font-weight="bold" style:font-name-asian="Liberation Sans" style:font-weight-asian="bold" style:font-name-complex="Liberation Sans" style:font-weight-complex="bold"/>
    </style:style>
    <style:style style:name="T4" style:family="text">
      <style:text-properties fo:color="#2a6099" loext:opacity="100%" style:font-name="Liberation Sans1" fo:font-weight="bold" style:font-name-asian="Liberation Sans" style:font-weight-asian="bold" style:font-name-complex="Liberation Sans" style:font-weight-complex="bold"/>
    </style:style>
    <style:style style:name="T5" style:family="text">
      <style:text-properties fo:font-size="18pt"/>
    </style:style>
    <style:style style:name="T6" style:family="text">
      <style:text-properties fo:color="#158466" loext:opacity="100%" fo:font-weight="bold" style:font-weight-asian="bold" style:font-weight-complex="bold"/>
    </style:style>
    <style:style style:name="T7" style:family="text">
      <style:text-properties fo:color="#158466" loext:opacity="100%" style:font-name="Liberation Sans" fo:font-weight="bold" style:font-name-asian="Liberation Sans" style:font-weight-asian="bold" style:font-name-complex="Liberation Sans" style:font-weight-complex="bold"/>
    </style:style>
    <style:style style:name="T8" style:family="text">
      <style:text-properties fo:color="#158466" loext:opacity="100%" style:font-name="Liberation Sans1" fo:font-weight="bold" style:font-name-asian="Liberation Sans" style:font-weight-asian="bold" style:font-name-complex="Liberation Sans" style:font-weight-complex="bold"/>
    </style:style>
    <style:style style:name="T9" style:family="text">
      <style:text-properties fo:color="#ff4000" loext:opacity="100%" fo:font-weight="bold" style:font-weight-asian="bold" style:font-weight-complex="bold"/>
    </style:style>
    <style:style style:name="T10" style:family="text">
      <style:text-properties fo:color="#ff4000" loext:opacity="100%" style:font-name="Liberation Sans" fo:font-weight="bold" style:font-name-asian="Liberation Sans" style:font-weight-asian="bold" style:font-name-complex="Liberation Sans" style:font-weight-complex="bold"/>
    </style:style>
    <style:style style:name="T11" style:family="text">
      <style:text-properties fo:color="#ff4000" loext:opacity="100%" style:font-name="Liberation Sans1" fo:font-weight="bold" style:font-name-asian="Liberation Sans" style:font-weight-asian="bold" style:font-name-complex="Liberation Sans" style:font-weight-complex="bold"/>
    </style:style>
    <style:style style:name="T12" style:family="text">
      <style:text-properties fo:color="#55308d" loext:opacity="100%" fo:font-weight="bold" style:font-weight-asian="bold" style:font-weight-complex="bold"/>
    </style:style>
    <style:style style:name="T13" style:family="text">
      <style:text-properties fo:color="#55308d" loext:opacity="100%" style:font-name="Liberation Sans" fo:font-weight="bold" style:font-name-asian="Liberation Sans" style:font-weight-asian="bold" style:font-name-complex="Liberation Sans" style:font-weight-complex="bold"/>
    </style:style>
    <style:style style:name="T14" style:family="text">
      <style:text-properties fo:color="#55308d" loext:opacity="100%" style:font-name="Liberation Sans1" fo:font-weight="bold" style:font-name-asian="Liberation Sans" style:font-weight-asian="bold" style:font-name-complex="Liberation Sans" style:font-weight-complex="bold"/>
    </style:style>
    <style:style style:name="T15" style:family="text">
      <style:text-properties fo:color="#224b12" loext:opacity="100%" fo:font-size="8pt" style:font-size-asian="8pt" style:font-size-complex="8pt"/>
    </style:style>
    <style:style style:name="T16" style:family="text">
      <style:text-properties fo:color="#224b12" loext:opacity="100%" fo:font-size="18pt" style:font-size-asian="18pt" style:font-size-complex="18pt"/>
    </style:style>
    <style:style style:name="T17" style:family="text">
      <style:text-properties fo:color="#00a933" loext:opacity="100%" fo:font-weight="bold" style:font-weight-asian="bold" style:font-weight-complex="bold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style:font-size-asian="12pt" style:font-size-complex="12pt"/>
    </style:style>
    <style:style style:name="T20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35cm" svg:y1="4.127cm" svg:x2="2.222cm" svg:y2="7.62cm">
          <text:p/>
        </draw:line>
        <draw:line draw:style-name="gr1" draw:text-style-name="P1" draw:layer="layout" svg:x1="6.35cm" svg:y1="4.128cm" svg:x2="9.207cm" svg:y2="7.937cm">
          <text:p/>
        </draw:line>
        <draw:line draw:style-name="gr1" draw:text-style-name="P1" draw:layer="layout" svg:x1="7.62cm" svg:y1="11.112cm" svg:x2="2.222cm" svg:y2="7.621cm">
          <text:p/>
        </draw:line>
        <draw:line draw:style-name="gr1" draw:text-style-name="P1" draw:layer="layout" svg:x1="7.62cm" svg:y1="11.113cm" svg:x2="9.207cm" svg:y2="7.937cm">
          <text:p/>
        </draw:line>
        <draw:line draw:style-name="gr1" draw:text-style-name="P1" draw:layer="layout" svg:x1="7.621cm" svg:y1="11.113cm" svg:x2="13.652cm" svg:y2="10.795cm">
          <text:p/>
        </draw:line>
        <draw:line draw:style-name="gr1" draw:text-style-name="P1" draw:layer="layout" svg:x1="9.207cm" svg:y1="7.937cm" svg:x2="13.653cm" svg:y2="10.795cm">
          <text:p/>
        </draw:line>
        <draw:line draw:style-name="gr1" draw:text-style-name="P1" draw:layer="layout" svg:x1="9.207cm" svg:y1="7.937cm" svg:x2="11.43cm" svg:y2="4.445cm">
          <text:p/>
        </draw:line>
        <draw:line draw:style-name="gr1" draw:text-style-name="P1" draw:layer="layout" svg:x1="6.35cm" svg:y1="4.127cm" svg:x2="11.431cm" svg:y2="4.445cm">
          <text:p/>
        </draw:line>
        <draw:line draw:style-name="gr1" draw:text-style-name="P1" draw:layer="layout" svg:x1="17.78cm" svg:y1="3.81cm" svg:x2="11.432cm" svg:y2="4.445cm">
          <text:p/>
        </draw:line>
        <draw:line draw:style-name="gr1" draw:text-style-name="P1" draw:layer="layout" svg:x1="15.24cm" svg:y1="6.985cm" svg:x2="11.432cm" svg:y2="4.446cm">
          <text:p/>
        </draw:line>
        <draw:line draw:style-name="gr1" draw:text-style-name="P1" draw:layer="layout" svg:x1="15.24cm" svg:y1="6.986cm" svg:x2="9.207cm" svg:y2="7.937cm">
          <text:p/>
        </draw:line>
        <draw:line draw:style-name="gr1" draw:text-style-name="P1" draw:layer="layout" svg:x1="15.241cm" svg:y1="6.987cm" svg:x2="13.652cm" svg:y2="10.795cm">
          <text:p/>
        </draw:line>
        <draw:line draw:style-name="gr1" draw:text-style-name="P1" draw:layer="layout" svg:x1="15.242cm" svg:y1="6.987cm" svg:x2="19.367cm" svg:y2="11.747cm">
          <text:p/>
        </draw:line>
        <draw:line draw:style-name="gr1" draw:text-style-name="P1" draw:layer="layout" svg:x1="15.243cm" svg:y1="6.987cm" svg:x2="17.78cm" svg:y2="3.81cm">
          <text:p/>
        </draw:line>
        <draw:line draw:style-name="gr1" draw:text-style-name="P1" draw:layer="layout" svg:x1="13.652cm" svg:y1="10.795cm" svg:x2="19.368cm" svg:y2="11.747cm">
          <text:p/>
        </draw:line>
        <draw:line draw:style-name="gr1" draw:text-style-name="P1" draw:layer="layout" svg:x1="15.243cm" svg:y1="6.987cm" svg:x2="22.86cm" svg:y2="7.62cm">
          <text:p/>
        </draw:line>
        <draw:line draw:style-name="gr1" draw:text-style-name="P1" draw:layer="layout" svg:x1="22.86cm" svg:y1="7.62cm" svg:x2="19.368cm" svg:y2="11.747cm">
          <text:p/>
        </draw:line>
        <draw:line draw:style-name="gr1" draw:text-style-name="P1" draw:layer="layout" svg:x1="22.86cm" svg:y1="7.621cm" svg:x2="17.78cm" svg:y2="3.81cm">
          <text:p/>
        </draw:line>
        <draw:line draw:style-name="gr1" draw:text-style-name="P1" draw:layer="layout" svg:x1="2.222cm" svg:y1="7.62cm" svg:x2="9.208cm" svg:y2="7.938cm">
          <text:p/>
        </draw:line>
        <draw:custom-shape draw:style-name="gr2" draw:text-style-name="P3" draw:layer="layout" svg:width="1.905cm" svg:height="1.905cm" svg:x="1.27cm" svg:y="6.667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905cm" svg:height="1.905cm" svg:x="5.397cm" svg:y="3.175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905cm" svg:height="1.905cm" svg:x="6.667cm" svg:y="10.16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905cm" svg:height="1.905cm" svg:x="10.477cm" svg:y="3.492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905cm" svg:height="1.905cm" svg:x="8.255cm" svg:y="6.985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905cm" svg:height="1.905cm" svg:x="12.7cm" svg:y="9.842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905cm" svg:height="1.905cm" svg:x="16.827cm" svg:y="2.857cm">
          <text:p text:style-name="P2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905cm" svg:height="1.905cm" svg:x="21.907cm" svg:y="6.667cm">
          <text:p text:style-name="P2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905cm" svg:height="1.905cm" svg:x="14.287cm" svg:y="6.032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905cm" svg:height="1.905cm" svg:x="18.415cm" svg:y="10.795cm">
          <text:p text:style-name="P2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line draw:style-name="gr1" draw:text-style-name="P1" draw:layer="layout" svg:x1="6.35cm" svg:y1="4.127cm" svg:x2="2.222cm" svg:y2="7.62cm">
          <text:p/>
        </draw:line>
        <draw:line draw:style-name="gr1" draw:text-style-name="P1" draw:layer="layout" svg:x1="6.35cm" svg:y1="4.128cm" svg:x2="9.207cm" svg:y2="7.937cm">
          <text:p/>
        </draw:line>
        <draw:line draw:style-name="gr1" draw:text-style-name="P1" draw:layer="layout" svg:x1="7.62cm" svg:y1="11.112cm" svg:x2="2.222cm" svg:y2="7.621cm">
          <text:p/>
        </draw:line>
        <draw:line draw:style-name="gr1" draw:text-style-name="P1" draw:layer="layout" svg:x1="7.62cm" svg:y1="11.113cm" svg:x2="9.207cm" svg:y2="7.937cm">
          <text:p/>
        </draw:line>
        <draw:line draw:style-name="gr1" draw:text-style-name="P1" draw:layer="layout" svg:x1="7.621cm" svg:y1="11.113cm" svg:x2="13.652cm" svg:y2="10.795cm">
          <text:p/>
        </draw:line>
        <draw:line draw:style-name="gr1" draw:text-style-name="P1" draw:layer="layout" svg:x1="9.207cm" svg:y1="7.937cm" svg:x2="13.653cm" svg:y2="10.795cm">
          <text:p/>
        </draw:line>
        <draw:line draw:style-name="gr1" draw:text-style-name="P1" draw:layer="layout" svg:x1="9.207cm" svg:y1="7.937cm" svg:x2="11.43cm" svg:y2="4.445cm">
          <text:p/>
        </draw:line>
        <draw:line draw:style-name="gr1" draw:text-style-name="P1" draw:layer="layout" svg:x1="6.35cm" svg:y1="4.127cm" svg:x2="11.431cm" svg:y2="4.445cm">
          <text:p/>
        </draw:line>
        <draw:line draw:style-name="gr1" draw:text-style-name="P1" draw:layer="layout" svg:x1="17.78cm" svg:y1="3.81cm" svg:x2="11.432cm" svg:y2="4.445cm">
          <text:p/>
        </draw:line>
        <draw:line draw:style-name="gr1" draw:text-style-name="P1" draw:layer="layout" svg:x1="15.24cm" svg:y1="6.985cm" svg:x2="11.432cm" svg:y2="4.446cm">
          <text:p/>
        </draw:line>
        <draw:line draw:style-name="gr1" draw:text-style-name="P1" draw:layer="layout" svg:x1="15.24cm" svg:y1="6.986cm" svg:x2="9.207cm" svg:y2="7.937cm">
          <text:p/>
        </draw:line>
        <draw:line draw:style-name="gr1" draw:text-style-name="P1" draw:layer="layout" svg:x1="15.241cm" svg:y1="6.987cm" svg:x2="13.652cm" svg:y2="10.795cm">
          <text:p/>
        </draw:line>
        <draw:line draw:style-name="gr1" draw:text-style-name="P1" draw:layer="layout" svg:x1="15.242cm" svg:y1="6.987cm" svg:x2="19.367cm" svg:y2="11.747cm">
          <text:p/>
        </draw:line>
        <draw:line draw:style-name="gr1" draw:text-style-name="P1" draw:layer="layout" svg:x1="15.243cm" svg:y1="6.987cm" svg:x2="17.78cm" svg:y2="3.81cm">
          <text:p/>
        </draw:line>
        <draw:line draw:style-name="gr1" draw:text-style-name="P1" draw:layer="layout" svg:x1="13.652cm" svg:y1="10.795cm" svg:x2="19.368cm" svg:y2="11.747cm">
          <text:p/>
        </draw:line>
        <draw:line draw:style-name="gr1" draw:text-style-name="P1" draw:layer="layout" svg:x1="15.243cm" svg:y1="6.987cm" svg:x2="22.86cm" svg:y2="7.62cm">
          <text:p/>
        </draw:line>
        <draw:line draw:style-name="gr1" draw:text-style-name="P1" draw:layer="layout" svg:x1="22.86cm" svg:y1="7.62cm" svg:x2="19.368cm" svg:y2="11.747cm">
          <text:p/>
        </draw:line>
        <draw:line draw:style-name="gr1" draw:text-style-name="P1" draw:layer="layout" svg:x1="22.86cm" svg:y1="7.621cm" svg:x2="17.78cm" svg:y2="3.81cm">
          <text:p/>
        </draw:line>
        <draw:line draw:style-name="gr1" draw:text-style-name="P1" draw:layer="layout" svg:x1="2.222cm" svg:y1="7.62cm" svg:x2="9.208cm" svg:y2="7.938cm">
          <text:p/>
        </draw:line>
        <draw:custom-shape draw:style-name="gr3" draw:text-style-name="P3" draw:layer="layout" svg:width="1.905cm" svg:height="1.905cm" svg:x="1.27cm" svg:y="6.667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5.397cm" svg:y="3.175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6.667cm" svg:y="10.16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10.477cm" svg:y="3.492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8.255cm" svg:y="6.985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12.7cm" svg:y="9.842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16.827cm" svg:y="2.857cm">
          <text:p text:style-name="P2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21.907cm" svg:y="6.667cm">
          <text:p text:style-name="P2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14.287cm" svg:y="6.032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18.415cm" svg:y="10.795cm">
          <text:p text:style-name="P2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999cm" svg:height="1.411cm" svg:x="24.381cm" svg:y="3.175cm">
          <text:p text:style-name="P2">Sink</text:p>
          <draw:enhanced-geometry svg:viewBox="0 0 21600 21600" draw:mirror-horizontal="false" draw:type="line-callout-1" draw:modifiers="-10440 49487.2521246459 -1800 8490.0849858356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 draw:handle-position-x="$0" draw:handle-position-y="$1"/>
            <draw:handle draw:handle-position="$2 $3" draw:handle-position-x="$2" draw:handle-position-y="$3"/>
          </draw:enhanced-geometry>
        </draw:custom-shape>
        <draw:custom-shape draw:style-name="gr5" draw:text-style-name="P4" draw:layer="layout" svg:width="2.999cm" svg:height="1.27cm" svg:x="3.351cm" svg:y="12.7cm">
          <text:p text:style-name="P2">Source</text:p>
          <draw:enhanced-geometry svg:viewBox="0 0 21600 21600" draw:mirror-horizontal="false" draw:type="line-callout-1" draw:modifiers="-9093.6 -64952.9504327301 -1800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 draw:handle-position-x="$0" draw:handle-position-y="$1"/>
            <draw:handle draw:handle-position="$2 $3" draw:handle-position-x="$2" draw:handle-position-y="$3"/>
          </draw:enhanced-geometry>
        </draw:custom-shape>
      </draw:page>
      <draw:page draw:name="page3" draw:style-name="dp1" draw:master-page-name="Default">
        <draw:line draw:style-name="gr1" draw:text-style-name="P1" draw:layer="layout" svg:x1="6.35cm" svg:y1="4.127cm" svg:x2="2.222cm" svg:y2="7.62cm">
          <text:p/>
        </draw:line>
        <draw:line draw:style-name="gr1" draw:text-style-name="P1" draw:layer="layout" svg:x1="6.35cm" svg:y1="4.128cm" svg:x2="9.207cm" svg:y2="7.937cm">
          <text:p/>
        </draw:line>
        <draw:line draw:style-name="gr1" draw:text-style-name="P1" draw:layer="layout" svg:x1="7.62cm" svg:y1="11.112cm" svg:x2="2.222cm" svg:y2="7.621cm">
          <text:p/>
        </draw:line>
        <draw:line draw:style-name="gr1" draw:text-style-name="P1" draw:layer="layout" svg:x1="7.62cm" svg:y1="11.113cm" svg:x2="9.207cm" svg:y2="7.937cm">
          <text:p/>
        </draw:line>
        <draw:line draw:style-name="gr1" draw:text-style-name="P1" draw:layer="layout" svg:x1="7.621cm" svg:y1="11.113cm" svg:x2="13.652cm" svg:y2="10.795cm">
          <text:p/>
        </draw:line>
        <draw:line draw:style-name="gr1" draw:text-style-name="P1" draw:layer="layout" svg:x1="9.207cm" svg:y1="7.937cm" svg:x2="13.653cm" svg:y2="10.795cm">
          <text:p/>
        </draw:line>
        <draw:line draw:style-name="gr1" draw:text-style-name="P1" draw:layer="layout" svg:x1="9.207cm" svg:y1="7.937cm" svg:x2="11.43cm" svg:y2="4.445cm">
          <text:p/>
        </draw:line>
        <draw:line draw:style-name="gr1" draw:text-style-name="P1" draw:layer="layout" svg:x1="6.35cm" svg:y1="4.127cm" svg:x2="11.431cm" svg:y2="4.445cm">
          <text:p/>
        </draw:line>
        <draw:line draw:style-name="gr1" draw:text-style-name="P1" draw:layer="layout" svg:x1="17.78cm" svg:y1="3.81cm" svg:x2="11.432cm" svg:y2="4.445cm">
          <text:p/>
        </draw:line>
        <draw:line draw:style-name="gr1" draw:text-style-name="P1" draw:layer="layout" svg:x1="15.24cm" svg:y1="6.985cm" svg:x2="11.432cm" svg:y2="4.446cm">
          <text:p/>
        </draw:line>
        <draw:line draw:style-name="gr1" draw:text-style-name="P1" draw:layer="layout" svg:x1="15.24cm" svg:y1="6.986cm" svg:x2="9.207cm" svg:y2="7.937cm">
          <text:p/>
        </draw:line>
        <draw:line draw:style-name="gr1" draw:text-style-name="P1" draw:layer="layout" svg:x1="15.241cm" svg:y1="6.987cm" svg:x2="13.652cm" svg:y2="10.795cm">
          <text:p/>
        </draw:line>
        <draw:line draw:style-name="gr1" draw:text-style-name="P1" draw:layer="layout" svg:x1="15.242cm" svg:y1="6.987cm" svg:x2="19.367cm" svg:y2="11.747cm">
          <text:p/>
        </draw:line>
        <draw:line draw:style-name="gr1" draw:text-style-name="P1" draw:layer="layout" svg:x1="15.243cm" svg:y1="6.987cm" svg:x2="17.78cm" svg:y2="3.81cm">
          <text:p/>
        </draw:line>
        <draw:line draw:style-name="gr1" draw:text-style-name="P1" draw:layer="layout" svg:x1="13.652cm" svg:y1="10.795cm" svg:x2="19.368cm" svg:y2="11.747cm">
          <text:p/>
        </draw:line>
        <draw:line draw:style-name="gr1" draw:text-style-name="P1" draw:layer="layout" svg:x1="15.243cm" svg:y1="6.987cm" svg:x2="22.86cm" svg:y2="7.62cm">
          <text:p/>
        </draw:line>
        <draw:line draw:style-name="gr1" draw:text-style-name="P1" draw:layer="layout" svg:x1="22.86cm" svg:y1="7.62cm" svg:x2="19.368cm" svg:y2="11.747cm">
          <text:p/>
        </draw:line>
        <draw:line draw:style-name="gr1" draw:text-style-name="P1" draw:layer="layout" svg:x1="22.86cm" svg:y1="7.621cm" svg:x2="17.78cm" svg:y2="3.81cm">
          <text:p/>
        </draw:line>
        <draw:line draw:style-name="gr1" draw:text-style-name="P1" draw:layer="layout" svg:x1="2.222cm" svg:y1="7.62cm" svg:x2="9.208cm" svg:y2="7.938cm">
          <text:p/>
        </draw:line>
        <draw:custom-shape draw:style-name="gr2" draw:text-style-name="P3" draw:layer="layout" svg:width="1.905cm" svg:height="1.905cm" svg:x="1.27cm" svg:y="6.667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905cm" svg:height="1.905cm" svg:x="5.397cm" svg:y="3.175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905cm" svg:height="1.905cm" svg:x="6.667cm" svg:y="10.16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905cm" svg:height="1.905cm" svg:x="10.477cm" svg:y="3.492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905cm" svg:height="1.905cm" svg:x="8.255cm" svg:y="6.985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905cm" svg:height="1.905cm" svg:x="12.7cm" svg:y="9.842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905cm" svg:height="1.905cm" svg:x="16.827cm" svg:y="2.857cm">
          <text:p text:style-name="P2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905cm" svg:height="1.905cm" svg:x="21.907cm" svg:y="6.667cm">
          <text:p text:style-name="P2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905cm" svg:height="1.905cm" svg:x="14.287cm" svg:y="6.032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905cm" svg:height="1.905cm" svg:x="18.415cm" svg:y="10.795cm">
          <text:p text:style-name="P2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3.81cm" svg:y="5.397cm">
          <text:p text:style-name="P5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5.08cm" svg:y="7.302cm">
          <text:p text:style-name="P5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4.444cm" svg:y="8.89cm">
          <text:p text:style-name="P5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9.684cm" svg:y="5.079cm">
          <text:p text:style-name="P5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20.637cm" svg:y="9.207cm">
          <text:p text:style-name="P5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8.414cm" svg:y="6.767cm">
          <text:p text:style-name="P5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8.572cm" svg:y="3.892cm">
          <text:p text:style-name="P5"><text:span text:style-name="T1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7.402cm" svg:y="5.614cm">
          <text:p text:style-name="P5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7.92cm" svg:y="9.007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9.842cm" svg:y="10.477cm">
          <text:p text:style-name="P5"><text:span text:style-name="T1">3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3.97cm" svg:y="8.255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6.192cm" svg:y="10.795cm">
          <text:p text:style-name="P5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6.827cm" svg:y="8.889cm">
          <text:p text:style-name="P5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4.087cm" svg:y="3.692cm">
          <text:p text:style-name="P5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0.895cm" svg:y="8.89cm">
          <text:p text:style-name="P5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9.842cm" svg:y="5.715cm">
          <text:p text:style-name="P5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1.747cm" svg:y="6.984cm">
          <text:p text:style-name="P5"><text:span text:style-name="T1">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2.917cm" svg:y="5.297cm">
          <text:p text:style-name="P5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5.992cm" svg:y="4.879cm">
          <text:p text:style-name="P5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line draw:style-name="gr7" draw:text-style-name="P1" draw:layer="layout" svg:x1="6.35cm" svg:y1="4.127cm" svg:x2="2.222cm" svg:y2="7.62cm">
          <text:p/>
        </draw:line>
        <draw:line draw:style-name="gr1" draw:text-style-name="P1" draw:layer="layout" svg:x1="6.35cm" svg:y1="4.128cm" svg:x2="9.207cm" svg:y2="7.937cm">
          <text:p/>
        </draw:line>
        <draw:line draw:style-name="gr7" draw:text-style-name="P1" draw:layer="layout" svg:x1="7.62cm" svg:y1="11.112cm" svg:x2="2.222cm" svg:y2="7.621cm">
          <text:p/>
        </draw:line>
        <draw:line draw:style-name="gr1" draw:text-style-name="P1" draw:layer="layout" svg:x1="7.62cm" svg:y1="11.113cm" svg:x2="9.207cm" svg:y2="7.937cm">
          <text:p/>
        </draw:line>
        <draw:line draw:style-name="gr1" draw:text-style-name="P1" draw:layer="layout" svg:x1="7.621cm" svg:y1="11.113cm" svg:x2="13.652cm" svg:y2="10.795cm">
          <text:p/>
        </draw:line>
        <draw:line draw:style-name="gr1" draw:text-style-name="P1" draw:layer="layout" svg:x1="9.207cm" svg:y1="7.937cm" svg:x2="13.653cm" svg:y2="10.795cm">
          <text:p/>
        </draw:line>
        <draw:line draw:style-name="gr1" draw:text-style-name="P1" draw:layer="layout" svg:x1="9.207cm" svg:y1="7.937cm" svg:x2="11.43cm" svg:y2="4.445cm">
          <text:p/>
        </draw:line>
        <draw:line draw:style-name="gr1" draw:text-style-name="P1" draw:layer="layout" svg:x1="6.35cm" svg:y1="4.127cm" svg:x2="11.431cm" svg:y2="4.445cm">
          <text:p/>
        </draw:line>
        <draw:line draw:style-name="gr1" draw:text-style-name="P1" draw:layer="layout" svg:x1="17.78cm" svg:y1="3.81cm" svg:x2="11.432cm" svg:y2="4.445cm">
          <text:p/>
        </draw:line>
        <draw:line draw:style-name="gr1" draw:text-style-name="P1" draw:layer="layout" svg:x1="15.24cm" svg:y1="6.985cm" svg:x2="11.432cm" svg:y2="4.446cm">
          <text:p/>
        </draw:line>
        <draw:line draw:style-name="gr1" draw:text-style-name="P1" draw:layer="layout" svg:x1="15.24cm" svg:y1="6.986cm" svg:x2="9.207cm" svg:y2="7.937cm">
          <text:p/>
        </draw:line>
        <draw:line draw:style-name="gr1" draw:text-style-name="P1" draw:layer="layout" svg:x1="15.241cm" svg:y1="6.987cm" svg:x2="13.652cm" svg:y2="10.795cm">
          <text:p/>
        </draw:line>
        <draw:line draw:style-name="gr1" draw:text-style-name="P1" draw:layer="layout" svg:x1="15.242cm" svg:y1="6.987cm" svg:x2="19.367cm" svg:y2="11.747cm">
          <text:p/>
        </draw:line>
        <draw:line draw:style-name="gr1" draw:text-style-name="P1" draw:layer="layout" svg:x1="15.243cm" svg:y1="6.987cm" svg:x2="17.78cm" svg:y2="3.81cm">
          <text:p/>
        </draw:line>
        <draw:line draw:style-name="gr1" draw:text-style-name="P1" draw:layer="layout" svg:x1="13.652cm" svg:y1="10.795cm" svg:x2="19.368cm" svg:y2="11.747cm">
          <text:p/>
        </draw:line>
        <draw:line draw:style-name="gr1" draw:text-style-name="P1" draw:layer="layout" svg:x1="15.243cm" svg:y1="6.987cm" svg:x2="22.86cm" svg:y2="7.62cm">
          <text:p/>
        </draw:line>
        <draw:line draw:style-name="gr1" draw:text-style-name="P1" draw:layer="layout" svg:x1="22.86cm" svg:y1="7.62cm" svg:x2="19.368cm" svg:y2="11.747cm">
          <text:p/>
        </draw:line>
        <draw:line draw:style-name="gr1" draw:text-style-name="P1" draw:layer="layout" svg:x1="22.86cm" svg:y1="7.621cm" svg:x2="17.78cm" svg:y2="3.81cm">
          <text:p/>
        </draw:line>
        <draw:line draw:style-name="gr7" draw:text-style-name="P1" draw:layer="layout" svg:x1="2.222cm" svg:y1="7.62cm" svg:x2="9.208cm" svg:y2="7.938cm">
          <text:p/>
        </draw:line>
        <draw:custom-shape draw:style-name="gr3" draw:text-style-name="P3" draw:layer="layout" svg:width="1.905cm" svg:height="1.905cm" svg:x="1.27cm" svg:y="6.667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5.397cm" svg:y="3.175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6.667cm" svg:y="10.16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10.477cm" svg:y="3.492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8.255cm" svg:y="6.985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12.7cm" svg:y="9.842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16.827cm" svg:y="2.857cm">
          <text:p text:style-name="P2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21.907cm" svg:y="6.667cm">
          <text:p text:style-name="P2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14.287cm" svg:y="6.032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18.415cm" svg:y="10.795cm">
          <text:p text:style-name="P2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3.81cm" svg:y="5.397cm">
          <text:p text:style-name="P5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5.08cm" svg:y="7.302cm">
          <text:p text:style-name="P5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4.444cm" svg:y="8.89cm">
          <text:p text:style-name="P5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9.684cm" svg:y="5.079cm">
          <text:p text:style-name="P5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20.637cm" svg:y="9.207cm">
          <text:p text:style-name="P5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8.414cm" svg:y="6.767cm">
          <text:p text:style-name="P5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8.572cm" svg:y="3.892cm">
          <text:p text:style-name="P5"><text:span text:style-name="T1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7.402cm" svg:y="5.614cm">
          <text:p text:style-name="P5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7.92cm" svg:y="9.007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9.842cm" svg:y="10.477cm">
          <text:p text:style-name="P5"><text:span text:style-name="T1">3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3.97cm" svg:y="8.255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6.192cm" svg:y="10.795cm">
          <text:p text:style-name="P5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6.827cm" svg:y="8.889cm">
          <text:p text:style-name="P5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4.087cm" svg:y="3.692cm">
          <text:p text:style-name="P5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0.895cm" svg:y="8.89cm">
          <text:p text:style-name="P5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9.842cm" svg:y="5.715cm">
          <text:p text:style-name="P5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1.747cm" svg:y="6.984cm">
          <text:p text:style-name="P5"><text:span text:style-name="T1">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2.917cm" svg:y="5.297cm">
          <text:p text:style-name="P5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5.992cm" svg:y="4.879cm">
          <text:p text:style-name="P5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0.477cm" svg:height="1.587cm" svg:x="1.27cm" svg:y="13.335cm">
          <text:p text:style-name="P7"><text:span text:style-name="T2">Max flow </text:span><text:span text:style-name="T3">≤</text:span><text:span text:style-name="T4"> 60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line draw:style-name="gr1" draw:text-style-name="P1" draw:layer="layout" svg:x1="6.35cm" svg:y1="4.127cm" svg:x2="2.222cm" svg:y2="7.62cm">
          <text:p/>
        </draw:line>
        <draw:line draw:style-name="gr1" draw:text-style-name="P1" draw:layer="layout" svg:x1="6.35cm" svg:y1="4.128cm" svg:x2="9.207cm" svg:y2="7.937cm">
          <text:p/>
        </draw:line>
        <draw:line draw:style-name="gr1" draw:text-style-name="P1" draw:layer="layout" svg:x1="7.62cm" svg:y1="11.112cm" svg:x2="2.222cm" svg:y2="7.621cm">
          <text:p/>
        </draw:line>
        <draw:line draw:style-name="gr1" draw:text-style-name="P1" draw:layer="layout" svg:x1="7.62cm" svg:y1="11.113cm" svg:x2="9.207cm" svg:y2="7.937cm">
          <text:p/>
        </draw:line>
        <draw:line draw:style-name="gr1" draw:text-style-name="P1" draw:layer="layout" svg:x1="7.621cm" svg:y1="11.113cm" svg:x2="13.652cm" svg:y2="10.795cm">
          <text:p/>
        </draw:line>
        <draw:line draw:style-name="gr1" draw:text-style-name="P1" draw:layer="layout" svg:x1="9.207cm" svg:y1="7.937cm" svg:x2="13.653cm" svg:y2="10.795cm">
          <text:p/>
        </draw:line>
        <draw:line draw:style-name="gr1" draw:text-style-name="P1" draw:layer="layout" svg:x1="9.207cm" svg:y1="7.937cm" svg:x2="11.43cm" svg:y2="4.445cm">
          <text:p/>
        </draw:line>
        <draw:line draw:style-name="gr1" draw:text-style-name="P1" draw:layer="layout" svg:x1="6.35cm" svg:y1="4.127cm" svg:x2="11.431cm" svg:y2="4.445cm">
          <text:p/>
        </draw:line>
        <draw:line draw:style-name="gr1" draw:text-style-name="P1" draw:layer="layout" svg:x1="17.78cm" svg:y1="3.81cm" svg:x2="11.432cm" svg:y2="4.445cm">
          <text:p/>
        </draw:line>
        <draw:line draw:style-name="gr1" draw:text-style-name="P1" draw:layer="layout" svg:x1="15.24cm" svg:y1="6.985cm" svg:x2="11.432cm" svg:y2="4.446cm">
          <text:p/>
        </draw:line>
        <draw:line draw:style-name="gr1" draw:text-style-name="P1" draw:layer="layout" svg:x1="15.24cm" svg:y1="6.986cm" svg:x2="9.207cm" svg:y2="7.937cm">
          <text:p/>
        </draw:line>
        <draw:line draw:style-name="gr1" draw:text-style-name="P1" draw:layer="layout" svg:x1="15.241cm" svg:y1="6.987cm" svg:x2="13.652cm" svg:y2="10.795cm">
          <text:p/>
        </draw:line>
        <draw:line draw:style-name="gr1" draw:text-style-name="P1" draw:layer="layout" svg:x1="15.242cm" svg:y1="6.987cm" svg:x2="19.367cm" svg:y2="11.747cm">
          <text:p/>
        </draw:line>
        <draw:line draw:style-name="gr1" draw:text-style-name="P1" draw:layer="layout" svg:x1="15.243cm" svg:y1="6.987cm" svg:x2="17.78cm" svg:y2="3.81cm">
          <text:p/>
        </draw:line>
        <draw:line draw:style-name="gr1" draw:text-style-name="P1" draw:layer="layout" svg:x1="13.652cm" svg:y1="10.795cm" svg:x2="19.368cm" svg:y2="11.747cm">
          <text:p/>
        </draw:line>
        <draw:line draw:style-name="gr7" draw:text-style-name="P1" draw:layer="layout" svg:x1="15.243cm" svg:y1="6.987cm" svg:x2="22.86cm" svg:y2="7.62cm">
          <text:p/>
        </draw:line>
        <draw:line draw:style-name="gr7" draw:text-style-name="P1" draw:layer="layout" svg:x1="22.86cm" svg:y1="7.62cm" svg:x2="19.368cm" svg:y2="11.747cm">
          <text:p/>
        </draw:line>
        <draw:line draw:style-name="gr7" draw:text-style-name="P1" draw:layer="layout" svg:x1="22.86cm" svg:y1="7.621cm" svg:x2="17.78cm" svg:y2="3.81cm">
          <text:p/>
        </draw:line>
        <draw:line draw:style-name="gr1" draw:text-style-name="P1" draw:layer="layout" svg:x1="2.222cm" svg:y1="7.62cm" svg:x2="9.208cm" svg:y2="7.938cm">
          <text:p/>
        </draw:line>
        <draw:custom-shape draw:style-name="gr3" draw:text-style-name="P3" draw:layer="layout" svg:width="1.905cm" svg:height="1.905cm" svg:x="1.27cm" svg:y="6.667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5.397cm" svg:y="3.175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6.667cm" svg:y="10.16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10.477cm" svg:y="3.492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8.255cm" svg:y="6.985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12.7cm" svg:y="9.842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16.827cm" svg:y="2.857cm">
          <text:p text:style-name="P2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21.907cm" svg:y="6.667cm">
          <text:p text:style-name="P2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14.287cm" svg:y="6.032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18.415cm" svg:y="10.795cm">
          <text:p text:style-name="P2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3.81cm" svg:y="5.397cm">
          <text:p text:style-name="P5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5.08cm" svg:y="7.302cm">
          <text:p text:style-name="P5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4.444cm" svg:y="8.89cm">
          <text:p text:style-name="P5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9.684cm" svg:y="5.079cm">
          <text:p text:style-name="P5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20.637cm" svg:y="9.207cm">
          <text:p text:style-name="P5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8.414cm" svg:y="6.767cm">
          <text:p text:style-name="P5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8.572cm" svg:y="3.892cm">
          <text:p text:style-name="P5"><text:span text:style-name="T1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7.402cm" svg:y="5.614cm">
          <text:p text:style-name="P5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7.92cm" svg:y="9.007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9.842cm" svg:y="10.477cm">
          <text:p text:style-name="P5"><text:span text:style-name="T1">3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3.97cm" svg:y="8.255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6.192cm" svg:y="10.795cm">
          <text:p text:style-name="P5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6.827cm" svg:y="8.889cm">
          <text:p text:style-name="P5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4.087cm" svg:y="3.692cm">
          <text:p text:style-name="P5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0.895cm" svg:y="8.89cm">
          <text:p text:style-name="P5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9.842cm" svg:y="5.715cm">
          <text:p text:style-name="P5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1.747cm" svg:y="6.984cm">
          <text:p text:style-name="P5"><text:span text:style-name="T1">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2.917cm" svg:y="5.297cm">
          <text:p text:style-name="P5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5.992cm" svg:y="4.879cm">
          <text:p text:style-name="P5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10.477cm" svg:height="1.587cm" svg:x="1.27cm" svg:y="13.335cm">
          <text:p text:style-name="P7"><text:span text:style-name="T2">Max flow </text:span><text:span text:style-name="T3">≤</text:span><text:span text:style-name="T4"> 50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path draw:style-name="gr10" draw:text-style-name="P1" draw:layer="layout" svg:width="15.898cm" svg:height="7.818cm" draw:transform="rotate (-1.40080125765065) translate (23.812cm 0cm)" svg:viewBox="0 0 15899 7819" svg:d="M0 0c7097 11204 4495 9469 15899 474">
          <text:p/>
        </draw:path>
        <draw:line draw:style-name="gr1" draw:text-style-name="P1" draw:layer="layout" svg:x1="6.35cm" svg:y1="4.127cm" svg:x2="2.222cm" svg:y2="7.62cm">
          <text:p/>
        </draw:line>
        <draw:line draw:style-name="gr1" draw:text-style-name="P1" draw:layer="layout" svg:x1="6.35cm" svg:y1="4.128cm" svg:x2="9.207cm" svg:y2="7.937cm">
          <text:p/>
        </draw:line>
        <draw:line draw:style-name="gr1" draw:text-style-name="P1" draw:layer="layout" svg:x1="7.62cm" svg:y1="11.112cm" svg:x2="2.222cm" svg:y2="7.621cm">
          <text:p/>
        </draw:line>
        <draw:line draw:style-name="gr1" draw:text-style-name="P1" draw:layer="layout" svg:x1="7.62cm" svg:y1="11.113cm" svg:x2="9.207cm" svg:y2="7.937cm">
          <text:p/>
        </draw:line>
        <draw:line draw:style-name="gr1" draw:text-style-name="P1" draw:layer="layout" svg:x1="7.621cm" svg:y1="11.113cm" svg:x2="13.652cm" svg:y2="10.795cm">
          <text:p/>
        </draw:line>
        <draw:line draw:style-name="gr1" draw:text-style-name="P1" draw:layer="layout" svg:x1="9.207cm" svg:y1="7.937cm" svg:x2="13.653cm" svg:y2="10.795cm">
          <text:p/>
        </draw:line>
        <draw:line draw:style-name="gr1" draw:text-style-name="P1" draw:layer="layout" svg:x1="9.207cm" svg:y1="7.937cm" svg:x2="11.43cm" svg:y2="4.445cm">
          <text:p/>
        </draw:line>
        <draw:line draw:style-name="gr1" draw:text-style-name="P1" draw:layer="layout" svg:x1="6.35cm" svg:y1="4.127cm" svg:x2="11.431cm" svg:y2="4.445cm">
          <text:p/>
        </draw:line>
        <draw:line draw:style-name="gr1" draw:text-style-name="P1" draw:layer="layout" svg:x1="17.78cm" svg:y1="3.81cm" svg:x2="11.432cm" svg:y2="4.445cm">
          <text:p/>
        </draw:line>
        <draw:line draw:style-name="gr1" draw:text-style-name="P1" draw:layer="layout" svg:x1="15.24cm" svg:y1="6.985cm" svg:x2="11.432cm" svg:y2="4.446cm">
          <text:p/>
        </draw:line>
        <draw:line draw:style-name="gr1" draw:text-style-name="P1" draw:layer="layout" svg:x1="15.24cm" svg:y1="6.986cm" svg:x2="9.207cm" svg:y2="7.937cm">
          <text:p/>
        </draw:line>
        <draw:line draw:style-name="gr1" draw:text-style-name="P1" draw:layer="layout" svg:x1="15.241cm" svg:y1="6.987cm" svg:x2="13.652cm" svg:y2="10.795cm">
          <text:p/>
        </draw:line>
        <draw:line draw:style-name="gr1" draw:text-style-name="P1" draw:layer="layout" svg:x1="15.242cm" svg:y1="6.987cm" svg:x2="19.367cm" svg:y2="11.747cm">
          <text:p/>
        </draw:line>
        <draw:line draw:style-name="gr1" draw:text-style-name="P1" draw:layer="layout" svg:x1="15.243cm" svg:y1="6.987cm" svg:x2="17.78cm" svg:y2="3.81cm">
          <text:p/>
        </draw:line>
        <draw:line draw:style-name="gr1" draw:text-style-name="P1" draw:layer="layout" svg:x1="13.652cm" svg:y1="10.795cm" svg:x2="19.368cm" svg:y2="11.747cm">
          <text:p/>
        </draw:line>
        <draw:line draw:style-name="gr7" draw:text-style-name="P1" draw:layer="layout" svg:x1="15.243cm" svg:y1="6.987cm" svg:x2="22.86cm" svg:y2="7.62cm">
          <text:p/>
        </draw:line>
        <draw:line draw:style-name="gr7" draw:text-style-name="P1" draw:layer="layout" svg:x1="22.86cm" svg:y1="7.62cm" svg:x2="19.368cm" svg:y2="11.747cm">
          <text:p/>
        </draw:line>
        <draw:line draw:style-name="gr7" draw:text-style-name="P1" draw:layer="layout" svg:x1="22.86cm" svg:y1="7.621cm" svg:x2="17.78cm" svg:y2="3.81cm">
          <text:p/>
        </draw:line>
        <draw:line draw:style-name="gr1" draw:text-style-name="P1" draw:layer="layout" svg:x1="2.222cm" svg:y1="7.62cm" svg:x2="9.208cm" svg:y2="7.938cm">
          <text:p/>
        </draw:line>
        <draw:custom-shape draw:style-name="gr3" draw:text-style-name="P3" draw:layer="layout" svg:width="1.905cm" svg:height="1.905cm" svg:x="1.27cm" svg:y="6.667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5.397cm" svg:y="3.175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6.667cm" svg:y="10.16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10.477cm" svg:y="3.492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8.255cm" svg:y="6.985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12.7cm" svg:y="9.842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16.827cm" svg:y="2.857cm">
          <text:p text:style-name="P2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21.907cm" svg:y="6.667cm">
          <text:p text:style-name="P2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14.287cm" svg:y="6.032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18.415cm" svg:y="10.795cm">
          <text:p text:style-name="P2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3.81cm" svg:y="5.397cm">
          <text:p text:style-name="P5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5.08cm" svg:y="7.302cm">
          <text:p text:style-name="P5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4.444cm" svg:y="8.89cm">
          <text:p text:style-name="P5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953cm" svg:height="0.953cm" svg:x="19.684cm" svg:y="5.079cm">
          <text:p text:style-name="P5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953cm" svg:height="0.953cm" svg:x="20.637cm" svg:y="9.207cm">
          <text:p text:style-name="P5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953cm" svg:height="0.953cm" svg:x="18.414cm" svg:y="6.767cm">
          <text:p text:style-name="P5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8.572cm" svg:y="3.892cm">
          <text:p text:style-name="P5"><text:span text:style-name="T1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7.402cm" svg:y="5.614cm">
          <text:p text:style-name="P5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7.92cm" svg:y="9.007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9.842cm" svg:y="10.477cm">
          <text:p text:style-name="P5"><text:span text:style-name="T1">3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3.97cm" svg:y="8.255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6.192cm" svg:y="10.795cm">
          <text:p text:style-name="P5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6.827cm" svg:y="8.889cm">
          <text:p text:style-name="P5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4.087cm" svg:y="3.692cm">
          <text:p text:style-name="P5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0.895cm" svg:y="8.89cm">
          <text:p text:style-name="P5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9.842cm" svg:y="5.715cm">
          <text:p text:style-name="P5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1.747cm" svg:y="6.984cm">
          <text:p text:style-name="P5"><text:span text:style-name="T1">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2.917cm" svg:y="5.297cm">
          <text:p text:style-name="P5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5.992cm" svg:y="4.879cm">
          <text:p text:style-name="P5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10.477cm" svg:height="1.587cm" svg:x="1.27cm" svg:y="13.335cm">
          <text:p text:style-name="P7"><text:span text:style-name="T2">Max flow </text:span><text:span text:style-name="T3">≤</text:span><text:span text:style-name="T4"> 50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path draw:style-name="gr10" draw:text-style-name="P1" draw:layer="layout" svg:width="16.113cm" svg:height="3.494cm" draw:transform="rotate (-1.40080125765065) translate (15.090703940141cm -0.137957184612998cm)" svg:viewBox="0 0 16114 3495" svg:d="M0 815c11085 6735 6688-1429 16114-778">
          <text:p/>
        </draw:path>
        <draw:line draw:style-name="gr1" draw:text-style-name="P1" draw:layer="layout" svg:x1="6.35cm" svg:y1="4.127cm" svg:x2="2.222cm" svg:y2="7.62cm">
          <text:p/>
        </draw:line>
        <draw:line draw:style-name="gr1" draw:text-style-name="P1" draw:layer="layout" svg:x1="6.35cm" svg:y1="4.128cm" svg:x2="9.207cm" svg:y2="7.937cm">
          <text:p/>
        </draw:line>
        <draw:line draw:style-name="gr1" draw:text-style-name="P1" draw:layer="layout" svg:x1="7.62cm" svg:y1="11.112cm" svg:x2="2.222cm" svg:y2="7.621cm">
          <text:p/>
        </draw:line>
        <draw:line draw:style-name="gr1" draw:text-style-name="P1" draw:layer="layout" svg:x1="7.62cm" svg:y1="11.113cm" svg:x2="9.207cm" svg:y2="7.937cm">
          <text:p/>
        </draw:line>
        <draw:line draw:style-name="gr1" draw:text-style-name="P1" draw:layer="layout" svg:x1="7.621cm" svg:y1="11.113cm" svg:x2="13.652cm" svg:y2="10.795cm">
          <text:p/>
        </draw:line>
        <draw:line draw:style-name="gr1" draw:text-style-name="P1" draw:layer="layout" svg:x1="9.207cm" svg:y1="7.937cm" svg:x2="13.653cm" svg:y2="10.795cm">
          <text:p/>
        </draw:line>
        <draw:line draw:style-name="gr1" draw:text-style-name="P1" draw:layer="layout" svg:x1="9.207cm" svg:y1="7.937cm" svg:x2="11.43cm" svg:y2="4.445cm">
          <text:p/>
        </draw:line>
        <draw:line draw:style-name="gr1" draw:text-style-name="P1" draw:layer="layout" svg:x1="6.35cm" svg:y1="4.127cm" svg:x2="11.431cm" svg:y2="4.445cm">
          <text:p/>
        </draw:line>
        <draw:line draw:style-name="gr7" draw:text-style-name="P1" draw:layer="layout" svg:x1="17.78cm" svg:y1="3.81cm" svg:x2="11.432cm" svg:y2="4.445cm">
          <text:p/>
        </draw:line>
        <draw:line draw:style-name="gr7" draw:text-style-name="P1" draw:layer="layout" svg:x1="15.24cm" svg:y1="6.985cm" svg:x2="11.432cm" svg:y2="4.446cm">
          <text:p/>
        </draw:line>
        <draw:line draw:style-name="gr7" draw:text-style-name="P1" draw:layer="layout" svg:x1="15.24cm" svg:y1="6.986cm" svg:x2="9.207cm" svg:y2="7.937cm">
          <text:p/>
        </draw:line>
        <draw:line draw:style-name="gr7" draw:text-style-name="P1" draw:layer="layout" svg:x1="15.241cm" svg:y1="6.987cm" svg:x2="13.652cm" svg:y2="10.795cm">
          <text:p/>
        </draw:line>
        <draw:line draw:style-name="gr1" draw:text-style-name="P1" draw:layer="layout" svg:x1="15.242cm" svg:y1="6.987cm" svg:x2="19.367cm" svg:y2="11.747cm">
          <text:p/>
        </draw:line>
        <draw:line draw:style-name="gr1" draw:text-style-name="P1" draw:layer="layout" svg:x1="15.243cm" svg:y1="6.987cm" svg:x2="17.78cm" svg:y2="3.81cm">
          <text:p/>
        </draw:line>
        <draw:line draw:style-name="gr7" draw:text-style-name="P1" draw:layer="layout" svg:x1="13.652cm" svg:y1="10.795cm" svg:x2="19.368cm" svg:y2="11.747cm">
          <text:p/>
        </draw:line>
        <draw:line draw:style-name="gr1" draw:text-style-name="P1" draw:layer="layout" svg:x1="15.243cm" svg:y1="6.987cm" svg:x2="22.86cm" svg:y2="7.62cm">
          <text:p/>
        </draw:line>
        <draw:line draw:style-name="gr1" draw:text-style-name="P1" draw:layer="layout" svg:x1="22.86cm" svg:y1="7.62cm" svg:x2="19.368cm" svg:y2="11.747cm">
          <text:p/>
        </draw:line>
        <draw:line draw:style-name="gr1" draw:text-style-name="P1" draw:layer="layout" svg:x1="22.86cm" svg:y1="7.621cm" svg:x2="17.78cm" svg:y2="3.81cm">
          <text:p/>
        </draw:line>
        <draw:line draw:style-name="gr1" draw:text-style-name="P1" draw:layer="layout" svg:x1="2.222cm" svg:y1="7.62cm" svg:x2="9.208cm" svg:y2="7.938cm">
          <text:p/>
        </draw:line>
        <draw:custom-shape draw:style-name="gr3" draw:text-style-name="P3" draw:layer="layout" svg:width="1.905cm" svg:height="1.905cm" svg:x="1.27cm" svg:y="6.667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5.397cm" svg:y="3.175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6.667cm" svg:y="10.16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10.477cm" svg:y="3.492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8.255cm" svg:y="6.985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12.7cm" svg:y="9.842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16.827cm" svg:y="2.857cm">
          <text:p text:style-name="P2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21.907cm" svg:y="6.667cm">
          <text:p text:style-name="P2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14.287cm" svg:y="6.032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1.905cm" svg:x="18.415cm" svg:y="10.795cm">
          <text:p text:style-name="P2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3.81cm" svg:y="5.397cm">
          <text:p text:style-name="P5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5.08cm" svg:y="7.302cm">
          <text:p text:style-name="P5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4.444cm" svg:y="8.89cm">
          <text:p text:style-name="P5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9.684cm" svg:y="5.079cm">
          <text:p text:style-name="P5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20.637cm" svg:y="9.207cm">
          <text:p text:style-name="P5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8.414cm" svg:y="6.767cm">
          <text:p text:style-name="P5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8.572cm" svg:y="3.892cm">
          <text:p text:style-name="P5"><text:span text:style-name="T1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7.402cm" svg:y="5.614cm">
          <text:p text:style-name="P5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7.92cm" svg:y="9.007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9.842cm" svg:y="10.477cm">
          <text:p text:style-name="P5"><text:span text:style-name="T1">3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953cm" svg:height="0.953cm" svg:x="13.97cm" svg:y="8.255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953cm" svg:height="0.953cm" svg:x="16.192cm" svg:y="10.795cm">
          <text:p text:style-name="P5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6.827cm" svg:y="8.889cm">
          <text:p text:style-name="P5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953cm" svg:height="0.953cm" svg:x="14.087cm" svg:y="3.692cm">
          <text:p text:style-name="P5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0.895cm" svg:y="8.89cm">
          <text:p text:style-name="P5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9.842cm" svg:y="5.715cm">
          <text:p text:style-name="P5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953cm" svg:height="0.953cm" svg:x="11.747cm" svg:y="6.984cm">
          <text:p text:style-name="P5"><text:span text:style-name="T1">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953cm" svg:height="0.953cm" svg:x="12.917cm" svg:y="5.297cm">
          <text:p text:style-name="P5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5.992cm" svg:y="4.879cm">
          <text:p text:style-name="P5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10.477cm" svg:height="1.587cm" svg:x="1.27cm" svg:y="13.335cm">
          <text:p text:style-name="P7"><text:span text:style-name="T2">Max flow </text:span><text:span text:style-name="T3">≤</text:span><text:span text:style-name="T4"> 52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line draw:style-name="gr1" draw:text-style-name="P1" draw:layer="layout" svg:x1="6.35cm" svg:y1="4.127cm" svg:x2="2.222cm" svg:y2="7.62cm">
          <text:p/>
        </draw:line>
        <draw:line draw:style-name="gr1" draw:text-style-name="P1" draw:layer="layout" svg:x1="6.35cm" svg:y1="4.128cm" svg:x2="9.207cm" svg:y2="7.937cm">
          <text:p/>
        </draw:line>
        <draw:line draw:style-name="gr1" draw:text-style-name="P1" draw:layer="layout" svg:x1="7.62cm" svg:y1="11.112cm" svg:x2="2.222cm" svg:y2="7.621cm">
          <text:p/>
        </draw:line>
        <draw:line draw:style-name="gr1" draw:text-style-name="P1" draw:layer="layout" svg:x1="7.62cm" svg:y1="11.113cm" svg:x2="9.207cm" svg:y2="7.937cm">
          <text:p/>
        </draw:line>
        <draw:line draw:style-name="gr1" draw:text-style-name="P1" draw:layer="layout" svg:x1="7.621cm" svg:y1="11.113cm" svg:x2="13.652cm" svg:y2="10.795cm">
          <text:p/>
        </draw:line>
        <draw:line draw:style-name="gr1" draw:text-style-name="P1" draw:layer="layout" svg:x1="9.207cm" svg:y1="7.937cm" svg:x2="13.653cm" svg:y2="10.795cm">
          <text:p/>
        </draw:line>
        <draw:line draw:style-name="gr1" draw:text-style-name="P1" draw:layer="layout" svg:x1="9.207cm" svg:y1="7.937cm" svg:x2="11.43cm" svg:y2="4.445cm">
          <text:p/>
        </draw:line>
        <draw:line draw:style-name="gr1" draw:text-style-name="P1" draw:layer="layout" svg:x1="6.35cm" svg:y1="4.127cm" svg:x2="11.431cm" svg:y2="4.445cm">
          <text:p/>
        </draw:line>
        <draw:line draw:style-name="gr1" draw:text-style-name="P1" draw:layer="layout" svg:x1="17.78cm" svg:y1="3.81cm" svg:x2="11.432cm" svg:y2="4.445cm">
          <text:p/>
        </draw:line>
        <draw:line draw:style-name="gr1" draw:text-style-name="P1" draw:layer="layout" svg:x1="15.24cm" svg:y1="6.985cm" svg:x2="11.432cm" svg:y2="4.446cm">
          <text:p/>
        </draw:line>
        <draw:line draw:style-name="gr1" draw:text-style-name="P1" draw:layer="layout" svg:x1="15.24cm" svg:y1="6.986cm" svg:x2="9.207cm" svg:y2="7.937cm">
          <text:p/>
        </draw:line>
        <draw:line draw:style-name="gr1" draw:text-style-name="P1" draw:layer="layout" svg:x1="15.241cm" svg:y1="6.987cm" svg:x2="13.652cm" svg:y2="10.795cm">
          <text:p/>
        </draw:line>
        <draw:line draw:style-name="gr1" draw:text-style-name="P1" draw:layer="layout" svg:x1="15.242cm" svg:y1="6.987cm" svg:x2="19.367cm" svg:y2="11.747cm">
          <text:p/>
        </draw:line>
        <draw:line draw:style-name="gr1" draw:text-style-name="P1" draw:layer="layout" svg:x1="15.243cm" svg:y1="6.987cm" svg:x2="17.78cm" svg:y2="3.81cm">
          <text:p/>
        </draw:line>
        <draw:line draw:style-name="gr1" draw:text-style-name="P1" draw:layer="layout" svg:x1="13.652cm" svg:y1="10.795cm" svg:x2="19.368cm" svg:y2="11.747cm">
          <text:p/>
        </draw:line>
        <draw:line draw:style-name="gr1" draw:text-style-name="P1" draw:layer="layout" svg:x1="15.243cm" svg:y1="6.987cm" svg:x2="22.86cm" svg:y2="7.62cm">
          <text:p/>
        </draw:line>
        <draw:line draw:style-name="gr1" draw:text-style-name="P1" draw:layer="layout" svg:x1="22.86cm" svg:y1="7.62cm" svg:x2="19.368cm" svg:y2="11.747cm">
          <text:p/>
        </draw:line>
        <draw:line draw:style-name="gr1" draw:text-style-name="P1" draw:layer="layout" svg:x1="22.86cm" svg:y1="7.621cm" svg:x2="17.78cm" svg:y2="3.81cm">
          <text:p/>
        </draw:line>
        <draw:line draw:style-name="gr1" draw:text-style-name="P1" draw:layer="layout" svg:x1="2.222cm" svg:y1="7.62cm" svg:x2="9.208cm" svg:y2="7.938cm">
          <text:p/>
        </draw:line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3.81cm" svg:y="5.397cm">
          <text:p text:style-name="P5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5.08cm" svg:y="7.302cm">
          <text:p text:style-name="P5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4.444cm" svg:y="8.89cm">
          <text:p text:style-name="P5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9.684cm" svg:y="5.079cm">
          <text:p text:style-name="P5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20.637cm" svg:y="9.207cm">
          <text:p text:style-name="P5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8.414cm" svg:y="6.767cm">
          <text:p text:style-name="P5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8.572cm" svg:y="3.892cm">
          <text:p text:style-name="P5"><text:span text:style-name="T1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7.402cm" svg:y="5.614cm">
          <text:p text:style-name="P5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7.92cm" svg:y="9.007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9.842cm" svg:y="10.477cm">
          <text:p text:style-name="P5"><text:span text:style-name="T1">3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3.97cm" svg:y="8.255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6.192cm" svg:y="10.795cm">
          <text:p text:style-name="P5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6.827cm" svg:y="8.889cm">
          <text:p text:style-name="P5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4.087cm" svg:y="3.692cm">
          <text:p text:style-name="P5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0.895cm" svg:y="8.89cm">
          <text:p text:style-name="P5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9.842cm" svg:y="5.715cm">
          <text:p text:style-name="P5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1.747cm" svg:y="6.984cm">
          <text:p text:style-name="P5"><text:span text:style-name="T1">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2.917cm" svg:y="5.297cm">
          <text:p text:style-name="P5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5.992cm" svg:y="4.879cm">
          <text:p text:style-name="P5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9" draw:style-name="dp1" draw:master-page-name="Default">
        <draw:line draw:style-name="gr12" draw:text-style-name="P1" draw:layer="layout" svg:x1="6.35cm" svg:y1="4.127cm" svg:x2="2.222cm" svg:y2="7.62cm">
          <text:p/>
        </draw:line>
        <draw:line draw:style-name="gr1" draw:text-style-name="P1" draw:layer="layout" svg:x1="6.35cm" svg:y1="4.128cm" svg:x2="9.207cm" svg:y2="7.937cm">
          <text:p/>
        </draw:line>
        <draw:line draw:style-name="gr1" draw:text-style-name="P1" draw:layer="layout" svg:x1="7.62cm" svg:y1="11.112cm" svg:x2="2.222cm" svg:y2="7.621cm">
          <text:p/>
        </draw:line>
        <draw:line draw:style-name="gr1" draw:text-style-name="P1" draw:layer="layout" svg:x1="7.62cm" svg:y1="11.113cm" svg:x2="9.207cm" svg:y2="7.937cm">
          <text:p/>
        </draw:line>
        <draw:line draw:style-name="gr1" draw:text-style-name="P1" draw:layer="layout" svg:x1="7.621cm" svg:y1="11.113cm" svg:x2="13.652cm" svg:y2="10.795cm">
          <text:p/>
        </draw:line>
        <draw:line draw:style-name="gr1" draw:text-style-name="P1" draw:layer="layout" svg:x1="9.207cm" svg:y1="7.937cm" svg:x2="13.653cm" svg:y2="10.795cm">
          <text:p/>
        </draw:line>
        <draw:line draw:style-name="gr1" draw:text-style-name="P1" draw:layer="layout" svg:x1="9.207cm" svg:y1="7.937cm" svg:x2="11.43cm" svg:y2="4.445cm">
          <text:p/>
        </draw:line>
        <draw:line draw:style-name="gr12" draw:text-style-name="P1" draw:layer="layout" svg:x1="6.35cm" svg:y1="4.127cm" svg:x2="11.431cm" svg:y2="4.445cm">
          <text:p/>
        </draw:line>
        <draw:line draw:style-name="gr12" draw:text-style-name="P1" draw:layer="layout" svg:x1="17.78cm" svg:y1="3.81cm" svg:x2="11.432cm" svg:y2="4.445cm">
          <text:p/>
        </draw:line>
        <draw:line draw:style-name="gr1" draw:text-style-name="P1" draw:layer="layout" svg:x1="15.24cm" svg:y1="6.985cm" svg:x2="11.432cm" svg:y2="4.446cm">
          <text:p/>
        </draw:line>
        <draw:line draw:style-name="gr1" draw:text-style-name="P1" draw:layer="layout" svg:x1="15.24cm" svg:y1="6.986cm" svg:x2="9.207cm" svg:y2="7.937cm">
          <text:p/>
        </draw:line>
        <draw:line draw:style-name="gr1" draw:text-style-name="P1" draw:layer="layout" svg:x1="15.241cm" svg:y1="6.987cm" svg:x2="13.652cm" svg:y2="10.795cm">
          <text:p/>
        </draw:line>
        <draw:line draw:style-name="gr1" draw:text-style-name="P1" draw:layer="layout" svg:x1="15.242cm" svg:y1="6.987cm" svg:x2="19.367cm" svg:y2="11.747cm">
          <text:p/>
        </draw:line>
        <draw:line draw:style-name="gr1" draw:text-style-name="P1" draw:layer="layout" svg:x1="15.243cm" svg:y1="6.987cm" svg:x2="17.78cm" svg:y2="3.81cm">
          <text:p/>
        </draw:line>
        <draw:line draw:style-name="gr1" draw:text-style-name="P1" draw:layer="layout" svg:x1="13.652cm" svg:y1="10.795cm" svg:x2="19.368cm" svg:y2="11.747cm">
          <text:p/>
        </draw:line>
        <draw:line draw:style-name="gr1" draw:text-style-name="P1" draw:layer="layout" svg:x1="15.243cm" svg:y1="6.987cm" svg:x2="22.86cm" svg:y2="7.62cm">
          <text:p/>
        </draw:line>
        <draw:line draw:style-name="gr1" draw:text-style-name="P1" draw:layer="layout" svg:x1="22.86cm" svg:y1="7.62cm" svg:x2="19.368cm" svg:y2="11.747cm">
          <text:p/>
        </draw:line>
        <draw:line draw:style-name="gr12" draw:text-style-name="P1" draw:layer="layout" svg:x1="22.86cm" svg:y1="7.621cm" svg:x2="17.78cm" svg:y2="3.81cm">
          <text:p/>
        </draw:line>
        <draw:line draw:style-name="gr1" draw:text-style-name="P1" draw:layer="layout" svg:x1="2.222cm" svg:y1="7.62cm" svg:x2="9.208cm" svg:y2="7.938cm">
          <text:p/>
        </draw:line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953cm" svg:height="0.953cm" svg:x="3.81cm" svg:y="5.397cm">
          <text:p text:style-name="P5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5.08cm" svg:y="7.302cm">
          <text:p text:style-name="P5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4.444cm" svg:y="8.89cm">
          <text:p text:style-name="P5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953cm" svg:height="0.953cm" svg:x="19.684cm" svg:y="5.079cm">
          <text:p text:style-name="P5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20.637cm" svg:y="9.207cm">
          <text:p text:style-name="P5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8.414cm" svg:y="6.767cm">
          <text:p text:style-name="P5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953cm" svg:height="0.953cm" svg:x="8.572cm" svg:y="3.892cm">
          <text:p text:style-name="P5"><text:span text:style-name="T1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7.402cm" svg:y="5.614cm">
          <text:p text:style-name="P5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7.92cm" svg:y="9.007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9.842cm" svg:y="10.477cm">
          <text:p text:style-name="P5"><text:span text:style-name="T1">3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3.97cm" svg:y="8.255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6.192cm" svg:y="10.795cm">
          <text:p text:style-name="P5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6.827cm" svg:y="8.889cm">
          <text:p text:style-name="P5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953cm" svg:height="0.953cm" svg:x="14.087cm" svg:y="3.692cm">
          <text:p text:style-name="P5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0.895cm" svg:y="8.89cm">
          <text:p text:style-name="P5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9.842cm" svg:y="5.715cm">
          <text:p text:style-name="P5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1.747cm" svg:y="6.984cm">
          <text:p text:style-name="P5"><text:span text:style-name="T1">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2.917cm" svg:y="5.297cm">
          <text:p text:style-name="P5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5.992cm" svg:y="4.879cm">
          <text:p text:style-name="P5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6.667cm" svg:height="1.587cm" svg:x="20.955cm" svg:y="0.317cm">
          <text:p text:style-name="P13"><text:span text:style-name="T6">Flow on ABEHI </text:span><text:span text:style-name="T7">≤</text:span><text:span text:style-name="T8"> 10</text:span>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line draw:style-name="gr12" draw:text-style-name="P1" draw:layer="layout" svg:x1="6.35cm" svg:y1="4.127cm" svg:x2="2.222cm" svg:y2="7.62cm">
          <text:p/>
        </draw:line>
        <draw:line draw:style-name="gr1" draw:text-style-name="P1" draw:layer="layout" svg:x1="6.35cm" svg:y1="4.128cm" svg:x2="9.207cm" svg:y2="7.937cm">
          <text:p/>
        </draw:line>
        <draw:line draw:style-name="gr1" draw:text-style-name="P1" draw:layer="layout" svg:x1="7.62cm" svg:y1="11.112cm" svg:x2="2.222cm" svg:y2="7.621cm">
          <text:p/>
        </draw:line>
        <draw:line draw:style-name="gr1" draw:text-style-name="P1" draw:layer="layout" svg:x1="7.62cm" svg:y1="11.113cm" svg:x2="9.207cm" svg:y2="7.937cm">
          <text:p/>
        </draw:line>
        <draw:line draw:style-name="gr1" draw:text-style-name="P1" draw:layer="layout" svg:x1="7.621cm" svg:y1="11.113cm" svg:x2="13.652cm" svg:y2="10.795cm">
          <text:p/>
        </draw:line>
        <draw:line draw:style-name="gr1" draw:text-style-name="P1" draw:layer="layout" svg:x1="9.207cm" svg:y1="7.937cm" svg:x2="13.653cm" svg:y2="10.795cm">
          <text:p/>
        </draw:line>
        <draw:line draw:style-name="gr1" draw:text-style-name="P1" draw:layer="layout" svg:x1="9.207cm" svg:y1="7.937cm" svg:x2="11.43cm" svg:y2="4.445cm">
          <text:p/>
        </draw:line>
        <draw:line draw:style-name="gr12" draw:text-style-name="P1" draw:layer="layout" svg:x1="6.35cm" svg:y1="4.127cm" svg:x2="11.431cm" svg:y2="4.445cm">
          <text:p/>
        </draw:line>
        <draw:line draw:style-name="gr12" draw:text-style-name="P1" draw:layer="layout" svg:x1="17.78cm" svg:y1="3.81cm" svg:x2="11.432cm" svg:y2="4.445cm">
          <text:p/>
        </draw:line>
        <draw:line draw:style-name="gr1" draw:text-style-name="P1" draw:layer="layout" svg:x1="15.24cm" svg:y1="6.985cm" svg:x2="11.432cm" svg:y2="4.446cm">
          <text:p/>
        </draw:line>
        <draw:line draw:style-name="gr15" draw:text-style-name="P1" draw:layer="layout" svg:x1="15.24cm" svg:y1="6.986cm" svg:x2="9.207cm" svg:y2="7.937cm">
          <text:p/>
        </draw:line>
        <draw:line draw:style-name="gr1" draw:text-style-name="P1" draw:layer="layout" svg:x1="15.241cm" svg:y1="6.987cm" svg:x2="13.652cm" svg:y2="10.795cm">
          <text:p/>
        </draw:line>
        <draw:line draw:style-name="gr1" draw:text-style-name="P1" draw:layer="layout" svg:x1="15.242cm" svg:y1="6.987cm" svg:x2="19.367cm" svg:y2="11.747cm">
          <text:p/>
        </draw:line>
        <draw:line draw:style-name="gr1" draw:text-style-name="P1" draw:layer="layout" svg:x1="15.243cm" svg:y1="6.987cm" svg:x2="17.78cm" svg:y2="3.81cm">
          <text:p/>
        </draw:line>
        <draw:line draw:style-name="gr1" draw:text-style-name="P1" draw:layer="layout" svg:x1="13.652cm" svg:y1="10.795cm" svg:x2="19.368cm" svg:y2="11.747cm">
          <text:p/>
        </draw:line>
        <draw:line draw:style-name="gr15" draw:text-style-name="P1" draw:layer="layout" svg:x1="15.243cm" svg:y1="6.987cm" svg:x2="22.86cm" svg:y2="7.62cm">
          <text:p/>
        </draw:line>
        <draw:line draw:style-name="gr1" draw:text-style-name="P1" draw:layer="layout" svg:x1="22.86cm" svg:y1="7.62cm" svg:x2="19.368cm" svg:y2="11.747cm">
          <text:p/>
        </draw:line>
        <draw:line draw:style-name="gr12" draw:text-style-name="P1" draw:layer="layout" svg:x1="22.86cm" svg:y1="7.621cm" svg:x2="17.78cm" svg:y2="3.81cm">
          <text:p/>
        </draw:line>
        <draw:line draw:style-name="gr15" draw:text-style-name="P1" draw:layer="layout" svg:x1="2.222cm" svg:y1="7.62cm" svg:x2="9.208cm" svg:y2="7.938cm">
          <text:p/>
        </draw:line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953cm" svg:height="0.953cm" svg:x="3.81cm" svg:y="5.397cm">
          <text:p text:style-name="P5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53cm" svg:height="0.953cm" svg:x="5.08cm" svg:y="7.302cm">
          <text:p text:style-name="P5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4.444cm" svg:y="8.89cm">
          <text:p text:style-name="P5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953cm" svg:height="0.953cm" svg:x="19.684cm" svg:y="5.079cm">
          <text:p text:style-name="P5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20.637cm" svg:y="9.207cm">
          <text:p text:style-name="P5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53cm" svg:height="0.953cm" svg:x="18.414cm" svg:y="6.767cm">
          <text:p text:style-name="P5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953cm" svg:height="0.953cm" svg:x="8.572cm" svg:y="3.892cm">
          <text:p text:style-name="P5"><text:span text:style-name="T1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7.402cm" svg:y="5.614cm">
          <text:p text:style-name="P5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7.92cm" svg:y="9.007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9.842cm" svg:y="10.477cm">
          <text:p text:style-name="P5"><text:span text:style-name="T1">3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3.97cm" svg:y="8.255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6.192cm" svg:y="10.795cm">
          <text:p text:style-name="P5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6.827cm" svg:y="8.889cm">
          <text:p text:style-name="P5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953cm" svg:height="0.953cm" svg:x="14.087cm" svg:y="3.692cm">
          <text:p text:style-name="P5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0.895cm" svg:y="8.89cm">
          <text:p text:style-name="P5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9.842cm" svg:y="5.715cm">
          <text:p text:style-name="P5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53cm" svg:height="0.953cm" svg:x="11.747cm" svg:y="6.984cm">
          <text:p text:style-name="P5"><text:span text:style-name="T1">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2.917cm" svg:y="5.297cm">
          <text:p text:style-name="P5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5.992cm" svg:y="4.879cm">
          <text:p text:style-name="P5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6.667cm" svg:height="1.587cm" svg:x="20.955cm" svg:y="0.317cm">
          <text:p text:style-name="P13"><text:span text:style-name="T6">Flow on ABEHI </text:span><text:span text:style-name="T7">≤</text:span><text:span text:style-name="T8"> 10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6.667cm" svg:height="1.587cm" svg:x="20.955cm" svg:y="2.023cm">
          <text:p text:style-name="P16"><text:span text:style-name="T9">Flow on ACFI </text:span><text:span text:style-name="T10">≤</text:span><text:span text:style-name="T11"> 18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1" draw:style-name="dp1" draw:master-page-name="Default">
        <draw:line draw:style-name="gr12" draw:text-style-name="P1" draw:layer="layout" svg:x1="6.35cm" svg:y1="4.127cm" svg:x2="2.222cm" svg:y2="7.62cm">
          <text:p/>
        </draw:line>
        <draw:line draw:style-name="gr1" draw:text-style-name="P1" draw:layer="layout" svg:x1="6.35cm" svg:y1="4.128cm" svg:x2="9.207cm" svg:y2="7.937cm">
          <text:p/>
        </draw:line>
        <draw:line draw:style-name="gr18" draw:text-style-name="P1" draw:layer="layout" svg:x1="7.62cm" svg:y1="11.112cm" svg:x2="2.222cm" svg:y2="7.621cm">
          <text:p/>
        </draw:line>
        <draw:line draw:style-name="gr1" draw:text-style-name="P1" draw:layer="layout" svg:x1="7.62cm" svg:y1="11.113cm" svg:x2="9.207cm" svg:y2="7.937cm">
          <text:p/>
        </draw:line>
        <draw:line draw:style-name="gr18" draw:text-style-name="P1" draw:layer="layout" svg:x1="7.621cm" svg:y1="11.113cm" svg:x2="13.652cm" svg:y2="10.795cm">
          <text:p/>
        </draw:line>
        <draw:line draw:style-name="gr1" draw:text-style-name="P1" draw:layer="layout" svg:x1="9.207cm" svg:y1="7.937cm" svg:x2="13.653cm" svg:y2="10.795cm">
          <text:p/>
        </draw:line>
        <draw:line draw:style-name="gr1" draw:text-style-name="P1" draw:layer="layout" svg:x1="9.207cm" svg:y1="7.937cm" svg:x2="11.43cm" svg:y2="4.445cm">
          <text:p/>
        </draw:line>
        <draw:line draw:style-name="gr12" draw:text-style-name="P1" draw:layer="layout" svg:x1="6.35cm" svg:y1="4.127cm" svg:x2="11.431cm" svg:y2="4.445cm">
          <text:p/>
        </draw:line>
        <draw:line draw:style-name="gr12" draw:text-style-name="P1" draw:layer="layout" svg:x1="17.78cm" svg:y1="3.81cm" svg:x2="11.432cm" svg:y2="4.445cm">
          <text:p/>
        </draw:line>
        <draw:line draw:style-name="gr1" draw:text-style-name="P1" draw:layer="layout" svg:x1="15.24cm" svg:y1="6.985cm" svg:x2="11.432cm" svg:y2="4.446cm">
          <text:p/>
        </draw:line>
        <draw:line draw:style-name="gr15" draw:text-style-name="P1" draw:layer="layout" svg:x1="15.24cm" svg:y1="6.986cm" svg:x2="9.207cm" svg:y2="7.937cm">
          <text:p/>
        </draw:line>
        <draw:line draw:style-name="gr1" draw:text-style-name="P1" draw:layer="layout" svg:x1="15.241cm" svg:y1="6.987cm" svg:x2="13.652cm" svg:y2="10.795cm">
          <text:p/>
        </draw:line>
        <draw:line draw:style-name="gr1" draw:text-style-name="P1" draw:layer="layout" svg:x1="15.242cm" svg:y1="6.987cm" svg:x2="19.367cm" svg:y2="11.747cm">
          <text:p/>
        </draw:line>
        <draw:line draw:style-name="gr1" draw:text-style-name="P1" draw:layer="layout" svg:x1="15.243cm" svg:y1="6.987cm" svg:x2="17.78cm" svg:y2="3.81cm">
          <text:p/>
        </draw:line>
        <draw:line draw:style-name="gr18" draw:text-style-name="P1" draw:layer="layout" svg:x1="13.652cm" svg:y1="10.795cm" svg:x2="19.368cm" svg:y2="11.747cm">
          <text:p/>
        </draw:line>
        <draw:line draw:style-name="gr15" draw:text-style-name="P1" draw:layer="layout" svg:x1="15.243cm" svg:y1="6.987cm" svg:x2="22.86cm" svg:y2="7.62cm">
          <text:p/>
        </draw:line>
        <draw:line draw:style-name="gr18" draw:text-style-name="P1" draw:layer="layout" svg:x1="22.86cm" svg:y1="7.62cm" svg:x2="19.368cm" svg:y2="11.747cm">
          <text:p/>
        </draw:line>
        <draw:line draw:style-name="gr12" draw:text-style-name="P1" draw:layer="layout" svg:x1="22.86cm" svg:y1="7.621cm" svg:x2="17.78cm" svg:y2="3.81cm">
          <text:p/>
        </draw:line>
        <draw:line draw:style-name="gr15" draw:text-style-name="P1" draw:layer="layout" svg:x1="2.222cm" svg:y1="7.62cm" svg:x2="9.208cm" svg:y2="7.938cm">
          <text:p/>
        </draw:line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953cm" svg:height="0.953cm" svg:x="3.81cm" svg:y="5.397cm">
          <text:p text:style-name="P5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53cm" svg:height="0.953cm" svg:x="5.08cm" svg:y="7.302cm">
          <text:p text:style-name="P5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953cm" svg:height="0.953cm" svg:x="4.444cm" svg:y="8.89cm">
          <text:p text:style-name="P5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953cm" svg:height="0.953cm" svg:x="19.684cm" svg:y="5.079cm">
          <text:p text:style-name="P5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953cm" svg:height="0.953cm" svg:x="20.637cm" svg:y="9.207cm">
          <text:p text:style-name="P5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53cm" svg:height="0.953cm" svg:x="18.414cm" svg:y="6.767cm">
          <text:p text:style-name="P5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953cm" svg:height="0.953cm" svg:x="8.572cm" svg:y="3.892cm">
          <text:p text:style-name="P5"><text:span text:style-name="T1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7.402cm" svg:y="5.614cm">
          <text:p text:style-name="P5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7.92cm" svg:y="9.007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953cm" svg:height="0.953cm" svg:x="9.842cm" svg:y="10.477cm">
          <text:p text:style-name="P5"><text:span text:style-name="T1">3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3.97cm" svg:y="8.255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953cm" svg:height="0.953cm" svg:x="16.192cm" svg:y="10.795cm">
          <text:p text:style-name="P5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6.827cm" svg:y="8.889cm">
          <text:p text:style-name="P5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953cm" svg:height="0.953cm" svg:x="14.087cm" svg:y="3.692cm">
          <text:p text:style-name="P5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0.895cm" svg:y="8.89cm">
          <text:p text:style-name="P5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9.842cm" svg:y="5.715cm">
          <text:p text:style-name="P5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53cm" svg:height="0.953cm" svg:x="11.747cm" svg:y="6.984cm">
          <text:p text:style-name="P5"><text:span text:style-name="T1">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2.917cm" svg:y="5.297cm">
          <text:p text:style-name="P5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5.992cm" svg:y="4.879cm">
          <text:p text:style-name="P5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6.667cm" svg:height="1.587cm" svg:x="20.955cm" svg:y="0.317cm">
          <text:p text:style-name="P13"><text:span text:style-name="T6">Flow on ABEHI </text:span><text:span text:style-name="T7">≤</text:span><text:span text:style-name="T8"> 10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6.667cm" svg:height="1.587cm" svg:x="20.955cm" svg:y="2.023cm">
          <text:p text:style-name="P16"><text:span text:style-name="T9">Flow on ACFI </text:span><text:span text:style-name="T10">≤</text:span><text:span text:style-name="T11"> 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0" draw:layer="layout" svg:width="6.667cm" svg:height="1.587cm" svg:x="20.955cm" svg:y="3.71cm">
          <text:p text:style-name="P19"><text:span text:style-name="T12">Flow on ADGJI </text:span><text:span text:style-name="T13">≤</text:span><text:span text:style-name="T14"> 8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2" draw:style-name="dp1" draw:master-page-name="Default">
        <draw:line draw:style-name="gr12" draw:text-style-name="P1" draw:layer="layout" svg:x1="6.35cm" svg:y1="4.127cm" svg:x2="2.222cm" svg:y2="7.62cm">
          <text:p/>
        </draw:line>
        <draw:line draw:style-name="gr1" draw:text-style-name="P1" draw:layer="layout" svg:x1="6.35cm" svg:y1="4.128cm" svg:x2="9.207cm" svg:y2="7.937cm">
          <text:p/>
        </draw:line>
        <draw:line draw:style-name="gr18" draw:text-style-name="P1" draw:layer="layout" svg:x1="7.62cm" svg:y1="11.112cm" svg:x2="2.222cm" svg:y2="7.621cm">
          <text:p/>
        </draw:line>
        <draw:line draw:style-name="gr1" draw:text-style-name="P1" draw:layer="layout" svg:x1="7.62cm" svg:y1="11.113cm" svg:x2="9.207cm" svg:y2="7.937cm">
          <text:p/>
        </draw:line>
        <draw:line draw:style-name="gr18" draw:text-style-name="P1" draw:layer="layout" svg:x1="7.621cm" svg:y1="11.113cm" svg:x2="13.652cm" svg:y2="10.795cm">
          <text:p/>
        </draw:line>
        <draw:line draw:style-name="gr1" draw:text-style-name="P1" draw:layer="layout" svg:x1="9.207cm" svg:y1="7.937cm" svg:x2="13.653cm" svg:y2="10.795cm">
          <text:p/>
        </draw:line>
        <draw:line draw:style-name="gr1" draw:text-style-name="P1" draw:layer="layout" svg:x1="9.207cm" svg:y1="7.937cm" svg:x2="11.43cm" svg:y2="4.445cm">
          <text:p/>
        </draw:line>
        <draw:line draw:style-name="gr12" draw:text-style-name="P1" draw:layer="layout" svg:x1="6.35cm" svg:y1="4.127cm" svg:x2="11.431cm" svg:y2="4.445cm">
          <text:p/>
        </draw:line>
        <draw:line draw:style-name="gr12" draw:text-style-name="P1" draw:layer="layout" svg:x1="17.78cm" svg:y1="3.81cm" svg:x2="11.432cm" svg:y2="4.445cm">
          <text:p/>
        </draw:line>
        <draw:line draw:style-name="gr1" draw:text-style-name="P1" draw:layer="layout" svg:x1="15.24cm" svg:y1="6.985cm" svg:x2="11.432cm" svg:y2="4.446cm">
          <text:p/>
        </draw:line>
        <draw:line draw:style-name="gr15" draw:text-style-name="P1" draw:layer="layout" svg:x1="15.24cm" svg:y1="6.986cm" svg:x2="9.207cm" svg:y2="7.937cm">
          <text:p/>
        </draw:line>
        <draw:line draw:style-name="gr1" draw:text-style-name="P1" draw:layer="layout" svg:x1="15.241cm" svg:y1="6.987cm" svg:x2="13.652cm" svg:y2="10.795cm">
          <text:p/>
        </draw:line>
        <draw:line draw:style-name="gr1" draw:text-style-name="P1" draw:layer="layout" svg:x1="15.242cm" svg:y1="6.987cm" svg:x2="19.367cm" svg:y2="11.747cm">
          <text:p/>
        </draw:line>
        <draw:line draw:style-name="gr1" draw:text-style-name="P1" draw:layer="layout" svg:x1="15.243cm" svg:y1="6.987cm" svg:x2="17.78cm" svg:y2="3.81cm">
          <text:p/>
        </draw:line>
        <draw:line draw:style-name="gr18" draw:text-style-name="P1" draw:layer="layout" svg:x1="13.652cm" svg:y1="10.795cm" svg:x2="19.368cm" svg:y2="11.747cm">
          <text:p/>
        </draw:line>
        <draw:line draw:style-name="gr15" draw:text-style-name="P1" draw:layer="layout" svg:x1="15.243cm" svg:y1="6.987cm" svg:x2="22.86cm" svg:y2="7.62cm">
          <text:p/>
        </draw:line>
        <draw:line draw:style-name="gr18" draw:text-style-name="P1" draw:layer="layout" svg:x1="22.86cm" svg:y1="7.62cm" svg:x2="19.368cm" svg:y2="11.747cm">
          <text:p/>
        </draw:line>
        <draw:line draw:style-name="gr12" draw:text-style-name="P1" draw:layer="layout" svg:x1="22.86cm" svg:y1="7.621cm" svg:x2="17.78cm" svg:y2="3.81cm">
          <text:p/>
        </draw:line>
        <draw:line draw:style-name="gr15" draw:text-style-name="P1" draw:layer="layout" svg:x1="2.222cm" svg:y1="7.62cm" svg:x2="9.208cm" svg:y2="7.938cm">
          <text:p/>
        </draw:line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953cm" svg:height="0.953cm" svg:x="3.81cm" svg:y="5.397cm">
          <text:p text:style-name="P5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53cm" svg:height="0.953cm" svg:x="5.08cm" svg:y="7.302cm">
          <text:p text:style-name="P5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953cm" svg:height="0.953cm" svg:x="4.444cm" svg:y="8.89cm">
          <text:p text:style-name="P5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953cm" svg:height="0.953cm" svg:x="19.684cm" svg:y="5.079cm">
          <text:p text:style-name="P5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953cm" svg:height="0.953cm" svg:x="20.637cm" svg:y="9.207cm">
          <text:p text:style-name="P5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53cm" svg:height="0.953cm" svg:x="18.414cm" svg:y="6.767cm">
          <text:p text:style-name="P5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953cm" svg:height="0.953cm" svg:x="8.572cm" svg:y="3.892cm">
          <text:p text:style-name="P5"><text:span text:style-name="T1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7.402cm" svg:y="5.614cm">
          <text:p text:style-name="P5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7.92cm" svg:y="9.007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953cm" svg:height="0.953cm" svg:x="9.842cm" svg:y="10.477cm">
          <text:p text:style-name="P5"><text:span text:style-name="T1">3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3.97cm" svg:y="8.255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953cm" svg:height="0.953cm" svg:x="16.192cm" svg:y="10.795cm">
          <text:p text:style-name="P5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6.827cm" svg:y="8.889cm">
          <text:p text:style-name="P5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953cm" svg:height="0.953cm" svg:x="14.087cm" svg:y="3.692cm">
          <text:p text:style-name="P5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0.895cm" svg:y="8.89cm">
          <text:p text:style-name="P5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9.842cm" svg:y="5.715cm">
          <text:p text:style-name="P5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53cm" svg:height="0.953cm" svg:x="11.747cm" svg:y="6.984cm">
          <text:p text:style-name="P5"><text:span text:style-name="T1">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2.917cm" svg:y="5.297cm">
          <text:p text:style-name="P5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5.992cm" svg:y="4.879cm">
          <text:p text:style-name="P5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6.667cm" svg:height="1.587cm" svg:x="20.955cm" svg:y="0.317cm">
          <text:p text:style-name="P13"><text:span text:style-name="T6">Flow on ABEHI </text:span><text:span text:style-name="T7">≤</text:span><text:span text:style-name="T8"> 10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6.667cm" svg:height="1.587cm" svg:x="20.955cm" svg:y="2.023cm">
          <text:p text:style-name="P16"><text:span text:style-name="T9">Flow on ACFI </text:span><text:span text:style-name="T10">≤</text:span><text:span text:style-name="T11"> 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0" draw:layer="layout" svg:width="6.667cm" svg:height="1.587cm" svg:x="20.955cm" svg:y="3.71cm">
          <text:p text:style-name="P19"><text:span text:style-name="T12">Flow on ADGJI </text:span><text:span text:style-name="T13">≤</text:span><text:span text:style-name="T14"> 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0.477cm" svg:height="1.587cm" svg:x="1.27cm" svg:y="13.335cm">
          <text:p text:style-name="P7"><text:span text:style-name="T2">Max flow </text:span><text:span text:style-name="T3">≥</text:span><text:span text:style-name="T4"> 36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line draw:style-name="gr21" draw:text-style-name="P1" draw:layer="layout" svg:x1="6.35cm" svg:y1="4.127cm" svg:x2="2.222cm" svg:y2="7.62cm">
          <text:p/>
        </draw:line>
        <draw:line draw:style-name="gr1" draw:text-style-name="P1" draw:layer="layout" svg:x1="6.35cm" svg:y1="4.128cm" svg:x2="9.207cm" svg:y2="7.937cm">
          <text:p/>
        </draw:line>
        <draw:line draw:style-name="gr18" draw:text-style-name="P1" draw:layer="layout" svg:x1="7.62cm" svg:y1="11.112cm" svg:x2="2.222cm" svg:y2="7.621cm">
          <text:p/>
        </draw:line>
        <draw:line draw:style-name="gr1" draw:text-style-name="P1" draw:layer="layout" svg:x1="7.62cm" svg:y1="11.113cm" svg:x2="9.207cm" svg:y2="7.937cm">
          <text:p/>
        </draw:line>
        <draw:line draw:style-name="gr18" draw:text-style-name="P1" draw:layer="layout" svg:x1="7.621cm" svg:y1="11.113cm" svg:x2="13.652cm" svg:y2="10.795cm">
          <text:p/>
        </draw:line>
        <draw:line draw:style-name="gr1" draw:text-style-name="P1" draw:layer="layout" svg:x1="9.207cm" svg:y1="7.937cm" svg:x2="13.653cm" svg:y2="10.795cm">
          <text:p/>
        </draw:line>
        <draw:line draw:style-name="gr1" draw:text-style-name="P1" draw:layer="layout" svg:x1="9.207cm" svg:y1="7.937cm" svg:x2="11.43cm" svg:y2="4.445cm">
          <text:p/>
        </draw:line>
        <draw:line draw:style-name="gr12" draw:text-style-name="P1" draw:layer="layout" svg:x1="6.35cm" svg:y1="4.127cm" svg:x2="11.431cm" svg:y2="4.445cm">
          <text:p/>
        </draw:line>
        <draw:line draw:style-name="gr12" draw:text-style-name="P1" draw:layer="layout" svg:x1="17.78cm" svg:y1="3.81cm" svg:x2="11.432cm" svg:y2="4.445cm">
          <text:p/>
        </draw:line>
        <draw:line draw:style-name="gr1" draw:text-style-name="P1" draw:layer="layout" svg:x1="15.24cm" svg:y1="6.985cm" svg:x2="11.432cm" svg:y2="4.446cm">
          <text:p/>
        </draw:line>
        <draw:line draw:style-name="gr22" draw:text-style-name="P1" draw:layer="layout" svg:x1="15.24cm" svg:y1="6.986cm" svg:x2="9.207cm" svg:y2="7.937cm">
          <text:p/>
        </draw:line>
        <draw:line draw:style-name="gr1" draw:text-style-name="P1" draw:layer="layout" svg:x1="15.241cm" svg:y1="6.987cm" svg:x2="13.652cm" svg:y2="10.795cm">
          <text:p/>
        </draw:line>
        <draw:line draw:style-name="gr1" draw:text-style-name="P1" draw:layer="layout" svg:x1="15.242cm" svg:y1="6.987cm" svg:x2="19.367cm" svg:y2="11.747cm">
          <text:p/>
        </draw:line>
        <draw:line draw:style-name="gr1" draw:text-style-name="P1" draw:layer="layout" svg:x1="15.243cm" svg:y1="6.987cm" svg:x2="17.78cm" svg:y2="3.81cm">
          <text:p/>
        </draw:line>
        <draw:line draw:style-name="gr23" draw:text-style-name="P1" draw:layer="layout" svg:x1="13.652cm" svg:y1="10.795cm" svg:x2="19.368cm" svg:y2="11.747cm">
          <text:p/>
        </draw:line>
        <draw:line draw:style-name="gr15" draw:text-style-name="P1" draw:layer="layout" svg:x1="15.243cm" svg:y1="6.987cm" svg:x2="22.86cm" svg:y2="7.62cm">
          <text:p/>
        </draw:line>
        <draw:line draw:style-name="gr18" draw:text-style-name="P1" draw:layer="layout" svg:x1="22.86cm" svg:y1="7.62cm" svg:x2="19.368cm" svg:y2="11.747cm">
          <text:p/>
        </draw:line>
        <draw:line draw:style-name="gr12" draw:text-style-name="P1" draw:layer="layout" svg:x1="22.86cm" svg:y1="7.621cm" svg:x2="17.78cm" svg:y2="3.81cm">
          <text:p/>
        </draw:line>
        <draw:line draw:style-name="gr15" draw:text-style-name="P1" draw:layer="layout" svg:x1="2.222cm" svg:y1="7.62cm" svg:x2="9.208cm" svg:y2="7.938cm">
          <text:p/>
        </draw:line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953cm" svg:height="0.953cm" svg:x="3.81cm" svg:y="5.397cm">
          <text:p text:style-name="P5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53cm" svg:height="0.953cm" svg:x="5.08cm" svg:y="7.302cm">
          <text:p text:style-name="P5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4.444cm" svg:y="8.89cm">
          <text:p text:style-name="P5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9.684cm" svg:y="5.079cm">
          <text:p text:style-name="P5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20.637cm" svg:y="9.207cm">
          <text:p text:style-name="P5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8.414cm" svg:y="6.767cm">
          <text:p text:style-name="P5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8.572cm" svg:y="3.892cm">
          <text:p text:style-name="P5"><text:span text:style-name="T1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7.402cm" svg:y="5.614cm">
          <text:p text:style-name="P5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7.92cm" svg:y="9.007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9.842cm" svg:y="10.477cm">
          <text:p text:style-name="P5"><text:span text:style-name="T1">3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3.97cm" svg:y="8.255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953cm" svg:height="0.953cm" svg:x="16.192cm" svg:y="10.795cm">
          <text:p text:style-name="P5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6.827cm" svg:y="8.889cm">
          <text:p text:style-name="P5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4.087cm" svg:y="3.692cm">
          <text:p text:style-name="P5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0.895cm" svg:y="8.89cm">
          <text:p text:style-name="P5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9.842cm" svg:y="5.715cm">
          <text:p text:style-name="P5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53cm" svg:height="0.953cm" svg:x="11.747cm" svg:y="6.984cm">
          <text:p text:style-name="P5"><text:span text:style-name="T1">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2.917cm" svg:y="5.297cm">
          <text:p text:style-name="P5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5.992cm" svg:y="4.879cm">
          <text:p text:style-name="P5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6.667cm" svg:height="1.587cm" svg:x="20.955cm" svg:y="0.317cm">
          <text:p text:style-name="P13"><text:span text:style-name="T6">Flow on ABEHI </text:span><text:span text:style-name="T7">≤</text:span><text:span text:style-name="T8"> 10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6.667cm" svg:height="1.587cm" svg:x="20.955cm" svg:y="2.023cm">
          <text:p text:style-name="P16"><text:span text:style-name="T9">Flow on ACFI </text:span><text:span text:style-name="T10">≤</text:span><text:span text:style-name="T11"> 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0" draw:layer="layout" svg:width="6.667cm" svg:height="1.587cm" svg:x="20.955cm" svg:y="3.71cm">
          <text:p text:style-name="P19"><text:span text:style-name="T12">Flow on ADGJI </text:span><text:span text:style-name="T13">≤</text:span><text:span text:style-name="T14"> 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0.477cm" svg:height="1.587cm" svg:x="1.27cm" svg:y="13.335cm">
          <text:p text:style-name="P7"><text:span text:style-name="T2">Max flow </text:span><text:span text:style-name="T3">≥</text:span><text:span text:style-name="T4"> 36</text:span></text:p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Default">
        <draw:polyline draw:style-name="gr24" draw:text-style-name="P1" draw:layer="layout" svg:width="20.637cm" svg:height="4.126cm" svg:x="2.222cm" svg:y="6.985cm" svg:viewBox="0 0 20638 4127" draw:points="0,635 5398,4127 11430,3810 13018,0 20638,635">
          <text:p/>
        </draw:polyline>
        <draw:line draw:style-name="gr21" draw:text-style-name="P1" draw:layer="layout" svg:x1="6.35cm" svg:y1="4.127cm" svg:x2="2.222cm" svg:y2="7.62cm">
          <text:p/>
        </draw:line>
        <draw:line draw:style-name="gr1" draw:text-style-name="P1" draw:layer="layout" svg:x1="6.35cm" svg:y1="4.128cm" svg:x2="9.207cm" svg:y2="7.937cm">
          <text:p/>
        </draw:line>
        <draw:line draw:style-name="gr18" draw:text-style-name="P1" draw:layer="layout" svg:x1="7.62cm" svg:y1="11.112cm" svg:x2="2.222cm" svg:y2="7.621cm">
          <text:p/>
        </draw:line>
        <draw:line draw:style-name="gr1" draw:text-style-name="P1" draw:layer="layout" svg:x1="7.62cm" svg:y1="11.113cm" svg:x2="9.207cm" svg:y2="7.937cm">
          <text:p/>
        </draw:line>
        <draw:line draw:style-name="gr18" draw:text-style-name="P1" draw:layer="layout" svg:x1="7.621cm" svg:y1="11.113cm" svg:x2="13.652cm" svg:y2="10.795cm">
          <text:p/>
        </draw:line>
        <draw:line draw:style-name="gr1" draw:text-style-name="P1" draw:layer="layout" svg:x1="9.207cm" svg:y1="7.937cm" svg:x2="13.653cm" svg:y2="10.795cm">
          <text:p/>
        </draw:line>
        <draw:line draw:style-name="gr1" draw:text-style-name="P1" draw:layer="layout" svg:x1="9.207cm" svg:y1="7.937cm" svg:x2="11.43cm" svg:y2="4.445cm">
          <text:p/>
        </draw:line>
        <draw:line draw:style-name="gr12" draw:text-style-name="P1" draw:layer="layout" svg:x1="6.35cm" svg:y1="4.127cm" svg:x2="11.431cm" svg:y2="4.445cm">
          <text:p/>
        </draw:line>
        <draw:line draw:style-name="gr12" draw:text-style-name="P1" draw:layer="layout" svg:x1="17.78cm" svg:y1="3.81cm" svg:x2="11.432cm" svg:y2="4.445cm">
          <text:p/>
        </draw:line>
        <draw:line draw:style-name="gr1" draw:text-style-name="P1" draw:layer="layout" svg:x1="15.24cm" svg:y1="6.985cm" svg:x2="11.432cm" svg:y2="4.446cm">
          <text:p/>
        </draw:line>
        <draw:line draw:style-name="gr22" draw:text-style-name="P1" draw:layer="layout" svg:x1="15.24cm" svg:y1="6.986cm" svg:x2="9.207cm" svg:y2="7.937cm">
          <text:p/>
        </draw:line>
        <draw:line draw:style-name="gr1" draw:text-style-name="P1" draw:layer="layout" svg:x1="15.241cm" svg:y1="6.987cm" svg:x2="13.652cm" svg:y2="10.795cm">
          <text:p/>
        </draw:line>
        <draw:line draw:style-name="gr1" draw:text-style-name="P1" draw:layer="layout" svg:x1="15.242cm" svg:y1="6.987cm" svg:x2="19.367cm" svg:y2="11.747cm">
          <text:p/>
        </draw:line>
        <draw:line draw:style-name="gr1" draw:text-style-name="P1" draw:layer="layout" svg:x1="15.243cm" svg:y1="6.987cm" svg:x2="17.78cm" svg:y2="3.81cm">
          <text:p/>
        </draw:line>
        <draw:line draw:style-name="gr23" draw:text-style-name="P1" draw:layer="layout" svg:x1="13.652cm" svg:y1="10.795cm" svg:x2="19.368cm" svg:y2="11.747cm">
          <text:p/>
        </draw:line>
        <draw:line draw:style-name="gr15" draw:text-style-name="P1" draw:layer="layout" svg:x1="15.243cm" svg:y1="6.987cm" svg:x2="22.86cm" svg:y2="7.62cm">
          <text:p/>
        </draw:line>
        <draw:line draw:style-name="gr18" draw:text-style-name="P1" draw:layer="layout" svg:x1="22.86cm" svg:y1="7.62cm" svg:x2="19.368cm" svg:y2="11.747cm">
          <text:p/>
        </draw:line>
        <draw:line draw:style-name="gr12" draw:text-style-name="P1" draw:layer="layout" svg:x1="22.86cm" svg:y1="7.621cm" svg:x2="17.78cm" svg:y2="3.81cm">
          <text:p/>
        </draw:line>
        <draw:line draw:style-name="gr15" draw:text-style-name="P1" draw:layer="layout" svg:x1="2.222cm" svg:y1="7.62cm" svg:x2="9.208cm" svg:y2="7.938cm">
          <text:p/>
        </draw:line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953cm" svg:height="0.953cm" svg:x="3.81cm" svg:y="5.397cm">
          <text:p text:style-name="P5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53cm" svg:height="0.953cm" svg:x="5.08cm" svg:y="7.302cm">
          <text:p text:style-name="P5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4.444cm" svg:y="8.89cm">
          <text:p text:style-name="P5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9.684cm" svg:y="5.079cm">
          <text:p text:style-name="P5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20.637cm" svg:y="9.207cm">
          <text:p text:style-name="P5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8.414cm" svg:y="6.767cm">
          <text:p text:style-name="P5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8.572cm" svg:y="3.892cm">
          <text:p text:style-name="P5"><text:span text:style-name="T1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7.402cm" svg:y="5.614cm">
          <text:p text:style-name="P5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7.92cm" svg:y="9.007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9.842cm" svg:y="10.477cm">
          <text:p text:style-name="P5"><text:span text:style-name="T1">3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3.97cm" svg:y="8.255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953cm" svg:height="0.953cm" svg:x="16.192cm" svg:y="10.795cm">
          <text:p text:style-name="P5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6.827cm" svg:y="8.889cm">
          <text:p text:style-name="P5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4.087cm" svg:y="3.692cm">
          <text:p text:style-name="P5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0.895cm" svg:y="8.89cm">
          <text:p text:style-name="P5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9.842cm" svg:y="5.715cm">
          <text:p text:style-name="P5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53cm" svg:height="0.953cm" svg:x="11.747cm" svg:y="6.984cm">
          <text:p text:style-name="P5"><text:span text:style-name="T1">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2.917cm" svg:y="5.297cm">
          <text:p text:style-name="P5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5.992cm" svg:y="4.879cm">
          <text:p text:style-name="P5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6.667cm" svg:height="1.587cm" svg:x="20.955cm" svg:y="0.317cm">
          <text:p text:style-name="P13"><text:span text:style-name="T6">Flow on ABEHI </text:span><text:span text:style-name="T7">≤</text:span><text:span text:style-name="T8"> 10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6.667cm" svg:height="1.587cm" svg:x="20.955cm" svg:y="2.023cm">
          <text:p text:style-name="P16"><text:span text:style-name="T9">Flow on ACFI </text:span><text:span text:style-name="T10">≤</text:span><text:span text:style-name="T11"> 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0" draw:layer="layout" svg:width="6.667cm" svg:height="1.587cm" svg:x="20.955cm" svg:y="3.71cm">
          <text:p text:style-name="P19"><text:span text:style-name="T12">Flow on ADGJI </text:span><text:span text:style-name="T13">≤</text:span><text:span text:style-name="T14"> 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0.477cm" svg:height="1.587cm" svg:x="1.27cm" svg:y="13.335cm">
          <text:p text:style-name="P7"><text:span text:style-name="T2">Max flow </text:span><text:span text:style-name="T3">≥</text:span><text:span text:style-name="T4"> 36+5?</text:span></text:p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Default">
        <draw:polyline draw:style-name="gr24" draw:text-style-name="P1" draw:layer="layout" svg:width="20.637cm" svg:height="4.126cm" svg:x="2.222cm" svg:y="6.985cm" svg:viewBox="0 0 20638 4127" draw:points="0,635 5398,4127 11430,3810 13018,0 20638,635">
          <text:p/>
        </draw:polyline>
        <draw:line draw:style-name="gr21" draw:text-style-name="P1" draw:layer="layout" svg:x1="6.35cm" svg:y1="4.127cm" svg:x2="2.222cm" svg:y2="7.62cm">
          <text:p/>
        </draw:line>
        <draw:line draw:style-name="gr1" draw:text-style-name="P1" draw:layer="layout" svg:x1="6.35cm" svg:y1="4.128cm" svg:x2="9.207cm" svg:y2="7.937cm">
          <text:p/>
        </draw:line>
        <draw:line draw:style-name="gr18" draw:text-style-name="P1" draw:layer="layout" svg:x1="7.62cm" svg:y1="11.112cm" svg:x2="2.222cm" svg:y2="7.621cm">
          <text:p/>
        </draw:line>
        <draw:line draw:style-name="gr1" draw:text-style-name="P1" draw:layer="layout" svg:x1="7.62cm" svg:y1="11.113cm" svg:x2="9.207cm" svg:y2="7.937cm">
          <text:p/>
        </draw:line>
        <draw:line draw:style-name="gr18" draw:text-style-name="P1" draw:layer="layout" svg:x1="7.621cm" svg:y1="11.113cm" svg:x2="13.652cm" svg:y2="10.795cm">
          <text:p/>
        </draw:line>
        <draw:line draw:style-name="gr1" draw:text-style-name="P1" draw:layer="layout" svg:x1="9.207cm" svg:y1="7.937cm" svg:x2="13.653cm" svg:y2="10.795cm">
          <text:p/>
        </draw:line>
        <draw:line draw:style-name="gr1" draw:text-style-name="P1" draw:layer="layout" svg:x1="9.207cm" svg:y1="7.937cm" svg:x2="11.43cm" svg:y2="4.445cm">
          <text:p/>
        </draw:line>
        <draw:line draw:style-name="gr12" draw:text-style-name="P1" draw:layer="layout" svg:x1="6.35cm" svg:y1="4.127cm" svg:x2="11.431cm" svg:y2="4.445cm">
          <text:p/>
        </draw:line>
        <draw:line draw:style-name="gr12" draw:text-style-name="P1" draw:layer="layout" svg:x1="17.78cm" svg:y1="3.81cm" svg:x2="11.432cm" svg:y2="4.445cm">
          <text:p/>
        </draw:line>
        <draw:line draw:style-name="gr1" draw:text-style-name="P1" draw:layer="layout" svg:x1="15.24cm" svg:y1="6.985cm" svg:x2="11.432cm" svg:y2="4.446cm">
          <text:p/>
        </draw:line>
        <draw:line draw:style-name="gr22" draw:text-style-name="P1" draw:layer="layout" svg:x1="15.24cm" svg:y1="6.986cm" svg:x2="9.207cm" svg:y2="7.937cm">
          <text:p/>
        </draw:line>
        <draw:line draw:style-name="gr1" draw:text-style-name="P1" draw:layer="layout" svg:x1="15.241cm" svg:y1="6.987cm" svg:x2="13.652cm" svg:y2="10.795cm">
          <text:p/>
        </draw:line>
        <draw:line draw:style-name="gr1" draw:text-style-name="P1" draw:layer="layout" svg:x1="15.242cm" svg:y1="6.987cm" svg:x2="19.367cm" svg:y2="11.747cm">
          <text:p/>
        </draw:line>
        <draw:line draw:style-name="gr1" draw:text-style-name="P1" draw:layer="layout" svg:x1="15.243cm" svg:y1="6.987cm" svg:x2="17.78cm" svg:y2="3.81cm">
          <text:p/>
        </draw:line>
        <draw:line draw:style-name="gr23" draw:text-style-name="P1" draw:layer="layout" svg:x1="13.652cm" svg:y1="10.795cm" svg:x2="19.368cm" svg:y2="11.747cm">
          <text:p/>
        </draw:line>
        <draw:line draw:style-name="gr15" draw:text-style-name="P1" draw:layer="layout" svg:x1="15.243cm" svg:y1="6.987cm" svg:x2="22.86cm" svg:y2="7.62cm">
          <text:p/>
        </draw:line>
        <draw:line draw:style-name="gr18" draw:text-style-name="P1" draw:layer="layout" svg:x1="22.86cm" svg:y1="7.62cm" svg:x2="19.368cm" svg:y2="11.747cm">
          <text:p/>
        </draw:line>
        <draw:line draw:style-name="gr12" draw:text-style-name="P1" draw:layer="layout" svg:x1="22.86cm" svg:y1="7.621cm" svg:x2="17.78cm" svg:y2="3.81cm">
          <text:p/>
        </draw:line>
        <draw:line draw:style-name="gr15" draw:text-style-name="P1" draw:layer="layout" svg:x1="2.222cm" svg:y1="7.62cm" svg:x2="9.208cm" svg:y2="7.938cm">
          <text:p/>
        </draw:line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953cm" svg:height="0.953cm" svg:x="3.81cm" svg:y="5.397cm">
          <text:p text:style-name="P5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53cm" svg:height="0.953cm" svg:x="5.08cm" svg:y="7.302cm">
          <text:p text:style-name="P5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4.444cm" svg:y="8.89cm">
          <text:p text:style-name="P5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9.684cm" svg:y="5.079cm">
          <text:p text:style-name="P5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20.637cm" svg:y="9.207cm">
          <text:p text:style-name="P5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8.414cm" svg:y="6.767cm">
          <text:p text:style-name="P5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8.572cm" svg:y="3.892cm">
          <text:p text:style-name="P5"><text:span text:style-name="T1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7.402cm" svg:y="5.614cm">
          <text:p text:style-name="P5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7.92cm" svg:y="9.007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9.842cm" svg:y="10.477cm">
          <text:p text:style-name="P5"><text:span text:style-name="T1">3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3.97cm" svg:y="8.255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953cm" svg:height="0.953cm" svg:x="16.192cm" svg:y="10.795cm">
          <text:p text:style-name="P5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6.827cm" svg:y="8.889cm">
          <text:p text:style-name="P5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4.087cm" svg:y="3.692cm">
          <text:p text:style-name="P5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0.895cm" svg:y="8.89cm">
          <text:p text:style-name="P5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9.842cm" svg:y="5.715cm">
          <text:p text:style-name="P5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53cm" svg:height="0.953cm" svg:x="11.747cm" svg:y="6.984cm">
          <text:p text:style-name="P5"><text:span text:style-name="T1">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2.917cm" svg:y="5.297cm">
          <text:p text:style-name="P5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5.992cm" svg:y="4.879cm">
          <text:p text:style-name="P5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6.667cm" svg:height="1.587cm" svg:x="20.955cm" svg:y="0.317cm">
          <text:p text:style-name="P13"><text:span text:style-name="T6">Flow on ABEHI </text:span><text:span text:style-name="T7">≤</text:span><text:span text:style-name="T8"> 10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6.667cm" svg:height="1.587cm" svg:x="20.955cm" svg:y="2.023cm">
          <text:p text:style-name="P16"><text:span text:style-name="T9">Flow on ACFI </text:span><text:span text:style-name="T10">≤</text:span><text:span text:style-name="T11"> 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0" draw:layer="layout" svg:width="6.667cm" svg:height="1.587cm" svg:x="20.955cm" svg:y="3.71cm">
          <text:p text:style-name="P19"><text:span text:style-name="T12">Flow on ADGJI </text:span><text:span text:style-name="T13">≤</text:span><text:span text:style-name="T14"> 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0.477cm" svg:height="1.587cm" svg:x="1.27cm" svg:y="13.335cm">
          <text:p text:style-name="P7"><text:span text:style-name="T2">Max flow </text:span><text:span text:style-name="T3">≥</text:span><text:span text:style-name="T4"> 36+2</text:span></text:p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Default">
        <draw:polyline draw:style-name="gr24" draw:text-style-name="P1" draw:layer="layout" svg:width="20.637cm" svg:height="4.761cm" svg:x="2.222cm" svg:y="6.985cm" svg:viewBox="0 0 20638 4762" draw:points="0,635 5398,4127 11430,3810 13018,0 17145,4762 20638,635">
          <text:p/>
        </draw:polyline>
        <draw:line draw:style-name="gr21" draw:text-style-name="P1" draw:layer="layout" svg:x1="6.35cm" svg:y1="4.127cm" svg:x2="2.222cm" svg:y2="7.62cm">
          <text:p/>
        </draw:line>
        <draw:line draw:style-name="gr1" draw:text-style-name="P1" draw:layer="layout" svg:x1="6.35cm" svg:y1="4.128cm" svg:x2="9.207cm" svg:y2="7.937cm">
          <text:p/>
        </draw:line>
        <draw:line draw:style-name="gr18" draw:text-style-name="P1" draw:layer="layout" svg:x1="7.62cm" svg:y1="11.112cm" svg:x2="2.222cm" svg:y2="7.621cm">
          <text:p/>
        </draw:line>
        <draw:line draw:style-name="gr1" draw:text-style-name="P1" draw:layer="layout" svg:x1="7.62cm" svg:y1="11.113cm" svg:x2="9.207cm" svg:y2="7.937cm">
          <text:p/>
        </draw:line>
        <draw:line draw:style-name="gr18" draw:text-style-name="P1" draw:layer="layout" svg:x1="7.621cm" svg:y1="11.113cm" svg:x2="13.652cm" svg:y2="10.795cm">
          <text:p/>
        </draw:line>
        <draw:line draw:style-name="gr1" draw:text-style-name="P1" draw:layer="layout" svg:x1="9.207cm" svg:y1="7.937cm" svg:x2="13.653cm" svg:y2="10.795cm">
          <text:p/>
        </draw:line>
        <draw:line draw:style-name="gr1" draw:text-style-name="P1" draw:layer="layout" svg:x1="9.207cm" svg:y1="7.937cm" svg:x2="11.43cm" svg:y2="4.445cm">
          <text:p/>
        </draw:line>
        <draw:line draw:style-name="gr12" draw:text-style-name="P1" draw:layer="layout" svg:x1="6.35cm" svg:y1="4.127cm" svg:x2="11.431cm" svg:y2="4.445cm">
          <text:p/>
        </draw:line>
        <draw:line draw:style-name="gr12" draw:text-style-name="P1" draw:layer="layout" svg:x1="17.78cm" svg:y1="3.81cm" svg:x2="11.432cm" svg:y2="4.445cm">
          <text:p/>
        </draw:line>
        <draw:line draw:style-name="gr1" draw:text-style-name="P1" draw:layer="layout" svg:x1="15.24cm" svg:y1="6.985cm" svg:x2="11.432cm" svg:y2="4.446cm">
          <text:p/>
        </draw:line>
        <draw:line draw:style-name="gr22" draw:text-style-name="P1" draw:layer="layout" svg:x1="15.24cm" svg:y1="6.986cm" svg:x2="9.207cm" svg:y2="7.937cm">
          <text:p/>
        </draw:line>
        <draw:line draw:style-name="gr1" draw:text-style-name="P1" draw:layer="layout" svg:x1="15.241cm" svg:y1="6.987cm" svg:x2="13.652cm" svg:y2="10.795cm">
          <text:p/>
        </draw:line>
        <draw:line draw:style-name="gr1" draw:text-style-name="P1" draw:layer="layout" svg:x1="15.242cm" svg:y1="6.987cm" svg:x2="19.367cm" svg:y2="11.747cm">
          <text:p/>
        </draw:line>
        <draw:line draw:style-name="gr1" draw:text-style-name="P1" draw:layer="layout" svg:x1="15.243cm" svg:y1="6.987cm" svg:x2="17.78cm" svg:y2="3.81cm">
          <text:p/>
        </draw:line>
        <draw:line draw:style-name="gr23" draw:text-style-name="P1" draw:layer="layout" svg:x1="13.652cm" svg:y1="10.795cm" svg:x2="19.368cm" svg:y2="11.747cm">
          <text:p/>
        </draw:line>
        <draw:line draw:style-name="gr15" draw:text-style-name="P1" draw:layer="layout" svg:x1="15.243cm" svg:y1="6.987cm" svg:x2="22.86cm" svg:y2="7.62cm">
          <text:p/>
        </draw:line>
        <draw:line draw:style-name="gr18" draw:text-style-name="P1" draw:layer="layout" svg:x1="22.86cm" svg:y1="7.62cm" svg:x2="19.368cm" svg:y2="11.747cm">
          <text:p/>
        </draw:line>
        <draw:line draw:style-name="gr12" draw:text-style-name="P1" draw:layer="layout" svg:x1="22.86cm" svg:y1="7.621cm" svg:x2="17.78cm" svg:y2="3.81cm">
          <text:p/>
        </draw:line>
        <draw:line draw:style-name="gr15" draw:text-style-name="P1" draw:layer="layout" svg:x1="2.222cm" svg:y1="7.62cm" svg:x2="9.208cm" svg:y2="7.938cm">
          <text:p/>
        </draw:line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953cm" svg:height="0.953cm" svg:x="3.81cm" svg:y="5.397cm">
          <text:p text:style-name="P5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53cm" svg:height="0.953cm" svg:x="5.08cm" svg:y="7.302cm">
          <text:p text:style-name="P5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4.444cm" svg:y="8.89cm">
          <text:p text:style-name="P5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9.684cm" svg:y="5.079cm">
          <text:p text:style-name="P5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20.637cm" svg:y="9.207cm">
          <text:p text:style-name="P5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8.414cm" svg:y="6.767cm">
          <text:p text:style-name="P5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8.572cm" svg:y="3.892cm">
          <text:p text:style-name="P5"><text:span text:style-name="T1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7.402cm" svg:y="5.614cm">
          <text:p text:style-name="P5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7.92cm" svg:y="9.007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9.842cm" svg:y="10.477cm">
          <text:p text:style-name="P5"><text:span text:style-name="T1">3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3.97cm" svg:y="8.255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953cm" svg:height="0.953cm" svg:x="16.192cm" svg:y="10.795cm">
          <text:p text:style-name="P5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6.827cm" svg:y="8.889cm">
          <text:p text:style-name="P5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4.087cm" svg:y="3.692cm">
          <text:p text:style-name="P5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0.895cm" svg:y="8.89cm">
          <text:p text:style-name="P5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9.842cm" svg:y="5.715cm">
          <text:p text:style-name="P5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953cm" svg:height="0.953cm" svg:x="11.747cm" svg:y="6.984cm">
          <text:p text:style-name="P5"><text:span text:style-name="T1">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2.917cm" svg:y="5.297cm">
          <text:p text:style-name="P5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5.992cm" svg:y="4.879cm">
          <text:p text:style-name="P5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6.667cm" svg:height="1.587cm" svg:x="20.955cm" svg:y="0.317cm">
          <text:p text:style-name="P13"><text:span text:style-name="T6">Flow on ABEHI </text:span><text:span text:style-name="T7">≤</text:span><text:span text:style-name="T8"> 10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6.667cm" svg:height="1.587cm" svg:x="20.955cm" svg:y="2.023cm">
          <text:p text:style-name="P16"><text:span text:style-name="T9">Flow on ACFI </text:span><text:span text:style-name="T10">≤</text:span><text:span text:style-name="T11"> 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0" draw:layer="layout" svg:width="6.667cm" svg:height="1.587cm" svg:x="20.955cm" svg:y="3.71cm">
          <text:p text:style-name="P19"><text:span text:style-name="T12">Flow on ADGJI </text:span><text:span text:style-name="T13">≤</text:span><text:span text:style-name="T14"> 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0.477cm" svg:height="1.587cm" svg:x="1.27cm" svg:y="13.335cm">
          <text:p text:style-name="P7"><text:span text:style-name="T2">Max flow </text:span><text:span text:style-name="T3">≥</text:span><text:span text:style-name="T4"> 36+5</text:span></text:p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Default">
        <draw:line draw:style-name="gr1" draw:text-style-name="P1" draw:layer="layout" svg:x1="6.35cm" svg:y1="4.127cm" svg:x2="2.222cm" svg:y2="7.62cm">
          <text:p/>
        </draw:line>
        <draw:line draw:style-name="gr1" draw:text-style-name="P1" draw:layer="layout" svg:x1="6.35cm" svg:y1="4.128cm" svg:x2="9.207cm" svg:y2="7.937cm">
          <text:p/>
        </draw:line>
        <draw:line draw:style-name="gr1" draw:text-style-name="P1" draw:layer="layout" svg:x1="7.62cm" svg:y1="11.112cm" svg:x2="2.222cm" svg:y2="7.621cm">
          <text:p/>
        </draw:line>
        <draw:line draw:style-name="gr1" draw:text-style-name="P1" draw:layer="layout" svg:x1="7.62cm" svg:y1="11.113cm" svg:x2="9.207cm" svg:y2="7.937cm">
          <text:p/>
        </draw:line>
        <draw:line draw:style-name="gr1" draw:text-style-name="P1" draw:layer="layout" svg:x1="7.621cm" svg:y1="11.113cm" svg:x2="13.652cm" svg:y2="10.795cm">
          <text:p/>
        </draw:line>
        <draw:line draw:style-name="gr1" draw:text-style-name="P1" draw:layer="layout" svg:x1="9.207cm" svg:y1="7.937cm" svg:x2="13.653cm" svg:y2="10.795cm">
          <text:p/>
        </draw:line>
        <draw:line draw:style-name="gr1" draw:text-style-name="P1" draw:layer="layout" svg:x1="9.207cm" svg:y1="7.937cm" svg:x2="11.43cm" svg:y2="4.445cm">
          <text:p/>
        </draw:line>
        <draw:line draw:style-name="gr1" draw:text-style-name="P1" draw:layer="layout" svg:x1="6.35cm" svg:y1="4.127cm" svg:x2="11.431cm" svg:y2="4.445cm">
          <text:p/>
        </draw:line>
        <draw:line draw:style-name="gr1" draw:text-style-name="P1" draw:layer="layout" svg:x1="17.78cm" svg:y1="3.81cm" svg:x2="11.432cm" svg:y2="4.445cm">
          <text:p/>
        </draw:line>
        <draw:line draw:style-name="gr1" draw:text-style-name="P1" draw:layer="layout" svg:x1="15.24cm" svg:y1="6.985cm" svg:x2="11.432cm" svg:y2="4.446cm">
          <text:p/>
        </draw:line>
        <draw:line draw:style-name="gr1" draw:text-style-name="P1" draw:layer="layout" svg:x1="15.24cm" svg:y1="6.986cm" svg:x2="9.207cm" svg:y2="7.937cm">
          <text:p/>
        </draw:line>
        <draw:line draw:style-name="gr1" draw:text-style-name="P1" draw:layer="layout" svg:x1="15.241cm" svg:y1="6.987cm" svg:x2="13.652cm" svg:y2="10.795cm">
          <text:p/>
        </draw:line>
        <draw:line draw:style-name="gr1" draw:text-style-name="P1" draw:layer="layout" svg:x1="15.242cm" svg:y1="6.987cm" svg:x2="19.367cm" svg:y2="11.747cm">
          <text:p/>
        </draw:line>
        <draw:line draw:style-name="gr1" draw:text-style-name="P1" draw:layer="layout" svg:x1="15.243cm" svg:y1="6.987cm" svg:x2="17.78cm" svg:y2="3.81cm">
          <text:p/>
        </draw:line>
        <draw:line draw:style-name="gr1" draw:text-style-name="P1" draw:layer="layout" svg:x1="13.652cm" svg:y1="10.795cm" svg:x2="19.368cm" svg:y2="11.747cm">
          <text:p/>
        </draw:line>
        <draw:line draw:style-name="gr1" draw:text-style-name="P1" draw:layer="layout" svg:x1="15.243cm" svg:y1="6.987cm" svg:x2="22.86cm" svg:y2="7.62cm">
          <text:p/>
        </draw:line>
        <draw:line draw:style-name="gr1" draw:text-style-name="P1" draw:layer="layout" svg:x1="22.86cm" svg:y1="7.62cm" svg:x2="19.368cm" svg:y2="11.747cm">
          <text:p/>
        </draw:line>
        <draw:line draw:style-name="gr1" draw:text-style-name="P1" draw:layer="layout" svg:x1="22.86cm" svg:y1="7.621cm" svg:x2="17.78cm" svg:y2="3.81cm">
          <text:p/>
        </draw:line>
        <draw:line draw:style-name="gr1" draw:text-style-name="P1" draw:layer="layout" svg:x1="2.222cm" svg:y1="7.62cm" svg:x2="9.208cm" svg:y2="7.938cm">
          <text:p/>
        </draw:line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3.81cm" svg:y="5.397cm">
          <text:p text:style-name="P5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5.08cm" svg:y="7.302cm">
          <text:p text:style-name="P5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4.444cm" svg:y="8.89cm">
          <text:p text:style-name="P5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9.684cm" svg:y="5.079cm">
          <text:p text:style-name="P5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20.637cm" svg:y="9.207cm">
          <text:p text:style-name="P5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8.414cm" svg:y="6.767cm">
          <text:p text:style-name="P5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8.572cm" svg:y="3.892cm">
          <text:p text:style-name="P5"><text:span text:style-name="T1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7.402cm" svg:y="5.614cm">
          <text:p text:style-name="P5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7.92cm" svg:y="9.007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9.842cm" svg:y="10.477cm">
          <text:p text:style-name="P5"><text:span text:style-name="T1">3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3.97cm" svg:y="8.255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6.192cm" svg:y="10.795cm">
          <text:p text:style-name="P5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6.827cm" svg:y="8.889cm">
          <text:p text:style-name="P5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4.087cm" svg:y="3.692cm">
          <text:p text:style-name="P5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0.895cm" svg:y="8.89cm">
          <text:p text:style-name="P5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9.842cm" svg:y="5.715cm">
          <text:p text:style-name="P5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1.747cm" svg:y="6.984cm">
          <text:p text:style-name="P5"><text:span text:style-name="T1">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2.917cm" svg:y="5.297cm">
          <text:p text:style-name="P5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5.992cm" svg:y="4.879cm">
          <text:p text:style-name="P5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8" draw:style-name="dp1" draw:master-page-name="Default">
        <draw:path draw:style-name="gr25" draw:text-style-name="P1" draw:layer="layout" svg:width="4.033cm" svg:height="0.719cm" draw:transform="rotate (0.726755100530439) translate (2.06159067816137cm 6.44691171739232cm)" svg:viewBox="0 0 4034 720" svg:d="M0 720c1081-738 2637-1054 4034-238">
          <text:p/>
        </draw:path>
        <draw:path draw:style-name="gr25" draw:text-style-name="P1" draw:layer="layout" svg:width="4.27cm" svg:height="0.558cm" draw:transform="rotate (0.726755100530439) translate (3.15804884887306cm 7.28293428496948cm)" svg:viewBox="0 0 4271 559" svg:d="M4271 0c-2188 1027-2900 395-4271 26">
          <text:p/>
        </draw:path>
        <draw:line draw:style-name="gr26" draw:text-style-name="P1" draw:layer="layout" svg:x1="6.35cm" svg:y1="4.127cm" svg:x2="2.222cm" svg:y2="7.62cm">
          <text:p/>
        </draw:line>
        <draw:line draw:style-name="gr1" draw:text-style-name="P1" draw:layer="layout" svg:x1="6.35cm" svg:y1="4.128cm" svg:x2="9.207cm" svg:y2="7.937cm">
          <text:p/>
        </draw:line>
        <draw:line draw:style-name="gr1" draw:text-style-name="P1" draw:layer="layout" svg:x1="7.62cm" svg:y1="11.112cm" svg:x2="2.222cm" svg:y2="7.621cm">
          <text:p/>
        </draw:line>
        <draw:line draw:style-name="gr1" draw:text-style-name="P1" draw:layer="layout" svg:x1="7.62cm" svg:y1="11.113cm" svg:x2="9.207cm" svg:y2="7.937cm">
          <text:p/>
        </draw:line>
        <draw:line draw:style-name="gr1" draw:text-style-name="P1" draw:layer="layout" svg:x1="7.621cm" svg:y1="11.113cm" svg:x2="13.652cm" svg:y2="10.795cm">
          <text:p/>
        </draw:line>
        <draw:line draw:style-name="gr1" draw:text-style-name="P1" draw:layer="layout" svg:x1="9.207cm" svg:y1="7.937cm" svg:x2="13.653cm" svg:y2="10.795cm">
          <text:p/>
        </draw:line>
        <draw:line draw:style-name="gr1" draw:text-style-name="P1" draw:layer="layout" svg:x1="9.207cm" svg:y1="7.937cm" svg:x2="11.43cm" svg:y2="4.445cm">
          <text:p/>
        </draw:line>
        <draw:line draw:style-name="gr1" draw:text-style-name="P1" draw:layer="layout" svg:x1="6.35cm" svg:y1="4.127cm" svg:x2="11.431cm" svg:y2="4.445cm">
          <text:p/>
        </draw:line>
        <draw:line draw:style-name="gr1" draw:text-style-name="P1" draw:layer="layout" svg:x1="17.78cm" svg:y1="3.81cm" svg:x2="11.432cm" svg:y2="4.445cm">
          <text:p/>
        </draw:line>
        <draw:line draw:style-name="gr1" draw:text-style-name="P1" draw:layer="layout" svg:x1="15.24cm" svg:y1="6.985cm" svg:x2="11.432cm" svg:y2="4.446cm">
          <text:p/>
        </draw:line>
        <draw:line draw:style-name="gr1" draw:text-style-name="P1" draw:layer="layout" svg:x1="15.24cm" svg:y1="6.986cm" svg:x2="9.207cm" svg:y2="7.937cm">
          <text:p/>
        </draw:line>
        <draw:line draw:style-name="gr1" draw:text-style-name="P1" draw:layer="layout" svg:x1="15.241cm" svg:y1="6.987cm" svg:x2="13.652cm" svg:y2="10.795cm">
          <text:p/>
        </draw:line>
        <draw:line draw:style-name="gr1" draw:text-style-name="P1" draw:layer="layout" svg:x1="15.242cm" svg:y1="6.987cm" svg:x2="19.367cm" svg:y2="11.747cm">
          <text:p/>
        </draw:line>
        <draw:line draw:style-name="gr1" draw:text-style-name="P1" draw:layer="layout" svg:x1="15.243cm" svg:y1="6.987cm" svg:x2="17.78cm" svg:y2="3.81cm">
          <text:p/>
        </draw:line>
        <draw:line draw:style-name="gr1" draw:text-style-name="P1" draw:layer="layout" svg:x1="13.652cm" svg:y1="10.795cm" svg:x2="19.368cm" svg:y2="11.747cm">
          <text:p/>
        </draw:line>
        <draw:line draw:style-name="gr1" draw:text-style-name="P1" draw:layer="layout" svg:x1="15.243cm" svg:y1="6.987cm" svg:x2="22.86cm" svg:y2="7.62cm">
          <text:p/>
        </draw:line>
        <draw:line draw:style-name="gr1" draw:text-style-name="P1" draw:layer="layout" svg:x1="22.86cm" svg:y1="7.62cm" svg:x2="19.368cm" svg:y2="11.747cm">
          <text:p/>
        </draw:line>
        <draw:line draw:style-name="gr1" draw:text-style-name="P1" draw:layer="layout" svg:x1="22.86cm" svg:y1="7.621cm" svg:x2="17.78cm" svg:y2="3.81cm">
          <text:p/>
        </draw:line>
        <draw:line draw:style-name="gr1" draw:text-style-name="P1" draw:layer="layout" svg:x1="2.222cm" svg:y1="7.62cm" svg:x2="9.208cm" svg:y2="7.938cm">
          <text:p/>
        </draw:line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draw:layer="layout" svg:width="0.953cm" svg:height="0.953cm" svg:x="3.81cm" svg:y="5.397cm">
          <text:p text:style-name="P5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5.08cm" svg:y="7.302cm">
          <text:p text:style-name="P5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4.444cm" svg:y="8.89cm">
          <text:p text:style-name="P5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9.684cm" svg:y="5.079cm">
          <text:p text:style-name="P5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20.637cm" svg:y="9.207cm">
          <text:p text:style-name="P5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8.414cm" svg:y="6.767cm">
          <text:p text:style-name="P5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8.572cm" svg:y="3.892cm">
          <text:p text:style-name="P5"><text:span text:style-name="T1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7.402cm" svg:y="5.614cm">
          <text:p text:style-name="P5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7.92cm" svg:y="9.007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9.842cm" svg:y="10.477cm">
          <text:p text:style-name="P5"><text:span text:style-name="T1">3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3.97cm" svg:y="8.255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6.192cm" svg:y="10.795cm">
          <text:p text:style-name="P5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6.827cm" svg:y="8.889cm">
          <text:p text:style-name="P5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4.087cm" svg:y="3.692cm">
          <text:p text:style-name="P5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0.895cm" svg:y="8.89cm">
          <text:p text:style-name="P5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9.842cm" svg:y="5.715cm">
          <text:p text:style-name="P5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1.747cm" svg:y="6.984cm">
          <text:p text:style-name="P5"><text:span text:style-name="T1">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2.917cm" svg:y="5.297cm">
          <text:p text:style-name="P5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5.992cm" svg:y="4.879cm">
          <text:p text:style-name="P5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2" draw:layer="layout" svg:width="0.635cm" svg:height="0.635cm" svg:x="2.54cm" svg:y="5.715cm">
          <text:p text:style-name="P21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draw:layer="layout" svg:width="0.635cm" svg:height="0.635cm" svg:x="5.397cm" svg:y="5.397cm">
          <text:p text:style-name="P21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30" draw:text-style-name="P24" draw:layer="layout" svg:width="7.937cm" svg:height="1.27cm" svg:x="3.492cm" svg:y="0.952cm">
          <text:p text:style-name="P23"><text:span text:style-name="T16">Potential to increase flow</text:span></text:p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1.905cm" svg:height="1.905cm" svg:x="0.952cm" svg:y="0.635cm">
          <text:p text:style-name="P5"><text:span text:style-name="T1">Current</text:span></text:p>
          <text:p text:style-name="P5"><text:span text:style-name="T1">fl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9" draw:style-name="dp1" draw:master-page-name="Default">
        <draw:path draw:style-name="gr25" draw:text-style-name="P1" draw:layer="layout" svg:width="4.033cm" svg:height="0.719cm" draw:transform="rotate (0.726755100530439) translate (2.06159067816137cm 6.44691171739232cm)" svg:viewBox="0 0 4034 720" svg:d="M0 720c1081-738 2637-1054 4034-238">
          <text:p/>
        </draw:path>
        <draw:path draw:style-name="gr25" draw:text-style-name="P1" draw:layer="layout" svg:width="4.27cm" svg:height="0.558cm" draw:transform="rotate (0.726755100530439) translate (3.15804884887306cm 7.28293428496948cm)" svg:viewBox="0 0 4271 559" svg:d="M4271 0c-2188 1027-2900 395-4271 26">
          <text:p/>
        </draw:path>
        <draw:line draw:style-name="gr26" draw:text-style-name="P1" draw:layer="layout" svg:x1="6.35cm" svg:y1="4.127cm" svg:x2="2.222cm" svg:y2="7.62cm">
          <text:p/>
        </draw:line>
        <draw:line draw:style-name="gr1" draw:text-style-name="P1" draw:layer="layout" svg:x1="6.35cm" svg:y1="4.128cm" svg:x2="9.207cm" svg:y2="7.937cm">
          <text:p/>
        </draw:line>
        <draw:line draw:style-name="gr1" draw:text-style-name="P1" draw:layer="layout" svg:x1="7.62cm" svg:y1="11.112cm" svg:x2="2.222cm" svg:y2="7.621cm">
          <text:p/>
        </draw:line>
        <draw:line draw:style-name="gr1" draw:text-style-name="P1" draw:layer="layout" svg:x1="7.62cm" svg:y1="11.113cm" svg:x2="9.207cm" svg:y2="7.937cm">
          <text:p/>
        </draw:line>
        <draw:line draw:style-name="gr1" draw:text-style-name="P1" draw:layer="layout" svg:x1="7.621cm" svg:y1="11.113cm" svg:x2="13.652cm" svg:y2="10.795cm">
          <text:p/>
        </draw:line>
        <draw:line draw:style-name="gr1" draw:text-style-name="P1" draw:layer="layout" svg:x1="9.207cm" svg:y1="7.937cm" svg:x2="13.653cm" svg:y2="10.795cm">
          <text:p/>
        </draw:line>
        <draw:line draw:style-name="gr1" draw:text-style-name="P1" draw:layer="layout" svg:x1="9.207cm" svg:y1="7.937cm" svg:x2="11.43cm" svg:y2="4.445cm">
          <text:p/>
        </draw:line>
        <draw:line draw:style-name="gr1" draw:text-style-name="P1" draw:layer="layout" svg:x1="6.35cm" svg:y1="4.127cm" svg:x2="11.431cm" svg:y2="4.445cm">
          <text:p/>
        </draw:line>
        <draw:line draw:style-name="gr1" draw:text-style-name="P1" draw:layer="layout" svg:x1="17.78cm" svg:y1="3.81cm" svg:x2="11.432cm" svg:y2="4.445cm">
          <text:p/>
        </draw:line>
        <draw:line draw:style-name="gr1" draw:text-style-name="P1" draw:layer="layout" svg:x1="15.24cm" svg:y1="6.985cm" svg:x2="11.432cm" svg:y2="4.446cm">
          <text:p/>
        </draw:line>
        <draw:line draw:style-name="gr1" draw:text-style-name="P1" draw:layer="layout" svg:x1="15.24cm" svg:y1="6.986cm" svg:x2="9.207cm" svg:y2="7.937cm">
          <text:p/>
        </draw:line>
        <draw:line draw:style-name="gr1" draw:text-style-name="P1" draw:layer="layout" svg:x1="15.241cm" svg:y1="6.987cm" svg:x2="13.652cm" svg:y2="10.795cm">
          <text:p/>
        </draw:line>
        <draw:line draw:style-name="gr1" draw:text-style-name="P1" draw:layer="layout" svg:x1="15.242cm" svg:y1="6.987cm" svg:x2="19.367cm" svg:y2="11.747cm">
          <text:p/>
        </draw:line>
        <draw:line draw:style-name="gr1" draw:text-style-name="P1" draw:layer="layout" svg:x1="15.243cm" svg:y1="6.987cm" svg:x2="17.78cm" svg:y2="3.81cm">
          <text:p/>
        </draw:line>
        <draw:line draw:style-name="gr1" draw:text-style-name="P1" draw:layer="layout" svg:x1="13.652cm" svg:y1="10.795cm" svg:x2="19.368cm" svg:y2="11.747cm">
          <text:p/>
        </draw:line>
        <draw:line draw:style-name="gr1" draw:text-style-name="P1" draw:layer="layout" svg:x1="15.243cm" svg:y1="6.987cm" svg:x2="22.86cm" svg:y2="7.62cm">
          <text:p/>
        </draw:line>
        <draw:line draw:style-name="gr1" draw:text-style-name="P1" draw:layer="layout" svg:x1="22.86cm" svg:y1="7.62cm" svg:x2="19.368cm" svg:y2="11.747cm">
          <text:p/>
        </draw:line>
        <draw:line draw:style-name="gr1" draw:text-style-name="P1" draw:layer="layout" svg:x1="22.86cm" svg:y1="7.621cm" svg:x2="17.78cm" svg:y2="3.81cm">
          <text:p/>
        </draw:line>
        <draw:line draw:style-name="gr1" draw:text-style-name="P1" draw:layer="layout" svg:x1="2.222cm" svg:y1="7.62cm" svg:x2="9.208cm" svg:y2="7.938cm">
          <text:p/>
        </draw:line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6" draw:layer="layout" svg:width="0.953cm" svg:height="0.953cm" svg:x="3.81cm" svg:y="5.397cm">
          <text:p text:style-name="P5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5.08cm" svg:y="7.302cm">
          <text:p text:style-name="P5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4.444cm" svg:y="8.89cm">
          <text:p text:style-name="P5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9.684cm" svg:y="5.079cm">
          <text:p text:style-name="P5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20.637cm" svg:y="9.207cm">
          <text:p text:style-name="P5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8.414cm" svg:y="6.767cm">
          <text:p text:style-name="P5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8.572cm" svg:y="3.892cm">
          <text:p text:style-name="P5"><text:span text:style-name="T1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7.402cm" svg:y="5.614cm">
          <text:p text:style-name="P5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7.92cm" svg:y="9.007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9.842cm" svg:y="10.477cm">
          <text:p text:style-name="P5"><text:span text:style-name="T1">3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3.97cm" svg:y="8.255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6.192cm" svg:y="10.795cm">
          <text:p text:style-name="P5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6.827cm" svg:y="8.889cm">
          <text:p text:style-name="P5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4.087cm" svg:y="3.692cm">
          <text:p text:style-name="P5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0.895cm" svg:y="8.89cm">
          <text:p text:style-name="P5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9.842cm" svg:y="5.715cm">
          <text:p text:style-name="P5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1.747cm" svg:y="6.984cm">
          <text:p text:style-name="P5"><text:span text:style-name="T1">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2.917cm" svg:y="5.297cm">
          <text:p text:style-name="P5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5.992cm" svg:y="4.879cm">
          <text:p text:style-name="P5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2" draw:layer="layout" svg:width="0.635cm" svg:height="0.635cm" svg:x="2.54cm" svg:y="5.715cm">
          <text:p text:style-name="P21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draw:layer="layout" svg:width="0.635cm" svg:height="0.635cm" svg:x="5.397cm" svg:y="5.397cm">
          <text:p text:style-name="P21"><text:span text:style-name="T15">23</text:span></text:p>
          <draw:enhanced-geometry svg:viewBox="0 0 21600 21600" draw:type="rectangle" draw:enhanced-path="M 0 0 L 21600 0 21600 21600 0 21600 0 0 Z N"/>
        </draw:custom-shape>
        <draw:custom-shape draw:style-name="gr33" draw:text-style-name="P24" draw:layer="layout" svg:width="13.97cm" svg:height="1.27cm" svg:x="1.27cm" svg:y="0.952cm">
          <text:p text:style-name="P23"><text:span text:style-name="T16">Potential to increase flow – asymmetric case</text:span></text:p>
          <draw:enhanced-geometry svg:viewBox="0 0 21600 21600" draw:type="rectangle" draw:enhanced-path="M 0 0 L 21600 0 21600 21600 0 21600 0 0 Z N"/>
        </draw:custom-shape>
      </draw:page>
      <draw:page draw:name="page20" draw:style-name="dp1" draw:master-page-name="Default">
        <draw:path draw:style-name="gr25" draw:text-style-name="P1" draw:layer="layout" svg:width="4.033cm" svg:height="0.719cm" draw:transform="rotate (0.726755100530439) translate (2.06159067816137cm 6.44691171739232cm)" svg:viewBox="0 0 4034 720" svg:d="M0 720c1081-738 2637-1054 4034-238">
          <text:p/>
        </draw:path>
        <draw:path draw:style-name="gr25" draw:text-style-name="P1" draw:layer="layout" svg:width="4.27cm" svg:height="0.558cm" draw:transform="rotate (0.726755100530439) translate (3.15804884887306cm 7.28293428496948cm)" svg:viewBox="0 0 4271 559" svg:d="M4271 0c-2188 1027-2900 395-4271 26">
          <text:p/>
        </draw:path>
        <draw:line draw:style-name="gr26" draw:text-style-name="P1" draw:layer="layout" svg:x1="6.35cm" svg:y1="4.127cm" svg:x2="2.222cm" svg:y2="7.62cm">
          <text:p/>
        </draw:line>
        <draw:line draw:style-name="gr1" draw:text-style-name="P1" draw:layer="layout" svg:x1="6.35cm" svg:y1="4.128cm" svg:x2="9.207cm" svg:y2="7.937cm">
          <text:p/>
        </draw:line>
        <draw:line draw:style-name="gr1" draw:text-style-name="P1" draw:layer="layout" svg:x1="7.62cm" svg:y1="11.112cm" svg:x2="2.222cm" svg:y2="7.621cm">
          <text:p/>
        </draw:line>
        <draw:line draw:style-name="gr1" draw:text-style-name="P1" draw:layer="layout" svg:x1="7.62cm" svg:y1="11.113cm" svg:x2="9.207cm" svg:y2="7.937cm">
          <text:p/>
        </draw:line>
        <draw:line draw:style-name="gr1" draw:text-style-name="P1" draw:layer="layout" svg:x1="7.621cm" svg:y1="11.113cm" svg:x2="13.652cm" svg:y2="10.795cm">
          <text:p/>
        </draw:line>
        <draw:line draw:style-name="gr1" draw:text-style-name="P1" draw:layer="layout" svg:x1="9.207cm" svg:y1="7.937cm" svg:x2="13.653cm" svg:y2="10.795cm">
          <text:p/>
        </draw:line>
        <draw:line draw:style-name="gr1" draw:text-style-name="P1" draw:layer="layout" svg:x1="9.207cm" svg:y1="7.937cm" svg:x2="11.43cm" svg:y2="4.445cm">
          <text:p/>
        </draw:line>
        <draw:line draw:style-name="gr1" draw:text-style-name="P1" draw:layer="layout" svg:x1="6.35cm" svg:y1="4.127cm" svg:x2="11.431cm" svg:y2="4.445cm">
          <text:p/>
        </draw:line>
        <draw:line draw:style-name="gr1" draw:text-style-name="P1" draw:layer="layout" svg:x1="17.78cm" svg:y1="3.81cm" svg:x2="11.432cm" svg:y2="4.445cm">
          <text:p/>
        </draw:line>
        <draw:line draw:style-name="gr1" draw:text-style-name="P1" draw:layer="layout" svg:x1="15.24cm" svg:y1="6.985cm" svg:x2="11.432cm" svg:y2="4.446cm">
          <text:p/>
        </draw:line>
        <draw:line draw:style-name="gr1" draw:text-style-name="P1" draw:layer="layout" svg:x1="15.24cm" svg:y1="6.986cm" svg:x2="9.207cm" svg:y2="7.937cm">
          <text:p/>
        </draw:line>
        <draw:line draw:style-name="gr1" draw:text-style-name="P1" draw:layer="layout" svg:x1="15.241cm" svg:y1="6.987cm" svg:x2="13.652cm" svg:y2="10.795cm">
          <text:p/>
        </draw:line>
        <draw:line draw:style-name="gr1" draw:text-style-name="P1" draw:layer="layout" svg:x1="15.242cm" svg:y1="6.987cm" svg:x2="19.367cm" svg:y2="11.747cm">
          <text:p/>
        </draw:line>
        <draw:line draw:style-name="gr1" draw:text-style-name="P1" draw:layer="layout" svg:x1="15.243cm" svg:y1="6.987cm" svg:x2="17.78cm" svg:y2="3.81cm">
          <text:p/>
        </draw:line>
        <draw:line draw:style-name="gr1" draw:text-style-name="P1" draw:layer="layout" svg:x1="13.652cm" svg:y1="10.795cm" svg:x2="19.368cm" svg:y2="11.747cm">
          <text:p/>
        </draw:line>
        <draw:line draw:style-name="gr1" draw:text-style-name="P1" draw:layer="layout" svg:x1="15.243cm" svg:y1="6.987cm" svg:x2="22.86cm" svg:y2="7.62cm">
          <text:p/>
        </draw:line>
        <draw:line draw:style-name="gr1" draw:text-style-name="P1" draw:layer="layout" svg:x1="22.86cm" svg:y1="7.62cm" svg:x2="19.368cm" svg:y2="11.747cm">
          <text:p/>
        </draw:line>
        <draw:line draw:style-name="gr1" draw:text-style-name="P1" draw:layer="layout" svg:x1="22.86cm" svg:y1="7.621cm" svg:x2="17.78cm" svg:y2="3.81cm">
          <text:p/>
        </draw:line>
        <draw:line draw:style-name="gr1" draw:text-style-name="P1" draw:layer="layout" svg:x1="2.222cm" svg:y1="7.62cm" svg:x2="9.208cm" svg:y2="7.938cm">
          <text:p/>
        </draw:line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6" draw:layer="layout" svg:width="0.953cm" svg:height="0.953cm" svg:x="3.81cm" svg:y="5.397cm">
          <text:p text:style-name="P5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5.08cm" svg:y="7.302cm">
          <text:p text:style-name="P5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4.444cm" svg:y="8.89cm">
          <text:p text:style-name="P5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9.684cm" svg:y="5.079cm">
          <text:p text:style-name="P5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20.637cm" svg:y="9.207cm">
          <text:p text:style-name="P5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8.414cm" svg:y="6.767cm">
          <text:p text:style-name="P5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8.572cm" svg:y="3.892cm">
          <text:p text:style-name="P5"><text:span text:style-name="T1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7.402cm" svg:y="5.614cm">
          <text:p text:style-name="P5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7.92cm" svg:y="9.007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9.842cm" svg:y="10.477cm">
          <text:p text:style-name="P5"><text:span text:style-name="T1">3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3.97cm" svg:y="8.255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6.192cm" svg:y="10.795cm">
          <text:p text:style-name="P5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6.827cm" svg:y="8.889cm">
          <text:p text:style-name="P5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4.087cm" svg:y="3.692cm">
          <text:p text:style-name="P5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0.895cm" svg:y="8.89cm">
          <text:p text:style-name="P5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9.842cm" svg:y="5.715cm">
          <text:p text:style-name="P5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1.747cm" svg:y="6.984cm">
          <text:p text:style-name="P5"><text:span text:style-name="T1">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2.917cm" svg:y="5.297cm">
          <text:p text:style-name="P5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953cm" svg:height="0.953cm" svg:x="15.992cm" svg:y="4.879cm">
          <text:p text:style-name="P5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2" draw:layer="layout" svg:width="0.635cm" svg:height="0.635cm" svg:x="2.54cm" svg:y="5.715cm">
          <text:p text:style-name="P21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draw:layer="layout" svg:width="0.635cm" svg:height="0.635cm" svg:x="5.397cm" svg:y="5.397cm">
          <text:p text:style-name="P21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30" draw:text-style-name="P24" draw:layer="layout" svg:width="7.937cm" svg:height="1.27cm" svg:x="3.492cm" svg:y="0.952cm">
          <text:p text:style-name="P23"><text:span text:style-name="T16">Potential to increase flow</text:span></text:p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1.905cm" svg:height="1.905cm" svg:x="0.952cm" svg:y="0.635cm">
          <text:p text:style-name="P5"><text:span text:style-name="T1">Current</text:span></text:p>
          <text:p text:style-name="P5"><text:span text:style-name="T1">fl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1" draw:style-name="dp1" draw:master-page-name="Default">
        <draw:path draw:style-name="gr25" draw:text-style-name="P1" draw:layer="layout" svg:width="4.033cm" svg:height="0.719cm" draw:transform="rotate (0.726755100530439) translate (2.06159067816137cm 6.44691171739232cm)" svg:viewBox="0 0 4034 720" svg:d="M0 720c1081-738 2637-1054 4034-238">
          <text:p/>
        </draw:path>
        <draw:path draw:style-name="gr25" draw:text-style-name="P1" draw:layer="layout" svg:width="4.27cm" svg:height="0.558cm" draw:transform="rotate (0.726755100530439) translate (3.15804884887306cm 7.28293428496948cm)" svg:viewBox="0 0 4271 559" svg:d="M4271 0c-2188 1027-2900 395-4271 26">
          <text:p/>
        </draw:path>
        <draw:line draw:style-name="gr34" draw:text-style-name="P1" draw:layer="layout" svg:x1="6.35cm" svg:y1="4.127cm" svg:x2="2.222cm" svg:y2="7.62cm">
          <text:p/>
        </draw:line>
        <draw:line draw:style-name="gr34" draw:text-style-name="P1" draw:layer="layout" svg:x1="6.35cm" svg:y1="4.128cm" svg:x2="9.207cm" svg:y2="7.937cm">
          <text:p/>
        </draw:line>
        <draw:line draw:style-name="gr34" draw:text-style-name="P1" draw:layer="layout" svg:x1="7.62cm" svg:y1="11.112cm" svg:x2="2.222cm" svg:y2="7.621cm">
          <text:p/>
        </draw:line>
        <draw:line draw:style-name="gr34" draw:text-style-name="P1" draw:layer="layout" svg:x1="7.62cm" svg:y1="11.113cm" svg:x2="9.207cm" svg:y2="7.937cm">
          <text:p/>
        </draw:line>
        <draw:line draw:style-name="gr34" draw:text-style-name="P1" draw:layer="layout" svg:x1="7.621cm" svg:y1="11.113cm" svg:x2="13.652cm" svg:y2="10.795cm">
          <text:p/>
        </draw:line>
        <draw:line draw:style-name="gr34" draw:text-style-name="P1" draw:layer="layout" svg:x1="9.207cm" svg:y1="7.937cm" svg:x2="13.653cm" svg:y2="10.795cm">
          <text:p/>
        </draw:line>
        <draw:line draw:style-name="gr34" draw:text-style-name="P1" draw:layer="layout" svg:x1="9.207cm" svg:y1="7.937cm" svg:x2="11.43cm" svg:y2="4.445cm">
          <text:p/>
        </draw:line>
        <draw:line draw:style-name="gr34" draw:text-style-name="P1" draw:layer="layout" svg:x1="6.35cm" svg:y1="4.127cm" svg:x2="11.431cm" svg:y2="4.445cm">
          <text:p/>
        </draw:line>
        <draw:line draw:style-name="gr34" draw:text-style-name="P1" draw:layer="layout" svg:x1="17.78cm" svg:y1="3.81cm" svg:x2="11.432cm" svg:y2="4.445cm">
          <text:p/>
        </draw:line>
        <draw:line draw:style-name="gr34" draw:text-style-name="P1" draw:layer="layout" svg:x1="15.24cm" svg:y1="6.985cm" svg:x2="11.432cm" svg:y2="4.446cm">
          <text:p/>
        </draw:line>
        <draw:line draw:style-name="gr34" draw:text-style-name="P1" draw:layer="layout" svg:x1="15.24cm" svg:y1="6.986cm" svg:x2="9.207cm" svg:y2="7.937cm">
          <text:p/>
        </draw:line>
        <draw:line draw:style-name="gr34" draw:text-style-name="P1" draw:layer="layout" svg:x1="15.241cm" svg:y1="6.987cm" svg:x2="13.652cm" svg:y2="10.795cm">
          <text:p/>
        </draw:line>
        <draw:line draw:style-name="gr34" draw:text-style-name="P1" draw:layer="layout" svg:x1="15.242cm" svg:y1="6.987cm" svg:x2="19.367cm" svg:y2="11.747cm">
          <text:p/>
        </draw:line>
        <draw:line draw:style-name="gr34" draw:text-style-name="P1" draw:layer="layout" svg:x1="15.243cm" svg:y1="6.987cm" svg:x2="17.78cm" svg:y2="3.81cm">
          <text:p/>
        </draw:line>
        <draw:line draw:style-name="gr34" draw:text-style-name="P1" draw:layer="layout" svg:x1="13.652cm" svg:y1="10.795cm" svg:x2="19.368cm" svg:y2="11.747cm">
          <text:p/>
        </draw:line>
        <draw:line draw:style-name="gr34" draw:text-style-name="P1" draw:layer="layout" svg:x1="15.243cm" svg:y1="6.987cm" svg:x2="22.86cm" svg:y2="7.62cm">
          <text:p/>
        </draw:line>
        <draw:line draw:style-name="gr34" draw:text-style-name="P1" draw:layer="layout" svg:x1="22.86cm" svg:y1="7.62cm" svg:x2="19.368cm" svg:y2="11.747cm">
          <text:p/>
        </draw:line>
        <draw:line draw:style-name="gr34" draw:text-style-name="P1" draw:layer="layout" svg:x1="22.86cm" svg:y1="7.621cm" svg:x2="17.78cm" svg:y2="3.81cm">
          <text:p/>
        </draw:line>
        <draw:line draw:style-name="gr34" draw:text-style-name="P1" draw:layer="layout" svg:x1="2.222cm" svg:y1="7.62cm" svg:x2="9.208cm" svg:y2="7.938cm">
          <text:p/>
        </draw:line>
        <draw:custom-shape draw:style-name="gr35" draw:text-style-name="P6" draw:layer="layout" svg:width="0.953cm" svg:height="0.953cm" svg:x="3.81cm" svg:y="5.397cm">
          <text:p text:style-name="P5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0.953cm" svg:height="0.953cm" svg:x="5.08cm" svg:y="7.302cm">
          <text:p text:style-name="P5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0.953cm" svg:height="0.953cm" svg:x="4.444cm" svg:y="8.89cm">
          <text:p text:style-name="P5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0.953cm" svg:height="0.953cm" svg:x="19.684cm" svg:y="5.079cm">
          <text:p text:style-name="P5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0.953cm" svg:height="0.953cm" svg:x="20.637cm" svg:y="9.207cm">
          <text:p text:style-name="P5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0.953cm" svg:height="0.953cm" svg:x="18.414cm" svg:y="6.767cm">
          <text:p text:style-name="P5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0.953cm" svg:height="0.953cm" svg:x="8.572cm" svg:y="3.892cm">
          <text:p text:style-name="P5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0.953cm" svg:height="0.953cm" svg:x="7.402cm" svg:y="5.614cm">
          <text:p text:style-name="P5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0.953cm" svg:height="0.953cm" svg:x="7.92cm" svg:y="9.007cm">
          <text:p text:style-name="P5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0.953cm" svg:height="0.953cm" svg:x="9.842cm" svg:y="10.477cm">
          <text:p text:style-name="P5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0.953cm" svg:height="0.953cm" svg:x="13.97cm" svg:y="8.255cm">
          <text:p text:style-name="P5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0.953cm" svg:height="0.953cm" svg:x="16.192cm" svg:y="10.795cm">
          <text:p text:style-name="P5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0.953cm" svg:height="0.953cm" svg:x="16.827cm" svg:y="8.889cm">
          <text:p text:style-name="P5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0.953cm" svg:height="0.953cm" svg:x="14.087cm" svg:y="3.692cm">
          <text:p text:style-name="P5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0.953cm" svg:height="0.953cm" svg:x="10.895cm" svg:y="8.89cm">
          <text:p text:style-name="P5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953cm" svg:height="0.953cm" svg:x="9.842cm" svg:y="5.715cm">
          <text:p text:style-name="P5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0.953cm" svg:height="0.953cm" svg:x="11.747cm" svg:y="6.984cm">
          <text:p text:style-name="P5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0.953cm" svg:height="0.953cm" svg:x="12.917cm" svg:y="5.297cm">
          <text:p text:style-name="P5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0.953cm" svg:height="0.953cm" svg:x="15.992cm" svg:y="4.879cm">
          <text:p text:style-name="P5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635cm" svg:height="0.318cm" svg:x="2.54cm" svg:y="5.714cm">
          <text:p text:style-name="P21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197cm" svg:y="5.815cm">
          <text:p text:style-name="P21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30" draw:text-style-name="P24" draw:layer="layout" svg:width="7.937cm" svg:height="1.27cm" svg:x="3.492cm" svg:y="0.952cm">
          <text:p text:style-name="P23"><text:span text:style-name="T16">Potential to increase flow</text:span></text:p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1.905cm" svg:height="1.905cm" svg:x="0.952cm" svg:y="0.635cm">
          <text:p text:style-name="P5"><text:span text:style-name="T1">Current</text:span></text:p>
          <text:p text:style-name="P5"><text:span text:style-name="T1">fl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5" draw:text-style-name="P1" draw:layer="layout" svg:width="2.636cm" svg:height="1.212cm" draw:transform="rotate (0.726755100530439) translate (8.50090095691477cm 6.71334448576708cm)" svg:viewBox="0 0 2637 1213" svg:d="M0 1213c422-474 1029-1634 2637-1054">
          <text:p/>
        </draw:path>
        <draw:path draw:style-name="gr25" draw:text-style-name="P1" draw:layer="layout" svg:width="2.399cm" svg:height="1.264cm" draw:transform="rotate (0.726755100530439) translate (6.46146627686726cm 9.84961426667834cm)" svg:viewBox="0 0 2400 1265" svg:d="M0 1265c422-475 1055-1187 2400-1265">
          <text:p/>
        </draw:path>
        <draw:path draw:style-name="gr25" draw:text-style-name="P1" draw:layer="layout" svg:width="2.373cm" svg:height="1.768cm" draw:transform="rotate (0.726755100530439) translate (12.6769050701788cm 9.25631836917727cm)" svg:viewBox="0 0 2374 1769" svg:d="M0 1769c422-475 1003-2084 2374-1714">
          <text:p/>
        </draw:path>
        <draw:path draw:style-name="gr25" draw:text-style-name="P1" draw:layer="layout" svg:width="2.662cm" svg:height="0.831cm" draw:transform="rotate (0.726755100530439) translate (14.7870454418685cm 5.94606736833315cm)" svg:viewBox="0 0 2663 832" svg:d="M0 832c422-474 1362-1205 2663-607">
          <text:p/>
        </draw:path>
        <draw:path draw:style-name="gr25" draw:text-style-name="P1" draw:layer="layout" svg:width="4.008cm" svg:height="0.802cm" draw:transform="rotate (0.726755100530439) translate (18.8335161285384cm 10.5129669172615cm)" svg:viewBox="0 0 4009 803" svg:d="M0 803c422-475 2637-1055 4009-686">
          <text:p/>
        </draw:path>
        <draw:path draw:style-name="gr25" draw:text-style-name="P1" draw:layer="layout" svg:width="4.454cm" svg:height="0.919cm" draw:transform="rotate (0.726755100530439) translate (19.8473358857861cm 10.8973736084194cm)" svg:viewBox="0 0 4455 920" svg:d="M4455 0c-2188 1027-3084 1081-4455 711">
          <text:p/>
        </draw:path>
        <draw:path draw:style-name="gr25" draw:text-style-name="P1" draw:layer="layout" svg:width="2.425cm" svg:height="0.982cm" draw:transform="rotate (0.726755100530439) translate (9.41732666533314cm 6.59163111850407cm)" svg:viewBox="0 0 2426 983" svg:d="M2426 0c-844 949-1055 1186-2426 817">
          <text:p/>
        </draw:path>
        <draw:path draw:style-name="gr25" draw:text-style-name="P1" draw:layer="layout" svg:width="2.188cm" svg:height="1.026cm" draw:transform="rotate (0.726755100530439) translate (7.78937392512589cm 9.80922003517707cm)" svg:viewBox="0 0 2189 1027" svg:d="M2189 0c-844 949-703 941-2189 1027">
          <text:p/>
        </draw:path>
        <draw:path draw:style-name="gr25" draw:text-style-name="P1" draw:layer="layout" svg:width="2.187cm" svg:height="1.451cm" draw:transform="rotate (0.726755100530439) translate (13.4044622968827cm 8.97414146466439cm)" svg:viewBox="0 0 2188 1452" svg:d="M2188 0c-532 1226-979 1252-2188 1452">
          <text:p/>
        </draw:path>
        <draw:path draw:style-name="gr25" draw:text-style-name="P1" draw:layer="layout" svg:width="2.425cm" svg:height="0.981cm" draw:transform="rotate (0.726755100530439) translate (15.6497681566272cm 6.0571276834357cm)" svg:viewBox="0 0 2426 982" svg:d="M2426 0c-844 949-1055 1185-2426 816">
          <text:p/>
        </draw:path>
        <draw:path draw:style-name="gr25" draw:text-style-name="P1" draw:layer="layout" svg:width="4.033cm" svg:height="3.586cm" draw:transform="rotate (0.726755100530439) translate (2.857cm 7.62cm)" svg:viewBox="0 0 4034 3587" svg:d="M0 0c2769 1187 3059 2294 4034 3587">
          <text:p/>
        </draw:path>
        <draw:path draw:style-name="gr25" draw:text-style-name="P1" draw:layer="layout" svg:width="2.686cm" svg:height="2.232cm" draw:transform="rotate (0.726755100530439) translate (6.985cm 4.127cm)" svg:viewBox="0 0 2687 2233" svg:d="M0 0c1608 580 2398 1126 2687 2233">
          <text:p/>
        </draw:path>
        <draw:path draw:style-name="gr25" draw:text-style-name="P1" draw:layer="layout" svg:width="4.217cm" svg:height="2.9cm" draw:transform="rotate (0.726755100530439) translate (11.747cm 4.11cm)" svg:viewBox="0 0 4218 2901" svg:d="M0 0c2769 1187 3243 1608 4218 2901">
          <text:p/>
        </draw:path>
        <draw:path draw:style-name="gr25" draw:text-style-name="P1" draw:layer="layout" svg:width="1.37cm" svg:height="4.666cm" draw:transform="rotate (0.726755100530439) translate (18.415cm 3.91cm)" svg:viewBox="0 0 1371 4667" svg:d="M0 0c1713 2373 1556 3507 949 4667">
          <text:p/>
        </draw:path>
        <draw:path draw:style-name="gr25" draw:text-style-name="P1" draw:layer="layout" svg:width="1.6cm" svg:height="4.483cm" draw:transform="rotate (0.726755100530439) translate (2.857cm 7.937cm)" svg:viewBox="0 0 1601 4484" svg:d="M0 0c580 2215 2161 2347 1397 4484">
          <text:p/>
        </draw:path>
        <draw:path draw:style-name="gr25" draw:text-style-name="P1" draw:layer="layout" svg:width="3.295cm" svg:height="2.504cm" draw:transform="rotate (0.726755100530439) translate (8.455cm 10.995cm)" svg:viewBox="0 0 3296 2505" svg:d="M0 0c2040 271 2066 719 3296 2505">
          <text:p/>
        </draw:path>
        <draw:path draw:style-name="gr25" draw:text-style-name="P1" draw:layer="layout" svg:width="2.662cm" svg:height="3.215cm" draw:transform="rotate (0.726755100530439) translate (14.288cm 10.796cm)" svg:viewBox="0 0 2663 3216" svg:d="M0 0c2584 1871 2136 1898 2663 3216">
          <text:p/>
        </draw:path>
        <draw:path draw:style-name="gr25" draw:text-style-name="P1" draw:layer="layout" svg:width="4.296cm" svg:height="4.244cm" draw:transform="rotate (0.726755100530439) translate (15.875cm 6.985cm)" svg:viewBox="0 0 4297 4245" svg:d="M0 0c2769 1187 3322 2952 4297 4245">
          <text:p/>
        </draw:path>
        <draw:path draw:style-name="gr25" draw:text-style-name="P1" draw:layer="layout" svg:width="3.743cm" svg:height="2.478cm" draw:transform="rotate (0.726755100530439) translate (9.842cm 7.62cm)" svg:viewBox="0 0 3744 2479" svg:d="M0 0c2769 1187 2768 1186 3744 2479">
          <text:p/>
        </draw:path>
        <draw:path draw:style-name="gr25" draw:text-style-name="P1" draw:layer="layout" svg:width="1.248cm" svg:height="3.532cm" draw:transform="rotate (0.726755100530439) translate (9.842cm 8.255cm)" svg:viewBox="0 0 1249 3533" svg:d="M0 0c1898 1688 1054 2637 1107 3533">
          <text:p/>
        </draw:path>
        <draw:path draw:style-name="gr25" draw:text-style-name="P1" draw:layer="layout" svg:width="0.48cm" svg:height="3.374cm" draw:transform="rotate (0.726755100530439) translate (6.64728992703064cm 4.46252404381854cm)" svg:viewBox="0 0 481 3375" svg:d="M26 0c791 1977 396 2901-26 3375">
          <text:p/>
        </draw:path>
        <draw:path draw:style-name="gr25" draw:text-style-name="P1" draw:layer="layout" svg:width="1.163cm" svg:height="2.636cm" draw:transform="rotate (0.726755100530439) translate (12.165cm 4.862cm)" svg:viewBox="0 0 1164 2637" svg:d="M0 0c738 1081 1441 1573 1054 2637">
          <text:p/>
        </draw:path>
        <draw:path draw:style-name="gr25" draw:text-style-name="P1" draw:layer="layout" svg:width="0.584cm" svg:height="4.93cm" draw:transform="rotate (0.726755100530439) translate (15.557cm 7.302cm)" svg:viewBox="0 0 585 4931" svg:d="M0 0c738 1081 711 4457 290 4931">
          <text:p/>
        </draw:path>
        <draw:path draw:style-name="gr25" draw:text-style-name="P1" draw:layer="layout" svg:width="2.661cm" svg:height="3.216cm" draw:transform="rotate (0.726755100530439) translate (14.505cm 11.33cm)" svg:viewBox="0 0 2662 3217" svg:d="M2662 3217c-1898-1688-2108-1450-2662-3217">
          <text:p/>
        </draw:path>
        <draw:path draw:style-name="gr25" draw:text-style-name="P1" draw:layer="layout" svg:width="3.971cm" svg:height="3.175cm" draw:transform="rotate (0.726755100530439) translate (8.573cm 11.496cm)" svg:viewBox="0 0 3972 3176" svg:d="M3972 3176c-1898-1688-3418-1409-3972-3176">
          <text:p/>
        </draw:path>
        <draw:path draw:style-name="gr25" draw:text-style-name="P1" draw:layer="layout" svg:width="1.599cm" svg:height="4.925cm" draw:transform="rotate (0.726755100530439) translate (2.93286171317628cm 8.39346112785382cm)" svg:viewBox="0 0 1600 4926" svg:d="M1600 4926c-1476-2162-1699-3344-1568-4926">
          <text:p/>
        </draw:path>
        <draw:path draw:style-name="gr25" draw:text-style-name="P1" draw:layer="layout" svg:width="4.499cm" svg:height="4.493cm" draw:transform="rotate (0.726755100530439) translate (16.193cm 7.251cm)" svg:viewBox="0 0 4500 4494" svg:d="M4500 4494c-1635-1029-3946-2727-4500-4494">
          <text:p/>
        </draw:path>
        <draw:path draw:style-name="gr25" draw:text-style-name="P1" draw:layer="layout" svg:width="3.725cm" svg:height="2.498cm" draw:transform="rotate (0.726755100530439) translate (10.16cm 7.91cm)" svg:viewBox="0 0 3726 2499" svg:d="M3726 2499c-1634-1029-2031-106-3726-2499">
          <text:p/>
        </draw:path>
        <draw:path draw:style-name="gr25" draw:text-style-name="P1" draw:layer="layout" svg:width="4.014cm" svg:height="3.605cm" draw:transform="rotate (0.726755100530439) translate (3.175cm 7.91cm)" svg:viewBox="0 0 4015 3606" svg:d="M4015 3606c-1845-791-2320-1213-4015-3606">
          <text:p/>
        </draw:path>
        <draw:path draw:style-name="gr25" draw:text-style-name="P1" draw:layer="layout" svg:width="2.668cm" svg:height="2.254cm" draw:transform="rotate (0.726755100530439) translate (7.302cm 4.433cm)" svg:viewBox="0 0 2669 2255" svg:d="M2669 2255c-1134-159-2294-765-2669-2255">
          <text:p/>
        </draw:path>
        <draw:path draw:style-name="gr25" draw:text-style-name="P1" draw:layer="layout" svg:width="3.968cm" svg:height="2.703cm" draw:transform="rotate (0.726755100530439) translate (12.382cm 4.445cm)" svg:viewBox="0 0 3969 2704" svg:d="M3969 2704c-1134-158-3594-1214-3969-2704">
          <text:p/>
        </draw:path>
        <draw:path draw:style-name="gr25" draw:text-style-name="P1" draw:layer="layout" svg:width="1.286cm" svg:height="4.429cm" draw:transform="rotate (0.726755100530439) translate (18.3198159681709cm 4.74662724350089cm)" svg:viewBox="0 0 1287 4430" svg:d="M1287 4430c-1556-3507-1345-3745-1160-4430">
          <text:p/>
        </draw:path>
        <draw:path draw:style-name="gr25" draw:text-style-name="P1" draw:layer="layout" svg:width="0.54cm" svg:height="4.93cm" draw:transform="rotate (0.726755100530439) translate (15.3687547793415cm 8.10436708689914cm)" svg:viewBox="0 0 541 4931" svg:d="M541 4931c-870-3322-474-4246-289-4931">
          <text:p/>
        </draw:path>
        <draw:path draw:style-name="gr25" draw:text-style-name="P1" draw:layer="layout" svg:width="1.501cm" svg:height="3.578cm" draw:transform="rotate (0.726755100530439) translate (9.83447610979947cm 8.79971304057179cm)" svg:viewBox="0 0 1502 3579" svg:d="M1502 3579c-1926-2135-1520-2894-1335-3579">
          <text:p/>
        </draw:path>
        <draw:path draw:style-name="gr25" draw:text-style-name="P1" draw:layer="layout" svg:width="1.086cm" svg:height="2.785cm" draw:transform="rotate (0.726755100530439) translate (11.9411822268689cm 5.30708523840763cm)" svg:viewBox="0 0 1087 2786" svg:d="M1087 2786c-1424-1265-1106-2101-921-2786">
          <text:p/>
        </draw:path>
        <draw:path draw:style-name="gr25" draw:text-style-name="P1" draw:layer="layout" svg:width="0.439cm" svg:height="3.377cm" draw:transform="rotate (0.726755100530439) translate (6.31615243711787cm 5.38791170814925cm)" svg:viewBox="0 0 440 3378" svg:d="M440 3378c-790-1978-312-2693-127-3378">
          <text:p/>
        </draw:path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0.635cm" svg:height="0.317cm" svg:x="6.567cm" svg:y="5.815cm">
          <text:p text:style-name="P21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62cm" svg:y="5.08cm">
          <text:p text:style-name="P21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055cm" svg:y="3.492cm">
          <text:p text:style-name="P21"><text:span text:style-name="T15">2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655cm" svg:y="4.592cm">
          <text:p text:style-name="P21"><text:span text:style-name="T15">2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287cm" svg:y="3.175cm">
          <text:p text:style-name="P21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087cm" svg:y="4.375cm">
          <text:p text:style-name="P21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737cm" svg:y="4.762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8.732cm" svg:y="5.397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24cm" svg:y="5.397cm">
          <text:p text:style-name="P21"><text:span text:style-name="T15">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7.145cm" svg:y="5.08cm">
          <text:p text:style-name="P21"><text:span text:style-name="T15">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685cm" svg:y="6.668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567cm" svg:y="7.72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537cm" svg:y="8.573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1.907cm" svg:y="9.525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927cm" svg:y="8.155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075cm" svg:y="9.108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557cm" svg:y="10.478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51cm" svg:y="11.865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705cm" svg:y="9.2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335cm" svg:y="9.207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085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99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007cm" svg:y="6.0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895cm" svg:y="5.7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7cm" svg:y="6.668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9cm" svg:y="7.62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747cm" svg:y="8.573cm">
          <text:p text:style-name="P21"><text:span text:style-name="T15">1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06cm" svg:y="9.308cm">
          <text:p text:style-name="P21"><text:span text:style-name="T15">1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725cm" svg:y="10.06cm">
          <text:p text:style-name="P21"><text:span text:style-name="T15">3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33cm" svg:y="11.33cm">
          <text:p text:style-name="P21"><text:span text:style-name="T15">3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38cm" svg:y="6.88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6.032cm" svg:y="8.25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715cm" svg:y="9.007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4.762cm" svg:y="10.06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97cm" svg:y="5.197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165cm" svg:y="5.832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</draw:page>
      <draw:page draw:name="page22" draw:style-name="dp1" draw:master-page-name="Default">
        <draw:path draw:style-name="gr25" draw:text-style-name="P1" draw:layer="layout" svg:width="4.033cm" svg:height="0.719cm" draw:transform="rotate (0.726755100530439) translate (2.06159067816137cm 6.44691171739232cm)" svg:viewBox="0 0 4034 720" svg:d="M0 720c1081-738 2637-1054 4034-238">
          <text:p/>
        </draw:path>
        <draw:path draw:style-name="gr25" draw:text-style-name="P1" draw:layer="layout" svg:width="4.27cm" svg:height="0.558cm" draw:transform="rotate (0.726755100530439) translate (3.15804884887306cm 7.28293428496948cm)" svg:viewBox="0 0 4271 559" svg:d="M4271 0c-2188 1027-2900 395-4271 26">
          <text:p/>
        </draw:path>
        <draw:line draw:style-name="gr34" draw:text-style-name="P1" draw:layer="layout" svg:x1="6.35cm" svg:y1="4.127cm" svg:x2="2.222cm" svg:y2="7.62cm">
          <text:p/>
        </draw:line>
        <draw:line draw:style-name="gr34" draw:text-style-name="P1" draw:layer="layout" svg:x1="6.35cm" svg:y1="4.128cm" svg:x2="9.207cm" svg:y2="7.937cm">
          <text:p/>
        </draw:line>
        <draw:line draw:style-name="gr34" draw:text-style-name="P1" draw:layer="layout" svg:x1="7.62cm" svg:y1="11.112cm" svg:x2="2.222cm" svg:y2="7.621cm">
          <text:p/>
        </draw:line>
        <draw:line draw:style-name="gr34" draw:text-style-name="P1" draw:layer="layout" svg:x1="7.62cm" svg:y1="11.113cm" svg:x2="9.207cm" svg:y2="7.937cm">
          <text:p/>
        </draw:line>
        <draw:line draw:style-name="gr34" draw:text-style-name="P1" draw:layer="layout" svg:x1="7.621cm" svg:y1="11.113cm" svg:x2="13.652cm" svg:y2="10.795cm">
          <text:p/>
        </draw:line>
        <draw:line draw:style-name="gr34" draw:text-style-name="P1" draw:layer="layout" svg:x1="9.207cm" svg:y1="7.937cm" svg:x2="13.653cm" svg:y2="10.795cm">
          <text:p/>
        </draw:line>
        <draw:line draw:style-name="gr34" draw:text-style-name="P1" draw:layer="layout" svg:x1="9.207cm" svg:y1="7.937cm" svg:x2="11.43cm" svg:y2="4.445cm">
          <text:p/>
        </draw:line>
        <draw:line draw:style-name="gr34" draw:text-style-name="P1" draw:layer="layout" svg:x1="6.35cm" svg:y1="4.127cm" svg:x2="11.431cm" svg:y2="4.445cm">
          <text:p/>
        </draw:line>
        <draw:line draw:style-name="gr34" draw:text-style-name="P1" draw:layer="layout" svg:x1="17.78cm" svg:y1="3.81cm" svg:x2="11.432cm" svg:y2="4.445cm">
          <text:p/>
        </draw:line>
        <draw:line draw:style-name="gr34" draw:text-style-name="P1" draw:layer="layout" svg:x1="15.24cm" svg:y1="6.985cm" svg:x2="11.432cm" svg:y2="4.446cm">
          <text:p/>
        </draw:line>
        <draw:line draw:style-name="gr34" draw:text-style-name="P1" draw:layer="layout" svg:x1="15.24cm" svg:y1="6.986cm" svg:x2="9.207cm" svg:y2="7.937cm">
          <text:p/>
        </draw:line>
        <draw:line draw:style-name="gr34" draw:text-style-name="P1" draw:layer="layout" svg:x1="15.241cm" svg:y1="6.987cm" svg:x2="13.652cm" svg:y2="10.795cm">
          <text:p/>
        </draw:line>
        <draw:line draw:style-name="gr34" draw:text-style-name="P1" draw:layer="layout" svg:x1="15.242cm" svg:y1="6.987cm" svg:x2="19.367cm" svg:y2="11.747cm">
          <text:p/>
        </draw:line>
        <draw:line draw:style-name="gr34" draw:text-style-name="P1" draw:layer="layout" svg:x1="15.243cm" svg:y1="6.987cm" svg:x2="17.78cm" svg:y2="3.81cm">
          <text:p/>
        </draw:line>
        <draw:line draw:style-name="gr34" draw:text-style-name="P1" draw:layer="layout" svg:x1="13.652cm" svg:y1="10.795cm" svg:x2="19.368cm" svg:y2="11.747cm">
          <text:p/>
        </draw:line>
        <draw:line draw:style-name="gr34" draw:text-style-name="P1" draw:layer="layout" svg:x1="15.243cm" svg:y1="6.987cm" svg:x2="22.86cm" svg:y2="7.62cm">
          <text:p/>
        </draw:line>
        <draw:line draw:style-name="gr34" draw:text-style-name="P1" draw:layer="layout" svg:x1="22.86cm" svg:y1="7.62cm" svg:x2="19.368cm" svg:y2="11.747cm">
          <text:p/>
        </draw:line>
        <draw:line draw:style-name="gr34" draw:text-style-name="P1" draw:layer="layout" svg:x1="22.86cm" svg:y1="7.621cm" svg:x2="17.78cm" svg:y2="3.81cm">
          <text:p/>
        </draw:line>
        <draw:line draw:style-name="gr34" draw:text-style-name="P1" draw:layer="layout" svg:x1="2.222cm" svg:y1="7.62cm" svg:x2="9.208cm" svg:y2="7.938cm">
          <text:p/>
        </draw:line>
        <draw:custom-shape draw:style-name="gr37" draw:text-style-name="P6" draw:layer="layout" svg:width="0.953cm" svg:height="0.953cm" svg:x="3.81cm" svg:y="5.397cm">
          <text:p text:style-name="P5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953cm" svg:height="0.953cm" svg:x="5.08cm" svg:y="7.302cm">
          <text:p text:style-name="P5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953cm" svg:height="0.953cm" svg:x="4.444cm" svg:y="8.89cm">
          <text:p text:style-name="P5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953cm" svg:height="0.953cm" svg:x="19.684cm" svg:y="5.079cm">
          <text:p text:style-name="P5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953cm" svg:height="0.953cm" svg:x="20.637cm" svg:y="9.207cm">
          <text:p text:style-name="P5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953cm" svg:height="0.953cm" svg:x="18.414cm" svg:y="6.767cm">
          <text:p text:style-name="P5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953cm" svg:height="0.953cm" svg:x="8.572cm" svg:y="3.892cm">
          <text:p text:style-name="P5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953cm" svg:height="0.953cm" svg:x="7.402cm" svg:y="5.614cm">
          <text:p text:style-name="P5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953cm" svg:height="0.953cm" svg:x="7.92cm" svg:y="9.007cm">
          <text:p text:style-name="P5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953cm" svg:height="0.953cm" svg:x="9.842cm" svg:y="10.477cm">
          <text:p text:style-name="P5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953cm" svg:height="0.953cm" svg:x="13.97cm" svg:y="8.255cm">
          <text:p text:style-name="P5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953cm" svg:height="0.953cm" svg:x="16.192cm" svg:y="10.795cm">
          <text:p text:style-name="P5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953cm" svg:height="0.953cm" svg:x="16.827cm" svg:y="8.889cm">
          <text:p text:style-name="P5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953cm" svg:height="0.953cm" svg:x="14.087cm" svg:y="3.692cm">
          <text:p text:style-name="P5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953cm" svg:height="0.953cm" svg:x="10.895cm" svg:y="8.89cm">
          <text:p text:style-name="P5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953cm" svg:height="0.953cm" svg:x="9.842cm" svg:y="5.715cm">
          <text:p text:style-name="P5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953cm" svg:height="0.953cm" svg:x="11.747cm" svg:y="6.984cm">
          <text:p text:style-name="P5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953cm" svg:height="0.953cm" svg:x="12.917cm" svg:y="5.297cm">
          <text:p text:style-name="P5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953cm" svg:height="0.953cm" svg:x="15.992cm" svg:y="4.879cm">
          <text:p text:style-name="P5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635cm" svg:height="0.318cm" svg:x="2.54cm" svg:y="5.714cm">
          <text:p text:style-name="P21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197cm" svg:y="5.815cm">
          <text:p text:style-name="P21"><text:span text:style-name="T15">10</text:span></text:p>
          <draw:enhanced-geometry svg:viewBox="0 0 21600 21600" draw:type="rectangle" draw:enhanced-path="M 0 0 L 21600 0 21600 21600 0 21600 0 0 Z N"/>
        </draw:custom-shape>
        <draw:path draw:style-name="gr25" draw:text-style-name="P1" draw:layer="layout" svg:width="2.636cm" svg:height="1.212cm" draw:transform="rotate (0.726755100530439) translate (8.50090095691477cm 6.71334448576708cm)" svg:viewBox="0 0 2637 1213" svg:d="M0 1213c422-474 1029-1634 2637-1054">
          <text:p/>
        </draw:path>
        <draw:path draw:style-name="gr25" draw:text-style-name="P1" draw:layer="layout" svg:width="2.399cm" svg:height="1.264cm" draw:transform="rotate (0.726755100530439) translate (6.46146627686726cm 9.84961426667834cm)" svg:viewBox="0 0 2400 1265" svg:d="M0 1265c422-475 1055-1187 2400-1265">
          <text:p/>
        </draw:path>
        <draw:path draw:style-name="gr25" draw:text-style-name="P1" draw:layer="layout" svg:width="2.373cm" svg:height="1.768cm" draw:transform="rotate (0.726755100530439) translate (12.6769050701788cm 9.25631836917727cm)" svg:viewBox="0 0 2374 1769" svg:d="M0 1769c422-475 1003-2084 2374-1714">
          <text:p/>
        </draw:path>
        <draw:path draw:style-name="gr25" draw:text-style-name="P1" draw:layer="layout" svg:width="2.662cm" svg:height="0.831cm" draw:transform="rotate (0.726755100530439) translate (14.7870454418685cm 5.94606736833315cm)" svg:viewBox="0 0 2663 832" svg:d="M0 832c422-474 1362-1205 2663-607">
          <text:p/>
        </draw:path>
        <draw:path draw:style-name="gr25" draw:text-style-name="P1" draw:layer="layout" svg:width="4.008cm" svg:height="0.802cm" draw:transform="rotate (0.726755100530439) translate (18.8335161285384cm 10.5129669172615cm)" svg:viewBox="0 0 4009 803" svg:d="M0 803c422-475 2637-1055 4009-686">
          <text:p/>
        </draw:path>
        <draw:path draw:style-name="gr25" draw:text-style-name="P1" draw:layer="layout" svg:width="4.454cm" svg:height="0.919cm" draw:transform="rotate (0.726755100530439) translate (19.8473358857861cm 10.8973736084194cm)" svg:viewBox="0 0 4455 920" svg:d="M4455 0c-2188 1027-3084 1081-4455 711">
          <text:p/>
        </draw:path>
        <draw:path draw:style-name="gr25" draw:text-style-name="P1" draw:layer="layout" svg:width="2.425cm" svg:height="0.982cm" draw:transform="rotate (0.726755100530439) translate (9.41732666533314cm 6.59163111850407cm)" svg:viewBox="0 0 2426 983" svg:d="M2426 0c-844 949-1055 1186-2426 817">
          <text:p/>
        </draw:path>
        <draw:path draw:style-name="gr25" draw:text-style-name="P1" draw:layer="layout" svg:width="2.188cm" svg:height="1.026cm" draw:transform="rotate (0.726755100530439) translate (7.78937392512589cm 9.80922003517707cm)" svg:viewBox="0 0 2189 1027" svg:d="M2189 0c-844 949-703 941-2189 1027">
          <text:p/>
        </draw:path>
        <draw:path draw:style-name="gr25" draw:text-style-name="P1" draw:layer="layout" svg:width="2.187cm" svg:height="1.451cm" draw:transform="rotate (0.726755100530439) translate (13.4044622968827cm 8.97414146466439cm)" svg:viewBox="0 0 2188 1452" svg:d="M2188 0c-532 1226-979 1252-2188 1452">
          <text:p/>
        </draw:path>
        <draw:path draw:style-name="gr25" draw:text-style-name="P1" draw:layer="layout" svg:width="2.425cm" svg:height="0.981cm" draw:transform="rotate (0.726755100530439) translate (15.6497681566272cm 6.0571276834357cm)" svg:viewBox="0 0 2426 982" svg:d="M2426 0c-844 949-1055 1185-2426 816">
          <text:p/>
        </draw:path>
        <draw:path draw:style-name="gr25" draw:text-style-name="P1" draw:layer="layout" svg:width="4.033cm" svg:height="3.586cm" draw:transform="rotate (0.726755100530439) translate (2.857cm 7.62cm)" svg:viewBox="0 0 4034 3587" svg:d="M0 0c2769 1187 3059 2294 4034 3587">
          <text:p/>
        </draw:path>
        <draw:path draw:style-name="gr25" draw:text-style-name="P1" draw:layer="layout" svg:width="2.686cm" svg:height="2.232cm" draw:transform="rotate (0.726755100530439) translate (6.985cm 4.127cm)" svg:viewBox="0 0 2687 2233" svg:d="M0 0c1608 580 2398 1126 2687 2233">
          <text:p/>
        </draw:path>
        <draw:path draw:style-name="gr25" draw:text-style-name="P1" draw:layer="layout" svg:width="4.217cm" svg:height="2.9cm" draw:transform="rotate (0.726755100530439) translate (11.747cm 4.11cm)" svg:viewBox="0 0 4218 2901" svg:d="M0 0c2769 1187 3243 1608 4218 2901">
          <text:p/>
        </draw:path>
        <draw:path draw:style-name="gr25" draw:text-style-name="P1" draw:layer="layout" svg:width="1.37cm" svg:height="4.666cm" draw:transform="rotate (0.726755100530439) translate (18.415cm 3.91cm)" svg:viewBox="0 0 1371 4667" svg:d="M0 0c1713 2373 1556 3507 949 4667">
          <text:p/>
        </draw:path>
        <draw:path draw:style-name="gr25" draw:text-style-name="P1" draw:layer="layout" svg:width="1.6cm" svg:height="4.483cm" draw:transform="rotate (0.726755100530439) translate (2.857cm 7.937cm)" svg:viewBox="0 0 1601 4484" svg:d="M0 0c580 2215 2161 2347 1397 4484">
          <text:p/>
        </draw:path>
        <draw:path draw:style-name="gr25" draw:text-style-name="P1" draw:layer="layout" svg:width="3.295cm" svg:height="2.504cm" draw:transform="rotate (0.726755100530439) translate (8.455cm 10.995cm)" svg:viewBox="0 0 3296 2505" svg:d="M0 0c2040 271 2066 719 3296 2505">
          <text:p/>
        </draw:path>
        <draw:path draw:style-name="gr25" draw:text-style-name="P1" draw:layer="layout" svg:width="2.662cm" svg:height="3.215cm" draw:transform="rotate (0.726755100530439) translate (14.288cm 10.796cm)" svg:viewBox="0 0 2663 3216" svg:d="M0 0c2584 1871 2136 1898 2663 3216">
          <text:p/>
        </draw:path>
        <draw:path draw:style-name="gr25" draw:text-style-name="P1" draw:layer="layout" svg:width="4.296cm" svg:height="4.244cm" draw:transform="rotate (0.726755100530439) translate (15.875cm 6.985cm)" svg:viewBox="0 0 4297 4245" svg:d="M0 0c2769 1187 3322 2952 4297 4245">
          <text:p/>
        </draw:path>
        <draw:path draw:style-name="gr25" draw:text-style-name="P1" draw:layer="layout" svg:width="3.743cm" svg:height="2.478cm" draw:transform="rotate (0.726755100530439) translate (9.842cm 7.62cm)" svg:viewBox="0 0 3744 2479" svg:d="M0 0c2769 1187 2768 1186 3744 2479">
          <text:p/>
        </draw:path>
        <draw:path draw:style-name="gr25" draw:text-style-name="P1" draw:layer="layout" svg:width="1.248cm" svg:height="3.532cm" draw:transform="rotate (0.726755100530439) translate (9.842cm 8.255cm)" svg:viewBox="0 0 1249 3533" svg:d="M0 0c1898 1688 1054 2637 1107 3533">
          <text:p/>
        </draw:path>
        <draw:path draw:style-name="gr25" draw:text-style-name="P1" draw:layer="layout" svg:width="0.48cm" svg:height="3.374cm" draw:transform="rotate (0.726755100530439) translate (6.64728992703064cm 4.46252404381854cm)" svg:viewBox="0 0 481 3375" svg:d="M26 0c791 1977 396 2901-26 3375">
          <text:p/>
        </draw:path>
        <draw:path draw:style-name="gr25" draw:text-style-name="P1" draw:layer="layout" svg:width="1.163cm" svg:height="2.636cm" draw:transform="rotate (0.726755100530439) translate (12.165cm 4.862cm)" svg:viewBox="0 0 1164 2637" svg:d="M0 0c738 1081 1441 1573 1054 2637">
          <text:p/>
        </draw:path>
        <draw:path draw:style-name="gr25" draw:text-style-name="P1" draw:layer="layout" svg:width="0.584cm" svg:height="4.93cm" draw:transform="rotate (0.726755100530439) translate (15.557cm 7.302cm)" svg:viewBox="0 0 585 4931" svg:d="M0 0c738 1081 711 4457 290 4931">
          <text:p/>
        </draw:path>
        <draw:path draw:style-name="gr25" draw:text-style-name="P1" draw:layer="layout" svg:width="2.661cm" svg:height="3.216cm" draw:transform="rotate (0.726755100530439) translate (14.505cm 11.33cm)" svg:viewBox="0 0 2662 3217" svg:d="M2662 3217c-1898-1688-2108-1450-2662-3217">
          <text:p/>
        </draw:path>
        <draw:path draw:style-name="gr25" draw:text-style-name="P1" draw:layer="layout" svg:width="3.971cm" svg:height="3.175cm" draw:transform="rotate (0.726755100530439) translate (8.573cm 11.496cm)" svg:viewBox="0 0 3972 3176" svg:d="M3972 3176c-1898-1688-3418-1409-3972-3176">
          <text:p/>
        </draw:path>
        <draw:path draw:style-name="gr25" draw:text-style-name="P1" draw:layer="layout" svg:width="1.599cm" svg:height="4.925cm" draw:transform="rotate (0.726755100530439) translate (2.93286171317628cm 8.39346112785382cm)" svg:viewBox="0 0 1600 4926" svg:d="M1600 4926c-1476-2162-1699-3344-1568-4926">
          <text:p/>
        </draw:path>
        <draw:path draw:style-name="gr25" draw:text-style-name="P1" draw:layer="layout" svg:width="4.499cm" svg:height="4.493cm" draw:transform="rotate (0.726755100530439) translate (16.193cm 7.251cm)" svg:viewBox="0 0 4500 4494" svg:d="M4500 4494c-1635-1029-3946-2727-4500-4494">
          <text:p/>
        </draw:path>
        <draw:path draw:style-name="gr25" draw:text-style-name="P1" draw:layer="layout" svg:width="3.725cm" svg:height="2.498cm" draw:transform="rotate (0.726755100530439) translate (10.16cm 7.91cm)" svg:viewBox="0 0 3726 2499" svg:d="M3726 2499c-1634-1029-2031-106-3726-2499">
          <text:p/>
        </draw:path>
        <draw:path draw:style-name="gr25" draw:text-style-name="P1" draw:layer="layout" svg:width="4.014cm" svg:height="3.605cm" draw:transform="rotate (0.726755100530439) translate (3.175cm 7.91cm)" svg:viewBox="0 0 4015 3606" svg:d="M4015 3606c-1845-791-2320-1213-4015-3606">
          <text:p/>
        </draw:path>
        <draw:path draw:style-name="gr25" draw:text-style-name="P1" draw:layer="layout" svg:width="2.668cm" svg:height="2.254cm" draw:transform="rotate (0.726755100530439) translate (7.302cm 4.433cm)" svg:viewBox="0 0 2669 2255" svg:d="M2669 2255c-1134-159-2294-765-2669-2255">
          <text:p/>
        </draw:path>
        <draw:path draw:style-name="gr25" draw:text-style-name="P1" draw:layer="layout" svg:width="3.968cm" svg:height="2.703cm" draw:transform="rotate (0.726755100530439) translate (12.382cm 4.445cm)" svg:viewBox="0 0 3969 2704" svg:d="M3969 2704c-1134-158-3594-1214-3969-2704">
          <text:p/>
        </draw:path>
        <draw:path draw:style-name="gr25" draw:text-style-name="P1" draw:layer="layout" svg:width="1.286cm" svg:height="4.429cm" draw:transform="rotate (0.726755100530439) translate (18.3198159681709cm 4.74662724350089cm)" svg:viewBox="0 0 1287 4430" svg:d="M1287 4430c-1556-3507-1345-3745-1160-4430">
          <text:p/>
        </draw:path>
        <draw:path draw:style-name="gr25" draw:text-style-name="P1" draw:layer="layout" svg:width="0.54cm" svg:height="4.93cm" draw:transform="rotate (0.726755100530439) translate (15.3687547793415cm 8.10436708689914cm)" svg:viewBox="0 0 541 4931" svg:d="M541 4931c-870-3322-474-4246-289-4931">
          <text:p/>
        </draw:path>
        <draw:path draw:style-name="gr25" draw:text-style-name="P1" draw:layer="layout" svg:width="1.501cm" svg:height="3.578cm" draw:transform="rotate (0.726755100530439) translate (9.83447610979947cm 8.79971304057179cm)" svg:viewBox="0 0 1502 3579" svg:d="M1502 3579c-1926-2135-1520-2894-1335-3579">
          <text:p/>
        </draw:path>
        <draw:path draw:style-name="gr25" draw:text-style-name="P1" draw:layer="layout" svg:width="1.086cm" svg:height="2.785cm" draw:transform="rotate (0.726755100530439) translate (11.9411822268689cm 5.30708523840763cm)" svg:viewBox="0 0 1087 2786" svg:d="M1087 2786c-1424-1265-1106-2101-921-2786">
          <text:p/>
        </draw:path>
        <draw:path draw:style-name="gr25" draw:text-style-name="P1" draw:layer="layout" svg:width="0.439cm" svg:height="3.377cm" draw:transform="rotate (0.726755100530439) translate (6.31615243711787cm 5.38791170814925cm)" svg:viewBox="0 0 440 3378" svg:d="M440 3378c-790-1978-312-2693-127-3378">
          <text:p/>
        </draw:path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0.635cm" svg:height="0.317cm" svg:x="6.567cm" svg:y="5.815cm">
          <text:p text:style-name="P21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62cm" svg:y="5.08cm">
          <text:p text:style-name="P21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055cm" svg:y="3.492cm">
          <text:p text:style-name="P21"><text:span text:style-name="T15">2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655cm" svg:y="4.592cm">
          <text:p text:style-name="P21"><text:span text:style-name="T15">2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287cm" svg:y="3.175cm">
          <text:p text:style-name="P21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087cm" svg:y="4.375cm">
          <text:p text:style-name="P21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737cm" svg:y="4.762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8.732cm" svg:y="5.397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24cm" svg:y="5.397cm">
          <text:p text:style-name="P21"><text:span text:style-name="T15">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7.145cm" svg:y="5.08cm">
          <text:p text:style-name="P21"><text:span text:style-name="T15">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685cm" svg:y="6.668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567cm" svg:y="7.72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537cm" svg:y="8.573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1.907cm" svg:y="9.525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927cm" svg:y="8.155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075cm" svg:y="9.108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557cm" svg:y="10.478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51cm" svg:y="11.865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705cm" svg:y="9.2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335cm" svg:y="9.207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085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99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007cm" svg:y="6.0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895cm" svg:y="5.7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7cm" svg:y="6.668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9cm" svg:y="7.62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747cm" svg:y="8.573cm">
          <text:p text:style-name="P21"><text:span text:style-name="T15">1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06cm" svg:y="9.308cm">
          <text:p text:style-name="P21"><text:span text:style-name="T15">1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725cm" svg:y="10.06cm">
          <text:p text:style-name="P21"><text:span text:style-name="T15">3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33cm" svg:y="11.33cm">
          <text:p text:style-name="P21"><text:span text:style-name="T15">3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38cm" svg:y="6.88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6.032cm" svg:y="8.25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715cm" svg:y="9.007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4.762cm" svg:y="10.06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5.932cm" svg:height="1.587cm" svg:x="21.907cm" svg:y="0.1cm">
          <text:p text:style-name="P7"><text:span text:style-name="T2">Total flow: 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969cm" svg:y="5.196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164cm" svg:y="5.831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</draw:page>
      <draw:page draw:name="page23" draw:style-name="dp1" draw:master-page-name="Default">
        <draw:path draw:style-name="gr25" draw:text-style-name="P1" draw:layer="layout" svg:width="4.033cm" svg:height="0.719cm" draw:transform="rotate (0.726755100530439) translate (2.06159067816137cm 6.44691171739232cm)" svg:viewBox="0 0 4034 720" svg:d="M0 720c1081-738 2637-1054 4034-238">
          <text:p/>
        </draw:path>
        <draw:path draw:style-name="gr25" draw:text-style-name="P1" draw:layer="layout" svg:width="4.27cm" svg:height="0.558cm" draw:transform="rotate (0.726755100530439) translate (3.15804884887306cm 7.28293428496948cm)" svg:viewBox="0 0 4271 559" svg:d="M4271 0c-2188 1027-2900 395-4271 26">
          <text:p/>
        </draw:path>
        <draw:line draw:style-name="gr34" draw:text-style-name="P1" draw:layer="layout" svg:x1="6.35cm" svg:y1="4.127cm" svg:x2="2.222cm" svg:y2="7.62cm">
          <text:p/>
        </draw:line>
        <draw:line draw:style-name="gr34" draw:text-style-name="P1" draw:layer="layout" svg:x1="6.35cm" svg:y1="4.128cm" svg:x2="9.207cm" svg:y2="7.937cm">
          <text:p/>
        </draw:line>
        <draw:line draw:style-name="gr34" draw:text-style-name="P1" draw:layer="layout" svg:x1="7.62cm" svg:y1="11.112cm" svg:x2="2.222cm" svg:y2="7.621cm">
          <text:p/>
        </draw:line>
        <draw:line draw:style-name="gr34" draw:text-style-name="P1" draw:layer="layout" svg:x1="7.62cm" svg:y1="11.113cm" svg:x2="9.207cm" svg:y2="7.937cm">
          <text:p/>
        </draw:line>
        <draw:line draw:style-name="gr34" draw:text-style-name="P1" draw:layer="layout" svg:x1="7.621cm" svg:y1="11.113cm" svg:x2="13.652cm" svg:y2="10.795cm">
          <text:p/>
        </draw:line>
        <draw:line draw:style-name="gr34" draw:text-style-name="P1" draw:layer="layout" svg:x1="9.207cm" svg:y1="7.937cm" svg:x2="13.653cm" svg:y2="10.795cm">
          <text:p/>
        </draw:line>
        <draw:line draw:style-name="gr34" draw:text-style-name="P1" draw:layer="layout" svg:x1="9.207cm" svg:y1="7.937cm" svg:x2="11.43cm" svg:y2="4.445cm">
          <text:p/>
        </draw:line>
        <draw:line draw:style-name="gr34" draw:text-style-name="P1" draw:layer="layout" svg:x1="6.35cm" svg:y1="4.127cm" svg:x2="11.431cm" svg:y2="4.445cm">
          <text:p/>
        </draw:line>
        <draw:line draw:style-name="gr34" draw:text-style-name="P1" draw:layer="layout" svg:x1="17.78cm" svg:y1="3.81cm" svg:x2="11.432cm" svg:y2="4.445cm">
          <text:p/>
        </draw:line>
        <draw:line draw:style-name="gr34" draw:text-style-name="P1" draw:layer="layout" svg:x1="15.24cm" svg:y1="6.985cm" svg:x2="11.432cm" svg:y2="4.446cm">
          <text:p/>
        </draw:line>
        <draw:line draw:style-name="gr34" draw:text-style-name="P1" draw:layer="layout" svg:x1="15.24cm" svg:y1="6.986cm" svg:x2="9.207cm" svg:y2="7.937cm">
          <text:p/>
        </draw:line>
        <draw:line draw:style-name="gr34" draw:text-style-name="P1" draw:layer="layout" svg:x1="15.241cm" svg:y1="6.987cm" svg:x2="13.652cm" svg:y2="10.795cm">
          <text:p/>
        </draw:line>
        <draw:line draw:style-name="gr34" draw:text-style-name="P1" draw:layer="layout" svg:x1="15.242cm" svg:y1="6.987cm" svg:x2="19.367cm" svg:y2="11.747cm">
          <text:p/>
        </draw:line>
        <draw:line draw:style-name="gr34" draw:text-style-name="P1" draw:layer="layout" svg:x1="15.243cm" svg:y1="6.987cm" svg:x2="17.78cm" svg:y2="3.81cm">
          <text:p/>
        </draw:line>
        <draw:line draw:style-name="gr34" draw:text-style-name="P1" draw:layer="layout" svg:x1="13.652cm" svg:y1="10.795cm" svg:x2="19.368cm" svg:y2="11.747cm">
          <text:p/>
        </draw:line>
        <draw:line draw:style-name="gr34" draw:text-style-name="P1" draw:layer="layout" svg:x1="15.243cm" svg:y1="6.987cm" svg:x2="22.86cm" svg:y2="7.62cm">
          <text:p/>
        </draw:line>
        <draw:line draw:style-name="gr34" draw:text-style-name="P1" draw:layer="layout" svg:x1="22.86cm" svg:y1="7.62cm" svg:x2="19.368cm" svg:y2="11.747cm">
          <text:p/>
        </draw:line>
        <draw:line draw:style-name="gr34" draw:text-style-name="P1" draw:layer="layout" svg:x1="22.86cm" svg:y1="7.621cm" svg:x2="17.78cm" svg:y2="3.81cm">
          <text:p/>
        </draw:line>
        <draw:line draw:style-name="gr34" draw:text-style-name="P1" draw:layer="layout" svg:x1="2.222cm" svg:y1="7.62cm" svg:x2="9.208cm" svg:y2="7.938cm">
          <text:p/>
        </draw:line>
        <draw:custom-shape draw:style-name="gr38" draw:text-style-name="P22" draw:layer="layout" svg:width="0.635cm" svg:height="0.318cm" svg:x="2.54cm" svg:y="5.714cm">
          <text:p text:style-name="P21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197cm" svg:y="5.815cm">
          <text:p text:style-name="P21"><text:span text:style-name="T15">10</text:span></text:p>
          <draw:enhanced-geometry svg:viewBox="0 0 21600 21600" draw:type="rectangle" draw:enhanced-path="M 0 0 L 21600 0 21600 21600 0 21600 0 0 Z N"/>
        </draw:custom-shape>
        <draw:path draw:style-name="gr25" draw:text-style-name="P1" draw:layer="layout" svg:width="2.636cm" svg:height="1.212cm" draw:transform="rotate (0.726755100530439) translate (8.50090095691477cm 6.71334448576708cm)" svg:viewBox="0 0 2637 1213" svg:d="M0 1213c422-474 1029-1634 2637-1054">
          <text:p/>
        </draw:path>
        <draw:path draw:style-name="gr25" draw:text-style-name="P1" draw:layer="layout" svg:width="2.399cm" svg:height="1.264cm" draw:transform="rotate (0.726755100530439) translate (6.46146627686726cm 9.84961426667834cm)" svg:viewBox="0 0 2400 1265" svg:d="M0 1265c422-475 1055-1187 2400-1265">
          <text:p/>
        </draw:path>
        <draw:path draw:style-name="gr25" draw:text-style-name="P1" draw:layer="layout" svg:width="2.373cm" svg:height="1.768cm" draw:transform="rotate (0.726755100530439) translate (12.6769050701788cm 9.25631836917727cm)" svg:viewBox="0 0 2374 1769" svg:d="M0 1769c422-475 1003-2084 2374-1714">
          <text:p/>
        </draw:path>
        <draw:path draw:style-name="gr25" draw:text-style-name="P1" draw:layer="layout" svg:width="2.662cm" svg:height="0.831cm" draw:transform="rotate (0.726755100530439) translate (14.7870454418685cm 5.94606736833315cm)" svg:viewBox="0 0 2663 832" svg:d="M0 832c422-474 1362-1205 2663-607">
          <text:p/>
        </draw:path>
        <draw:path draw:style-name="gr25" draw:text-style-name="P1" draw:layer="layout" svg:width="4.008cm" svg:height="0.802cm" draw:transform="rotate (0.726755100530439) translate (18.8335161285384cm 10.5129669172615cm)" svg:viewBox="0 0 4009 803" svg:d="M0 803c422-475 2637-1055 4009-686">
          <text:p/>
        </draw:path>
        <draw:path draw:style-name="gr25" draw:text-style-name="P1" draw:layer="layout" svg:width="4.454cm" svg:height="0.919cm" draw:transform="rotate (0.726755100530439) translate (19.8473358857861cm 10.8973736084194cm)" svg:viewBox="0 0 4455 920" svg:d="M4455 0c-2188 1027-3084 1081-4455 711">
          <text:p/>
        </draw:path>
        <draw:path draw:style-name="gr25" draw:text-style-name="P1" draw:layer="layout" svg:width="2.425cm" svg:height="0.982cm" draw:transform="rotate (0.726755100530439) translate (9.41732666533314cm 6.59163111850407cm)" svg:viewBox="0 0 2426 983" svg:d="M2426 0c-844 949-1055 1186-2426 817">
          <text:p/>
        </draw:path>
        <draw:path draw:style-name="gr25" draw:text-style-name="P1" draw:layer="layout" svg:width="2.188cm" svg:height="1.026cm" draw:transform="rotate (0.726755100530439) translate (7.78937392512589cm 9.80922003517707cm)" svg:viewBox="0 0 2189 1027" svg:d="M2189 0c-844 949-703 941-2189 1027">
          <text:p/>
        </draw:path>
        <draw:path draw:style-name="gr25" draw:text-style-name="P1" draw:layer="layout" svg:width="2.187cm" svg:height="1.451cm" draw:transform="rotate (0.726755100530439) translate (13.4044622968827cm 8.97414146466439cm)" svg:viewBox="0 0 2188 1452" svg:d="M2188 0c-532 1226-979 1252-2188 1452">
          <text:p/>
        </draw:path>
        <draw:path draw:style-name="gr25" draw:text-style-name="P1" draw:layer="layout" svg:width="2.425cm" svg:height="0.981cm" draw:transform="rotate (0.726755100530439) translate (15.6497681566272cm 6.0571276834357cm)" svg:viewBox="0 0 2426 982" svg:d="M2426 0c-844 949-1055 1185-2426 816">
          <text:p/>
        </draw:path>
        <draw:path draw:style-name="gr25" draw:text-style-name="P1" draw:layer="layout" svg:width="4.033cm" svg:height="3.586cm" draw:transform="rotate (0.726755100530439) translate (2.857cm 7.62cm)" svg:viewBox="0 0 4034 3587" svg:d="M0 0c2769 1187 3059 2294 4034 3587">
          <text:p/>
        </draw:path>
        <draw:path draw:style-name="gr25" draw:text-style-name="P1" draw:layer="layout" svg:width="2.686cm" svg:height="2.232cm" draw:transform="rotate (0.726755100530439) translate (6.985cm 4.127cm)" svg:viewBox="0 0 2687 2233" svg:d="M0 0c1608 580 2398 1126 2687 2233">
          <text:p/>
        </draw:path>
        <draw:path draw:style-name="gr25" draw:text-style-name="P1" draw:layer="layout" svg:width="4.217cm" svg:height="2.9cm" draw:transform="rotate (0.726755100530439) translate (11.747cm 4.11cm)" svg:viewBox="0 0 4218 2901" svg:d="M0 0c2769 1187 3243 1608 4218 2901">
          <text:p/>
        </draw:path>
        <draw:path draw:style-name="gr25" draw:text-style-name="P1" draw:layer="layout" svg:width="1.37cm" svg:height="4.666cm" draw:transform="rotate (0.726755100530439) translate (18.415cm 3.91cm)" svg:viewBox="0 0 1371 4667" svg:d="M0 0c1713 2373 1556 3507 949 4667">
          <text:p/>
        </draw:path>
        <draw:path draw:style-name="gr25" draw:text-style-name="P1" draw:layer="layout" svg:width="1.6cm" svg:height="4.483cm" draw:transform="rotate (0.726755100530439) translate (2.857cm 7.937cm)" svg:viewBox="0 0 1601 4484" svg:d="M0 0c580 2215 2161 2347 1397 4484">
          <text:p/>
        </draw:path>
        <draw:path draw:style-name="gr25" draw:text-style-name="P1" draw:layer="layout" svg:width="3.295cm" svg:height="2.504cm" draw:transform="rotate (0.726755100530439) translate (8.455cm 10.995cm)" svg:viewBox="0 0 3296 2505" svg:d="M0 0c2040 271 2066 719 3296 2505">
          <text:p/>
        </draw:path>
        <draw:path draw:style-name="gr25" draw:text-style-name="P1" draw:layer="layout" svg:width="2.662cm" svg:height="3.215cm" draw:transform="rotate (0.726755100530439) translate (14.288cm 10.796cm)" svg:viewBox="0 0 2663 3216" svg:d="M0 0c2584 1871 2136 1898 2663 3216">
          <text:p/>
        </draw:path>
        <draw:path draw:style-name="gr25" draw:text-style-name="P1" draw:layer="layout" svg:width="4.296cm" svg:height="4.244cm" draw:transform="rotate (0.726755100530439) translate (15.875cm 6.985cm)" svg:viewBox="0 0 4297 4245" svg:d="M0 0c2769 1187 3322 2952 4297 4245">
          <text:p/>
        </draw:path>
        <draw:path draw:style-name="gr25" draw:text-style-name="P1" draw:layer="layout" svg:width="3.743cm" svg:height="2.478cm" draw:transform="rotate (0.726755100530439) translate (9.842cm 7.62cm)" svg:viewBox="0 0 3744 2479" svg:d="M0 0c2769 1187 2768 1186 3744 2479">
          <text:p/>
        </draw:path>
        <draw:path draw:style-name="gr25" draw:text-style-name="P1" draw:layer="layout" svg:width="1.248cm" svg:height="3.532cm" draw:transform="rotate (0.726755100530439) translate (9.842cm 8.255cm)" svg:viewBox="0 0 1249 3533" svg:d="M0 0c1898 1688 1054 2637 1107 3533">
          <text:p/>
        </draw:path>
        <draw:path draw:style-name="gr25" draw:text-style-name="P1" draw:layer="layout" svg:width="0.48cm" svg:height="3.374cm" draw:transform="rotate (0.726755100530439) translate (6.64728992703064cm 4.46252404381854cm)" svg:viewBox="0 0 481 3375" svg:d="M26 0c791 1977 396 2901-26 3375">
          <text:p/>
        </draw:path>
        <draw:path draw:style-name="gr25" draw:text-style-name="P1" draw:layer="layout" svg:width="1.163cm" svg:height="2.636cm" draw:transform="rotate (0.726755100530439) translate (12.165cm 4.862cm)" svg:viewBox="0 0 1164 2637" svg:d="M0 0c738 1081 1441 1573 1054 2637">
          <text:p/>
        </draw:path>
        <draw:path draw:style-name="gr25" draw:text-style-name="P1" draw:layer="layout" svg:width="0.584cm" svg:height="4.93cm" draw:transform="rotate (0.726755100530439) translate (15.557cm 7.302cm)" svg:viewBox="0 0 585 4931" svg:d="M0 0c738 1081 711 4457 290 4931">
          <text:p/>
        </draw:path>
        <draw:path draw:style-name="gr25" draw:text-style-name="P1" draw:layer="layout" svg:width="2.661cm" svg:height="3.216cm" draw:transform="rotate (0.726755100530439) translate (14.505cm 11.33cm)" svg:viewBox="0 0 2662 3217" svg:d="M2662 3217c-1898-1688-2108-1450-2662-3217">
          <text:p/>
        </draw:path>
        <draw:path draw:style-name="gr25" draw:text-style-name="P1" draw:layer="layout" svg:width="3.971cm" svg:height="3.175cm" draw:transform="rotate (0.726755100530439) translate (8.573cm 11.496cm)" svg:viewBox="0 0 3972 3176" svg:d="M3972 3176c-1898-1688-3418-1409-3972-3176">
          <text:p/>
        </draw:path>
        <draw:path draw:style-name="gr25" draw:text-style-name="P1" draw:layer="layout" svg:width="1.599cm" svg:height="4.925cm" draw:transform="rotate (0.726755100530439) translate (2.93286171317628cm 8.39346112785382cm)" svg:viewBox="0 0 1600 4926" svg:d="M1600 4926c-1476-2162-1699-3344-1568-4926">
          <text:p/>
        </draw:path>
        <draw:path draw:style-name="gr25" draw:text-style-name="P1" draw:layer="layout" svg:width="4.499cm" svg:height="4.493cm" draw:transform="rotate (0.726755100530439) translate (16.193cm 7.251cm)" svg:viewBox="0 0 4500 4494" svg:d="M4500 4494c-1635-1029-3946-2727-4500-4494">
          <text:p/>
        </draw:path>
        <draw:path draw:style-name="gr25" draw:text-style-name="P1" draw:layer="layout" svg:width="3.725cm" svg:height="2.498cm" draw:transform="rotate (0.726755100530439) translate (10.16cm 7.91cm)" svg:viewBox="0 0 3726 2499" svg:d="M3726 2499c-1634-1029-2031-106-3726-2499">
          <text:p/>
        </draw:path>
        <draw:path draw:style-name="gr25" draw:text-style-name="P1" draw:layer="layout" svg:width="4.014cm" svg:height="3.605cm" draw:transform="rotate (0.726755100530439) translate (3.175cm 7.91cm)" svg:viewBox="0 0 4015 3606" svg:d="M4015 3606c-1845-791-2320-1213-4015-3606">
          <text:p/>
        </draw:path>
        <draw:path draw:style-name="gr25" draw:text-style-name="P1" draw:layer="layout" svg:width="2.668cm" svg:height="2.254cm" draw:transform="rotate (0.726755100530439) translate (7.302cm 4.433cm)" svg:viewBox="0 0 2669 2255" svg:d="M2669 2255c-1134-159-2294-765-2669-2255">
          <text:p/>
        </draw:path>
        <draw:path draw:style-name="gr25" draw:text-style-name="P1" draw:layer="layout" svg:width="3.968cm" svg:height="2.703cm" draw:transform="rotate (0.726755100530439) translate (12.382cm 4.445cm)" svg:viewBox="0 0 3969 2704" svg:d="M3969 2704c-1134-158-3594-1214-3969-2704">
          <text:p/>
        </draw:path>
        <draw:path draw:style-name="gr25" draw:text-style-name="P1" draw:layer="layout" svg:width="1.286cm" svg:height="4.429cm" draw:transform="rotate (0.726755100530439) translate (18.3198159681709cm 4.74662724350089cm)" svg:viewBox="0 0 1287 4430" svg:d="M1287 4430c-1556-3507-1345-3745-1160-4430">
          <text:p/>
        </draw:path>
        <draw:path draw:style-name="gr25" draw:text-style-name="P1" draw:layer="layout" svg:width="0.54cm" svg:height="4.93cm" draw:transform="rotate (0.726755100530439) translate (15.3687547793415cm 8.10436708689914cm)" svg:viewBox="0 0 541 4931" svg:d="M541 4931c-870-3322-474-4246-289-4931">
          <text:p/>
        </draw:path>
        <draw:path draw:style-name="gr25" draw:text-style-name="P1" draw:layer="layout" svg:width="1.501cm" svg:height="3.578cm" draw:transform="rotate (0.726755100530439) translate (9.83447610979947cm 8.79971304057179cm)" svg:viewBox="0 0 1502 3579" svg:d="M1502 3579c-1926-2135-1520-2894-1335-3579">
          <text:p/>
        </draw:path>
        <draw:path draw:style-name="gr25" draw:text-style-name="P1" draw:layer="layout" svg:width="1.086cm" svg:height="2.785cm" draw:transform="rotate (0.726755100530439) translate (11.9411822268689cm 5.30708523840763cm)" svg:viewBox="0 0 1087 2786" svg:d="M1087 2786c-1424-1265-1106-2101-921-2786">
          <text:p/>
        </draw:path>
        <draw:path draw:style-name="gr25" draw:text-style-name="P1" draw:layer="layout" svg:width="0.439cm" svg:height="3.377cm" draw:transform="rotate (0.726755100530439) translate (6.31615243711787cm 5.38791170814925cm)" svg:viewBox="0 0 440 3378" svg:d="M440 3378c-790-1978-312-2693-127-3378">
          <text:p/>
        </draw:path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0.635cm" svg:height="0.317cm" svg:x="6.567cm" svg:y="5.815cm">
          <text:p text:style-name="P21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62cm" svg:y="5.08cm">
          <text:p text:style-name="P21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055cm" svg:y="3.492cm">
          <text:p text:style-name="P21"><text:span text:style-name="T15">2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655cm" svg:y="4.592cm">
          <text:p text:style-name="P21"><text:span text:style-name="T15">2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287cm" svg:y="3.175cm">
          <text:p text:style-name="P21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087cm" svg:y="4.375cm">
          <text:p text:style-name="P21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737cm" svg:y="4.762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8.732cm" svg:y="5.397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24cm" svg:y="5.397cm">
          <text:p text:style-name="P21"><text:span text:style-name="T15">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7.145cm" svg:y="5.08cm">
          <text:p text:style-name="P21"><text:span text:style-name="T15">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685cm" svg:y="6.668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567cm" svg:y="7.72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537cm" svg:y="8.573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1.907cm" svg:y="9.525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927cm" svg:y="8.155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075cm" svg:y="9.108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557cm" svg:y="10.478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51cm" svg:y="11.865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705cm" svg:y="9.2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335cm" svg:y="9.207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085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99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007cm" svg:y="6.0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895cm" svg:y="5.7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7cm" svg:y="6.668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9cm" svg:y="7.62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747cm" svg:y="8.573cm">
          <text:p text:style-name="P21"><text:span text:style-name="T15">1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06cm" svg:y="9.308cm">
          <text:p text:style-name="P21"><text:span text:style-name="T15">1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725cm" svg:y="10.06cm">
          <text:p text:style-name="P21"><text:span text:style-name="T15">3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33cm" svg:y="11.33cm">
          <text:p text:style-name="P21"><text:span text:style-name="T15">3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38cm" svg:y="6.88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6.032cm" svg:y="8.25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715cm" svg:y="9.007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4.762cm" svg:y="10.06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5.932cm" svg:height="1.587cm" svg:x="21.907cm" svg:y="0.1cm">
          <text:p text:style-name="P7"><text:span text:style-name="T2">Total flow: 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969cm" svg:y="5.196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164cm" svg:y="5.831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</draw:page>
      <draw:page draw:name="page24" draw:style-name="dp1" draw:master-page-name="Default">
        <draw:path draw:style-name="gr25" draw:text-style-name="P1" draw:layer="layout" svg:width="4.033cm" svg:height="0.719cm" draw:transform="rotate (0.726755100530439) translate (2.06159067816137cm 6.44691171739232cm)" svg:viewBox="0 0 4034 720" svg:d="M0 720c1081-738 2637-1054 4034-238">
          <text:p/>
        </draw:path>
        <draw:path draw:style-name="gr25" draw:text-style-name="P1" draw:layer="layout" svg:width="4.27cm" svg:height="0.558cm" draw:transform="rotate (0.726755100530439) translate (3.15804884887306cm 7.28293428496948cm)" svg:viewBox="0 0 4271 559" svg:d="M4271 0c-2188 1027-2900 395-4271 26">
          <text:p/>
        </draw:path>
        <draw:custom-shape draw:style-name="gr38" draw:text-style-name="P22" draw:layer="layout" svg:width="0.635cm" svg:height="0.318cm" svg:x="2.54cm" svg:y="5.714cm">
          <text:p text:style-name="P21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197cm" svg:y="5.815cm">
          <text:p text:style-name="P21"><text:span text:style-name="T15">10</text:span></text:p>
          <draw:enhanced-geometry svg:viewBox="0 0 21600 21600" draw:type="rectangle" draw:enhanced-path="M 0 0 L 21600 0 21600 21600 0 21600 0 0 Z N"/>
        </draw:custom-shape>
        <draw:path draw:style-name="gr25" draw:text-style-name="P1" draw:layer="layout" svg:width="2.636cm" svg:height="1.212cm" draw:transform="rotate (0.726755100530439) translate (8.50090095691477cm 6.71334448576708cm)" svg:viewBox="0 0 2637 1213" svg:d="M0 1213c422-474 1029-1634 2637-1054">
          <text:p/>
        </draw:path>
        <draw:path draw:style-name="gr25" draw:text-style-name="P1" draw:layer="layout" svg:width="2.399cm" svg:height="1.264cm" draw:transform="rotate (0.726755100530439) translate (6.46146627686726cm 9.84961426667834cm)" svg:viewBox="0 0 2400 1265" svg:d="M0 1265c422-475 1055-1187 2400-1265">
          <text:p/>
        </draw:path>
        <draw:path draw:style-name="gr25" draw:text-style-name="P1" draw:layer="layout" svg:width="2.373cm" svg:height="1.768cm" draw:transform="rotate (0.726755100530439) translate (12.6769050701788cm 9.25631836917727cm)" svg:viewBox="0 0 2374 1769" svg:d="M0 1769c422-475 1003-2084 2374-1714">
          <text:p/>
        </draw:path>
        <draw:path draw:style-name="gr25" draw:text-style-name="P1" draw:layer="layout" svg:width="2.662cm" svg:height="0.831cm" draw:transform="rotate (0.726755100530439) translate (14.7870454418685cm 5.94606736833315cm)" svg:viewBox="0 0 2663 832" svg:d="M0 832c422-474 1362-1205 2663-607">
          <text:p/>
        </draw:path>
        <draw:path draw:style-name="gr25" draw:text-style-name="P1" draw:layer="layout" svg:width="4.008cm" svg:height="0.802cm" draw:transform="rotate (0.726755100530439) translate (18.8335161285384cm 10.5129669172615cm)" svg:viewBox="0 0 4009 803" svg:d="M0 803c422-475 2637-1055 4009-686">
          <text:p/>
        </draw:path>
        <draw:path draw:style-name="gr25" draw:text-style-name="P1" draw:layer="layout" svg:width="4.454cm" svg:height="0.919cm" draw:transform="rotate (0.726755100530439) translate (19.8473358857861cm 10.8973736084194cm)" svg:viewBox="0 0 4455 920" svg:d="M4455 0c-2188 1027-3084 1081-4455 711">
          <text:p/>
        </draw:path>
        <draw:path draw:style-name="gr25" draw:text-style-name="P1" draw:layer="layout" svg:width="2.425cm" svg:height="0.982cm" draw:transform="rotate (0.726755100530439) translate (9.41732666533314cm 6.59163111850407cm)" svg:viewBox="0 0 2426 983" svg:d="M2426 0c-844 949-1055 1186-2426 817">
          <text:p/>
        </draw:path>
        <draw:path draw:style-name="gr25" draw:text-style-name="P1" draw:layer="layout" svg:width="2.188cm" svg:height="1.026cm" draw:transform="rotate (0.726755100530439) translate (7.78937392512589cm 9.80922003517707cm)" svg:viewBox="0 0 2189 1027" svg:d="M2189 0c-844 949-703 941-2189 1027">
          <text:p/>
        </draw:path>
        <draw:path draw:style-name="gr25" draw:text-style-name="P1" draw:layer="layout" svg:width="2.187cm" svg:height="1.451cm" draw:transform="rotate (0.726755100530439) translate (13.4044622968827cm 8.97414146466439cm)" svg:viewBox="0 0 2188 1452" svg:d="M2188 0c-532 1226-979 1252-2188 1452">
          <text:p/>
        </draw:path>
        <draw:path draw:style-name="gr25" draw:text-style-name="P1" draw:layer="layout" svg:width="2.425cm" svg:height="0.981cm" draw:transform="rotate (0.726755100530439) translate (15.6497681566272cm 6.0571276834357cm)" svg:viewBox="0 0 2426 982" svg:d="M2426 0c-844 949-1055 1185-2426 816">
          <text:p/>
        </draw:path>
        <draw:path draw:style-name="gr25" draw:text-style-name="P1" draw:layer="layout" svg:width="4.033cm" svg:height="3.586cm" draw:transform="rotate (0.726755100530439) translate (2.857cm 7.62cm)" svg:viewBox="0 0 4034 3587" svg:d="M0 0c2769 1187 3059 2294 4034 3587">
          <text:p/>
        </draw:path>
        <draw:path draw:style-name="gr25" draw:text-style-name="P1" draw:layer="layout" svg:width="2.686cm" svg:height="2.232cm" draw:transform="rotate (0.726755100530439) translate (6.985cm 4.127cm)" svg:viewBox="0 0 2687 2233" svg:d="M0 0c1608 580 2398 1126 2687 2233">
          <text:p/>
        </draw:path>
        <draw:path draw:style-name="gr25" draw:text-style-name="P1" draw:layer="layout" svg:width="4.217cm" svg:height="2.9cm" draw:transform="rotate (0.726755100530439) translate (11.747cm 4.11cm)" svg:viewBox="0 0 4218 2901" svg:d="M0 0c2769 1187 3243 1608 4218 2901">
          <text:p/>
        </draw:path>
        <draw:path draw:style-name="gr25" draw:text-style-name="P1" draw:layer="layout" svg:width="1.37cm" svg:height="4.666cm" draw:transform="rotate (0.726755100530439) translate (18.415cm 3.91cm)" svg:viewBox="0 0 1371 4667" svg:d="M0 0c1713 2373 1556 3507 949 4667">
          <text:p/>
        </draw:path>
        <draw:path draw:style-name="gr25" draw:text-style-name="P1" draw:layer="layout" svg:width="1.6cm" svg:height="4.483cm" draw:transform="rotate (0.726755100530439) translate (2.857cm 7.937cm)" svg:viewBox="0 0 1601 4484" svg:d="M0 0c580 2215 2161 2347 1397 4484">
          <text:p/>
        </draw:path>
        <draw:path draw:style-name="gr25" draw:text-style-name="P1" draw:layer="layout" svg:width="3.295cm" svg:height="2.504cm" draw:transform="rotate (0.726755100530439) translate (8.455cm 10.995cm)" svg:viewBox="0 0 3296 2505" svg:d="M0 0c2040 271 2066 719 3296 2505">
          <text:p/>
        </draw:path>
        <draw:path draw:style-name="gr25" draw:text-style-name="P1" draw:layer="layout" svg:width="2.662cm" svg:height="3.215cm" draw:transform="rotate (0.726755100530439) translate (14.288cm 10.796cm)" svg:viewBox="0 0 2663 3216" svg:d="M0 0c2584 1871 2136 1898 2663 3216">
          <text:p/>
        </draw:path>
        <draw:path draw:style-name="gr25" draw:text-style-name="P1" draw:layer="layout" svg:width="4.296cm" svg:height="4.244cm" draw:transform="rotate (0.726755100530439) translate (15.875cm 6.985cm)" svg:viewBox="0 0 4297 4245" svg:d="M0 0c2769 1187 3322 2952 4297 4245">
          <text:p/>
        </draw:path>
        <draw:path draw:style-name="gr25" draw:text-style-name="P1" draw:layer="layout" svg:width="3.743cm" svg:height="2.478cm" draw:transform="rotate (0.726755100530439) translate (9.842cm 7.62cm)" svg:viewBox="0 0 3744 2479" svg:d="M0 0c2769 1187 2768 1186 3744 2479">
          <text:p/>
        </draw:path>
        <draw:path draw:style-name="gr25" draw:text-style-name="P1" draw:layer="layout" svg:width="1.248cm" svg:height="3.532cm" draw:transform="rotate (0.726755100530439) translate (9.842cm 8.255cm)" svg:viewBox="0 0 1249 3533" svg:d="M0 0c1898 1688 1054 2637 1107 3533">
          <text:p/>
        </draw:path>
        <draw:path draw:style-name="gr25" draw:text-style-name="P1" draw:layer="layout" svg:width="0.48cm" svg:height="3.374cm" draw:transform="rotate (0.726755100530439) translate (6.64728992703064cm 4.46252404381854cm)" svg:viewBox="0 0 481 3375" svg:d="M26 0c791 1977 396 2901-26 3375">
          <text:p/>
        </draw:path>
        <draw:path draw:style-name="gr25" draw:text-style-name="P1" draw:layer="layout" svg:width="1.163cm" svg:height="2.636cm" draw:transform="rotate (0.726755100530439) translate (12.165cm 4.862cm)" svg:viewBox="0 0 1164 2637" svg:d="M0 0c738 1081 1441 1573 1054 2637">
          <text:p/>
        </draw:path>
        <draw:path draw:style-name="gr25" draw:text-style-name="P1" draw:layer="layout" svg:width="0.584cm" svg:height="4.93cm" draw:transform="rotate (0.726755100530439) translate (15.557cm 7.302cm)" svg:viewBox="0 0 585 4931" svg:d="M0 0c738 1081 711 4457 290 4931">
          <text:p/>
        </draw:path>
        <draw:path draw:style-name="gr25" draw:text-style-name="P1" draw:layer="layout" svg:width="2.661cm" svg:height="3.216cm" draw:transform="rotate (0.726755100530439) translate (14.505cm 11.33cm)" svg:viewBox="0 0 2662 3217" svg:d="M2662 3217c-1898-1688-2108-1450-2662-3217">
          <text:p/>
        </draw:path>
        <draw:path draw:style-name="gr25" draw:text-style-name="P1" draw:layer="layout" svg:width="3.971cm" svg:height="3.175cm" draw:transform="rotate (0.726755100530439) translate (8.573cm 11.496cm)" svg:viewBox="0 0 3972 3176" svg:d="M3972 3176c-1898-1688-3418-1409-3972-3176">
          <text:p/>
        </draw:path>
        <draw:path draw:style-name="gr25" draw:text-style-name="P1" draw:layer="layout" svg:width="1.599cm" svg:height="4.925cm" draw:transform="rotate (0.726755100530439) translate (2.93286171317628cm 8.39346112785382cm)" svg:viewBox="0 0 1600 4926" svg:d="M1600 4926c-1476-2162-1699-3344-1568-4926">
          <text:p/>
        </draw:path>
        <draw:path draw:style-name="gr25" draw:text-style-name="P1" draw:layer="layout" svg:width="4.499cm" svg:height="4.493cm" draw:transform="rotate (0.726755100530439) translate (16.193cm 7.251cm)" svg:viewBox="0 0 4500 4494" svg:d="M4500 4494c-1635-1029-3946-2727-4500-4494">
          <text:p/>
        </draw:path>
        <draw:path draw:style-name="gr25" draw:text-style-name="P1" draw:layer="layout" svg:width="3.725cm" svg:height="2.498cm" draw:transform="rotate (0.726755100530439) translate (10.16cm 7.91cm)" svg:viewBox="0 0 3726 2499" svg:d="M3726 2499c-1634-1029-2031-106-3726-2499">
          <text:p/>
        </draw:path>
        <draw:path draw:style-name="gr25" draw:text-style-name="P1" draw:layer="layout" svg:width="4.014cm" svg:height="3.605cm" draw:transform="rotate (0.726755100530439) translate (3.175cm 7.91cm)" svg:viewBox="0 0 4015 3606" svg:d="M4015 3606c-1845-791-2320-1213-4015-3606">
          <text:p/>
        </draw:path>
        <draw:path draw:style-name="gr25" draw:text-style-name="P1" draw:layer="layout" svg:width="2.668cm" svg:height="2.254cm" draw:transform="rotate (0.726755100530439) translate (7.302cm 4.433cm)" svg:viewBox="0 0 2669 2255" svg:d="M2669 2255c-1134-159-2294-765-2669-2255">
          <text:p/>
        </draw:path>
        <draw:path draw:style-name="gr25" draw:text-style-name="P1" draw:layer="layout" svg:width="3.968cm" svg:height="2.703cm" draw:transform="rotate (0.726755100530439) translate (12.382cm 4.445cm)" svg:viewBox="0 0 3969 2704" svg:d="M3969 2704c-1134-158-3594-1214-3969-2704">
          <text:p/>
        </draw:path>
        <draw:path draw:style-name="gr25" draw:text-style-name="P1" draw:layer="layout" svg:width="1.286cm" svg:height="4.429cm" draw:transform="rotate (0.726755100530439) translate (18.3198159681709cm 4.74662724350089cm)" svg:viewBox="0 0 1287 4430" svg:d="M1287 4430c-1556-3507-1345-3745-1160-4430">
          <text:p/>
        </draw:path>
        <draw:path draw:style-name="gr25" draw:text-style-name="P1" draw:layer="layout" svg:width="0.54cm" svg:height="4.93cm" draw:transform="rotate (0.726755100530439) translate (15.3687547793415cm 8.10436708689914cm)" svg:viewBox="0 0 541 4931" svg:d="M541 4931c-870-3322-474-4246-289-4931">
          <text:p/>
        </draw:path>
        <draw:path draw:style-name="gr25" draw:text-style-name="P1" draw:layer="layout" svg:width="1.501cm" svg:height="3.578cm" draw:transform="rotate (0.726755100530439) translate (9.83447610979947cm 8.79971304057179cm)" svg:viewBox="0 0 1502 3579" svg:d="M1502 3579c-1926-2135-1520-2894-1335-3579">
          <text:p/>
        </draw:path>
        <draw:path draw:style-name="gr25" draw:text-style-name="P1" draw:layer="layout" svg:width="1.086cm" svg:height="2.785cm" draw:transform="rotate (0.726755100530439) translate (11.9411822268689cm 5.30708523840763cm)" svg:viewBox="0 0 1087 2786" svg:d="M1087 2786c-1424-1265-1106-2101-921-2786">
          <text:p/>
        </draw:path>
        <draw:path draw:style-name="gr25" draw:text-style-name="P1" draw:layer="layout" svg:width="0.439cm" svg:height="3.377cm" draw:transform="rotate (0.726755100530439) translate (6.31615243711787cm 5.38791170814925cm)" svg:viewBox="0 0 440 3378" svg:d="M440 3378c-790-1978-312-2693-127-3378">
          <text:p/>
        </draw:path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0.635cm" svg:height="0.317cm" svg:x="6.567cm" svg:y="5.815cm">
          <text:p text:style-name="P21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62cm" svg:y="5.08cm">
          <text:p text:style-name="P21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055cm" svg:y="3.492cm">
          <text:p text:style-name="P21"><text:span text:style-name="T15">2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655cm" svg:y="4.592cm">
          <text:p text:style-name="P21"><text:span text:style-name="T15">2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287cm" svg:y="3.175cm">
          <text:p text:style-name="P21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087cm" svg:y="4.375cm">
          <text:p text:style-name="P21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737cm" svg:y="4.762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8.732cm" svg:y="5.397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24cm" svg:y="5.397cm">
          <text:p text:style-name="P21"><text:span text:style-name="T15">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7.145cm" svg:y="5.08cm">
          <text:p text:style-name="P21"><text:span text:style-name="T15">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685cm" svg:y="6.668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567cm" svg:y="7.72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537cm" svg:y="8.573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1.907cm" svg:y="9.525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927cm" svg:y="8.155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075cm" svg:y="9.108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557cm" svg:y="10.478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51cm" svg:y="11.865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705cm" svg:y="9.2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335cm" svg:y="9.207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085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99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007cm" svg:y="6.0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895cm" svg:y="5.7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7cm" svg:y="6.668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9cm" svg:y="7.62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747cm" svg:y="8.573cm">
          <text:p text:style-name="P21"><text:span text:style-name="T15">1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06cm" svg:y="9.308cm">
          <text:p text:style-name="P21"><text:span text:style-name="T15">1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725cm" svg:y="10.06cm">
          <text:p text:style-name="P21"><text:span text:style-name="T15">3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33cm" svg:y="11.33cm">
          <text:p text:style-name="P21"><text:span text:style-name="T15">3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38cm" svg:y="6.88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6.032cm" svg:y="8.25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715cm" svg:y="9.007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4.762cm" svg:y="10.06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5.932cm" svg:height="1.587cm" svg:x="21.907cm" svg:y="0.1cm">
          <text:p text:style-name="P7"><text:span text:style-name="T2">Total flow: 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969cm" svg:y="5.196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164cm" svg:y="5.831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</draw:page>
      <draw:page draw:name="page25" draw:style-name="dp1" draw:master-page-name="Default">
        <draw:path draw:style-name="gr41" draw:text-style-name="P1" draw:layer="layout" svg:width="4.033cm" svg:height="0.719cm" draw:transform="rotate (0.726755100530439) translate (2.06159067816137cm 6.44691171739232cm)" svg:viewBox="0 0 4034 720" svg:d="M0 720c1081-738 2637-1054 4034-238">
          <text:p/>
        </draw:path>
        <draw:path draw:style-name="gr25" draw:text-style-name="P1" draw:layer="layout" svg:width="4.27cm" svg:height="0.558cm" draw:transform="rotate (0.726755100530439) translate (3.15804884887306cm 7.28293428496948cm)" svg:viewBox="0 0 4271 559" svg:d="M4271 0c-2188 1027-2900 395-4271 26">
          <text:p/>
        </draw:path>
        <draw:custom-shape draw:style-name="gr38" draw:text-style-name="P22" draw:layer="layout" svg:width="0.635cm" svg:height="0.318cm" svg:x="2.54cm" svg:y="5.714cm">
          <text:p text:style-name="P21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197cm" svg:y="5.815cm">
          <text:p text:style-name="P21"><text:span text:style-name="T15">10</text:span></text:p>
          <draw:enhanced-geometry svg:viewBox="0 0 21600 21600" draw:type="rectangle" draw:enhanced-path="M 0 0 L 21600 0 21600 21600 0 21600 0 0 Z N"/>
        </draw:custom-shape>
        <draw:path draw:style-name="gr25" draw:text-style-name="P1" draw:layer="layout" svg:width="2.636cm" svg:height="1.212cm" draw:transform="rotate (0.726755100530439) translate (8.50090095691477cm 6.71334448576708cm)" svg:viewBox="0 0 2637 1213" svg:d="M0 1213c422-474 1029-1634 2637-1054">
          <text:p/>
        </draw:path>
        <draw:path draw:style-name="gr25" draw:text-style-name="P1" draw:layer="layout" svg:width="2.399cm" svg:height="1.264cm" draw:transform="rotate (0.726755100530439) translate (6.46146627686726cm 9.84961426667834cm)" svg:viewBox="0 0 2400 1265" svg:d="M0 1265c422-475 1055-1187 2400-1265">
          <text:p/>
        </draw:path>
        <draw:path draw:style-name="gr25" draw:text-style-name="P1" draw:layer="layout" svg:width="2.373cm" svg:height="1.768cm" draw:transform="rotate (0.726755100530439) translate (12.6769050701788cm 9.25631836917727cm)" svg:viewBox="0 0 2374 1769" svg:d="M0 1769c422-475 1003-2084 2374-1714">
          <text:p/>
        </draw:path>
        <draw:path draw:style-name="gr41" draw:text-style-name="P1" draw:layer="layout" svg:width="2.662cm" svg:height="0.831cm" draw:transform="rotate (0.726755100530439) translate (14.7870454418685cm 5.94606736833315cm)" svg:viewBox="0 0 2663 832" svg:d="M0 832c422-474 1362-1205 2663-607">
          <text:p/>
        </draw:path>
        <draw:path draw:style-name="gr25" draw:text-style-name="P1" draw:layer="layout" svg:width="4.008cm" svg:height="0.802cm" draw:transform="rotate (0.726755100530439) translate (18.8335161285384cm 10.5129669172615cm)" svg:viewBox="0 0 4009 803" svg:d="M0 803c422-475 2637-1055 4009-686">
          <text:p/>
        </draw:path>
        <draw:path draw:style-name="gr25" draw:text-style-name="P1" draw:layer="layout" svg:width="4.454cm" svg:height="0.919cm" draw:transform="rotate (0.726755100530439) translate (19.8473358857861cm 10.8973736084194cm)" svg:viewBox="0 0 4455 920" svg:d="M4455 0c-2188 1027-3084 1081-4455 711">
          <text:p/>
        </draw:path>
        <draw:path draw:style-name="gr25" draw:text-style-name="P1" draw:layer="layout" svg:width="2.425cm" svg:height="0.982cm" draw:transform="rotate (0.726755100530439) translate (9.41732666533314cm 6.59163111850407cm)" svg:viewBox="0 0 2426 983" svg:d="M2426 0c-844 949-1055 1186-2426 817">
          <text:p/>
        </draw:path>
        <draw:path draw:style-name="gr25" draw:text-style-name="P1" draw:layer="layout" svg:width="2.188cm" svg:height="1.026cm" draw:transform="rotate (0.726755100530439) translate (7.78937392512589cm 9.80922003517707cm)" svg:viewBox="0 0 2189 1027" svg:d="M2189 0c-844 949-703 941-2189 1027">
          <text:p/>
        </draw:path>
        <draw:path draw:style-name="gr25" draw:text-style-name="P1" draw:layer="layout" svg:width="2.187cm" svg:height="1.451cm" draw:transform="rotate (0.726755100530439) translate (13.4044622968827cm 8.97414146466439cm)" svg:viewBox="0 0 2188 1452" svg:d="M2188 0c-532 1226-979 1252-2188 1452">
          <text:p/>
        </draw:path>
        <draw:path draw:style-name="gr25" draw:text-style-name="P1" draw:layer="layout" svg:width="2.425cm" svg:height="0.981cm" draw:transform="rotate (0.726755100530439) translate (15.6497681566272cm 6.0571276834357cm)" svg:viewBox="0 0 2426 982" svg:d="M2426 0c-844 949-1055 1185-2426 816">
          <text:p/>
        </draw:path>
        <draw:path draw:style-name="gr25" draw:text-style-name="P1" draw:layer="layout" svg:width="4.033cm" svg:height="3.586cm" draw:transform="rotate (0.726755100530439) translate (2.857cm 7.62cm)" svg:viewBox="0 0 4034 3587" svg:d="M0 0c2769 1187 3059 2294 4034 3587">
          <text:p/>
        </draw:path>
        <draw:path draw:style-name="gr25" draw:text-style-name="P1" draw:layer="layout" svg:width="2.686cm" svg:height="2.232cm" draw:transform="rotate (0.726755100530439) translate (6.985cm 4.127cm)" svg:viewBox="0 0 2687 2233" svg:d="M0 0c1608 580 2398 1126 2687 2233">
          <text:p/>
        </draw:path>
        <draw:path draw:style-name="gr25" draw:text-style-name="P1" draw:layer="layout" svg:width="4.217cm" svg:height="2.9cm" draw:transform="rotate (0.726755100530439) translate (11.747cm 4.11cm)" svg:viewBox="0 0 4218 2901" svg:d="M0 0c2769 1187 3243 1608 4218 2901">
          <text:p/>
        </draw:path>
        <draw:path draw:style-name="gr41" draw:text-style-name="P1" draw:layer="layout" svg:width="1.37cm" svg:height="4.666cm" draw:transform="rotate (0.726755100530439) translate (18.415cm 3.91cm)" svg:viewBox="0 0 1371 4667" svg:d="M0 0c1713 2373 1556 3507 949 4667">
          <text:p/>
        </draw:path>
        <draw:path draw:style-name="gr25" draw:text-style-name="P1" draw:layer="layout" svg:width="1.6cm" svg:height="4.483cm" draw:transform="rotate (0.726755100530439) translate (2.857cm 7.937cm)" svg:viewBox="0 0 1601 4484" svg:d="M0 0c580 2215 2161 2347 1397 4484">
          <text:p/>
        </draw:path>
        <draw:path draw:style-name="gr25" draw:text-style-name="P1" draw:layer="layout" svg:width="3.295cm" svg:height="2.504cm" draw:transform="rotate (0.726755100530439) translate (8.455cm 10.995cm)" svg:viewBox="0 0 3296 2505" svg:d="M0 0c2040 271 2066 719 3296 2505">
          <text:p/>
        </draw:path>
        <draw:path draw:style-name="gr25" draw:text-style-name="P1" draw:layer="layout" svg:width="2.662cm" svg:height="3.215cm" draw:transform="rotate (0.726755100530439) translate (14.288cm 10.796cm)" svg:viewBox="0 0 2663 3216" svg:d="M0 0c2584 1871 2136 1898 2663 3216">
          <text:p/>
        </draw:path>
        <draw:path draw:style-name="gr25" draw:text-style-name="P1" draw:layer="layout" svg:width="4.296cm" svg:height="4.244cm" draw:transform="rotate (0.726755100530439) translate (15.875cm 6.985cm)" svg:viewBox="0 0 4297 4245" svg:d="M0 0c2769 1187 3322 2952 4297 4245">
          <text:p/>
        </draw:path>
        <draw:path draw:style-name="gr41" draw:text-style-name="P1" draw:layer="layout" svg:width="3.743cm" svg:height="2.478cm" draw:transform="rotate (0.726755100530439) translate (9.842cm 7.62cm)" svg:viewBox="0 0 3744 2479" svg:d="M0 0c2769 1187 2768 1186 3744 2479">
          <text:p/>
        </draw:path>
        <draw:path draw:style-name="gr25" draw:text-style-name="P1" draw:layer="layout" svg:width="1.248cm" svg:height="3.532cm" draw:transform="rotate (0.726755100530439) translate (9.842cm 8.255cm)" svg:viewBox="0 0 1249 3533" svg:d="M0 0c1898 1688 1054 2637 1107 3533">
          <text:p/>
        </draw:path>
        <draw:path draw:style-name="gr41" draw:text-style-name="P1" draw:layer="layout" svg:width="0.48cm" svg:height="3.374cm" draw:transform="rotate (0.726755100530439) translate (6.64728992703064cm 4.46252404381854cm)" svg:viewBox="0 0 481 3375" svg:d="M26 0c791 1977 396 2901-26 3375">
          <text:p/>
        </draw:path>
        <draw:path draw:style-name="gr25" draw:text-style-name="P1" draw:layer="layout" svg:width="1.163cm" svg:height="2.636cm" draw:transform="rotate (0.726755100530439) translate (12.165cm 4.862cm)" svg:viewBox="0 0 1164 2637" svg:d="M0 0c738 1081 1441 1573 1054 2637">
          <text:p/>
        </draw:path>
        <draw:path draw:style-name="gr25" draw:text-style-name="P1" draw:layer="layout" svg:width="0.584cm" svg:height="4.93cm" draw:transform="rotate (0.726755100530439) translate (15.557cm 7.302cm)" svg:viewBox="0 0 585 4931" svg:d="M0 0c738 1081 711 4457 290 4931">
          <text:p/>
        </draw:path>
        <draw:path draw:style-name="gr25" draw:text-style-name="P1" draw:layer="layout" svg:width="2.661cm" svg:height="3.216cm" draw:transform="rotate (0.726755100530439) translate (14.505cm 11.33cm)" svg:viewBox="0 0 2662 3217" svg:d="M2662 3217c-1898-1688-2108-1450-2662-3217">
          <text:p/>
        </draw:path>
        <draw:path draw:style-name="gr25" draw:text-style-name="P1" draw:layer="layout" svg:width="3.971cm" svg:height="3.175cm" draw:transform="rotate (0.726755100530439) translate (8.573cm 11.496cm)" svg:viewBox="0 0 3972 3176" svg:d="M3972 3176c-1898-1688-3418-1409-3972-3176">
          <text:p/>
        </draw:path>
        <draw:path draw:style-name="gr25" draw:text-style-name="P1" draw:layer="layout" svg:width="1.599cm" svg:height="4.925cm" draw:transform="rotate (0.726755100530439) translate (2.93286171317628cm 8.39346112785382cm)" svg:viewBox="0 0 1600 4926" svg:d="M1600 4926c-1476-2162-1699-3344-1568-4926">
          <text:p/>
        </draw:path>
        <draw:path draw:style-name="gr25" draw:text-style-name="P1" draw:layer="layout" svg:width="4.499cm" svg:height="4.493cm" draw:transform="rotate (0.726755100530439) translate (16.193cm 7.251cm)" svg:viewBox="0 0 4500 4494" svg:d="M4500 4494c-1635-1029-3946-2727-4500-4494">
          <text:p/>
        </draw:path>
        <draw:path draw:style-name="gr25" draw:text-style-name="P1" draw:layer="layout" svg:width="3.725cm" svg:height="2.498cm" draw:transform="rotate (0.726755100530439) translate (10.16cm 7.91cm)" svg:viewBox="0 0 3726 2499" svg:d="M3726 2499c-1634-1029-2031-106-3726-2499">
          <text:p/>
        </draw:path>
        <draw:path draw:style-name="gr25" draw:text-style-name="P1" draw:layer="layout" svg:width="4.014cm" svg:height="3.605cm" draw:transform="rotate (0.726755100530439) translate (3.175cm 7.91cm)" svg:viewBox="0 0 4015 3606" svg:d="M4015 3606c-1845-791-2320-1213-4015-3606">
          <text:p/>
        </draw:path>
        <draw:path draw:style-name="gr25" draw:text-style-name="P1" draw:layer="layout" svg:width="2.668cm" svg:height="2.254cm" draw:transform="rotate (0.726755100530439) translate (7.302cm 4.433cm)" svg:viewBox="0 0 2669 2255" svg:d="M2669 2255c-1134-159-2294-765-2669-2255">
          <text:p/>
        </draw:path>
        <draw:path draw:style-name="gr25" draw:text-style-name="P1" draw:layer="layout" svg:width="3.968cm" svg:height="2.703cm" draw:transform="rotate (0.726755100530439) translate (12.382cm 4.445cm)" svg:viewBox="0 0 3969 2704" svg:d="M3969 2704c-1134-158-3594-1214-3969-2704">
          <text:p/>
        </draw:path>
        <draw:path draw:style-name="gr25" draw:text-style-name="P1" draw:layer="layout" svg:width="1.286cm" svg:height="4.429cm" draw:transform="rotate (0.726755100530439) translate (18.3198159681709cm 4.74662724350089cm)" svg:viewBox="0 0 1287 4430" svg:d="M1287 4430c-1556-3507-1345-3745-1160-4430">
          <text:p/>
        </draw:path>
        <draw:path draw:style-name="gr25" draw:text-style-name="P1" draw:layer="layout" svg:width="0.54cm" svg:height="4.93cm" draw:transform="rotate (0.726755100530439) translate (15.3687547793415cm 8.10436708689914cm)" svg:viewBox="0 0 541 4931" svg:d="M541 4931c-870-3322-474-4246-289-4931">
          <text:p/>
        </draw:path>
        <draw:path draw:style-name="gr25" draw:text-style-name="P1" draw:layer="layout" svg:width="1.501cm" svg:height="3.578cm" draw:transform="rotate (0.726755100530439) translate (9.83447610979947cm 8.79971304057179cm)" svg:viewBox="0 0 1502 3579" svg:d="M1502 3579c-1926-2135-1520-2894-1335-3579">
          <text:p/>
        </draw:path>
        <draw:path draw:style-name="gr25" draw:text-style-name="P1" draw:layer="layout" svg:width="1.086cm" svg:height="2.785cm" draw:transform="rotate (0.726755100530439) translate (11.9411822268689cm 5.30708523840763cm)" svg:viewBox="0 0 1087 2786" svg:d="M1087 2786c-1424-1265-1106-2101-921-2786">
          <text:p/>
        </draw:path>
        <draw:path draw:style-name="gr25" draw:text-style-name="P1" draw:layer="layout" svg:width="0.439cm" svg:height="3.377cm" draw:transform="rotate (0.726755100530439) translate (6.31615243711787cm 5.38791170814925cm)" svg:viewBox="0 0 440 3378" svg:d="M440 3378c-790-1978-312-2693-127-3378">
          <text:p/>
        </draw:path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0.635cm" svg:height="0.317cm" svg:x="6.567cm" svg:y="5.815cm">
          <text:p text:style-name="P21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62cm" svg:y="5.08cm">
          <text:p text:style-name="P21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055cm" svg:y="3.492cm">
          <text:p text:style-name="P21"><text:span text:style-name="T15">2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655cm" svg:y="4.592cm">
          <text:p text:style-name="P21"><text:span text:style-name="T15">2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287cm" svg:y="3.175cm">
          <text:p text:style-name="P21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087cm" svg:y="4.375cm">
          <text:p text:style-name="P21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737cm" svg:y="4.762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8.732cm" svg:y="5.397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24cm" svg:y="5.397cm">
          <text:p text:style-name="P21"><text:span text:style-name="T15">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7.145cm" svg:y="5.08cm">
          <text:p text:style-name="P21"><text:span text:style-name="T15">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685cm" svg:y="6.668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567cm" svg:y="7.72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537cm" svg:y="8.573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1.907cm" svg:y="9.525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927cm" svg:y="8.155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075cm" svg:y="9.108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557cm" svg:y="10.478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51cm" svg:y="11.865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705cm" svg:y="9.2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335cm" svg:y="9.207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085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99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007cm" svg:y="6.0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895cm" svg:y="5.7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7cm" svg:y="6.668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9cm" svg:y="7.62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747cm" svg:y="8.573cm">
          <text:p text:style-name="P21"><text:span text:style-name="T15">1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06cm" svg:y="9.308cm">
          <text:p text:style-name="P21"><text:span text:style-name="T15">1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725cm" svg:y="10.06cm">
          <text:p text:style-name="P21"><text:span text:style-name="T15">3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33cm" svg:y="11.33cm">
          <text:p text:style-name="P21"><text:span text:style-name="T15">3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38cm" svg:y="6.88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6.032cm" svg:y="8.25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715cm" svg:y="9.007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4.762cm" svg:y="10.06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5.932cm" svg:height="1.587cm" svg:x="21.907cm" svg:y="0.1cm">
          <text:p text:style-name="P7"><text:span text:style-name="T2">Total flow: 0</text:span></text:p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7.837cm" svg:height="1.587cm" svg:x="20.002cm" svg:y="13.97cm">
          <text:p text:style-name="P25"><text:span text:style-name="T17">Increase potential: 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969cm" svg:y="5.196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164cm" svg:y="5.831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</draw:page>
      <draw:page draw:name="page26" draw:style-name="dp1" draw:master-page-name="Default">
        <draw:path draw:style-name="gr41" draw:text-style-name="P1" draw:layer="layout" svg:width="4.033cm" svg:height="0.719cm" draw:transform="rotate (0.726755100530439) translate (2.06159067816137cm 6.44691171739232cm)" svg:viewBox="0 0 4034 720" svg:d="M0 720c1081-738 2637-1054 4034-238">
          <text:p/>
        </draw:path>
        <draw:path draw:style-name="gr25" draw:text-style-name="P1" draw:layer="layout" svg:width="4.27cm" svg:height="0.558cm" draw:transform="rotate (0.726755100530439) translate (3.15804884887306cm 7.28293428496948cm)" svg:viewBox="0 0 4271 559" svg:d="M4271 0c-2188 1027-2900 395-4271 26">
          <text:p/>
        </draw:path>
        <draw:line draw:style-name="gr34" draw:text-style-name="P1" draw:layer="layout" svg:x1="6.35cm" svg:y1="4.127cm" svg:x2="2.222cm" svg:y2="7.62cm">
          <text:p/>
        </draw:line>
        <draw:line draw:style-name="gr34" draw:text-style-name="P1" draw:layer="layout" svg:x1="6.35cm" svg:y1="4.128cm" svg:x2="9.207cm" svg:y2="7.937cm">
          <text:p/>
        </draw:line>
        <draw:line draw:style-name="gr34" draw:text-style-name="P1" draw:layer="layout" svg:x1="15.24cm" svg:y1="6.986cm" svg:x2="9.207cm" svg:y2="7.937cm">
          <text:p/>
        </draw:line>
        <draw:line draw:style-name="gr34" draw:text-style-name="P1" draw:layer="layout" svg:x1="15.243cm" svg:y1="6.987cm" svg:x2="17.78cm" svg:y2="3.81cm">
          <text:p/>
        </draw:line>
        <draw:line draw:style-name="gr34" draw:text-style-name="P1" draw:layer="layout" svg:x1="22.86cm" svg:y1="7.621cm" svg:x2="17.78cm" svg:y2="3.81cm">
          <text:p/>
        </draw:line>
        <draw:custom-shape draw:style-name="gr38" draw:text-style-name="P22" draw:layer="layout" svg:width="0.635cm" svg:height="0.318cm" svg:x="2.54cm" svg:y="5.714cm">
          <text:p text:style-name="P21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197cm" svg:y="5.815cm">
          <text:p text:style-name="P21"><text:span text:style-name="T15">10</text:span></text:p>
          <draw:enhanced-geometry svg:viewBox="0 0 21600 21600" draw:type="rectangle" draw:enhanced-path="M 0 0 L 21600 0 21600 21600 0 21600 0 0 Z N"/>
        </draw:custom-shape>
        <draw:path draw:style-name="gr25" draw:text-style-name="P1" draw:layer="layout" svg:width="2.636cm" svg:height="1.212cm" draw:transform="rotate (0.726755100530439) translate (8.50090095691477cm 6.71334448576708cm)" svg:viewBox="0 0 2637 1213" svg:d="M0 1213c422-474 1029-1634 2637-1054">
          <text:p/>
        </draw:path>
        <draw:path draw:style-name="gr25" draw:text-style-name="P1" draw:layer="layout" svg:width="2.399cm" svg:height="1.264cm" draw:transform="rotate (0.726755100530439) translate (6.46146627686726cm 9.84961426667834cm)" svg:viewBox="0 0 2400 1265" svg:d="M0 1265c422-475 1055-1187 2400-1265">
          <text:p/>
        </draw:path>
        <draw:path draw:style-name="gr25" draw:text-style-name="P1" draw:layer="layout" svg:width="2.373cm" svg:height="1.768cm" draw:transform="rotate (0.726755100530439) translate (12.6769050701788cm 9.25631836917727cm)" svg:viewBox="0 0 2374 1769" svg:d="M0 1769c422-475 1003-2084 2374-1714">
          <text:p/>
        </draw:path>
        <draw:path draw:style-name="gr41" draw:text-style-name="P1" draw:layer="layout" svg:width="2.662cm" svg:height="0.831cm" draw:transform="rotate (0.726755100530439) translate (14.7870454418685cm 5.94606736833315cm)" svg:viewBox="0 0 2663 832" svg:d="M0 832c422-474 1362-1205 2663-607">
          <text:p/>
        </draw:path>
        <draw:path draw:style-name="gr25" draw:text-style-name="P1" draw:layer="layout" svg:width="4.008cm" svg:height="0.802cm" draw:transform="rotate (0.726755100530439) translate (18.8335161285384cm 10.5129669172615cm)" svg:viewBox="0 0 4009 803" svg:d="M0 803c422-475 2637-1055 4009-686">
          <text:p/>
        </draw:path>
        <draw:path draw:style-name="gr25" draw:text-style-name="P1" draw:layer="layout" svg:width="4.454cm" svg:height="0.919cm" draw:transform="rotate (0.726755100530439) translate (19.8473358857861cm 10.8973736084194cm)" svg:viewBox="0 0 4455 920" svg:d="M4455 0c-2188 1027-3084 1081-4455 711">
          <text:p/>
        </draw:path>
        <draw:path draw:style-name="gr25" draw:text-style-name="P1" draw:layer="layout" svg:width="2.425cm" svg:height="0.982cm" draw:transform="rotate (0.726755100530439) translate (9.41732666533314cm 6.59163111850407cm)" svg:viewBox="0 0 2426 983" svg:d="M2426 0c-844 949-1055 1186-2426 817">
          <text:p/>
        </draw:path>
        <draw:path draw:style-name="gr25" draw:text-style-name="P1" draw:layer="layout" svg:width="2.188cm" svg:height="1.026cm" draw:transform="rotate (0.726755100530439) translate (7.78937392512589cm 9.80922003517707cm)" svg:viewBox="0 0 2189 1027" svg:d="M2189 0c-844 949-703 941-2189 1027">
          <text:p/>
        </draw:path>
        <draw:path draw:style-name="gr25" draw:text-style-name="P1" draw:layer="layout" svg:width="2.187cm" svg:height="1.451cm" draw:transform="rotate (0.726755100530439) translate (13.4044622968827cm 8.97414146466439cm)" svg:viewBox="0 0 2188 1452" svg:d="M2188 0c-532 1226-979 1252-2188 1452">
          <text:p/>
        </draw:path>
        <draw:path draw:style-name="gr25" draw:text-style-name="P1" draw:layer="layout" svg:width="2.425cm" svg:height="0.981cm" draw:transform="rotate (0.726755100530439) translate (15.6497681566272cm 6.0571276834357cm)" svg:viewBox="0 0 2426 982" svg:d="M2426 0c-844 949-1055 1185-2426 816">
          <text:p/>
        </draw:path>
        <draw:path draw:style-name="gr25" draw:text-style-name="P1" draw:layer="layout" svg:width="4.033cm" svg:height="3.586cm" draw:transform="rotate (0.726755100530439) translate (2.857cm 7.62cm)" svg:viewBox="0 0 4034 3587" svg:d="M0 0c2769 1187 3059 2294 4034 3587">
          <text:p/>
        </draw:path>
        <draw:path draw:style-name="gr25" draw:text-style-name="P1" draw:layer="layout" svg:width="2.686cm" svg:height="2.232cm" draw:transform="rotate (0.726755100530439) translate (6.985cm 4.127cm)" svg:viewBox="0 0 2687 2233" svg:d="M0 0c1608 580 2398 1126 2687 2233">
          <text:p/>
        </draw:path>
        <draw:path draw:style-name="gr25" draw:text-style-name="P1" draw:layer="layout" svg:width="4.217cm" svg:height="2.9cm" draw:transform="rotate (0.726755100530439) translate (11.747cm 4.11cm)" svg:viewBox="0 0 4218 2901" svg:d="M0 0c2769 1187 3243 1608 4218 2901">
          <text:p/>
        </draw:path>
        <draw:path draw:style-name="gr41" draw:text-style-name="P1" draw:layer="layout" svg:width="1.37cm" svg:height="4.666cm" draw:transform="rotate (0.726755100530439) translate (18.415cm 3.91cm)" svg:viewBox="0 0 1371 4667" svg:d="M0 0c1713 2373 1556 3507 949 4667">
          <text:p/>
        </draw:path>
        <draw:path draw:style-name="gr25" draw:text-style-name="P1" draw:layer="layout" svg:width="1.6cm" svg:height="4.483cm" draw:transform="rotate (0.726755100530439) translate (2.857cm 7.937cm)" svg:viewBox="0 0 1601 4484" svg:d="M0 0c580 2215 2161 2347 1397 4484">
          <text:p/>
        </draw:path>
        <draw:path draw:style-name="gr25" draw:text-style-name="P1" draw:layer="layout" svg:width="3.295cm" svg:height="2.504cm" draw:transform="rotate (0.726755100530439) translate (8.455cm 10.995cm)" svg:viewBox="0 0 3296 2505" svg:d="M0 0c2040 271 2066 719 3296 2505">
          <text:p/>
        </draw:path>
        <draw:path draw:style-name="gr25" draw:text-style-name="P1" draw:layer="layout" svg:width="2.662cm" svg:height="3.215cm" draw:transform="rotate (0.726755100530439) translate (14.288cm 10.796cm)" svg:viewBox="0 0 2663 3216" svg:d="M0 0c2584 1871 2136 1898 2663 3216">
          <text:p/>
        </draw:path>
        <draw:path draw:style-name="gr25" draw:text-style-name="P1" draw:layer="layout" svg:width="4.296cm" svg:height="4.244cm" draw:transform="rotate (0.726755100530439) translate (15.875cm 6.985cm)" svg:viewBox="0 0 4297 4245" svg:d="M0 0c2769 1187 3322 2952 4297 4245">
          <text:p/>
        </draw:path>
        <draw:path draw:style-name="gr41" draw:text-style-name="P1" draw:layer="layout" svg:width="3.743cm" svg:height="2.478cm" draw:transform="rotate (0.726755100530439) translate (9.842cm 7.62cm)" svg:viewBox="0 0 3744 2479" svg:d="M0 0c2769 1187 2768 1186 3744 2479">
          <text:p/>
        </draw:path>
        <draw:path draw:style-name="gr25" draw:text-style-name="P1" draw:layer="layout" svg:width="1.248cm" svg:height="3.532cm" draw:transform="rotate (0.726755100530439) translate (9.842cm 8.255cm)" svg:viewBox="0 0 1249 3533" svg:d="M0 0c1898 1688 1054 2637 1107 3533">
          <text:p/>
        </draw:path>
        <draw:path draw:style-name="gr41" draw:text-style-name="P1" draw:layer="layout" svg:width="0.48cm" svg:height="3.374cm" draw:transform="rotate (0.726755100530439) translate (6.64728992703064cm 4.46252404381854cm)" svg:viewBox="0 0 481 3375" svg:d="M26 0c791 1977 396 2901-26 3375">
          <text:p/>
        </draw:path>
        <draw:path draw:style-name="gr25" draw:text-style-name="P1" draw:layer="layout" svg:width="1.163cm" svg:height="2.636cm" draw:transform="rotate (0.726755100530439) translate (12.165cm 4.862cm)" svg:viewBox="0 0 1164 2637" svg:d="M0 0c738 1081 1441 1573 1054 2637">
          <text:p/>
        </draw:path>
        <draw:path draw:style-name="gr25" draw:text-style-name="P1" draw:layer="layout" svg:width="0.584cm" svg:height="4.93cm" draw:transform="rotate (0.726755100530439) translate (15.557cm 7.302cm)" svg:viewBox="0 0 585 4931" svg:d="M0 0c738 1081 711 4457 290 4931">
          <text:p/>
        </draw:path>
        <draw:path draw:style-name="gr25" draw:text-style-name="P1" draw:layer="layout" svg:width="2.661cm" svg:height="3.216cm" draw:transform="rotate (0.726755100530439) translate (14.505cm 11.33cm)" svg:viewBox="0 0 2662 3217" svg:d="M2662 3217c-1898-1688-2108-1450-2662-3217">
          <text:p/>
        </draw:path>
        <draw:path draw:style-name="gr25" draw:text-style-name="P1" draw:layer="layout" svg:width="3.971cm" svg:height="3.175cm" draw:transform="rotate (0.726755100530439) translate (8.573cm 11.496cm)" svg:viewBox="0 0 3972 3176" svg:d="M3972 3176c-1898-1688-3418-1409-3972-3176">
          <text:p/>
        </draw:path>
        <draw:path draw:style-name="gr25" draw:text-style-name="P1" draw:layer="layout" svg:width="1.599cm" svg:height="4.925cm" draw:transform="rotate (0.726755100530439) translate (2.93286171317628cm 8.39346112785382cm)" svg:viewBox="0 0 1600 4926" svg:d="M1600 4926c-1476-2162-1699-3344-1568-4926">
          <text:p/>
        </draw:path>
        <draw:path draw:style-name="gr25" draw:text-style-name="P1" draw:layer="layout" svg:width="4.499cm" svg:height="4.493cm" draw:transform="rotate (0.726755100530439) translate (16.193cm 7.251cm)" svg:viewBox="0 0 4500 4494" svg:d="M4500 4494c-1635-1029-3946-2727-4500-4494">
          <text:p/>
        </draw:path>
        <draw:path draw:style-name="gr25" draw:text-style-name="P1" draw:layer="layout" svg:width="3.725cm" svg:height="2.498cm" draw:transform="rotate (0.726755100530439) translate (10.16cm 7.91cm)" svg:viewBox="0 0 3726 2499" svg:d="M3726 2499c-1634-1029-2031-106-3726-2499">
          <text:p/>
        </draw:path>
        <draw:path draw:style-name="gr25" draw:text-style-name="P1" draw:layer="layout" svg:width="4.014cm" svg:height="3.605cm" draw:transform="rotate (0.726755100530439) translate (3.175cm 7.91cm)" svg:viewBox="0 0 4015 3606" svg:d="M4015 3606c-1845-791-2320-1213-4015-3606">
          <text:p/>
        </draw:path>
        <draw:path draw:style-name="gr25" draw:text-style-name="P1" draw:layer="layout" svg:width="2.668cm" svg:height="2.254cm" draw:transform="rotate (0.726755100530439) translate (7.302cm 4.433cm)" svg:viewBox="0 0 2669 2255" svg:d="M2669 2255c-1134-159-2294-765-2669-2255">
          <text:p/>
        </draw:path>
        <draw:path draw:style-name="gr25" draw:text-style-name="P1" draw:layer="layout" svg:width="3.968cm" svg:height="2.703cm" draw:transform="rotate (0.726755100530439) translate (12.382cm 4.445cm)" svg:viewBox="0 0 3969 2704" svg:d="M3969 2704c-1134-158-3594-1214-3969-2704">
          <text:p/>
        </draw:path>
        <draw:path draw:style-name="gr25" draw:text-style-name="P1" draw:layer="layout" svg:width="1.286cm" svg:height="4.429cm" draw:transform="rotate (0.726755100530439) translate (18.3198159681709cm 4.74662724350089cm)" svg:viewBox="0 0 1287 4430" svg:d="M1287 4430c-1556-3507-1345-3745-1160-4430">
          <text:p/>
        </draw:path>
        <draw:path draw:style-name="gr25" draw:text-style-name="P1" draw:layer="layout" svg:width="0.54cm" svg:height="4.93cm" draw:transform="rotate (0.726755100530439) translate (15.3687547793415cm 8.10436708689914cm)" svg:viewBox="0 0 541 4931" svg:d="M541 4931c-870-3322-474-4246-289-4931">
          <text:p/>
        </draw:path>
        <draw:path draw:style-name="gr25" draw:text-style-name="P1" draw:layer="layout" svg:width="1.501cm" svg:height="3.578cm" draw:transform="rotate (0.726755100530439) translate (9.83447610979947cm 8.79971304057179cm)" svg:viewBox="0 0 1502 3579" svg:d="M1502 3579c-1926-2135-1520-2894-1335-3579">
          <text:p/>
        </draw:path>
        <draw:path draw:style-name="gr25" draw:text-style-name="P1" draw:layer="layout" svg:width="1.086cm" svg:height="2.785cm" draw:transform="rotate (0.726755100530439) translate (11.9411822268689cm 5.30708523840763cm)" svg:viewBox="0 0 1087 2786" svg:d="M1087 2786c-1424-1265-1106-2101-921-2786">
          <text:p/>
        </draw:path>
        <draw:path draw:style-name="gr25" draw:text-style-name="P1" draw:layer="layout" svg:width="0.439cm" svg:height="3.377cm" draw:transform="rotate (0.726755100530439) translate (6.31615243711787cm 5.38791170814925cm)" svg:viewBox="0 0 440 3378" svg:d="M440 3378c-790-1978-312-2693-127-3378">
          <text:p/>
        </draw:path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0.635cm" svg:height="0.317cm" svg:x="6.567cm" svg:y="5.815cm">
          <text:p text:style-name="P21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62cm" svg:y="5.08cm">
          <text:p text:style-name="P21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055cm" svg:y="3.492cm">
          <text:p text:style-name="P21"><text:span text:style-name="T15">2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655cm" svg:y="4.592cm">
          <text:p text:style-name="P21"><text:span text:style-name="T15">2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287cm" svg:y="3.175cm">
          <text:p text:style-name="P21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087cm" svg:y="4.375cm">
          <text:p text:style-name="P21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737cm" svg:y="4.762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8.732cm" svg:y="5.397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24cm" svg:y="5.397cm">
          <text:p text:style-name="P21"><text:span text:style-name="T15">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7.145cm" svg:y="5.08cm">
          <text:p text:style-name="P21"><text:span text:style-name="T15">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685cm" svg:y="6.668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567cm" svg:y="7.72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537cm" svg:y="8.573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1.907cm" svg:y="9.525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927cm" svg:y="8.155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075cm" svg:y="9.108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557cm" svg:y="10.478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51cm" svg:y="11.865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705cm" svg:y="9.2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335cm" svg:y="9.207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085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99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007cm" svg:y="6.0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895cm" svg:y="5.7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7cm" svg:y="6.668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9cm" svg:y="7.62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747cm" svg:y="8.573cm">
          <text:p text:style-name="P21"><text:span text:style-name="T15">1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06cm" svg:y="9.308cm">
          <text:p text:style-name="P21"><text:span text:style-name="T15">1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725cm" svg:y="10.06cm">
          <text:p text:style-name="P21"><text:span text:style-name="T15">3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33cm" svg:y="11.33cm">
          <text:p text:style-name="P21"><text:span text:style-name="T15">3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38cm" svg:y="6.88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6.032cm" svg:y="8.25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715cm" svg:y="9.007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4.762cm" svg:y="10.06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5.932cm" svg:height="1.587cm" svg:x="21.907cm" svg:y="0.1cm">
          <text:p text:style-name="P7"><text:span text:style-name="T2">Total flow: 0</text:span></text:p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7.837cm" svg:height="1.587cm" svg:x="20.002cm" svg:y="13.97cm">
          <text:p text:style-name="P25"><text:span text:style-name="T17">Increase potential: 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969cm" svg:y="5.196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164cm" svg:y="5.831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</draw:page>
      <draw:page draw:name="page27" draw:style-name="dp1" draw:master-page-name="Default">
        <draw:path draw:style-name="gr41" draw:text-style-name="P1" draw:layer="layout" svg:width="4.033cm" svg:height="0.719cm" draw:transform="rotate (0.726755100530439) translate (2.06159067816137cm 6.44691171739232cm)" svg:viewBox="0 0 4034 720" svg:d="M0 720c1081-738 2637-1054 4034-238">
          <text:p/>
        </draw:path>
        <draw:path draw:style-name="gr25" draw:text-style-name="P1" draw:layer="layout" svg:width="4.27cm" svg:height="0.558cm" draw:transform="rotate (0.726755100530439) translate (3.15804884887306cm 7.28293428496948cm)" svg:viewBox="0 0 4271 559" svg:d="M4271 0c-2188 1027-2900 395-4271 26">
          <text:p/>
        </draw:path>
        <draw:line draw:style-name="gr43" draw:text-style-name="P1" draw:layer="layout" svg:x1="6.35cm" svg:y1="4.127cm" svg:x2="2.222cm" svg:y2="7.62cm">
          <text:p/>
        </draw:line>
        <draw:line draw:style-name="gr43" draw:text-style-name="P1" draw:layer="layout" svg:x1="6.35cm" svg:y1="4.128cm" svg:x2="9.207cm" svg:y2="7.937cm">
          <text:p/>
        </draw:line>
        <draw:line draw:style-name="gr43" draw:text-style-name="P1" draw:layer="layout" svg:x1="15.24cm" svg:y1="6.986cm" svg:x2="9.207cm" svg:y2="7.937cm">
          <text:p/>
        </draw:line>
        <draw:line draw:style-name="gr34" draw:text-style-name="P1" draw:layer="layout" svg:x1="15.241cm" svg:y1="6.987cm" svg:x2="13.652cm" svg:y2="10.795cm">
          <text:p/>
        </draw:line>
        <draw:line draw:style-name="gr43" draw:text-style-name="P1" draw:layer="layout" svg:x1="15.243cm" svg:y1="6.987cm" svg:x2="17.78cm" svg:y2="3.81cm">
          <text:p/>
        </draw:line>
        <draw:line draw:style-name="gr43" draw:text-style-name="P1" draw:layer="layout" svg:x1="22.86cm" svg:y1="7.621cm" svg:x2="17.78cm" svg:y2="3.81cm">
          <text:p/>
        </draw:line>
        <draw:custom-shape draw:style-name="gr38" draw:text-style-name="P22" draw:layer="layout" svg:width="0.635cm" svg:height="0.318cm" svg:x="2.54cm" svg:y="5.714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197cm" svg:y="5.815cm">
          <text:p text:style-name="P21"><text:span text:style-name="T15">17</text:span></text:p>
          <draw:enhanced-geometry svg:viewBox="0 0 21600 21600" draw:type="rectangle" draw:enhanced-path="M 0 0 L 21600 0 21600 21600 0 21600 0 0 Z N"/>
        </draw:custom-shape>
        <draw:path draw:style-name="gr25" draw:text-style-name="P1" draw:layer="layout" svg:width="2.636cm" svg:height="1.212cm" draw:transform="rotate (0.726755100530439) translate (8.50090095691477cm 6.71334448576708cm)" svg:viewBox="0 0 2637 1213" svg:d="M0 1213c422-474 1029-1634 2637-1054">
          <text:p/>
        </draw:path>
        <draw:path draw:style-name="gr25" draw:text-style-name="P1" draw:layer="layout" svg:width="2.399cm" svg:height="1.264cm" draw:transform="rotate (0.726755100530439) translate (6.46146627686726cm 9.84961426667834cm)" svg:viewBox="0 0 2400 1265" svg:d="M0 1265c422-475 1055-1187 2400-1265">
          <text:p/>
        </draw:path>
        <draw:path draw:style-name="gr25" draw:text-style-name="P1" draw:layer="layout" svg:width="2.373cm" svg:height="1.768cm" draw:transform="rotate (0.726755100530439) translate (12.6769050701788cm 9.25631836917727cm)" svg:viewBox="0 0 2374 1769" svg:d="M0 1769c422-475 1003-2084 2374-1714">
          <text:p/>
        </draw:path>
        <draw:path draw:style-name="gr41" draw:text-style-name="P1" draw:layer="layout" svg:width="2.662cm" svg:height="0.831cm" draw:transform="rotate (0.726755100530439) translate (14.7870454418685cm 5.94606736833315cm)" svg:viewBox="0 0 2663 832" svg:d="M0 832c422-474 1362-1205 2663-607">
          <text:p/>
        </draw:path>
        <draw:path draw:style-name="gr25" draw:text-style-name="P1" draw:layer="layout" svg:width="4.008cm" svg:height="0.802cm" draw:transform="rotate (0.726755100530439) translate (18.8335161285384cm 10.5129669172615cm)" svg:viewBox="0 0 4009 803" svg:d="M0 803c422-475 2637-1055 4009-686">
          <text:p/>
        </draw:path>
        <draw:path draw:style-name="gr25" draw:text-style-name="P1" draw:layer="layout" svg:width="4.454cm" svg:height="0.919cm" draw:transform="rotate (0.726755100530439) translate (19.8473358857861cm 10.8973736084194cm)" svg:viewBox="0 0 4455 920" svg:d="M4455 0c-2188 1027-3084 1081-4455 711">
          <text:p/>
        </draw:path>
        <draw:path draw:style-name="gr25" draw:text-style-name="P1" draw:layer="layout" svg:width="2.425cm" svg:height="0.982cm" draw:transform="rotate (0.726755100530439) translate (9.41732666533314cm 6.59163111850407cm)" svg:viewBox="0 0 2426 983" svg:d="M2426 0c-844 949-1055 1186-2426 817">
          <text:p/>
        </draw:path>
        <draw:path draw:style-name="gr25" draw:text-style-name="P1" draw:layer="layout" svg:width="2.188cm" svg:height="1.026cm" draw:transform="rotate (0.726755100530439) translate (7.78937392512589cm 9.80922003517707cm)" svg:viewBox="0 0 2189 1027" svg:d="M2189 0c-844 949-703 941-2189 1027">
          <text:p/>
        </draw:path>
        <draw:path draw:style-name="gr25" draw:text-style-name="P1" draw:layer="layout" svg:width="2.187cm" svg:height="1.451cm" draw:transform="rotate (0.726755100530439) translate (13.4044622968827cm 8.97414146466439cm)" svg:viewBox="0 0 2188 1452" svg:d="M2188 0c-532 1226-979 1252-2188 1452">
          <text:p/>
        </draw:path>
        <draw:path draw:style-name="gr25" draw:text-style-name="P1" draw:layer="layout" svg:width="2.425cm" svg:height="0.981cm" draw:transform="rotate (0.726755100530439) translate (15.6497681566272cm 6.0571276834357cm)" svg:viewBox="0 0 2426 982" svg:d="M2426 0c-844 949-1055 1185-2426 816">
          <text:p/>
        </draw:path>
        <draw:path draw:style-name="gr25" draw:text-style-name="P1" draw:layer="layout" svg:width="4.033cm" svg:height="3.586cm" draw:transform="rotate (0.726755100530439) translate (2.857cm 7.62cm)" svg:viewBox="0 0 4034 3587" svg:d="M0 0c2769 1187 3059 2294 4034 3587">
          <text:p/>
        </draw:path>
        <draw:path draw:style-name="gr25" draw:text-style-name="P1" draw:layer="layout" svg:width="2.686cm" svg:height="2.232cm" draw:transform="rotate (0.726755100530439) translate (6.985cm 4.127cm)" svg:viewBox="0 0 2687 2233" svg:d="M0 0c1608 580 2398 1126 2687 2233">
          <text:p/>
        </draw:path>
        <draw:path draw:style-name="gr25" draw:text-style-name="P1" draw:layer="layout" svg:width="4.217cm" svg:height="2.9cm" draw:transform="rotate (0.726755100530439) translate (11.747cm 4.11cm)" svg:viewBox="0 0 4218 2901" svg:d="M0 0c2769 1187 3243 1608 4218 2901">
          <text:p/>
        </draw:path>
        <draw:path draw:style-name="gr41" draw:text-style-name="P1" draw:layer="layout" svg:width="1.37cm" svg:height="4.666cm" draw:transform="rotate (0.726755100530439) translate (18.415cm 3.91cm)" svg:viewBox="0 0 1371 4667" svg:d="M0 0c1713 2373 1556 3507 949 4667">
          <text:p/>
        </draw:path>
        <draw:path draw:style-name="gr25" draw:text-style-name="P1" draw:layer="layout" svg:width="1.6cm" svg:height="4.483cm" draw:transform="rotate (0.726755100530439) translate (2.857cm 7.937cm)" svg:viewBox="0 0 1601 4484" svg:d="M0 0c580 2215 2161 2347 1397 4484">
          <text:p/>
        </draw:path>
        <draw:path draw:style-name="gr25" draw:text-style-name="P1" draw:layer="layout" svg:width="3.295cm" svg:height="2.504cm" draw:transform="rotate (0.726755100530439) translate (8.455cm 10.995cm)" svg:viewBox="0 0 3296 2505" svg:d="M0 0c2040 271 2066 719 3296 2505">
          <text:p/>
        </draw:path>
        <draw:path draw:style-name="gr25" draw:text-style-name="P1" draw:layer="layout" svg:width="2.662cm" svg:height="3.215cm" draw:transform="rotate (0.726755100530439) translate (14.288cm 10.796cm)" svg:viewBox="0 0 2663 3216" svg:d="M0 0c2584 1871 2136 1898 2663 3216">
          <text:p/>
        </draw:path>
        <draw:path draw:style-name="gr25" draw:text-style-name="P1" draw:layer="layout" svg:width="4.296cm" svg:height="4.244cm" draw:transform="rotate (0.726755100530439) translate (15.875cm 6.985cm)" svg:viewBox="0 0 4297 4245" svg:d="M0 0c2769 1187 3322 2952 4297 4245">
          <text:p/>
        </draw:path>
        <draw:path draw:style-name="gr41" draw:text-style-name="P1" draw:layer="layout" svg:width="3.743cm" svg:height="2.478cm" draw:transform="rotate (0.726755100530439) translate (9.842cm 7.62cm)" svg:viewBox="0 0 3744 2479" svg:d="M0 0c2769 1187 2768 1186 3744 2479">
          <text:p/>
        </draw:path>
        <draw:path draw:style-name="gr25" draw:text-style-name="P1" draw:layer="layout" svg:width="1.248cm" svg:height="3.532cm" draw:transform="rotate (0.726755100530439) translate (9.842cm 8.255cm)" svg:viewBox="0 0 1249 3533" svg:d="M0 0c1898 1688 1054 2637 1107 3533">
          <text:p/>
        </draw:path>
        <draw:path draw:style-name="gr41" draw:text-style-name="P1" draw:layer="layout" svg:width="0.48cm" svg:height="3.374cm" draw:transform="rotate (0.726755100530439) translate (6.64728992703064cm 4.46252404381854cm)" svg:viewBox="0 0 481 3375" svg:d="M26 0c791 1977 396 2901-26 3375">
          <text:p/>
        </draw:path>
        <draw:path draw:style-name="gr25" draw:text-style-name="P1" draw:layer="layout" svg:width="1.163cm" svg:height="2.636cm" draw:transform="rotate (0.726755100530439) translate (12.165cm 4.862cm)" svg:viewBox="0 0 1164 2637" svg:d="M0 0c738 1081 1441 1573 1054 2637">
          <text:p/>
        </draw:path>
        <draw:path draw:style-name="gr25" draw:text-style-name="P1" draw:layer="layout" svg:width="0.584cm" svg:height="4.93cm" draw:transform="rotate (0.726755100530439) translate (15.557cm 7.302cm)" svg:viewBox="0 0 585 4931" svg:d="M0 0c738 1081 711 4457 290 4931">
          <text:p/>
        </draw:path>
        <draw:path draw:style-name="gr25" draw:text-style-name="P1" draw:layer="layout" svg:width="2.661cm" svg:height="3.216cm" draw:transform="rotate (0.726755100530439) translate (14.505cm 11.33cm)" svg:viewBox="0 0 2662 3217" svg:d="M2662 3217c-1898-1688-2108-1450-2662-3217">
          <text:p/>
        </draw:path>
        <draw:path draw:style-name="gr25" draw:text-style-name="P1" draw:layer="layout" svg:width="3.971cm" svg:height="3.175cm" draw:transform="rotate (0.726755100530439) translate (8.573cm 11.496cm)" svg:viewBox="0 0 3972 3176" svg:d="M3972 3176c-1898-1688-3418-1409-3972-3176">
          <text:p/>
        </draw:path>
        <draw:path draw:style-name="gr25" draw:text-style-name="P1" draw:layer="layout" svg:width="1.599cm" svg:height="4.925cm" draw:transform="rotate (0.726755100530439) translate (2.93286171317628cm 8.39346112785382cm)" svg:viewBox="0 0 1600 4926" svg:d="M1600 4926c-1476-2162-1699-3344-1568-4926">
          <text:p/>
        </draw:path>
        <draw:path draw:style-name="gr25" draw:text-style-name="P1" draw:layer="layout" svg:width="4.499cm" svg:height="4.493cm" draw:transform="rotate (0.726755100530439) translate (16.193cm 7.251cm)" svg:viewBox="0 0 4500 4494" svg:d="M4500 4494c-1635-1029-3946-2727-4500-4494">
          <text:p/>
        </draw:path>
        <draw:path draw:style-name="gr25" draw:text-style-name="P1" draw:layer="layout" svg:width="3.725cm" svg:height="2.498cm" draw:transform="rotate (0.726755100530439) translate (10.16cm 7.91cm)" svg:viewBox="0 0 3726 2499" svg:d="M3726 2499c-1634-1029-2031-106-3726-2499">
          <text:p/>
        </draw:path>
        <draw:path draw:style-name="gr25" draw:text-style-name="P1" draw:layer="layout" svg:width="4.014cm" svg:height="3.605cm" draw:transform="rotate (0.726755100530439) translate (3.175cm 7.91cm)" svg:viewBox="0 0 4015 3606" svg:d="M4015 3606c-1845-791-2320-1213-4015-3606">
          <text:p/>
        </draw:path>
        <draw:path draw:style-name="gr25" draw:text-style-name="P1" draw:layer="layout" svg:width="2.668cm" svg:height="2.254cm" draw:transform="rotate (0.726755100530439) translate (7.302cm 4.433cm)" svg:viewBox="0 0 2669 2255" svg:d="M2669 2255c-1134-159-2294-765-2669-2255">
          <text:p/>
        </draw:path>
        <draw:path draw:style-name="gr25" draw:text-style-name="P1" draw:layer="layout" svg:width="3.968cm" svg:height="2.703cm" draw:transform="rotate (0.726755100530439) translate (12.382cm 4.445cm)" svg:viewBox="0 0 3969 2704" svg:d="M3969 2704c-1134-158-3594-1214-3969-2704">
          <text:p/>
        </draw:path>
        <draw:path draw:style-name="gr25" draw:text-style-name="P1" draw:layer="layout" svg:width="1.286cm" svg:height="4.429cm" draw:transform="rotate (0.726755100530439) translate (18.3198159681709cm 4.74662724350089cm)" svg:viewBox="0 0 1287 4430" svg:d="M1287 4430c-1556-3507-1345-3745-1160-4430">
          <text:p/>
        </draw:path>
        <draw:path draw:style-name="gr25" draw:text-style-name="P1" draw:layer="layout" svg:width="0.54cm" svg:height="4.93cm" draw:transform="rotate (0.726755100530439) translate (15.3687547793415cm 8.10436708689914cm)" svg:viewBox="0 0 541 4931" svg:d="M541 4931c-870-3322-474-4246-289-4931">
          <text:p/>
        </draw:path>
        <draw:path draw:style-name="gr25" draw:text-style-name="P1" draw:layer="layout" svg:width="1.501cm" svg:height="3.578cm" draw:transform="rotate (0.726755100530439) translate (9.83447610979947cm 8.79971304057179cm)" svg:viewBox="0 0 1502 3579" svg:d="M1502 3579c-1926-2135-1520-2894-1335-3579">
          <text:p/>
        </draw:path>
        <draw:path draw:style-name="gr25" draw:text-style-name="P1" draw:layer="layout" svg:width="1.086cm" svg:height="2.785cm" draw:transform="rotate (0.726755100530439) translate (11.9411822268689cm 5.30708523840763cm)" svg:viewBox="0 0 1087 2786" svg:d="M1087 2786c-1424-1265-1106-2101-921-2786">
          <text:p/>
        </draw:path>
        <draw:path draw:style-name="gr25" draw:text-style-name="P1" draw:layer="layout" svg:width="0.439cm" svg:height="3.377cm" draw:transform="rotate (0.726755100530439) translate (6.31615243711787cm 5.38791170814925cm)" svg:viewBox="0 0 440 3378" svg:d="M440 3378c-790-1978-312-2693-127-3378">
          <text:p/>
        </draw:path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0.635cm" svg:height="0.317cm" svg:x="6.567cm" svg:y="5.815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62cm" svg:y="5.08cm">
          <text:p text:style-name="P21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055cm" svg:y="3.492cm">
          <text:p text:style-name="P21"><text:span text:style-name="T15">2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655cm" svg:y="4.592cm">
          <text:p text:style-name="P21"><text:span text:style-name="T15">2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287cm" svg:y="3.175cm">
          <text:p text:style-name="P21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087cm" svg:y="4.375cm">
          <text:p text:style-name="P21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737cm" svg:y="4.762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8.732cm" svg:y="5.397cm">
          <text:p text:style-name="P21"><text:span text:style-name="T15">2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24cm" svg:y="5.397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7.145cm" svg:y="5.08cm">
          <text:p text:style-name="P21"><text:span text:style-name="T15">1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685cm" svg:y="6.668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567cm" svg:y="7.72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537cm" svg:y="8.573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1.907cm" svg:y="9.525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927cm" svg:y="8.155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075cm" svg:y="9.108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557cm" svg:y="10.478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51cm" svg:y="11.865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705cm" svg:y="9.2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335cm" svg:y="9.207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085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99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007cm" svg:y="6.0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895cm" svg:y="5.7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7cm" svg:y="6.668cm">
          <text:p text:style-name="P21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9cm" svg:y="7.62cm">
          <text:p text:style-name="P21"><text:span text:style-name="T15">2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747cm" svg:y="8.573cm">
          <text:p text:style-name="P21"><text:span text:style-name="T15">1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06cm" svg:y="9.308cm">
          <text:p text:style-name="P21"><text:span text:style-name="T15">1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725cm" svg:y="10.06cm">
          <text:p text:style-name="P21"><text:span text:style-name="T15">3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33cm" svg:y="11.33cm">
          <text:p text:style-name="P21"><text:span text:style-name="T15">3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38cm" svg:y="6.88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6.032cm" svg:y="8.25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715cm" svg:y="9.007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4.762cm" svg:y="10.06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5.932cm" svg:height="1.587cm" svg:x="21.907cm" svg:y="0.1cm">
          <text:p text:style-name="P7"><text:span text:style-name="T2">Total flow: 7</text:span></text:p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7.837cm" svg:height="1.587cm" svg:x="20.002cm" svg:y="13.97cm">
          <text:p text:style-name="P25"><text:span text:style-name="T17">Increase potential: 0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953cm" svg:height="0.953cm" draw:transform="rotate (-0.911934534167038) translate (4.571cm 4.989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2.61048896220792) translate (8.738cm 6.519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1.40760804173343) translate (12.67cm 6.885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0.605105651666435) translate (16.417cm 4.762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2.30400914555771) translate (20.983cm 5.617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39" draw:text-style-name="P22" draw:layer="layout" svg:width="0.635cm" svg:height="0.317cm" svg:x="13.969cm" svg:y="5.196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164cm" svg:y="5.831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</draw:page>
      <draw:page draw:name="page28" draw:style-name="dp1" draw:master-page-name="Default">
        <draw:path draw:style-name="gr45" draw:text-style-name="P1" draw:layer="layout" svg:width="4.033cm" svg:height="0.719cm" draw:transform="rotate (0.726755100530439) translate (2.06159067816137cm 6.44691171739232cm)" svg:viewBox="0 0 4034 720" svg:d="M0 720c1081-738 2637-1054 4034-238">
          <text:p/>
        </draw:path>
        <draw:path draw:style-name="gr25" draw:text-style-name="P1" draw:layer="layout" svg:width="4.27cm" svg:height="0.558cm" draw:transform="rotate (0.726755100530439) translate (3.15804884887306cm 7.28293428496948cm)" svg:viewBox="0 0 4271 559" svg:d="M4271 0c-2188 1027-2900 395-4271 26">
          <text:p/>
        </draw:path>
        <draw:line draw:style-name="gr43" draw:text-style-name="P1" draw:layer="layout" svg:x1="6.35cm" svg:y1="4.127cm" svg:x2="2.222cm" svg:y2="7.62cm">
          <text:p/>
        </draw:line>
        <draw:line draw:style-name="gr43" draw:text-style-name="P1" draw:layer="layout" svg:x1="6.35cm" svg:y1="4.128cm" svg:x2="9.207cm" svg:y2="7.937cm">
          <text:p/>
        </draw:line>
        <draw:line draw:style-name="gr34" draw:text-style-name="P1" draw:layer="layout" svg:x1="7.62cm" svg:y1="11.112cm" svg:x2="2.222cm" svg:y2="7.621cm">
          <text:p/>
        </draw:line>
        <draw:line draw:style-name="gr34" draw:text-style-name="P1" draw:layer="layout" svg:x1="7.62cm" svg:y1="11.113cm" svg:x2="9.207cm" svg:y2="7.937cm">
          <text:p/>
        </draw:line>
        <draw:line draw:style-name="gr34" draw:text-style-name="P1" draw:layer="layout" svg:x1="7.621cm" svg:y1="11.113cm" svg:x2="13.652cm" svg:y2="10.795cm">
          <text:p/>
        </draw:line>
        <draw:line draw:style-name="gr34" draw:text-style-name="P1" draw:layer="layout" svg:x1="9.207cm" svg:y1="7.937cm" svg:x2="13.653cm" svg:y2="10.795cm">
          <text:p/>
        </draw:line>
        <draw:line draw:style-name="gr34" draw:text-style-name="P1" draw:layer="layout" svg:x1="9.207cm" svg:y1="7.937cm" svg:x2="11.43cm" svg:y2="4.445cm">
          <text:p/>
        </draw:line>
        <draw:line draw:style-name="gr34" draw:text-style-name="P1" draw:layer="layout" svg:x1="6.35cm" svg:y1="4.127cm" svg:x2="11.431cm" svg:y2="4.445cm">
          <text:p/>
        </draw:line>
        <draw:line draw:style-name="gr34" draw:text-style-name="P1" draw:layer="layout" svg:x1="17.78cm" svg:y1="3.81cm" svg:x2="11.432cm" svg:y2="4.445cm">
          <text:p/>
        </draw:line>
        <draw:line draw:style-name="gr34" draw:text-style-name="P1" draw:layer="layout" svg:x1="15.24cm" svg:y1="6.985cm" svg:x2="11.432cm" svg:y2="4.446cm">
          <text:p/>
        </draw:line>
        <draw:line draw:style-name="gr43" draw:text-style-name="P1" draw:layer="layout" svg:x1="15.24cm" svg:y1="6.986cm" svg:x2="9.207cm" svg:y2="7.937cm">
          <text:p/>
        </draw:line>
        <draw:line draw:style-name="gr34" draw:text-style-name="P1" draw:layer="layout" svg:x1="15.241cm" svg:y1="6.987cm" svg:x2="13.652cm" svg:y2="10.795cm">
          <text:p/>
        </draw:line>
        <draw:line draw:style-name="gr34" draw:text-style-name="P1" draw:layer="layout" svg:x1="15.242cm" svg:y1="6.987cm" svg:x2="19.367cm" svg:y2="11.747cm">
          <text:p/>
        </draw:line>
        <draw:line draw:style-name="gr43" draw:text-style-name="P1" draw:layer="layout" svg:x1="15.243cm" svg:y1="6.987cm" svg:x2="17.78cm" svg:y2="3.81cm">
          <text:p/>
        </draw:line>
        <draw:line draw:style-name="gr34" draw:text-style-name="P1" draw:layer="layout" svg:x1="13.652cm" svg:y1="10.795cm" svg:x2="19.368cm" svg:y2="11.747cm">
          <text:p/>
        </draw:line>
        <draw:line draw:style-name="gr34" draw:text-style-name="P1" draw:layer="layout" svg:x1="15.243cm" svg:y1="6.987cm" svg:x2="22.86cm" svg:y2="7.62cm">
          <text:p/>
        </draw:line>
        <draw:line draw:style-name="gr34" draw:text-style-name="P1" draw:layer="layout" svg:x1="22.86cm" svg:y1="7.62cm" svg:x2="19.368cm" svg:y2="11.747cm">
          <text:p/>
        </draw:line>
        <draw:line draw:style-name="gr43" draw:text-style-name="P1" draw:layer="layout" svg:x1="22.86cm" svg:y1="7.621cm" svg:x2="17.78cm" svg:y2="3.81cm">
          <text:p/>
        </draw:line>
        <draw:line draw:style-name="gr34" draw:text-style-name="P1" draw:layer="layout" svg:x1="2.222cm" svg:y1="7.62cm" svg:x2="9.208cm" svg:y2="7.938cm">
          <text:p/>
        </draw:line>
        <draw:custom-shape draw:style-name="gr38" draw:text-style-name="P22" draw:layer="layout" svg:width="0.635cm" svg:height="0.318cm" svg:x="2.54cm" svg:y="5.714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197cm" svg:y="5.815cm">
          <text:p text:style-name="P21"><text:span text:style-name="T15">17</text:span></text:p>
          <draw:enhanced-geometry svg:viewBox="0 0 21600 21600" draw:type="rectangle" draw:enhanced-path="M 0 0 L 21600 0 21600 21600 0 21600 0 0 Z N"/>
        </draw:custom-shape>
        <draw:path draw:style-name="gr25" draw:text-style-name="P1" draw:layer="layout" svg:width="2.636cm" svg:height="1.212cm" draw:transform="rotate (0.726755100530439) translate (8.50090095691477cm 6.71334448576708cm)" svg:viewBox="0 0 2637 1213" svg:d="M0 1213c422-474 1029-1634 2637-1054">
          <text:p/>
        </draw:path>
        <draw:path draw:style-name="gr25" draw:text-style-name="P1" draw:layer="layout" svg:width="2.399cm" svg:height="1.264cm" draw:transform="rotate (0.726755100530439) translate (6.46146627686726cm 9.84961426667834cm)" svg:viewBox="0 0 2400 1265" svg:d="M0 1265c422-475 1055-1187 2400-1265">
          <text:p/>
        </draw:path>
        <draw:path draw:style-name="gr25" draw:text-style-name="P1" draw:layer="layout" svg:width="2.373cm" svg:height="1.768cm" draw:transform="rotate (0.726755100530439) translate (12.6769050701788cm 9.25631836917727cm)" svg:viewBox="0 0 2374 1769" svg:d="M0 1769c422-475 1003-2084 2374-1714">
          <text:p/>
        </draw:path>
        <draw:path draw:style-name="gr46" draw:text-style-name="P1" draw:layer="layout" svg:width="2.662cm" svg:height="0.831cm" draw:transform="rotate (0.726755100530439) translate (14.7870454418685cm 5.94606736833315cm)" svg:viewBox="0 0 2663 832" svg:d="M0 832c422-474 1362-1205 2663-607">
          <text:p/>
        </draw:path>
        <draw:path draw:style-name="gr25" draw:text-style-name="P1" draw:layer="layout" svg:width="4.008cm" svg:height="0.802cm" draw:transform="rotate (0.726755100530439) translate (18.8335161285384cm 10.5129669172615cm)" svg:viewBox="0 0 4009 803" svg:d="M0 803c422-475 2637-1055 4009-686">
          <text:p/>
        </draw:path>
        <draw:path draw:style-name="gr25" draw:text-style-name="P1" draw:layer="layout" svg:width="4.454cm" svg:height="0.919cm" draw:transform="rotate (0.726755100530439) translate (19.8473358857861cm 10.8973736084194cm)" svg:viewBox="0 0 4455 920" svg:d="M4455 0c-2188 1027-3084 1081-4455 711">
          <text:p/>
        </draw:path>
        <draw:path draw:style-name="gr25" draw:text-style-name="P1" draw:layer="layout" svg:width="2.425cm" svg:height="0.982cm" draw:transform="rotate (0.726755100530439) translate (9.41732666533314cm 6.59163111850407cm)" svg:viewBox="0 0 2426 983" svg:d="M2426 0c-844 949-1055 1186-2426 817">
          <text:p/>
        </draw:path>
        <draw:path draw:style-name="gr25" draw:text-style-name="P1" draw:layer="layout" svg:width="2.188cm" svg:height="1.026cm" draw:transform="rotate (0.726755100530439) translate (7.78937392512589cm 9.80922003517707cm)" svg:viewBox="0 0 2189 1027" svg:d="M2189 0c-844 949-703 941-2189 1027">
          <text:p/>
        </draw:path>
        <draw:path draw:style-name="gr25" draw:text-style-name="P1" draw:layer="layout" svg:width="2.187cm" svg:height="1.451cm" draw:transform="rotate (0.726755100530439) translate (13.4044622968827cm 8.97414146466439cm)" svg:viewBox="0 0 2188 1452" svg:d="M2188 0c-532 1226-979 1252-2188 1452">
          <text:p/>
        </draw:path>
        <draw:path draw:style-name="gr25" draw:text-style-name="P1" draw:layer="layout" svg:width="2.425cm" svg:height="0.981cm" draw:transform="rotate (0.726755100530439) translate (15.6497681566272cm 6.0571276834357cm)" svg:viewBox="0 0 2426 982" svg:d="M2426 0c-844 949-1055 1185-2426 816">
          <text:p/>
        </draw:path>
        <draw:path draw:style-name="gr25" draw:text-style-name="P1" draw:layer="layout" svg:width="4.033cm" svg:height="3.586cm" draw:transform="rotate (0.726755100530439) translate (2.857cm 7.62cm)" svg:viewBox="0 0 4034 3587" svg:d="M0 0c2769 1187 3059 2294 4034 3587">
          <text:p/>
        </draw:path>
        <draw:path draw:style-name="gr25" draw:text-style-name="P1" draw:layer="layout" svg:width="2.686cm" svg:height="2.232cm" draw:transform="rotate (0.726755100530439) translate (6.985cm 4.127cm)" svg:viewBox="0 0 2687 2233" svg:d="M0 0c1608 580 2398 1126 2687 2233">
          <text:p/>
        </draw:path>
        <draw:path draw:style-name="gr25" draw:text-style-name="P1" draw:layer="layout" svg:width="4.217cm" svg:height="2.9cm" draw:transform="rotate (0.726755100530439) translate (11.747cm 4.11cm)" svg:viewBox="0 0 4218 2901" svg:d="M0 0c2769 1187 3243 1608 4218 2901">
          <text:p/>
        </draw:path>
        <draw:path draw:style-name="gr45" draw:text-style-name="P1" draw:layer="layout" svg:width="1.37cm" svg:height="4.666cm" draw:transform="rotate (0.726755100530439) translate (18.415cm 3.91cm)" svg:viewBox="0 0 1371 4667" svg:d="M0 0c1713 2373 1556 3507 949 4667">
          <text:p/>
        </draw:path>
        <draw:path draw:style-name="gr25" draw:text-style-name="P1" draw:layer="layout" svg:width="1.6cm" svg:height="4.483cm" draw:transform="rotate (0.726755100530439) translate (2.857cm 7.937cm)" svg:viewBox="0 0 1601 4484" svg:d="M0 0c580 2215 2161 2347 1397 4484">
          <text:p/>
        </draw:path>
        <draw:path draw:style-name="gr25" draw:text-style-name="P1" draw:layer="layout" svg:width="3.295cm" svg:height="2.504cm" draw:transform="rotate (0.726755100530439) translate (8.455cm 10.995cm)" svg:viewBox="0 0 3296 2505" svg:d="M0 0c2040 271 2066 719 3296 2505">
          <text:p/>
        </draw:path>
        <draw:path draw:style-name="gr25" draw:text-style-name="P1" draw:layer="layout" svg:width="2.662cm" svg:height="3.215cm" draw:transform="rotate (0.726755100530439) translate (14.288cm 10.796cm)" svg:viewBox="0 0 2663 3216" svg:d="M0 0c2584 1871 2136 1898 2663 3216">
          <text:p/>
        </draw:path>
        <draw:path draw:style-name="gr25" draw:text-style-name="P1" draw:layer="layout" svg:width="4.296cm" svg:height="4.244cm" draw:transform="rotate (0.726755100530439) translate (15.875cm 6.985cm)" svg:viewBox="0 0 4297 4245" svg:d="M0 0c2769 1187 3322 2952 4297 4245">
          <text:p/>
        </draw:path>
        <draw:path draw:style-name="gr45" draw:text-style-name="P1" draw:layer="layout" svg:width="3.743cm" svg:height="2.478cm" draw:transform="rotate (0.726755100530439) translate (9.842cm 7.62cm)" svg:viewBox="0 0 3744 2479" svg:d="M0 0c2769 1187 2768 1186 3744 2479">
          <text:p/>
        </draw:path>
        <draw:path draw:style-name="gr25" draw:text-style-name="P1" draw:layer="layout" svg:width="1.248cm" svg:height="3.532cm" draw:transform="rotate (0.726755100530439) translate (9.842cm 8.255cm)" svg:viewBox="0 0 1249 3533" svg:d="M0 0c1898 1688 1054 2637 1107 3533">
          <text:p/>
        </draw:path>
        <draw:path draw:style-name="gr45" draw:text-style-name="P1" draw:layer="layout" svg:width="0.48cm" svg:height="3.374cm" draw:transform="rotate (0.726755100530439) translate (6.64728992703064cm 4.46252404381854cm)" svg:viewBox="0 0 481 3375" svg:d="M26 0c791 1977 396 2901-26 3375">
          <text:p/>
        </draw:path>
        <draw:path draw:style-name="gr25" draw:text-style-name="P1" draw:layer="layout" svg:width="1.163cm" svg:height="2.636cm" draw:transform="rotate (0.726755100530439) translate (12.165cm 4.862cm)" svg:viewBox="0 0 1164 2637" svg:d="M0 0c738 1081 1441 1573 1054 2637">
          <text:p/>
        </draw:path>
        <draw:path draw:style-name="gr25" draw:text-style-name="P1" draw:layer="layout" svg:width="0.584cm" svg:height="4.93cm" draw:transform="rotate (0.726755100530439) translate (15.557cm 7.302cm)" svg:viewBox="0 0 585 4931" svg:d="M0 0c738 1081 711 4457 290 4931">
          <text:p/>
        </draw:path>
        <draw:path draw:style-name="gr25" draw:text-style-name="P1" draw:layer="layout" svg:width="2.661cm" svg:height="3.216cm" draw:transform="rotate (0.726755100530439) translate (14.505cm 11.33cm)" svg:viewBox="0 0 2662 3217" svg:d="M2662 3217c-1898-1688-2108-1450-2662-3217">
          <text:p/>
        </draw:path>
        <draw:path draw:style-name="gr25" draw:text-style-name="P1" draw:layer="layout" svg:width="3.971cm" svg:height="3.175cm" draw:transform="rotate (0.726755100530439) translate (8.573cm 11.496cm)" svg:viewBox="0 0 3972 3176" svg:d="M3972 3176c-1898-1688-3418-1409-3972-3176">
          <text:p/>
        </draw:path>
        <draw:path draw:style-name="gr25" draw:text-style-name="P1" draw:layer="layout" svg:width="1.599cm" svg:height="4.925cm" draw:transform="rotate (0.726755100530439) translate (2.93286171317628cm 8.39346112785382cm)" svg:viewBox="0 0 1600 4926" svg:d="M1600 4926c-1476-2162-1699-3344-1568-4926">
          <text:p/>
        </draw:path>
        <draw:path draw:style-name="gr25" draw:text-style-name="P1" draw:layer="layout" svg:width="4.499cm" svg:height="4.493cm" draw:transform="rotate (0.726755100530439) translate (16.193cm 7.251cm)" svg:viewBox="0 0 4500 4494" svg:d="M4500 4494c-1635-1029-3946-2727-4500-4494">
          <text:p/>
        </draw:path>
        <draw:path draw:style-name="gr25" draw:text-style-name="P1" draw:layer="layout" svg:width="3.725cm" svg:height="2.498cm" draw:transform="rotate (0.726755100530439) translate (10.16cm 7.91cm)" svg:viewBox="0 0 3726 2499" svg:d="M3726 2499c-1634-1029-2031-106-3726-2499">
          <text:p/>
        </draw:path>
        <draw:path draw:style-name="gr25" draw:text-style-name="P1" draw:layer="layout" svg:width="4.014cm" svg:height="3.605cm" draw:transform="rotate (0.726755100530439) translate (3.175cm 7.91cm)" svg:viewBox="0 0 4015 3606" svg:d="M4015 3606c-1845-791-2320-1213-4015-3606">
          <text:p/>
        </draw:path>
        <draw:path draw:style-name="gr25" draw:text-style-name="P1" draw:layer="layout" svg:width="2.668cm" svg:height="2.254cm" draw:transform="rotate (0.726755100530439) translate (7.302cm 4.433cm)" svg:viewBox="0 0 2669 2255" svg:d="M2669 2255c-1134-159-2294-765-2669-2255">
          <text:p/>
        </draw:path>
        <draw:path draw:style-name="gr25" draw:text-style-name="P1" draw:layer="layout" svg:width="3.968cm" svg:height="2.703cm" draw:transform="rotate (0.726755100530439) translate (12.382cm 4.445cm)" svg:viewBox="0 0 3969 2704" svg:d="M3969 2704c-1134-158-3594-1214-3969-2704">
          <text:p/>
        </draw:path>
        <draw:path draw:style-name="gr25" draw:text-style-name="P1" draw:layer="layout" svg:width="1.286cm" svg:height="4.429cm" draw:transform="rotate (0.726755100530439) translate (18.3198159681709cm 4.74662724350089cm)" svg:viewBox="0 0 1287 4430" svg:d="M1287 4430c-1556-3507-1345-3745-1160-4430">
          <text:p/>
        </draw:path>
        <draw:path draw:style-name="gr25" draw:text-style-name="P1" draw:layer="layout" svg:width="0.54cm" svg:height="4.93cm" draw:transform="rotate (0.726755100530439) translate (15.3687547793415cm 8.10436708689914cm)" svg:viewBox="0 0 541 4931" svg:d="M541 4931c-870-3322-474-4246-289-4931">
          <text:p/>
        </draw:path>
        <draw:path draw:style-name="gr25" draw:text-style-name="P1" draw:layer="layout" svg:width="1.501cm" svg:height="3.578cm" draw:transform="rotate (0.726755100530439) translate (9.83447610979947cm 8.79971304057179cm)" svg:viewBox="0 0 1502 3579" svg:d="M1502 3579c-1926-2135-1520-2894-1335-3579">
          <text:p/>
        </draw:path>
        <draw:path draw:style-name="gr25" draw:text-style-name="P1" draw:layer="layout" svg:width="1.086cm" svg:height="2.785cm" draw:transform="rotate (0.726755100530439) translate (11.9411822268689cm 5.30708523840763cm)" svg:viewBox="0 0 1087 2786" svg:d="M1087 2786c-1424-1265-1106-2101-921-2786">
          <text:p/>
        </draw:path>
        <draw:path draw:style-name="gr25" draw:text-style-name="P1" draw:layer="layout" svg:width="0.439cm" svg:height="3.377cm" draw:transform="rotate (0.726755100530439) translate (6.31615243711787cm 5.38791170814925cm)" svg:viewBox="0 0 440 3378" svg:d="M440 3378c-790-1978-312-2693-127-3378">
          <text:p/>
        </draw:path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0.635cm" svg:height="0.317cm" svg:x="6.567cm" svg:y="5.815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62cm" svg:y="5.08cm">
          <text:p text:style-name="P21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055cm" svg:y="3.492cm">
          <text:p text:style-name="P21"><text:span text:style-name="T15">2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655cm" svg:y="4.592cm">
          <text:p text:style-name="P21"><text:span text:style-name="T15">2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287cm" svg:y="3.175cm">
          <text:p text:style-name="P21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087cm" svg:y="4.375cm">
          <text:p text:style-name="P21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737cm" svg:y="4.762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8.732cm" svg:y="5.397cm">
          <text:p text:style-name="P21"><text:span text:style-name="T15">2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24cm" svg:y="5.397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7.145cm" svg:y="5.08cm">
          <text:p text:style-name="P21"><text:span text:style-name="T15">1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685cm" svg:y="6.668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567cm" svg:y="7.72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537cm" svg:y="8.573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1.907cm" svg:y="9.525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927cm" svg:y="8.155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075cm" svg:y="9.108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557cm" svg:y="10.478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51cm" svg:y="11.865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705cm" svg:y="9.2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335cm" svg:y="9.207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085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99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007cm" svg:y="6.0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895cm" svg:y="5.7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7cm" svg:y="6.668cm">
          <text:p text:style-name="P21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9cm" svg:y="7.62cm">
          <text:p text:style-name="P21"><text:span text:style-name="T15">2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747cm" svg:y="8.573cm">
          <text:p text:style-name="P21"><text:span text:style-name="T15">1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06cm" svg:y="9.308cm">
          <text:p text:style-name="P21"><text:span text:style-name="T15">1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725cm" svg:y="10.06cm">
          <text:p text:style-name="P21"><text:span text:style-name="T15">3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33cm" svg:y="11.33cm">
          <text:p text:style-name="P21"><text:span text:style-name="T15">3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38cm" svg:y="6.88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6.032cm" svg:y="8.25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715cm" svg:y="9.007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4.762cm" svg:y="10.06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5.932cm" svg:height="1.587cm" svg:x="21.907cm" svg:y="0.1cm">
          <text:p text:style-name="P7"><text:span text:style-name="T2">Total flow: 7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953cm" svg:height="0.953cm" draw:transform="rotate (-0.911934534167038) translate (4.571cm 4.989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2.61048896220792) translate (8.738cm 6.519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1.40760804173343) translate (12.67cm 6.885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0.605105651666435) translate (16.417cm 4.762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2.30400914555771) translate (20.983cm 5.617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39" draw:text-style-name="P22" draw:layer="layout" svg:width="0.635cm" svg:height="0.317cm" svg:x="13.969cm" svg:y="5.196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164cm" svg:y="5.831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</draw:page>
      <draw:page draw:name="page29" draw:style-name="dp1" draw:master-page-name="Default">
        <draw:path draw:style-name="gr45" draw:text-style-name="P1" draw:layer="layout" svg:width="4.033cm" svg:height="0.719cm" draw:transform="rotate (0.726755100530439) translate (2.06159067816137cm 6.44691171739232cm)" svg:viewBox="0 0 4034 720" svg:d="M0 720c1081-738 2637-1054 4034-238">
          <text:p/>
        </draw:path>
        <draw:path draw:style-name="gr25" draw:text-style-name="P1" draw:layer="layout" svg:width="4.27cm" svg:height="0.558cm" draw:transform="rotate (0.726755100530439) translate (3.15804884887306cm 7.28293428496948cm)" svg:viewBox="0 0 4271 559" svg:d="M4271 0c-2188 1027-2900 395-4271 26">
          <text:p/>
        </draw:path>
        <draw:custom-shape draw:style-name="gr38" draw:text-style-name="P22" draw:layer="layout" svg:width="0.635cm" svg:height="0.318cm" svg:x="2.54cm" svg:y="5.714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197cm" svg:y="5.815cm">
          <text:p text:style-name="P21"><text:span text:style-name="T15">17</text:span></text:p>
          <draw:enhanced-geometry svg:viewBox="0 0 21600 21600" draw:type="rectangle" draw:enhanced-path="M 0 0 L 21600 0 21600 21600 0 21600 0 0 Z N"/>
        </draw:custom-shape>
        <draw:path draw:style-name="gr25" draw:text-style-name="P1" draw:layer="layout" svg:width="2.636cm" svg:height="1.212cm" draw:transform="rotate (0.726755100530439) translate (8.50090095691477cm 6.71334448576708cm)" svg:viewBox="0 0 2637 1213" svg:d="M0 1213c422-474 1029-1634 2637-1054">
          <text:p/>
        </draw:path>
        <draw:path draw:style-name="gr25" draw:text-style-name="P1" draw:layer="layout" svg:width="2.399cm" svg:height="1.264cm" draw:transform="rotate (0.726755100530439) translate (6.46146627686726cm 9.84961426667834cm)" svg:viewBox="0 0 2400 1265" svg:d="M0 1265c422-475 1055-1187 2400-1265">
          <text:p/>
        </draw:path>
        <draw:path draw:style-name="gr25" draw:text-style-name="P1" draw:layer="layout" svg:width="2.373cm" svg:height="1.768cm" draw:transform="rotate (0.726755100530439) translate (12.6769050701788cm 9.25631836917727cm)" svg:viewBox="0 0 2374 1769" svg:d="M0 1769c422-475 1003-2084 2374-1714">
          <text:p/>
        </draw:path>
        <draw:path draw:style-name="gr25" draw:text-style-name="P1" draw:layer="layout" svg:width="4.008cm" svg:height="0.802cm" draw:transform="rotate (0.726755100530439) translate (18.8335161285384cm 10.5129669172615cm)" svg:viewBox="0 0 4009 803" svg:d="M0 803c422-475 2637-1055 4009-686">
          <text:p/>
        </draw:path>
        <draw:path draw:style-name="gr25" draw:text-style-name="P1" draw:layer="layout" svg:width="4.454cm" svg:height="0.919cm" draw:transform="rotate (0.726755100530439) translate (19.8473358857861cm 10.8973736084194cm)" svg:viewBox="0 0 4455 920" svg:d="M4455 0c-2188 1027-3084 1081-4455 711">
          <text:p/>
        </draw:path>
        <draw:path draw:style-name="gr25" draw:text-style-name="P1" draw:layer="layout" svg:width="2.425cm" svg:height="0.982cm" draw:transform="rotate (0.726755100530439) translate (9.41732666533314cm 6.59163111850407cm)" svg:viewBox="0 0 2426 983" svg:d="M2426 0c-844 949-1055 1186-2426 817">
          <text:p/>
        </draw:path>
        <draw:path draw:style-name="gr25" draw:text-style-name="P1" draw:layer="layout" svg:width="2.188cm" svg:height="1.026cm" draw:transform="rotate (0.726755100530439) translate (7.78937392512589cm 9.80922003517707cm)" svg:viewBox="0 0 2189 1027" svg:d="M2189 0c-844 949-703 941-2189 1027">
          <text:p/>
        </draw:path>
        <draw:path draw:style-name="gr25" draw:text-style-name="P1" draw:layer="layout" svg:width="2.187cm" svg:height="1.451cm" draw:transform="rotate (0.726755100530439) translate (13.4044622968827cm 8.97414146466439cm)" svg:viewBox="0 0 2188 1452" svg:d="M2188 0c-532 1226-979 1252-2188 1452">
          <text:p/>
        </draw:path>
        <draw:path draw:style-name="gr25" draw:text-style-name="P1" draw:layer="layout" svg:width="2.425cm" svg:height="0.981cm" draw:transform="rotate (0.726755100530439) translate (15.6497681566272cm 6.0571276834357cm)" svg:viewBox="0 0 2426 982" svg:d="M2426 0c-844 949-1055 1185-2426 816">
          <text:p/>
        </draw:path>
        <draw:path draw:style-name="gr25" draw:text-style-name="P1" draw:layer="layout" svg:width="4.033cm" svg:height="3.586cm" draw:transform="rotate (0.726755100530439) translate (2.857cm 7.62cm)" svg:viewBox="0 0 4034 3587" svg:d="M0 0c2769 1187 3059 2294 4034 3587">
          <text:p/>
        </draw:path>
        <draw:path draw:style-name="gr25" draw:text-style-name="P1" draw:layer="layout" svg:width="2.686cm" svg:height="2.232cm" draw:transform="rotate (0.726755100530439) translate (6.985cm 4.127cm)" svg:viewBox="0 0 2687 2233" svg:d="M0 0c1608 580 2398 1126 2687 2233">
          <text:p/>
        </draw:path>
        <draw:path draw:style-name="gr25" draw:text-style-name="P1" draw:layer="layout" svg:width="4.217cm" svg:height="2.9cm" draw:transform="rotate (0.726755100530439) translate (11.747cm 4.11cm)" svg:viewBox="0 0 4218 2901" svg:d="M0 0c2769 1187 3243 1608 4218 2901">
          <text:p/>
        </draw:path>
        <draw:path draw:style-name="gr45" draw:text-style-name="P1" draw:layer="layout" svg:width="1.37cm" svg:height="4.666cm" draw:transform="rotate (0.726755100530439) translate (18.415cm 3.91cm)" svg:viewBox="0 0 1371 4667" svg:d="M0 0c1713 2373 1556 3507 949 4667">
          <text:p/>
        </draw:path>
        <draw:path draw:style-name="gr25" draw:text-style-name="P1" draw:layer="layout" svg:width="1.6cm" svg:height="4.483cm" draw:transform="rotate (0.726755100530439) translate (2.857cm 7.937cm)" svg:viewBox="0 0 1601 4484" svg:d="M0 0c580 2215 2161 2347 1397 4484">
          <text:p/>
        </draw:path>
        <draw:path draw:style-name="gr25" draw:text-style-name="P1" draw:layer="layout" svg:width="3.295cm" svg:height="2.504cm" draw:transform="rotate (0.726755100530439) translate (8.455cm 10.995cm)" svg:viewBox="0 0 3296 2505" svg:d="M0 0c2040 271 2066 719 3296 2505">
          <text:p/>
        </draw:path>
        <draw:path draw:style-name="gr25" draw:text-style-name="P1" draw:layer="layout" svg:width="2.662cm" svg:height="3.215cm" draw:transform="rotate (0.726755100530439) translate (14.288cm 10.796cm)" svg:viewBox="0 0 2663 3216" svg:d="M0 0c2584 1871 2136 1898 2663 3216">
          <text:p/>
        </draw:path>
        <draw:path draw:style-name="gr25" draw:text-style-name="P1" draw:layer="layout" svg:width="4.296cm" svg:height="4.244cm" draw:transform="rotate (0.726755100530439) translate (15.875cm 6.985cm)" svg:viewBox="0 0 4297 4245" svg:d="M0 0c2769 1187 3322 2952 4297 4245">
          <text:p/>
        </draw:path>
        <draw:path draw:style-name="gr45" draw:text-style-name="P1" draw:layer="layout" svg:width="3.743cm" svg:height="2.478cm" draw:transform="rotate (0.726755100530439) translate (9.842cm 7.62cm)" svg:viewBox="0 0 3744 2479" svg:d="M0 0c2769 1187 2768 1186 3744 2479">
          <text:p/>
        </draw:path>
        <draw:path draw:style-name="gr25" draw:text-style-name="P1" draw:layer="layout" svg:width="1.248cm" svg:height="3.532cm" draw:transform="rotate (0.726755100530439) translate (9.842cm 8.255cm)" svg:viewBox="0 0 1249 3533" svg:d="M0 0c1898 1688 1054 2637 1107 3533">
          <text:p/>
        </draw:path>
        <draw:path draw:style-name="gr45" draw:text-style-name="P1" draw:layer="layout" svg:width="0.48cm" svg:height="3.374cm" draw:transform="rotate (0.726755100530439) translate (6.64728992703064cm 4.46252404381854cm)" svg:viewBox="0 0 481 3375" svg:d="M26 0c791 1977 396 2901-26 3375">
          <text:p/>
        </draw:path>
        <draw:path draw:style-name="gr25" draw:text-style-name="P1" draw:layer="layout" svg:width="1.163cm" svg:height="2.636cm" draw:transform="rotate (0.726755100530439) translate (12.165cm 4.862cm)" svg:viewBox="0 0 1164 2637" svg:d="M0 0c738 1081 1441 1573 1054 2637">
          <text:p/>
        </draw:path>
        <draw:path draw:style-name="gr25" draw:text-style-name="P1" draw:layer="layout" svg:width="0.584cm" svg:height="4.93cm" draw:transform="rotate (0.726755100530439) translate (15.557cm 7.302cm)" svg:viewBox="0 0 585 4931" svg:d="M0 0c738 1081 711 4457 290 4931">
          <text:p/>
        </draw:path>
        <draw:path draw:style-name="gr25" draw:text-style-name="P1" draw:layer="layout" svg:width="2.661cm" svg:height="3.216cm" draw:transform="rotate (0.726755100530439) translate (14.505cm 11.33cm)" svg:viewBox="0 0 2662 3217" svg:d="M2662 3217c-1898-1688-2108-1450-2662-3217">
          <text:p/>
        </draw:path>
        <draw:path draw:style-name="gr25" draw:text-style-name="P1" draw:layer="layout" svg:width="3.971cm" svg:height="3.175cm" draw:transform="rotate (0.726755100530439) translate (8.573cm 11.496cm)" svg:viewBox="0 0 3972 3176" svg:d="M3972 3176c-1898-1688-3418-1409-3972-3176">
          <text:p/>
        </draw:path>
        <draw:path draw:style-name="gr25" draw:text-style-name="P1" draw:layer="layout" svg:width="1.599cm" svg:height="4.925cm" draw:transform="rotate (0.726755100530439) translate (2.93286171317628cm 8.39346112785382cm)" svg:viewBox="0 0 1600 4926" svg:d="M1600 4926c-1476-2162-1699-3344-1568-4926">
          <text:p/>
        </draw:path>
        <draw:path draw:style-name="gr25" draw:text-style-name="P1" draw:layer="layout" svg:width="4.499cm" svg:height="4.493cm" draw:transform="rotate (0.726755100530439) translate (16.193cm 7.251cm)" svg:viewBox="0 0 4500 4494" svg:d="M4500 4494c-1635-1029-3946-2727-4500-4494">
          <text:p/>
        </draw:path>
        <draw:path draw:style-name="gr25" draw:text-style-name="P1" draw:layer="layout" svg:width="3.725cm" svg:height="2.498cm" draw:transform="rotate (0.726755100530439) translate (10.16cm 7.91cm)" svg:viewBox="0 0 3726 2499" svg:d="M3726 2499c-1634-1029-2031-106-3726-2499">
          <text:p/>
        </draw:path>
        <draw:path draw:style-name="gr25" draw:text-style-name="P1" draw:layer="layout" svg:width="4.014cm" svg:height="3.605cm" draw:transform="rotate (0.726755100530439) translate (3.175cm 7.91cm)" svg:viewBox="0 0 4015 3606" svg:d="M4015 3606c-1845-791-2320-1213-4015-3606">
          <text:p/>
        </draw:path>
        <draw:path draw:style-name="gr25" draw:text-style-name="P1" draw:layer="layout" svg:width="2.668cm" svg:height="2.254cm" draw:transform="rotate (0.726755100530439) translate (7.302cm 4.433cm)" svg:viewBox="0 0 2669 2255" svg:d="M2669 2255c-1134-159-2294-765-2669-2255">
          <text:p/>
        </draw:path>
        <draw:path draw:style-name="gr25" draw:text-style-name="P1" draw:layer="layout" svg:width="3.968cm" svg:height="2.703cm" draw:transform="rotate (0.726755100530439) translate (12.382cm 4.445cm)" svg:viewBox="0 0 3969 2704" svg:d="M3969 2704c-1134-158-3594-1214-3969-2704">
          <text:p/>
        </draw:path>
        <draw:path draw:style-name="gr25" draw:text-style-name="P1" draw:layer="layout" svg:width="1.286cm" svg:height="4.429cm" draw:transform="rotate (0.726755100530439) translate (18.3198159681709cm 4.74662724350089cm)" svg:viewBox="0 0 1287 4430" svg:d="M1287 4430c-1556-3507-1345-3745-1160-4430">
          <text:p/>
        </draw:path>
        <draw:path draw:style-name="gr25" draw:text-style-name="P1" draw:layer="layout" svg:width="0.54cm" svg:height="4.93cm" draw:transform="rotate (0.726755100530439) translate (15.3687547793415cm 8.10436708689914cm)" svg:viewBox="0 0 541 4931" svg:d="M541 4931c-870-3322-474-4246-289-4931">
          <text:p/>
        </draw:path>
        <draw:path draw:style-name="gr25" draw:text-style-name="P1" draw:layer="layout" svg:width="1.501cm" svg:height="3.578cm" draw:transform="rotate (0.726755100530439) translate (9.83447610979947cm 8.79971304057179cm)" svg:viewBox="0 0 1502 3579" svg:d="M1502 3579c-1926-2135-1520-2894-1335-3579">
          <text:p/>
        </draw:path>
        <draw:path draw:style-name="gr25" draw:text-style-name="P1" draw:layer="layout" svg:width="1.086cm" svg:height="2.785cm" draw:transform="rotate (0.726755100530439) translate (11.9411822268689cm 5.30708523840763cm)" svg:viewBox="0 0 1087 2786" svg:d="M1087 2786c-1424-1265-1106-2101-921-2786">
          <text:p/>
        </draw:path>
        <draw:path draw:style-name="gr25" draw:text-style-name="P1" draw:layer="layout" svg:width="0.439cm" svg:height="3.377cm" draw:transform="rotate (0.726755100530439) translate (6.31615243711787cm 5.38791170814925cm)" svg:viewBox="0 0 440 3378" svg:d="M440 3378c-790-1978-312-2693-127-3378">
          <text:p/>
        </draw:path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0.635cm" svg:height="0.317cm" svg:x="6.567cm" svg:y="5.815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62cm" svg:y="5.08cm">
          <text:p text:style-name="P21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055cm" svg:y="3.492cm">
          <text:p text:style-name="P21"><text:span text:style-name="T15">2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655cm" svg:y="4.592cm">
          <text:p text:style-name="P21"><text:span text:style-name="T15">2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287cm" svg:y="3.175cm">
          <text:p text:style-name="P21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087cm" svg:y="4.375cm">
          <text:p text:style-name="P21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737cm" svg:y="4.762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8.732cm" svg:y="5.397cm">
          <text:p text:style-name="P21"><text:span text:style-name="T15">2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7.145cm" svg:y="5.08cm">
          <text:p text:style-name="P21"><text:span text:style-name="T15">1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685cm" svg:y="6.668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567cm" svg:y="7.72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537cm" svg:y="8.573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1.907cm" svg:y="9.525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927cm" svg:y="8.155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075cm" svg:y="9.108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557cm" svg:y="10.478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51cm" svg:y="11.865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705cm" svg:y="9.2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335cm" svg:y="9.207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085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99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007cm" svg:y="6.0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895cm" svg:y="5.7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7cm" svg:y="6.668cm">
          <text:p text:style-name="P21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9cm" svg:y="7.62cm">
          <text:p text:style-name="P21"><text:span text:style-name="T15">2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747cm" svg:y="8.573cm">
          <text:p text:style-name="P21"><text:span text:style-name="T15">1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06cm" svg:y="9.308cm">
          <text:p text:style-name="P21"><text:span text:style-name="T15">1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725cm" svg:y="10.06cm">
          <text:p text:style-name="P21"><text:span text:style-name="T15">3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33cm" svg:y="11.33cm">
          <text:p text:style-name="P21"><text:span text:style-name="T15">3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38cm" svg:y="6.88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6.032cm" svg:y="8.25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715cm" svg:y="9.007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4.762cm" svg:y="10.06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5.932cm" svg:height="1.587cm" svg:x="21.907cm" svg:y="0.1cm">
          <text:p text:style-name="P7"><text:span text:style-name="T2">Total flow: 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969cm" svg:y="5.196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164cm" svg:y="5.831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</draw:page>
      <draw:page draw:name="page30" draw:style-name="dp1" draw:master-page-name="Default">
        <draw:path draw:style-name="gr45" draw:text-style-name="P1" draw:layer="layout" svg:width="4.033cm" svg:height="0.719cm" draw:transform="rotate (0.726755100530439) translate (2.06159067816137cm 6.44691171739232cm)" svg:viewBox="0 0 4034 720" svg:d="M0 720c1081-738 2637-1054 4034-238">
          <text:p/>
        </draw:path>
        <draw:path draw:style-name="gr25" draw:text-style-name="P1" draw:layer="layout" svg:width="4.27cm" svg:height="0.558cm" draw:transform="rotate (0.726755100530439) translate (3.15804884887306cm 7.28293428496948cm)" svg:viewBox="0 0 4271 559" svg:d="M4271 0c-2188 1027-2900 395-4271 26">
          <text:p/>
        </draw:path>
        <draw:custom-shape draw:style-name="gr38" draw:text-style-name="P22" draw:layer="layout" svg:width="0.635cm" svg:height="0.318cm" svg:x="2.54cm" svg:y="5.714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197cm" svg:y="5.815cm">
          <text:p text:style-name="P21"><text:span text:style-name="T15">17</text:span></text:p>
          <draw:enhanced-geometry svg:viewBox="0 0 21600 21600" draw:type="rectangle" draw:enhanced-path="M 0 0 L 21600 0 21600 21600 0 21600 0 0 Z N"/>
        </draw:custom-shape>
        <draw:path draw:style-name="gr25" draw:text-style-name="P1" draw:layer="layout" svg:width="2.636cm" svg:height="1.212cm" draw:transform="rotate (0.726755100530439) translate (8.50090095691477cm 6.71334448576708cm)" svg:viewBox="0 0 2637 1213" svg:d="M0 1213c422-474 1029-1634 2637-1054">
          <text:p/>
        </draw:path>
        <draw:path draw:style-name="gr25" draw:text-style-name="P1" draw:layer="layout" svg:width="2.399cm" svg:height="1.264cm" draw:transform="rotate (0.726755100530439) translate (6.46146627686726cm 9.84961426667834cm)" svg:viewBox="0 0 2400 1265" svg:d="M0 1265c422-475 1055-1187 2400-1265">
          <text:p/>
        </draw:path>
        <draw:path draw:style-name="gr25" draw:text-style-name="P1" draw:layer="layout" svg:width="2.373cm" svg:height="1.768cm" draw:transform="rotate (0.726755100530439) translate (12.6769050701788cm 9.25631836917727cm)" svg:viewBox="0 0 2374 1769" svg:d="M0 1769c422-475 1003-2084 2374-1714">
          <text:p/>
        </draw:path>
        <draw:path draw:style-name="gr25" draw:text-style-name="P1" draw:layer="layout" svg:width="4.008cm" svg:height="0.802cm" draw:transform="rotate (0.726755100530439) translate (18.8335161285384cm 10.5129669172615cm)" svg:viewBox="0 0 4009 803" svg:d="M0 803c422-475 2637-1055 4009-686">
          <text:p/>
        </draw:path>
        <draw:path draw:style-name="gr25" draw:text-style-name="P1" draw:layer="layout" svg:width="4.454cm" svg:height="0.919cm" draw:transform="rotate (0.726755100530439) translate (19.8473358857861cm 10.8973736084194cm)" svg:viewBox="0 0 4455 920" svg:d="M4455 0c-2188 1027-3084 1081-4455 711">
          <text:p/>
        </draw:path>
        <draw:path draw:style-name="gr25" draw:text-style-name="P1" draw:layer="layout" svg:width="2.425cm" svg:height="0.982cm" draw:transform="rotate (0.726755100530439) translate (9.41732666533314cm 6.59163111850407cm)" svg:viewBox="0 0 2426 983" svg:d="M2426 0c-844 949-1055 1186-2426 817">
          <text:p/>
        </draw:path>
        <draw:path draw:style-name="gr25" draw:text-style-name="P1" draw:layer="layout" svg:width="2.188cm" svg:height="1.026cm" draw:transform="rotate (0.726755100530439) translate (7.78937392512589cm 9.80922003517707cm)" svg:viewBox="0 0 2189 1027" svg:d="M2189 0c-844 949-703 941-2189 1027">
          <text:p/>
        </draw:path>
        <draw:path draw:style-name="gr25" draw:text-style-name="P1" draw:layer="layout" svg:width="2.187cm" svg:height="1.451cm" draw:transform="rotate (0.726755100530439) translate (13.4044622968827cm 8.97414146466439cm)" svg:viewBox="0 0 2188 1452" svg:d="M2188 0c-532 1226-979 1252-2188 1452">
          <text:p/>
        </draw:path>
        <draw:path draw:style-name="gr25" draw:text-style-name="P1" draw:layer="layout" svg:width="2.425cm" svg:height="0.981cm" draw:transform="rotate (0.726755100530439) translate (15.6497681566272cm 6.0571276834357cm)" svg:viewBox="0 0 2426 982" svg:d="M2426 0c-844 949-1055 1185-2426 816">
          <text:p/>
        </draw:path>
        <draw:path draw:style-name="gr25" draw:text-style-name="P1" draw:layer="layout" svg:width="4.033cm" svg:height="3.586cm" draw:transform="rotate (0.726755100530439) translate (2.857cm 7.62cm)" svg:viewBox="0 0 4034 3587" svg:d="M0 0c2769 1187 3059 2294 4034 3587">
          <text:p/>
        </draw:path>
        <draw:path draw:style-name="gr25" draw:text-style-name="P1" draw:layer="layout" svg:width="2.686cm" svg:height="2.232cm" draw:transform="rotate (0.726755100530439) translate (6.985cm 4.127cm)" svg:viewBox="0 0 2687 2233" svg:d="M0 0c1608 580 2398 1126 2687 2233">
          <text:p/>
        </draw:path>
        <draw:path draw:style-name="gr25" draw:text-style-name="P1" draw:layer="layout" svg:width="4.217cm" svg:height="2.9cm" draw:transform="rotate (0.726755100530439) translate (11.747cm 4.11cm)" svg:viewBox="0 0 4218 2901" svg:d="M0 0c2769 1187 3243 1608 4218 2901">
          <text:p/>
        </draw:path>
        <draw:path draw:style-name="gr45" draw:text-style-name="P1" draw:layer="layout" svg:width="1.37cm" svg:height="4.666cm" draw:transform="rotate (0.726755100530439) translate (18.415cm 3.91cm)" svg:viewBox="0 0 1371 4667" svg:d="M0 0c1713 2373 1556 3507 949 4667">
          <text:p/>
        </draw:path>
        <draw:path draw:style-name="gr47" draw:text-style-name="P1" draw:layer="layout" svg:width="1.6cm" svg:height="4.483cm" draw:transform="rotate (0.726755100530439) translate (2.857cm 7.937cm)" svg:viewBox="0 0 1601 4484" svg:d="M0 0c580 2215 2161 2347 1397 4484">
          <text:p/>
        </draw:path>
        <draw:path draw:style-name="gr47" draw:text-style-name="P1" draw:layer="layout" svg:width="3.295cm" svg:height="2.504cm" draw:transform="rotate (0.726755100530439) translate (8.455cm 10.995cm)" svg:viewBox="0 0 3296 2505" svg:d="M0 0c2040 271 2066 719 3296 2505">
          <text:p/>
        </draw:path>
        <draw:path draw:style-name="gr25" draw:text-style-name="P1" draw:layer="layout" svg:width="2.662cm" svg:height="3.215cm" draw:transform="rotate (0.726755100530439) translate (14.288cm 10.796cm)" svg:viewBox="0 0 2663 3216" svg:d="M0 0c2584 1871 2136 1898 2663 3216">
          <text:p/>
        </draw:path>
        <draw:path draw:style-name="gr47" draw:text-style-name="P1" draw:layer="layout" svg:width="4.296cm" svg:height="4.244cm" draw:transform="rotate (0.726755100530439) translate (15.875cm 6.985cm)" svg:viewBox="0 0 4297 4245" svg:d="M0 0c2769 1187 3322 2952 4297 4245">
          <text:p/>
        </draw:path>
        <draw:path draw:style-name="gr47" draw:text-style-name="P1" draw:layer="layout" svg:width="3.743cm" svg:height="2.478cm" draw:transform="rotate (0.726755100530439) translate (9.842cm 7.62cm)" svg:viewBox="0 0 3744 2479" svg:d="M0 0c2769 1187 2768 1186 3744 2479">
          <text:p/>
        </draw:path>
        <draw:path draw:style-name="gr25" draw:text-style-name="P1" draw:layer="layout" svg:width="1.248cm" svg:height="3.532cm" draw:transform="rotate (0.726755100530439) translate (9.842cm 8.255cm)" svg:viewBox="0 0 1249 3533" svg:d="M0 0c1898 1688 1054 2637 1107 3533">
          <text:p/>
        </draw:path>
        <draw:path draw:style-name="gr45" draw:text-style-name="P1" draw:layer="layout" svg:width="0.48cm" svg:height="3.374cm" draw:transform="rotate (0.726755100530439) translate (6.64728992703064cm 4.46252404381854cm)" svg:viewBox="0 0 481 3375" svg:d="M26 0c791 1977 396 2901-26 3375">
          <text:p/>
        </draw:path>
        <draw:path draw:style-name="gr25" draw:text-style-name="P1" draw:layer="layout" svg:width="1.163cm" svg:height="2.636cm" draw:transform="rotate (0.726755100530439) translate (12.165cm 4.862cm)" svg:viewBox="0 0 1164 2637" svg:d="M0 0c738 1081 1441 1573 1054 2637">
          <text:p/>
        </draw:path>
        <draw:path draw:style-name="gr25" draw:text-style-name="P1" draw:layer="layout" svg:width="0.584cm" svg:height="4.93cm" draw:transform="rotate (0.726755100530439) translate (15.557cm 7.302cm)" svg:viewBox="0 0 585 4931" svg:d="M0 0c738 1081 711 4457 290 4931">
          <text:p/>
        </draw:path>
        <draw:path draw:style-name="gr25" draw:text-style-name="P1" draw:layer="layout" svg:width="2.661cm" svg:height="3.216cm" draw:transform="rotate (0.726755100530439) translate (14.505cm 11.33cm)" svg:viewBox="0 0 2662 3217" svg:d="M2662 3217c-1898-1688-2108-1450-2662-3217">
          <text:p/>
        </draw:path>
        <draw:path draw:style-name="gr25" draw:text-style-name="P1" draw:layer="layout" svg:width="3.971cm" svg:height="3.175cm" draw:transform="rotate (0.726755100530439) translate (8.573cm 11.496cm)" svg:viewBox="0 0 3972 3176" svg:d="M3972 3176c-1898-1688-3418-1409-3972-3176">
          <text:p/>
        </draw:path>
        <draw:path draw:style-name="gr25" draw:text-style-name="P1" draw:layer="layout" svg:width="1.599cm" svg:height="4.925cm" draw:transform="rotate (0.726755100530439) translate (2.93286171317628cm 8.39346112785382cm)" svg:viewBox="0 0 1600 4926" svg:d="M1600 4926c-1476-2162-1699-3344-1568-4926">
          <text:p/>
        </draw:path>
        <draw:path draw:style-name="gr25" draw:text-style-name="P1" draw:layer="layout" svg:width="4.499cm" svg:height="4.493cm" draw:transform="rotate (0.726755100530439) translate (16.193cm 7.251cm)" svg:viewBox="0 0 4500 4494" svg:d="M4500 4494c-1635-1029-3946-2727-4500-4494">
          <text:p/>
        </draw:path>
        <draw:path draw:style-name="gr25" draw:text-style-name="P1" draw:layer="layout" svg:width="3.725cm" svg:height="2.498cm" draw:transform="rotate (0.726755100530439) translate (10.16cm 7.91cm)" svg:viewBox="0 0 3726 2499" svg:d="M3726 2499c-1634-1029-2031-106-3726-2499">
          <text:p/>
        </draw:path>
        <draw:path draw:style-name="gr25" draw:text-style-name="P1" draw:layer="layout" svg:width="4.014cm" svg:height="3.605cm" draw:transform="rotate (0.726755100530439) translate (3.175cm 7.91cm)" svg:viewBox="0 0 4015 3606" svg:d="M4015 3606c-1845-791-2320-1213-4015-3606">
          <text:p/>
        </draw:path>
        <draw:path draw:style-name="gr25" draw:text-style-name="P1" draw:layer="layout" svg:width="2.668cm" svg:height="2.254cm" draw:transform="rotate (0.726755100530439) translate (7.302cm 4.433cm)" svg:viewBox="0 0 2669 2255" svg:d="M2669 2255c-1134-159-2294-765-2669-2255">
          <text:p/>
        </draw:path>
        <draw:path draw:style-name="gr25" draw:text-style-name="P1" draw:layer="layout" svg:width="3.968cm" svg:height="2.703cm" draw:transform="rotate (0.726755100530439) translate (12.382cm 4.445cm)" svg:viewBox="0 0 3969 2704" svg:d="M3969 2704c-1134-158-3594-1214-3969-2704">
          <text:p/>
        </draw:path>
        <draw:path draw:style-name="gr25" draw:text-style-name="P1" draw:layer="layout" svg:width="1.286cm" svg:height="4.429cm" draw:transform="rotate (0.726755100530439) translate (18.3198159681709cm 4.74662724350089cm)" svg:viewBox="0 0 1287 4430" svg:d="M1287 4430c-1556-3507-1345-3745-1160-4430">
          <text:p/>
        </draw:path>
        <draw:path draw:style-name="gr25" draw:text-style-name="P1" draw:layer="layout" svg:width="0.54cm" svg:height="4.93cm" draw:transform="rotate (0.726755100530439) translate (15.3687547793415cm 8.10436708689914cm)" svg:viewBox="0 0 541 4931" svg:d="M541 4931c-870-3322-474-4246-289-4931">
          <text:p/>
        </draw:path>
        <draw:path draw:style-name="gr47" draw:text-style-name="P1" draw:layer="layout" svg:width="1.501cm" svg:height="3.578cm" draw:transform="rotate (0.726755100530439) translate (9.83447610979947cm 8.79971304057179cm)" svg:viewBox="0 0 1502 3579" svg:d="M1502 3579c-1926-2135-1520-2894-1335-3579">
          <text:p/>
        </draw:path>
        <draw:path draw:style-name="gr25" draw:text-style-name="P1" draw:layer="layout" svg:width="1.086cm" svg:height="2.785cm" draw:transform="rotate (0.726755100530439) translate (11.9411822268689cm 5.30708523840763cm)" svg:viewBox="0 0 1087 2786" svg:d="M1087 2786c-1424-1265-1106-2101-921-2786">
          <text:p/>
        </draw:path>
        <draw:path draw:style-name="gr25" draw:text-style-name="P1" draw:layer="layout" svg:width="0.439cm" svg:height="3.377cm" draw:transform="rotate (0.726755100530439) translate (6.31615243711787cm 5.38791170814925cm)" svg:viewBox="0 0 440 3378" svg:d="M440 3378c-790-1978-312-2693-127-3378">
          <text:p/>
        </draw:path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0.635cm" svg:height="0.317cm" svg:x="6.567cm" svg:y="5.815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62cm" svg:y="5.08cm">
          <text:p text:style-name="P21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055cm" svg:y="3.492cm">
          <text:p text:style-name="P21"><text:span text:style-name="T15">2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655cm" svg:y="4.592cm">
          <text:p text:style-name="P21"><text:span text:style-name="T15">2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287cm" svg:y="3.175cm">
          <text:p text:style-name="P21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087cm" svg:y="4.375cm">
          <text:p text:style-name="P21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737cm" svg:y="4.762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8.732cm" svg:y="5.397cm">
          <text:p text:style-name="P21"><text:span text:style-name="T15">2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7.145cm" svg:y="5.08cm">
          <text:p text:style-name="P21"><text:span text:style-name="T15">1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685cm" svg:y="6.668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567cm" svg:y="7.72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537cm" svg:y="8.573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1.907cm" svg:y="9.525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927cm" svg:y="8.155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075cm" svg:y="9.108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557cm" svg:y="10.478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51cm" svg:y="11.865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705cm" svg:y="9.2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335cm" svg:y="9.207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085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99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007cm" svg:y="6.0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895cm" svg:y="5.7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7cm" svg:y="6.668cm">
          <text:p text:style-name="P21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9cm" svg:y="7.62cm">
          <text:p text:style-name="P21"><text:span text:style-name="T15">2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747cm" svg:y="8.573cm">
          <text:p text:style-name="P21"><text:span text:style-name="T15">1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06cm" svg:y="9.308cm">
          <text:p text:style-name="P21"><text:span text:style-name="T15">1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725cm" svg:y="10.06cm">
          <text:p text:style-name="P21"><text:span text:style-name="T15">3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33cm" svg:y="11.33cm">
          <text:p text:style-name="P21"><text:span text:style-name="T15">3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38cm" svg:y="6.88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6.032cm" svg:y="8.25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715cm" svg:y="9.007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4.762cm" svg:y="10.06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5.932cm" svg:height="1.587cm" svg:x="21.907cm" svg:y="0.1cm">
          <text:p text:style-name="P7"><text:span text:style-name="T2">Total flow: 7</text:span></text:p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7.837cm" svg:height="1.587cm" svg:x="20.002cm" svg:y="13.97cm">
          <text:p text:style-name="P25"><text:span text:style-name="T17">Increase potential: 1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969cm" svg:y="5.196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164cm" svg:y="5.831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</draw:page>
      <draw:page draw:name="page31" draw:style-name="dp1" draw:master-page-name="Default">
        <draw:path draw:style-name="gr45" draw:text-style-name="P1" draw:layer="layout" svg:width="4.033cm" svg:height="0.719cm" draw:transform="rotate (0.726755100530439) translate (2.06159067816137cm 6.44691171739232cm)" svg:viewBox="0 0 4034 720" svg:d="M0 720c1081-738 2637-1054 4034-238">
          <text:p/>
        </draw:path>
        <draw:path draw:style-name="gr25" draw:text-style-name="P1" draw:layer="layout" svg:width="4.27cm" svg:height="0.558cm" draw:transform="rotate (0.726755100530439) translate (3.15804884887306cm 7.28293428496948cm)" svg:viewBox="0 0 4271 559" svg:d="M4271 0c-2188 1027-2900 395-4271 26">
          <text:p/>
        </draw:path>
        <draw:line draw:style-name="gr43" draw:text-style-name="P1" draw:layer="layout" svg:x1="6.35cm" svg:y1="4.127cm" svg:x2="2.222cm" svg:y2="7.62cm">
          <text:p/>
        </draw:line>
        <draw:line draw:style-name="gr43" draw:text-style-name="P1" draw:layer="layout" svg:x1="6.35cm" svg:y1="4.128cm" svg:x2="9.207cm" svg:y2="7.937cm">
          <text:p/>
        </draw:line>
        <draw:line draw:style-name="gr34" draw:text-style-name="P1" draw:layer="layout" svg:x1="7.62cm" svg:y1="11.112cm" svg:x2="2.222cm" svg:y2="7.621cm">
          <text:p/>
        </draw:line>
        <draw:line draw:style-name="gr34" draw:text-style-name="P1" draw:layer="layout" svg:x1="7.621cm" svg:y1="11.113cm" svg:x2="13.652cm" svg:y2="10.795cm">
          <text:p/>
        </draw:line>
        <draw:line draw:style-name="gr34" draw:text-style-name="P1" draw:layer="layout" svg:x1="9.207cm" svg:y1="7.937cm" svg:x2="13.653cm" svg:y2="10.795cm">
          <text:p/>
        </draw:line>
        <draw:line draw:style-name="gr43" draw:text-style-name="P1" draw:layer="layout" svg:x1="15.24cm" svg:y1="6.986cm" svg:x2="9.207cm" svg:y2="7.937cm">
          <text:p/>
        </draw:line>
        <draw:line draw:style-name="gr43" draw:text-style-name="P1" draw:layer="layout" svg:x1="15.243cm" svg:y1="6.987cm" svg:x2="17.78cm" svg:y2="3.81cm">
          <text:p/>
        </draw:line>
        <draw:line draw:style-name="gr34" draw:text-style-name="P1" draw:layer="layout" svg:x1="15.243cm" svg:y1="6.987cm" svg:x2="22.86cm" svg:y2="7.62cm">
          <text:p/>
        </draw:line>
        <draw:line draw:style-name="gr43" draw:text-style-name="P1" draw:layer="layout" svg:x1="22.86cm" svg:y1="7.621cm" svg:x2="17.78cm" svg:y2="3.81cm">
          <text:p/>
        </draw:line>
        <draw:custom-shape draw:style-name="gr38" draw:text-style-name="P22" draw:layer="layout" svg:width="0.635cm" svg:height="0.318cm" svg:x="2.54cm" svg:y="5.714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197cm" svg:y="5.815cm">
          <text:p text:style-name="P21"><text:span text:style-name="T15">17</text:span></text:p>
          <draw:enhanced-geometry svg:viewBox="0 0 21600 21600" draw:type="rectangle" draw:enhanced-path="M 0 0 L 21600 0 21600 21600 0 21600 0 0 Z N"/>
        </draw:custom-shape>
        <draw:path draw:style-name="gr25" draw:text-style-name="P1" draw:layer="layout" svg:width="2.636cm" svg:height="1.212cm" draw:transform="rotate (0.726755100530439) translate (8.50090095691477cm 6.71334448576708cm)" svg:viewBox="0 0 2637 1213" svg:d="M0 1213c422-474 1029-1634 2637-1054">
          <text:p/>
        </draw:path>
        <draw:path draw:style-name="gr25" draw:text-style-name="P1" draw:layer="layout" svg:width="2.399cm" svg:height="1.264cm" draw:transform="rotate (0.726755100530439) translate (6.46146627686726cm 9.84961426667834cm)" svg:viewBox="0 0 2400 1265" svg:d="M0 1265c422-475 1055-1187 2400-1265">
          <text:p/>
        </draw:path>
        <draw:path draw:style-name="gr25" draw:text-style-name="P1" draw:layer="layout" svg:width="2.373cm" svg:height="1.768cm" draw:transform="rotate (0.726755100530439) translate (12.6769050701788cm 9.25631836917727cm)" svg:viewBox="0 0 2374 1769" svg:d="M0 1769c422-475 1003-2084 2374-1714">
          <text:p/>
        </draw:path>
        <draw:path draw:style-name="gr25" draw:text-style-name="P1" draw:layer="layout" svg:width="4.008cm" svg:height="0.802cm" draw:transform="rotate (0.726755100530439) translate (18.8335161285384cm 10.5129669172615cm)" svg:viewBox="0 0 4009 803" svg:d="M0 803c422-475 2637-1055 4009-686">
          <text:p/>
        </draw:path>
        <draw:path draw:style-name="gr25" draw:text-style-name="P1" draw:layer="layout" svg:width="4.454cm" svg:height="0.919cm" draw:transform="rotate (0.726755100530439) translate (19.8473358857861cm 10.8973736084194cm)" svg:viewBox="0 0 4455 920" svg:d="M4455 0c-2188 1027-3084 1081-4455 711">
          <text:p/>
        </draw:path>
        <draw:path draw:style-name="gr25" draw:text-style-name="P1" draw:layer="layout" svg:width="2.425cm" svg:height="0.982cm" draw:transform="rotate (0.726755100530439) translate (9.41732666533314cm 6.59163111850407cm)" svg:viewBox="0 0 2426 983" svg:d="M2426 0c-844 949-1055 1186-2426 817">
          <text:p/>
        </draw:path>
        <draw:path draw:style-name="gr25" draw:text-style-name="P1" draw:layer="layout" svg:width="2.188cm" svg:height="1.026cm" draw:transform="rotate (0.726755100530439) translate (7.78937392512589cm 9.80922003517707cm)" svg:viewBox="0 0 2189 1027" svg:d="M2189 0c-844 949-703 941-2189 1027">
          <text:p/>
        </draw:path>
        <draw:path draw:style-name="gr25" draw:text-style-name="P1" draw:layer="layout" svg:width="2.187cm" svg:height="1.451cm" draw:transform="rotate (0.726755100530439) translate (13.4044622968827cm 8.97414146466439cm)" svg:viewBox="0 0 2188 1452" svg:d="M2188 0c-532 1226-979 1252-2188 1452">
          <text:p/>
        </draw:path>
        <draw:path draw:style-name="gr25" draw:text-style-name="P1" draw:layer="layout" svg:width="2.425cm" svg:height="0.981cm" draw:transform="rotate (0.726755100530439) translate (15.6497681566272cm 6.0571276834357cm)" svg:viewBox="0 0 2426 982" svg:d="M2426 0c-844 949-1055 1185-2426 816">
          <text:p/>
        </draw:path>
        <draw:path draw:style-name="gr25" draw:text-style-name="P1" draw:layer="layout" svg:width="4.033cm" svg:height="3.586cm" draw:transform="rotate (0.726755100530439) translate (2.857cm 7.62cm)" svg:viewBox="0 0 4034 3587" svg:d="M0 0c2769 1187 3059 2294 4034 3587">
          <text:p/>
        </draw:path>
        <draw:path draw:style-name="gr25" draw:text-style-name="P1" draw:layer="layout" svg:width="2.686cm" svg:height="2.232cm" draw:transform="rotate (0.726755100530439) translate (6.985cm 4.127cm)" svg:viewBox="0 0 2687 2233" svg:d="M0 0c1608 580 2398 1126 2687 2233">
          <text:p/>
        </draw:path>
        <draw:path draw:style-name="gr25" draw:text-style-name="P1" draw:layer="layout" svg:width="4.217cm" svg:height="2.9cm" draw:transform="rotate (0.726755100530439) translate (11.747cm 4.11cm)" svg:viewBox="0 0 4218 2901" svg:d="M0 0c2769 1187 3243 1608 4218 2901">
          <text:p/>
        </draw:path>
        <draw:path draw:style-name="gr45" draw:text-style-name="P1" draw:layer="layout" svg:width="1.37cm" svg:height="4.666cm" draw:transform="rotate (0.726755100530439) translate (18.415cm 3.91cm)" svg:viewBox="0 0 1371 4667" svg:d="M0 0c1713 2373 1556 3507 949 4667">
          <text:p/>
        </draw:path>
        <draw:path draw:style-name="gr47" draw:text-style-name="P1" draw:layer="layout" svg:width="1.6cm" svg:height="4.483cm" draw:transform="rotate (0.726755100530439) translate (2.857cm 7.937cm)" svg:viewBox="0 0 1601 4484" svg:d="M0 0c580 2215 2161 2347 1397 4484">
          <text:p/>
        </draw:path>
        <draw:path draw:style-name="gr47" draw:text-style-name="P1" draw:layer="layout" svg:width="3.295cm" svg:height="2.504cm" draw:transform="rotate (0.726755100530439) translate (8.455cm 10.995cm)" svg:viewBox="0 0 3296 2505" svg:d="M0 0c2040 271 2066 719 3296 2505">
          <text:p/>
        </draw:path>
        <draw:path draw:style-name="gr25" draw:text-style-name="P1" draw:layer="layout" svg:width="2.662cm" svg:height="3.215cm" draw:transform="rotate (0.726755100530439) translate (14.288cm 10.796cm)" svg:viewBox="0 0 2663 3216" svg:d="M0 0c2584 1871 2136 1898 2663 3216">
          <text:p/>
        </draw:path>
        <draw:path draw:style-name="gr47" draw:text-style-name="P1" draw:layer="layout" svg:width="4.296cm" svg:height="4.244cm" draw:transform="rotate (0.726755100530439) translate (15.875cm 6.985cm)" svg:viewBox="0 0 4297 4245" svg:d="M0 0c2769 1187 3322 2952 4297 4245">
          <text:p/>
        </draw:path>
        <draw:path draw:style-name="gr47" draw:text-style-name="P1" draw:layer="layout" svg:width="3.743cm" svg:height="2.478cm" draw:transform="rotate (0.726755100530439) translate (9.842cm 7.62cm)" svg:viewBox="0 0 3744 2479" svg:d="M0 0c2769 1187 2768 1186 3744 2479">
          <text:p/>
        </draw:path>
        <draw:path draw:style-name="gr25" draw:text-style-name="P1" draw:layer="layout" svg:width="1.248cm" svg:height="3.532cm" draw:transform="rotate (0.726755100530439) translate (9.842cm 8.255cm)" svg:viewBox="0 0 1249 3533" svg:d="M0 0c1898 1688 1054 2637 1107 3533">
          <text:p/>
        </draw:path>
        <draw:path draw:style-name="gr45" draw:text-style-name="P1" draw:layer="layout" svg:width="0.48cm" svg:height="3.374cm" draw:transform="rotate (0.726755100530439) translate (6.64728992703064cm 4.46252404381854cm)" svg:viewBox="0 0 481 3375" svg:d="M26 0c791 1977 396 2901-26 3375">
          <text:p/>
        </draw:path>
        <draw:path draw:style-name="gr25" draw:text-style-name="P1" draw:layer="layout" svg:width="1.163cm" svg:height="2.636cm" draw:transform="rotate (0.726755100530439) translate (12.165cm 4.862cm)" svg:viewBox="0 0 1164 2637" svg:d="M0 0c738 1081 1441 1573 1054 2637">
          <text:p/>
        </draw:path>
        <draw:path draw:style-name="gr25" draw:text-style-name="P1" draw:layer="layout" svg:width="0.584cm" svg:height="4.93cm" draw:transform="rotate (0.726755100530439) translate (15.557cm 7.302cm)" svg:viewBox="0 0 585 4931" svg:d="M0 0c738 1081 711 4457 290 4931">
          <text:p/>
        </draw:path>
        <draw:path draw:style-name="gr25" draw:text-style-name="P1" draw:layer="layout" svg:width="2.661cm" svg:height="3.216cm" draw:transform="rotate (0.726755100530439) translate (14.505cm 11.33cm)" svg:viewBox="0 0 2662 3217" svg:d="M2662 3217c-1898-1688-2108-1450-2662-3217">
          <text:p/>
        </draw:path>
        <draw:path draw:style-name="gr25" draw:text-style-name="P1" draw:layer="layout" svg:width="3.971cm" svg:height="3.175cm" draw:transform="rotate (0.726755100530439) translate (8.573cm 11.496cm)" svg:viewBox="0 0 3972 3176" svg:d="M3972 3176c-1898-1688-3418-1409-3972-3176">
          <text:p/>
        </draw:path>
        <draw:path draw:style-name="gr25" draw:text-style-name="P1" draw:layer="layout" svg:width="1.599cm" svg:height="4.925cm" draw:transform="rotate (0.726755100530439) translate (2.93286171317628cm 8.39346112785382cm)" svg:viewBox="0 0 1600 4926" svg:d="M1600 4926c-1476-2162-1699-3344-1568-4926">
          <text:p/>
        </draw:path>
        <draw:path draw:style-name="gr25" draw:text-style-name="P1" draw:layer="layout" svg:width="4.499cm" svg:height="4.493cm" draw:transform="rotate (0.726755100530439) translate (16.193cm 7.251cm)" svg:viewBox="0 0 4500 4494" svg:d="M4500 4494c-1635-1029-3946-2727-4500-4494">
          <text:p/>
        </draw:path>
        <draw:path draw:style-name="gr25" draw:text-style-name="P1" draw:layer="layout" svg:width="3.725cm" svg:height="2.498cm" draw:transform="rotate (0.726755100530439) translate (10.16cm 7.91cm)" svg:viewBox="0 0 3726 2499" svg:d="M3726 2499c-1634-1029-2031-106-3726-2499">
          <text:p/>
        </draw:path>
        <draw:path draw:style-name="gr25" draw:text-style-name="P1" draw:layer="layout" svg:width="4.014cm" svg:height="3.605cm" draw:transform="rotate (0.726755100530439) translate (3.175cm 7.91cm)" svg:viewBox="0 0 4015 3606" svg:d="M4015 3606c-1845-791-2320-1213-4015-3606">
          <text:p/>
        </draw:path>
        <draw:path draw:style-name="gr25" draw:text-style-name="P1" draw:layer="layout" svg:width="2.668cm" svg:height="2.254cm" draw:transform="rotate (0.726755100530439) translate (7.302cm 4.433cm)" svg:viewBox="0 0 2669 2255" svg:d="M2669 2255c-1134-159-2294-765-2669-2255">
          <text:p/>
        </draw:path>
        <draw:path draw:style-name="gr25" draw:text-style-name="P1" draw:layer="layout" svg:width="3.968cm" svg:height="2.703cm" draw:transform="rotate (0.726755100530439) translate (12.382cm 4.445cm)" svg:viewBox="0 0 3969 2704" svg:d="M3969 2704c-1134-158-3594-1214-3969-2704">
          <text:p/>
        </draw:path>
        <draw:path draw:style-name="gr25" draw:text-style-name="P1" draw:layer="layout" svg:width="1.286cm" svg:height="4.429cm" draw:transform="rotate (0.726755100530439) translate (18.3198159681709cm 4.74662724350089cm)" svg:viewBox="0 0 1287 4430" svg:d="M1287 4430c-1556-3507-1345-3745-1160-4430">
          <text:p/>
        </draw:path>
        <draw:path draw:style-name="gr25" draw:text-style-name="P1" draw:layer="layout" svg:width="0.54cm" svg:height="4.93cm" draw:transform="rotate (0.726755100530439) translate (15.3687547793415cm 8.10436708689914cm)" svg:viewBox="0 0 541 4931" svg:d="M541 4931c-870-3322-474-4246-289-4931">
          <text:p/>
        </draw:path>
        <draw:path draw:style-name="gr47" draw:text-style-name="P1" draw:layer="layout" svg:width="1.501cm" svg:height="3.578cm" draw:transform="rotate (0.726755100530439) translate (9.83447610979947cm 8.79971304057179cm)" svg:viewBox="0 0 1502 3579" svg:d="M1502 3579c-1926-2135-1520-2894-1335-3579">
          <text:p/>
        </draw:path>
        <draw:path draw:style-name="gr25" draw:text-style-name="P1" draw:layer="layout" svg:width="1.086cm" svg:height="2.785cm" draw:transform="rotate (0.726755100530439) translate (11.9411822268689cm 5.30708523840763cm)" svg:viewBox="0 0 1087 2786" svg:d="M1087 2786c-1424-1265-1106-2101-921-2786">
          <text:p/>
        </draw:path>
        <draw:path draw:style-name="gr25" draw:text-style-name="P1" draw:layer="layout" svg:width="0.439cm" svg:height="3.377cm" draw:transform="rotate (0.726755100530439) translate (6.31615243711787cm 5.38791170814925cm)" svg:viewBox="0 0 440 3378" svg:d="M440 3378c-790-1978-312-2693-127-3378">
          <text:p/>
        </draw:path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0.635cm" svg:height="0.317cm" svg:x="6.567cm" svg:y="5.815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62cm" svg:y="5.08cm">
          <text:p text:style-name="P21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055cm" svg:y="3.492cm">
          <text:p text:style-name="P21"><text:span text:style-name="T15">2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655cm" svg:y="4.592cm">
          <text:p text:style-name="P21"><text:span text:style-name="T15">2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287cm" svg:y="3.175cm">
          <text:p text:style-name="P21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087cm" svg:y="4.375cm">
          <text:p text:style-name="P21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737cm" svg:y="4.762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8.732cm" svg:y="5.397cm">
          <text:p text:style-name="P21"><text:span text:style-name="T15">2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7.145cm" svg:y="5.08cm">
          <text:p text:style-name="P21"><text:span text:style-name="T15">1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685cm" svg:y="6.668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567cm" svg:y="7.72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537cm" svg:y="8.573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1.907cm" svg:y="9.525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927cm" svg:y="8.155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075cm" svg:y="9.108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557cm" svg:y="10.478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51cm" svg:y="11.865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705cm" svg:y="9.2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335cm" svg:y="9.207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085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99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007cm" svg:y="6.0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895cm" svg:y="5.7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7cm" svg:y="6.668cm">
          <text:p text:style-name="P21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9cm" svg:y="7.62cm">
          <text:p text:style-name="P21"><text:span text:style-name="T15">2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747cm" svg:y="8.573cm">
          <text:p text:style-name="P21"><text:span text:style-name="T15">1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06cm" svg:y="9.308cm">
          <text:p text:style-name="P21"><text:span text:style-name="T15">1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725cm" svg:y="10.06cm">
          <text:p text:style-name="P21"><text:span text:style-name="T15">3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33cm" svg:y="11.33cm">
          <text:p text:style-name="P21"><text:span text:style-name="T15">3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38cm" svg:y="6.88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6.032cm" svg:y="8.25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715cm" svg:y="9.007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4.762cm" svg:y="10.06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5.932cm" svg:height="1.587cm" svg:x="21.907cm" svg:y="0.1cm">
          <text:p text:style-name="P7"><text:span text:style-name="T2">Total flow: 7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953cm" svg:height="0.953cm" draw:transform="rotate (-0.911934534167038) translate (4.571cm 4.989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2.61048896220792) translate (8.738cm 6.519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1.40760804173343) translate (12.67cm 6.885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0.605105651666435) translate (16.417cm 4.762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2.30400914555771) translate (20.983cm 5.617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2" draw:text-style-name="P26" draw:layer="layout" svg:width="7.837cm" svg:height="1.587cm" svg:x="20.002cm" svg:y="13.97cm">
          <text:p text:style-name="P25"><text:span text:style-name="T17">Increase potential: 1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969cm" svg:y="5.196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164cm" svg:y="5.831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</draw:page>
      <draw:page draw:name="page32" draw:style-name="dp1" draw:master-page-name="Default">
        <draw:path draw:style-name="gr45" draw:text-style-name="P1" draw:layer="layout" svg:width="4.033cm" svg:height="0.719cm" draw:transform="rotate (0.726755100530439) translate (2.06159067816137cm 6.44691171739232cm)" svg:viewBox="0 0 4034 720" svg:d="M0 720c1081-738 2637-1054 4034-238">
          <text:p/>
        </draw:path>
        <draw:path draw:style-name="gr25" draw:text-style-name="P1" draw:layer="layout" svg:width="4.27cm" svg:height="0.558cm" draw:transform="rotate (0.726755100530439) translate (3.15804884887306cm 7.28293428496948cm)" svg:viewBox="0 0 4271 559" svg:d="M4271 0c-2188 1027-2900 395-4271 26">
          <text:p/>
        </draw:path>
        <draw:line draw:style-name="gr43" draw:text-style-name="P1" draw:layer="layout" svg:x1="6.35cm" svg:y1="4.127cm" svg:x2="2.222cm" svg:y2="7.62cm">
          <text:p/>
        </draw:line>
        <draw:line draw:style-name="gr43" draw:text-style-name="P1" draw:layer="layout" svg:x1="6.35cm" svg:y1="4.128cm" svg:x2="9.207cm" svg:y2="7.937cm">
          <text:p/>
        </draw:line>
        <draw:line draw:style-name="gr48" draw:text-style-name="P1" draw:layer="layout" svg:x1="7.62cm" svg:y1="11.112cm" svg:x2="2.222cm" svg:y2="7.621cm">
          <text:p/>
        </draw:line>
        <draw:line draw:style-name="gr48" draw:text-style-name="P1" draw:layer="layout" svg:x1="7.621cm" svg:y1="11.113cm" svg:x2="13.652cm" svg:y2="10.795cm">
          <text:p/>
        </draw:line>
        <draw:line draw:style-name="gr48" draw:text-style-name="P1" draw:layer="layout" svg:x1="9.207cm" svg:y1="7.937cm" svg:x2="13.653cm" svg:y2="10.795cm">
          <text:p/>
        </draw:line>
        <draw:line draw:style-name="gr43" draw:text-style-name="P1" draw:layer="layout" svg:x1="15.24cm" svg:y1="6.986cm" svg:x2="9.207cm" svg:y2="7.937cm">
          <text:p/>
        </draw:line>
        <draw:line draw:style-name="gr43" draw:text-style-name="P1" draw:layer="layout" svg:x1="15.243cm" svg:y1="6.987cm" svg:x2="17.78cm" svg:y2="3.81cm">
          <text:p/>
        </draw:line>
        <draw:line draw:style-name="gr48" draw:text-style-name="P1" draw:layer="layout" svg:x1="15.243cm" svg:y1="6.987cm" svg:x2="22.86cm" svg:y2="7.62cm">
          <text:p/>
        </draw:line>
        <draw:line draw:style-name="gr43" draw:text-style-name="P1" draw:layer="layout" svg:x1="22.86cm" svg:y1="7.621cm" svg:x2="17.78cm" svg:y2="3.81cm">
          <text:p/>
        </draw:line>
        <draw:custom-shape draw:style-name="gr38" draw:text-style-name="P22" draw:layer="layout" svg:width="0.635cm" svg:height="0.318cm" svg:x="2.54cm" svg:y="5.714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197cm" svg:y="5.815cm">
          <text:p text:style-name="P21"><text:span text:style-name="T15">17</text:span></text:p>
          <draw:enhanced-geometry svg:viewBox="0 0 21600 21600" draw:type="rectangle" draw:enhanced-path="M 0 0 L 21600 0 21600 21600 0 21600 0 0 Z N"/>
        </draw:custom-shape>
        <draw:path draw:style-name="gr25" draw:text-style-name="P1" draw:layer="layout" svg:width="2.636cm" svg:height="1.212cm" draw:transform="rotate (0.726755100530439) translate (8.50090095691477cm 6.71334448576708cm)" svg:viewBox="0 0 2637 1213" svg:d="M0 1213c422-474 1029-1634 2637-1054">
          <text:p/>
        </draw:path>
        <draw:path draw:style-name="gr25" draw:text-style-name="P1" draw:layer="layout" svg:width="2.399cm" svg:height="1.264cm" draw:transform="rotate (0.726755100530439) translate (6.46146627686726cm 9.84961426667834cm)" svg:viewBox="0 0 2400 1265" svg:d="M0 1265c422-475 1055-1187 2400-1265">
          <text:p/>
        </draw:path>
        <draw:path draw:style-name="gr25" draw:text-style-name="P1" draw:layer="layout" svg:width="2.373cm" svg:height="1.768cm" draw:transform="rotate (0.726755100530439) translate (12.6769050701788cm 9.25631836917727cm)" svg:viewBox="0 0 2374 1769" svg:d="M0 1769c422-475 1003-2084 2374-1714">
          <text:p/>
        </draw:path>
        <draw:path draw:style-name="gr25" draw:text-style-name="P1" draw:layer="layout" svg:width="4.008cm" svg:height="0.802cm" draw:transform="rotate (0.726755100530439) translate (18.8335161285384cm 10.5129669172615cm)" svg:viewBox="0 0 4009 803" svg:d="M0 803c422-475 2637-1055 4009-686">
          <text:p/>
        </draw:path>
        <draw:path draw:style-name="gr25" draw:text-style-name="P1" draw:layer="layout" svg:width="4.454cm" svg:height="0.919cm" draw:transform="rotate (0.726755100530439) translate (19.8473358857861cm 10.8973736084194cm)" svg:viewBox="0 0 4455 920" svg:d="M4455 0c-2188 1027-3084 1081-4455 711">
          <text:p/>
        </draw:path>
        <draw:path draw:style-name="gr25" draw:text-style-name="P1" draw:layer="layout" svg:width="2.425cm" svg:height="0.982cm" draw:transform="rotate (0.726755100530439) translate (9.41732666533314cm 6.59163111850407cm)" svg:viewBox="0 0 2426 983" svg:d="M2426 0c-844 949-1055 1186-2426 817">
          <text:p/>
        </draw:path>
        <draw:path draw:style-name="gr25" draw:text-style-name="P1" draw:layer="layout" svg:width="2.188cm" svg:height="1.026cm" draw:transform="rotate (0.726755100530439) translate (7.78937392512589cm 9.80922003517707cm)" svg:viewBox="0 0 2189 1027" svg:d="M2189 0c-844 949-703 941-2189 1027">
          <text:p/>
        </draw:path>
        <draw:path draw:style-name="gr25" draw:text-style-name="P1" draw:layer="layout" svg:width="2.187cm" svg:height="1.451cm" draw:transform="rotate (0.726755100530439) translate (13.4044622968827cm 8.97414146466439cm)" svg:viewBox="0 0 2188 1452" svg:d="M2188 0c-532 1226-979 1252-2188 1452">
          <text:p/>
        </draw:path>
        <draw:path draw:style-name="gr25" draw:text-style-name="P1" draw:layer="layout" svg:width="2.425cm" svg:height="0.981cm" draw:transform="rotate (0.726755100530439) translate (15.6497681566272cm 6.0571276834357cm)" svg:viewBox="0 0 2426 982" svg:d="M2426 0c-844 949-1055 1185-2426 816">
          <text:p/>
        </draw:path>
        <draw:path draw:style-name="gr25" draw:text-style-name="P1" draw:layer="layout" svg:width="4.033cm" svg:height="3.586cm" draw:transform="rotate (0.726755100530439) translate (2.857cm 7.62cm)" svg:viewBox="0 0 4034 3587" svg:d="M0 0c2769 1187 3059 2294 4034 3587">
          <text:p/>
        </draw:path>
        <draw:path draw:style-name="gr25" draw:text-style-name="P1" draw:layer="layout" svg:width="2.686cm" svg:height="2.232cm" draw:transform="rotate (0.726755100530439) translate (6.985cm 4.127cm)" svg:viewBox="0 0 2687 2233" svg:d="M0 0c1608 580 2398 1126 2687 2233">
          <text:p/>
        </draw:path>
        <draw:path draw:style-name="gr25" draw:text-style-name="P1" draw:layer="layout" svg:width="4.217cm" svg:height="2.9cm" draw:transform="rotate (0.726755100530439) translate (11.747cm 4.11cm)" svg:viewBox="0 0 4218 2901" svg:d="M0 0c2769 1187 3243 1608 4218 2901">
          <text:p/>
        </draw:path>
        <draw:path draw:style-name="gr45" draw:text-style-name="P1" draw:layer="layout" svg:width="1.37cm" svg:height="4.666cm" draw:transform="rotate (0.726755100530439) translate (18.415cm 3.91cm)" svg:viewBox="0 0 1371 4667" svg:d="M0 0c1713 2373 1556 3507 949 4667">
          <text:p/>
        </draw:path>
        <draw:path draw:style-name="gr47" draw:text-style-name="P1" draw:layer="layout" svg:width="1.6cm" svg:height="4.483cm" draw:transform="rotate (0.726755100530439) translate (2.857cm 7.937cm)" svg:viewBox="0 0 1601 4484" svg:d="M0 0c580 2215 2161 2347 1397 4484">
          <text:p/>
        </draw:path>
        <draw:path draw:style-name="gr47" draw:text-style-name="P1" draw:layer="layout" svg:width="3.295cm" svg:height="2.504cm" draw:transform="rotate (0.726755100530439) translate (8.455cm 10.995cm)" svg:viewBox="0 0 3296 2505" svg:d="M0 0c2040 271 2066 719 3296 2505">
          <text:p/>
        </draw:path>
        <draw:path draw:style-name="gr25" draw:text-style-name="P1" draw:layer="layout" svg:width="2.662cm" svg:height="3.215cm" draw:transform="rotate (0.726755100530439) translate (14.288cm 10.796cm)" svg:viewBox="0 0 2663 3216" svg:d="M0 0c2584 1871 2136 1898 2663 3216">
          <text:p/>
        </draw:path>
        <draw:path draw:style-name="gr47" draw:text-style-name="P1" draw:layer="layout" svg:width="4.296cm" svg:height="4.244cm" draw:transform="rotate (0.726755100530439) translate (15.875cm 6.985cm)" svg:viewBox="0 0 4297 4245" svg:d="M0 0c2769 1187 3322 2952 4297 4245">
          <text:p/>
        </draw:path>
        <draw:path draw:style-name="gr47" draw:text-style-name="P1" draw:layer="layout" svg:width="3.743cm" svg:height="2.478cm" draw:transform="rotate (0.726755100530439) translate (9.842cm 7.62cm)" svg:viewBox="0 0 3744 2479" svg:d="M0 0c2769 1187 2768 1186 3744 2479">
          <text:p/>
        </draw:path>
        <draw:path draw:style-name="gr25" draw:text-style-name="P1" draw:layer="layout" svg:width="1.248cm" svg:height="3.532cm" draw:transform="rotate (0.726755100530439) translate (9.842cm 8.255cm)" svg:viewBox="0 0 1249 3533" svg:d="M0 0c1898 1688 1054 2637 1107 3533">
          <text:p/>
        </draw:path>
        <draw:path draw:style-name="gr45" draw:text-style-name="P1" draw:layer="layout" svg:width="0.48cm" svg:height="3.374cm" draw:transform="rotate (0.726755100530439) translate (6.64728992703064cm 4.46252404381854cm)" svg:viewBox="0 0 481 3375" svg:d="M26 0c791 1977 396 2901-26 3375">
          <text:p/>
        </draw:path>
        <draw:path draw:style-name="gr25" draw:text-style-name="P1" draw:layer="layout" svg:width="1.163cm" svg:height="2.636cm" draw:transform="rotate (0.726755100530439) translate (12.165cm 4.862cm)" svg:viewBox="0 0 1164 2637" svg:d="M0 0c738 1081 1441 1573 1054 2637">
          <text:p/>
        </draw:path>
        <draw:path draw:style-name="gr25" draw:text-style-name="P1" draw:layer="layout" svg:width="0.584cm" svg:height="4.93cm" draw:transform="rotate (0.726755100530439) translate (15.557cm 7.302cm)" svg:viewBox="0 0 585 4931" svg:d="M0 0c738 1081 711 4457 290 4931">
          <text:p/>
        </draw:path>
        <draw:path draw:style-name="gr25" draw:text-style-name="P1" draw:layer="layout" svg:width="2.661cm" svg:height="3.216cm" draw:transform="rotate (0.726755100530439) translate (14.505cm 11.33cm)" svg:viewBox="0 0 2662 3217" svg:d="M2662 3217c-1898-1688-2108-1450-2662-3217">
          <text:p/>
        </draw:path>
        <draw:path draw:style-name="gr25" draw:text-style-name="P1" draw:layer="layout" svg:width="3.971cm" svg:height="3.175cm" draw:transform="rotate (0.726755100530439) translate (8.573cm 11.496cm)" svg:viewBox="0 0 3972 3176" svg:d="M3972 3176c-1898-1688-3418-1409-3972-3176">
          <text:p/>
        </draw:path>
        <draw:path draw:style-name="gr25" draw:text-style-name="P1" draw:layer="layout" svg:width="1.599cm" svg:height="4.925cm" draw:transform="rotate (0.726755100530439) translate (2.93286171317628cm 8.39346112785382cm)" svg:viewBox="0 0 1600 4926" svg:d="M1600 4926c-1476-2162-1699-3344-1568-4926">
          <text:p/>
        </draw:path>
        <draw:path draw:style-name="gr25" draw:text-style-name="P1" draw:layer="layout" svg:width="4.499cm" svg:height="4.493cm" draw:transform="rotate (0.726755100530439) translate (16.193cm 7.251cm)" svg:viewBox="0 0 4500 4494" svg:d="M4500 4494c-1635-1029-3946-2727-4500-4494">
          <text:p/>
        </draw:path>
        <draw:path draw:style-name="gr25" draw:text-style-name="P1" draw:layer="layout" svg:width="3.725cm" svg:height="2.498cm" draw:transform="rotate (0.726755100530439) translate (10.16cm 7.91cm)" svg:viewBox="0 0 3726 2499" svg:d="M3726 2499c-1634-1029-2031-106-3726-2499">
          <text:p/>
        </draw:path>
        <draw:path draw:style-name="gr25" draw:text-style-name="P1" draw:layer="layout" svg:width="4.014cm" svg:height="3.605cm" draw:transform="rotate (0.726755100530439) translate (3.175cm 7.91cm)" svg:viewBox="0 0 4015 3606" svg:d="M4015 3606c-1845-791-2320-1213-4015-3606">
          <text:p/>
        </draw:path>
        <draw:path draw:style-name="gr25" draw:text-style-name="P1" draw:layer="layout" svg:width="2.668cm" svg:height="2.254cm" draw:transform="rotate (0.726755100530439) translate (7.302cm 4.433cm)" svg:viewBox="0 0 2669 2255" svg:d="M2669 2255c-1134-159-2294-765-2669-2255">
          <text:p/>
        </draw:path>
        <draw:path draw:style-name="gr25" draw:text-style-name="P1" draw:layer="layout" svg:width="3.968cm" svg:height="2.703cm" draw:transform="rotate (0.726755100530439) translate (12.382cm 4.445cm)" svg:viewBox="0 0 3969 2704" svg:d="M3969 2704c-1134-158-3594-1214-3969-2704">
          <text:p/>
        </draw:path>
        <draw:path draw:style-name="gr25" draw:text-style-name="P1" draw:layer="layout" svg:width="1.286cm" svg:height="4.429cm" draw:transform="rotate (0.726755100530439) translate (18.3198159681709cm 4.74662724350089cm)" svg:viewBox="0 0 1287 4430" svg:d="M1287 4430c-1556-3507-1345-3745-1160-4430">
          <text:p/>
        </draw:path>
        <draw:path draw:style-name="gr25" draw:text-style-name="P1" draw:layer="layout" svg:width="0.54cm" svg:height="4.93cm" draw:transform="rotate (0.726755100530439) translate (15.3687547793415cm 8.10436708689914cm)" svg:viewBox="0 0 541 4931" svg:d="M541 4931c-870-3322-474-4246-289-4931">
          <text:p/>
        </draw:path>
        <draw:path draw:style-name="gr47" draw:text-style-name="P1" draw:layer="layout" svg:width="1.501cm" svg:height="3.578cm" draw:transform="rotate (0.726755100530439) translate (9.83447610979947cm 8.79971304057179cm)" svg:viewBox="0 0 1502 3579" svg:d="M1502 3579c-1926-2135-1520-2894-1335-3579">
          <text:p/>
        </draw:path>
        <draw:path draw:style-name="gr25" draw:text-style-name="P1" draw:layer="layout" svg:width="1.086cm" svg:height="2.785cm" draw:transform="rotate (0.726755100530439) translate (11.9411822268689cm 5.30708523840763cm)" svg:viewBox="0 0 1087 2786" svg:d="M1087 2786c-1424-1265-1106-2101-921-2786">
          <text:p/>
        </draw:path>
        <draw:path draw:style-name="gr25" draw:text-style-name="P1" draw:layer="layout" svg:width="0.439cm" svg:height="3.377cm" draw:transform="rotate (0.726755100530439) translate (6.31615243711787cm 5.38791170814925cm)" svg:viewBox="0 0 440 3378" svg:d="M440 3378c-790-1978-312-2693-127-3378">
          <text:p/>
        </draw:path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0.635cm" svg:height="0.317cm" svg:x="6.567cm" svg:y="5.815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62cm" svg:y="5.08cm">
          <text:p text:style-name="P21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055cm" svg:y="3.492cm">
          <text:p text:style-name="P21"><text:span text:style-name="T15">2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655cm" svg:y="4.592cm">
          <text:p text:style-name="P21"><text:span text:style-name="T15">2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287cm" svg:y="3.175cm">
          <text:p text:style-name="P21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087cm" svg:y="4.375cm">
          <text:p text:style-name="P21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737cm" svg:y="4.762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8.732cm" svg:y="5.397cm">
          <text:p text:style-name="P21"><text:span text:style-name="T15">2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7.145cm" svg:y="5.08cm">
          <text:p text:style-name="P21"><text:span text:style-name="T15">1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685cm" svg:y="6.668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567cm" svg:y="7.72cm">
          <text:p text:style-name="P21"><text:span text:style-name="T15">3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537cm" svg:y="8.573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1.907cm" svg:y="9.525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927cm" svg:y="8.155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075cm" svg:y="9.108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557cm" svg:y="10.478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51cm" svg:y="11.865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705cm" svg:y="9.2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335cm" svg:y="9.207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085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99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007cm" svg:y="6.0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895cm" svg:y="5.7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7cm" svg:y="6.668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9cm" svg:y="7.62cm">
          <text:p text:style-name="P21"><text:span text:style-name="T15">3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747cm" svg:y="8.573cm">
          <text:p text:style-name="P21"><text:span text:style-name="T15">2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06cm" svg:y="9.3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725cm" svg:y="10.06cm">
          <text:p text:style-name="P21"><text:span text:style-name="T15">2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33cm" svg:y="11.33cm">
          <text:p text:style-name="P21"><text:span text:style-name="T15">4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38cm" svg:y="6.88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6.032cm" svg:y="8.25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715cm" svg:y="9.007cm">
          <text:p text:style-name="P21"><text:span text:style-name="T15">1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4.762cm" svg:y="10.06cm">
          <text:p text:style-name="P21"><text:span text:style-name="T15">41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5.932cm" svg:height="1.587cm" svg:x="21.907cm" svg:y="0.1cm">
          <text:p text:style-name="P7"><text:span text:style-name="T2">Total flow: 18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953cm" svg:height="0.953cm" draw:transform="rotate (-0.911934534167038) translate (4.571cm 4.989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2.61048896220792) translate (8.738cm 6.519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40760804173343) translate (12.67cm 6.885cm)">
          <text:p text:style-name="P27"><text:span text:style-name="T18">1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0.605105651666435) translate (16.417cm 4.762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2.30400914555771) translate (20.983cm 5.617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2" draw:text-style-name="P26" draw:layer="layout" svg:width="7.837cm" svg:height="1.587cm" svg:x="20.002cm" svg:y="13.97cm">
          <text:p text:style-name="P25"><text:span text:style-name="T17">Increase potential: 0</text:span></text:p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0.953cm" svg:height="0.953cm" draw:transform="rotate (-2.19841672581206) translate (5.812cm 9.38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46660017045083) translate (10.79cm 10.477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0.947539250907722) translate (10.476cm 9.326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68302099769813) translate (19.547cm 6.87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39" draw:text-style-name="P22" draw:layer="layout" svg:width="0.635cm" svg:height="0.317cm" svg:x="13.969cm" svg:y="5.196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164cm" svg:y="5.831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</draw:page>
      <draw:page draw:name="page33" draw:style-name="dp1" draw:master-page-name="Default">
        <draw:path draw:style-name="gr25" draw:text-style-name="P1" draw:layer="layout" svg:width="1.6cm" svg:height="4.483cm" draw:transform="rotate (0.726755100530439) translate (2.844cm 7.923cm)" svg:viewBox="0 0 1601 4484" svg:d="M0 0c580 2215 2161 2347 1397 4484">
          <text:p/>
        </draw:path>
        <draw:path draw:style-name="gr25" draw:text-style-name="P1" draw:layer="layout" svg:width="3.295cm" svg:height="2.504cm" draw:transform="rotate (0.726755100530439) translate (8.442cm 10.981cm)" svg:viewBox="0 0 3296 2505" svg:d="M0 0c2040 271 2066 719 3296 2505">
          <text:p/>
        </draw:path>
        <draw:path draw:style-name="gr25" draw:text-style-name="P1" draw:layer="layout" svg:width="4.296cm" svg:height="4.244cm" draw:transform="skewX (1.02114420597544E-016) rotate (0.726755100530439) translate (15.862cm 6.971cm)" svg:viewBox="0 0 4297 4245" svg:d="M0 0c2769 1187 3322 2952 4297 4245">
          <text:p/>
        </draw:path>
        <draw:path draw:style-name="gr49" draw:text-style-name="P1" draw:layer="layout" svg:width="3.743cm" svg:height="2.478cm" draw:transform="rotate (0.726755100530439) translate (9.829cm 7.606cm)" svg:viewBox="0 0 3744 2479" svg:d="M0 0c2769 1187 2768 1186 3744 2479">
          <text:p/>
        </draw:path>
        <draw:path draw:style-name="gr25" draw:text-style-name="P1" draw:layer="layout" svg:width="1.501cm" svg:height="3.578cm" draw:transform="rotate (0.726755100530439) translate (9.82147610979947cm 8.78571304057179cm)" svg:viewBox="0 0 1502 3579" svg:d="M1502 3579c-1926-2135-1520-2894-1335-3579">
          <text:p/>
        </draw:path>
        <draw:path draw:style-name="gr45" draw:text-style-name="P1" draw:layer="layout" svg:width="4.033cm" svg:height="0.719cm" draw:transform="rotate (0.726755100530439) translate (2.06159067816137cm 6.44691171739232cm)" svg:viewBox="0 0 4034 720" svg:d="M0 720c1081-738 2637-1054 4034-238">
          <text:p/>
        </draw:path>
        <draw:path draw:style-name="gr25" draw:text-style-name="P1" draw:layer="layout" svg:width="4.27cm" svg:height="0.558cm" draw:transform="rotate (0.726755100530439) translate (3.15804884887306cm 7.28293428496948cm)" svg:viewBox="0 0 4271 559" svg:d="M4271 0c-2188 1027-2900 395-4271 26">
          <text:p/>
        </draw:path>
        <draw:line draw:style-name="gr43" draw:text-style-name="P1" draw:layer="layout" svg:x1="6.35cm" svg:y1="4.127cm" svg:x2="2.222cm" svg:y2="7.62cm">
          <text:p/>
        </draw:line>
        <draw:line draw:style-name="gr43" draw:text-style-name="P1" draw:layer="layout" svg:x1="6.35cm" svg:y1="4.128cm" svg:x2="9.207cm" svg:y2="7.937cm">
          <text:p/>
        </draw:line>
        <draw:line draw:style-name="gr48" draw:text-style-name="P1" draw:layer="layout" svg:x1="7.62cm" svg:y1="11.112cm" svg:x2="2.222cm" svg:y2="7.621cm">
          <text:p/>
        </draw:line>
        <draw:line draw:style-name="gr34" draw:text-style-name="P1" draw:layer="layout" svg:x1="7.62cm" svg:y1="11.113cm" svg:x2="9.207cm" svg:y2="7.937cm">
          <text:p/>
        </draw:line>
        <draw:line draw:style-name="gr48" draw:text-style-name="P1" draw:layer="layout" svg:x1="7.621cm" svg:y1="11.113cm" svg:x2="13.652cm" svg:y2="10.795cm">
          <text:p/>
        </draw:line>
        <draw:line draw:style-name="gr48" draw:text-style-name="P1" draw:layer="layout" svg:x1="9.207cm" svg:y1="7.937cm" svg:x2="13.653cm" svg:y2="10.795cm">
          <text:p/>
        </draw:line>
        <draw:line draw:style-name="gr34" draw:text-style-name="P1" draw:layer="layout" svg:x1="9.207cm" svg:y1="7.937cm" svg:x2="11.43cm" svg:y2="4.445cm">
          <text:p/>
        </draw:line>
        <draw:line draw:style-name="gr34" draw:text-style-name="P1" draw:layer="layout" svg:x1="6.35cm" svg:y1="4.127cm" svg:x2="11.431cm" svg:y2="4.445cm">
          <text:p/>
        </draw:line>
        <draw:line draw:style-name="gr34" draw:text-style-name="P1" draw:layer="layout" svg:x1="17.78cm" svg:y1="3.81cm" svg:x2="11.432cm" svg:y2="4.445cm">
          <text:p/>
        </draw:line>
        <draw:line draw:style-name="gr34" draw:text-style-name="P1" draw:layer="layout" svg:x1="15.24cm" svg:y1="6.985cm" svg:x2="11.432cm" svg:y2="4.446cm">
          <text:p/>
        </draw:line>
        <draw:line draw:style-name="gr43" draw:text-style-name="P1" draw:layer="layout" svg:x1="15.24cm" svg:y1="6.986cm" svg:x2="9.207cm" svg:y2="7.937cm">
          <text:p/>
        </draw:line>
        <draw:line draw:style-name="gr34" draw:text-style-name="P1" draw:layer="layout" svg:x1="15.241cm" svg:y1="6.987cm" svg:x2="13.652cm" svg:y2="10.795cm">
          <text:p/>
        </draw:line>
        <draw:line draw:style-name="gr34" draw:text-style-name="P1" draw:layer="layout" svg:x1="15.242cm" svg:y1="6.987cm" svg:x2="19.367cm" svg:y2="11.747cm">
          <text:p/>
        </draw:line>
        <draw:line draw:style-name="gr43" draw:text-style-name="P1" draw:layer="layout" svg:x1="15.243cm" svg:y1="6.987cm" svg:x2="17.78cm" svg:y2="3.81cm">
          <text:p/>
        </draw:line>
        <draw:line draw:style-name="gr34" draw:text-style-name="P1" draw:layer="layout" svg:x1="13.652cm" svg:y1="10.795cm" svg:x2="19.368cm" svg:y2="11.747cm">
          <text:p/>
        </draw:line>
        <draw:line draw:style-name="gr48" draw:text-style-name="P1" draw:layer="layout" svg:x1="15.243cm" svg:y1="6.987cm" svg:x2="22.86cm" svg:y2="7.62cm">
          <text:p/>
        </draw:line>
        <draw:line draw:style-name="gr34" draw:text-style-name="P1" draw:layer="layout" svg:x1="22.86cm" svg:y1="7.62cm" svg:x2="19.368cm" svg:y2="11.747cm">
          <text:p/>
        </draw:line>
        <draw:line draw:style-name="gr43" draw:text-style-name="P1" draw:layer="layout" svg:x1="22.86cm" svg:y1="7.621cm" svg:x2="17.78cm" svg:y2="3.81cm">
          <text:p/>
        </draw:line>
        <draw:line draw:style-name="gr34" draw:text-style-name="P1" draw:layer="layout" svg:x1="2.222cm" svg:y1="7.62cm" svg:x2="9.208cm" svg:y2="7.938cm">
          <text:p/>
        </draw:line>
        <draw:custom-shape draw:style-name="gr38" draw:text-style-name="P22" draw:layer="layout" svg:width="0.635cm" svg:height="0.318cm" svg:x="2.54cm" svg:y="5.714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197cm" svg:y="5.815cm">
          <text:p text:style-name="P21"><text:span text:style-name="T15">17</text:span></text:p>
          <draw:enhanced-geometry svg:viewBox="0 0 21600 21600" draw:type="rectangle" draw:enhanced-path="M 0 0 L 21600 0 21600 21600 0 21600 0 0 Z N"/>
        </draw:custom-shape>
        <draw:path draw:style-name="gr25" draw:text-style-name="P1" draw:layer="layout" svg:width="2.636cm" svg:height="1.212cm" draw:transform="rotate (0.726755100530439) translate (8.50090095691477cm 6.71334448576708cm)" svg:viewBox="0 0 2637 1213" svg:d="M0 1213c422-474 1029-1634 2637-1054">
          <text:p/>
        </draw:path>
        <draw:path draw:style-name="gr25" draw:text-style-name="P1" draw:layer="layout" svg:width="2.399cm" svg:height="1.264cm" draw:transform="rotate (0.726755100530439) translate (6.46146627686726cm 9.84961426667834cm)" svg:viewBox="0 0 2400 1265" svg:d="M0 1265c422-475 1055-1187 2400-1265">
          <text:p/>
        </draw:path>
        <draw:path draw:style-name="gr25" draw:text-style-name="P1" draw:layer="layout" svg:width="2.373cm" svg:height="1.768cm" draw:transform="rotate (0.726755100530439) translate (12.6769050701788cm 9.25631836917727cm)" svg:viewBox="0 0 2374 1769" svg:d="M0 1769c422-475 1003-2084 2374-1714">
          <text:p/>
        </draw:path>
        <draw:path draw:style-name="gr46" draw:text-style-name="P1" draw:layer="layout" svg:width="2.662cm" svg:height="0.831cm" draw:transform="rotate (0.726755100530439) translate (14.7870454418685cm 5.94606736833315cm)" svg:viewBox="0 0 2663 832" svg:d="M0 832c422-474 1362-1205 2663-607">
          <text:p/>
        </draw:path>
        <draw:path draw:style-name="gr25" draw:text-style-name="P1" draw:layer="layout" svg:width="4.008cm" svg:height="0.802cm" draw:transform="rotate (0.726755100530439) translate (18.8335161285384cm 10.5129669172615cm)" svg:viewBox="0 0 4009 803" svg:d="M0 803c422-475 2637-1055 4009-686">
          <text:p/>
        </draw:path>
        <draw:path draw:style-name="gr25" draw:text-style-name="P1" draw:layer="layout" svg:width="4.454cm" svg:height="0.919cm" draw:transform="rotate (0.726755100530439) translate (19.8473358857861cm 10.8973736084194cm)" svg:viewBox="0 0 4455 920" svg:d="M4455 0c-2188 1027-3084 1081-4455 711">
          <text:p/>
        </draw:path>
        <draw:path draw:style-name="gr25" draw:text-style-name="P1" draw:layer="layout" svg:width="2.425cm" svg:height="0.982cm" draw:transform="rotate (0.726755100530439) translate (9.41732666533314cm 6.59163111850407cm)" svg:viewBox="0 0 2426 983" svg:d="M2426 0c-844 949-1055 1186-2426 817">
          <text:p/>
        </draw:path>
        <draw:path draw:style-name="gr25" draw:text-style-name="P1" draw:layer="layout" svg:width="2.188cm" svg:height="1.026cm" draw:transform="rotate (0.726755100530439) translate (7.78937392512589cm 9.80922003517707cm)" svg:viewBox="0 0 2189 1027" svg:d="M2189 0c-844 949-703 941-2189 1027">
          <text:p/>
        </draw:path>
        <draw:path draw:style-name="gr25" draw:text-style-name="P1" draw:layer="layout" svg:width="2.187cm" svg:height="1.451cm" draw:transform="rotate (0.726755100530439) translate (13.4044622968827cm 8.97414146466439cm)" svg:viewBox="0 0 2188 1452" svg:d="M2188 0c-532 1226-979 1252-2188 1452">
          <text:p/>
        </draw:path>
        <draw:path draw:style-name="gr25" draw:text-style-name="P1" draw:layer="layout" svg:width="2.425cm" svg:height="0.981cm" draw:transform="rotate (0.726755100530439) translate (15.6497681566272cm 6.0571276834357cm)" svg:viewBox="0 0 2426 982" svg:d="M2426 0c-844 949-1055 1185-2426 816">
          <text:p/>
        </draw:path>
        <draw:path draw:style-name="gr25" draw:text-style-name="P1" draw:layer="layout" svg:width="4.033cm" svg:height="3.586cm" draw:transform="rotate (0.726755100530439) translate (2.857cm 7.62cm)" svg:viewBox="0 0 4034 3587" svg:d="M0 0c2769 1187 3059 2294 4034 3587">
          <text:p/>
        </draw:path>
        <draw:path draw:style-name="gr25" draw:text-style-name="P1" draw:layer="layout" svg:width="2.686cm" svg:height="2.232cm" draw:transform="rotate (0.726755100530439) translate (6.985cm 4.127cm)" svg:viewBox="0 0 2687 2233" svg:d="M0 0c1608 580 2398 1126 2687 2233">
          <text:p/>
        </draw:path>
        <draw:path draw:style-name="gr25" draw:text-style-name="P1" draw:layer="layout" svg:width="4.217cm" svg:height="2.9cm" draw:transform="rotate (0.726755100530439) translate (11.747cm 4.11cm)" svg:viewBox="0 0 4218 2901" svg:d="M0 0c2769 1187 3243 1608 4218 2901">
          <text:p/>
        </draw:path>
        <draw:path draw:style-name="gr45" draw:text-style-name="P1" draw:layer="layout" svg:width="1.37cm" svg:height="4.666cm" draw:transform="rotate (0.726755100530439) translate (18.415cm 3.91cm)" svg:viewBox="0 0 1371 4667" svg:d="M0 0c1713 2373 1556 3507 949 4667">
          <text:p/>
        </draw:path>
        <draw:path draw:style-name="gr25" draw:text-style-name="P1" draw:layer="layout" svg:width="2.662cm" svg:height="3.215cm" draw:transform="rotate (0.726755100530439) translate (14.288cm 10.796cm)" svg:viewBox="0 0 2663 3216" svg:d="M0 0c2584 1871 2136 1898 2663 3216">
          <text:p/>
        </draw:path>
        <draw:path draw:style-name="gr25" draw:text-style-name="P1" draw:layer="layout" svg:width="1.248cm" svg:height="3.532cm" draw:transform="rotate (0.726755100530439) translate (9.842cm 8.255cm)" svg:viewBox="0 0 1249 3533" svg:d="M0 0c1898 1688 1054 2637 1107 3533">
          <text:p/>
        </draw:path>
        <draw:path draw:style-name="gr45" draw:text-style-name="P1" draw:layer="layout" svg:width="0.48cm" svg:height="3.374cm" draw:transform="rotate (0.726755100530439) translate (6.64728992703064cm 4.46252404381854cm)" svg:viewBox="0 0 481 3375" svg:d="M26 0c791 1977 396 2901-26 3375">
          <text:p/>
        </draw:path>
        <draw:path draw:style-name="gr25" draw:text-style-name="P1" draw:layer="layout" svg:width="1.163cm" svg:height="2.636cm" draw:transform="rotate (0.726755100530439) translate (12.165cm 4.862cm)" svg:viewBox="0 0 1164 2637" svg:d="M0 0c738 1081 1441 1573 1054 2637">
          <text:p/>
        </draw:path>
        <draw:path draw:style-name="gr25" draw:text-style-name="P1" draw:layer="layout" svg:width="0.584cm" svg:height="4.93cm" draw:transform="rotate (0.726755100530439) translate (15.557cm 7.302cm)" svg:viewBox="0 0 585 4931" svg:d="M0 0c738 1081 711 4457 290 4931">
          <text:p/>
        </draw:path>
        <draw:path draw:style-name="gr25" draw:text-style-name="P1" draw:layer="layout" svg:width="2.661cm" svg:height="3.216cm" draw:transform="rotate (0.726755100530439) translate (14.505cm 11.33cm)" svg:viewBox="0 0 2662 3217" svg:d="M2662 3217c-1898-1688-2108-1450-2662-3217">
          <text:p/>
        </draw:path>
        <draw:path draw:style-name="gr25" draw:text-style-name="P1" draw:layer="layout" svg:width="3.971cm" svg:height="3.175cm" draw:transform="rotate (0.726755100530439) translate (8.573cm 11.496cm)" svg:viewBox="0 0 3972 3176" svg:d="M3972 3176c-1898-1688-3418-1409-3972-3176">
          <text:p/>
        </draw:path>
        <draw:path draw:style-name="gr25" draw:text-style-name="P1" draw:layer="layout" svg:width="1.599cm" svg:height="4.925cm" draw:transform="rotate (0.726755100530439) translate (2.93286171317628cm 8.39346112785382cm)" svg:viewBox="0 0 1600 4926" svg:d="M1600 4926c-1476-2162-1699-3344-1568-4926">
          <text:p/>
        </draw:path>
        <draw:path draw:style-name="gr25" draw:text-style-name="P1" draw:layer="layout" svg:width="4.499cm" svg:height="4.493cm" draw:transform="rotate (0.726755100530439) translate (16.193cm 7.251cm)" svg:viewBox="0 0 4500 4494" svg:d="M4500 4494c-1635-1029-3946-2727-4500-4494">
          <text:p/>
        </draw:path>
        <draw:path draw:style-name="gr25" draw:text-style-name="P1" draw:layer="layout" svg:width="3.725cm" svg:height="2.498cm" draw:transform="rotate (0.726755100530439) translate (10.16cm 7.91cm)" svg:viewBox="0 0 3726 2499" svg:d="M3726 2499c-1634-1029-2031-106-3726-2499">
          <text:p/>
        </draw:path>
        <draw:path draw:style-name="gr25" draw:text-style-name="P1" draw:layer="layout" svg:width="4.014cm" svg:height="3.605cm" draw:transform="rotate (0.726755100530439) translate (3.175cm 7.91cm)" svg:viewBox="0 0 4015 3606" svg:d="M4015 3606c-1845-791-2320-1213-4015-3606">
          <text:p/>
        </draw:path>
        <draw:path draw:style-name="gr25" draw:text-style-name="P1" draw:layer="layout" svg:width="2.668cm" svg:height="2.254cm" draw:transform="rotate (0.726755100530439) translate (7.302cm 4.433cm)" svg:viewBox="0 0 2669 2255" svg:d="M2669 2255c-1134-159-2294-765-2669-2255">
          <text:p/>
        </draw:path>
        <draw:path draw:style-name="gr25" draw:text-style-name="P1" draw:layer="layout" svg:width="3.968cm" svg:height="2.703cm" draw:transform="rotate (0.726755100530439) translate (12.382cm 4.445cm)" svg:viewBox="0 0 3969 2704" svg:d="M3969 2704c-1134-158-3594-1214-3969-2704">
          <text:p/>
        </draw:path>
        <draw:path draw:style-name="gr25" draw:text-style-name="P1" draw:layer="layout" svg:width="1.286cm" svg:height="4.429cm" draw:transform="rotate (0.726755100530439) translate (18.3198159681709cm 4.74662724350089cm)" svg:viewBox="0 0 1287 4430" svg:d="M1287 4430c-1556-3507-1345-3745-1160-4430">
          <text:p/>
        </draw:path>
        <draw:path draw:style-name="gr25" draw:text-style-name="P1" draw:layer="layout" svg:width="0.54cm" svg:height="4.93cm" draw:transform="rotate (0.726755100530439) translate (15.3687547793415cm 8.10436708689914cm)" svg:viewBox="0 0 541 4931" svg:d="M541 4931c-870-3322-474-4246-289-4931">
          <text:p/>
        </draw:path>
        <draw:path draw:style-name="gr25" draw:text-style-name="P1" draw:layer="layout" svg:width="1.086cm" svg:height="2.785cm" draw:transform="rotate (0.726755100530439) translate (11.9411822268689cm 5.30708523840763cm)" svg:viewBox="0 0 1087 2786" svg:d="M1087 2786c-1424-1265-1106-2101-921-2786">
          <text:p/>
        </draw:path>
        <draw:path draw:style-name="gr25" draw:text-style-name="P1" draw:layer="layout" svg:width="0.439cm" svg:height="3.377cm" draw:transform="rotate (0.726755100530439) translate (6.31615243711787cm 5.38791170814925cm)" svg:viewBox="0 0 440 3378" svg:d="M440 3378c-790-1978-312-2693-127-3378">
          <text:p/>
        </draw:path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0.635cm" svg:height="0.317cm" svg:x="6.567cm" svg:y="5.815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62cm" svg:y="5.08cm">
          <text:p text:style-name="P21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055cm" svg:y="3.492cm">
          <text:p text:style-name="P21"><text:span text:style-name="T15">2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655cm" svg:y="4.592cm">
          <text:p text:style-name="P21"><text:span text:style-name="T15">2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287cm" svg:y="3.175cm">
          <text:p text:style-name="P21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087cm" svg:y="4.375cm">
          <text:p text:style-name="P21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737cm" svg:y="4.762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8.732cm" svg:y="5.397cm">
          <text:p text:style-name="P21"><text:span text:style-name="T15">2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24cm" svg:y="5.397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7.145cm" svg:y="5.08cm">
          <text:p text:style-name="P21"><text:span text:style-name="T15">1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685cm" svg:y="6.668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567cm" svg:y="7.72cm">
          <text:p text:style-name="P21"><text:span text:style-name="T15">3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537cm" svg:y="8.573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1.907cm" svg:y="9.525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927cm" svg:y="8.155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075cm" svg:y="9.108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557cm" svg:y="10.478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51cm" svg:y="11.865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705cm" svg:y="9.2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335cm" svg:y="9.207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085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99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007cm" svg:y="6.0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895cm" svg:y="5.7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7cm" svg:y="6.668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9cm" svg:y="7.62cm">
          <text:p text:style-name="P21"><text:span text:style-name="T15">3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747cm" svg:y="8.573cm">
          <text:p text:style-name="P21"><text:span text:style-name="T15">2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06cm" svg:y="9.3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725cm" svg:y="10.06cm">
          <text:p text:style-name="P21"><text:span text:style-name="T15">2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33cm" svg:y="11.33cm">
          <text:p text:style-name="P21"><text:span text:style-name="T15">4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38cm" svg:y="6.88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6.032cm" svg:y="8.25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715cm" svg:y="9.007cm">
          <text:p text:style-name="P21"><text:span text:style-name="T15">1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4.762cm" svg:y="10.06cm">
          <text:p text:style-name="P21"><text:span text:style-name="T15">41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5.932cm" svg:height="1.587cm" svg:x="21.907cm" svg:y="0.1cm">
          <text:p text:style-name="P7"><text:span text:style-name="T2">Total flow: 18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953cm" svg:height="0.953cm" draw:transform="rotate (-0.911934534167038) translate (4.571cm 4.989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2.61048896220792) translate (8.738cm 6.519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40760804173343) translate (12.67cm 6.885cm)">
          <text:p text:style-name="P27"><text:span text:style-name="T18">1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0.605105651666435) translate (16.417cm 4.762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2.30400914555771) translate (20.983cm 5.617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2.19841672581206) translate (5.812cm 9.38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46660017045083) translate (10.79cm 10.477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0.947539250907722) translate (10.476cm 9.326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68302099769813) translate (19.547cm 6.87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39" draw:text-style-name="P22" draw:layer="layout" svg:width="0.635cm" svg:height="0.317cm" svg:x="13.969cm" svg:y="5.196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164cm" svg:y="5.831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</draw:page>
      <draw:page draw:name="page34" draw:style-name="dp1" draw:master-page-name="Default">
        <draw:path draw:style-name="gr25" draw:text-style-name="P1" draw:layer="layout" svg:width="1.6cm" svg:height="4.483cm" draw:transform="rotate (0.726755100530439) translate (2.844cm 7.923cm)" svg:viewBox="0 0 1601 4484" svg:d="M0 0c580 2215 2161 2347 1397 4484">
          <text:p/>
        </draw:path>
        <draw:path draw:style-name="gr25" draw:text-style-name="P1" draw:layer="layout" svg:width="3.295cm" svg:height="2.504cm" draw:transform="rotate (0.726755100530439) translate (8.442cm 10.981cm)" svg:viewBox="0 0 3296 2505" svg:d="M0 0c2040 271 2066 719 3296 2505">
          <text:p/>
        </draw:path>
        <draw:path draw:style-name="gr25" draw:text-style-name="P1" draw:layer="layout" svg:width="4.296cm" svg:height="4.244cm" draw:transform="skewX (1.02114420597544E-016) rotate (0.726755100530439) translate (15.862cm 6.971cm)" svg:viewBox="0 0 4297 4245" svg:d="M0 0c2769 1187 3322 2952 4297 4245">
          <text:p/>
        </draw:path>
        <draw:path draw:style-name="gr25" draw:text-style-name="P1" draw:layer="layout" svg:width="1.501cm" svg:height="3.578cm" draw:transform="rotate (0.726755100530439) translate (9.82147610979947cm 8.78571304057179cm)" svg:viewBox="0 0 1502 3579" svg:d="M1502 3579c-1926-2135-1520-2894-1335-3579">
          <text:p/>
        </draw:path>
        <draw:path draw:style-name="gr45" draw:text-style-name="P1" draw:layer="layout" svg:width="4.033cm" svg:height="0.719cm" draw:transform="rotate (0.726755100530439) translate (2.06159067816137cm 6.44691171739232cm)" svg:viewBox="0 0 4034 720" svg:d="M0 720c1081-738 2637-1054 4034-238">
          <text:p/>
        </draw:path>
        <draw:path draw:style-name="gr25" draw:text-style-name="P1" draw:layer="layout" svg:width="4.27cm" svg:height="0.558cm" draw:transform="rotate (0.726755100530439) translate (3.15804884887306cm 7.28293428496948cm)" svg:viewBox="0 0 4271 559" svg:d="M4271 0c-2188 1027-2900 395-4271 26">
          <text:p/>
        </draw:path>
        <draw:custom-shape draw:style-name="gr38" draw:text-style-name="P22" draw:layer="layout" svg:width="0.635cm" svg:height="0.318cm" svg:x="2.54cm" svg:y="5.714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197cm" svg:y="5.815cm">
          <text:p text:style-name="P21"><text:span text:style-name="T15">17</text:span></text:p>
          <draw:enhanced-geometry svg:viewBox="0 0 21600 21600" draw:type="rectangle" draw:enhanced-path="M 0 0 L 21600 0 21600 21600 0 21600 0 0 Z N"/>
        </draw:custom-shape>
        <draw:path draw:style-name="gr25" draw:text-style-name="P1" draw:layer="layout" svg:width="2.636cm" svg:height="1.212cm" draw:transform="rotate (0.726755100530439) translate (8.50090095691477cm 6.71334448576708cm)" svg:viewBox="0 0 2637 1213" svg:d="M0 1213c422-474 1029-1634 2637-1054">
          <text:p/>
        </draw:path>
        <draw:path draw:style-name="gr25" draw:text-style-name="P1" draw:layer="layout" svg:width="2.399cm" svg:height="1.264cm" draw:transform="rotate (0.726755100530439) translate (6.46146627686726cm 9.84961426667834cm)" svg:viewBox="0 0 2400 1265" svg:d="M0 1265c422-475 1055-1187 2400-1265">
          <text:p/>
        </draw:path>
        <draw:path draw:style-name="gr25" draw:text-style-name="P1" draw:layer="layout" svg:width="2.373cm" svg:height="1.768cm" draw:transform="rotate (0.726755100530439) translate (12.6769050701788cm 9.25631836917727cm)" svg:viewBox="0 0 2374 1769" svg:d="M0 1769c422-475 1003-2084 2374-1714">
          <text:p/>
        </draw:path>
        <draw:path draw:style-name="gr25" draw:text-style-name="P1" draw:layer="layout" svg:width="4.008cm" svg:height="0.802cm" draw:transform="rotate (0.726755100530439) translate (18.8335161285384cm 10.5129669172615cm)" svg:viewBox="0 0 4009 803" svg:d="M0 803c422-475 2637-1055 4009-686">
          <text:p/>
        </draw:path>
        <draw:path draw:style-name="gr25" draw:text-style-name="P1" draw:layer="layout" svg:width="4.454cm" svg:height="0.919cm" draw:transform="rotate (0.726755100530439) translate (19.8473358857861cm 10.8973736084194cm)" svg:viewBox="0 0 4455 920" svg:d="M4455 0c-2188 1027-3084 1081-4455 711">
          <text:p/>
        </draw:path>
        <draw:path draw:style-name="gr25" draw:text-style-name="P1" draw:layer="layout" svg:width="2.425cm" svg:height="0.982cm" draw:transform="rotate (0.726755100530439) translate (9.41732666533314cm 6.59163111850407cm)" svg:viewBox="0 0 2426 983" svg:d="M2426 0c-844 949-1055 1186-2426 817">
          <text:p/>
        </draw:path>
        <draw:path draw:style-name="gr25" draw:text-style-name="P1" draw:layer="layout" svg:width="2.188cm" svg:height="1.026cm" draw:transform="rotate (0.726755100530439) translate (7.78937392512589cm 9.80922003517707cm)" svg:viewBox="0 0 2189 1027" svg:d="M2189 0c-844 949-703 941-2189 1027">
          <text:p/>
        </draw:path>
        <draw:path draw:style-name="gr25" draw:text-style-name="P1" draw:layer="layout" svg:width="2.187cm" svg:height="1.451cm" draw:transform="rotate (0.726755100530439) translate (13.4044622968827cm 8.97414146466439cm)" svg:viewBox="0 0 2188 1452" svg:d="M2188 0c-532 1226-979 1252-2188 1452">
          <text:p/>
        </draw:path>
        <draw:path draw:style-name="gr25" draw:text-style-name="P1" draw:layer="layout" svg:width="2.425cm" svg:height="0.981cm" draw:transform="rotate (0.726755100530439) translate (15.6497681566272cm 6.0571276834357cm)" svg:viewBox="0 0 2426 982" svg:d="M2426 0c-844 949-1055 1185-2426 816">
          <text:p/>
        </draw:path>
        <draw:path draw:style-name="gr25" draw:text-style-name="P1" draw:layer="layout" svg:width="4.033cm" svg:height="3.586cm" draw:transform="rotate (0.726755100530439) translate (2.857cm 7.62cm)" svg:viewBox="0 0 4034 3587" svg:d="M0 0c2769 1187 3059 2294 4034 3587">
          <text:p/>
        </draw:path>
        <draw:path draw:style-name="gr25" draw:text-style-name="P1" draw:layer="layout" svg:width="2.686cm" svg:height="2.232cm" draw:transform="rotate (0.726755100530439) translate (6.985cm 4.127cm)" svg:viewBox="0 0 2687 2233" svg:d="M0 0c1608 580 2398 1126 2687 2233">
          <text:p/>
        </draw:path>
        <draw:path draw:style-name="gr25" draw:text-style-name="P1" draw:layer="layout" svg:width="4.217cm" svg:height="2.9cm" draw:transform="rotate (0.726755100530439) translate (11.747cm 4.11cm)" svg:viewBox="0 0 4218 2901" svg:d="M0 0c2769 1187 3243 1608 4218 2901">
          <text:p/>
        </draw:path>
        <draw:path draw:style-name="gr45" draw:text-style-name="P1" draw:layer="layout" svg:width="1.37cm" svg:height="4.666cm" draw:transform="rotate (0.726755100530439) translate (18.415cm 3.91cm)" svg:viewBox="0 0 1371 4667" svg:d="M0 0c1713 2373 1556 3507 949 4667">
          <text:p/>
        </draw:path>
        <draw:path draw:style-name="gr25" draw:text-style-name="P1" draw:layer="layout" svg:width="2.662cm" svg:height="3.215cm" draw:transform="rotate (0.726755100530439) translate (14.288cm 10.796cm)" svg:viewBox="0 0 2663 3216" svg:d="M0 0c2584 1871 2136 1898 2663 3216">
          <text:p/>
        </draw:path>
        <draw:path draw:style-name="gr25" draw:text-style-name="P1" draw:layer="layout" svg:width="1.248cm" svg:height="3.532cm" draw:transform="rotate (0.726755100530439) translate (9.842cm 8.255cm)" svg:viewBox="0 0 1249 3533" svg:d="M0 0c1898 1688 1054 2637 1107 3533">
          <text:p/>
        </draw:path>
        <draw:path draw:style-name="gr45" draw:text-style-name="P1" draw:layer="layout" svg:width="0.48cm" svg:height="3.374cm" draw:transform="rotate (0.726755100530439) translate (6.64728992703064cm 4.46252404381854cm)" svg:viewBox="0 0 481 3375" svg:d="M26 0c791 1977 396 2901-26 3375">
          <text:p/>
        </draw:path>
        <draw:path draw:style-name="gr25" draw:text-style-name="P1" draw:layer="layout" svg:width="1.163cm" svg:height="2.636cm" draw:transform="rotate (0.726755100530439) translate (12.165cm 4.862cm)" svg:viewBox="0 0 1164 2637" svg:d="M0 0c738 1081 1441 1573 1054 2637">
          <text:p/>
        </draw:path>
        <draw:path draw:style-name="gr25" draw:text-style-name="P1" draw:layer="layout" svg:width="0.584cm" svg:height="4.93cm" draw:transform="rotate (0.726755100530439) translate (15.557cm 7.302cm)" svg:viewBox="0 0 585 4931" svg:d="M0 0c738 1081 711 4457 290 4931">
          <text:p/>
        </draw:path>
        <draw:path draw:style-name="gr25" draw:text-style-name="P1" draw:layer="layout" svg:width="2.661cm" svg:height="3.216cm" draw:transform="rotate (0.726755100530439) translate (14.505cm 11.33cm)" svg:viewBox="0 0 2662 3217" svg:d="M2662 3217c-1898-1688-2108-1450-2662-3217">
          <text:p/>
        </draw:path>
        <draw:path draw:style-name="gr25" draw:text-style-name="P1" draw:layer="layout" svg:width="3.971cm" svg:height="3.175cm" draw:transform="rotate (0.726755100530439) translate (8.573cm 11.496cm)" svg:viewBox="0 0 3972 3176" svg:d="M3972 3176c-1898-1688-3418-1409-3972-3176">
          <text:p/>
        </draw:path>
        <draw:path draw:style-name="gr25" draw:text-style-name="P1" draw:layer="layout" svg:width="1.599cm" svg:height="4.925cm" draw:transform="rotate (0.726755100530439) translate (2.93286171317628cm 8.39346112785382cm)" svg:viewBox="0 0 1600 4926" svg:d="M1600 4926c-1476-2162-1699-3344-1568-4926">
          <text:p/>
        </draw:path>
        <draw:path draw:style-name="gr25" draw:text-style-name="P1" draw:layer="layout" svg:width="4.499cm" svg:height="4.493cm" draw:transform="rotate (0.726755100530439) translate (16.193cm 7.251cm)" svg:viewBox="0 0 4500 4494" svg:d="M4500 4494c-1635-1029-3946-2727-4500-4494">
          <text:p/>
        </draw:path>
        <draw:path draw:style-name="gr25" draw:text-style-name="P1" draw:layer="layout" svg:width="3.725cm" svg:height="2.498cm" draw:transform="rotate (0.726755100530439) translate (10.16cm 7.91cm)" svg:viewBox="0 0 3726 2499" svg:d="M3726 2499c-1634-1029-2031-106-3726-2499">
          <text:p/>
        </draw:path>
        <draw:path draw:style-name="gr25" draw:text-style-name="P1" draw:layer="layout" svg:width="4.014cm" svg:height="3.605cm" draw:transform="rotate (0.726755100530439) translate (3.175cm 7.91cm)" svg:viewBox="0 0 4015 3606" svg:d="M4015 3606c-1845-791-2320-1213-4015-3606">
          <text:p/>
        </draw:path>
        <draw:path draw:style-name="gr25" draw:text-style-name="P1" draw:layer="layout" svg:width="2.668cm" svg:height="2.254cm" draw:transform="rotate (0.726755100530439) translate (7.302cm 4.433cm)" svg:viewBox="0 0 2669 2255" svg:d="M2669 2255c-1134-159-2294-765-2669-2255">
          <text:p/>
        </draw:path>
        <draw:path draw:style-name="gr25" draw:text-style-name="P1" draw:layer="layout" svg:width="3.968cm" svg:height="2.703cm" draw:transform="rotate (0.726755100530439) translate (12.382cm 4.445cm)" svg:viewBox="0 0 3969 2704" svg:d="M3969 2704c-1134-158-3594-1214-3969-2704">
          <text:p/>
        </draw:path>
        <draw:path draw:style-name="gr25" draw:text-style-name="P1" draw:layer="layout" svg:width="1.286cm" svg:height="4.429cm" draw:transform="rotate (0.726755100530439) translate (18.3198159681709cm 4.74662724350089cm)" svg:viewBox="0 0 1287 4430" svg:d="M1287 4430c-1556-3507-1345-3745-1160-4430">
          <text:p/>
        </draw:path>
        <draw:path draw:style-name="gr25" draw:text-style-name="P1" draw:layer="layout" svg:width="0.54cm" svg:height="4.93cm" draw:transform="rotate (0.726755100530439) translate (15.3687547793415cm 8.10436708689914cm)" svg:viewBox="0 0 541 4931" svg:d="M541 4931c-870-3322-474-4246-289-4931">
          <text:p/>
        </draw:path>
        <draw:path draw:style-name="gr25" draw:text-style-name="P1" draw:layer="layout" svg:width="1.086cm" svg:height="2.785cm" draw:transform="rotate (0.726755100530439) translate (11.9411822268689cm 5.30708523840763cm)" svg:viewBox="0 0 1087 2786" svg:d="M1087 2786c-1424-1265-1106-2101-921-2786">
          <text:p/>
        </draw:path>
        <draw:path draw:style-name="gr25" draw:text-style-name="P1" draw:layer="layout" svg:width="0.439cm" svg:height="3.377cm" draw:transform="rotate (0.726755100530439) translate (6.31615243711787cm 5.38791170814925cm)" svg:viewBox="0 0 440 3378" svg:d="M440 3378c-790-1978-312-2693-127-3378">
          <text:p/>
        </draw:path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0.635cm" svg:height="0.317cm" svg:x="6.567cm" svg:y="5.815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62cm" svg:y="5.08cm">
          <text:p text:style-name="P21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055cm" svg:y="3.492cm">
          <text:p text:style-name="P21"><text:span text:style-name="T15">2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655cm" svg:y="4.592cm">
          <text:p text:style-name="P21"><text:span text:style-name="T15">2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287cm" svg:y="3.175cm">
          <text:p text:style-name="P21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087cm" svg:y="4.375cm">
          <text:p text:style-name="P21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737cm" svg:y="4.762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8.732cm" svg:y="5.397cm">
          <text:p text:style-name="P21"><text:span text:style-name="T15">2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7.145cm" svg:y="5.08cm">
          <text:p text:style-name="P21"><text:span text:style-name="T15">1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685cm" svg:y="6.668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567cm" svg:y="7.72cm">
          <text:p text:style-name="P21"><text:span text:style-name="T15">3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537cm" svg:y="8.573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1.907cm" svg:y="9.525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927cm" svg:y="8.155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075cm" svg:y="9.108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557cm" svg:y="10.478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51cm" svg:y="11.865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705cm" svg:y="9.2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335cm" svg:y="9.207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085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99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007cm" svg:y="6.0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895cm" svg:y="5.7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9cm" svg:y="7.62cm">
          <text:p text:style-name="P21"><text:span text:style-name="T15">3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747cm" svg:y="8.573cm">
          <text:p text:style-name="P21"><text:span text:style-name="T15">2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06cm" svg:y="9.3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725cm" svg:y="10.06cm">
          <text:p text:style-name="P21"><text:span text:style-name="T15">2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33cm" svg:y="11.33cm">
          <text:p text:style-name="P21"><text:span text:style-name="T15">4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38cm" svg:y="6.88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6.032cm" svg:y="8.25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715cm" svg:y="9.007cm">
          <text:p text:style-name="P21"><text:span text:style-name="T15">1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4.762cm" svg:y="10.06cm">
          <text:p text:style-name="P21"><text:span text:style-name="T15">41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5.932cm" svg:height="1.587cm" svg:x="21.907cm" svg:y="0.1cm">
          <text:p text:style-name="P7"><text:span text:style-name="T2">Total flow: 1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969cm" svg:y="5.196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164cm" svg:y="5.831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</draw:page>
      <draw:page draw:name="page35" draw:style-name="dp1" draw:master-page-name="Default">
        <draw:path draw:style-name="gr25" draw:text-style-name="P1" draw:layer="layout" svg:width="1.6cm" svg:height="4.483cm" draw:transform="rotate (0.726755100530439) translate (2.844cm 7.923cm)" svg:viewBox="0 0 1601 4484" svg:d="M0 0c580 2215 2161 2347 1397 4484">
          <text:p/>
        </draw:path>
        <draw:path draw:style-name="gr25" draw:text-style-name="P1" draw:layer="layout" svg:width="3.295cm" svg:height="2.504cm" draw:transform="rotate (0.726755100530439) translate (8.442cm 10.981cm)" svg:viewBox="0 0 3296 2505" svg:d="M0 0c2040 271 2066 719 3296 2505">
          <text:p/>
        </draw:path>
        <draw:path draw:style-name="gr25" draw:text-style-name="P1" draw:layer="layout" svg:width="4.296cm" svg:height="4.244cm" draw:transform="skewX (1.02114420597544E-016) rotate (0.726755100530439) translate (15.862cm 6.971cm)" svg:viewBox="0 0 4297 4245" svg:d="M0 0c2769 1187 3322 2952 4297 4245">
          <text:p/>
        </draw:path>
        <draw:path draw:style-name="gr25" draw:text-style-name="P1" draw:layer="layout" svg:width="1.501cm" svg:height="3.578cm" draw:transform="rotate (0.726755100530439) translate (9.82147610979947cm 8.78571304057179cm)" svg:viewBox="0 0 1502 3579" svg:d="M1502 3579c-1926-2135-1520-2894-1335-3579">
          <text:p/>
        </draw:path>
        <draw:path draw:style-name="gr45" draw:text-style-name="P1" draw:layer="layout" svg:width="4.033cm" svg:height="0.719cm" draw:transform="rotate (0.726755100530439) translate (2.06159067816137cm 6.44691171739232cm)" svg:viewBox="0 0 4034 720" svg:d="M0 720c1081-738 2637-1054 4034-238">
          <text:p/>
        </draw:path>
        <draw:path draw:style-name="gr25" draw:text-style-name="P1" draw:layer="layout" svg:width="4.27cm" svg:height="0.558cm" draw:transform="rotate (0.726755100530439) translate (3.15804884887306cm 7.28293428496948cm)" svg:viewBox="0 0 4271 559" svg:d="M4271 0c-2188 1027-2900 395-4271 26">
          <text:p/>
        </draw:path>
        <draw:custom-shape draw:style-name="gr38" draw:text-style-name="P22" draw:layer="layout" svg:width="0.635cm" svg:height="0.318cm" svg:x="2.54cm" svg:y="5.714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197cm" svg:y="5.815cm">
          <text:p text:style-name="P21"><text:span text:style-name="T15">17</text:span></text:p>
          <draw:enhanced-geometry svg:viewBox="0 0 21600 21600" draw:type="rectangle" draw:enhanced-path="M 0 0 L 21600 0 21600 21600 0 21600 0 0 Z N"/>
        </draw:custom-shape>
        <draw:path draw:style-name="gr25" draw:text-style-name="P1" draw:layer="layout" svg:width="2.636cm" svg:height="1.212cm" draw:transform="rotate (0.726755100530439) translate (8.50090095691477cm 6.71334448576708cm)" svg:viewBox="0 0 2637 1213" svg:d="M0 1213c422-474 1029-1634 2637-1054">
          <text:p/>
        </draw:path>
        <draw:path draw:style-name="gr25" draw:text-style-name="P1" draw:layer="layout" svg:width="2.399cm" svg:height="1.264cm" draw:transform="rotate (0.726755100530439) translate (6.46146627686726cm 9.84961426667834cm)" svg:viewBox="0 0 2400 1265" svg:d="M0 1265c422-475 1055-1187 2400-1265">
          <text:p/>
        </draw:path>
        <draw:path draw:style-name="gr25" draw:text-style-name="P1" draw:layer="layout" svg:width="2.373cm" svg:height="1.768cm" draw:transform="rotate (0.726755100530439) translate (12.6769050701788cm 9.25631836917727cm)" svg:viewBox="0 0 2374 1769" svg:d="M0 1769c422-475 1003-2084 2374-1714">
          <text:p/>
        </draw:path>
        <draw:path draw:style-name="gr25" draw:text-style-name="P1" draw:layer="layout" svg:width="4.008cm" svg:height="0.802cm" draw:transform="rotate (0.726755100530439) translate (18.8335161285384cm 10.5129669172615cm)" svg:viewBox="0 0 4009 803" svg:d="M0 803c422-475 2637-1055 4009-686">
          <text:p/>
        </draw:path>
        <draw:path draw:style-name="gr25" draw:text-style-name="P1" draw:layer="layout" svg:width="4.454cm" svg:height="0.919cm" draw:transform="rotate (0.726755100530439) translate (19.8473358857861cm 10.8973736084194cm)" svg:viewBox="0 0 4455 920" svg:d="M4455 0c-2188 1027-3084 1081-4455 711">
          <text:p/>
        </draw:path>
        <draw:path draw:style-name="gr25" draw:text-style-name="P1" draw:layer="layout" svg:width="2.425cm" svg:height="0.982cm" draw:transform="rotate (0.726755100530439) translate (9.41732666533314cm 6.59163111850407cm)" svg:viewBox="0 0 2426 983" svg:d="M2426 0c-844 949-1055 1186-2426 817">
          <text:p/>
        </draw:path>
        <draw:path draw:style-name="gr25" draw:text-style-name="P1" draw:layer="layout" svg:width="2.188cm" svg:height="1.026cm" draw:transform="rotate (0.726755100530439) translate (7.78937392512589cm 9.80922003517707cm)" svg:viewBox="0 0 2189 1027" svg:d="M2189 0c-844 949-703 941-2189 1027">
          <text:p/>
        </draw:path>
        <draw:path draw:style-name="gr25" draw:text-style-name="P1" draw:layer="layout" svg:width="2.187cm" svg:height="1.451cm" draw:transform="rotate (0.726755100530439) translate (13.4044622968827cm 8.97414146466439cm)" svg:viewBox="0 0 2188 1452" svg:d="M2188 0c-532 1226-979 1252-2188 1452">
          <text:p/>
        </draw:path>
        <draw:path draw:style-name="gr25" draw:text-style-name="P1" draw:layer="layout" svg:width="2.425cm" svg:height="0.981cm" draw:transform="rotate (0.726755100530439) translate (15.6497681566272cm 6.0571276834357cm)" svg:viewBox="0 0 2426 982" svg:d="M2426 0c-844 949-1055 1185-2426 816">
          <text:p/>
        </draw:path>
        <draw:path draw:style-name="gr47" draw:text-style-name="P1" draw:layer="layout" svg:width="4.033cm" svg:height="3.586cm" draw:transform="rotate (0.726755100530439) translate (2.857cm 7.62cm)" svg:viewBox="0 0 4034 3587" svg:d="M0 0c2769 1187 3059 2294 4034 3587">
          <text:p/>
        </draw:path>
        <draw:path draw:style-name="gr47" draw:text-style-name="P1" draw:layer="layout" svg:width="2.686cm" svg:height="2.232cm" draw:transform="rotate (0.726755100530439) translate (6.985cm 4.127cm)" svg:viewBox="0 0 2687 2233" svg:d="M0 0c1608 580 2398 1126 2687 2233">
          <text:p/>
        </draw:path>
        <draw:path draw:style-name="gr47" draw:text-style-name="P1" draw:layer="layout" svg:width="4.217cm" svg:height="2.9cm" draw:transform="rotate (0.726755100530439) translate (11.747cm 4.11cm)" svg:viewBox="0 0 4218 2901" svg:d="M0 0c2769 1187 3243 1608 4218 2901">
          <text:p/>
        </draw:path>
        <draw:path draw:style-name="gr47" draw:text-style-name="P1" draw:layer="layout" svg:width="1.37cm" svg:height="4.666cm" draw:transform="rotate (0.726755100530439) translate (18.415cm 3.91cm)" svg:viewBox="0 0 1371 4667" svg:d="M0 0c1713 2373 1556 3507 949 4667">
          <text:p/>
        </draw:path>
        <draw:path draw:style-name="gr25" draw:text-style-name="P1" draw:layer="layout" svg:width="2.662cm" svg:height="3.215cm" draw:transform="rotate (0.726755100530439) translate (14.288cm 10.796cm)" svg:viewBox="0 0 2663 3216" svg:d="M0 0c2584 1871 2136 1898 2663 3216">
          <text:p/>
        </draw:path>
        <draw:path draw:style-name="gr25" draw:text-style-name="P1" draw:layer="layout" svg:width="1.248cm" svg:height="3.532cm" draw:transform="rotate (0.726755100530439) translate (9.842cm 8.255cm)" svg:viewBox="0 0 1249 3533" svg:d="M0 0c1898 1688 1054 2637 1107 3533">
          <text:p/>
        </draw:path>
        <draw:path draw:style-name="gr45" draw:text-style-name="P1" draw:layer="layout" svg:width="0.48cm" svg:height="3.374cm" draw:transform="rotate (0.726755100530439) translate (6.64728992703064cm 4.46252404381854cm)" svg:viewBox="0 0 481 3375" svg:d="M26 0c791 1977 396 2901-26 3375">
          <text:p/>
        </draw:path>
        <draw:path draw:style-name="gr25" draw:text-style-name="P1" draw:layer="layout" svg:width="1.163cm" svg:height="2.636cm" draw:transform="rotate (0.726755100530439) translate (12.165cm 4.862cm)" svg:viewBox="0 0 1164 2637" svg:d="M0 0c738 1081 1441 1573 1054 2637">
          <text:p/>
        </draw:path>
        <draw:path draw:style-name="gr25" draw:text-style-name="P1" draw:layer="layout" svg:width="0.584cm" svg:height="4.93cm" draw:transform="rotate (0.726755100530439) translate (15.557cm 7.302cm)" svg:viewBox="0 0 585 4931" svg:d="M0 0c738 1081 711 4457 290 4931">
          <text:p/>
        </draw:path>
        <draw:path draw:style-name="gr25" draw:text-style-name="P1" draw:layer="layout" svg:width="2.661cm" svg:height="3.216cm" draw:transform="rotate (0.726755100530439) translate (14.505cm 11.33cm)" svg:viewBox="0 0 2662 3217" svg:d="M2662 3217c-1898-1688-2108-1450-2662-3217">
          <text:p/>
        </draw:path>
        <draw:path draw:style-name="gr25" draw:text-style-name="P1" draw:layer="layout" svg:width="3.971cm" svg:height="3.175cm" draw:transform="rotate (0.726755100530439) translate (8.573cm 11.496cm)" svg:viewBox="0 0 3972 3176" svg:d="M3972 3176c-1898-1688-3418-1409-3972-3176">
          <text:p/>
        </draw:path>
        <draw:path draw:style-name="gr25" draw:text-style-name="P1" draw:layer="layout" svg:width="1.599cm" svg:height="4.925cm" draw:transform="rotate (0.726755100530439) translate (2.93286171317628cm 8.39346112785382cm)" svg:viewBox="0 0 1600 4926" svg:d="M1600 4926c-1476-2162-1699-3344-1568-4926">
          <text:p/>
        </draw:path>
        <draw:path draw:style-name="gr25" draw:text-style-name="P1" draw:layer="layout" svg:width="4.499cm" svg:height="4.493cm" draw:transform="rotate (0.726755100530439) translate (16.193cm 7.251cm)" svg:viewBox="0 0 4500 4494" svg:d="M4500 4494c-1635-1029-3946-2727-4500-4494">
          <text:p/>
        </draw:path>
        <draw:path draw:style-name="gr25" draw:text-style-name="P1" draw:layer="layout" svg:width="3.725cm" svg:height="2.498cm" draw:transform="rotate (0.726755100530439) translate (10.16cm 7.91cm)" svg:viewBox="0 0 3726 2499" svg:d="M3726 2499c-1634-1029-2031-106-3726-2499">
          <text:p/>
        </draw:path>
        <draw:path draw:style-name="gr25" draw:text-style-name="P1" draw:layer="layout" svg:width="4.014cm" svg:height="3.605cm" draw:transform="rotate (0.726755100530439) translate (3.175cm 7.91cm)" svg:viewBox="0 0 4015 3606" svg:d="M4015 3606c-1845-791-2320-1213-4015-3606">
          <text:p/>
        </draw:path>
        <draw:path draw:style-name="gr25" draw:text-style-name="P1" draw:layer="layout" svg:width="2.668cm" svg:height="2.254cm" draw:transform="rotate (0.726755100530439) translate (7.302cm 4.433cm)" svg:viewBox="0 0 2669 2255" svg:d="M2669 2255c-1134-159-2294-765-2669-2255">
          <text:p/>
        </draw:path>
        <draw:path draw:style-name="gr25" draw:text-style-name="P1" draw:layer="layout" svg:width="3.968cm" svg:height="2.703cm" draw:transform="rotate (0.726755100530439) translate (12.382cm 4.445cm)" svg:viewBox="0 0 3969 2704" svg:d="M3969 2704c-1134-158-3594-1214-3969-2704">
          <text:p/>
        </draw:path>
        <draw:path draw:style-name="gr25" draw:text-style-name="P1" draw:layer="layout" svg:width="1.286cm" svg:height="4.429cm" draw:transform="rotate (0.726755100530439) translate (18.3198159681709cm 4.74662724350089cm)" svg:viewBox="0 0 1287 4430" svg:d="M1287 4430c-1556-3507-1345-3745-1160-4430">
          <text:p/>
        </draw:path>
        <draw:path draw:style-name="gr25" draw:text-style-name="P1" draw:layer="layout" svg:width="0.54cm" svg:height="4.93cm" draw:transform="rotate (0.726755100530439) translate (15.3687547793415cm 8.10436708689914cm)" svg:viewBox="0 0 541 4931" svg:d="M541 4931c-870-3322-474-4246-289-4931">
          <text:p/>
        </draw:path>
        <draw:path draw:style-name="gr25" draw:text-style-name="P1" draw:layer="layout" svg:width="1.086cm" svg:height="2.785cm" draw:transform="rotate (0.726755100530439) translate (11.9411822268689cm 5.30708523840763cm)" svg:viewBox="0 0 1087 2786" svg:d="M1087 2786c-1424-1265-1106-2101-921-2786">
          <text:p/>
        </draw:path>
        <draw:path draw:style-name="gr47" draw:text-style-name="P1" draw:layer="layout" svg:width="0.439cm" svg:height="3.377cm" draw:transform="rotate (0.726755100530439) translate (6.31615243711787cm 5.38791170814925cm)" svg:viewBox="0 0 440 3378" svg:d="M440 3378c-790-1978-312-2693-127-3378">
          <text:p/>
        </draw:path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0.635cm" svg:height="0.317cm" svg:x="6.567cm" svg:y="5.815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62cm" svg:y="5.08cm">
          <text:p text:style-name="P21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055cm" svg:y="3.492cm">
          <text:p text:style-name="P21"><text:span text:style-name="T15">2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655cm" svg:y="4.592cm">
          <text:p text:style-name="P21"><text:span text:style-name="T15">2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287cm" svg:y="3.175cm">
          <text:p text:style-name="P21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087cm" svg:y="4.375cm">
          <text:p text:style-name="P21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737cm" svg:y="4.762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8.732cm" svg:y="5.397cm">
          <text:p text:style-name="P21"><text:span text:style-name="T15">2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7.145cm" svg:y="5.08cm">
          <text:p text:style-name="P21"><text:span text:style-name="T15">1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685cm" svg:y="6.668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567cm" svg:y="7.72cm">
          <text:p text:style-name="P21"><text:span text:style-name="T15">3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537cm" svg:y="8.573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1.907cm" svg:y="9.525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927cm" svg:y="8.155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075cm" svg:y="9.108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557cm" svg:y="10.478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51cm" svg:y="11.865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705cm" svg:y="9.2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335cm" svg:y="9.207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085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99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007cm" svg:y="6.0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895cm" svg:y="5.7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9cm" svg:y="7.62cm">
          <text:p text:style-name="P21"><text:span text:style-name="T15">3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747cm" svg:y="8.573cm">
          <text:p text:style-name="P21"><text:span text:style-name="T15">2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06cm" svg:y="9.3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725cm" svg:y="10.06cm">
          <text:p text:style-name="P21"><text:span text:style-name="T15">2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33cm" svg:y="11.33cm">
          <text:p text:style-name="P21"><text:span text:style-name="T15">4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38cm" svg:y="6.88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6.032cm" svg:y="8.25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715cm" svg:y="9.007cm">
          <text:p text:style-name="P21"><text:span text:style-name="T15">1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4.762cm" svg:y="10.06cm">
          <text:p text:style-name="P21"><text:span text:style-name="T15">41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5.932cm" svg:height="1.587cm" svg:x="21.907cm" svg:y="0.1cm">
          <text:p text:style-name="P7"><text:span text:style-name="T2">Total flow: 18</text:span></text:p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7.837cm" svg:height="1.587cm" svg:x="20.002cm" svg:y="13.97cm">
          <text:p text:style-name="P25"><text:span text:style-name="T17">Increase potential: 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969cm" svg:y="5.196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164cm" svg:y="5.831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</draw:page>
      <draw:page draw:name="page36" draw:style-name="dp1" draw:master-page-name="Default">
        <draw:path draw:style-name="gr25" draw:text-style-name="P1" draw:layer="layout" svg:width="1.6cm" svg:height="4.483cm" draw:transform="rotate (0.726755100530439) translate (2.844cm 7.923cm)" svg:viewBox="0 0 1601 4484" svg:d="M0 0c580 2215 2161 2347 1397 4484">
          <text:p/>
        </draw:path>
        <draw:path draw:style-name="gr25" draw:text-style-name="P1" draw:layer="layout" svg:width="3.295cm" svg:height="2.504cm" draw:transform="rotate (0.726755100530439) translate (8.442cm 10.981cm)" svg:viewBox="0 0 3296 2505" svg:d="M0 0c2040 271 2066 719 3296 2505">
          <text:p/>
        </draw:path>
        <draw:path draw:style-name="gr25" draw:text-style-name="P1" draw:layer="layout" svg:width="4.296cm" svg:height="4.244cm" draw:transform="skewX (1.02114420597544E-016) rotate (0.726755100530439) translate (15.862cm 6.971cm)" svg:viewBox="0 0 4297 4245" svg:d="M0 0c2769 1187 3322 2952 4297 4245">
          <text:p/>
        </draw:path>
        <draw:path draw:style-name="gr25" draw:text-style-name="P1" draw:layer="layout" svg:width="1.501cm" svg:height="3.578cm" draw:transform="rotate (0.726755100530439) translate (9.82147610979947cm 8.78571304057179cm)" svg:viewBox="0 0 1502 3579" svg:d="M1502 3579c-1926-2135-1520-2894-1335-3579">
          <text:p/>
        </draw:path>
        <draw:path draw:style-name="gr45" draw:text-style-name="P1" draw:layer="layout" svg:width="4.033cm" svg:height="0.719cm" draw:transform="rotate (0.726755100530439) translate (2.06159067816137cm 6.44691171739232cm)" svg:viewBox="0 0 4034 720" svg:d="M0 720c1081-738 2637-1054 4034-238">
          <text:p/>
        </draw:path>
        <draw:path draw:style-name="gr25" draw:text-style-name="P1" draw:layer="layout" svg:width="4.27cm" svg:height="0.558cm" draw:transform="rotate (0.726755100530439) translate (3.15804884887306cm 7.28293428496948cm)" svg:viewBox="0 0 4271 559" svg:d="M4271 0c-2188 1027-2900 395-4271 26">
          <text:p/>
        </draw:path>
        <draw:line draw:style-name="gr43" draw:text-style-name="P1" draw:layer="layout" svg:x1="6.35cm" svg:y1="4.127cm" svg:x2="2.222cm" svg:y2="7.62cm">
          <text:p/>
        </draw:line>
        <draw:line draw:style-name="gr43" draw:text-style-name="P1" draw:layer="layout" svg:x1="6.35cm" svg:y1="4.128cm" svg:x2="9.207cm" svg:y2="7.937cm">
          <text:p/>
        </draw:line>
        <draw:line draw:style-name="gr48" draw:text-style-name="P1" draw:layer="layout" svg:x1="7.62cm" svg:y1="11.112cm" svg:x2="2.222cm" svg:y2="7.621cm">
          <text:p/>
        </draw:line>
        <draw:line draw:style-name="gr48" draw:text-style-name="P1" draw:layer="layout" svg:x1="7.621cm" svg:y1="11.113cm" svg:x2="13.652cm" svg:y2="10.795cm">
          <text:p/>
        </draw:line>
        <draw:line draw:style-name="gr48" draw:text-style-name="P1" draw:layer="layout" svg:x1="9.207cm" svg:y1="7.937cm" svg:x2="13.653cm" svg:y2="10.795cm">
          <text:p/>
        </draw:line>
        <draw:line draw:style-name="gr34" draw:text-style-name="P1" draw:layer="layout" svg:x1="6.35cm" svg:y1="4.127cm" svg:x2="11.431cm" svg:y2="4.445cm">
          <text:p/>
        </draw:line>
        <draw:line draw:style-name="gr34" draw:text-style-name="P1" draw:layer="layout" svg:x1="17.78cm" svg:y1="3.81cm" svg:x2="11.432cm" svg:y2="4.445cm">
          <text:p/>
        </draw:line>
        <draw:line draw:style-name="gr43" draw:text-style-name="P1" draw:layer="layout" svg:x1="15.24cm" svg:y1="6.986cm" svg:x2="9.207cm" svg:y2="7.937cm">
          <text:p/>
        </draw:line>
        <draw:line draw:style-name="gr43" draw:text-style-name="P1" draw:layer="layout" svg:x1="15.243cm" svg:y1="6.987cm" svg:x2="17.78cm" svg:y2="3.81cm">
          <text:p/>
        </draw:line>
        <draw:line draw:style-name="gr48" draw:text-style-name="P1" draw:layer="layout" svg:x1="15.243cm" svg:y1="6.987cm" svg:x2="22.86cm" svg:y2="7.62cm">
          <text:p/>
        </draw:line>
        <draw:line draw:style-name="gr43" draw:text-style-name="P1" draw:layer="layout" svg:x1="22.86cm" svg:y1="7.621cm" svg:x2="17.78cm" svg:y2="3.81cm">
          <text:p/>
        </draw:line>
        <draw:line draw:style-name="gr34" draw:text-style-name="P1" draw:layer="layout" svg:x1="2.222cm" svg:y1="7.62cm" svg:x2="9.208cm" svg:y2="7.938cm">
          <text:p/>
        </draw:line>
        <draw:custom-shape draw:style-name="gr38" draw:text-style-name="P22" draw:layer="layout" svg:width="0.635cm" svg:height="0.318cm" svg:x="2.54cm" svg:y="5.714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197cm" svg:y="5.815cm">
          <text:p text:style-name="P21"><text:span text:style-name="T15">17</text:span></text:p>
          <draw:enhanced-geometry svg:viewBox="0 0 21600 21600" draw:type="rectangle" draw:enhanced-path="M 0 0 L 21600 0 21600 21600 0 21600 0 0 Z N"/>
        </draw:custom-shape>
        <draw:path draw:style-name="gr25" draw:text-style-name="P1" draw:layer="layout" svg:width="2.636cm" svg:height="1.212cm" draw:transform="rotate (0.726755100530439) translate (8.50090095691477cm 6.71334448576708cm)" svg:viewBox="0 0 2637 1213" svg:d="M0 1213c422-474 1029-1634 2637-1054">
          <text:p/>
        </draw:path>
        <draw:path draw:style-name="gr25" draw:text-style-name="P1" draw:layer="layout" svg:width="2.399cm" svg:height="1.264cm" draw:transform="rotate (0.726755100530439) translate (6.46146627686726cm 9.84961426667834cm)" svg:viewBox="0 0 2400 1265" svg:d="M0 1265c422-475 1055-1187 2400-1265">
          <text:p/>
        </draw:path>
        <draw:path draw:style-name="gr25" draw:text-style-name="P1" draw:layer="layout" svg:width="2.373cm" svg:height="1.768cm" draw:transform="rotate (0.726755100530439) translate (12.6769050701788cm 9.25631836917727cm)" svg:viewBox="0 0 2374 1769" svg:d="M0 1769c422-475 1003-2084 2374-1714">
          <text:p/>
        </draw:path>
        <draw:path draw:style-name="gr25" draw:text-style-name="P1" draw:layer="layout" svg:width="4.008cm" svg:height="0.802cm" draw:transform="rotate (0.726755100530439) translate (18.8335161285384cm 10.5129669172615cm)" svg:viewBox="0 0 4009 803" svg:d="M0 803c422-475 2637-1055 4009-686">
          <text:p/>
        </draw:path>
        <draw:path draw:style-name="gr25" draw:text-style-name="P1" draw:layer="layout" svg:width="4.454cm" svg:height="0.919cm" draw:transform="rotate (0.726755100530439) translate (19.8473358857861cm 10.8973736084194cm)" svg:viewBox="0 0 4455 920" svg:d="M4455 0c-2188 1027-3084 1081-4455 711">
          <text:p/>
        </draw:path>
        <draw:path draw:style-name="gr25" draw:text-style-name="P1" draw:layer="layout" svg:width="2.425cm" svg:height="0.982cm" draw:transform="rotate (0.726755100530439) translate (9.41732666533314cm 6.59163111850407cm)" svg:viewBox="0 0 2426 983" svg:d="M2426 0c-844 949-1055 1186-2426 817">
          <text:p/>
        </draw:path>
        <draw:path draw:style-name="gr25" draw:text-style-name="P1" draw:layer="layout" svg:width="2.188cm" svg:height="1.026cm" draw:transform="rotate (0.726755100530439) translate (7.78937392512589cm 9.80922003517707cm)" svg:viewBox="0 0 2189 1027" svg:d="M2189 0c-844 949-703 941-2189 1027">
          <text:p/>
        </draw:path>
        <draw:path draw:style-name="gr25" draw:text-style-name="P1" draw:layer="layout" svg:width="2.187cm" svg:height="1.451cm" draw:transform="rotate (0.726755100530439) translate (13.4044622968827cm 8.97414146466439cm)" svg:viewBox="0 0 2188 1452" svg:d="M2188 0c-532 1226-979 1252-2188 1452">
          <text:p/>
        </draw:path>
        <draw:path draw:style-name="gr25" draw:text-style-name="P1" draw:layer="layout" svg:width="2.425cm" svg:height="0.981cm" draw:transform="rotate (0.726755100530439) translate (15.6497681566272cm 6.0571276834357cm)" svg:viewBox="0 0 2426 982" svg:d="M2426 0c-844 949-1055 1185-2426 816">
          <text:p/>
        </draw:path>
        <draw:path draw:style-name="gr47" draw:text-style-name="P1" draw:layer="layout" svg:width="4.033cm" svg:height="3.586cm" draw:transform="rotate (0.726755100530439) translate (2.857cm 7.62cm)" svg:viewBox="0 0 4034 3587" svg:d="M0 0c2769 1187 3059 2294 4034 3587">
          <text:p/>
        </draw:path>
        <draw:path draw:style-name="gr47" draw:text-style-name="P1" draw:layer="layout" svg:width="2.686cm" svg:height="2.232cm" draw:transform="rotate (0.726755100530439) translate (6.985cm 4.127cm)" svg:viewBox="0 0 2687 2233" svg:d="M0 0c1608 580 2398 1126 2687 2233">
          <text:p/>
        </draw:path>
        <draw:path draw:style-name="gr47" draw:text-style-name="P1" draw:layer="layout" svg:width="4.217cm" svg:height="2.9cm" draw:transform="rotate (0.726755100530439) translate (11.747cm 4.11cm)" svg:viewBox="0 0 4218 2901" svg:d="M0 0c2769 1187 3243 1608 4218 2901">
          <text:p/>
        </draw:path>
        <draw:path draw:style-name="gr47" draw:text-style-name="P1" draw:layer="layout" svg:width="1.37cm" svg:height="4.666cm" draw:transform="rotate (0.726755100530439) translate (18.415cm 3.91cm)" svg:viewBox="0 0 1371 4667" svg:d="M0 0c1713 2373 1556 3507 949 4667">
          <text:p/>
        </draw:path>
        <draw:path draw:style-name="gr25" draw:text-style-name="P1" draw:layer="layout" svg:width="2.662cm" svg:height="3.215cm" draw:transform="rotate (0.726755100530439) translate (14.288cm 10.796cm)" svg:viewBox="0 0 2663 3216" svg:d="M0 0c2584 1871 2136 1898 2663 3216">
          <text:p/>
        </draw:path>
        <draw:path draw:style-name="gr25" draw:text-style-name="P1" draw:layer="layout" svg:width="1.248cm" svg:height="3.532cm" draw:transform="rotate (0.726755100530439) translate (9.842cm 8.255cm)" svg:viewBox="0 0 1249 3533" svg:d="M0 0c1898 1688 1054 2637 1107 3533">
          <text:p/>
        </draw:path>
        <draw:path draw:style-name="gr45" draw:text-style-name="P1" draw:layer="layout" svg:width="0.48cm" svg:height="3.374cm" draw:transform="rotate (0.726755100530439) translate (6.64728992703064cm 4.46252404381854cm)" svg:viewBox="0 0 481 3375" svg:d="M26 0c791 1977 396 2901-26 3375">
          <text:p/>
        </draw:path>
        <draw:path draw:style-name="gr25" draw:text-style-name="P1" draw:layer="layout" svg:width="1.163cm" svg:height="2.636cm" draw:transform="rotate (0.726755100530439) translate (12.165cm 4.862cm)" svg:viewBox="0 0 1164 2637" svg:d="M0 0c738 1081 1441 1573 1054 2637">
          <text:p/>
        </draw:path>
        <draw:path draw:style-name="gr25" draw:text-style-name="P1" draw:layer="layout" svg:width="0.584cm" svg:height="4.93cm" draw:transform="rotate (0.726755100530439) translate (15.557cm 7.302cm)" svg:viewBox="0 0 585 4931" svg:d="M0 0c738 1081 711 4457 290 4931">
          <text:p/>
        </draw:path>
        <draw:path draw:style-name="gr25" draw:text-style-name="P1" draw:layer="layout" svg:width="2.661cm" svg:height="3.216cm" draw:transform="rotate (0.726755100530439) translate (14.505cm 11.33cm)" svg:viewBox="0 0 2662 3217" svg:d="M2662 3217c-1898-1688-2108-1450-2662-3217">
          <text:p/>
        </draw:path>
        <draw:path draw:style-name="gr25" draw:text-style-name="P1" draw:layer="layout" svg:width="3.971cm" svg:height="3.175cm" draw:transform="rotate (0.726755100530439) translate (8.573cm 11.496cm)" svg:viewBox="0 0 3972 3176" svg:d="M3972 3176c-1898-1688-3418-1409-3972-3176">
          <text:p/>
        </draw:path>
        <draw:path draw:style-name="gr25" draw:text-style-name="P1" draw:layer="layout" svg:width="1.599cm" svg:height="4.925cm" draw:transform="rotate (0.726755100530439) translate (2.93286171317628cm 8.39346112785382cm)" svg:viewBox="0 0 1600 4926" svg:d="M1600 4926c-1476-2162-1699-3344-1568-4926">
          <text:p/>
        </draw:path>
        <draw:path draw:style-name="gr25" draw:text-style-name="P1" draw:layer="layout" svg:width="4.499cm" svg:height="4.493cm" draw:transform="rotate (0.726755100530439) translate (16.193cm 7.251cm)" svg:viewBox="0 0 4500 4494" svg:d="M4500 4494c-1635-1029-3946-2727-4500-4494">
          <text:p/>
        </draw:path>
        <draw:path draw:style-name="gr25" draw:text-style-name="P1" draw:layer="layout" svg:width="3.725cm" svg:height="2.498cm" draw:transform="rotate (0.726755100530439) translate (10.16cm 7.91cm)" svg:viewBox="0 0 3726 2499" svg:d="M3726 2499c-1634-1029-2031-106-3726-2499">
          <text:p/>
        </draw:path>
        <draw:path draw:style-name="gr25" draw:text-style-name="P1" draw:layer="layout" svg:width="4.014cm" svg:height="3.605cm" draw:transform="rotate (0.726755100530439) translate (3.175cm 7.91cm)" svg:viewBox="0 0 4015 3606" svg:d="M4015 3606c-1845-791-2320-1213-4015-3606">
          <text:p/>
        </draw:path>
        <draw:path draw:style-name="gr25" draw:text-style-name="P1" draw:layer="layout" svg:width="2.668cm" svg:height="2.254cm" draw:transform="rotate (0.726755100530439) translate (7.302cm 4.433cm)" svg:viewBox="0 0 2669 2255" svg:d="M2669 2255c-1134-159-2294-765-2669-2255">
          <text:p/>
        </draw:path>
        <draw:path draw:style-name="gr25" draw:text-style-name="P1" draw:layer="layout" svg:width="3.968cm" svg:height="2.703cm" draw:transform="rotate (0.726755100530439) translate (12.382cm 4.445cm)" svg:viewBox="0 0 3969 2704" svg:d="M3969 2704c-1134-158-3594-1214-3969-2704">
          <text:p/>
        </draw:path>
        <draw:path draw:style-name="gr25" draw:text-style-name="P1" draw:layer="layout" svg:width="1.286cm" svg:height="4.429cm" draw:transform="rotate (0.726755100530439) translate (18.3198159681709cm 4.74662724350089cm)" svg:viewBox="0 0 1287 4430" svg:d="M1287 4430c-1556-3507-1345-3745-1160-4430">
          <text:p/>
        </draw:path>
        <draw:path draw:style-name="gr25" draw:text-style-name="P1" draw:layer="layout" svg:width="0.54cm" svg:height="4.93cm" draw:transform="rotate (0.726755100530439) translate (15.3687547793415cm 8.10436708689914cm)" svg:viewBox="0 0 541 4931" svg:d="M541 4931c-870-3322-474-4246-289-4931">
          <text:p/>
        </draw:path>
        <draw:path draw:style-name="gr25" draw:text-style-name="P1" draw:layer="layout" svg:width="1.086cm" svg:height="2.785cm" draw:transform="rotate (0.726755100530439) translate (11.9411822268689cm 5.30708523840763cm)" svg:viewBox="0 0 1087 2786" svg:d="M1087 2786c-1424-1265-1106-2101-921-2786">
          <text:p/>
        </draw:path>
        <draw:path draw:style-name="gr47" draw:text-style-name="P1" draw:layer="layout" svg:width="0.439cm" svg:height="3.377cm" draw:transform="rotate (0.726755100530439) translate (6.31615243711787cm 5.38791170814925cm)" svg:viewBox="0 0 440 3378" svg:d="M440 3378c-790-1978-312-2693-127-3378">
          <text:p/>
        </draw:path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0.635cm" svg:height="0.317cm" svg:x="6.567cm" svg:y="5.815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62cm" svg:y="5.08cm">
          <text:p text:style-name="P21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055cm" svg:y="3.492cm">
          <text:p text:style-name="P21"><text:span text:style-name="T15">2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655cm" svg:y="4.592cm">
          <text:p text:style-name="P21"><text:span text:style-name="T15">2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287cm" svg:y="3.175cm">
          <text:p text:style-name="P21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087cm" svg:y="4.375cm">
          <text:p text:style-name="P21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737cm" svg:y="4.762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8.732cm" svg:y="5.397cm">
          <text:p text:style-name="P21"><text:span text:style-name="T15">2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7.145cm" svg:y="5.08cm">
          <text:p text:style-name="P21"><text:span text:style-name="T15">1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685cm" svg:y="6.668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567cm" svg:y="7.72cm">
          <text:p text:style-name="P21"><text:span text:style-name="T15">3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537cm" svg:y="8.573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1.907cm" svg:y="9.525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927cm" svg:y="8.155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075cm" svg:y="9.108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557cm" svg:y="10.478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51cm" svg:y="11.865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705cm" svg:y="9.2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335cm" svg:y="9.207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085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99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007cm" svg:y="6.0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895cm" svg:y="5.7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9cm" svg:y="7.62cm">
          <text:p text:style-name="P21"><text:span text:style-name="T15">3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747cm" svg:y="8.573cm">
          <text:p text:style-name="P21"><text:span text:style-name="T15">2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06cm" svg:y="9.3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725cm" svg:y="10.06cm">
          <text:p text:style-name="P21"><text:span text:style-name="T15">2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33cm" svg:y="11.33cm">
          <text:p text:style-name="P21"><text:span text:style-name="T15">4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38cm" svg:y="6.88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6.032cm" svg:y="8.25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715cm" svg:y="9.007cm">
          <text:p text:style-name="P21"><text:span text:style-name="T15">1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4.762cm" svg:y="10.06cm">
          <text:p text:style-name="P21"><text:span text:style-name="T15">41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5.932cm" svg:height="1.587cm" svg:x="21.907cm" svg:y="0.1cm">
          <text:p text:style-name="P7"><text:span text:style-name="T2">Total flow: 18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953cm" svg:height="0.953cm" draw:transform="rotate (-0.911934534167038) translate (4.571cm 4.989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2.61048896220792) translate (8.738cm 6.519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40760804173343) translate (12.67cm 6.885cm)">
          <text:p text:style-name="P27"><text:span text:style-name="T18">1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0.605105651666435) translate (16.417cm 4.762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2.30400914555771) translate (20.983cm 5.617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2.19841672581206) translate (5.812cm 9.38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46660017045083) translate (10.79cm 10.477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0.947539250907722) translate (10.476cm 9.326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68302099769813) translate (19.547cm 6.87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2" draw:text-style-name="P26" draw:layer="layout" svg:width="7.837cm" svg:height="1.587cm" svg:x="20.002cm" svg:y="13.97cm">
          <text:p text:style-name="P25"><text:span text:style-name="T17">Increase potential: 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969cm" svg:y="5.196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164cm" svg:y="5.831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</draw:page>
      <draw:page draw:name="page37" draw:style-name="dp1" draw:master-page-name="Default">
        <draw:path draw:style-name="gr25" draw:text-style-name="P1" draw:layer="layout" svg:width="1.6cm" svg:height="4.483cm" draw:transform="rotate (0.726755100530439) translate (2.844cm 7.923cm)" svg:viewBox="0 0 1601 4484" svg:d="M0 0c580 2215 2161 2347 1397 4484">
          <text:p/>
        </draw:path>
        <draw:path draw:style-name="gr25" draw:text-style-name="P1" draw:layer="layout" svg:width="3.295cm" svg:height="2.504cm" draw:transform="rotate (0.726755100530439) translate (8.442cm 10.981cm)" svg:viewBox="0 0 3296 2505" svg:d="M0 0c2040 271 2066 719 3296 2505">
          <text:p/>
        </draw:path>
        <draw:path draw:style-name="gr25" draw:text-style-name="P1" draw:layer="layout" svg:width="4.296cm" svg:height="4.244cm" draw:transform="skewX (1.02114420597544E-016) rotate (0.726755100530439) translate (15.862cm 6.971cm)" svg:viewBox="0 0 4297 4245" svg:d="M0 0c2769 1187 3322 2952 4297 4245">
          <text:p/>
        </draw:path>
        <draw:path draw:style-name="gr25" draw:text-style-name="P1" draw:layer="layout" svg:width="1.501cm" svg:height="3.578cm" draw:transform="rotate (0.726755100530439) translate (9.82147610979947cm 8.78571304057179cm)" svg:viewBox="0 0 1502 3579" svg:d="M1502 3579c-1926-2135-1520-2894-1335-3579">
          <text:p/>
        </draw:path>
        <draw:path draw:style-name="gr45" draw:text-style-name="P1" draw:layer="layout" svg:width="4.033cm" svg:height="0.719cm" draw:transform="rotate (0.726755100530439) translate (2.06159067816137cm 6.44691171739232cm)" svg:viewBox="0 0 4034 720" svg:d="M0 720c1081-738 2637-1054 4034-238">
          <text:p/>
        </draw:path>
        <draw:path draw:style-name="gr25" draw:text-style-name="P1" draw:layer="layout" svg:width="4.27cm" svg:height="0.558cm" draw:transform="rotate (0.726755100530439) translate (3.15804884887306cm 7.28293428496948cm)" svg:viewBox="0 0 4271 559" svg:d="M4271 0c-2188 1027-2900 395-4271 26">
          <text:p/>
        </draw:path>
        <draw:line draw:style-name="gr43" draw:text-style-name="P1" draw:layer="layout" svg:x1="6.35cm" svg:y1="4.127cm" svg:x2="2.222cm" svg:y2="7.62cm">
          <text:p/>
        </draw:line>
        <draw:line draw:style-name="gr43" draw:text-style-name="P1" draw:layer="layout" svg:x1="6.35cm" svg:y1="4.128cm" svg:x2="9.207cm" svg:y2="7.937cm">
          <text:p/>
        </draw:line>
        <draw:line draw:style-name="gr48" draw:text-style-name="P1" draw:layer="layout" svg:x1="7.62cm" svg:y1="11.112cm" svg:x2="2.222cm" svg:y2="7.621cm">
          <text:p/>
        </draw:line>
        <draw:line draw:style-name="gr48" draw:text-style-name="P1" draw:layer="layout" svg:x1="7.621cm" svg:y1="11.113cm" svg:x2="13.652cm" svg:y2="10.795cm">
          <text:p/>
        </draw:line>
        <draw:line draw:style-name="gr48" draw:text-style-name="P1" draw:layer="layout" svg:x1="9.207cm" svg:y1="7.937cm" svg:x2="13.653cm" svg:y2="10.795cm">
          <text:p/>
        </draw:line>
        <draw:line draw:style-name="gr48" draw:text-style-name="P1" draw:layer="layout" svg:x1="6.35cm" svg:y1="4.127cm" svg:x2="11.431cm" svg:y2="4.445cm">
          <text:p/>
        </draw:line>
        <draw:line draw:style-name="gr48" draw:text-style-name="P1" draw:layer="layout" svg:x1="17.78cm" svg:y1="3.81cm" svg:x2="11.432cm" svg:y2="4.445cm">
          <text:p/>
        </draw:line>
        <draw:line draw:style-name="gr34" draw:text-style-name="P1" draw:layer="layout" svg:x1="15.24cm" svg:y1="6.985cm" svg:x2="11.432cm" svg:y2="4.446cm">
          <text:p/>
        </draw:line>
        <draw:line draw:style-name="gr43" draw:text-style-name="P1" draw:layer="layout" svg:x1="15.24cm" svg:y1="6.986cm" svg:x2="9.207cm" svg:y2="7.937cm">
          <text:p/>
        </draw:line>
        <draw:line draw:style-name="gr43" draw:text-style-name="P1" draw:layer="layout" svg:x1="15.243cm" svg:y1="6.987cm" svg:x2="17.78cm" svg:y2="3.81cm">
          <text:p/>
        </draw:line>
        <draw:line draw:style-name="gr48" draw:text-style-name="P1" draw:layer="layout" svg:x1="15.243cm" svg:y1="6.987cm" svg:x2="22.86cm" svg:y2="7.62cm">
          <text:p/>
        </draw:line>
        <draw:line draw:style-name="gr43" draw:text-style-name="P1" draw:layer="layout" svg:x1="22.86cm" svg:y1="7.621cm" svg:x2="17.78cm" svg:y2="3.81cm">
          <text:p/>
        </draw:line>
        <draw:line draw:style-name="gr48" draw:text-style-name="P1" draw:layer="layout" svg:x1="2.222cm" svg:y1="7.62cm" svg:x2="9.208cm" svg:y2="7.938cm">
          <text:p/>
        </draw:line>
        <draw:custom-shape draw:style-name="gr38" draw:text-style-name="P22" draw:layer="layout" svg:width="0.635cm" svg:height="0.318cm" svg:x="2.54cm" svg:y="5.714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197cm" svg:y="5.815cm">
          <text:p text:style-name="P21"><text:span text:style-name="T15">17</text:span></text:p>
          <draw:enhanced-geometry svg:viewBox="0 0 21600 21600" draw:type="rectangle" draw:enhanced-path="M 0 0 L 21600 0 21600 21600 0 21600 0 0 Z N"/>
        </draw:custom-shape>
        <draw:path draw:style-name="gr25" draw:text-style-name="P1" draw:layer="layout" svg:width="2.636cm" svg:height="1.212cm" draw:transform="rotate (0.726755100530439) translate (8.50090095691477cm 6.71334448576708cm)" svg:viewBox="0 0 2637 1213" svg:d="M0 1213c422-474 1029-1634 2637-1054">
          <text:p/>
        </draw:path>
        <draw:path draw:style-name="gr25" draw:text-style-name="P1" draw:layer="layout" svg:width="2.399cm" svg:height="1.264cm" draw:transform="rotate (0.726755100530439) translate (6.46146627686726cm 9.84961426667834cm)" svg:viewBox="0 0 2400 1265" svg:d="M0 1265c422-475 1055-1187 2400-1265">
          <text:p/>
        </draw:path>
        <draw:path draw:style-name="gr25" draw:text-style-name="P1" draw:layer="layout" svg:width="2.373cm" svg:height="1.768cm" draw:transform="rotate (0.726755100530439) translate (12.6769050701788cm 9.25631836917727cm)" svg:viewBox="0 0 2374 1769" svg:d="M0 1769c422-475 1003-2084 2374-1714">
          <text:p/>
        </draw:path>
        <draw:path draw:style-name="gr25" draw:text-style-name="P1" draw:layer="layout" svg:width="4.008cm" svg:height="0.802cm" draw:transform="rotate (0.726755100530439) translate (18.8335161285384cm 10.5129669172615cm)" svg:viewBox="0 0 4009 803" svg:d="M0 803c422-475 2637-1055 4009-686">
          <text:p/>
        </draw:path>
        <draw:path draw:style-name="gr25" draw:text-style-name="P1" draw:layer="layout" svg:width="4.454cm" svg:height="0.919cm" draw:transform="rotate (0.726755100530439) translate (19.8473358857861cm 10.8973736084194cm)" svg:viewBox="0 0 4455 920" svg:d="M4455 0c-2188 1027-3084 1081-4455 711">
          <text:p/>
        </draw:path>
        <draw:path draw:style-name="gr25" draw:text-style-name="P1" draw:layer="layout" svg:width="2.425cm" svg:height="0.982cm" draw:transform="rotate (0.726755100530439) translate (9.41732666533314cm 6.59163111850407cm)" svg:viewBox="0 0 2426 983" svg:d="M2426 0c-844 949-1055 1186-2426 817">
          <text:p/>
        </draw:path>
        <draw:path draw:style-name="gr25" draw:text-style-name="P1" draw:layer="layout" svg:width="2.188cm" svg:height="1.026cm" draw:transform="rotate (0.726755100530439) translate (7.78937392512589cm 9.80922003517707cm)" svg:viewBox="0 0 2189 1027" svg:d="M2189 0c-844 949-703 941-2189 1027">
          <text:p/>
        </draw:path>
        <draw:path draw:style-name="gr25" draw:text-style-name="P1" draw:layer="layout" svg:width="2.187cm" svg:height="1.451cm" draw:transform="rotate (0.726755100530439) translate (13.4044622968827cm 8.97414146466439cm)" svg:viewBox="0 0 2188 1452" svg:d="M2188 0c-532 1226-979 1252-2188 1452">
          <text:p/>
        </draw:path>
        <draw:path draw:style-name="gr25" draw:text-style-name="P1" draw:layer="layout" svg:width="2.425cm" svg:height="0.981cm" draw:transform="rotate (0.726755100530439) translate (15.6497681566272cm 6.0571276834357cm)" svg:viewBox="0 0 2426 982" svg:d="M2426 0c-844 949-1055 1185-2426 816">
          <text:p/>
        </draw:path>
        <draw:path draw:style-name="gr47" draw:text-style-name="P1" draw:layer="layout" svg:width="4.033cm" svg:height="3.586cm" draw:transform="rotate (0.726755100530439) translate (2.857cm 7.62cm)" svg:viewBox="0 0 4034 3587" svg:d="M0 0c2769 1187 3059 2294 4034 3587">
          <text:p/>
        </draw:path>
        <draw:path draw:style-name="gr47" draw:text-style-name="P1" draw:layer="layout" svg:width="2.686cm" svg:height="2.232cm" draw:transform="rotate (0.726755100530439) translate (6.985cm 4.127cm)" svg:viewBox="0 0 2687 2233" svg:d="M0 0c1608 580 2398 1126 2687 2233">
          <text:p/>
        </draw:path>
        <draw:path draw:style-name="gr47" draw:text-style-name="P1" draw:layer="layout" svg:width="4.217cm" svg:height="2.9cm" draw:transform="rotate (0.726755100530439) translate (11.747cm 4.11cm)" svg:viewBox="0 0 4218 2901" svg:d="M0 0c2769 1187 3243 1608 4218 2901">
          <text:p/>
        </draw:path>
        <draw:path draw:style-name="gr47" draw:text-style-name="P1" draw:layer="layout" svg:width="1.37cm" svg:height="4.666cm" draw:transform="rotate (0.726755100530439) translate (18.415cm 3.91cm)" svg:viewBox="0 0 1371 4667" svg:d="M0 0c1713 2373 1556 3507 949 4667">
          <text:p/>
        </draw:path>
        <draw:path draw:style-name="gr25" draw:text-style-name="P1" draw:layer="layout" svg:width="2.662cm" svg:height="3.215cm" draw:transform="rotate (0.726755100530439) translate (14.288cm 10.796cm)" svg:viewBox="0 0 2663 3216" svg:d="M0 0c2584 1871 2136 1898 2663 3216">
          <text:p/>
        </draw:path>
        <draw:path draw:style-name="gr25" draw:text-style-name="P1" draw:layer="layout" svg:width="1.248cm" svg:height="3.532cm" draw:transform="rotate (0.726755100530439) translate (9.842cm 8.255cm)" svg:viewBox="0 0 1249 3533" svg:d="M0 0c1898 1688 1054 2637 1107 3533">
          <text:p/>
        </draw:path>
        <draw:path draw:style-name="gr45" draw:text-style-name="P1" draw:layer="layout" svg:width="0.48cm" svg:height="3.374cm" draw:transform="rotate (0.726755100530439) translate (6.64728992703064cm 4.46252404381854cm)" svg:viewBox="0 0 481 3375" svg:d="M26 0c791 1977 396 2901-26 3375">
          <text:p/>
        </draw:path>
        <draw:path draw:style-name="gr25" draw:text-style-name="P1" draw:layer="layout" svg:width="1.163cm" svg:height="2.636cm" draw:transform="rotate (0.726755100530439) translate (12.165cm 4.862cm)" svg:viewBox="0 0 1164 2637" svg:d="M0 0c738 1081 1441 1573 1054 2637">
          <text:p/>
        </draw:path>
        <draw:path draw:style-name="gr25" draw:text-style-name="P1" draw:layer="layout" svg:width="0.584cm" svg:height="4.93cm" draw:transform="rotate (0.726755100530439) translate (15.557cm 7.302cm)" svg:viewBox="0 0 585 4931" svg:d="M0 0c738 1081 711 4457 290 4931">
          <text:p/>
        </draw:path>
        <draw:path draw:style-name="gr25" draw:text-style-name="P1" draw:layer="layout" svg:width="2.661cm" svg:height="3.216cm" draw:transform="rotate (0.726755100530439) translate (14.505cm 11.33cm)" svg:viewBox="0 0 2662 3217" svg:d="M2662 3217c-1898-1688-2108-1450-2662-3217">
          <text:p/>
        </draw:path>
        <draw:path draw:style-name="gr25" draw:text-style-name="P1" draw:layer="layout" svg:width="3.971cm" svg:height="3.175cm" draw:transform="rotate (0.726755100530439) translate (8.573cm 11.496cm)" svg:viewBox="0 0 3972 3176" svg:d="M3972 3176c-1898-1688-3418-1409-3972-3176">
          <text:p/>
        </draw:path>
        <draw:path draw:style-name="gr25" draw:text-style-name="P1" draw:layer="layout" svg:width="1.599cm" svg:height="4.925cm" draw:transform="rotate (0.726755100530439) translate (2.93286171317628cm 8.39346112785382cm)" svg:viewBox="0 0 1600 4926" svg:d="M1600 4926c-1476-2162-1699-3344-1568-4926">
          <text:p/>
        </draw:path>
        <draw:path draw:style-name="gr25" draw:text-style-name="P1" draw:layer="layout" svg:width="4.499cm" svg:height="4.493cm" draw:transform="rotate (0.726755100530439) translate (16.193cm 7.251cm)" svg:viewBox="0 0 4500 4494" svg:d="M4500 4494c-1635-1029-3946-2727-4500-4494">
          <text:p/>
        </draw:path>
        <draw:path draw:style-name="gr25" draw:text-style-name="P1" draw:layer="layout" svg:width="3.725cm" svg:height="2.498cm" draw:transform="rotate (0.726755100530439) translate (10.16cm 7.91cm)" svg:viewBox="0 0 3726 2499" svg:d="M3726 2499c-1634-1029-2031-106-3726-2499">
          <text:p/>
        </draw:path>
        <draw:path draw:style-name="gr25" draw:text-style-name="P1" draw:layer="layout" svg:width="4.014cm" svg:height="3.605cm" draw:transform="rotate (0.726755100530439) translate (3.175cm 7.91cm)" svg:viewBox="0 0 4015 3606" svg:d="M4015 3606c-1845-791-2320-1213-4015-3606">
          <text:p/>
        </draw:path>
        <draw:path draw:style-name="gr25" draw:text-style-name="P1" draw:layer="layout" svg:width="2.668cm" svg:height="2.254cm" draw:transform="rotate (0.726755100530439) translate (7.302cm 4.433cm)" svg:viewBox="0 0 2669 2255" svg:d="M2669 2255c-1134-159-2294-765-2669-2255">
          <text:p/>
        </draw:path>
        <draw:path draw:style-name="gr25" draw:text-style-name="P1" draw:layer="layout" svg:width="3.968cm" svg:height="2.703cm" draw:transform="rotate (0.726755100530439) translate (12.382cm 4.445cm)" svg:viewBox="0 0 3969 2704" svg:d="M3969 2704c-1134-158-3594-1214-3969-2704">
          <text:p/>
        </draw:path>
        <draw:path draw:style-name="gr25" draw:text-style-name="P1" draw:layer="layout" svg:width="1.286cm" svg:height="4.429cm" draw:transform="rotate (0.726755100530439) translate (18.3198159681709cm 4.74662724350089cm)" svg:viewBox="0 0 1287 4430" svg:d="M1287 4430c-1556-3507-1345-3745-1160-4430">
          <text:p/>
        </draw:path>
        <draw:path draw:style-name="gr25" draw:text-style-name="P1" draw:layer="layout" svg:width="0.54cm" svg:height="4.93cm" draw:transform="rotate (0.726755100530439) translate (15.3687547793415cm 8.10436708689914cm)" svg:viewBox="0 0 541 4931" svg:d="M541 4931c-870-3322-474-4246-289-4931">
          <text:p/>
        </draw:path>
        <draw:path draw:style-name="gr25" draw:text-style-name="P1" draw:layer="layout" svg:width="1.086cm" svg:height="2.785cm" draw:transform="rotate (0.726755100530439) translate (11.9411822268689cm 5.30708523840763cm)" svg:viewBox="0 0 1087 2786" svg:d="M1087 2786c-1424-1265-1106-2101-921-2786">
          <text:p/>
        </draw:path>
        <draw:path draw:style-name="gr47" draw:text-style-name="P1" draw:layer="layout" svg:width="0.439cm" svg:height="3.377cm" draw:transform="rotate (0.726755100530439) translate (6.31615243711787cm 5.38791170814925cm)" svg:viewBox="0 0 440 3378" svg:d="M440 3378c-790-1978-312-2693-127-3378">
          <text:p/>
        </draw:path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0.635cm" svg:height="0.317cm" svg:x="6.567cm" svg:y="5.815cm">
          <text:p text:style-name="P21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62cm" svg:y="5.08cm">
          <text:p text:style-name="P21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055cm" svg:y="3.492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655cm" svg:y="4.592cm">
          <text:p text:style-name="P21"><text:span text:style-name="T15">3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287cm" svg:y="3.175cm">
          <text:p text:style-name="P21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087cm" svg:y="4.37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737cm" svg:y="4.762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8.732cm" svg:y="5.397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7.145cm" svg:y="5.08cm">
          <text:p text:style-name="P21"><text:span text:style-name="T15">1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685cm" svg:y="6.668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567cm" svg:y="7.72cm">
          <text:p text:style-name="P21"><text:span text:style-name="T15">3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537cm" svg:y="8.573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1.907cm" svg:y="9.525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927cm" svg:y="8.155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075cm" svg:y="9.108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557cm" svg:y="10.478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51cm" svg:y="11.865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705cm" svg:y="9.2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335cm" svg:y="9.207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085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99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007cm" svg:y="6.0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895cm" svg:y="5.7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9cm" svg:y="7.62cm">
          <text:p text:style-name="P21"><text:span text:style-name="T15">3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747cm" svg:y="8.573cm">
          <text:p text:style-name="P21"><text:span text:style-name="T15">2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06cm" svg:y="9.3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725cm" svg:y="10.06cm">
          <text:p text:style-name="P21"><text:span text:style-name="T15">2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33cm" svg:y="11.33cm">
          <text:p text:style-name="P21"><text:span text:style-name="T15">4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38cm" svg:y="6.885cm">
          <text:p text:style-name="P21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6.032cm" svg:y="8.255cm">
          <text:p text:style-name="P21"><text:span text:style-name="T15">2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715cm" svg:y="9.007cm">
          <text:p text:style-name="P21"><text:span text:style-name="T15">1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4.762cm" svg:y="10.06cm">
          <text:p text:style-name="P21"><text:span text:style-name="T15">41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5.932cm" svg:height="1.587cm" svg:x="21.907cm" svg:y="0.1cm">
          <text:p text:style-name="P7"><text:span text:style-name="T2">Total flow: 26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953cm" svg:height="0.953cm" draw:transform="rotate (-0.911934534167038) translate (4.571cm 4.989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0.646819020789099) translate (7.137cm 5.971cm)">
          <text:p text:style-name="P5"><text:span text:style-name="T1">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40760804173343) translate (12.67cm 6.885cm)">
          <text:p text:style-name="P27"><text:span text:style-name="T18">1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0.605105651666435) translate (16.417cm 4.762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2.30400914555771) translate (20.983cm 5.617cm)">
          <text:p text:style-name="P27"><text:span text:style-name="T18">15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2.19841672581206) translate (5.812cm 9.38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46660017045083) translate (10.79cm 10.477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0.947539250907722) translate (10.476cm 9.326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68302099769813) translate (19.547cm 6.87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2" draw:text-style-name="P26" draw:layer="layout" svg:width="7.837cm" svg:height="1.587cm" svg:x="20.002cm" svg:y="13.97cm">
          <text:p text:style-name="P25"><text:span text:style-name="T17">Increase potential: 0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953cm" svg:height="0.953cm" draw:transform="rotate (-1.6004669240788) translate (6.35cm 7.302cm)">
          <text:p text:style-name="P5"><text:span text:style-name="T1">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1.51337499440428) translate (9.611cm 3.868cm)">
          <text:p text:style-name="P5"><text:span text:style-name="T1">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1.4154620233674) translate (14.869cm 3.614cm)">
          <text:p text:style-name="P5"><text:span text:style-name="T1">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39" draw:text-style-name="P22" draw:layer="layout" svg:width="0.635cm" svg:height="0.317cm" svg:x="13.969cm" svg:y="5.196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164cm" svg:y="5.831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</draw:page>
      <draw:page draw:name="page38" draw:style-name="dp1" draw:master-page-name="Default">
        <draw:path draw:style-name="gr25" draw:text-style-name="P1" draw:layer="layout" svg:width="1.6cm" svg:height="4.483cm" draw:transform="rotate (0.726755100530439) translate (2.844cm 7.923cm)" svg:viewBox="0 0 1601 4484" svg:d="M0 0c580 2215 2161 2347 1397 4484">
          <text:p/>
        </draw:path>
        <draw:path draw:style-name="gr25" draw:text-style-name="P1" draw:layer="layout" svg:width="3.295cm" svg:height="2.504cm" draw:transform="rotate (0.726755100530439) translate (8.442cm 10.981cm)" svg:viewBox="0 0 3296 2505" svg:d="M0 0c2040 271 2066 719 3296 2505">
          <text:p/>
        </draw:path>
        <draw:path draw:style-name="gr25" draw:text-style-name="P1" draw:layer="layout" svg:width="4.296cm" svg:height="4.244cm" draw:transform="skewX (1.02114420597544E-016) rotate (0.726755100530439) translate (15.862cm 6.971cm)" svg:viewBox="0 0 4297 4245" svg:d="M0 0c2769 1187 3322 2952 4297 4245">
          <text:p/>
        </draw:path>
        <draw:path draw:style-name="gr49" draw:text-style-name="P1" draw:layer="layout" svg:width="3.743cm" svg:height="2.478cm" draw:transform="rotate (0.726755100530439) translate (9.829cm 7.606cm)" svg:viewBox="0 0 3744 2479" svg:d="M0 0c2769 1187 2768 1186 3744 2479">
          <text:p/>
        </draw:path>
        <draw:path draw:style-name="gr25" draw:text-style-name="P1" draw:layer="layout" svg:width="1.501cm" svg:height="3.578cm" draw:transform="rotate (0.726755100530439) translate (9.82147610979947cm 8.78571304057179cm)" svg:viewBox="0 0 1502 3579" svg:d="M1502 3579c-1926-2135-1520-2894-1335-3579">
          <text:p/>
        </draw:path>
        <draw:path draw:style-name="gr45" draw:text-style-name="P1" draw:layer="layout" svg:width="4.033cm" svg:height="0.719cm" draw:transform="rotate (0.726755100530439) translate (2.06159067816137cm 6.44691171739232cm)" svg:viewBox="0 0 4034 720" svg:d="M0 720c1081-738 2637-1054 4034-238">
          <text:p/>
        </draw:path>
        <draw:path draw:style-name="gr25" draw:text-style-name="P1" draw:layer="layout" svg:width="4.27cm" svg:height="0.558cm" draw:transform="rotate (0.726755100530439) translate (3.15804884887306cm 7.28293428496948cm)" svg:viewBox="0 0 4271 559" svg:d="M4271 0c-2188 1027-2900 395-4271 26">
          <text:p/>
        </draw:path>
        <draw:line draw:style-name="gr43" draw:text-style-name="P1" draw:layer="layout" svg:x1="6.35cm" svg:y1="4.127cm" svg:x2="2.222cm" svg:y2="7.62cm">
          <text:p/>
        </draw:line>
        <draw:line draw:style-name="gr43" draw:text-style-name="P1" draw:layer="layout" svg:x1="6.35cm" svg:y1="4.128cm" svg:x2="9.207cm" svg:y2="7.937cm">
          <text:p/>
        </draw:line>
        <draw:line draw:style-name="gr48" draw:text-style-name="P1" draw:layer="layout" svg:x1="7.62cm" svg:y1="11.112cm" svg:x2="2.222cm" svg:y2="7.621cm">
          <text:p/>
        </draw:line>
        <draw:line draw:style-name="gr34" draw:text-style-name="P1" draw:layer="layout" svg:x1="7.62cm" svg:y1="11.113cm" svg:x2="9.207cm" svg:y2="7.937cm">
          <text:p/>
        </draw:line>
        <draw:line draw:style-name="gr48" draw:text-style-name="P1" draw:layer="layout" svg:x1="7.621cm" svg:y1="11.113cm" svg:x2="13.652cm" svg:y2="10.795cm">
          <text:p/>
        </draw:line>
        <draw:line draw:style-name="gr48" draw:text-style-name="P1" draw:layer="layout" svg:x1="9.207cm" svg:y1="7.937cm" svg:x2="13.653cm" svg:y2="10.795cm">
          <text:p/>
        </draw:line>
        <draw:line draw:style-name="gr34" draw:text-style-name="P1" draw:layer="layout" svg:x1="9.207cm" svg:y1="7.937cm" svg:x2="11.43cm" svg:y2="4.445cm">
          <text:p/>
        </draw:line>
        <draw:line draw:style-name="gr48" draw:text-style-name="P1" draw:layer="layout" svg:x1="6.35cm" svg:y1="4.127cm" svg:x2="11.431cm" svg:y2="4.445cm">
          <text:p/>
        </draw:line>
        <draw:line draw:style-name="gr48" draw:text-style-name="P1" draw:layer="layout" svg:x1="17.78cm" svg:y1="3.81cm" svg:x2="11.432cm" svg:y2="4.445cm">
          <text:p/>
        </draw:line>
        <draw:line draw:style-name="gr34" draw:text-style-name="P1" draw:layer="layout" svg:x1="15.24cm" svg:y1="6.985cm" svg:x2="11.432cm" svg:y2="4.446cm">
          <text:p/>
        </draw:line>
        <draw:line draw:style-name="gr43" draw:text-style-name="P1" draw:layer="layout" svg:x1="15.24cm" svg:y1="6.986cm" svg:x2="9.207cm" svg:y2="7.937cm">
          <text:p/>
        </draw:line>
        <draw:line draw:style-name="gr34" draw:text-style-name="P1" draw:layer="layout" svg:x1="15.241cm" svg:y1="6.987cm" svg:x2="13.652cm" svg:y2="10.795cm">
          <text:p/>
        </draw:line>
        <draw:line draw:style-name="gr34" draw:text-style-name="P1" draw:layer="layout" svg:x1="15.242cm" svg:y1="6.987cm" svg:x2="19.367cm" svg:y2="11.747cm">
          <text:p/>
        </draw:line>
        <draw:line draw:style-name="gr43" draw:text-style-name="P1" draw:layer="layout" svg:x1="15.243cm" svg:y1="6.987cm" svg:x2="17.78cm" svg:y2="3.81cm">
          <text:p/>
        </draw:line>
        <draw:line draw:style-name="gr34" draw:text-style-name="P1" draw:layer="layout" svg:x1="13.652cm" svg:y1="10.795cm" svg:x2="19.368cm" svg:y2="11.747cm">
          <text:p/>
        </draw:line>
        <draw:line draw:style-name="gr48" draw:text-style-name="P1" draw:layer="layout" svg:x1="15.243cm" svg:y1="6.987cm" svg:x2="22.86cm" svg:y2="7.62cm">
          <text:p/>
        </draw:line>
        <draw:line draw:style-name="gr34" draw:text-style-name="P1" draw:layer="layout" svg:x1="22.86cm" svg:y1="7.62cm" svg:x2="19.368cm" svg:y2="11.747cm">
          <text:p/>
        </draw:line>
        <draw:line draw:style-name="gr43" draw:text-style-name="P1" draw:layer="layout" svg:x1="22.86cm" svg:y1="7.621cm" svg:x2="17.78cm" svg:y2="3.81cm">
          <text:p/>
        </draw:line>
        <draw:line draw:style-name="gr48" draw:text-style-name="P1" draw:layer="layout" svg:x1="2.222cm" svg:y1="7.62cm" svg:x2="9.208cm" svg:y2="7.938cm">
          <text:p/>
        </draw:line>
        <draw:custom-shape draw:style-name="gr38" draw:text-style-name="P22" draw:layer="layout" svg:width="0.635cm" svg:height="0.318cm" svg:x="2.54cm" svg:y="5.714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197cm" svg:y="5.815cm">
          <text:p text:style-name="P21"><text:span text:style-name="T15">17</text:span></text:p>
          <draw:enhanced-geometry svg:viewBox="0 0 21600 21600" draw:type="rectangle" draw:enhanced-path="M 0 0 L 21600 0 21600 21600 0 21600 0 0 Z N"/>
        </draw:custom-shape>
        <draw:path draw:style-name="gr25" draw:text-style-name="P1" draw:layer="layout" svg:width="2.636cm" svg:height="1.212cm" draw:transform="rotate (0.726755100530439) translate (8.50090095691477cm 6.71334448576708cm)" svg:viewBox="0 0 2637 1213" svg:d="M0 1213c422-474 1029-1634 2637-1054">
          <text:p/>
        </draw:path>
        <draw:path draw:style-name="gr25" draw:text-style-name="P1" draw:layer="layout" svg:width="2.399cm" svg:height="1.264cm" draw:transform="rotate (0.726755100530439) translate (6.46146627686726cm 9.84961426667834cm)" svg:viewBox="0 0 2400 1265" svg:d="M0 1265c422-475 1055-1187 2400-1265">
          <text:p/>
        </draw:path>
        <draw:path draw:style-name="gr25" draw:text-style-name="P1" draw:layer="layout" svg:width="2.373cm" svg:height="1.768cm" draw:transform="rotate (0.726755100530439) translate (12.6769050701788cm 9.25631836917727cm)" svg:viewBox="0 0 2374 1769" svg:d="M0 1769c422-475 1003-2084 2374-1714">
          <text:p/>
        </draw:path>
        <draw:path draw:style-name="gr46" draw:text-style-name="P1" draw:layer="layout" svg:width="2.662cm" svg:height="0.831cm" draw:transform="rotate (0.726755100530439) translate (14.7870454418685cm 5.94606736833315cm)" svg:viewBox="0 0 2663 832" svg:d="M0 832c422-474 1362-1205 2663-607">
          <text:p/>
        </draw:path>
        <draw:path draw:style-name="gr25" draw:text-style-name="P1" draw:layer="layout" svg:width="4.008cm" svg:height="0.802cm" draw:transform="rotate (0.726755100530439) translate (18.8335161285384cm 10.5129669172615cm)" svg:viewBox="0 0 4009 803" svg:d="M0 803c422-475 2637-1055 4009-686">
          <text:p/>
        </draw:path>
        <draw:path draw:style-name="gr25" draw:text-style-name="P1" draw:layer="layout" svg:width="4.454cm" svg:height="0.919cm" draw:transform="rotate (0.726755100530439) translate (19.8473358857861cm 10.8973736084194cm)" svg:viewBox="0 0 4455 920" svg:d="M4455 0c-2188 1027-3084 1081-4455 711">
          <text:p/>
        </draw:path>
        <draw:path draw:style-name="gr25" draw:text-style-name="P1" draw:layer="layout" svg:width="2.425cm" svg:height="0.982cm" draw:transform="rotate (0.726755100530439) translate (9.41732666533314cm 6.59163111850407cm)" svg:viewBox="0 0 2426 983" svg:d="M2426 0c-844 949-1055 1186-2426 817">
          <text:p/>
        </draw:path>
        <draw:path draw:style-name="gr25" draw:text-style-name="P1" draw:layer="layout" svg:width="2.188cm" svg:height="1.026cm" draw:transform="rotate (0.726755100530439) translate (7.78937392512589cm 9.80922003517707cm)" svg:viewBox="0 0 2189 1027" svg:d="M2189 0c-844 949-703 941-2189 1027">
          <text:p/>
        </draw:path>
        <draw:path draw:style-name="gr25" draw:text-style-name="P1" draw:layer="layout" svg:width="2.187cm" svg:height="1.451cm" draw:transform="rotate (0.726755100530439) translate (13.4044622968827cm 8.97414146466439cm)" svg:viewBox="0 0 2188 1452" svg:d="M2188 0c-532 1226-979 1252-2188 1452">
          <text:p/>
        </draw:path>
        <draw:path draw:style-name="gr25" draw:text-style-name="P1" draw:layer="layout" svg:width="2.425cm" svg:height="0.981cm" draw:transform="rotate (0.726755100530439) translate (15.6497681566272cm 6.0571276834357cm)" svg:viewBox="0 0 2426 982" svg:d="M2426 0c-844 949-1055 1185-2426 816">
          <text:p/>
        </draw:path>
        <draw:path draw:style-name="gr50" draw:text-style-name="P1" draw:layer="layout" svg:width="4.033cm" svg:height="3.586cm" draw:transform="rotate (0.726755100530439) translate (2.857cm 7.62cm)" svg:viewBox="0 0 4034 3587" svg:d="M0 0c2769 1187 3059 2294 4034 3587">
          <text:p/>
        </draw:path>
        <draw:path draw:style-name="gr50" draw:text-style-name="P1" draw:layer="layout" svg:width="2.686cm" svg:height="2.232cm" draw:transform="rotate (0.726755100530439) translate (6.985cm 4.127cm)" svg:viewBox="0 0 2687 2233" svg:d="M0 0c1608 580 2398 1126 2687 2233">
          <text:p/>
        </draw:path>
        <draw:path draw:style-name="gr50" draw:text-style-name="P1" draw:layer="layout" svg:width="4.217cm" svg:height="2.9cm" draw:transform="rotate (0.726755100530439) translate (11.747cm 4.11cm)" svg:viewBox="0 0 4218 2901" svg:d="M0 0c2769 1187 3243 1608 4218 2901">
          <text:p/>
        </draw:path>
        <draw:path draw:style-name="gr51" draw:text-style-name="P1" draw:layer="layout" svg:width="1.37cm" svg:height="4.666cm" draw:transform="rotate (0.726755100530439) translate (18.415cm 3.91cm)" svg:viewBox="0 0 1371 4667" svg:d="M0 0c1713 2373 1556 3507 949 4667">
          <text:p/>
        </draw:path>
        <draw:path draw:style-name="gr25" draw:text-style-name="P1" draw:layer="layout" svg:width="2.662cm" svg:height="3.215cm" draw:transform="rotate (0.726755100530439) translate (14.288cm 10.796cm)" svg:viewBox="0 0 2663 3216" svg:d="M0 0c2584 1871 2136 1898 2663 3216">
          <text:p/>
        </draw:path>
        <draw:path draw:style-name="gr25" draw:text-style-name="P1" draw:layer="layout" svg:width="1.248cm" svg:height="3.532cm" draw:transform="rotate (0.726755100530439) translate (9.842cm 8.255cm)" svg:viewBox="0 0 1249 3533" svg:d="M0 0c1898 1688 1054 2637 1107 3533">
          <text:p/>
        </draw:path>
        <draw:path draw:style-name="gr45" draw:text-style-name="P1" draw:layer="layout" svg:width="0.48cm" svg:height="3.374cm" draw:transform="rotate (0.726755100530439) translate (6.64728992703064cm 4.46252404381854cm)" svg:viewBox="0 0 481 3375" svg:d="M26 0c791 1977 396 2901-26 3375">
          <text:p/>
        </draw:path>
        <draw:path draw:style-name="gr25" draw:text-style-name="P1" draw:layer="layout" svg:width="1.163cm" svg:height="2.636cm" draw:transform="rotate (0.726755100530439) translate (12.165cm 4.862cm)" svg:viewBox="0 0 1164 2637" svg:d="M0 0c738 1081 1441 1573 1054 2637">
          <text:p/>
        </draw:path>
        <draw:path draw:style-name="gr25" draw:text-style-name="P1" draw:layer="layout" svg:width="0.584cm" svg:height="4.93cm" draw:transform="rotate (0.726755100530439) translate (15.557cm 7.302cm)" svg:viewBox="0 0 585 4931" svg:d="M0 0c738 1081 711 4457 290 4931">
          <text:p/>
        </draw:path>
        <draw:path draw:style-name="gr25" draw:text-style-name="P1" draw:layer="layout" svg:width="2.661cm" svg:height="3.216cm" draw:transform="rotate (0.726755100530439) translate (14.505cm 11.33cm)" svg:viewBox="0 0 2662 3217" svg:d="M2662 3217c-1898-1688-2108-1450-2662-3217">
          <text:p/>
        </draw:path>
        <draw:path draw:style-name="gr25" draw:text-style-name="P1" draw:layer="layout" svg:width="3.971cm" svg:height="3.175cm" draw:transform="rotate (0.726755100530439) translate (8.573cm 11.496cm)" svg:viewBox="0 0 3972 3176" svg:d="M3972 3176c-1898-1688-3418-1409-3972-3176">
          <text:p/>
        </draw:path>
        <draw:path draw:style-name="gr25" draw:text-style-name="P1" draw:layer="layout" svg:width="1.599cm" svg:height="4.925cm" draw:transform="rotate (0.726755100530439) translate (2.93286171317628cm 8.39346112785382cm)" svg:viewBox="0 0 1600 4926" svg:d="M1600 4926c-1476-2162-1699-3344-1568-4926">
          <text:p/>
        </draw:path>
        <draw:path draw:style-name="gr25" draw:text-style-name="P1" draw:layer="layout" svg:width="4.499cm" svg:height="4.493cm" draw:transform="rotate (0.726755100530439) translate (16.193cm 7.251cm)" svg:viewBox="0 0 4500 4494" svg:d="M4500 4494c-1635-1029-3946-2727-4500-4494">
          <text:p/>
        </draw:path>
        <draw:path draw:style-name="gr25" draw:text-style-name="P1" draw:layer="layout" svg:width="3.725cm" svg:height="2.498cm" draw:transform="rotate (0.726755100530439) translate (10.16cm 7.91cm)" svg:viewBox="0 0 3726 2499" svg:d="M3726 2499c-1634-1029-2031-106-3726-2499">
          <text:p/>
        </draw:path>
        <draw:path draw:style-name="gr25" draw:text-style-name="P1" draw:layer="layout" svg:width="4.014cm" svg:height="3.605cm" draw:transform="rotate (0.726755100530439) translate (3.175cm 7.91cm)" svg:viewBox="0 0 4015 3606" svg:d="M4015 3606c-1845-791-2320-1213-4015-3606">
          <text:p/>
        </draw:path>
        <draw:path draw:style-name="gr25" draw:text-style-name="P1" draw:layer="layout" svg:width="2.668cm" svg:height="2.254cm" draw:transform="rotate (0.726755100530439) translate (7.302cm 4.433cm)" svg:viewBox="0 0 2669 2255" svg:d="M2669 2255c-1134-159-2294-765-2669-2255">
          <text:p/>
        </draw:path>
        <draw:path draw:style-name="gr25" draw:text-style-name="P1" draw:layer="layout" svg:width="3.968cm" svg:height="2.703cm" draw:transform="rotate (0.726755100530439) translate (12.382cm 4.445cm)" svg:viewBox="0 0 3969 2704" svg:d="M3969 2704c-1134-158-3594-1214-3969-2704">
          <text:p/>
        </draw:path>
        <draw:path draw:style-name="gr25" draw:text-style-name="P1" draw:layer="layout" svg:width="1.286cm" svg:height="4.429cm" draw:transform="rotate (0.726755100530439) translate (18.3198159681709cm 4.74662724350089cm)" svg:viewBox="0 0 1287 4430" svg:d="M1287 4430c-1556-3507-1345-3745-1160-4430">
          <text:p/>
        </draw:path>
        <draw:path draw:style-name="gr25" draw:text-style-name="P1" draw:layer="layout" svg:width="0.54cm" svg:height="4.93cm" draw:transform="rotate (0.726755100530439) translate (15.3687547793415cm 8.10436708689914cm)" svg:viewBox="0 0 541 4931" svg:d="M541 4931c-870-3322-474-4246-289-4931">
          <text:p/>
        </draw:path>
        <draw:path draw:style-name="gr25" draw:text-style-name="P1" draw:layer="layout" svg:width="1.086cm" svg:height="2.785cm" draw:transform="rotate (0.726755100530439) translate (11.9411822268689cm 5.30708523840763cm)" svg:viewBox="0 0 1087 2786" svg:d="M1087 2786c-1424-1265-1106-2101-921-2786">
          <text:p/>
        </draw:path>
        <draw:path draw:style-name="gr50" draw:text-style-name="P1" draw:layer="layout" svg:width="0.439cm" svg:height="3.377cm" draw:transform="rotate (0.726755100530439) translate (6.31615243711787cm 5.38791170814925cm)" svg:viewBox="0 0 440 3378" svg:d="M440 3378c-790-1978-312-2693-127-3378">
          <text:p/>
        </draw:path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0.635cm" svg:height="0.317cm" svg:x="6.567cm" svg:y="5.815cm">
          <text:p text:style-name="P21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62cm" svg:y="5.08cm">
          <text:p text:style-name="P21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055cm" svg:y="3.492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655cm" svg:y="4.592cm">
          <text:p text:style-name="P21"><text:span text:style-name="T15">3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287cm" svg:y="3.175cm">
          <text:p text:style-name="P21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087cm" svg:y="4.37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737cm" svg:y="4.762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8.732cm" svg:y="5.397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24cm" svg:y="5.397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7.145cm" svg:y="5.08cm">
          <text:p text:style-name="P21"><text:span text:style-name="T15">1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685cm" svg:y="6.668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567cm" svg:y="7.72cm">
          <text:p text:style-name="P21"><text:span text:style-name="T15">3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537cm" svg:y="8.573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1.907cm" svg:y="9.525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927cm" svg:y="8.155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075cm" svg:y="9.108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557cm" svg:y="10.478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51cm" svg:y="11.865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705cm" svg:y="9.2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335cm" svg:y="9.207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085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99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007cm" svg:y="6.0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895cm" svg:y="5.7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7cm" svg:y="6.668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9cm" svg:y="7.62cm">
          <text:p text:style-name="P21"><text:span text:style-name="T15">3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747cm" svg:y="8.573cm">
          <text:p text:style-name="P21"><text:span text:style-name="T15">2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06cm" svg:y="9.3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725cm" svg:y="10.06cm">
          <text:p text:style-name="P21"><text:span text:style-name="T15">2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33cm" svg:y="11.33cm">
          <text:p text:style-name="P21"><text:span text:style-name="T15">4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38cm" svg:y="6.885cm">
          <text:p text:style-name="P21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6.032cm" svg:y="8.255cm">
          <text:p text:style-name="P21"><text:span text:style-name="T15">2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715cm" svg:y="9.007cm">
          <text:p text:style-name="P21"><text:span text:style-name="T15">1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4.762cm" svg:y="10.06cm">
          <text:p text:style-name="P21"><text:span text:style-name="T15">41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5.932cm" svg:height="1.587cm" svg:x="21.907cm" svg:y="0.1cm">
          <text:p text:style-name="P7"><text:span text:style-name="T2">Total flow: 26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953cm" svg:height="0.953cm" draw:transform="rotate (-0.911934534167038) translate (4.571cm 4.989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0.646819020789099) translate (7.137cm 5.971cm)">
          <text:p text:style-name="P5"><text:span text:style-name="T1">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40760804173343) translate (12.67cm 6.885cm)">
          <text:p text:style-name="P27"><text:span text:style-name="T18">1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0.605105651666435) translate (16.417cm 4.762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2.30400914555771) translate (20.983cm 5.617cm)">
          <text:p text:style-name="P27"><text:span text:style-name="T18">15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2.19841672581206) translate (5.812cm 9.38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46660017045083) translate (10.79cm 10.477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0.947539250907722) translate (10.476cm 9.326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68302099769813) translate (19.547cm 6.87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1.6004669240788) translate (6.35cm 7.302cm)">
          <text:p text:style-name="P5"><text:span text:style-name="T1">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1.51337499440428) translate (9.611cm 3.868cm)">
          <text:p text:style-name="P5"><text:span text:style-name="T1">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1.4154620233674) translate (14.869cm 3.614cm)">
          <text:p text:style-name="P5"><text:span text:style-name="T1">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39" draw:text-style-name="P22" draw:layer="layout" svg:width="0.635cm" svg:height="0.317cm" svg:x="13.969cm" svg:y="5.196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164cm" svg:y="5.831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</draw:page>
      <draw:page draw:name="page39" draw:style-name="dp1" draw:master-page-name="Default">
        <draw:path draw:style-name="gr25" draw:text-style-name="P1" draw:layer="layout" svg:width="1.6cm" svg:height="4.483cm" draw:transform="rotate (0.726755100530439) translate (2.844cm 7.923cm)" svg:viewBox="0 0 1601 4484" svg:d="M0 0c580 2215 2161 2347 1397 4484">
          <text:p/>
        </draw:path>
        <draw:path draw:style-name="gr25" draw:text-style-name="P1" draw:layer="layout" svg:width="3.295cm" svg:height="2.504cm" draw:transform="rotate (0.726755100530439) translate (8.442cm 10.981cm)" svg:viewBox="0 0 3296 2505" svg:d="M0 0c2040 271 2066 719 3296 2505">
          <text:p/>
        </draw:path>
        <draw:path draw:style-name="gr25" draw:text-style-name="P1" draw:layer="layout" svg:width="4.296cm" svg:height="4.244cm" draw:transform="skewX (1.02114420597544E-016) rotate (0.726755100530439) translate (15.862cm 6.971cm)" svg:viewBox="0 0 4297 4245" svg:d="M0 0c2769 1187 3322 2952 4297 4245">
          <text:p/>
        </draw:path>
        <draw:path draw:style-name="gr25" draw:text-style-name="P1" draw:layer="layout" svg:width="1.501cm" svg:height="3.578cm" draw:transform="rotate (0.726755100530439) translate (9.82147610979947cm 8.78571304057179cm)" svg:viewBox="0 0 1502 3579" svg:d="M1502 3579c-1926-2135-1520-2894-1335-3579">
          <text:p/>
        </draw:path>
        <draw:path draw:style-name="gr45" draw:text-style-name="P1" draw:layer="layout" svg:width="4.033cm" svg:height="0.719cm" draw:transform="rotate (0.726755100530439) translate (2.06159067816137cm 6.44691171739232cm)" svg:viewBox="0 0 4034 720" svg:d="M0 720c1081-738 2637-1054 4034-238">
          <text:p/>
        </draw:path>
        <draw:path draw:style-name="gr25" draw:text-style-name="P1" draw:layer="layout" svg:width="4.27cm" svg:height="0.558cm" draw:transform="rotate (0.726755100530439) translate (3.15804884887306cm 7.28293428496948cm)" svg:viewBox="0 0 4271 559" svg:d="M4271 0c-2188 1027-2900 395-4271 26">
          <text:p/>
        </draw:path>
        <draw:custom-shape draw:style-name="gr38" draw:text-style-name="P22" draw:layer="layout" svg:width="0.635cm" svg:height="0.318cm" svg:x="2.54cm" svg:y="5.714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197cm" svg:y="5.815cm">
          <text:p text:style-name="P21"><text:span text:style-name="T15">17</text:span></text:p>
          <draw:enhanced-geometry svg:viewBox="0 0 21600 21600" draw:type="rectangle" draw:enhanced-path="M 0 0 L 21600 0 21600 21600 0 21600 0 0 Z N"/>
        </draw:custom-shape>
        <draw:path draw:style-name="gr25" draw:text-style-name="P1" draw:layer="layout" svg:width="2.636cm" svg:height="1.212cm" draw:transform="rotate (0.726755100530439) translate (8.50090095691477cm 6.71334448576708cm)" svg:viewBox="0 0 2637 1213" svg:d="M0 1213c422-474 1029-1634 2637-1054">
          <text:p/>
        </draw:path>
        <draw:path draw:style-name="gr25" draw:text-style-name="P1" draw:layer="layout" svg:width="2.399cm" svg:height="1.264cm" draw:transform="rotate (0.726755100530439) translate (6.46146627686726cm 9.84961426667834cm)" svg:viewBox="0 0 2400 1265" svg:d="M0 1265c422-475 1055-1187 2400-1265">
          <text:p/>
        </draw:path>
        <draw:path draw:style-name="gr25" draw:text-style-name="P1" draw:layer="layout" svg:width="2.373cm" svg:height="1.768cm" draw:transform="rotate (0.726755100530439) translate (12.6769050701788cm 9.25631836917727cm)" svg:viewBox="0 0 2374 1769" svg:d="M0 1769c422-475 1003-2084 2374-1714">
          <text:p/>
        </draw:path>
        <draw:path draw:style-name="gr25" draw:text-style-name="P1" draw:layer="layout" svg:width="4.008cm" svg:height="0.802cm" draw:transform="rotate (0.726755100530439) translate (18.8335161285384cm 10.5129669172615cm)" svg:viewBox="0 0 4009 803" svg:d="M0 803c422-475 2637-1055 4009-686">
          <text:p/>
        </draw:path>
        <draw:path draw:style-name="gr25" draw:text-style-name="P1" draw:layer="layout" svg:width="4.454cm" svg:height="0.919cm" draw:transform="rotate (0.726755100530439) translate (19.8473358857861cm 10.8973736084194cm)" svg:viewBox="0 0 4455 920" svg:d="M4455 0c-2188 1027-3084 1081-4455 711">
          <text:p/>
        </draw:path>
        <draw:path draw:style-name="gr25" draw:text-style-name="P1" draw:layer="layout" svg:width="2.425cm" svg:height="0.982cm" draw:transform="rotate (0.726755100530439) translate (9.41732666533314cm 6.59163111850407cm)" svg:viewBox="0 0 2426 983" svg:d="M2426 0c-844 949-1055 1186-2426 817">
          <text:p/>
        </draw:path>
        <draw:path draw:style-name="gr25" draw:text-style-name="P1" draw:layer="layout" svg:width="2.188cm" svg:height="1.026cm" draw:transform="rotate (0.726755100530439) translate (7.78937392512589cm 9.80922003517707cm)" svg:viewBox="0 0 2189 1027" svg:d="M2189 0c-844 949-703 941-2189 1027">
          <text:p/>
        </draw:path>
        <draw:path draw:style-name="gr25" draw:text-style-name="P1" draw:layer="layout" svg:width="2.187cm" svg:height="1.451cm" draw:transform="rotate (0.726755100530439) translate (13.4044622968827cm 8.97414146466439cm)" svg:viewBox="0 0 2188 1452" svg:d="M2188 0c-532 1226-979 1252-2188 1452">
          <text:p/>
        </draw:path>
        <draw:path draw:style-name="gr25" draw:text-style-name="P1" draw:layer="layout" svg:width="2.425cm" svg:height="0.981cm" draw:transform="rotate (0.726755100530439) translate (15.6497681566272cm 6.0571276834357cm)" svg:viewBox="0 0 2426 982" svg:d="M2426 0c-844 949-1055 1185-2426 816">
          <text:p/>
        </draw:path>
        <draw:path draw:style-name="gr50" draw:text-style-name="P1" draw:layer="layout" svg:width="4.033cm" svg:height="3.586cm" draw:transform="rotate (0.726755100530439) translate (2.857cm 7.62cm)" svg:viewBox="0 0 4034 3587" svg:d="M0 0c2769 1187 3059 2294 4034 3587">
          <text:p/>
        </draw:path>
        <draw:path draw:style-name="gr50" draw:text-style-name="P1" draw:layer="layout" svg:width="2.686cm" svg:height="2.232cm" draw:transform="rotate (0.726755100530439) translate (6.985cm 4.127cm)" svg:viewBox="0 0 2687 2233" svg:d="M0 0c1608 580 2398 1126 2687 2233">
          <text:p/>
        </draw:path>
        <draw:path draw:style-name="gr50" draw:text-style-name="P1" draw:layer="layout" svg:width="4.217cm" svg:height="2.9cm" draw:transform="rotate (0.726755100530439) translate (11.747cm 4.11cm)" svg:viewBox="0 0 4218 2901" svg:d="M0 0c2769 1187 3243 1608 4218 2901">
          <text:p/>
        </draw:path>
        <draw:path draw:style-name="gr25" draw:text-style-name="P1" draw:layer="layout" svg:width="2.662cm" svg:height="3.215cm" draw:transform="rotate (0.726755100530439) translate (14.288cm 10.796cm)" svg:viewBox="0 0 2663 3216" svg:d="M0 0c2584 1871 2136 1898 2663 3216">
          <text:p/>
        </draw:path>
        <draw:path draw:style-name="gr25" draw:text-style-name="P1" draw:layer="layout" svg:width="1.248cm" svg:height="3.532cm" draw:transform="rotate (0.726755100530439) translate (9.842cm 8.255cm)" svg:viewBox="0 0 1249 3533" svg:d="M0 0c1898 1688 1054 2637 1107 3533">
          <text:p/>
        </draw:path>
        <draw:path draw:style-name="gr45" draw:text-style-name="P1" draw:layer="layout" svg:width="0.48cm" svg:height="3.374cm" draw:transform="rotate (0.726755100530439) translate (6.64728992703064cm 4.46252404381854cm)" svg:viewBox="0 0 481 3375" svg:d="M26 0c791 1977 396 2901-26 3375">
          <text:p/>
        </draw:path>
        <draw:path draw:style-name="gr25" draw:text-style-name="P1" draw:layer="layout" svg:width="1.163cm" svg:height="2.636cm" draw:transform="rotate (0.726755100530439) translate (12.165cm 4.862cm)" svg:viewBox="0 0 1164 2637" svg:d="M0 0c738 1081 1441 1573 1054 2637">
          <text:p/>
        </draw:path>
        <draw:path draw:style-name="gr25" draw:text-style-name="P1" draw:layer="layout" svg:width="0.584cm" svg:height="4.93cm" draw:transform="rotate (0.726755100530439) translate (15.557cm 7.302cm)" svg:viewBox="0 0 585 4931" svg:d="M0 0c738 1081 711 4457 290 4931">
          <text:p/>
        </draw:path>
        <draw:path draw:style-name="gr25" draw:text-style-name="P1" draw:layer="layout" svg:width="2.661cm" svg:height="3.216cm" draw:transform="rotate (0.726755100530439) translate (14.505cm 11.33cm)" svg:viewBox="0 0 2662 3217" svg:d="M2662 3217c-1898-1688-2108-1450-2662-3217">
          <text:p/>
        </draw:path>
        <draw:path draw:style-name="gr25" draw:text-style-name="P1" draw:layer="layout" svg:width="3.971cm" svg:height="3.175cm" draw:transform="rotate (0.726755100530439) translate (8.573cm 11.496cm)" svg:viewBox="0 0 3972 3176" svg:d="M3972 3176c-1898-1688-3418-1409-3972-3176">
          <text:p/>
        </draw:path>
        <draw:path draw:style-name="gr25" draw:text-style-name="P1" draw:layer="layout" svg:width="1.599cm" svg:height="4.925cm" draw:transform="rotate (0.726755100530439) translate (2.93286171317628cm 8.39346112785382cm)" svg:viewBox="0 0 1600 4926" svg:d="M1600 4926c-1476-2162-1699-3344-1568-4926">
          <text:p/>
        </draw:path>
        <draw:path draw:style-name="gr25" draw:text-style-name="P1" draw:layer="layout" svg:width="4.499cm" svg:height="4.493cm" draw:transform="rotate (0.726755100530439) translate (16.193cm 7.251cm)" svg:viewBox="0 0 4500 4494" svg:d="M4500 4494c-1635-1029-3946-2727-4500-4494">
          <text:p/>
        </draw:path>
        <draw:path draw:style-name="gr25" draw:text-style-name="P1" draw:layer="layout" svg:width="3.725cm" svg:height="2.498cm" draw:transform="rotate (0.726755100530439) translate (10.16cm 7.91cm)" svg:viewBox="0 0 3726 2499" svg:d="M3726 2499c-1634-1029-2031-106-3726-2499">
          <text:p/>
        </draw:path>
        <draw:path draw:style-name="gr25" draw:text-style-name="P1" draw:layer="layout" svg:width="4.014cm" svg:height="3.605cm" draw:transform="rotate (0.726755100530439) translate (3.175cm 7.91cm)" svg:viewBox="0 0 4015 3606" svg:d="M4015 3606c-1845-791-2320-1213-4015-3606">
          <text:p/>
        </draw:path>
        <draw:path draw:style-name="gr25" draw:text-style-name="P1" draw:layer="layout" svg:width="2.668cm" svg:height="2.254cm" draw:transform="rotate (0.726755100530439) translate (7.302cm 4.433cm)" svg:viewBox="0 0 2669 2255" svg:d="M2669 2255c-1134-159-2294-765-2669-2255">
          <text:p/>
        </draw:path>
        <draw:path draw:style-name="gr25" draw:text-style-name="P1" draw:layer="layout" svg:width="3.968cm" svg:height="2.703cm" draw:transform="rotate (0.726755100530439) translate (12.382cm 4.445cm)" svg:viewBox="0 0 3969 2704" svg:d="M3969 2704c-1134-158-3594-1214-3969-2704">
          <text:p/>
        </draw:path>
        <draw:path draw:style-name="gr25" draw:text-style-name="P1" draw:layer="layout" svg:width="1.286cm" svg:height="4.429cm" draw:transform="rotate (0.726755100530439) translate (18.3198159681709cm 4.74662724350089cm)" svg:viewBox="0 0 1287 4430" svg:d="M1287 4430c-1556-3507-1345-3745-1160-4430">
          <text:p/>
        </draw:path>
        <draw:path draw:style-name="gr25" draw:text-style-name="P1" draw:layer="layout" svg:width="0.54cm" svg:height="4.93cm" draw:transform="rotate (0.726755100530439) translate (15.3687547793415cm 8.10436708689914cm)" svg:viewBox="0 0 541 4931" svg:d="M541 4931c-870-3322-474-4246-289-4931">
          <text:p/>
        </draw:path>
        <draw:path draw:style-name="gr25" draw:text-style-name="P1" draw:layer="layout" svg:width="1.086cm" svg:height="2.785cm" draw:transform="rotate (0.726755100530439) translate (11.9411822268689cm 5.30708523840763cm)" svg:viewBox="0 0 1087 2786" svg:d="M1087 2786c-1424-1265-1106-2101-921-2786">
          <text:p/>
        </draw:path>
        <draw:path draw:style-name="gr50" draw:text-style-name="P1" draw:layer="layout" svg:width="0.439cm" svg:height="3.377cm" draw:transform="rotate (0.726755100530439) translate (6.31615243711787cm 5.38791170814925cm)" svg:viewBox="0 0 440 3378" svg:d="M440 3378c-790-1978-312-2693-127-3378">
          <text:p/>
        </draw:path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0.635cm" svg:height="0.317cm" svg:x="6.567cm" svg:y="5.815cm">
          <text:p text:style-name="P21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62cm" svg:y="5.08cm">
          <text:p text:style-name="P21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055cm" svg:y="3.492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655cm" svg:y="4.592cm">
          <text:p text:style-name="P21"><text:span text:style-name="T15">3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287cm" svg:y="3.175cm">
          <text:p text:style-name="P21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087cm" svg:y="4.37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8.732cm" svg:y="5.397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7.145cm" svg:y="5.08cm">
          <text:p text:style-name="P21"><text:span text:style-name="T15">1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685cm" svg:y="6.668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567cm" svg:y="7.72cm">
          <text:p text:style-name="P21"><text:span text:style-name="T15">3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537cm" svg:y="8.573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1.907cm" svg:y="9.525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927cm" svg:y="8.155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075cm" svg:y="9.108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557cm" svg:y="10.478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51cm" svg:y="11.865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705cm" svg:y="9.2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335cm" svg:y="9.207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085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99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007cm" svg:y="6.0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895cm" svg:y="5.7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9cm" svg:y="7.62cm">
          <text:p text:style-name="P21"><text:span text:style-name="T15">3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747cm" svg:y="8.573cm">
          <text:p text:style-name="P21"><text:span text:style-name="T15">2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06cm" svg:y="9.3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725cm" svg:y="10.06cm">
          <text:p text:style-name="P21"><text:span text:style-name="T15">2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33cm" svg:y="11.33cm">
          <text:p text:style-name="P21"><text:span text:style-name="T15">4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38cm" svg:y="6.885cm">
          <text:p text:style-name="P21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6.032cm" svg:y="8.255cm">
          <text:p text:style-name="P21"><text:span text:style-name="T15">2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715cm" svg:y="9.007cm">
          <text:p text:style-name="P21"><text:span text:style-name="T15">1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4.762cm" svg:y="10.06cm">
          <text:p text:style-name="P21"><text:span text:style-name="T15">41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5.932cm" svg:height="1.587cm" svg:x="21.907cm" svg:y="0.1cm">
          <text:p text:style-name="P7"><text:span text:style-name="T2">Total flow: 2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969cm" svg:y="5.196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164cm" svg:y="5.831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</draw:page>
      <draw:page draw:name="page40" draw:style-name="dp1" draw:master-page-name="Default">
        <draw:path draw:style-name="gr25" draw:text-style-name="P1" draw:layer="layout" svg:width="1.6cm" svg:height="4.483cm" draw:transform="rotate (0.726755100530439) translate (2.844cm 7.923cm)" svg:viewBox="0 0 1601 4484" svg:d="M0 0c580 2215 2161 2347 1397 4484">
          <text:p/>
        </draw:path>
        <draw:path draw:style-name="gr25" draw:text-style-name="P1" draw:layer="layout" svg:width="3.295cm" svg:height="2.504cm" draw:transform="rotate (0.726755100530439) translate (8.442cm 10.981cm)" svg:viewBox="0 0 3296 2505" svg:d="M0 0c2040 271 2066 719 3296 2505">
          <text:p/>
        </draw:path>
        <draw:path draw:style-name="gr52" draw:text-style-name="P1" draw:layer="layout" svg:width="4.296cm" svg:height="4.244cm" draw:transform="skewX (1.02114420597544E-016) rotate (0.726755100530439) translate (15.862cm 6.971cm)" svg:viewBox="0 0 4297 4245" svg:d="M0 0c2769 1187 3322 2952 4297 4245">
          <text:p/>
        </draw:path>
        <draw:path draw:style-name="gr25" draw:text-style-name="P1" draw:layer="layout" svg:width="1.501cm" svg:height="3.578cm" draw:transform="rotate (0.726755100530439) translate (9.82147610979947cm 8.78571304057179cm)" svg:viewBox="0 0 1502 3579" svg:d="M1502 3579c-1926-2135-1520-2894-1335-3579">
          <text:p/>
        </draw:path>
        <draw:path draw:style-name="gr45" draw:text-style-name="P1" draw:layer="layout" svg:width="4.033cm" svg:height="0.719cm" draw:transform="rotate (0.726755100530439) translate (2.06159067816137cm 6.44691171739232cm)" svg:viewBox="0 0 4034 720" svg:d="M0 720c1081-738 2637-1054 4034-238">
          <text:p/>
        </draw:path>
        <draw:path draw:style-name="gr25" draw:text-style-name="P1" draw:layer="layout" svg:width="4.27cm" svg:height="0.558cm" draw:transform="rotate (0.726755100530439) translate (3.15804884887306cm 7.28293428496948cm)" svg:viewBox="0 0 4271 559" svg:d="M4271 0c-2188 1027-2900 395-4271 26">
          <text:p/>
        </draw:path>
        <draw:custom-shape draw:style-name="gr38" draw:text-style-name="P22" draw:layer="layout" svg:width="0.635cm" svg:height="0.318cm" svg:x="2.54cm" svg:y="5.714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197cm" svg:y="5.815cm">
          <text:p text:style-name="P21"><text:span text:style-name="T15">17</text:span></text:p>
          <draw:enhanced-geometry svg:viewBox="0 0 21600 21600" draw:type="rectangle" draw:enhanced-path="M 0 0 L 21600 0 21600 21600 0 21600 0 0 Z N"/>
        </draw:custom-shape>
        <draw:path draw:style-name="gr25" draw:text-style-name="P1" draw:layer="layout" svg:width="2.636cm" svg:height="1.212cm" draw:transform="rotate (0.726755100530439) translate (8.50090095691477cm 6.71334448576708cm)" svg:viewBox="0 0 2637 1213" svg:d="M0 1213c422-474 1029-1634 2637-1054">
          <text:p/>
        </draw:path>
        <draw:path draw:style-name="gr25" draw:text-style-name="P1" draw:layer="layout" svg:width="2.399cm" svg:height="1.264cm" draw:transform="rotate (0.726755100530439) translate (6.46146627686726cm 9.84961426667834cm)" svg:viewBox="0 0 2400 1265" svg:d="M0 1265c422-475 1055-1187 2400-1265">
          <text:p/>
        </draw:path>
        <draw:path draw:style-name="gr25" draw:text-style-name="P1" draw:layer="layout" svg:width="2.373cm" svg:height="1.768cm" draw:transform="rotate (0.726755100530439) translate (12.6769050701788cm 9.25631836917727cm)" svg:viewBox="0 0 2374 1769" svg:d="M0 1769c422-475 1003-2084 2374-1714">
          <text:p/>
        </draw:path>
        <draw:path draw:style-name="gr25" draw:text-style-name="P1" draw:layer="layout" svg:width="4.008cm" svg:height="0.802cm" draw:transform="rotate (0.726755100530439) translate (18.8335161285384cm 10.5129669172615cm)" svg:viewBox="0 0 4009 803" svg:d="M0 803c422-475 2637-1055 4009-686">
          <text:p/>
        </draw:path>
        <draw:path draw:style-name="gr25" draw:text-style-name="P1" draw:layer="layout" svg:width="4.454cm" svg:height="0.919cm" draw:transform="rotate (0.726755100530439) translate (19.8473358857861cm 10.8973736084194cm)" svg:viewBox="0 0 4455 920" svg:d="M4455 0c-2188 1027-3084 1081-4455 711">
          <text:p/>
        </draw:path>
        <draw:path draw:style-name="gr25" draw:text-style-name="P1" draw:layer="layout" svg:width="2.425cm" svg:height="0.982cm" draw:transform="rotate (0.726755100530439) translate (9.41732666533314cm 6.59163111850407cm)" svg:viewBox="0 0 2426 983" svg:d="M2426 0c-844 949-1055 1186-2426 817">
          <text:p/>
        </draw:path>
        <draw:path draw:style-name="gr25" draw:text-style-name="P1" draw:layer="layout" svg:width="2.188cm" svg:height="1.026cm" draw:transform="rotate (0.726755100530439) translate (7.78937392512589cm 9.80922003517707cm)" svg:viewBox="0 0 2189 1027" svg:d="M2189 0c-844 949-703 941-2189 1027">
          <text:p/>
        </draw:path>
        <draw:path draw:style-name="gr25" draw:text-style-name="P1" draw:layer="layout" svg:width="2.187cm" svg:height="1.451cm" draw:transform="rotate (0.726755100530439) translate (13.4044622968827cm 8.97414146466439cm)" svg:viewBox="0 0 2188 1452" svg:d="M2188 0c-532 1226-979 1252-2188 1452">
          <text:p/>
        </draw:path>
        <draw:path draw:style-name="gr25" draw:text-style-name="P1" draw:layer="layout" svg:width="2.425cm" svg:height="0.981cm" draw:transform="rotate (0.726755100530439) translate (15.6497681566272cm 6.0571276834357cm)" svg:viewBox="0 0 2426 982" svg:d="M2426 0c-844 949-1055 1185-2426 816">
          <text:p/>
        </draw:path>
        <draw:path draw:style-name="gr52" draw:text-style-name="P1" draw:layer="layout" svg:width="4.033cm" svg:height="3.586cm" draw:transform="rotate (0.726755100530439) translate (2.857cm 7.62cm)" svg:viewBox="0 0 4034 3587" svg:d="M0 0c2769 1187 3059 2294 4034 3587">
          <text:p/>
        </draw:path>
        <draw:path draw:style-name="gr52" draw:text-style-name="P1" draw:layer="layout" svg:width="2.686cm" svg:height="2.232cm" draw:transform="rotate (0.726755100530439) translate (6.985cm 4.127cm)" svg:viewBox="0 0 2687 2233" svg:d="M0 0c1608 580 2398 1126 2687 2233">
          <text:p/>
        </draw:path>
        <draw:path draw:style-name="gr50" draw:text-style-name="P1" draw:layer="layout" svg:width="4.217cm" svg:height="2.9cm" draw:transform="rotate (0.726755100530439) translate (11.747cm 4.11cm)" svg:viewBox="0 0 4218 2901" svg:d="M0 0c2769 1187 3243 1608 4218 2901">
          <text:p/>
        </draw:path>
        <draw:path draw:style-name="gr25" draw:text-style-name="P1" draw:layer="layout" svg:width="2.662cm" svg:height="3.215cm" draw:transform="rotate (0.726755100530439) translate (14.288cm 10.796cm)" svg:viewBox="0 0 2663 3216" svg:d="M0 0c2584 1871 2136 1898 2663 3216">
          <text:p/>
        </draw:path>
        <draw:path draw:style-name="gr25" draw:text-style-name="P1" draw:layer="layout" svg:width="1.248cm" svg:height="3.532cm" draw:transform="rotate (0.726755100530439) translate (9.842cm 8.255cm)" svg:viewBox="0 0 1249 3533" svg:d="M0 0c1898 1688 1054 2637 1107 3533">
          <text:p/>
        </draw:path>
        <draw:path draw:style-name="gr45" draw:text-style-name="P1" draw:layer="layout" svg:width="0.48cm" svg:height="3.374cm" draw:transform="rotate (0.726755100530439) translate (6.64728992703064cm 4.46252404381854cm)" svg:viewBox="0 0 481 3375" svg:d="M26 0c791 1977 396 2901-26 3375">
          <text:p/>
        </draw:path>
        <draw:path draw:style-name="gr52" draw:text-style-name="P1" draw:layer="layout" svg:width="1.163cm" svg:height="2.636cm" draw:transform="rotate (0.726755100530439) translate (12.165cm 4.862cm)" svg:viewBox="0 0 1164 2637" svg:d="M0 0c738 1081 1441 1573 1054 2637">
          <text:p/>
        </draw:path>
        <draw:path draw:style-name="gr25" draw:text-style-name="P1" draw:layer="layout" svg:width="0.584cm" svg:height="4.93cm" draw:transform="rotate (0.726755100530439) translate (15.557cm 7.302cm)" svg:viewBox="0 0 585 4931" svg:d="M0 0c738 1081 711 4457 290 4931">
          <text:p/>
        </draw:path>
        <draw:path draw:style-name="gr25" draw:text-style-name="P1" draw:layer="layout" svg:width="2.661cm" svg:height="3.216cm" draw:transform="rotate (0.726755100530439) translate (14.505cm 11.33cm)" svg:viewBox="0 0 2662 3217" svg:d="M2662 3217c-1898-1688-2108-1450-2662-3217">
          <text:p/>
        </draw:path>
        <draw:path draw:style-name="gr25" draw:text-style-name="P1" draw:layer="layout" svg:width="3.971cm" svg:height="3.175cm" draw:transform="rotate (0.726755100530439) translate (8.573cm 11.496cm)" svg:viewBox="0 0 3972 3176" svg:d="M3972 3176c-1898-1688-3418-1409-3972-3176">
          <text:p/>
        </draw:path>
        <draw:path draw:style-name="gr25" draw:text-style-name="P1" draw:layer="layout" svg:width="1.599cm" svg:height="4.925cm" draw:transform="rotate (0.726755100530439) translate (2.93286171317628cm 8.39346112785382cm)" svg:viewBox="0 0 1600 4926" svg:d="M1600 4926c-1476-2162-1699-3344-1568-4926">
          <text:p/>
        </draw:path>
        <draw:path draw:style-name="gr25" draw:text-style-name="P1" draw:layer="layout" svg:width="4.499cm" svg:height="4.493cm" draw:transform="rotate (0.726755100530439) translate (16.193cm 7.251cm)" svg:viewBox="0 0 4500 4494" svg:d="M4500 4494c-1635-1029-3946-2727-4500-4494">
          <text:p/>
        </draw:path>
        <draw:path draw:style-name="gr25" draw:text-style-name="P1" draw:layer="layout" svg:width="3.725cm" svg:height="2.498cm" draw:transform="rotate (0.726755100530439) translate (10.16cm 7.91cm)" svg:viewBox="0 0 3726 2499" svg:d="M3726 2499c-1634-1029-2031-106-3726-2499">
          <text:p/>
        </draw:path>
        <draw:path draw:style-name="gr25" draw:text-style-name="P1" draw:layer="layout" svg:width="4.014cm" svg:height="3.605cm" draw:transform="rotate (0.726755100530439) translate (3.175cm 7.91cm)" svg:viewBox="0 0 4015 3606" svg:d="M4015 3606c-1845-791-2320-1213-4015-3606">
          <text:p/>
        </draw:path>
        <draw:path draw:style-name="gr25" draw:text-style-name="P1" draw:layer="layout" svg:width="2.668cm" svg:height="2.254cm" draw:transform="rotate (0.726755100530439) translate (7.302cm 4.433cm)" svg:viewBox="0 0 2669 2255" svg:d="M2669 2255c-1134-159-2294-765-2669-2255">
          <text:p/>
        </draw:path>
        <draw:path draw:style-name="gr25" draw:text-style-name="P1" draw:layer="layout" svg:width="3.968cm" svg:height="2.703cm" draw:transform="rotate (0.726755100530439) translate (12.382cm 4.445cm)" svg:viewBox="0 0 3969 2704" svg:d="M3969 2704c-1134-158-3594-1214-3969-2704">
          <text:p/>
        </draw:path>
        <draw:path draw:style-name="gr25" draw:text-style-name="P1" draw:layer="layout" svg:width="1.286cm" svg:height="4.429cm" draw:transform="rotate (0.726755100530439) translate (18.3198159681709cm 4.74662724350089cm)" svg:viewBox="0 0 1287 4430" svg:d="M1287 4430c-1556-3507-1345-3745-1160-4430">
          <text:p/>
        </draw:path>
        <draw:path draw:style-name="gr25" draw:text-style-name="P1" draw:layer="layout" svg:width="0.54cm" svg:height="4.93cm" draw:transform="rotate (0.726755100530439) translate (15.3687547793415cm 8.10436708689914cm)" svg:viewBox="0 0 541 4931" svg:d="M541 4931c-870-3322-474-4246-289-4931">
          <text:p/>
        </draw:path>
        <draw:path draw:style-name="gr25" draw:text-style-name="P1" draw:layer="layout" svg:width="1.086cm" svg:height="2.785cm" draw:transform="rotate (0.726755100530439) translate (11.9411822268689cm 5.30708523840763cm)" svg:viewBox="0 0 1087 2786" svg:d="M1087 2786c-1424-1265-1106-2101-921-2786">
          <text:p/>
        </draw:path>
        <draw:path draw:style-name="gr52" draw:text-style-name="P1" draw:layer="layout" svg:width="0.439cm" svg:height="3.377cm" draw:transform="rotate (0.726755100530439) translate (6.31615243711787cm 5.38791170814925cm)" svg:viewBox="0 0 440 3378" svg:d="M440 3378c-790-1978-312-2693-127-3378">
          <text:p/>
        </draw:path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0.635cm" svg:height="0.317cm" svg:x="6.567cm" svg:y="5.815cm">
          <text:p text:style-name="P21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62cm" svg:y="5.08cm">
          <text:p text:style-name="P21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055cm" svg:y="3.492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655cm" svg:y="4.592cm">
          <text:p text:style-name="P21"><text:span text:style-name="T15">3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287cm" svg:y="3.175cm">
          <text:p text:style-name="P21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087cm" svg:y="4.37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8.732cm" svg:y="5.397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7.145cm" svg:y="5.08cm">
          <text:p text:style-name="P21"><text:span text:style-name="T15">1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685cm" svg:y="6.668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567cm" svg:y="7.72cm">
          <text:p text:style-name="P21"><text:span text:style-name="T15">3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537cm" svg:y="8.573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1.907cm" svg:y="9.525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927cm" svg:y="8.155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075cm" svg:y="9.108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557cm" svg:y="10.478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51cm" svg:y="11.865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705cm" svg:y="9.2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335cm" svg:y="9.207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085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99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007cm" svg:y="6.0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895cm" svg:y="5.7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9cm" svg:y="7.62cm">
          <text:p text:style-name="P21"><text:span text:style-name="T15">3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747cm" svg:y="8.573cm">
          <text:p text:style-name="P21"><text:span text:style-name="T15">2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06cm" svg:y="9.3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725cm" svg:y="10.06cm">
          <text:p text:style-name="P21"><text:span text:style-name="T15">2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33cm" svg:y="11.33cm">
          <text:p text:style-name="P21"><text:span text:style-name="T15">4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38cm" svg:y="6.885cm">
          <text:p text:style-name="P21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6.032cm" svg:y="8.255cm">
          <text:p text:style-name="P21"><text:span text:style-name="T15">2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715cm" svg:y="9.007cm">
          <text:p text:style-name="P21"><text:span text:style-name="T15">1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4.762cm" svg:y="10.06cm">
          <text:p text:style-name="P21"><text:span text:style-name="T15">41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5.932cm" svg:height="1.587cm" svg:x="21.907cm" svg:y="0.1cm">
          <text:p text:style-name="P7"><text:span text:style-name="T2">Total flow: 2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969cm" svg:y="5.196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164cm" svg:y="5.831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7.837cm" svg:height="1.587cm" svg:x="20.002cm" svg:y="13.97cm">
          <text:p text:style-name="P25"><text:span text:style-name="T17">Increase potential: 9</text:span></text:p>
          <draw:enhanced-geometry svg:viewBox="0 0 21600 21600" draw:type="rectangle" draw:enhanced-path="M 0 0 L 21600 0 21600 21600 0 21600 0 0 Z N"/>
        </draw:custom-shape>
      </draw:page>
      <draw:page draw:name="page41" draw:style-name="dp1" draw:master-page-name="Default">
        <draw:path draw:style-name="gr25" draw:text-style-name="P1" draw:layer="layout" svg:width="1.6cm" svg:height="4.483cm" draw:transform="rotate (0.726755100530439) translate (2.844cm 7.923cm)" svg:viewBox="0 0 1601 4484" svg:d="M0 0c580 2215 2161 2347 1397 4484">
          <text:p/>
        </draw:path>
        <draw:path draw:style-name="gr25" draw:text-style-name="P1" draw:layer="layout" svg:width="3.295cm" svg:height="2.504cm" draw:transform="rotate (0.726755100530439) translate (8.442cm 10.981cm)" svg:viewBox="0 0 3296 2505" svg:d="M0 0c2040 271 2066 719 3296 2505">
          <text:p/>
        </draw:path>
        <draw:path draw:style-name="gr52" draw:text-style-name="P1" draw:layer="layout" svg:width="4.296cm" svg:height="4.244cm" draw:transform="skewX (1.02114420597544E-016) rotate (0.726755100530439) translate (15.862cm 6.971cm)" svg:viewBox="0 0 4297 4245" svg:d="M0 0c2769 1187 3322 2952 4297 4245">
          <text:p/>
        </draw:path>
        <draw:path draw:style-name="gr25" draw:text-style-name="P1" draw:layer="layout" svg:width="1.501cm" svg:height="3.578cm" draw:transform="rotate (0.726755100530439) translate (9.82147610979947cm 8.78571304057179cm)" svg:viewBox="0 0 1502 3579" svg:d="M1502 3579c-1926-2135-1520-2894-1335-3579">
          <text:p/>
        </draw:path>
        <draw:path draw:style-name="gr45" draw:text-style-name="P1" draw:layer="layout" svg:width="4.033cm" svg:height="0.719cm" draw:transform="rotate (0.726755100530439) translate (2.06159067816137cm 6.44691171739232cm)" svg:viewBox="0 0 4034 720" svg:d="M0 720c1081-738 2637-1054 4034-238">
          <text:p/>
        </draw:path>
        <draw:path draw:style-name="gr25" draw:text-style-name="P1" draw:layer="layout" svg:width="4.27cm" svg:height="0.558cm" draw:transform="rotate (0.726755100530439) translate (3.15804884887306cm 7.28293428496948cm)" svg:viewBox="0 0 4271 559" svg:d="M4271 0c-2188 1027-2900 395-4271 26">
          <text:p/>
        </draw:path>
        <draw:line draw:style-name="gr43" draw:text-style-name="P1" draw:layer="layout" svg:x1="6.35cm" svg:y1="4.127cm" svg:x2="2.222cm" svg:y2="7.62cm">
          <text:p/>
        </draw:line>
        <draw:line draw:style-name="gr43" draw:text-style-name="P1" draw:layer="layout" svg:x1="6.35cm" svg:y1="4.128cm" svg:x2="9.207cm" svg:y2="7.937cm">
          <text:p/>
        </draw:line>
        <draw:line draw:style-name="gr48" draw:text-style-name="P1" draw:layer="layout" svg:x1="7.62cm" svg:y1="11.112cm" svg:x2="2.222cm" svg:y2="7.621cm">
          <text:p/>
        </draw:line>
        <draw:line draw:style-name="gr48" draw:text-style-name="P1" draw:layer="layout" svg:x1="7.621cm" svg:y1="11.113cm" svg:x2="13.652cm" svg:y2="10.795cm">
          <text:p/>
        </draw:line>
        <draw:line draw:style-name="gr34" draw:text-style-name="P1" draw:layer="layout" svg:x1="9.207cm" svg:y1="7.937cm" svg:x2="13.653cm" svg:y2="10.795cm">
          <text:p/>
        </draw:line>
        <draw:line draw:style-name="gr48" draw:text-style-name="P1" draw:layer="layout" svg:x1="6.35cm" svg:y1="4.127cm" svg:x2="11.431cm" svg:y2="4.445cm">
          <text:p/>
        </draw:line>
        <draw:line draw:style-name="gr48" draw:text-style-name="P1" draw:layer="layout" svg:x1="17.78cm" svg:y1="3.81cm" svg:x2="11.432cm" svg:y2="4.445cm">
          <text:p/>
        </draw:line>
        <draw:line draw:style-name="gr34" draw:text-style-name="P1" draw:layer="layout" svg:x1="15.24cm" svg:y1="6.985cm" svg:x2="11.432cm" svg:y2="4.446cm">
          <text:p/>
        </draw:line>
        <draw:line draw:style-name="gr43" draw:text-style-name="P1" draw:layer="layout" svg:x1="15.24cm" svg:y1="6.986cm" svg:x2="9.207cm" svg:y2="7.937cm">
          <text:p/>
        </draw:line>
        <draw:line draw:style-name="gr34" draw:text-style-name="P1" draw:layer="layout" svg:x1="15.241cm" svg:y1="6.987cm" svg:x2="13.652cm" svg:y2="10.795cm">
          <text:p/>
        </draw:line>
        <draw:line draw:style-name="gr43" draw:text-style-name="P1" draw:layer="layout" svg:x1="15.243cm" svg:y1="6.987cm" svg:x2="17.78cm" svg:y2="3.81cm">
          <text:p/>
        </draw:line>
        <draw:line draw:style-name="gr48" draw:text-style-name="P1" draw:layer="layout" svg:x1="15.243cm" svg:y1="6.987cm" svg:x2="22.86cm" svg:y2="7.62cm">
          <text:p/>
        </draw:line>
        <draw:line draw:style-name="gr43" draw:text-style-name="P1" draw:layer="layout" svg:x1="22.86cm" svg:y1="7.621cm" svg:x2="17.78cm" svg:y2="3.81cm">
          <text:p/>
        </draw:line>
        <draw:line draw:style-name="gr48" draw:text-style-name="P1" draw:layer="layout" svg:x1="2.222cm" svg:y1="7.62cm" svg:x2="9.208cm" svg:y2="7.938cm">
          <text:p/>
        </draw:line>
        <draw:custom-shape draw:style-name="gr38" draw:text-style-name="P22" draw:layer="layout" svg:width="0.635cm" svg:height="0.318cm" svg:x="2.54cm" svg:y="5.714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197cm" svg:y="5.815cm">
          <text:p text:style-name="P21"><text:span text:style-name="T15">17</text:span></text:p>
          <draw:enhanced-geometry svg:viewBox="0 0 21600 21600" draw:type="rectangle" draw:enhanced-path="M 0 0 L 21600 0 21600 21600 0 21600 0 0 Z N"/>
        </draw:custom-shape>
        <draw:path draw:style-name="gr25" draw:text-style-name="P1" draw:layer="layout" svg:width="2.636cm" svg:height="1.212cm" draw:transform="rotate (0.726755100530439) translate (8.50090095691477cm 6.71334448576708cm)" svg:viewBox="0 0 2637 1213" svg:d="M0 1213c422-474 1029-1634 2637-1054">
          <text:p/>
        </draw:path>
        <draw:path draw:style-name="gr25" draw:text-style-name="P1" draw:layer="layout" svg:width="2.399cm" svg:height="1.264cm" draw:transform="rotate (0.726755100530439) translate (6.46146627686726cm 9.84961426667834cm)" svg:viewBox="0 0 2400 1265" svg:d="M0 1265c422-475 1055-1187 2400-1265">
          <text:p/>
        </draw:path>
        <draw:path draw:style-name="gr25" draw:text-style-name="P1" draw:layer="layout" svg:width="2.373cm" svg:height="1.768cm" draw:transform="rotate (0.726755100530439) translate (12.6769050701788cm 9.25631836917727cm)" svg:viewBox="0 0 2374 1769" svg:d="M0 1769c422-475 1003-2084 2374-1714">
          <text:p/>
        </draw:path>
        <draw:path draw:style-name="gr25" draw:text-style-name="P1" draw:layer="layout" svg:width="4.008cm" svg:height="0.802cm" draw:transform="rotate (0.726755100530439) translate (18.8335161285384cm 10.5129669172615cm)" svg:viewBox="0 0 4009 803" svg:d="M0 803c422-475 2637-1055 4009-686">
          <text:p/>
        </draw:path>
        <draw:path draw:style-name="gr25" draw:text-style-name="P1" draw:layer="layout" svg:width="4.454cm" svg:height="0.919cm" draw:transform="rotate (0.726755100530439) translate (19.8473358857861cm 10.8973736084194cm)" svg:viewBox="0 0 4455 920" svg:d="M4455 0c-2188 1027-3084 1081-4455 711">
          <text:p/>
        </draw:path>
        <draw:path draw:style-name="gr25" draw:text-style-name="P1" draw:layer="layout" svg:width="2.425cm" svg:height="0.982cm" draw:transform="rotate (0.726755100530439) translate (9.41732666533314cm 6.59163111850407cm)" svg:viewBox="0 0 2426 983" svg:d="M2426 0c-844 949-1055 1186-2426 817">
          <text:p/>
        </draw:path>
        <draw:path draw:style-name="gr25" draw:text-style-name="P1" draw:layer="layout" svg:width="2.188cm" svg:height="1.026cm" draw:transform="rotate (0.726755100530439) translate (7.78937392512589cm 9.80922003517707cm)" svg:viewBox="0 0 2189 1027" svg:d="M2189 0c-844 949-703 941-2189 1027">
          <text:p/>
        </draw:path>
        <draw:path draw:style-name="gr25" draw:text-style-name="P1" draw:layer="layout" svg:width="2.187cm" svg:height="1.451cm" draw:transform="rotate (0.726755100530439) translate (13.4044622968827cm 8.97414146466439cm)" svg:viewBox="0 0 2188 1452" svg:d="M2188 0c-532 1226-979 1252-2188 1452">
          <text:p/>
        </draw:path>
        <draw:path draw:style-name="gr25" draw:text-style-name="P1" draw:layer="layout" svg:width="2.425cm" svg:height="0.981cm" draw:transform="rotate (0.726755100530439) translate (15.6497681566272cm 6.0571276834357cm)" svg:viewBox="0 0 2426 982" svg:d="M2426 0c-844 949-1055 1185-2426 816">
          <text:p/>
        </draw:path>
        <draw:path draw:style-name="gr52" draw:text-style-name="P1" draw:layer="layout" svg:width="4.033cm" svg:height="3.586cm" draw:transform="rotate (0.726755100530439) translate (2.857cm 7.62cm)" svg:viewBox="0 0 4034 3587" svg:d="M0 0c2769 1187 3059 2294 4034 3587">
          <text:p/>
        </draw:path>
        <draw:path draw:style-name="gr52" draw:text-style-name="P1" draw:layer="layout" svg:width="2.686cm" svg:height="2.232cm" draw:transform="rotate (0.726755100530439) translate (6.985cm 4.127cm)" svg:viewBox="0 0 2687 2233" svg:d="M0 0c1608 580 2398 1126 2687 2233">
          <text:p/>
        </draw:path>
        <draw:path draw:style-name="gr50" draw:text-style-name="P1" draw:layer="layout" svg:width="4.217cm" svg:height="2.9cm" draw:transform="rotate (0.726755100530439) translate (11.747cm 4.11cm)" svg:viewBox="0 0 4218 2901" svg:d="M0 0c2769 1187 3243 1608 4218 2901">
          <text:p/>
        </draw:path>
        <draw:path draw:style-name="gr25" draw:text-style-name="P1" draw:layer="layout" svg:width="2.662cm" svg:height="3.215cm" draw:transform="rotate (0.726755100530439) translate (14.288cm 10.796cm)" svg:viewBox="0 0 2663 3216" svg:d="M0 0c2584 1871 2136 1898 2663 3216">
          <text:p/>
        </draw:path>
        <draw:path draw:style-name="gr25" draw:text-style-name="P1" draw:layer="layout" svg:width="1.248cm" svg:height="3.532cm" draw:transform="rotate (0.726755100530439) translate (9.842cm 8.255cm)" svg:viewBox="0 0 1249 3533" svg:d="M0 0c1898 1688 1054 2637 1107 3533">
          <text:p/>
        </draw:path>
        <draw:path draw:style-name="gr45" draw:text-style-name="P1" draw:layer="layout" svg:width="0.48cm" svg:height="3.374cm" draw:transform="rotate (0.726755100530439) translate (6.64728992703064cm 4.46252404381854cm)" svg:viewBox="0 0 481 3375" svg:d="M26 0c791 1977 396 2901-26 3375">
          <text:p/>
        </draw:path>
        <draw:path draw:style-name="gr52" draw:text-style-name="P1" draw:layer="layout" svg:width="1.163cm" svg:height="2.636cm" draw:transform="rotate (0.726755100530439) translate (12.165cm 4.862cm)" svg:viewBox="0 0 1164 2637" svg:d="M0 0c738 1081 1441 1573 1054 2637">
          <text:p/>
        </draw:path>
        <draw:path draw:style-name="gr25" draw:text-style-name="P1" draw:layer="layout" svg:width="0.584cm" svg:height="4.93cm" draw:transform="rotate (0.726755100530439) translate (15.557cm 7.302cm)" svg:viewBox="0 0 585 4931" svg:d="M0 0c738 1081 711 4457 290 4931">
          <text:p/>
        </draw:path>
        <draw:path draw:style-name="gr25" draw:text-style-name="P1" draw:layer="layout" svg:width="2.661cm" svg:height="3.216cm" draw:transform="rotate (0.726755100530439) translate (14.505cm 11.33cm)" svg:viewBox="0 0 2662 3217" svg:d="M2662 3217c-1898-1688-2108-1450-2662-3217">
          <text:p/>
        </draw:path>
        <draw:path draw:style-name="gr25" draw:text-style-name="P1" draw:layer="layout" svg:width="3.971cm" svg:height="3.175cm" draw:transform="rotate (0.726755100530439) translate (8.573cm 11.496cm)" svg:viewBox="0 0 3972 3176" svg:d="M3972 3176c-1898-1688-3418-1409-3972-3176">
          <text:p/>
        </draw:path>
        <draw:path draw:style-name="gr25" draw:text-style-name="P1" draw:layer="layout" svg:width="1.599cm" svg:height="4.925cm" draw:transform="rotate (0.726755100530439) translate (2.93286171317628cm 8.39346112785382cm)" svg:viewBox="0 0 1600 4926" svg:d="M1600 4926c-1476-2162-1699-3344-1568-4926">
          <text:p/>
        </draw:path>
        <draw:path draw:style-name="gr25" draw:text-style-name="P1" draw:layer="layout" svg:width="4.499cm" svg:height="4.493cm" draw:transform="rotate (0.726755100530439) translate (16.193cm 7.251cm)" svg:viewBox="0 0 4500 4494" svg:d="M4500 4494c-1635-1029-3946-2727-4500-4494">
          <text:p/>
        </draw:path>
        <draw:path draw:style-name="gr25" draw:text-style-name="P1" draw:layer="layout" svg:width="3.725cm" svg:height="2.498cm" draw:transform="rotate (0.726755100530439) translate (10.16cm 7.91cm)" svg:viewBox="0 0 3726 2499" svg:d="M3726 2499c-1634-1029-2031-106-3726-2499">
          <text:p/>
        </draw:path>
        <draw:path draw:style-name="gr25" draw:text-style-name="P1" draw:layer="layout" svg:width="4.014cm" svg:height="3.605cm" draw:transform="rotate (0.726755100530439) translate (3.175cm 7.91cm)" svg:viewBox="0 0 4015 3606" svg:d="M4015 3606c-1845-791-2320-1213-4015-3606">
          <text:p/>
        </draw:path>
        <draw:path draw:style-name="gr25" draw:text-style-name="P1" draw:layer="layout" svg:width="2.668cm" svg:height="2.254cm" draw:transform="rotate (0.726755100530439) translate (7.302cm 4.433cm)" svg:viewBox="0 0 2669 2255" svg:d="M2669 2255c-1134-159-2294-765-2669-2255">
          <text:p/>
        </draw:path>
        <draw:path draw:style-name="gr25" draw:text-style-name="P1" draw:layer="layout" svg:width="3.968cm" svg:height="2.703cm" draw:transform="rotate (0.726755100530439) translate (12.382cm 4.445cm)" svg:viewBox="0 0 3969 2704" svg:d="M3969 2704c-1134-158-3594-1214-3969-2704">
          <text:p/>
        </draw:path>
        <draw:path draw:style-name="gr25" draw:text-style-name="P1" draw:layer="layout" svg:width="1.286cm" svg:height="4.429cm" draw:transform="rotate (0.726755100530439) translate (18.3198159681709cm 4.74662724350089cm)" svg:viewBox="0 0 1287 4430" svg:d="M1287 4430c-1556-3507-1345-3745-1160-4430">
          <text:p/>
        </draw:path>
        <draw:path draw:style-name="gr25" draw:text-style-name="P1" draw:layer="layout" svg:width="0.54cm" svg:height="4.93cm" draw:transform="rotate (0.726755100530439) translate (15.3687547793415cm 8.10436708689914cm)" svg:viewBox="0 0 541 4931" svg:d="M541 4931c-870-3322-474-4246-289-4931">
          <text:p/>
        </draw:path>
        <draw:path draw:style-name="gr25" draw:text-style-name="P1" draw:layer="layout" svg:width="1.086cm" svg:height="2.785cm" draw:transform="rotate (0.726755100530439) translate (11.9411822268689cm 5.30708523840763cm)" svg:viewBox="0 0 1087 2786" svg:d="M1087 2786c-1424-1265-1106-2101-921-2786">
          <text:p/>
        </draw:path>
        <draw:path draw:style-name="gr52" draw:text-style-name="P1" draw:layer="layout" svg:width="0.439cm" svg:height="3.377cm" draw:transform="rotate (0.726755100530439) translate (6.31615243711787cm 5.38791170814925cm)" svg:viewBox="0 0 440 3378" svg:d="M440 3378c-790-1978-312-2693-127-3378">
          <text:p/>
        </draw:path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0.635cm" svg:height="0.317cm" svg:x="6.567cm" svg:y="5.815cm">
          <text:p text:style-name="P21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62cm" svg:y="5.08cm">
          <text:p text:style-name="P21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055cm" svg:y="3.492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655cm" svg:y="4.592cm">
          <text:p text:style-name="P21"><text:span text:style-name="T15">3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287cm" svg:y="3.175cm">
          <text:p text:style-name="P21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087cm" svg:y="4.37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8.732cm" svg:y="5.397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7.145cm" svg:y="5.08cm">
          <text:p text:style-name="P21"><text:span text:style-name="T15">1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685cm" svg:y="6.668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567cm" svg:y="7.72cm">
          <text:p text:style-name="P21"><text:span text:style-name="T15">3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537cm" svg:y="8.573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1.907cm" svg:y="9.525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927cm" svg:y="8.155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075cm" svg:y="9.108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557cm" svg:y="10.478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51cm" svg:y="11.865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705cm" svg:y="9.2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335cm" svg:y="9.207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085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99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007cm" svg:y="6.0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895cm" svg:y="5.7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9cm" svg:y="7.62cm">
          <text:p text:style-name="P21"><text:span text:style-name="T15">3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747cm" svg:y="8.573cm">
          <text:p text:style-name="P21"><text:span text:style-name="T15">2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06cm" svg:y="9.3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725cm" svg:y="10.06cm">
          <text:p text:style-name="P21"><text:span text:style-name="T15">2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33cm" svg:y="11.33cm">
          <text:p text:style-name="P21"><text:span text:style-name="T15">4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38cm" svg:y="6.885cm">
          <text:p text:style-name="P21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6.032cm" svg:y="8.255cm">
          <text:p text:style-name="P21"><text:span text:style-name="T15">2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715cm" svg:y="9.007cm">
          <text:p text:style-name="P21"><text:span text:style-name="T15">1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4.762cm" svg:y="10.06cm">
          <text:p text:style-name="P21"><text:span text:style-name="T15">41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5.932cm" svg:height="1.587cm" svg:x="21.907cm" svg:y="0.1cm">
          <text:p text:style-name="P7"><text:span text:style-name="T2">Total flow: 26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953cm" svg:height="0.953cm" draw:transform="rotate (-0.911934534167038) translate (4.571cm 4.989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0.646819020789099) translate (7.137cm 5.971cm)">
          <text:p text:style-name="P5"><text:span text:style-name="T1">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40760804173343) translate (12.67cm 6.885cm)">
          <text:p text:style-name="P27"><text:span text:style-name="T18">1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0.605105651666435) translate (16.417cm 4.762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2.30400914555771) translate (20.983cm 5.617cm)">
          <text:p text:style-name="P27"><text:span text:style-name="T18">15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2.19841672581206) translate (5.812cm 9.38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46660017045083) translate (10.79cm 10.477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0.947539250907722) translate (10.476cm 9.326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68302099769813) translate (19.547cm 6.87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1.6004669240788) translate (6.35cm 7.302cm)">
          <text:p text:style-name="P5"><text:span text:style-name="T1">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1.51337499440428) translate (9.611cm 3.868cm)">
          <text:p text:style-name="P5"><text:span text:style-name="T1">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1.4154620233674) translate (14.869cm 3.614cm)">
          <text:p text:style-name="P5"><text:span text:style-name="T1">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39" draw:text-style-name="P22" draw:layer="layout" svg:width="0.635cm" svg:height="0.317cm" svg:x="13.969cm" svg:y="5.196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164cm" svg:y="5.831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7.837cm" svg:height="1.587cm" svg:x="20.002cm" svg:y="13.97cm">
          <text:p text:style-name="P25"><text:span text:style-name="T17">Increase potential: 9</text:span></text:p>
          <draw:enhanced-geometry svg:viewBox="0 0 21600 21600" draw:type="rectangle" draw:enhanced-path="M 0 0 L 21600 0 21600 21600 0 21600 0 0 Z N"/>
        </draw:custom-shape>
      </draw:page>
      <draw:page draw:name="page42" draw:style-name="dp1" draw:master-page-name="Default">
        <draw:path draw:style-name="gr25" draw:text-style-name="P1" draw:layer="layout" svg:width="1.6cm" svg:height="4.483cm" draw:transform="rotate (0.726755100530439) translate (2.844cm 7.923cm)" svg:viewBox="0 0 1601 4484" svg:d="M0 0c580 2215 2161 2347 1397 4484">
          <text:p/>
        </draw:path>
        <draw:path draw:style-name="gr25" draw:text-style-name="P1" draw:layer="layout" svg:width="3.295cm" svg:height="2.504cm" draw:transform="rotate (0.726755100530439) translate (8.442cm 10.981cm)" svg:viewBox="0 0 3296 2505" svg:d="M0 0c2040 271 2066 719 3296 2505">
          <text:p/>
        </draw:path>
        <draw:path draw:style-name="gr52" draw:text-style-name="P1" draw:layer="layout" svg:width="4.296cm" svg:height="4.244cm" draw:transform="skewX (1.02114420597544E-016) rotate (0.726755100530439) translate (15.862cm 6.971cm)" svg:viewBox="0 0 4297 4245" svg:d="M0 0c2769 1187 3322 2952 4297 4245">
          <text:p/>
        </draw:path>
        <draw:path draw:style-name="gr25" draw:text-style-name="P1" draw:layer="layout" svg:width="1.501cm" svg:height="3.578cm" draw:transform="rotate (0.726755100530439) translate (9.82147610979947cm 8.78571304057179cm)" svg:viewBox="0 0 1502 3579" svg:d="M1502 3579c-1926-2135-1520-2894-1335-3579">
          <text:p/>
        </draw:path>
        <draw:path draw:style-name="gr45" draw:text-style-name="P1" draw:layer="layout" svg:width="4.033cm" svg:height="0.719cm" draw:transform="rotate (0.726755100530439) translate (2.06159067816137cm 6.44691171739232cm)" svg:viewBox="0 0 4034 720" svg:d="M0 720c1081-738 2637-1054 4034-238">
          <text:p/>
        </draw:path>
        <draw:path draw:style-name="gr25" draw:text-style-name="P1" draw:layer="layout" svg:width="4.27cm" svg:height="0.558cm" draw:transform="rotate (0.726755100530439) translate (3.15804884887306cm 7.28293428496948cm)" svg:viewBox="0 0 4271 559" svg:d="M4271 0c-2188 1027-2900 395-4271 26">
          <text:p/>
        </draw:path>
        <draw:line draw:style-name="gr43" draw:text-style-name="P1" draw:layer="layout" svg:x1="6.35cm" svg:y1="4.127cm" svg:x2="2.222cm" svg:y2="7.62cm">
          <text:p/>
        </draw:line>
        <draw:line draw:style-name="gr43" draw:text-style-name="P1" draw:layer="layout" svg:x1="6.35cm" svg:y1="4.128cm" svg:x2="9.207cm" svg:y2="7.937cm">
          <text:p/>
        </draw:line>
        <draw:line draw:style-name="gr48" draw:text-style-name="P1" draw:layer="layout" svg:x1="7.62cm" svg:y1="11.112cm" svg:x2="2.222cm" svg:y2="7.621cm">
          <text:p/>
        </draw:line>
        <draw:line draw:style-name="gr48" draw:text-style-name="P1" draw:layer="layout" svg:x1="7.621cm" svg:y1="11.113cm" svg:x2="13.652cm" svg:y2="10.795cm">
          <text:p/>
        </draw:line>
        <draw:line draw:style-name="gr48" draw:text-style-name="P1" draw:layer="layout" svg:x1="9.207cm" svg:y1="7.937cm" svg:x2="13.653cm" svg:y2="10.795cm">
          <text:p/>
        </draw:line>
        <draw:line draw:style-name="gr48" draw:text-style-name="P1" draw:layer="layout" svg:x1="6.35cm" svg:y1="4.127cm" svg:x2="11.431cm" svg:y2="4.445cm">
          <text:p/>
        </draw:line>
        <draw:line draw:style-name="gr48" draw:text-style-name="P1" draw:layer="layout" svg:x1="17.78cm" svg:y1="3.81cm" svg:x2="11.432cm" svg:y2="4.445cm">
          <text:p/>
        </draw:line>
        <draw:line draw:style-name="gr48" draw:text-style-name="P1" draw:layer="layout" svg:x1="15.24cm" svg:y1="6.985cm" svg:x2="11.432cm" svg:y2="4.446cm">
          <text:p/>
        </draw:line>
        <draw:line draw:style-name="gr43" draw:text-style-name="P1" draw:layer="layout" svg:x1="15.24cm" svg:y1="6.986cm" svg:x2="9.207cm" svg:y2="7.937cm">
          <text:p/>
        </draw:line>
        <draw:line draw:style-name="gr43" draw:text-style-name="P1" draw:layer="layout" svg:x1="15.243cm" svg:y1="6.987cm" svg:x2="17.78cm" svg:y2="3.81cm">
          <text:p/>
        </draw:line>
        <draw:line draw:style-name="gr48" draw:text-style-name="P1" draw:layer="layout" svg:x1="15.243cm" svg:y1="6.987cm" svg:x2="22.86cm" svg:y2="7.62cm">
          <text:p/>
        </draw:line>
        <draw:line draw:style-name="gr43" draw:text-style-name="P1" draw:layer="layout" svg:x1="22.86cm" svg:y1="7.621cm" svg:x2="17.78cm" svg:y2="3.81cm">
          <text:p/>
        </draw:line>
        <draw:line draw:style-name="gr48" draw:text-style-name="P1" draw:layer="layout" svg:x1="2.222cm" svg:y1="7.62cm" svg:x2="9.208cm" svg:y2="7.938cm">
          <text:p/>
        </draw:line>
        <draw:custom-shape draw:style-name="gr38" draw:text-style-name="P22" draw:layer="layout" svg:width="0.635cm" svg:height="0.318cm" svg:x="2.54cm" svg:y="5.714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197cm" svg:y="5.815cm">
          <text:p text:style-name="P21"><text:span text:style-name="T15">17</text:span></text:p>
          <draw:enhanced-geometry svg:viewBox="0 0 21600 21600" draw:type="rectangle" draw:enhanced-path="M 0 0 L 21600 0 21600 21600 0 21600 0 0 Z N"/>
        </draw:custom-shape>
        <draw:path draw:style-name="gr25" draw:text-style-name="P1" draw:layer="layout" svg:width="2.636cm" svg:height="1.212cm" draw:transform="rotate (0.726755100530439) translate (8.50090095691477cm 6.71334448576708cm)" svg:viewBox="0 0 2637 1213" svg:d="M0 1213c422-474 1029-1634 2637-1054">
          <text:p/>
        </draw:path>
        <draw:path draw:style-name="gr25" draw:text-style-name="P1" draw:layer="layout" svg:width="2.399cm" svg:height="1.264cm" draw:transform="rotate (0.726755100530439) translate (6.46146627686726cm 9.84961426667834cm)" svg:viewBox="0 0 2400 1265" svg:d="M0 1265c422-475 1055-1187 2400-1265">
          <text:p/>
        </draw:path>
        <draw:path draw:style-name="gr25" draw:text-style-name="P1" draw:layer="layout" svg:width="2.373cm" svg:height="1.768cm" draw:transform="rotate (0.726755100530439) translate (12.6769050701788cm 9.25631836917727cm)" svg:viewBox="0 0 2374 1769" svg:d="M0 1769c422-475 1003-2084 2374-1714">
          <text:p/>
        </draw:path>
        <draw:path draw:style-name="gr25" draw:text-style-name="P1" draw:layer="layout" svg:width="4.008cm" svg:height="0.802cm" draw:transform="rotate (0.726755100530439) translate (18.8335161285384cm 10.5129669172615cm)" svg:viewBox="0 0 4009 803" svg:d="M0 803c422-475 2637-1055 4009-686">
          <text:p/>
        </draw:path>
        <draw:path draw:style-name="gr25" draw:text-style-name="P1" draw:layer="layout" svg:width="4.454cm" svg:height="0.919cm" draw:transform="rotate (0.726755100530439) translate (19.8473358857861cm 10.8973736084194cm)" svg:viewBox="0 0 4455 920" svg:d="M4455 0c-2188 1027-3084 1081-4455 711">
          <text:p/>
        </draw:path>
        <draw:path draw:style-name="gr25" draw:text-style-name="P1" draw:layer="layout" svg:width="2.425cm" svg:height="0.982cm" draw:transform="rotate (0.726755100530439) translate (9.41732666533314cm 6.59163111850407cm)" svg:viewBox="0 0 2426 983" svg:d="M2426 0c-844 949-1055 1186-2426 817">
          <text:p/>
        </draw:path>
        <draw:path draw:style-name="gr25" draw:text-style-name="P1" draw:layer="layout" svg:width="2.188cm" svg:height="1.026cm" draw:transform="rotate (0.726755100530439) translate (7.78937392512589cm 9.80922003517707cm)" svg:viewBox="0 0 2189 1027" svg:d="M2189 0c-844 949-703 941-2189 1027">
          <text:p/>
        </draw:path>
        <draw:path draw:style-name="gr25" draw:text-style-name="P1" draw:layer="layout" svg:width="2.187cm" svg:height="1.451cm" draw:transform="rotate (0.726755100530439) translate (13.4044622968827cm 8.97414146466439cm)" svg:viewBox="0 0 2188 1452" svg:d="M2188 0c-532 1226-979 1252-2188 1452">
          <text:p/>
        </draw:path>
        <draw:path draw:style-name="gr25" draw:text-style-name="P1" draw:layer="layout" svg:width="2.425cm" svg:height="0.981cm" draw:transform="rotate (0.726755100530439) translate (15.6497681566272cm 6.0571276834357cm)" svg:viewBox="0 0 2426 982" svg:d="M2426 0c-844 949-1055 1185-2426 816">
          <text:p/>
        </draw:path>
        <draw:path draw:style-name="gr52" draw:text-style-name="P1" draw:layer="layout" svg:width="4.033cm" svg:height="3.586cm" draw:transform="rotate (0.726755100530439) translate (2.857cm 7.62cm)" svg:viewBox="0 0 4034 3587" svg:d="M0 0c2769 1187 3059 2294 4034 3587">
          <text:p/>
        </draw:path>
        <draw:path draw:style-name="gr52" draw:text-style-name="P1" draw:layer="layout" svg:width="2.686cm" svg:height="2.232cm" draw:transform="rotate (0.726755100530439) translate (6.985cm 4.127cm)" svg:viewBox="0 0 2687 2233" svg:d="M0 0c1608 580 2398 1126 2687 2233">
          <text:p/>
        </draw:path>
        <draw:path draw:style-name="gr50" draw:text-style-name="P1" draw:layer="layout" svg:width="4.217cm" svg:height="2.9cm" draw:transform="rotate (0.726755100530439) translate (11.747cm 4.11cm)" svg:viewBox="0 0 4218 2901" svg:d="M0 0c2769 1187 3243 1608 4218 2901">
          <text:p/>
        </draw:path>
        <draw:path draw:style-name="gr25" draw:text-style-name="P1" draw:layer="layout" svg:width="2.662cm" svg:height="3.215cm" draw:transform="rotate (0.726755100530439) translate (14.288cm 10.796cm)" svg:viewBox="0 0 2663 3216" svg:d="M0 0c2584 1871 2136 1898 2663 3216">
          <text:p/>
        </draw:path>
        <draw:path draw:style-name="gr25" draw:text-style-name="P1" draw:layer="layout" svg:width="1.248cm" svg:height="3.532cm" draw:transform="rotate (0.726755100530439) translate (9.842cm 8.255cm)" svg:viewBox="0 0 1249 3533" svg:d="M0 0c1898 1688 1054 2637 1107 3533">
          <text:p/>
        </draw:path>
        <draw:path draw:style-name="gr45" draw:text-style-name="P1" draw:layer="layout" svg:width="0.48cm" svg:height="3.374cm" draw:transform="rotate (0.726755100530439) translate (6.64728992703064cm 4.46252404381854cm)" svg:viewBox="0 0 481 3375" svg:d="M26 0c791 1977 396 2901-26 3375">
          <text:p/>
        </draw:path>
        <draw:path draw:style-name="gr52" draw:text-style-name="P1" draw:layer="layout" svg:width="1.163cm" svg:height="2.636cm" draw:transform="rotate (0.726755100530439) translate (12.165cm 4.862cm)" svg:viewBox="0 0 1164 2637" svg:d="M0 0c738 1081 1441 1573 1054 2637">
          <text:p/>
        </draw:path>
        <draw:path draw:style-name="gr25" draw:text-style-name="P1" draw:layer="layout" svg:width="0.584cm" svg:height="4.93cm" draw:transform="rotate (0.726755100530439) translate (15.557cm 7.302cm)" svg:viewBox="0 0 585 4931" svg:d="M0 0c738 1081 711 4457 290 4931">
          <text:p/>
        </draw:path>
        <draw:path draw:style-name="gr25" draw:text-style-name="P1" draw:layer="layout" svg:width="2.661cm" svg:height="3.216cm" draw:transform="rotate (0.726755100530439) translate (14.505cm 11.33cm)" svg:viewBox="0 0 2662 3217" svg:d="M2662 3217c-1898-1688-2108-1450-2662-3217">
          <text:p/>
        </draw:path>
        <draw:path draw:style-name="gr25" draw:text-style-name="P1" draw:layer="layout" svg:width="3.971cm" svg:height="3.175cm" draw:transform="rotate (0.726755100530439) translate (8.573cm 11.496cm)" svg:viewBox="0 0 3972 3176" svg:d="M3972 3176c-1898-1688-3418-1409-3972-3176">
          <text:p/>
        </draw:path>
        <draw:path draw:style-name="gr25" draw:text-style-name="P1" draw:layer="layout" svg:width="1.599cm" svg:height="4.925cm" draw:transform="rotate (0.726755100530439) translate (2.93286171317628cm 8.39346112785382cm)" svg:viewBox="0 0 1600 4926" svg:d="M1600 4926c-1476-2162-1699-3344-1568-4926">
          <text:p/>
        </draw:path>
        <draw:path draw:style-name="gr25" draw:text-style-name="P1" draw:layer="layout" svg:width="4.499cm" svg:height="4.493cm" draw:transform="rotate (0.726755100530439) translate (16.193cm 7.251cm)" svg:viewBox="0 0 4500 4494" svg:d="M4500 4494c-1635-1029-3946-2727-4500-4494">
          <text:p/>
        </draw:path>
        <draw:path draw:style-name="gr25" draw:text-style-name="P1" draw:layer="layout" svg:width="3.725cm" svg:height="2.498cm" draw:transform="rotate (0.726755100530439) translate (10.16cm 7.91cm)" svg:viewBox="0 0 3726 2499" svg:d="M3726 2499c-1634-1029-2031-106-3726-2499">
          <text:p/>
        </draw:path>
        <draw:path draw:style-name="gr25" draw:text-style-name="P1" draw:layer="layout" svg:width="4.014cm" svg:height="3.605cm" draw:transform="rotate (0.726755100530439) translate (3.175cm 7.91cm)" svg:viewBox="0 0 4015 3606" svg:d="M4015 3606c-1845-791-2320-1213-4015-3606">
          <text:p/>
        </draw:path>
        <draw:path draw:style-name="gr25" draw:text-style-name="P1" draw:layer="layout" svg:width="2.668cm" svg:height="2.254cm" draw:transform="rotate (0.726755100530439) translate (7.302cm 4.433cm)" svg:viewBox="0 0 2669 2255" svg:d="M2669 2255c-1134-159-2294-765-2669-2255">
          <text:p/>
        </draw:path>
        <draw:path draw:style-name="gr25" draw:text-style-name="P1" draw:layer="layout" svg:width="3.968cm" svg:height="2.703cm" draw:transform="rotate (0.726755100530439) translate (12.382cm 4.445cm)" svg:viewBox="0 0 3969 2704" svg:d="M3969 2704c-1134-158-3594-1214-3969-2704">
          <text:p/>
        </draw:path>
        <draw:path draw:style-name="gr25" draw:text-style-name="P1" draw:layer="layout" svg:width="1.286cm" svg:height="4.429cm" draw:transform="rotate (0.726755100530439) translate (18.3198159681709cm 4.74662724350089cm)" svg:viewBox="0 0 1287 4430" svg:d="M1287 4430c-1556-3507-1345-3745-1160-4430">
          <text:p/>
        </draw:path>
        <draw:path draw:style-name="gr25" draw:text-style-name="P1" draw:layer="layout" svg:width="0.54cm" svg:height="4.93cm" draw:transform="rotate (0.726755100530439) translate (15.3687547793415cm 8.10436708689914cm)" svg:viewBox="0 0 541 4931" svg:d="M541 4931c-870-3322-474-4246-289-4931">
          <text:p/>
        </draw:path>
        <draw:path draw:style-name="gr25" draw:text-style-name="P1" draw:layer="layout" svg:width="1.086cm" svg:height="2.785cm" draw:transform="rotate (0.726755100530439) translate (11.9411822268689cm 5.30708523840763cm)" svg:viewBox="0 0 1087 2786" svg:d="M1087 2786c-1424-1265-1106-2101-921-2786">
          <text:p/>
        </draw:path>
        <draw:path draw:style-name="gr52" draw:text-style-name="P1" draw:layer="layout" svg:width="0.439cm" svg:height="3.377cm" draw:transform="rotate (0.726755100530439) translate (6.31615243711787cm 5.38791170814925cm)" svg:viewBox="0 0 440 3378" svg:d="M440 3378c-790-1978-312-2693-127-3378">
          <text:p/>
        </draw:path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0.635cm" svg:height="0.317cm" svg:x="6.567cm" svg:y="5.815cm">
          <text:p text:style-name="P2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62cm" svg:y="5.08cm">
          <text:p text:style-name="P21"><text:span text:style-name="T15">2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055cm" svg:y="3.492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655cm" svg:y="4.592cm">
          <text:p text:style-name="P21"><text:span text:style-name="T15">4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287cm" svg:y="3.175cm">
          <text:p text:style-name="P21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087cm" svg:y="4.37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8.732cm" svg:y="5.397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7.145cm" svg:y="5.08cm">
          <text:p text:style-name="P21"><text:span text:style-name="T15">1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685cm" svg:y="6.668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567cm" svg:y="7.72cm">
          <text:p text:style-name="P21"><text:span text:style-name="T15">4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537cm" svg:y="8.573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1.907cm" svg:y="9.525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927cm" svg:y="8.155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075cm" svg:y="9.108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557cm" svg:y="10.478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51cm" svg:y="11.865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705cm" svg:y="9.2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335cm" svg:y="9.207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085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99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007cm" svg:y="6.0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895cm" svg:y="5.7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9cm" svg:y="7.62cm">
          <text:p text:style-name="P21"><text:span text:style-name="T15">3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747cm" svg:y="8.573cm">
          <text:p text:style-name="P21"><text:span text:style-name="T15">2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06cm" svg:y="9.3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725cm" svg:y="10.06cm">
          <text:p text:style-name="P21"><text:span text:style-name="T15">2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33cm" svg:y="11.33cm">
          <text:p text:style-name="P21"><text:span text:style-name="T15">4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38cm" svg:y="6.88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6.032cm" svg:y="8.255cm">
          <text:p text:style-name="P21"><text:span text:style-name="T15">3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715cm" svg:y="9.007cm">
          <text:p text:style-name="P21"><text:span text:style-name="T15">1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4.762cm" svg:y="10.06cm">
          <text:p text:style-name="P21"><text:span text:style-name="T15">41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5.932cm" svg:height="1.587cm" svg:x="21.907cm" svg:y="0.1cm">
          <text:p text:style-name="P7"><text:span text:style-name="T2">Total flow: 35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953cm" svg:height="0.953cm" draw:transform="rotate (-0.911934534167038) translate (4.571cm 4.989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layout" svg:width="0.953cm" svg:height="0.953cm" draw:transform="rotate (0.646819020789099) translate (7.137cm 5.971cm)">
          <text:p text:style-name="P29"><text:span text:style-name="T19">10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40760804173343) translate (12.67cm 6.885cm)">
          <text:p text:style-name="P27"><text:span text:style-name="T18">1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0.605105651666435) translate (16.417cm 4.762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2.30400914555771) translate (20.983cm 5.617cm)">
          <text:p text:style-name="P27"><text:span text:style-name="T18">15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2.19841672581206) translate (5.812cm 9.38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46660017045083) translate (10.79cm 10.477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0.947539250907722) translate (10.476cm 9.326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68302099769813) translate (19.547cm 6.87cm)">
          <text:p text:style-name="P27"><text:span text:style-name="T18">20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layout" svg:width="0.953cm" svg:height="0.953cm" draw:transform="rotate (-1.6004669240788) translate (6.35cm 7.302cm)">
          <text:p text:style-name="P29"><text:span text:style-name="T19">1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layout" svg:width="0.953cm" svg:height="0.953cm" draw:transform="rotate (-1.51337499440428) translate (9.611cm 3.868cm)">
          <text:p text:style-name="P29"><text:span text:style-name="T19">1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1.4154620233674) translate (14.869cm 3.614cm)">
          <text:p text:style-name="P5"><text:span text:style-name="T1">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39" draw:text-style-name="P22" draw:layer="layout" svg:width="0.635cm" svg:height="0.317cm" svg:x="13.969cm" svg:y="5.196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164cm" svg:y="5.831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7.837cm" svg:height="1.587cm" svg:x="20.002cm" svg:y="13.97cm">
          <text:p text:style-name="P25"><text:span text:style-name="T17">Increase potential: 0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953cm" svg:height="0.953cm" draw:transform="rotate (-2.22424759874157) translate (14.394cm 5.836cm)">
          <text:p text:style-name="P5"><text:span text:style-name="T1">9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</draw:page>
      <draw:page draw:name="page43" draw:style-name="dp1" draw:master-page-name="Default">
        <draw:path draw:style-name="gr25" draw:text-style-name="P1" draw:layer="layout" svg:width="1.6cm" svg:height="4.483cm" draw:transform="rotate (0.726755100530439) translate (2.844cm 7.923cm)" svg:viewBox="0 0 1601 4484" svg:d="M0 0c580 2215 2161 2347 1397 4484">
          <text:p/>
        </draw:path>
        <draw:path draw:style-name="gr25" draw:text-style-name="P1" draw:layer="layout" svg:width="3.295cm" svg:height="2.504cm" draw:transform="rotate (0.726755100530439) translate (8.442cm 10.981cm)" svg:viewBox="0 0 3296 2505" svg:d="M0 0c2040 271 2066 719 3296 2505">
          <text:p/>
        </draw:path>
        <draw:path draw:style-name="gr53" draw:text-style-name="P1" draw:layer="layout" svg:width="4.296cm" svg:height="4.244cm" draw:transform="skewX (1.02114420597544E-016) rotate (0.726755100530439) translate (15.862cm 6.971cm)" svg:viewBox="0 0 4297 4245" svg:d="M0 0c2769 1187 3322 2952 4297 4245">
          <text:p/>
        </draw:path>
        <draw:path draw:style-name="gr49" draw:text-style-name="P1" draw:layer="layout" svg:width="3.743cm" svg:height="2.478cm" draw:transform="rotate (0.726755100530439) translate (9.829cm 7.606cm)" svg:viewBox="0 0 3744 2479" svg:d="M0 0c2769 1187 2768 1186 3744 2479">
          <text:p/>
        </draw:path>
        <draw:path draw:style-name="gr25" draw:text-style-name="P1" draw:layer="layout" svg:width="1.501cm" svg:height="3.578cm" draw:transform="rotate (0.726755100530439) translate (9.82147610979947cm 8.78571304057179cm)" svg:viewBox="0 0 1502 3579" svg:d="M1502 3579c-1926-2135-1520-2894-1335-3579">
          <text:p/>
        </draw:path>
        <draw:path draw:style-name="gr45" draw:text-style-name="P1" draw:layer="layout" svg:width="4.033cm" svg:height="0.719cm" draw:transform="rotate (0.726755100530439) translate (2.06159067816137cm 6.44691171739232cm)" svg:viewBox="0 0 4034 720" svg:d="M0 720c1081-738 2637-1054 4034-238">
          <text:p/>
        </draw:path>
        <draw:path draw:style-name="gr25" draw:text-style-name="P1" draw:layer="layout" svg:width="4.27cm" svg:height="0.558cm" draw:transform="rotate (0.726755100530439) translate (3.15804884887306cm 7.28293428496948cm)" svg:viewBox="0 0 4271 559" svg:d="M4271 0c-2188 1027-2900 395-4271 26">
          <text:p/>
        </draw:path>
        <draw:line draw:style-name="gr43" draw:text-style-name="P1" draw:layer="layout" svg:x1="6.35cm" svg:y1="4.127cm" svg:x2="2.222cm" svg:y2="7.62cm">
          <text:p/>
        </draw:line>
        <draw:line draw:style-name="gr43" draw:text-style-name="P1" draw:layer="layout" svg:x1="6.35cm" svg:y1="4.128cm" svg:x2="9.207cm" svg:y2="7.937cm">
          <text:p/>
        </draw:line>
        <draw:line draw:style-name="gr48" draw:text-style-name="P1" draw:layer="layout" svg:x1="7.62cm" svg:y1="11.112cm" svg:x2="2.222cm" svg:y2="7.621cm">
          <text:p/>
        </draw:line>
        <draw:line draw:style-name="gr34" draw:text-style-name="P1" draw:layer="layout" svg:x1="7.62cm" svg:y1="11.113cm" svg:x2="9.207cm" svg:y2="7.937cm">
          <text:p/>
        </draw:line>
        <draw:line draw:style-name="gr48" draw:text-style-name="P1" draw:layer="layout" svg:x1="7.621cm" svg:y1="11.113cm" svg:x2="13.652cm" svg:y2="10.795cm">
          <text:p/>
        </draw:line>
        <draw:line draw:style-name="gr48" draw:text-style-name="P1" draw:layer="layout" svg:x1="9.207cm" svg:y1="7.937cm" svg:x2="13.653cm" svg:y2="10.795cm">
          <text:p/>
        </draw:line>
        <draw:line draw:style-name="gr34" draw:text-style-name="P1" draw:layer="layout" svg:x1="9.207cm" svg:y1="7.937cm" svg:x2="11.43cm" svg:y2="4.445cm">
          <text:p/>
        </draw:line>
        <draw:line draw:style-name="gr48" draw:text-style-name="P1" draw:layer="layout" svg:x1="6.35cm" svg:y1="4.127cm" svg:x2="11.431cm" svg:y2="4.445cm">
          <text:p/>
        </draw:line>
        <draw:line draw:style-name="gr48" draw:text-style-name="P1" draw:layer="layout" svg:x1="17.78cm" svg:y1="3.81cm" svg:x2="11.432cm" svg:y2="4.445cm">
          <text:p/>
        </draw:line>
        <draw:line draw:style-name="gr48" draw:text-style-name="P1" draw:layer="layout" svg:x1="15.24cm" svg:y1="6.985cm" svg:x2="11.432cm" svg:y2="4.446cm">
          <text:p/>
        </draw:line>
        <draw:line draw:style-name="gr43" draw:text-style-name="P1" draw:layer="layout" svg:x1="15.24cm" svg:y1="6.986cm" svg:x2="9.207cm" svg:y2="7.937cm">
          <text:p/>
        </draw:line>
        <draw:line draw:style-name="gr34" draw:text-style-name="P1" draw:layer="layout" svg:x1="15.241cm" svg:y1="6.987cm" svg:x2="13.652cm" svg:y2="10.795cm">
          <text:p/>
        </draw:line>
        <draw:line draw:style-name="gr34" draw:text-style-name="P1" draw:layer="layout" svg:x1="15.242cm" svg:y1="6.987cm" svg:x2="19.367cm" svg:y2="11.747cm">
          <text:p/>
        </draw:line>
        <draw:line draw:style-name="gr43" draw:text-style-name="P1" draw:layer="layout" svg:x1="15.243cm" svg:y1="6.987cm" svg:x2="17.78cm" svg:y2="3.81cm">
          <text:p/>
        </draw:line>
        <draw:line draw:style-name="gr34" draw:text-style-name="P1" draw:layer="layout" svg:x1="13.652cm" svg:y1="10.795cm" svg:x2="19.368cm" svg:y2="11.747cm">
          <text:p/>
        </draw:line>
        <draw:line draw:style-name="gr48" draw:text-style-name="P1" draw:layer="layout" svg:x1="15.243cm" svg:y1="6.987cm" svg:x2="22.86cm" svg:y2="7.62cm">
          <text:p/>
        </draw:line>
        <draw:line draw:style-name="gr34" draw:text-style-name="P1" draw:layer="layout" svg:x1="22.86cm" svg:y1="7.62cm" svg:x2="19.368cm" svg:y2="11.747cm">
          <text:p/>
        </draw:line>
        <draw:line draw:style-name="gr43" draw:text-style-name="P1" draw:layer="layout" svg:x1="22.86cm" svg:y1="7.621cm" svg:x2="17.78cm" svg:y2="3.81cm">
          <text:p/>
        </draw:line>
        <draw:line draw:style-name="gr48" draw:text-style-name="P1" draw:layer="layout" svg:x1="2.222cm" svg:y1="7.62cm" svg:x2="9.208cm" svg:y2="7.938cm">
          <text:p/>
        </draw:line>
        <draw:custom-shape draw:style-name="gr38" draw:text-style-name="P22" draw:layer="layout" svg:width="0.635cm" svg:height="0.318cm" svg:x="2.54cm" svg:y="5.714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197cm" svg:y="5.815cm">
          <text:p text:style-name="P21"><text:span text:style-name="T15">17</text:span></text:p>
          <draw:enhanced-geometry svg:viewBox="0 0 21600 21600" draw:type="rectangle" draw:enhanced-path="M 0 0 L 21600 0 21600 21600 0 21600 0 0 Z N"/>
        </draw:custom-shape>
        <draw:path draw:style-name="gr25" draw:text-style-name="P1" draw:layer="layout" svg:width="2.636cm" svg:height="1.212cm" draw:transform="rotate (0.726755100530439) translate (8.50090095691477cm 6.71334448576708cm)" svg:viewBox="0 0 2637 1213" svg:d="M0 1213c422-474 1029-1634 2637-1054">
          <text:p/>
        </draw:path>
        <draw:path draw:style-name="gr25" draw:text-style-name="P1" draw:layer="layout" svg:width="2.399cm" svg:height="1.264cm" draw:transform="rotate (0.726755100530439) translate (6.46146627686726cm 9.84961426667834cm)" svg:viewBox="0 0 2400 1265" svg:d="M0 1265c422-475 1055-1187 2400-1265">
          <text:p/>
        </draw:path>
        <draw:path draw:style-name="gr25" draw:text-style-name="P1" draw:layer="layout" svg:width="2.373cm" svg:height="1.768cm" draw:transform="rotate (0.726755100530439) translate (12.6769050701788cm 9.25631836917727cm)" svg:viewBox="0 0 2374 1769" svg:d="M0 1769c422-475 1003-2084 2374-1714">
          <text:p/>
        </draw:path>
        <draw:path draw:style-name="gr46" draw:text-style-name="P1" draw:layer="layout" svg:width="2.662cm" svg:height="0.831cm" draw:transform="rotate (0.726755100530439) translate (14.7870454418685cm 5.94606736833315cm)" svg:viewBox="0 0 2663 832" svg:d="M0 832c422-474 1362-1205 2663-607">
          <text:p/>
        </draw:path>
        <draw:path draw:style-name="gr25" draw:text-style-name="P1" draw:layer="layout" svg:width="4.008cm" svg:height="0.802cm" draw:transform="rotate (0.726755100530439) translate (18.8335161285384cm 10.5129669172615cm)" svg:viewBox="0 0 4009 803" svg:d="M0 803c422-475 2637-1055 4009-686">
          <text:p/>
        </draw:path>
        <draw:path draw:style-name="gr25" draw:text-style-name="P1" draw:layer="layout" svg:width="4.454cm" svg:height="0.919cm" draw:transform="rotate (0.726755100530439) translate (19.8473358857861cm 10.8973736084194cm)" svg:viewBox="0 0 4455 920" svg:d="M4455 0c-2188 1027-3084 1081-4455 711">
          <text:p/>
        </draw:path>
        <draw:path draw:style-name="gr25" draw:text-style-name="P1" draw:layer="layout" svg:width="2.425cm" svg:height="0.982cm" draw:transform="rotate (0.726755100530439) translate (9.41732666533314cm 6.59163111850407cm)" svg:viewBox="0 0 2426 983" svg:d="M2426 0c-844 949-1055 1186-2426 817">
          <text:p/>
        </draw:path>
        <draw:path draw:style-name="gr25" draw:text-style-name="P1" draw:layer="layout" svg:width="2.188cm" svg:height="1.026cm" draw:transform="rotate (0.726755100530439) translate (7.78937392512589cm 9.80922003517707cm)" svg:viewBox="0 0 2189 1027" svg:d="M2189 0c-844 949-703 941-2189 1027">
          <text:p/>
        </draw:path>
        <draw:path draw:style-name="gr25" draw:text-style-name="P1" draw:layer="layout" svg:width="2.187cm" svg:height="1.451cm" draw:transform="rotate (0.726755100530439) translate (13.4044622968827cm 8.97414146466439cm)" svg:viewBox="0 0 2188 1452" svg:d="M2188 0c-532 1226-979 1252-2188 1452">
          <text:p/>
        </draw:path>
        <draw:path draw:style-name="gr25" draw:text-style-name="P1" draw:layer="layout" svg:width="2.425cm" svg:height="0.981cm" draw:transform="rotate (0.726755100530439) translate (15.6497681566272cm 6.0571276834357cm)" svg:viewBox="0 0 2426 982" svg:d="M2426 0c-844 949-1055 1185-2426 816">
          <text:p/>
        </draw:path>
        <draw:path draw:style-name="gr54" draw:text-style-name="P1" draw:layer="layout" svg:width="4.033cm" svg:height="3.586cm" draw:transform="rotate (0.726755100530439) translate (2.857cm 7.62cm)" svg:viewBox="0 0 4034 3587" svg:d="M0 0c2769 1187 3059 2294 4034 3587">
          <text:p/>
        </draw:path>
        <draw:path draw:style-name="gr54" draw:text-style-name="P1" draw:layer="layout" svg:width="2.686cm" svg:height="2.232cm" draw:transform="rotate (0.726755100530439) translate (6.985cm 4.127cm)" svg:viewBox="0 0 2687 2233" svg:d="M0 0c1608 580 2398 1126 2687 2233">
          <text:p/>
        </draw:path>
        <draw:path draw:style-name="gr50" draw:text-style-name="P1" draw:layer="layout" svg:width="4.217cm" svg:height="2.9cm" draw:transform="rotate (0.726755100530439) translate (11.747cm 4.11cm)" svg:viewBox="0 0 4218 2901" svg:d="M0 0c2769 1187 3243 1608 4218 2901">
          <text:p/>
        </draw:path>
        <draw:path draw:style-name="gr51" draw:text-style-name="P1" draw:layer="layout" svg:width="1.37cm" svg:height="4.666cm" draw:transform="rotate (0.726755100530439) translate (18.415cm 3.91cm)" svg:viewBox="0 0 1371 4667" svg:d="M0 0c1713 2373 1556 3507 949 4667">
          <text:p/>
        </draw:path>
        <draw:path draw:style-name="gr25" draw:text-style-name="P1" draw:layer="layout" svg:width="2.662cm" svg:height="3.215cm" draw:transform="rotate (0.726755100530439) translate (14.288cm 10.796cm)" svg:viewBox="0 0 2663 3216" svg:d="M0 0c2584 1871 2136 1898 2663 3216">
          <text:p/>
        </draw:path>
        <draw:path draw:style-name="gr25" draw:text-style-name="P1" draw:layer="layout" svg:width="1.248cm" svg:height="3.532cm" draw:transform="rotate (0.726755100530439) translate (9.842cm 8.255cm)" svg:viewBox="0 0 1249 3533" svg:d="M0 0c1898 1688 1054 2637 1107 3533">
          <text:p/>
        </draw:path>
        <draw:path draw:style-name="gr45" draw:text-style-name="P1" draw:layer="layout" svg:width="0.48cm" svg:height="3.374cm" draw:transform="rotate (0.726755100530439) translate (6.64728992703064cm 4.46252404381854cm)" svg:viewBox="0 0 481 3375" svg:d="M26 0c791 1977 396 2901-26 3375">
          <text:p/>
        </draw:path>
        <draw:path draw:style-name="gr53" draw:text-style-name="P1" draw:layer="layout" svg:width="1.163cm" svg:height="2.636cm" draw:transform="rotate (0.726755100530439) translate (12.165cm 4.862cm)" svg:viewBox="0 0 1164 2637" svg:d="M0 0c738 1081 1441 1573 1054 2637">
          <text:p/>
        </draw:path>
        <draw:path draw:style-name="gr25" draw:text-style-name="P1" draw:layer="layout" svg:width="0.584cm" svg:height="4.93cm" draw:transform="rotate (0.726755100530439) translate (15.557cm 7.302cm)" svg:viewBox="0 0 585 4931" svg:d="M0 0c738 1081 711 4457 290 4931">
          <text:p/>
        </draw:path>
        <draw:path draw:style-name="gr25" draw:text-style-name="P1" draw:layer="layout" svg:width="2.661cm" svg:height="3.216cm" draw:transform="rotate (0.726755100530439) translate (14.505cm 11.33cm)" svg:viewBox="0 0 2662 3217" svg:d="M2662 3217c-1898-1688-2108-1450-2662-3217">
          <text:p/>
        </draw:path>
        <draw:path draw:style-name="gr25" draw:text-style-name="P1" draw:layer="layout" svg:width="3.971cm" svg:height="3.175cm" draw:transform="rotate (0.726755100530439) translate (8.573cm 11.496cm)" svg:viewBox="0 0 3972 3176" svg:d="M3972 3176c-1898-1688-3418-1409-3972-3176">
          <text:p/>
        </draw:path>
        <draw:path draw:style-name="gr25" draw:text-style-name="P1" draw:layer="layout" svg:width="1.599cm" svg:height="4.925cm" draw:transform="rotate (0.726755100530439) translate (2.93286171317628cm 8.39346112785382cm)" svg:viewBox="0 0 1600 4926" svg:d="M1600 4926c-1476-2162-1699-3344-1568-4926">
          <text:p/>
        </draw:path>
        <draw:path draw:style-name="gr25" draw:text-style-name="P1" draw:layer="layout" svg:width="4.499cm" svg:height="4.493cm" draw:transform="rotate (0.726755100530439) translate (16.193cm 7.251cm)" svg:viewBox="0 0 4500 4494" svg:d="M4500 4494c-1635-1029-3946-2727-4500-4494">
          <text:p/>
        </draw:path>
        <draw:path draw:style-name="gr25" draw:text-style-name="P1" draw:layer="layout" svg:width="3.725cm" svg:height="2.498cm" draw:transform="rotate (0.726755100530439) translate (10.16cm 7.91cm)" svg:viewBox="0 0 3726 2499" svg:d="M3726 2499c-1634-1029-2031-106-3726-2499">
          <text:p/>
        </draw:path>
        <draw:path draw:style-name="gr25" draw:text-style-name="P1" draw:layer="layout" svg:width="4.014cm" svg:height="3.605cm" draw:transform="rotate (0.726755100530439) translate (3.175cm 7.91cm)" svg:viewBox="0 0 4015 3606" svg:d="M4015 3606c-1845-791-2320-1213-4015-3606">
          <text:p/>
        </draw:path>
        <draw:path draw:style-name="gr25" draw:text-style-name="P1" draw:layer="layout" svg:width="2.668cm" svg:height="2.254cm" draw:transform="rotate (0.726755100530439) translate (7.302cm 4.433cm)" svg:viewBox="0 0 2669 2255" svg:d="M2669 2255c-1134-159-2294-765-2669-2255">
          <text:p/>
        </draw:path>
        <draw:path draw:style-name="gr25" draw:text-style-name="P1" draw:layer="layout" svg:width="3.968cm" svg:height="2.703cm" draw:transform="rotate (0.726755100530439) translate (12.382cm 4.445cm)" svg:viewBox="0 0 3969 2704" svg:d="M3969 2704c-1134-158-3594-1214-3969-2704">
          <text:p/>
        </draw:path>
        <draw:path draw:style-name="gr25" draw:text-style-name="P1" draw:layer="layout" svg:width="1.286cm" svg:height="4.429cm" draw:transform="rotate (0.726755100530439) translate (18.3198159681709cm 4.74662724350089cm)" svg:viewBox="0 0 1287 4430" svg:d="M1287 4430c-1556-3507-1345-3745-1160-4430">
          <text:p/>
        </draw:path>
        <draw:path draw:style-name="gr25" draw:text-style-name="P1" draw:layer="layout" svg:width="0.54cm" svg:height="4.93cm" draw:transform="rotate (0.726755100530439) translate (15.3687547793415cm 8.10436708689914cm)" svg:viewBox="0 0 541 4931" svg:d="M541 4931c-870-3322-474-4246-289-4931">
          <text:p/>
        </draw:path>
        <draw:path draw:style-name="gr25" draw:text-style-name="P1" draw:layer="layout" svg:width="1.086cm" svg:height="2.785cm" draw:transform="rotate (0.726755100530439) translate (11.9411822268689cm 5.30708523840763cm)" svg:viewBox="0 0 1087 2786" svg:d="M1087 2786c-1424-1265-1106-2101-921-2786">
          <text:p/>
        </draw:path>
        <draw:path draw:style-name="gr54" draw:text-style-name="P1" draw:layer="layout" svg:width="0.439cm" svg:height="3.377cm" draw:transform="rotate (0.726755100530439) translate (6.31615243711787cm 5.38791170814925cm)" svg:viewBox="0 0 440 3378" svg:d="M440 3378c-790-1978-312-2693-127-3378">
          <text:p/>
        </draw:path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0.635cm" svg:height="0.317cm" svg:x="6.567cm" svg:y="5.815cm">
          <text:p text:style-name="P2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62cm" svg:y="5.08cm">
          <text:p text:style-name="P21"><text:span text:style-name="T15">2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055cm" svg:y="3.492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655cm" svg:y="4.592cm">
          <text:p text:style-name="P21"><text:span text:style-name="T15">4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287cm" svg:y="3.175cm">
          <text:p text:style-name="P21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087cm" svg:y="4.37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737cm" svg:y="4.762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8.732cm" svg:y="5.397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24cm" svg:y="5.397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7.145cm" svg:y="5.08cm">
          <text:p text:style-name="P21"><text:span text:style-name="T15">1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685cm" svg:y="6.668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567cm" svg:y="7.72cm">
          <text:p text:style-name="P21"><text:span text:style-name="T15">4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537cm" svg:y="8.573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1.907cm" svg:y="9.525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927cm" svg:y="8.155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075cm" svg:y="9.108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557cm" svg:y="10.478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51cm" svg:y="11.865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705cm" svg:y="9.2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335cm" svg:y="9.207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085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99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007cm" svg:y="6.0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895cm" svg:y="5.7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7cm" svg:y="6.668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9cm" svg:y="7.62cm">
          <text:p text:style-name="P21"><text:span text:style-name="T15">3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747cm" svg:y="8.573cm">
          <text:p text:style-name="P21"><text:span text:style-name="T15">2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06cm" svg:y="9.3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725cm" svg:y="10.06cm">
          <text:p text:style-name="P21"><text:span text:style-name="T15">2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33cm" svg:y="11.33cm">
          <text:p text:style-name="P21"><text:span text:style-name="T15">4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38cm" svg:y="6.88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6.032cm" svg:y="8.255cm">
          <text:p text:style-name="P21"><text:span text:style-name="T15">3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715cm" svg:y="9.007cm">
          <text:p text:style-name="P21"><text:span text:style-name="T15">1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4.762cm" svg:y="10.06cm">
          <text:p text:style-name="P21"><text:span text:style-name="T15">41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5.932cm" svg:height="1.587cm" svg:x="21.907cm" svg:y="0.1cm">
          <text:p text:style-name="P7"><text:span text:style-name="T2">Total flow: 35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953cm" svg:height="0.953cm" draw:transform="rotate (-0.911934534167038) translate (4.571cm 4.989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layout" svg:width="0.953cm" svg:height="0.953cm" draw:transform="rotate (0.646819020789099) translate (7.137cm 5.971cm)">
          <text:p text:style-name="P29"><text:span text:style-name="T19">10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40760804173343) translate (12.67cm 6.885cm)">
          <text:p text:style-name="P27"><text:span text:style-name="T18">1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0.605105651666435) translate (16.417cm 4.762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2.30400914555771) translate (20.983cm 5.617cm)">
          <text:p text:style-name="P27"><text:span text:style-name="T18">15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2.19841672581206) translate (5.812cm 9.38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46660017045083) translate (10.79cm 10.477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0.947539250907722) translate (10.476cm 9.326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68302099769813) translate (19.547cm 6.87cm)">
          <text:p text:style-name="P27"><text:span text:style-name="T18">20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layout" svg:width="0.953cm" svg:height="0.953cm" draw:transform="rotate (-1.6004669240788) translate (6.35cm 7.302cm)">
          <text:p text:style-name="P29"><text:span text:style-name="T19">1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layout" svg:width="0.953cm" svg:height="0.953cm" draw:transform="rotate (-1.51337499440428) translate (9.611cm 3.868cm)">
          <text:p text:style-name="P29"><text:span text:style-name="T19">1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1.4154620233674) translate (14.869cm 3.614cm)">
          <text:p text:style-name="P5"><text:span text:style-name="T1">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39" draw:text-style-name="P22" draw:layer="layout" svg:width="0.635cm" svg:height="0.317cm" svg:x="13.969cm" svg:y="5.196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164cm" svg:y="5.831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953cm" svg:height="0.953cm" draw:transform="rotate (-2.22424759874157) translate (14.394cm 5.836cm)">
          <text:p text:style-name="P5"><text:span text:style-name="T1">9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</draw:page>
      <draw:page draw:name="page44" draw:style-name="dp1" draw:master-page-name="Default">
        <draw:path draw:style-name="gr25" draw:text-style-name="P1" draw:layer="layout" svg:width="1.6cm" svg:height="4.483cm" draw:transform="rotate (0.726755100530439) translate (2.844cm 7.923cm)" svg:viewBox="0 0 1601 4484" svg:d="M0 0c580 2215 2161 2347 1397 4484">
          <text:p/>
        </draw:path>
        <draw:path draw:style-name="gr25" draw:text-style-name="P1" draw:layer="layout" svg:width="3.295cm" svg:height="2.504cm" draw:transform="rotate (0.726755100530439) translate (8.442cm 10.981cm)" svg:viewBox="0 0 3296 2505" svg:d="M0 0c2040 271 2066 719 3296 2505">
          <text:p/>
        </draw:path>
        <draw:path draw:style-name="gr25" draw:text-style-name="P1" draw:layer="layout" svg:width="1.501cm" svg:height="3.578cm" draw:transform="rotate (0.726755100530439) translate (9.82147610979947cm 8.78571304057179cm)" svg:viewBox="0 0 1502 3579" svg:d="M1502 3579c-1926-2135-1520-2894-1335-3579">
          <text:p/>
        </draw:path>
        <draw:path draw:style-name="gr45" draw:text-style-name="P1" draw:layer="layout" svg:width="4.033cm" svg:height="0.719cm" draw:transform="rotate (0.726755100530439) translate (2.06159067816137cm 6.44691171739232cm)" svg:viewBox="0 0 4034 720" svg:d="M0 720c1081-738 2637-1054 4034-238">
          <text:p/>
        </draw:path>
        <draw:path draw:style-name="gr25" draw:text-style-name="P1" draw:layer="layout" svg:width="4.27cm" svg:height="0.558cm" draw:transform="rotate (0.726755100530439) translate (3.15804884887306cm 7.28293428496948cm)" svg:viewBox="0 0 4271 559" svg:d="M4271 0c-2188 1027-2900 395-4271 26">
          <text:p/>
        </draw:path>
        <draw:custom-shape draw:style-name="gr38" draw:text-style-name="P22" draw:layer="layout" svg:width="0.635cm" svg:height="0.318cm" svg:x="2.54cm" svg:y="5.714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197cm" svg:y="5.815cm">
          <text:p text:style-name="P21"><text:span text:style-name="T15">17</text:span></text:p>
          <draw:enhanced-geometry svg:viewBox="0 0 21600 21600" draw:type="rectangle" draw:enhanced-path="M 0 0 L 21600 0 21600 21600 0 21600 0 0 Z N"/>
        </draw:custom-shape>
        <draw:path draw:style-name="gr25" draw:text-style-name="P1" draw:layer="layout" svg:width="2.636cm" svg:height="1.212cm" draw:transform="rotate (0.726755100530439) translate (8.50090095691477cm 6.71334448576708cm)" svg:viewBox="0 0 2637 1213" svg:d="M0 1213c422-474 1029-1634 2637-1054">
          <text:p/>
        </draw:path>
        <draw:path draw:style-name="gr25" draw:text-style-name="P1" draw:layer="layout" svg:width="2.399cm" svg:height="1.264cm" draw:transform="rotate (0.726755100530439) translate (6.46146627686726cm 9.84961426667834cm)" svg:viewBox="0 0 2400 1265" svg:d="M0 1265c422-475 1055-1187 2400-1265">
          <text:p/>
        </draw:path>
        <draw:path draw:style-name="gr25" draw:text-style-name="P1" draw:layer="layout" svg:width="2.373cm" svg:height="1.768cm" draw:transform="rotate (0.726755100530439) translate (12.6769050701788cm 9.25631836917727cm)" svg:viewBox="0 0 2374 1769" svg:d="M0 1769c422-475 1003-2084 2374-1714">
          <text:p/>
        </draw:path>
        <draw:path draw:style-name="gr25" draw:text-style-name="P1" draw:layer="layout" svg:width="4.008cm" svg:height="0.802cm" draw:transform="rotate (0.726755100530439) translate (18.8335161285384cm 10.5129669172615cm)" svg:viewBox="0 0 4009 803" svg:d="M0 803c422-475 2637-1055 4009-686">
          <text:p/>
        </draw:path>
        <draw:path draw:style-name="gr25" draw:text-style-name="P1" draw:layer="layout" svg:width="4.454cm" svg:height="0.919cm" draw:transform="rotate (0.726755100530439) translate (19.8473358857861cm 10.8973736084194cm)" svg:viewBox="0 0 4455 920" svg:d="M4455 0c-2188 1027-3084 1081-4455 711">
          <text:p/>
        </draw:path>
        <draw:path draw:style-name="gr25" draw:text-style-name="P1" draw:layer="layout" svg:width="2.425cm" svg:height="0.982cm" draw:transform="rotate (0.726755100530439) translate (9.41732666533314cm 6.59163111850407cm)" svg:viewBox="0 0 2426 983" svg:d="M2426 0c-844 949-1055 1186-2426 817">
          <text:p/>
        </draw:path>
        <draw:path draw:style-name="gr25" draw:text-style-name="P1" draw:layer="layout" svg:width="2.188cm" svg:height="1.026cm" draw:transform="rotate (0.726755100530439) translate (7.78937392512589cm 9.80922003517707cm)" svg:viewBox="0 0 2189 1027" svg:d="M2189 0c-844 949-703 941-2189 1027">
          <text:p/>
        </draw:path>
        <draw:path draw:style-name="gr25" draw:text-style-name="P1" draw:layer="layout" svg:width="2.187cm" svg:height="1.451cm" draw:transform="rotate (0.726755100530439) translate (13.4044622968827cm 8.97414146466439cm)" svg:viewBox="0 0 2188 1452" svg:d="M2188 0c-532 1226-979 1252-2188 1452">
          <text:p/>
        </draw:path>
        <draw:path draw:style-name="gr25" draw:text-style-name="P1" draw:layer="layout" svg:width="2.425cm" svg:height="0.981cm" draw:transform="rotate (0.726755100530439) translate (15.6497681566272cm 6.0571276834357cm)" svg:viewBox="0 0 2426 982" svg:d="M2426 0c-844 949-1055 1185-2426 816">
          <text:p/>
        </draw:path>
        <draw:path draw:style-name="gr54" draw:text-style-name="P1" draw:layer="layout" svg:width="4.033cm" svg:height="3.586cm" draw:transform="rotate (0.726755100530439) translate (2.857cm 7.62cm)" svg:viewBox="0 0 4034 3587" svg:d="M0 0c2769 1187 3059 2294 4034 3587">
          <text:p/>
        </draw:path>
        <draw:path draw:style-name="gr54" draw:text-style-name="P1" draw:layer="layout" svg:width="2.686cm" svg:height="2.232cm" draw:transform="rotate (0.726755100530439) translate (6.985cm 4.127cm)" svg:viewBox="0 0 2687 2233" svg:d="M0 0c1608 580 2398 1126 2687 2233">
          <text:p/>
        </draw:path>
        <draw:path draw:style-name="gr50" draw:text-style-name="P1" draw:layer="layout" svg:width="4.217cm" svg:height="2.9cm" draw:transform="rotate (0.726755100530439) translate (11.747cm 4.11cm)" svg:viewBox="0 0 4218 2901" svg:d="M0 0c2769 1187 3243 1608 4218 2901">
          <text:p/>
        </draw:path>
        <draw:path draw:style-name="gr25" draw:text-style-name="P1" draw:layer="layout" svg:width="2.662cm" svg:height="3.215cm" draw:transform="rotate (0.726755100530439) translate (14.288cm 10.796cm)" svg:viewBox="0 0 2663 3216" svg:d="M0 0c2584 1871 2136 1898 2663 3216">
          <text:p/>
        </draw:path>
        <draw:path draw:style-name="gr25" draw:text-style-name="P1" draw:layer="layout" svg:width="1.248cm" svg:height="3.532cm" draw:transform="rotate (0.726755100530439) translate (9.842cm 8.255cm)" svg:viewBox="0 0 1249 3533" svg:d="M0 0c1898 1688 1054 2637 1107 3533">
          <text:p/>
        </draw:path>
        <draw:path draw:style-name="gr45" draw:text-style-name="P1" draw:layer="layout" svg:width="0.48cm" svg:height="3.374cm" draw:transform="rotate (0.726755100530439) translate (6.64728992703064cm 4.46252404381854cm)" svg:viewBox="0 0 481 3375" svg:d="M26 0c791 1977 396 2901-26 3375">
          <text:p/>
        </draw:path>
        <draw:path draw:style-name="gr25" draw:text-style-name="P1" draw:layer="layout" svg:width="0.584cm" svg:height="4.93cm" draw:transform="rotate (0.726755100530439) translate (15.557cm 7.302cm)" svg:viewBox="0 0 585 4931" svg:d="M0 0c738 1081 711 4457 290 4931">
          <text:p/>
        </draw:path>
        <draw:path draw:style-name="gr25" draw:text-style-name="P1" draw:layer="layout" svg:width="2.661cm" svg:height="3.216cm" draw:transform="rotate (0.726755100530439) translate (14.505cm 11.33cm)" svg:viewBox="0 0 2662 3217" svg:d="M2662 3217c-1898-1688-2108-1450-2662-3217">
          <text:p/>
        </draw:path>
        <draw:path draw:style-name="gr25" draw:text-style-name="P1" draw:layer="layout" svg:width="3.971cm" svg:height="3.175cm" draw:transform="rotate (0.726755100530439) translate (8.573cm 11.496cm)" svg:viewBox="0 0 3972 3176" svg:d="M3972 3176c-1898-1688-3418-1409-3972-3176">
          <text:p/>
        </draw:path>
        <draw:path draw:style-name="gr25" draw:text-style-name="P1" draw:layer="layout" svg:width="1.599cm" svg:height="4.925cm" draw:transform="rotate (0.726755100530439) translate (2.93286171317628cm 8.39346112785382cm)" svg:viewBox="0 0 1600 4926" svg:d="M1600 4926c-1476-2162-1699-3344-1568-4926">
          <text:p/>
        </draw:path>
        <draw:path draw:style-name="gr25" draw:text-style-name="P1" draw:layer="layout" svg:width="4.499cm" svg:height="4.493cm" draw:transform="rotate (0.726755100530439) translate (16.193cm 7.251cm)" svg:viewBox="0 0 4500 4494" svg:d="M4500 4494c-1635-1029-3946-2727-4500-4494">
          <text:p/>
        </draw:path>
        <draw:path draw:style-name="gr25" draw:text-style-name="P1" draw:layer="layout" svg:width="3.725cm" svg:height="2.498cm" draw:transform="rotate (0.726755100530439) translate (10.16cm 7.91cm)" svg:viewBox="0 0 3726 2499" svg:d="M3726 2499c-1634-1029-2031-106-3726-2499">
          <text:p/>
        </draw:path>
        <draw:path draw:style-name="gr25" draw:text-style-name="P1" draw:layer="layout" svg:width="4.014cm" svg:height="3.605cm" draw:transform="rotate (0.726755100530439) translate (3.175cm 7.91cm)" svg:viewBox="0 0 4015 3606" svg:d="M4015 3606c-1845-791-2320-1213-4015-3606">
          <text:p/>
        </draw:path>
        <draw:path draw:style-name="gr25" draw:text-style-name="P1" draw:layer="layout" svg:width="2.668cm" svg:height="2.254cm" draw:transform="rotate (0.726755100530439) translate (7.302cm 4.433cm)" svg:viewBox="0 0 2669 2255" svg:d="M2669 2255c-1134-159-2294-765-2669-2255">
          <text:p/>
        </draw:path>
        <draw:path draw:style-name="gr25" draw:text-style-name="P1" draw:layer="layout" svg:width="3.968cm" svg:height="2.703cm" draw:transform="rotate (0.726755100530439) translate (12.382cm 4.445cm)" svg:viewBox="0 0 3969 2704" svg:d="M3969 2704c-1134-158-3594-1214-3969-2704">
          <text:p/>
        </draw:path>
        <draw:path draw:style-name="gr25" draw:text-style-name="P1" draw:layer="layout" svg:width="1.286cm" svg:height="4.429cm" draw:transform="rotate (0.726755100530439) translate (18.3198159681709cm 4.74662724350089cm)" svg:viewBox="0 0 1287 4430" svg:d="M1287 4430c-1556-3507-1345-3745-1160-4430">
          <text:p/>
        </draw:path>
        <draw:path draw:style-name="gr25" draw:text-style-name="P1" draw:layer="layout" svg:width="0.54cm" svg:height="4.93cm" draw:transform="rotate (0.726755100530439) translate (15.3687547793415cm 8.10436708689914cm)" svg:viewBox="0 0 541 4931" svg:d="M541 4931c-870-3322-474-4246-289-4931">
          <text:p/>
        </draw:path>
        <draw:path draw:style-name="gr25" draw:text-style-name="P1" draw:layer="layout" svg:width="1.086cm" svg:height="2.785cm" draw:transform="rotate (0.726755100530439) translate (11.9411822268689cm 5.30708523840763cm)" svg:viewBox="0 0 1087 2786" svg:d="M1087 2786c-1424-1265-1106-2101-921-2786">
          <text:p/>
        </draw:path>
        <draw:path draw:style-name="gr54" draw:text-style-name="P1" draw:layer="layout" svg:width="0.439cm" svg:height="3.377cm" draw:transform="rotate (0.726755100530439) translate (6.31615243711787cm 5.38791170814925cm)" svg:viewBox="0 0 440 3378" svg:d="M440 3378c-790-1978-312-2693-127-3378">
          <text:p/>
        </draw:path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0.635cm" svg:height="0.317cm" svg:x="6.567cm" svg:y="5.815cm">
          <text:p text:style-name="P2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62cm" svg:y="5.08cm">
          <text:p text:style-name="P21"><text:span text:style-name="T15">2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055cm" svg:y="3.492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655cm" svg:y="4.592cm">
          <text:p text:style-name="P21"><text:span text:style-name="T15">4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287cm" svg:y="3.175cm">
          <text:p text:style-name="P21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087cm" svg:y="4.37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8.732cm" svg:y="5.397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7.145cm" svg:y="5.08cm">
          <text:p text:style-name="P21"><text:span text:style-name="T15">1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567cm" svg:y="7.72cm">
          <text:p text:style-name="P21"><text:span text:style-name="T15">4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537cm" svg:y="8.573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1.907cm" svg:y="9.525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927cm" svg:y="8.155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075cm" svg:y="9.108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557cm" svg:y="10.478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51cm" svg:y="11.865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705cm" svg:y="9.2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335cm" svg:y="9.207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085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99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007cm" svg:y="6.0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895cm" svg:y="5.7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9cm" svg:y="7.62cm">
          <text:p text:style-name="P21"><text:span text:style-name="T15">3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747cm" svg:y="8.573cm">
          <text:p text:style-name="P21"><text:span text:style-name="T15">2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06cm" svg:y="9.3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725cm" svg:y="10.06cm">
          <text:p text:style-name="P21"><text:span text:style-name="T15">2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33cm" svg:y="11.33cm">
          <text:p text:style-name="P21"><text:span text:style-name="T15">4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38cm" svg:y="6.88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6.032cm" svg:y="8.255cm">
          <text:p text:style-name="P21"><text:span text:style-name="T15">3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715cm" svg:y="9.007cm">
          <text:p text:style-name="P21"><text:span text:style-name="T15">1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4.762cm" svg:y="10.06cm">
          <text:p text:style-name="P21"><text:span text:style-name="T15">41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5.932cm" svg:height="1.587cm" svg:x="21.907cm" svg:y="0.1cm">
          <text:p text:style-name="P7"><text:span text:style-name="T2">Total flow: 3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164cm" svg:y="5.831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</draw:page>
      <draw:page draw:name="page45" draw:style-name="dp1" draw:master-page-name="Default">
        <draw:path draw:style-name="gr55" draw:text-style-name="P1" draw:layer="layout" svg:width="1.6cm" svg:height="4.483cm" draw:transform="rotate (0.726755100530439) translate (2.844cm 7.923cm)" svg:viewBox="0 0 1601 4484" svg:d="M0 0c580 2215 2161 2347 1397 4484">
          <text:p/>
        </draw:path>
        <draw:path draw:style-name="gr55" draw:text-style-name="P1" draw:layer="layout" svg:width="3.295cm" svg:height="2.504cm" draw:transform="rotate (0.726755100530439) translate (8.442cm 10.981cm)" svg:viewBox="0 0 3296 2505" svg:d="M0 0c2040 271 2066 719 3296 2505">
          <text:p/>
        </draw:path>
        <draw:path draw:style-name="gr25" draw:text-style-name="P1" draw:layer="layout" svg:width="1.501cm" svg:height="3.578cm" draw:transform="rotate (0.726755100530439) translate (9.82147610979947cm 8.78571304057179cm)" svg:viewBox="0 0 1502 3579" svg:d="M1502 3579c-1926-2135-1520-2894-1335-3579">
          <text:p/>
        </draw:path>
        <draw:path draw:style-name="gr45" draw:text-style-name="P1" draw:layer="layout" svg:width="4.033cm" svg:height="0.719cm" draw:transform="rotate (0.726755100530439) translate (2.06159067816137cm 6.44691171739232cm)" svg:viewBox="0 0 4034 720" svg:d="M0 720c1081-738 2637-1054 4034-238">
          <text:p/>
        </draw:path>
        <draw:path draw:style-name="gr25" draw:text-style-name="P1" draw:layer="layout" svg:width="4.27cm" svg:height="0.558cm" draw:transform="rotate (0.726755100530439) translate (3.15804884887306cm 7.28293428496948cm)" svg:viewBox="0 0 4271 559" svg:d="M4271 0c-2188 1027-2900 395-4271 26">
          <text:p/>
        </draw:path>
        <draw:custom-shape draw:style-name="gr38" draw:text-style-name="P22" draw:layer="layout" svg:width="0.635cm" svg:height="0.318cm" svg:x="2.54cm" svg:y="5.714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197cm" svg:y="5.815cm">
          <text:p text:style-name="P21"><text:span text:style-name="T15">17</text:span></text:p>
          <draw:enhanced-geometry svg:viewBox="0 0 21600 21600" draw:type="rectangle" draw:enhanced-path="M 0 0 L 21600 0 21600 21600 0 21600 0 0 Z N"/>
        </draw:custom-shape>
        <draw:path draw:style-name="gr25" draw:text-style-name="P1" draw:layer="layout" svg:width="2.636cm" svg:height="1.212cm" draw:transform="rotate (0.726755100530439) translate (8.50090095691477cm 6.71334448576708cm)" svg:viewBox="0 0 2637 1213" svg:d="M0 1213c422-474 1029-1634 2637-1054">
          <text:p/>
        </draw:path>
        <draw:path draw:style-name="gr25" draw:text-style-name="P1" draw:layer="layout" svg:width="2.399cm" svg:height="1.264cm" draw:transform="rotate (0.726755100530439) translate (6.46146627686726cm 9.84961426667834cm)" svg:viewBox="0 0 2400 1265" svg:d="M0 1265c422-475 1055-1187 2400-1265">
          <text:p/>
        </draw:path>
        <draw:path draw:style-name="gr25" draw:text-style-name="P1" draw:layer="layout" svg:width="2.373cm" svg:height="1.768cm" draw:transform="rotate (0.726755100530439) translate (12.6769050701788cm 9.25631836917727cm)" svg:viewBox="0 0 2374 1769" svg:d="M0 1769c422-475 1003-2084 2374-1714">
          <text:p/>
        </draw:path>
        <draw:path draw:style-name="gr55" draw:text-style-name="P1" draw:layer="layout" svg:width="4.008cm" svg:height="0.802cm" draw:transform="rotate (0.726755100530439) translate (18.8335161285384cm 10.5129669172615cm)" svg:viewBox="0 0 4009 803" svg:d="M0 803c422-475 2637-1055 4009-686">
          <text:p/>
        </draw:path>
        <draw:path draw:style-name="gr25" draw:text-style-name="P1" draw:layer="layout" svg:width="4.454cm" svg:height="0.919cm" draw:transform="rotate (0.726755100530439) translate (19.8473358857861cm 10.8973736084194cm)" svg:viewBox="0 0 4455 920" svg:d="M4455 0c-2188 1027-3084 1081-4455 711">
          <text:p/>
        </draw:path>
        <draw:path draw:style-name="gr25" draw:text-style-name="P1" draw:layer="layout" svg:width="2.425cm" svg:height="0.982cm" draw:transform="rotate (0.726755100530439) translate (9.41732666533314cm 6.59163111850407cm)" svg:viewBox="0 0 2426 983" svg:d="M2426 0c-844 949-1055 1186-2426 817">
          <text:p/>
        </draw:path>
        <draw:path draw:style-name="gr25" draw:text-style-name="P1" draw:layer="layout" svg:width="2.188cm" svg:height="1.026cm" draw:transform="rotate (0.726755100530439) translate (7.78937392512589cm 9.80922003517707cm)" svg:viewBox="0 0 2189 1027" svg:d="M2189 0c-844 949-703 941-2189 1027">
          <text:p/>
        </draw:path>
        <draw:path draw:style-name="gr25" draw:text-style-name="P1" draw:layer="layout" svg:width="2.187cm" svg:height="1.451cm" draw:transform="rotate (0.726755100530439) translate (13.4044622968827cm 8.97414146466439cm)" svg:viewBox="0 0 2188 1452" svg:d="M2188 0c-532 1226-979 1252-2188 1452">
          <text:p/>
        </draw:path>
        <draw:path draw:style-name="gr25" draw:text-style-name="P1" draw:layer="layout" svg:width="2.425cm" svg:height="0.981cm" draw:transform="rotate (0.726755100530439) translate (15.6497681566272cm 6.0571276834357cm)" svg:viewBox="0 0 2426 982" svg:d="M2426 0c-844 949-1055 1185-2426 816">
          <text:p/>
        </draw:path>
        <draw:path draw:style-name="gr54" draw:text-style-name="P1" draw:layer="layout" svg:width="4.033cm" svg:height="3.586cm" draw:transform="rotate (0.726755100530439) translate (2.857cm 7.62cm)" svg:viewBox="0 0 4034 3587" svg:d="M0 0c2769 1187 3059 2294 4034 3587">
          <text:p/>
        </draw:path>
        <draw:path draw:style-name="gr54" draw:text-style-name="P1" draw:layer="layout" svg:width="2.686cm" svg:height="2.232cm" draw:transform="rotate (0.726755100530439) translate (6.985cm 4.127cm)" svg:viewBox="0 0 2687 2233" svg:d="M0 0c1608 580 2398 1126 2687 2233">
          <text:p/>
        </draw:path>
        <draw:path draw:style-name="gr50" draw:text-style-name="P1" draw:layer="layout" svg:width="4.217cm" svg:height="2.9cm" draw:transform="rotate (0.726755100530439) translate (11.747cm 4.11cm)" svg:viewBox="0 0 4218 2901" svg:d="M0 0c2769 1187 3243 1608 4218 2901">
          <text:p/>
        </draw:path>
        <draw:path draw:style-name="gr55" draw:text-style-name="P1" draw:layer="layout" svg:width="2.662cm" svg:height="3.215cm" draw:transform="rotate (0.726755100530439) translate (14.288cm 10.796cm)" svg:viewBox="0 0 2663 3216" svg:d="M0 0c2584 1871 2136 1898 2663 3216">
          <text:p/>
        </draw:path>
        <draw:path draw:style-name="gr25" draw:text-style-name="P1" draw:layer="layout" svg:width="1.248cm" svg:height="3.532cm" draw:transform="rotate (0.726755100530439) translate (9.842cm 8.255cm)" svg:viewBox="0 0 1249 3533" svg:d="M0 0c1898 1688 1054 2637 1107 3533">
          <text:p/>
        </draw:path>
        <draw:path draw:style-name="gr45" draw:text-style-name="P1" draw:layer="layout" svg:width="0.48cm" svg:height="3.374cm" draw:transform="rotate (0.726755100530439) translate (6.64728992703064cm 4.46252404381854cm)" svg:viewBox="0 0 481 3375" svg:d="M26 0c791 1977 396 2901-26 3375">
          <text:p/>
        </draw:path>
        <draw:path draw:style-name="gr25" draw:text-style-name="P1" draw:layer="layout" svg:width="0.584cm" svg:height="4.93cm" draw:transform="rotate (0.726755100530439) translate (15.557cm 7.302cm)" svg:viewBox="0 0 585 4931" svg:d="M0 0c738 1081 711 4457 290 4931">
          <text:p/>
        </draw:path>
        <draw:path draw:style-name="gr25" draw:text-style-name="P1" draw:layer="layout" svg:width="2.661cm" svg:height="3.216cm" draw:transform="rotate (0.726755100530439) translate (14.505cm 11.33cm)" svg:viewBox="0 0 2662 3217" svg:d="M2662 3217c-1898-1688-2108-1450-2662-3217">
          <text:p/>
        </draw:path>
        <draw:path draw:style-name="gr25" draw:text-style-name="P1" draw:layer="layout" svg:width="3.971cm" svg:height="3.175cm" draw:transform="rotate (0.726755100530439) translate (8.573cm 11.496cm)" svg:viewBox="0 0 3972 3176" svg:d="M3972 3176c-1898-1688-3418-1409-3972-3176">
          <text:p/>
        </draw:path>
        <draw:path draw:style-name="gr25" draw:text-style-name="P1" draw:layer="layout" svg:width="1.599cm" svg:height="4.925cm" draw:transform="rotate (0.726755100530439) translate (2.93286171317628cm 8.39346112785382cm)" svg:viewBox="0 0 1600 4926" svg:d="M1600 4926c-1476-2162-1699-3344-1568-4926">
          <text:p/>
        </draw:path>
        <draw:path draw:style-name="gr25" draw:text-style-name="P1" draw:layer="layout" svg:width="4.499cm" svg:height="4.493cm" draw:transform="rotate (0.726755100530439) translate (16.193cm 7.251cm)" svg:viewBox="0 0 4500 4494" svg:d="M4500 4494c-1635-1029-3946-2727-4500-4494">
          <text:p/>
        </draw:path>
        <draw:path draw:style-name="gr25" draw:text-style-name="P1" draw:layer="layout" svg:width="3.725cm" svg:height="2.498cm" draw:transform="rotate (0.726755100530439) translate (10.16cm 7.91cm)" svg:viewBox="0 0 3726 2499" svg:d="M3726 2499c-1634-1029-2031-106-3726-2499">
          <text:p/>
        </draw:path>
        <draw:path draw:style-name="gr25" draw:text-style-name="P1" draw:layer="layout" svg:width="4.014cm" svg:height="3.605cm" draw:transform="rotate (0.726755100530439) translate (3.175cm 7.91cm)" svg:viewBox="0 0 4015 3606" svg:d="M4015 3606c-1845-791-2320-1213-4015-3606">
          <text:p/>
        </draw:path>
        <draw:path draw:style-name="gr25" draw:text-style-name="P1" draw:layer="layout" svg:width="2.668cm" svg:height="2.254cm" draw:transform="rotate (0.726755100530439) translate (7.302cm 4.433cm)" svg:viewBox="0 0 2669 2255" svg:d="M2669 2255c-1134-159-2294-765-2669-2255">
          <text:p/>
        </draw:path>
        <draw:path draw:style-name="gr25" draw:text-style-name="P1" draw:layer="layout" svg:width="3.968cm" svg:height="2.703cm" draw:transform="rotate (0.726755100530439) translate (12.382cm 4.445cm)" svg:viewBox="0 0 3969 2704" svg:d="M3969 2704c-1134-158-3594-1214-3969-2704">
          <text:p/>
        </draw:path>
        <draw:path draw:style-name="gr25" draw:text-style-name="P1" draw:layer="layout" svg:width="1.286cm" svg:height="4.429cm" draw:transform="rotate (0.726755100530439) translate (18.3198159681709cm 4.74662724350089cm)" svg:viewBox="0 0 1287 4430" svg:d="M1287 4430c-1556-3507-1345-3745-1160-4430">
          <text:p/>
        </draw:path>
        <draw:path draw:style-name="gr25" draw:text-style-name="P1" draw:layer="layout" svg:width="0.54cm" svg:height="4.93cm" draw:transform="rotate (0.726755100530439) translate (15.3687547793415cm 8.10436708689914cm)" svg:viewBox="0 0 541 4931" svg:d="M541 4931c-870-3322-474-4246-289-4931">
          <text:p/>
        </draw:path>
        <draw:path draw:style-name="gr25" draw:text-style-name="P1" draw:layer="layout" svg:width="1.086cm" svg:height="2.785cm" draw:transform="rotate (0.726755100530439) translate (11.9411822268689cm 5.30708523840763cm)" svg:viewBox="0 0 1087 2786" svg:d="M1087 2786c-1424-1265-1106-2101-921-2786">
          <text:p/>
        </draw:path>
        <draw:path draw:style-name="gr54" draw:text-style-name="P1" draw:layer="layout" svg:width="0.439cm" svg:height="3.377cm" draw:transform="rotate (0.726755100530439) translate (6.31615243711787cm 5.38791170814925cm)" svg:viewBox="0 0 440 3378" svg:d="M440 3378c-790-1978-312-2693-127-3378">
          <text:p/>
        </draw:path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0.635cm" svg:height="0.317cm" svg:x="6.567cm" svg:y="5.815cm">
          <text:p text:style-name="P2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62cm" svg:y="5.08cm">
          <text:p text:style-name="P21"><text:span text:style-name="T15">2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055cm" svg:y="3.492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655cm" svg:y="4.592cm">
          <text:p text:style-name="P21"><text:span text:style-name="T15">4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287cm" svg:y="3.175cm">
          <text:p text:style-name="P21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087cm" svg:y="4.37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8.732cm" svg:y="5.397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7.145cm" svg:y="5.08cm">
          <text:p text:style-name="P21"><text:span text:style-name="T15">1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567cm" svg:y="7.72cm">
          <text:p text:style-name="P21"><text:span text:style-name="T15">4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537cm" svg:y="8.573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1.907cm" svg:y="9.525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927cm" svg:y="8.155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075cm" svg:y="9.108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557cm" svg:y="10.478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51cm" svg:y="11.865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705cm" svg:y="9.2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335cm" svg:y="9.207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085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99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007cm" svg:y="6.0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895cm" svg:y="5.7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9cm" svg:y="7.62cm">
          <text:p text:style-name="P21"><text:span text:style-name="T15">3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747cm" svg:y="8.573cm">
          <text:p text:style-name="P21"><text:span text:style-name="T15">2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06cm" svg:y="9.3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725cm" svg:y="10.06cm">
          <text:p text:style-name="P21"><text:span text:style-name="T15">2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33cm" svg:y="11.33cm">
          <text:p text:style-name="P21"><text:span text:style-name="T15">4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38cm" svg:y="6.88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6.032cm" svg:y="8.255cm">
          <text:p text:style-name="P21"><text:span text:style-name="T15">3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715cm" svg:y="9.007cm">
          <text:p text:style-name="P21"><text:span text:style-name="T15">1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4.762cm" svg:y="10.06cm">
          <text:p text:style-name="P21"><text:span text:style-name="T15">41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5.932cm" svg:height="1.587cm" svg:x="21.907cm" svg:y="0.1cm">
          <text:p text:style-name="P7"><text:span text:style-name="T2">Total flow: 3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164cm" svg:y="5.831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7.837cm" svg:height="1.587cm" svg:x="20.002cm" svg:y="13.97cm">
          <text:p text:style-name="P25"><text:span text:style-name="T17">Increase potential: 8</text:span></text:p>
          <draw:enhanced-geometry svg:viewBox="0 0 21600 21600" draw:type="rectangle" draw:enhanced-path="M 0 0 L 21600 0 21600 21600 0 21600 0 0 Z N"/>
        </draw:custom-shape>
      </draw:page>
      <draw:page draw:name="page46" draw:style-name="dp1" draw:master-page-name="Default">
        <draw:path draw:style-name="gr55" draw:text-style-name="P1" draw:layer="layout" svg:width="1.6cm" svg:height="4.483cm" draw:transform="rotate (0.726755100530439) translate (2.844cm 7.923cm)" svg:viewBox="0 0 1601 4484" svg:d="M0 0c580 2215 2161 2347 1397 4484">
          <text:p/>
        </draw:path>
        <draw:path draw:style-name="gr55" draw:text-style-name="P1" draw:layer="layout" svg:width="3.295cm" svg:height="2.504cm" draw:transform="rotate (0.726755100530439) translate (8.442cm 10.981cm)" svg:viewBox="0 0 3296 2505" svg:d="M0 0c2040 271 2066 719 3296 2505">
          <text:p/>
        </draw:path>
        <draw:path draw:style-name="gr25" draw:text-style-name="P1" draw:layer="layout" svg:width="1.501cm" svg:height="3.578cm" draw:transform="rotate (0.726755100530439) translate (9.82147610979947cm 8.78571304057179cm)" svg:viewBox="0 0 1502 3579" svg:d="M1502 3579c-1926-2135-1520-2894-1335-3579">
          <text:p/>
        </draw:path>
        <draw:path draw:style-name="gr45" draw:text-style-name="P1" draw:layer="layout" svg:width="4.033cm" svg:height="0.719cm" draw:transform="rotate (0.726755100530439) translate (2.06159067816137cm 6.44691171739232cm)" svg:viewBox="0 0 4034 720" svg:d="M0 720c1081-738 2637-1054 4034-238">
          <text:p/>
        </draw:path>
        <draw:path draw:style-name="gr25" draw:text-style-name="P1" draw:layer="layout" svg:width="4.27cm" svg:height="0.558cm" draw:transform="rotate (0.726755100530439) translate (3.15804884887306cm 7.28293428496948cm)" svg:viewBox="0 0 4271 559" svg:d="M4271 0c-2188 1027-2900 395-4271 26">
          <text:p/>
        </draw:path>
        <draw:line draw:style-name="gr43" draw:text-style-name="P1" draw:layer="layout" svg:x1="6.35cm" svg:y1="4.127cm" svg:x2="2.222cm" svg:y2="7.62cm">
          <text:p/>
        </draw:line>
        <draw:line draw:style-name="gr43" draw:text-style-name="P1" draw:layer="layout" svg:x1="6.35cm" svg:y1="4.128cm" svg:x2="9.207cm" svg:y2="7.937cm">
          <text:p/>
        </draw:line>
        <draw:line draw:style-name="gr48" draw:text-style-name="P1" draw:layer="layout" svg:x1="7.62cm" svg:y1="11.112cm" svg:x2="2.222cm" svg:y2="7.621cm">
          <text:p/>
        </draw:line>
        <draw:line draw:style-name="gr48" draw:text-style-name="P1" draw:layer="layout" svg:x1="7.621cm" svg:y1="11.113cm" svg:x2="13.652cm" svg:y2="10.795cm">
          <text:p/>
        </draw:line>
        <draw:line draw:style-name="gr48" draw:text-style-name="P1" draw:layer="layout" svg:x1="9.207cm" svg:y1="7.937cm" svg:x2="13.653cm" svg:y2="10.795cm">
          <text:p/>
        </draw:line>
        <draw:line draw:style-name="gr48" draw:text-style-name="P1" draw:layer="layout" svg:x1="6.35cm" svg:y1="4.127cm" svg:x2="11.431cm" svg:y2="4.445cm">
          <text:p/>
        </draw:line>
        <draw:line draw:style-name="gr48" draw:text-style-name="P1" draw:layer="layout" svg:x1="17.78cm" svg:y1="3.81cm" svg:x2="11.432cm" svg:y2="4.445cm">
          <text:p/>
        </draw:line>
        <draw:line draw:style-name="gr48" draw:text-style-name="P1" draw:layer="layout" svg:x1="15.24cm" svg:y1="6.985cm" svg:x2="11.432cm" svg:y2="4.446cm">
          <text:p/>
        </draw:line>
        <draw:line draw:style-name="gr43" draw:text-style-name="P1" draw:layer="layout" svg:x1="15.24cm" svg:y1="6.986cm" svg:x2="9.207cm" svg:y2="7.937cm">
          <text:p/>
        </draw:line>
        <draw:line draw:style-name="gr43" draw:text-style-name="P1" draw:layer="layout" svg:x1="15.243cm" svg:y1="6.987cm" svg:x2="17.78cm" svg:y2="3.81cm">
          <text:p/>
        </draw:line>
        <draw:line draw:style-name="gr34" draw:text-style-name="P1" draw:layer="layout" svg:x1="13.652cm" svg:y1="10.795cm" svg:x2="19.368cm" svg:y2="11.747cm">
          <text:p/>
        </draw:line>
        <draw:line draw:style-name="gr48" draw:text-style-name="P1" draw:layer="layout" svg:x1="15.243cm" svg:y1="6.987cm" svg:x2="22.86cm" svg:y2="7.62cm">
          <text:p/>
        </draw:line>
        <draw:line draw:style-name="gr34" draw:text-style-name="P1" draw:layer="layout" svg:x1="22.86cm" svg:y1="7.62cm" svg:x2="19.368cm" svg:y2="11.747cm">
          <text:p/>
        </draw:line>
        <draw:line draw:style-name="gr43" draw:text-style-name="P1" draw:layer="layout" svg:x1="22.86cm" svg:y1="7.621cm" svg:x2="17.78cm" svg:y2="3.81cm">
          <text:p/>
        </draw:line>
        <draw:line draw:style-name="gr48" draw:text-style-name="P1" draw:layer="layout" svg:x1="2.222cm" svg:y1="7.62cm" svg:x2="9.208cm" svg:y2="7.938cm">
          <text:p/>
        </draw:line>
        <draw:custom-shape draw:style-name="gr38" draw:text-style-name="P22" draw:layer="layout" svg:width="0.635cm" svg:height="0.318cm" svg:x="2.54cm" svg:y="5.714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197cm" svg:y="5.815cm">
          <text:p text:style-name="P21"><text:span text:style-name="T15">17</text:span></text:p>
          <draw:enhanced-geometry svg:viewBox="0 0 21600 21600" draw:type="rectangle" draw:enhanced-path="M 0 0 L 21600 0 21600 21600 0 21600 0 0 Z N"/>
        </draw:custom-shape>
        <draw:path draw:style-name="gr25" draw:text-style-name="P1" draw:layer="layout" svg:width="2.636cm" svg:height="1.212cm" draw:transform="rotate (0.726755100530439) translate (8.50090095691477cm 6.71334448576708cm)" svg:viewBox="0 0 2637 1213" svg:d="M0 1213c422-474 1029-1634 2637-1054">
          <text:p/>
        </draw:path>
        <draw:path draw:style-name="gr25" draw:text-style-name="P1" draw:layer="layout" svg:width="2.399cm" svg:height="1.264cm" draw:transform="rotate (0.726755100530439) translate (6.46146627686726cm 9.84961426667834cm)" svg:viewBox="0 0 2400 1265" svg:d="M0 1265c422-475 1055-1187 2400-1265">
          <text:p/>
        </draw:path>
        <draw:path draw:style-name="gr25" draw:text-style-name="P1" draw:layer="layout" svg:width="2.373cm" svg:height="1.768cm" draw:transform="rotate (0.726755100530439) translate (12.6769050701788cm 9.25631836917727cm)" svg:viewBox="0 0 2374 1769" svg:d="M0 1769c422-475 1003-2084 2374-1714">
          <text:p/>
        </draw:path>
        <draw:path draw:style-name="gr55" draw:text-style-name="P1" draw:layer="layout" svg:width="4.008cm" svg:height="0.802cm" draw:transform="rotate (0.726755100530439) translate (18.8335161285384cm 10.5129669172615cm)" svg:viewBox="0 0 4009 803" svg:d="M0 803c422-475 2637-1055 4009-686">
          <text:p/>
        </draw:path>
        <draw:path draw:style-name="gr25" draw:text-style-name="P1" draw:layer="layout" svg:width="4.454cm" svg:height="0.919cm" draw:transform="rotate (0.726755100530439) translate (19.8473358857861cm 10.8973736084194cm)" svg:viewBox="0 0 4455 920" svg:d="M4455 0c-2188 1027-3084 1081-4455 711">
          <text:p/>
        </draw:path>
        <draw:path draw:style-name="gr25" draw:text-style-name="P1" draw:layer="layout" svg:width="2.425cm" svg:height="0.982cm" draw:transform="rotate (0.726755100530439) translate (9.41732666533314cm 6.59163111850407cm)" svg:viewBox="0 0 2426 983" svg:d="M2426 0c-844 949-1055 1186-2426 817">
          <text:p/>
        </draw:path>
        <draw:path draw:style-name="gr25" draw:text-style-name="P1" draw:layer="layout" svg:width="2.188cm" svg:height="1.026cm" draw:transform="rotate (0.726755100530439) translate (7.78937392512589cm 9.80922003517707cm)" svg:viewBox="0 0 2189 1027" svg:d="M2189 0c-844 949-703 941-2189 1027">
          <text:p/>
        </draw:path>
        <draw:path draw:style-name="gr25" draw:text-style-name="P1" draw:layer="layout" svg:width="2.187cm" svg:height="1.451cm" draw:transform="rotate (0.726755100530439) translate (13.4044622968827cm 8.97414146466439cm)" svg:viewBox="0 0 2188 1452" svg:d="M2188 0c-532 1226-979 1252-2188 1452">
          <text:p/>
        </draw:path>
        <draw:path draw:style-name="gr25" draw:text-style-name="P1" draw:layer="layout" svg:width="2.425cm" svg:height="0.981cm" draw:transform="rotate (0.726755100530439) translate (15.6497681566272cm 6.0571276834357cm)" svg:viewBox="0 0 2426 982" svg:d="M2426 0c-844 949-1055 1185-2426 816">
          <text:p/>
        </draw:path>
        <draw:path draw:style-name="gr54" draw:text-style-name="P1" draw:layer="layout" svg:width="4.033cm" svg:height="3.586cm" draw:transform="rotate (0.726755100530439) translate (2.857cm 7.62cm)" svg:viewBox="0 0 4034 3587" svg:d="M0 0c2769 1187 3059 2294 4034 3587">
          <text:p/>
        </draw:path>
        <draw:path draw:style-name="gr54" draw:text-style-name="P1" draw:layer="layout" svg:width="2.686cm" svg:height="2.232cm" draw:transform="rotate (0.726755100530439) translate (6.985cm 4.127cm)" svg:viewBox="0 0 2687 2233" svg:d="M0 0c1608 580 2398 1126 2687 2233">
          <text:p/>
        </draw:path>
        <draw:path draw:style-name="gr50" draw:text-style-name="P1" draw:layer="layout" svg:width="4.217cm" svg:height="2.9cm" draw:transform="rotate (0.726755100530439) translate (11.747cm 4.11cm)" svg:viewBox="0 0 4218 2901" svg:d="M0 0c2769 1187 3243 1608 4218 2901">
          <text:p/>
        </draw:path>
        <draw:path draw:style-name="gr55" draw:text-style-name="P1" draw:layer="layout" svg:width="2.662cm" svg:height="3.215cm" draw:transform="rotate (0.726755100530439) translate (14.288cm 10.796cm)" svg:viewBox="0 0 2663 3216" svg:d="M0 0c2584 1871 2136 1898 2663 3216">
          <text:p/>
        </draw:path>
        <draw:path draw:style-name="gr25" draw:text-style-name="P1" draw:layer="layout" svg:width="1.248cm" svg:height="3.532cm" draw:transform="rotate (0.726755100530439) translate (9.842cm 8.255cm)" svg:viewBox="0 0 1249 3533" svg:d="M0 0c1898 1688 1054 2637 1107 3533">
          <text:p/>
        </draw:path>
        <draw:path draw:style-name="gr45" draw:text-style-name="P1" draw:layer="layout" svg:width="0.48cm" svg:height="3.374cm" draw:transform="rotate (0.726755100530439) translate (6.64728992703064cm 4.46252404381854cm)" svg:viewBox="0 0 481 3375" svg:d="M26 0c791 1977 396 2901-26 3375">
          <text:p/>
        </draw:path>
        <draw:path draw:style-name="gr25" draw:text-style-name="P1" draw:layer="layout" svg:width="0.584cm" svg:height="4.93cm" draw:transform="rotate (0.726755100530439) translate (15.557cm 7.302cm)" svg:viewBox="0 0 585 4931" svg:d="M0 0c738 1081 711 4457 290 4931">
          <text:p/>
        </draw:path>
        <draw:path draw:style-name="gr25" draw:text-style-name="P1" draw:layer="layout" svg:width="2.661cm" svg:height="3.216cm" draw:transform="rotate (0.726755100530439) translate (14.505cm 11.33cm)" svg:viewBox="0 0 2662 3217" svg:d="M2662 3217c-1898-1688-2108-1450-2662-3217">
          <text:p/>
        </draw:path>
        <draw:path draw:style-name="gr25" draw:text-style-name="P1" draw:layer="layout" svg:width="3.971cm" svg:height="3.175cm" draw:transform="rotate (0.726755100530439) translate (8.573cm 11.496cm)" svg:viewBox="0 0 3972 3176" svg:d="M3972 3176c-1898-1688-3418-1409-3972-3176">
          <text:p/>
        </draw:path>
        <draw:path draw:style-name="gr25" draw:text-style-name="P1" draw:layer="layout" svg:width="1.599cm" svg:height="4.925cm" draw:transform="rotate (0.726755100530439) translate (2.93286171317628cm 8.39346112785382cm)" svg:viewBox="0 0 1600 4926" svg:d="M1600 4926c-1476-2162-1699-3344-1568-4926">
          <text:p/>
        </draw:path>
        <draw:path draw:style-name="gr25" draw:text-style-name="P1" draw:layer="layout" svg:width="4.499cm" svg:height="4.493cm" draw:transform="rotate (0.726755100530439) translate (16.193cm 7.251cm)" svg:viewBox="0 0 4500 4494" svg:d="M4500 4494c-1635-1029-3946-2727-4500-4494">
          <text:p/>
        </draw:path>
        <draw:path draw:style-name="gr25" draw:text-style-name="P1" draw:layer="layout" svg:width="3.725cm" svg:height="2.498cm" draw:transform="rotate (0.726755100530439) translate (10.16cm 7.91cm)" svg:viewBox="0 0 3726 2499" svg:d="M3726 2499c-1634-1029-2031-106-3726-2499">
          <text:p/>
        </draw:path>
        <draw:path draw:style-name="gr25" draw:text-style-name="P1" draw:layer="layout" svg:width="4.014cm" svg:height="3.605cm" draw:transform="rotate (0.726755100530439) translate (3.175cm 7.91cm)" svg:viewBox="0 0 4015 3606" svg:d="M4015 3606c-1845-791-2320-1213-4015-3606">
          <text:p/>
        </draw:path>
        <draw:path draw:style-name="gr25" draw:text-style-name="P1" draw:layer="layout" svg:width="2.668cm" svg:height="2.254cm" draw:transform="rotate (0.726755100530439) translate (7.302cm 4.433cm)" svg:viewBox="0 0 2669 2255" svg:d="M2669 2255c-1134-159-2294-765-2669-2255">
          <text:p/>
        </draw:path>
        <draw:path draw:style-name="gr25" draw:text-style-name="P1" draw:layer="layout" svg:width="3.968cm" svg:height="2.703cm" draw:transform="rotate (0.726755100530439) translate (12.382cm 4.445cm)" svg:viewBox="0 0 3969 2704" svg:d="M3969 2704c-1134-158-3594-1214-3969-2704">
          <text:p/>
        </draw:path>
        <draw:path draw:style-name="gr25" draw:text-style-name="P1" draw:layer="layout" svg:width="1.286cm" svg:height="4.429cm" draw:transform="rotate (0.726755100530439) translate (18.3198159681709cm 4.74662724350089cm)" svg:viewBox="0 0 1287 4430" svg:d="M1287 4430c-1556-3507-1345-3745-1160-4430">
          <text:p/>
        </draw:path>
        <draw:path draw:style-name="gr25" draw:text-style-name="P1" draw:layer="layout" svg:width="0.54cm" svg:height="4.93cm" draw:transform="rotate (0.726755100530439) translate (15.3687547793415cm 8.10436708689914cm)" svg:viewBox="0 0 541 4931" svg:d="M541 4931c-870-3322-474-4246-289-4931">
          <text:p/>
        </draw:path>
        <draw:path draw:style-name="gr25" draw:text-style-name="P1" draw:layer="layout" svg:width="1.086cm" svg:height="2.785cm" draw:transform="rotate (0.726755100530439) translate (11.9411822268689cm 5.30708523840763cm)" svg:viewBox="0 0 1087 2786" svg:d="M1087 2786c-1424-1265-1106-2101-921-2786">
          <text:p/>
        </draw:path>
        <draw:path draw:style-name="gr54" draw:text-style-name="P1" draw:layer="layout" svg:width="0.439cm" svg:height="3.377cm" draw:transform="rotate (0.726755100530439) translate (6.31615243711787cm 5.38791170814925cm)" svg:viewBox="0 0 440 3378" svg:d="M440 3378c-790-1978-312-2693-127-3378">
          <text:p/>
        </draw:path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0.635cm" svg:height="0.317cm" svg:x="6.567cm" svg:y="5.815cm">
          <text:p text:style-name="P2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62cm" svg:y="5.08cm">
          <text:p text:style-name="P21"><text:span text:style-name="T15">2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055cm" svg:y="3.492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655cm" svg:y="4.592cm">
          <text:p text:style-name="P21"><text:span text:style-name="T15">4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287cm" svg:y="3.175cm">
          <text:p text:style-name="P21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087cm" svg:y="4.37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8.732cm" svg:y="5.397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7.145cm" svg:y="5.08cm">
          <text:p text:style-name="P21"><text:span text:style-name="T15">1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567cm" svg:y="7.72cm">
          <text:p text:style-name="P21"><text:span text:style-name="T15">4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537cm" svg:y="8.573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1.907cm" svg:y="9.525cm">
          <text:p text:style-name="P21"><text:span text:style-name="T15">1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927cm" svg:y="8.155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075cm" svg:y="9.108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557cm" svg:y="10.478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51cm" svg:y="11.865cm">
          <text:p text:style-name="P21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705cm" svg:y="9.2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335cm" svg:y="9.207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085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99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007cm" svg:y="6.0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895cm" svg:y="5.7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9cm" svg:y="7.62cm">
          <text:p text:style-name="P21"><text:span text:style-name="T15">3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747cm" svg:y="8.573cm">
          <text:p text:style-name="P21"><text:span text:style-name="T15">2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06cm" svg:y="9.3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725cm" svg:y="10.06cm">
          <text:p text:style-name="P21"><text:span text:style-name="T15">2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33cm" svg:y="11.33cm">
          <text:p text:style-name="P21"><text:span text:style-name="T15">4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38cm" svg:y="6.88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6.032cm" svg:y="8.255cm">
          <text:p text:style-name="P21"><text:span text:style-name="T15">3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715cm" svg:y="9.007cm">
          <text:p text:style-name="P21"><text:span text:style-name="T15">1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4.762cm" svg:y="10.06cm">
          <text:p text:style-name="P21"><text:span text:style-name="T15">41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5.932cm" svg:height="1.587cm" svg:x="21.907cm" svg:y="0.1cm">
          <text:p text:style-name="P7"><text:span text:style-name="T2">Total flow: 35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953cm" svg:height="0.953cm" draw:transform="rotate (-0.911934534167038) translate (4.571cm 4.989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layout" svg:width="0.953cm" svg:height="0.953cm" draw:transform="rotate (0.646819020789099) translate (7.137cm 5.971cm)">
          <text:p text:style-name="P29"><text:span text:style-name="T19">10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40760804173343) translate (12.67cm 6.885cm)">
          <text:p text:style-name="P27"><text:span text:style-name="T18">1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0.605105651666435) translate (16.417cm 4.762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2.30400914555771) translate (20.983cm 5.617cm)">
          <text:p text:style-name="P27"><text:span text:style-name="T18">15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2.19841672581206) translate (5.812cm 9.38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46660017045083) translate (10.79cm 10.477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0.947539250907722) translate (10.476cm 9.326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68302099769813) translate (19.547cm 6.87cm)">
          <text:p text:style-name="P27"><text:span text:style-name="T18">20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layout" svg:width="0.953cm" svg:height="0.953cm" draw:transform="rotate (-1.6004669240788) translate (6.35cm 7.302cm)">
          <text:p text:style-name="P29"><text:span text:style-name="T19">1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layout" svg:width="0.953cm" svg:height="0.953cm" draw:transform="rotate (-1.51337499440428) translate (9.611cm 3.868cm)">
          <text:p text:style-name="P29"><text:span text:style-name="T19">1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1.4154620233674) translate (14.869cm 3.614cm)">
          <text:p text:style-name="P5"><text:span text:style-name="T1">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39" draw:text-style-name="P22" draw:layer="layout" svg:width="0.635cm" svg:height="0.317cm" svg:x="12.164cm" svg:y="5.831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953cm" svg:height="0.953cm" draw:transform="rotate (-2.22424759874157) translate (14.394cm 5.836cm)">
          <text:p text:style-name="P5"><text:span text:style-name="T1">9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2" draw:text-style-name="P26" draw:layer="layout" svg:width="7.837cm" svg:height="1.587cm" svg:x="20.002cm" svg:y="13.97cm">
          <text:p text:style-name="P25"><text:span text:style-name="T17">Increase potential: 8</text:span></text:p>
          <draw:enhanced-geometry svg:viewBox="0 0 21600 21600" draw:type="rectangle" draw:enhanced-path="M 0 0 L 21600 0 21600 21600 0 21600 0 0 Z N"/>
        </draw:custom-shape>
      </draw:page>
      <draw:page draw:name="page47" draw:style-name="dp1" draw:master-page-name="Default">
        <draw:path draw:style-name="gr55" draw:text-style-name="P1" draw:layer="layout" svg:width="1.6cm" svg:height="4.483cm" draw:transform="rotate (0.726755100530439) translate (2.844cm 7.923cm)" svg:viewBox="0 0 1601 4484" svg:d="M0 0c580 2215 2161 2347 1397 4484">
          <text:p/>
        </draw:path>
        <draw:path draw:style-name="gr55" draw:text-style-name="P1" draw:layer="layout" svg:width="3.295cm" svg:height="2.504cm" draw:transform="rotate (0.726755100530439) translate (8.442cm 10.981cm)" svg:viewBox="0 0 3296 2505" svg:d="M0 0c2040 271 2066 719 3296 2505">
          <text:p/>
        </draw:path>
        <draw:path draw:style-name="gr25" draw:text-style-name="P1" draw:layer="layout" svg:width="1.501cm" svg:height="3.578cm" draw:transform="rotate (0.726755100530439) translate (9.82147610979947cm 8.78571304057179cm)" svg:viewBox="0 0 1502 3579" svg:d="M1502 3579c-1926-2135-1520-2894-1335-3579">
          <text:p/>
        </draw:path>
        <draw:path draw:style-name="gr45" draw:text-style-name="P1" draw:layer="layout" svg:width="4.033cm" svg:height="0.719cm" draw:transform="rotate (0.726755100530439) translate (2.06159067816137cm 6.44691171739232cm)" svg:viewBox="0 0 4034 720" svg:d="M0 720c1081-738 2637-1054 4034-238">
          <text:p/>
        </draw:path>
        <draw:path draw:style-name="gr25" draw:text-style-name="P1" draw:layer="layout" svg:width="4.27cm" svg:height="0.558cm" draw:transform="rotate (0.726755100530439) translate (3.15804884887306cm 7.28293428496948cm)" svg:viewBox="0 0 4271 559" svg:d="M4271 0c-2188 1027-2900 395-4271 26">
          <text:p/>
        </draw:path>
        <draw:line draw:style-name="gr43" draw:text-style-name="P1" draw:layer="layout" svg:x1="6.35cm" svg:y1="4.127cm" svg:x2="2.222cm" svg:y2="7.62cm">
          <text:p/>
        </draw:line>
        <draw:line draw:style-name="gr43" draw:text-style-name="P1" draw:layer="layout" svg:x1="6.35cm" svg:y1="4.128cm" svg:x2="9.207cm" svg:y2="7.937cm">
          <text:p/>
        </draw:line>
        <draw:line draw:style-name="gr48" draw:text-style-name="P1" draw:layer="layout" svg:x1="7.62cm" svg:y1="11.112cm" svg:x2="2.222cm" svg:y2="7.621cm">
          <text:p/>
        </draw:line>
        <draw:line draw:style-name="gr48" draw:text-style-name="P1" draw:layer="layout" svg:x1="7.621cm" svg:y1="11.113cm" svg:x2="13.652cm" svg:y2="10.795cm">
          <text:p/>
        </draw:line>
        <draw:line draw:style-name="gr48" draw:text-style-name="P1" draw:layer="layout" svg:x1="9.207cm" svg:y1="7.937cm" svg:x2="13.653cm" svg:y2="10.795cm">
          <text:p/>
        </draw:line>
        <draw:line draw:style-name="gr48" draw:text-style-name="P1" draw:layer="layout" svg:x1="6.35cm" svg:y1="4.127cm" svg:x2="11.431cm" svg:y2="4.445cm">
          <text:p/>
        </draw:line>
        <draw:line draw:style-name="gr48" draw:text-style-name="P1" draw:layer="layout" svg:x1="17.78cm" svg:y1="3.81cm" svg:x2="11.432cm" svg:y2="4.445cm">
          <text:p/>
        </draw:line>
        <draw:line draw:style-name="gr48" draw:text-style-name="P1" draw:layer="layout" svg:x1="15.24cm" svg:y1="6.985cm" svg:x2="11.432cm" svg:y2="4.446cm">
          <text:p/>
        </draw:line>
        <draw:line draw:style-name="gr43" draw:text-style-name="P1" draw:layer="layout" svg:x1="15.24cm" svg:y1="6.986cm" svg:x2="9.207cm" svg:y2="7.937cm">
          <text:p/>
        </draw:line>
        <draw:line draw:style-name="gr43" draw:text-style-name="P1" draw:layer="layout" svg:x1="15.243cm" svg:y1="6.987cm" svg:x2="17.78cm" svg:y2="3.81cm">
          <text:p/>
        </draw:line>
        <draw:line draw:style-name="gr48" draw:text-style-name="P1" draw:layer="layout" svg:x1="13.652cm" svg:y1="10.795cm" svg:x2="19.368cm" svg:y2="11.747cm">
          <text:p/>
        </draw:line>
        <draw:line draw:style-name="gr48" draw:text-style-name="P1" draw:layer="layout" svg:x1="15.243cm" svg:y1="6.987cm" svg:x2="22.86cm" svg:y2="7.62cm">
          <text:p/>
        </draw:line>
        <draw:line draw:style-name="gr48" draw:text-style-name="P1" draw:layer="layout" svg:x1="22.86cm" svg:y1="7.62cm" svg:x2="19.368cm" svg:y2="11.747cm">
          <text:p/>
        </draw:line>
        <draw:line draw:style-name="gr43" draw:text-style-name="P1" draw:layer="layout" svg:x1="22.86cm" svg:y1="7.621cm" svg:x2="17.78cm" svg:y2="3.81cm">
          <text:p/>
        </draw:line>
        <draw:line draw:style-name="gr48" draw:text-style-name="P1" draw:layer="layout" svg:x1="2.222cm" svg:y1="7.62cm" svg:x2="9.208cm" svg:y2="7.938cm">
          <text:p/>
        </draw:line>
        <draw:custom-shape draw:style-name="gr38" draw:text-style-name="P22" draw:layer="layout" svg:width="0.635cm" svg:height="0.318cm" svg:x="2.54cm" svg:y="5.714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197cm" svg:y="5.815cm">
          <text:p text:style-name="P21"><text:span text:style-name="T15">17</text:span></text:p>
          <draw:enhanced-geometry svg:viewBox="0 0 21600 21600" draw:type="rectangle" draw:enhanced-path="M 0 0 L 21600 0 21600 21600 0 21600 0 0 Z N"/>
        </draw:custom-shape>
        <draw:path draw:style-name="gr25" draw:text-style-name="P1" draw:layer="layout" svg:width="2.636cm" svg:height="1.212cm" draw:transform="rotate (0.726755100530439) translate (8.50090095691477cm 6.71334448576708cm)" svg:viewBox="0 0 2637 1213" svg:d="M0 1213c422-474 1029-1634 2637-1054">
          <text:p/>
        </draw:path>
        <draw:path draw:style-name="gr25" draw:text-style-name="P1" draw:layer="layout" svg:width="2.399cm" svg:height="1.264cm" draw:transform="rotate (0.726755100530439) translate (6.46146627686726cm 9.84961426667834cm)" svg:viewBox="0 0 2400 1265" svg:d="M0 1265c422-475 1055-1187 2400-1265">
          <text:p/>
        </draw:path>
        <draw:path draw:style-name="gr25" draw:text-style-name="P1" draw:layer="layout" svg:width="2.373cm" svg:height="1.768cm" draw:transform="rotate (0.726755100530439) translate (12.6769050701788cm 9.25631836917727cm)" svg:viewBox="0 0 2374 1769" svg:d="M0 1769c422-475 1003-2084 2374-1714">
          <text:p/>
        </draw:path>
        <draw:path draw:style-name="gr55" draw:text-style-name="P1" draw:layer="layout" svg:width="4.008cm" svg:height="0.802cm" draw:transform="rotate (0.726755100530439) translate (18.8335161285384cm 10.5129669172615cm)" svg:viewBox="0 0 4009 803" svg:d="M0 803c422-475 2637-1055 4009-686">
          <text:p/>
        </draw:path>
        <draw:path draw:style-name="gr25" draw:text-style-name="P1" draw:layer="layout" svg:width="4.454cm" svg:height="0.919cm" draw:transform="rotate (0.726755100530439) translate (19.8473358857861cm 10.8973736084194cm)" svg:viewBox="0 0 4455 920" svg:d="M4455 0c-2188 1027-3084 1081-4455 711">
          <text:p/>
        </draw:path>
        <draw:path draw:style-name="gr25" draw:text-style-name="P1" draw:layer="layout" svg:width="2.425cm" svg:height="0.982cm" draw:transform="rotate (0.726755100530439) translate (9.41732666533314cm 6.59163111850407cm)" svg:viewBox="0 0 2426 983" svg:d="M2426 0c-844 949-1055 1186-2426 817">
          <text:p/>
        </draw:path>
        <draw:path draw:style-name="gr25" draw:text-style-name="P1" draw:layer="layout" svg:width="2.188cm" svg:height="1.026cm" draw:transform="rotate (0.726755100530439) translate (7.78937392512589cm 9.80922003517707cm)" svg:viewBox="0 0 2189 1027" svg:d="M2189 0c-844 949-703 941-2189 1027">
          <text:p/>
        </draw:path>
        <draw:path draw:style-name="gr25" draw:text-style-name="P1" draw:layer="layout" svg:width="2.187cm" svg:height="1.451cm" draw:transform="rotate (0.726755100530439) translate (13.4044622968827cm 8.97414146466439cm)" svg:viewBox="0 0 2188 1452" svg:d="M2188 0c-532 1226-979 1252-2188 1452">
          <text:p/>
        </draw:path>
        <draw:path draw:style-name="gr25" draw:text-style-name="P1" draw:layer="layout" svg:width="2.425cm" svg:height="0.981cm" draw:transform="rotate (0.726755100530439) translate (15.6497681566272cm 6.0571276834357cm)" svg:viewBox="0 0 2426 982" svg:d="M2426 0c-844 949-1055 1185-2426 816">
          <text:p/>
        </draw:path>
        <draw:path draw:style-name="gr54" draw:text-style-name="P1" draw:layer="layout" svg:width="4.033cm" svg:height="3.586cm" draw:transform="rotate (0.726755100530439) translate (2.857cm 7.62cm)" svg:viewBox="0 0 4034 3587" svg:d="M0 0c2769 1187 3059 2294 4034 3587">
          <text:p/>
        </draw:path>
        <draw:path draw:style-name="gr54" draw:text-style-name="P1" draw:layer="layout" svg:width="2.686cm" svg:height="2.232cm" draw:transform="rotate (0.726755100530439) translate (6.985cm 4.127cm)" svg:viewBox="0 0 2687 2233" svg:d="M0 0c1608 580 2398 1126 2687 2233">
          <text:p/>
        </draw:path>
        <draw:path draw:style-name="gr50" draw:text-style-name="P1" draw:layer="layout" svg:width="4.217cm" svg:height="2.9cm" draw:transform="rotate (0.726755100530439) translate (11.747cm 4.11cm)" svg:viewBox="0 0 4218 2901" svg:d="M0 0c2769 1187 3243 1608 4218 2901">
          <text:p/>
        </draw:path>
        <draw:path draw:style-name="gr55" draw:text-style-name="P1" draw:layer="layout" svg:width="2.662cm" svg:height="3.215cm" draw:transform="rotate (0.726755100530439) translate (14.288cm 10.796cm)" svg:viewBox="0 0 2663 3216" svg:d="M0 0c2584 1871 2136 1898 2663 3216">
          <text:p/>
        </draw:path>
        <draw:path draw:style-name="gr25" draw:text-style-name="P1" draw:layer="layout" svg:width="1.248cm" svg:height="3.532cm" draw:transform="rotate (0.726755100530439) translate (9.842cm 8.255cm)" svg:viewBox="0 0 1249 3533" svg:d="M0 0c1898 1688 1054 2637 1107 3533">
          <text:p/>
        </draw:path>
        <draw:path draw:style-name="gr45" draw:text-style-name="P1" draw:layer="layout" svg:width="0.48cm" svg:height="3.374cm" draw:transform="rotate (0.726755100530439) translate (6.64728992703064cm 4.46252404381854cm)" svg:viewBox="0 0 481 3375" svg:d="M26 0c791 1977 396 2901-26 3375">
          <text:p/>
        </draw:path>
        <draw:path draw:style-name="gr25" draw:text-style-name="P1" draw:layer="layout" svg:width="0.584cm" svg:height="4.93cm" draw:transform="rotate (0.726755100530439) translate (15.557cm 7.302cm)" svg:viewBox="0 0 585 4931" svg:d="M0 0c738 1081 711 4457 290 4931">
          <text:p/>
        </draw:path>
        <draw:path draw:style-name="gr25" draw:text-style-name="P1" draw:layer="layout" svg:width="2.661cm" svg:height="3.216cm" draw:transform="rotate (0.726755100530439) translate (14.505cm 11.33cm)" svg:viewBox="0 0 2662 3217" svg:d="M2662 3217c-1898-1688-2108-1450-2662-3217">
          <text:p/>
        </draw:path>
        <draw:path draw:style-name="gr25" draw:text-style-name="P1" draw:layer="layout" svg:width="3.971cm" svg:height="3.175cm" draw:transform="rotate (0.726755100530439) translate (8.573cm 11.496cm)" svg:viewBox="0 0 3972 3176" svg:d="M3972 3176c-1898-1688-3418-1409-3972-3176">
          <text:p/>
        </draw:path>
        <draw:path draw:style-name="gr25" draw:text-style-name="P1" draw:layer="layout" svg:width="1.599cm" svg:height="4.925cm" draw:transform="rotate (0.726755100530439) translate (2.93286171317628cm 8.39346112785382cm)" svg:viewBox="0 0 1600 4926" svg:d="M1600 4926c-1476-2162-1699-3344-1568-4926">
          <text:p/>
        </draw:path>
        <draw:path draw:style-name="gr25" draw:text-style-name="P1" draw:layer="layout" svg:width="4.499cm" svg:height="4.493cm" draw:transform="rotate (0.726755100530439) translate (16.193cm 7.251cm)" svg:viewBox="0 0 4500 4494" svg:d="M4500 4494c-1635-1029-3946-2727-4500-4494">
          <text:p/>
        </draw:path>
        <draw:path draw:style-name="gr25" draw:text-style-name="P1" draw:layer="layout" svg:width="3.725cm" svg:height="2.498cm" draw:transform="rotate (0.726755100530439) translate (10.16cm 7.91cm)" svg:viewBox="0 0 3726 2499" svg:d="M3726 2499c-1634-1029-2031-106-3726-2499">
          <text:p/>
        </draw:path>
        <draw:path draw:style-name="gr25" draw:text-style-name="P1" draw:layer="layout" svg:width="4.014cm" svg:height="3.605cm" draw:transform="rotate (0.726755100530439) translate (3.175cm 7.91cm)" svg:viewBox="0 0 4015 3606" svg:d="M4015 3606c-1845-791-2320-1213-4015-3606">
          <text:p/>
        </draw:path>
        <draw:path draw:style-name="gr25" draw:text-style-name="P1" draw:layer="layout" svg:width="2.668cm" svg:height="2.254cm" draw:transform="rotate (0.726755100530439) translate (7.302cm 4.433cm)" svg:viewBox="0 0 2669 2255" svg:d="M2669 2255c-1134-159-2294-765-2669-2255">
          <text:p/>
        </draw:path>
        <draw:path draw:style-name="gr25" draw:text-style-name="P1" draw:layer="layout" svg:width="3.968cm" svg:height="2.703cm" draw:transform="rotate (0.726755100530439) translate (12.382cm 4.445cm)" svg:viewBox="0 0 3969 2704" svg:d="M3969 2704c-1134-158-3594-1214-3969-2704">
          <text:p/>
        </draw:path>
        <draw:path draw:style-name="gr25" draw:text-style-name="P1" draw:layer="layout" svg:width="1.286cm" svg:height="4.429cm" draw:transform="rotate (0.726755100530439) translate (18.3198159681709cm 4.74662724350089cm)" svg:viewBox="0 0 1287 4430" svg:d="M1287 4430c-1556-3507-1345-3745-1160-4430">
          <text:p/>
        </draw:path>
        <draw:path draw:style-name="gr25" draw:text-style-name="P1" draw:layer="layout" svg:width="0.54cm" svg:height="4.93cm" draw:transform="rotate (0.726755100530439) translate (15.3687547793415cm 8.10436708689914cm)" svg:viewBox="0 0 541 4931" svg:d="M541 4931c-870-3322-474-4246-289-4931">
          <text:p/>
        </draw:path>
        <draw:path draw:style-name="gr25" draw:text-style-name="P1" draw:layer="layout" svg:width="1.086cm" svg:height="2.785cm" draw:transform="rotate (0.726755100530439) translate (11.9411822268689cm 5.30708523840763cm)" svg:viewBox="0 0 1087 2786" svg:d="M1087 2786c-1424-1265-1106-2101-921-2786">
          <text:p/>
        </draw:path>
        <draw:path draw:style-name="gr54" draw:text-style-name="P1" draw:layer="layout" svg:width="0.439cm" svg:height="3.377cm" draw:transform="rotate (0.726755100530439) translate (6.31615243711787cm 5.38791170814925cm)" svg:viewBox="0 0 440 3378" svg:d="M440 3378c-790-1978-312-2693-127-3378">
          <text:p/>
        </draw:path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0.635cm" svg:height="0.317cm" svg:x="6.567cm" svg:y="5.815cm">
          <text:p text:style-name="P2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62cm" svg:y="5.08cm">
          <text:p text:style-name="P21"><text:span text:style-name="T15">2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055cm" svg:y="3.492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655cm" svg:y="4.592cm">
          <text:p text:style-name="P21"><text:span text:style-name="T15">4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287cm" svg:y="3.175cm">
          <text:p text:style-name="P21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087cm" svg:y="4.37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8.732cm" svg:y="5.397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7.145cm" svg:y="5.08cm">
          <text:p text:style-name="P21"><text:span text:style-name="T15">1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567cm" svg:y="7.72cm">
          <text:p text:style-name="P21"><text:span text:style-name="T15">4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537cm" svg:y="8.573cm">
          <text:p text:style-name="P21"><text:span text:style-name="T15">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1.907cm" svg:y="9.525cm">
          <text:p text:style-name="P21"><text:span text:style-name="T15">2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927cm" svg:y="8.155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075cm" svg:y="9.108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557cm" svg:y="10.478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51cm" svg:y="11.865cm">
          <text:p text:style-name="P21"><text:span text:style-name="T15">1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705cm" svg:y="9.2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335cm" svg:y="9.207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085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99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007cm" svg:y="6.0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895cm" svg:y="5.7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9cm" svg:y="7.62cm">
          <text:p text:style-name="P21"><text:span text:style-name="T15">3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747cm" svg:y="8.573cm">
          <text:p text:style-name="P21"><text:span text:style-name="T15">2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06cm" svg:y="9.3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725cm" svg:y="10.06cm">
          <text:p text:style-name="P21"><text:span text:style-name="T15">1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33cm" svg:y="11.33cm">
          <text:p text:style-name="P21"><text:span text:style-name="T15">5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38cm" svg:y="6.88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6.032cm" svg:y="8.255cm">
          <text:p text:style-name="P21"><text:span text:style-name="T15">3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715cm" svg:y="9.007cm">
          <text:p text:style-name="P21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4.762cm" svg:y="10.06cm">
          <text:p text:style-name="P21"><text:span text:style-name="T15">49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5.932cm" svg:height="1.587cm" svg:x="21.907cm" svg:y="0.1cm">
          <text:p text:style-name="P7"><text:span text:style-name="T2">Total flow: 43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953cm" svg:height="0.953cm" draw:transform="rotate (-0.911934534167038) translate (4.571cm 4.989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layout" svg:width="0.953cm" svg:height="0.953cm" draw:transform="rotate (0.646819020789099) translate (7.137cm 5.971cm)">
          <text:p text:style-name="P29"><text:span text:style-name="T19">10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40760804173343) translate (12.67cm 6.885cm)">
          <text:p text:style-name="P27"><text:span text:style-name="T18">1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0.605105651666435) translate (16.417cm 4.762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2.30400914555771) translate (20.983cm 5.617cm)">
          <text:p text:style-name="P27"><text:span text:style-name="T18">15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2.19841672581206) translate (5.812cm 9.38cm)">
          <text:p text:style-name="P27"><text:span text:style-name="T18">19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46660017045083) translate (10.79cm 10.477cm)">
          <text:p text:style-name="P27"><text:span text:style-name="T18">19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0.947539250907722) translate (10.476cm 9.326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68302099769813) translate (19.547cm 6.87cm)">
          <text:p text:style-name="P27"><text:span text:style-name="T18">20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layout" svg:width="0.953cm" svg:height="0.953cm" draw:transform="rotate (-1.6004669240788) translate (6.35cm 7.302cm)">
          <text:p text:style-name="P29"><text:span text:style-name="T19">1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layout" svg:width="0.953cm" svg:height="0.953cm" draw:transform="rotate (-1.51337499440428) translate (9.611cm 3.868cm)">
          <text:p text:style-name="P29"><text:span text:style-name="T19">1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1.4154620233674) translate (14.869cm 3.614cm)">
          <text:p text:style-name="P5"><text:span text:style-name="T1">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39" draw:text-style-name="P22" draw:layer="layout" svg:width="0.635cm" svg:height="0.317cm" svg:x="12.164cm" svg:y="5.831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953cm" svg:height="0.953cm" draw:transform="rotate (-2.22424759874157) translate (14.394cm 5.836cm)">
          <text:p text:style-name="P5"><text:span text:style-name="T1">9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2" draw:text-style-name="P26" draw:layer="layout" svg:width="7.837cm" svg:height="1.587cm" svg:x="20.002cm" svg:y="13.97cm">
          <text:p text:style-name="P25"><text:span text:style-name="T17">Increase potential: 0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953cm" svg:height="0.953cm" draw:transform="rotate (-1.76714586764426) translate (17.649cm 10.977cm)">
          <text:p text:style-name="P5"><text:span text:style-name="T1">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0.677362282699) translate (21.274cm 8.779cm)">
          <text:p text:style-name="P5"><text:span text:style-name="T1">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</draw:page>
      <draw:page draw:name="page48" draw:style-name="dp1" draw:master-page-name="Default">
        <draw:path draw:style-name="gr56" draw:text-style-name="P1" draw:layer="layout" svg:width="1.6cm" svg:height="4.483cm" draw:transform="rotate (0.726755100530439) translate (2.844cm 7.923cm)" svg:viewBox="0 0 1601 4484" svg:d="M0 0c580 2215 2161 2347 1397 4484">
          <text:p/>
        </draw:path>
        <draw:path draw:style-name="gr56" draw:text-style-name="P1" draw:layer="layout" svg:width="3.295cm" svg:height="2.504cm" draw:transform="rotate (0.726755100530439) translate (8.442cm 10.981cm)" svg:viewBox="0 0 3296 2505" svg:d="M0 0c2040 271 2066 719 3296 2505">
          <text:p/>
        </draw:path>
        <draw:path draw:style-name="gr53" draw:text-style-name="P1" draw:layer="layout" svg:width="4.296cm" svg:height="4.244cm" draw:transform="skewX (1.02114420597544E-016) rotate (0.726755100530439) translate (15.862cm 6.971cm)" svg:viewBox="0 0 4297 4245" svg:d="M0 0c2769 1187 3322 2952 4297 4245">
          <text:p/>
        </draw:path>
        <draw:path draw:style-name="gr49" draw:text-style-name="P1" draw:layer="layout" svg:width="3.743cm" svg:height="2.478cm" draw:transform="rotate (0.726755100530439) translate (9.829cm 7.606cm)" svg:viewBox="0 0 3744 2479" svg:d="M0 0c2769 1187 2768 1186 3744 2479">
          <text:p/>
        </draw:path>
        <draw:path draw:style-name="gr25" draw:text-style-name="P1" draw:layer="layout" svg:width="1.501cm" svg:height="3.578cm" draw:transform="rotate (0.726755100530439) translate (9.82147610979947cm 8.78571304057179cm)" svg:viewBox="0 0 1502 3579" svg:d="M1502 3579c-1926-2135-1520-2894-1335-3579">
          <text:p/>
        </draw:path>
        <draw:path draw:style-name="gr45" draw:text-style-name="P1" draw:layer="layout" svg:width="4.033cm" svg:height="0.719cm" draw:transform="rotate (0.726755100530439) translate (2.06159067816137cm 6.44691171739232cm)" svg:viewBox="0 0 4034 720" svg:d="M0 720c1081-738 2637-1054 4034-238">
          <text:p/>
        </draw:path>
        <draw:path draw:style-name="gr25" draw:text-style-name="P1" draw:layer="layout" svg:width="4.27cm" svg:height="0.558cm" draw:transform="rotate (0.726755100530439) translate (3.15804884887306cm 7.28293428496948cm)" svg:viewBox="0 0 4271 559" svg:d="M4271 0c-2188 1027-2900 395-4271 26">
          <text:p/>
        </draw:path>
        <draw:line draw:style-name="gr43" draw:text-style-name="P1" draw:layer="layout" svg:x1="6.35cm" svg:y1="4.127cm" svg:x2="2.222cm" svg:y2="7.62cm">
          <text:p/>
        </draw:line>
        <draw:line draw:style-name="gr43" draw:text-style-name="P1" draw:layer="layout" svg:x1="6.35cm" svg:y1="4.128cm" svg:x2="9.207cm" svg:y2="7.937cm">
          <text:p/>
        </draw:line>
        <draw:line draw:style-name="gr48" draw:text-style-name="P1" draw:layer="layout" svg:x1="7.62cm" svg:y1="11.112cm" svg:x2="2.222cm" svg:y2="7.621cm">
          <text:p/>
        </draw:line>
        <draw:line draw:style-name="gr34" draw:text-style-name="P1" draw:layer="layout" svg:x1="7.62cm" svg:y1="11.113cm" svg:x2="9.207cm" svg:y2="7.937cm">
          <text:p/>
        </draw:line>
        <draw:line draw:style-name="gr48" draw:text-style-name="P1" draw:layer="layout" svg:x1="7.621cm" svg:y1="11.113cm" svg:x2="13.652cm" svg:y2="10.795cm">
          <text:p/>
        </draw:line>
        <draw:line draw:style-name="gr48" draw:text-style-name="P1" draw:layer="layout" svg:x1="9.207cm" svg:y1="7.937cm" svg:x2="13.653cm" svg:y2="10.795cm">
          <text:p/>
        </draw:line>
        <draw:line draw:style-name="gr34" draw:text-style-name="P1" draw:layer="layout" svg:x1="9.207cm" svg:y1="7.937cm" svg:x2="11.43cm" svg:y2="4.445cm">
          <text:p/>
        </draw:line>
        <draw:line draw:style-name="gr48" draw:text-style-name="P1" draw:layer="layout" svg:x1="6.35cm" svg:y1="4.127cm" svg:x2="11.431cm" svg:y2="4.445cm">
          <text:p/>
        </draw:line>
        <draw:line draw:style-name="gr48" draw:text-style-name="P1" draw:layer="layout" svg:x1="17.78cm" svg:y1="3.81cm" svg:x2="11.432cm" svg:y2="4.445cm">
          <text:p/>
        </draw:line>
        <draw:line draw:style-name="gr48" draw:text-style-name="P1" draw:layer="layout" svg:x1="15.24cm" svg:y1="6.985cm" svg:x2="11.432cm" svg:y2="4.446cm">
          <text:p/>
        </draw:line>
        <draw:line draw:style-name="gr43" draw:text-style-name="P1" draw:layer="layout" svg:x1="15.24cm" svg:y1="6.986cm" svg:x2="9.207cm" svg:y2="7.937cm">
          <text:p/>
        </draw:line>
        <draw:line draw:style-name="gr34" draw:text-style-name="P1" draw:layer="layout" svg:x1="15.241cm" svg:y1="6.987cm" svg:x2="13.652cm" svg:y2="10.795cm">
          <text:p/>
        </draw:line>
        <draw:line draw:style-name="gr34" draw:text-style-name="P1" draw:layer="layout" svg:x1="15.242cm" svg:y1="6.987cm" svg:x2="19.367cm" svg:y2="11.747cm">
          <text:p/>
        </draw:line>
        <draw:line draw:style-name="gr43" draw:text-style-name="P1" draw:layer="layout" svg:x1="15.243cm" svg:y1="6.987cm" svg:x2="17.78cm" svg:y2="3.81cm">
          <text:p/>
        </draw:line>
        <draw:line draw:style-name="gr48" draw:text-style-name="P1" draw:layer="layout" svg:x1="13.652cm" svg:y1="10.795cm" svg:x2="19.368cm" svg:y2="11.747cm">
          <text:p/>
        </draw:line>
        <draw:line draw:style-name="gr48" draw:text-style-name="P1" draw:layer="layout" svg:x1="15.243cm" svg:y1="6.987cm" svg:x2="22.86cm" svg:y2="7.62cm">
          <text:p/>
        </draw:line>
        <draw:line draw:style-name="gr48" draw:text-style-name="P1" draw:layer="layout" svg:x1="22.86cm" svg:y1="7.62cm" svg:x2="19.368cm" svg:y2="11.747cm">
          <text:p/>
        </draw:line>
        <draw:line draw:style-name="gr43" draw:text-style-name="P1" draw:layer="layout" svg:x1="22.86cm" svg:y1="7.621cm" svg:x2="17.78cm" svg:y2="3.81cm">
          <text:p/>
        </draw:line>
        <draw:line draw:style-name="gr48" draw:text-style-name="P1" draw:layer="layout" svg:x1="2.222cm" svg:y1="7.62cm" svg:x2="9.208cm" svg:y2="7.938cm">
          <text:p/>
        </draw:line>
        <draw:custom-shape draw:style-name="gr38" draw:text-style-name="P22" draw:layer="layout" svg:width="0.635cm" svg:height="0.318cm" svg:x="2.54cm" svg:y="5.714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197cm" svg:y="5.815cm">
          <text:p text:style-name="P21"><text:span text:style-name="T15">17</text:span></text:p>
          <draw:enhanced-geometry svg:viewBox="0 0 21600 21600" draw:type="rectangle" draw:enhanced-path="M 0 0 L 21600 0 21600 21600 0 21600 0 0 Z N"/>
        </draw:custom-shape>
        <draw:path draw:style-name="gr25" draw:text-style-name="P1" draw:layer="layout" svg:width="2.636cm" svg:height="1.212cm" draw:transform="rotate (0.726755100530439) translate (8.50090095691477cm 6.71334448576708cm)" svg:viewBox="0 0 2637 1213" svg:d="M0 1213c422-474 1029-1634 2637-1054">
          <text:p/>
        </draw:path>
        <draw:path draw:style-name="gr25" draw:text-style-name="P1" draw:layer="layout" svg:width="2.399cm" svg:height="1.264cm" draw:transform="rotate (0.726755100530439) translate (6.46146627686726cm 9.84961426667834cm)" svg:viewBox="0 0 2400 1265" svg:d="M0 1265c422-475 1055-1187 2400-1265">
          <text:p/>
        </draw:path>
        <draw:path draw:style-name="gr25" draw:text-style-name="P1" draw:layer="layout" svg:width="2.373cm" svg:height="1.768cm" draw:transform="rotate (0.726755100530439) translate (12.6769050701788cm 9.25631836917727cm)" svg:viewBox="0 0 2374 1769" svg:d="M0 1769c422-475 1003-2084 2374-1714">
          <text:p/>
        </draw:path>
        <draw:path draw:style-name="gr46" draw:text-style-name="P1" draw:layer="layout" svg:width="2.662cm" svg:height="0.831cm" draw:transform="rotate (0.726755100530439) translate (14.7870454418685cm 5.94606736833315cm)" svg:viewBox="0 0 2663 832" svg:d="M0 832c422-474 1362-1205 2663-607">
          <text:p/>
        </draw:path>
        <draw:path draw:style-name="gr56" draw:text-style-name="P1" draw:layer="layout" svg:width="4.008cm" svg:height="0.802cm" draw:transform="rotate (0.726755100530439) translate (18.8335161285384cm 10.5129669172615cm)" svg:viewBox="0 0 4009 803" svg:d="M0 803c422-475 2637-1055 4009-686">
          <text:p/>
        </draw:path>
        <draw:path draw:style-name="gr25" draw:text-style-name="P1" draw:layer="layout" svg:width="4.454cm" svg:height="0.919cm" draw:transform="rotate (0.726755100530439) translate (19.8473358857861cm 10.8973736084194cm)" svg:viewBox="0 0 4455 920" svg:d="M4455 0c-2188 1027-3084 1081-4455 711">
          <text:p/>
        </draw:path>
        <draw:path draw:style-name="gr25" draw:text-style-name="P1" draw:layer="layout" svg:width="2.425cm" svg:height="0.982cm" draw:transform="rotate (0.726755100530439) translate (9.41732666533314cm 6.59163111850407cm)" svg:viewBox="0 0 2426 983" svg:d="M2426 0c-844 949-1055 1186-2426 817">
          <text:p/>
        </draw:path>
        <draw:path draw:style-name="gr25" draw:text-style-name="P1" draw:layer="layout" svg:width="2.188cm" svg:height="1.026cm" draw:transform="rotate (0.726755100530439) translate (7.78937392512589cm 9.80922003517707cm)" svg:viewBox="0 0 2189 1027" svg:d="M2189 0c-844 949-703 941-2189 1027">
          <text:p/>
        </draw:path>
        <draw:path draw:style-name="gr25" draw:text-style-name="P1" draw:layer="layout" svg:width="2.187cm" svg:height="1.451cm" draw:transform="rotate (0.726755100530439) translate (13.4044622968827cm 8.97414146466439cm)" svg:viewBox="0 0 2188 1452" svg:d="M2188 0c-532 1226-979 1252-2188 1452">
          <text:p/>
        </draw:path>
        <draw:path draw:style-name="gr25" draw:text-style-name="P1" draw:layer="layout" svg:width="2.425cm" svg:height="0.981cm" draw:transform="rotate (0.726755100530439) translate (15.6497681566272cm 6.0571276834357cm)" svg:viewBox="0 0 2426 982" svg:d="M2426 0c-844 949-1055 1185-2426 816">
          <text:p/>
        </draw:path>
        <draw:path draw:style-name="gr54" draw:text-style-name="P1" draw:layer="layout" svg:width="4.033cm" svg:height="3.586cm" draw:transform="rotate (0.726755100530439) translate (2.857cm 7.62cm)" svg:viewBox="0 0 4034 3587" svg:d="M0 0c2769 1187 3059 2294 4034 3587">
          <text:p/>
        </draw:path>
        <draw:path draw:style-name="gr54" draw:text-style-name="P1" draw:layer="layout" svg:width="2.686cm" svg:height="2.232cm" draw:transform="rotate (0.726755100530439) translate (6.985cm 4.127cm)" svg:viewBox="0 0 2687 2233" svg:d="M0 0c1608 580 2398 1126 2687 2233">
          <text:p/>
        </draw:path>
        <draw:path draw:style-name="gr50" draw:text-style-name="P1" draw:layer="layout" svg:width="4.217cm" svg:height="2.9cm" draw:transform="rotate (0.726755100530439) translate (11.747cm 4.11cm)" svg:viewBox="0 0 4218 2901" svg:d="M0 0c2769 1187 3243 1608 4218 2901">
          <text:p/>
        </draw:path>
        <draw:path draw:style-name="gr51" draw:text-style-name="P1" draw:layer="layout" svg:width="1.37cm" svg:height="4.666cm" draw:transform="rotate (0.726755100530439) translate (18.415cm 3.91cm)" svg:viewBox="0 0 1371 4667" svg:d="M0 0c1713 2373 1556 3507 949 4667">
          <text:p/>
        </draw:path>
        <draw:path draw:style-name="gr57" draw:text-style-name="P1" draw:layer="layout" svg:width="2.662cm" svg:height="3.215cm" draw:transform="rotate (0.726755100530439) translate (14.288cm 10.796cm)" svg:viewBox="0 0 2663 3216" svg:d="M0 0c2584 1871 2136 1898 2663 3216">
          <text:p/>
        </draw:path>
        <draw:path draw:style-name="gr25" draw:text-style-name="P1" draw:layer="layout" svg:width="1.248cm" svg:height="3.532cm" draw:transform="rotate (0.726755100530439) translate (9.842cm 8.255cm)" svg:viewBox="0 0 1249 3533" svg:d="M0 0c1898 1688 1054 2637 1107 3533">
          <text:p/>
        </draw:path>
        <draw:path draw:style-name="gr45" draw:text-style-name="P1" draw:layer="layout" svg:width="0.48cm" svg:height="3.374cm" draw:transform="rotate (0.726755100530439) translate (6.64728992703064cm 4.46252404381854cm)" svg:viewBox="0 0 481 3375" svg:d="M26 0c791 1977 396 2901-26 3375">
          <text:p/>
        </draw:path>
        <draw:path draw:style-name="gr53" draw:text-style-name="P1" draw:layer="layout" svg:width="1.163cm" svg:height="2.636cm" draw:transform="rotate (0.726755100530439) translate (12.165cm 4.862cm)" svg:viewBox="0 0 1164 2637" svg:d="M0 0c738 1081 1441 1573 1054 2637">
          <text:p/>
        </draw:path>
        <draw:path draw:style-name="gr25" draw:text-style-name="P1" draw:layer="layout" svg:width="0.584cm" svg:height="4.93cm" draw:transform="rotate (0.726755100530439) translate (15.557cm 7.302cm)" svg:viewBox="0 0 585 4931" svg:d="M0 0c738 1081 711 4457 290 4931">
          <text:p/>
        </draw:path>
        <draw:path draw:style-name="gr25" draw:text-style-name="P1" draw:layer="layout" svg:width="2.661cm" svg:height="3.216cm" draw:transform="rotate (0.726755100530439) translate (14.505cm 11.33cm)" svg:viewBox="0 0 2662 3217" svg:d="M2662 3217c-1898-1688-2108-1450-2662-3217">
          <text:p/>
        </draw:path>
        <draw:path draw:style-name="gr25" draw:text-style-name="P1" draw:layer="layout" svg:width="3.971cm" svg:height="3.175cm" draw:transform="rotate (0.726755100530439) translate (8.573cm 11.496cm)" svg:viewBox="0 0 3972 3176" svg:d="M3972 3176c-1898-1688-3418-1409-3972-3176">
          <text:p/>
        </draw:path>
        <draw:path draw:style-name="gr25" draw:text-style-name="P1" draw:layer="layout" svg:width="1.599cm" svg:height="4.925cm" draw:transform="rotate (0.726755100530439) translate (2.93286171317628cm 8.39346112785382cm)" svg:viewBox="0 0 1600 4926" svg:d="M1600 4926c-1476-2162-1699-3344-1568-4926">
          <text:p/>
        </draw:path>
        <draw:path draw:style-name="gr25" draw:text-style-name="P1" draw:layer="layout" svg:width="4.499cm" svg:height="4.493cm" draw:transform="rotate (0.726755100530439) translate (16.193cm 7.251cm)" svg:viewBox="0 0 4500 4494" svg:d="M4500 4494c-1635-1029-3946-2727-4500-4494">
          <text:p/>
        </draw:path>
        <draw:path draw:style-name="gr25" draw:text-style-name="P1" draw:layer="layout" svg:width="3.725cm" svg:height="2.498cm" draw:transform="rotate (0.726755100530439) translate (10.16cm 7.91cm)" svg:viewBox="0 0 3726 2499" svg:d="M3726 2499c-1634-1029-2031-106-3726-2499">
          <text:p/>
        </draw:path>
        <draw:path draw:style-name="gr25" draw:text-style-name="P1" draw:layer="layout" svg:width="4.014cm" svg:height="3.605cm" draw:transform="rotate (0.726755100530439) translate (3.175cm 7.91cm)" svg:viewBox="0 0 4015 3606" svg:d="M4015 3606c-1845-791-2320-1213-4015-3606">
          <text:p/>
        </draw:path>
        <draw:path draw:style-name="gr25" draw:text-style-name="P1" draw:layer="layout" svg:width="2.668cm" svg:height="2.254cm" draw:transform="rotate (0.726755100530439) translate (7.302cm 4.433cm)" svg:viewBox="0 0 2669 2255" svg:d="M2669 2255c-1134-159-2294-765-2669-2255">
          <text:p/>
        </draw:path>
        <draw:path draw:style-name="gr25" draw:text-style-name="P1" draw:layer="layout" svg:width="3.968cm" svg:height="2.703cm" draw:transform="rotate (0.726755100530439) translate (12.382cm 4.445cm)" svg:viewBox="0 0 3969 2704" svg:d="M3969 2704c-1134-158-3594-1214-3969-2704">
          <text:p/>
        </draw:path>
        <draw:path draw:style-name="gr25" draw:text-style-name="P1" draw:layer="layout" svg:width="1.286cm" svg:height="4.429cm" draw:transform="rotate (0.726755100530439) translate (18.3198159681709cm 4.74662724350089cm)" svg:viewBox="0 0 1287 4430" svg:d="M1287 4430c-1556-3507-1345-3745-1160-4430">
          <text:p/>
        </draw:path>
        <draw:path draw:style-name="gr25" draw:text-style-name="P1" draw:layer="layout" svg:width="0.54cm" svg:height="4.93cm" draw:transform="rotate (0.726755100530439) translate (15.3687547793415cm 8.10436708689914cm)" svg:viewBox="0 0 541 4931" svg:d="M541 4931c-870-3322-474-4246-289-4931">
          <text:p/>
        </draw:path>
        <draw:path draw:style-name="gr25" draw:text-style-name="P1" draw:layer="layout" svg:width="1.086cm" svg:height="2.785cm" draw:transform="rotate (0.726755100530439) translate (11.9411822268689cm 5.30708523840763cm)" svg:viewBox="0 0 1087 2786" svg:d="M1087 2786c-1424-1265-1106-2101-921-2786">
          <text:p/>
        </draw:path>
        <draw:path draw:style-name="gr54" draw:text-style-name="P1" draw:layer="layout" svg:width="0.439cm" svg:height="3.377cm" draw:transform="rotate (0.726755100530439) translate (6.31615243711787cm 5.38791170814925cm)" svg:viewBox="0 0 440 3378" svg:d="M440 3378c-790-1978-312-2693-127-3378">
          <text:p/>
        </draw:path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0.635cm" svg:height="0.317cm" svg:x="6.567cm" svg:y="5.815cm">
          <text:p text:style-name="P2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62cm" svg:y="5.08cm">
          <text:p text:style-name="P21"><text:span text:style-name="T15">2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055cm" svg:y="3.492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655cm" svg:y="4.592cm">
          <text:p text:style-name="P21"><text:span text:style-name="T15">4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287cm" svg:y="3.175cm">
          <text:p text:style-name="P21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087cm" svg:y="4.37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737cm" svg:y="4.762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8.732cm" svg:y="5.397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24cm" svg:y="5.397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7.145cm" svg:y="5.08cm">
          <text:p text:style-name="P21"><text:span text:style-name="T15">1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685cm" svg:y="6.668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567cm" svg:y="7.72cm">
          <text:p text:style-name="P21"><text:span text:style-name="T15">4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537cm" svg:y="8.573cm">
          <text:p text:style-name="P21"><text:span text:style-name="T15">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1.907cm" svg:y="9.525cm">
          <text:p text:style-name="P21"><text:span text:style-name="T15">2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927cm" svg:y="8.155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075cm" svg:y="9.108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557cm" svg:y="10.478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51cm" svg:y="11.865cm">
          <text:p text:style-name="P21"><text:span text:style-name="T15">1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705cm" svg:y="9.2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335cm" svg:y="9.207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085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99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007cm" svg:y="6.0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895cm" svg:y="5.7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7cm" svg:y="6.668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9cm" svg:y="7.62cm">
          <text:p text:style-name="P21"><text:span text:style-name="T15">3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747cm" svg:y="8.573cm">
          <text:p text:style-name="P21"><text:span text:style-name="T15">2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06cm" svg:y="9.3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725cm" svg:y="10.06cm">
          <text:p text:style-name="P21"><text:span text:style-name="T15">1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33cm" svg:y="11.33cm">
          <text:p text:style-name="P21"><text:span text:style-name="T15">5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38cm" svg:y="6.88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6.032cm" svg:y="8.255cm">
          <text:p text:style-name="P21"><text:span text:style-name="T15">3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715cm" svg:y="9.007cm">
          <text:p text:style-name="P21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4.762cm" svg:y="10.06cm">
          <text:p text:style-name="P21"><text:span text:style-name="T15">49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5.932cm" svg:height="1.587cm" svg:x="21.907cm" svg:y="0.1cm">
          <text:p text:style-name="P7"><text:span text:style-name="T2">Total flow: 43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953cm" svg:height="0.953cm" draw:transform="rotate (-0.911934534167038) translate (4.571cm 4.989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layout" svg:width="0.953cm" svg:height="0.953cm" draw:transform="rotate (0.646819020789099) translate (7.137cm 5.971cm)">
          <text:p text:style-name="P29"><text:span text:style-name="T19">10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40760804173343) translate (12.67cm 6.885cm)">
          <text:p text:style-name="P27"><text:span text:style-name="T18">1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0.605105651666435) translate (16.417cm 4.762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2.30400914555771) translate (20.983cm 5.617cm)">
          <text:p text:style-name="P27"><text:span text:style-name="T18">15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2.19841672581206) translate (5.812cm 9.38cm)">
          <text:p text:style-name="P27"><text:span text:style-name="T18">19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46660017045083) translate (10.79cm 10.477cm)">
          <text:p text:style-name="P27"><text:span text:style-name="T18">19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0.947539250907722) translate (10.476cm 9.326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68302099769813) translate (19.547cm 6.87cm)">
          <text:p text:style-name="P27"><text:span text:style-name="T18">20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layout" svg:width="0.953cm" svg:height="0.953cm" draw:transform="rotate (-1.6004669240788) translate (6.35cm 7.302cm)">
          <text:p text:style-name="P29"><text:span text:style-name="T19">1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layout" svg:width="0.953cm" svg:height="0.953cm" draw:transform="rotate (-1.51337499440428) translate (9.611cm 3.868cm)">
          <text:p text:style-name="P29"><text:span text:style-name="T19">1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1.4154620233674) translate (14.869cm 3.614cm)">
          <text:p text:style-name="P5"><text:span text:style-name="T1">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39" draw:text-style-name="P22" draw:layer="layout" svg:width="0.635cm" svg:height="0.317cm" svg:x="13.969cm" svg:y="5.196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164cm" svg:y="5.831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953cm" svg:height="0.953cm" draw:transform="rotate (-2.22424759874157) translate (14.394cm 5.836cm)">
          <text:p text:style-name="P5"><text:span text:style-name="T1">9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1.76714586764426) translate (17.649cm 10.977cm)">
          <text:p text:style-name="P5"><text:span text:style-name="T1">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0.677362282699) translate (21.274cm 8.779cm)">
          <text:p text:style-name="P5"><text:span text:style-name="T1">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</draw:page>
      <draw:page draw:name="page49" draw:style-name="dp1" draw:master-page-name="Default">
        <draw:path draw:style-name="gr56" draw:text-style-name="P1" draw:layer="layout" svg:width="1.6cm" svg:height="4.483cm" draw:transform="rotate (0.726755100530439) translate (2.844cm 7.923cm)" svg:viewBox="0 0 1601 4484" svg:d="M0 0c580 2215 2161 2347 1397 4484">
          <text:p/>
        </draw:path>
        <draw:path draw:style-name="gr56" draw:text-style-name="P1" draw:layer="layout" svg:width="3.295cm" svg:height="2.504cm" draw:transform="rotate (0.726755100530439) translate (8.442cm 10.981cm)" svg:viewBox="0 0 3296 2505" svg:d="M0 0c2040 271 2066 719 3296 2505">
          <text:p/>
        </draw:path>
        <draw:path draw:style-name="gr25" draw:text-style-name="P1" draw:layer="layout" svg:width="1.501cm" svg:height="3.578cm" draw:transform="rotate (0.726755100530439) translate (9.82147610979947cm 8.78571304057179cm)" svg:viewBox="0 0 1502 3579" svg:d="M1502 3579c-1926-2135-1520-2894-1335-3579">
          <text:p/>
        </draw:path>
        <draw:path draw:style-name="gr45" draw:text-style-name="P1" draw:layer="layout" svg:width="4.033cm" svg:height="0.719cm" draw:transform="rotate (0.726755100530439) translate (2.06159067816137cm 6.44691171739232cm)" svg:viewBox="0 0 4034 720" svg:d="M0 720c1081-738 2637-1054 4034-238">
          <text:p/>
        </draw:path>
        <draw:path draw:style-name="gr25" draw:text-style-name="P1" draw:layer="layout" svg:width="4.27cm" svg:height="0.558cm" draw:transform="rotate (0.726755100530439) translate (3.15804884887306cm 7.28293428496948cm)" svg:viewBox="0 0 4271 559" svg:d="M4271 0c-2188 1027-2900 395-4271 26">
          <text:p/>
        </draw:path>
        <draw:custom-shape draw:style-name="gr38" draw:text-style-name="P22" draw:layer="layout" svg:width="0.635cm" svg:height="0.318cm" svg:x="2.54cm" svg:y="5.714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197cm" svg:y="5.815cm">
          <text:p text:style-name="P21"><text:span text:style-name="T15">17</text:span></text:p>
          <draw:enhanced-geometry svg:viewBox="0 0 21600 21600" draw:type="rectangle" draw:enhanced-path="M 0 0 L 21600 0 21600 21600 0 21600 0 0 Z N"/>
        </draw:custom-shape>
        <draw:path draw:style-name="gr25" draw:text-style-name="P1" draw:layer="layout" svg:width="2.636cm" svg:height="1.212cm" draw:transform="rotate (0.726755100530439) translate (8.50090095691477cm 6.71334448576708cm)" svg:viewBox="0 0 2637 1213" svg:d="M0 1213c422-474 1029-1634 2637-1054">
          <text:p/>
        </draw:path>
        <draw:path draw:style-name="gr25" draw:text-style-name="P1" draw:layer="layout" svg:width="2.399cm" svg:height="1.264cm" draw:transform="rotate (0.726755100530439) translate (6.46146627686726cm 9.84961426667834cm)" svg:viewBox="0 0 2400 1265" svg:d="M0 1265c422-475 1055-1187 2400-1265">
          <text:p/>
        </draw:path>
        <draw:path draw:style-name="gr25" draw:text-style-name="P1" draw:layer="layout" svg:width="2.373cm" svg:height="1.768cm" draw:transform="rotate (0.726755100530439) translate (12.6769050701788cm 9.25631836917727cm)" svg:viewBox="0 0 2374 1769" svg:d="M0 1769c422-475 1003-2084 2374-1714">
          <text:p/>
        </draw:path>
        <draw:path draw:style-name="gr56" draw:text-style-name="P1" draw:layer="layout" svg:width="4.008cm" svg:height="0.802cm" draw:transform="rotate (0.726755100530439) translate (18.8335161285384cm 10.5129669172615cm)" svg:viewBox="0 0 4009 803" svg:d="M0 803c422-475 2637-1055 4009-686">
          <text:p/>
        </draw:path>
        <draw:path draw:style-name="gr25" draw:text-style-name="P1" draw:layer="layout" svg:width="4.454cm" svg:height="0.919cm" draw:transform="rotate (0.726755100530439) translate (19.8473358857861cm 10.8973736084194cm)" svg:viewBox="0 0 4455 920" svg:d="M4455 0c-2188 1027-3084 1081-4455 711">
          <text:p/>
        </draw:path>
        <draw:path draw:style-name="gr25" draw:text-style-name="P1" draw:layer="layout" svg:width="2.425cm" svg:height="0.982cm" draw:transform="rotate (0.726755100530439) translate (9.41732666533314cm 6.59163111850407cm)" svg:viewBox="0 0 2426 983" svg:d="M2426 0c-844 949-1055 1186-2426 817">
          <text:p/>
        </draw:path>
        <draw:path draw:style-name="gr25" draw:text-style-name="P1" draw:layer="layout" svg:width="2.188cm" svg:height="1.026cm" draw:transform="rotate (0.726755100530439) translate (7.78937392512589cm 9.80922003517707cm)" svg:viewBox="0 0 2189 1027" svg:d="M2189 0c-844 949-703 941-2189 1027">
          <text:p/>
        </draw:path>
        <draw:path draw:style-name="gr25" draw:text-style-name="P1" draw:layer="layout" svg:width="2.187cm" svg:height="1.451cm" draw:transform="rotate (0.726755100530439) translate (13.4044622968827cm 8.97414146466439cm)" svg:viewBox="0 0 2188 1452" svg:d="M2188 0c-532 1226-979 1252-2188 1452">
          <text:p/>
        </draw:path>
        <draw:path draw:style-name="gr25" draw:text-style-name="P1" draw:layer="layout" svg:width="2.425cm" svg:height="0.981cm" draw:transform="rotate (0.726755100530439) translate (15.6497681566272cm 6.0571276834357cm)" svg:viewBox="0 0 2426 982" svg:d="M2426 0c-844 949-1055 1185-2426 816">
          <text:p/>
        </draw:path>
        <draw:path draw:style-name="gr54" draw:text-style-name="P1" draw:layer="layout" svg:width="4.033cm" svg:height="3.586cm" draw:transform="rotate (0.726755100530439) translate (2.857cm 7.62cm)" svg:viewBox="0 0 4034 3587" svg:d="M0 0c2769 1187 3059 2294 4034 3587">
          <text:p/>
        </draw:path>
        <draw:path draw:style-name="gr54" draw:text-style-name="P1" draw:layer="layout" svg:width="2.686cm" svg:height="2.232cm" draw:transform="rotate (0.726755100530439) translate (6.985cm 4.127cm)" svg:viewBox="0 0 2687 2233" svg:d="M0 0c1608 580 2398 1126 2687 2233">
          <text:p/>
        </draw:path>
        <draw:path draw:style-name="gr50" draw:text-style-name="P1" draw:layer="layout" svg:width="4.217cm" svg:height="2.9cm" draw:transform="rotate (0.726755100530439) translate (11.747cm 4.11cm)" svg:viewBox="0 0 4218 2901" svg:d="M0 0c2769 1187 3243 1608 4218 2901">
          <text:p/>
        </draw:path>
        <draw:path draw:style-name="gr25" draw:text-style-name="P1" draw:layer="layout" svg:width="1.248cm" svg:height="3.532cm" draw:transform="rotate (0.726755100530439) translate (9.842cm 8.255cm)" svg:viewBox="0 0 1249 3533" svg:d="M0 0c1898 1688 1054 2637 1107 3533">
          <text:p/>
        </draw:path>
        <draw:path draw:style-name="gr45" draw:text-style-name="P1" draw:layer="layout" svg:width="0.48cm" svg:height="3.374cm" draw:transform="rotate (0.726755100530439) translate (6.64728992703064cm 4.46252404381854cm)" svg:viewBox="0 0 481 3375" svg:d="M26 0c791 1977 396 2901-26 3375">
          <text:p/>
        </draw:path>
        <draw:path draw:style-name="gr25" draw:text-style-name="P1" draw:layer="layout" svg:width="0.584cm" svg:height="4.93cm" draw:transform="rotate (0.726755100530439) translate (15.557cm 7.302cm)" svg:viewBox="0 0 585 4931" svg:d="M0 0c738 1081 711 4457 290 4931">
          <text:p/>
        </draw:path>
        <draw:path draw:style-name="gr25" draw:text-style-name="P1" draw:layer="layout" svg:width="2.661cm" svg:height="3.216cm" draw:transform="rotate (0.726755100530439) translate (14.505cm 11.33cm)" svg:viewBox="0 0 2662 3217" svg:d="M2662 3217c-1898-1688-2108-1450-2662-3217">
          <text:p/>
        </draw:path>
        <draw:path draw:style-name="gr25" draw:text-style-name="P1" draw:layer="layout" svg:width="3.971cm" svg:height="3.175cm" draw:transform="rotate (0.726755100530439) translate (8.573cm 11.496cm)" svg:viewBox="0 0 3972 3176" svg:d="M3972 3176c-1898-1688-3418-1409-3972-3176">
          <text:p/>
        </draw:path>
        <draw:path draw:style-name="gr25" draw:text-style-name="P1" draw:layer="layout" svg:width="1.599cm" svg:height="4.925cm" draw:transform="rotate (0.726755100530439) translate (2.93286171317628cm 8.39346112785382cm)" svg:viewBox="0 0 1600 4926" svg:d="M1600 4926c-1476-2162-1699-3344-1568-4926">
          <text:p/>
        </draw:path>
        <draw:path draw:style-name="gr25" draw:text-style-name="P1" draw:layer="layout" svg:width="4.499cm" svg:height="4.493cm" draw:transform="rotate (0.726755100530439) translate (16.193cm 7.251cm)" svg:viewBox="0 0 4500 4494" svg:d="M4500 4494c-1635-1029-3946-2727-4500-4494">
          <text:p/>
        </draw:path>
        <draw:path draw:style-name="gr25" draw:text-style-name="P1" draw:layer="layout" svg:width="3.725cm" svg:height="2.498cm" draw:transform="rotate (0.726755100530439) translate (10.16cm 7.91cm)" svg:viewBox="0 0 3726 2499" svg:d="M3726 2499c-1634-1029-2031-106-3726-2499">
          <text:p/>
        </draw:path>
        <draw:path draw:style-name="gr25" draw:text-style-name="P1" draw:layer="layout" svg:width="4.014cm" svg:height="3.605cm" draw:transform="rotate (0.726755100530439) translate (3.175cm 7.91cm)" svg:viewBox="0 0 4015 3606" svg:d="M4015 3606c-1845-791-2320-1213-4015-3606">
          <text:p/>
        </draw:path>
        <draw:path draw:style-name="gr25" draw:text-style-name="P1" draw:layer="layout" svg:width="2.668cm" svg:height="2.254cm" draw:transform="rotate (0.726755100530439) translate (7.302cm 4.433cm)" svg:viewBox="0 0 2669 2255" svg:d="M2669 2255c-1134-159-2294-765-2669-2255">
          <text:p/>
        </draw:path>
        <draw:path draw:style-name="gr25" draw:text-style-name="P1" draw:layer="layout" svg:width="3.968cm" svg:height="2.703cm" draw:transform="rotate (0.726755100530439) translate (12.382cm 4.445cm)" svg:viewBox="0 0 3969 2704" svg:d="M3969 2704c-1134-158-3594-1214-3969-2704">
          <text:p/>
        </draw:path>
        <draw:path draw:style-name="gr25" draw:text-style-name="P1" draw:layer="layout" svg:width="1.286cm" svg:height="4.429cm" draw:transform="rotate (0.726755100530439) translate (18.3198159681709cm 4.74662724350089cm)" svg:viewBox="0 0 1287 4430" svg:d="M1287 4430c-1556-3507-1345-3745-1160-4430">
          <text:p/>
        </draw:path>
        <draw:path draw:style-name="gr25" draw:text-style-name="P1" draw:layer="layout" svg:width="0.54cm" svg:height="4.93cm" draw:transform="rotate (0.726755100530439) translate (15.3687547793415cm 8.10436708689914cm)" svg:viewBox="0 0 541 4931" svg:d="M541 4931c-870-3322-474-4246-289-4931">
          <text:p/>
        </draw:path>
        <draw:path draw:style-name="gr25" draw:text-style-name="P1" draw:layer="layout" svg:width="1.086cm" svg:height="2.785cm" draw:transform="rotate (0.726755100530439) translate (11.9411822268689cm 5.30708523840763cm)" svg:viewBox="0 0 1087 2786" svg:d="M1087 2786c-1424-1265-1106-2101-921-2786">
          <text:p/>
        </draw:path>
        <draw:path draw:style-name="gr54" draw:text-style-name="P1" draw:layer="layout" svg:width="0.439cm" svg:height="3.377cm" draw:transform="rotate (0.726755100530439) translate (6.31615243711787cm 5.38791170814925cm)" svg:viewBox="0 0 440 3378" svg:d="M440 3378c-790-1978-312-2693-127-3378">
          <text:p/>
        </draw:path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0.635cm" svg:height="0.317cm" svg:x="6.567cm" svg:y="5.815cm">
          <text:p text:style-name="P2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62cm" svg:y="5.08cm">
          <text:p text:style-name="P21"><text:span text:style-name="T15">2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055cm" svg:y="3.492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655cm" svg:y="4.592cm">
          <text:p text:style-name="P21"><text:span text:style-name="T15">4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287cm" svg:y="3.175cm">
          <text:p text:style-name="P21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087cm" svg:y="4.37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8.732cm" svg:y="5.397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7.145cm" svg:y="5.08cm">
          <text:p text:style-name="P21"><text:span text:style-name="T15">1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567cm" svg:y="7.72cm">
          <text:p text:style-name="P21"><text:span text:style-name="T15">4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537cm" svg:y="8.573cm">
          <text:p text:style-name="P21"><text:span text:style-name="T15">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1.907cm" svg:y="9.525cm">
          <text:p text:style-name="P21"><text:span text:style-name="T15">2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927cm" svg:y="8.155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075cm" svg:y="9.108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51cm" svg:y="11.865cm">
          <text:p text:style-name="P21"><text:span text:style-name="T15">1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705cm" svg:y="9.2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335cm" svg:y="9.207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085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99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007cm" svg:y="6.0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895cm" svg:y="5.7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9cm" svg:y="7.62cm">
          <text:p text:style-name="P21"><text:span text:style-name="T15">3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747cm" svg:y="8.573cm">
          <text:p text:style-name="P21"><text:span text:style-name="T15">2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06cm" svg:y="9.3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725cm" svg:y="10.06cm">
          <text:p text:style-name="P21"><text:span text:style-name="T15">1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33cm" svg:y="11.33cm">
          <text:p text:style-name="P21"><text:span text:style-name="T15">5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38cm" svg:y="6.88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6.032cm" svg:y="8.255cm">
          <text:p text:style-name="P21"><text:span text:style-name="T15">3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715cm" svg:y="9.007cm">
          <text:p text:style-name="P21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4.762cm" svg:y="10.06cm">
          <text:p text:style-name="P21"><text:span text:style-name="T15">49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5.932cm" svg:height="1.587cm" svg:x="21.907cm" svg:y="0.1cm">
          <text:p text:style-name="P7"><text:span text:style-name="T2">Total flow: 4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164cm" svg:y="5.831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</draw:page>
      <draw:page draw:name="page50" draw:style-name="dp1" draw:master-page-name="Default">
        <draw:path draw:style-name="gr47" draw:text-style-name="P1" draw:layer="layout" svg:width="1.6cm" svg:height="4.483cm" draw:transform="rotate (0.726755100530439) translate (2.844cm 7.923cm)" svg:viewBox="0 0 1601 4484" svg:d="M0 0c580 2215 2161 2347 1397 4484">
          <text:p/>
        </draw:path>
        <draw:path draw:style-name="gr47" draw:text-style-name="P1" draw:layer="layout" svg:width="3.295cm" svg:height="2.504cm" draw:transform="rotate (0.726755100530439) translate (8.442cm 10.981cm)" svg:viewBox="0 0 3296 2505" svg:d="M0 0c2040 271 2066 719 3296 2505">
          <text:p/>
        </draw:path>
        <draw:path draw:style-name="gr25" draw:text-style-name="P1" draw:layer="layout" svg:width="1.501cm" svg:height="3.578cm" draw:transform="rotate (0.726755100530439) translate (9.82147610979947cm 8.78571304057179cm)" svg:viewBox="0 0 1502 3579" svg:d="M1502 3579c-1926-2135-1520-2894-1335-3579">
          <text:p/>
        </draw:path>
        <draw:path draw:style-name="gr45" draw:text-style-name="P1" draw:layer="layout" svg:width="4.033cm" svg:height="0.719cm" draw:transform="rotate (0.726755100530439) translate (2.06159067816137cm 6.44691171739232cm)" svg:viewBox="0 0 4034 720" svg:d="M0 720c1081-738 2637-1054 4034-238">
          <text:p/>
        </draw:path>
        <draw:path draw:style-name="gr25" draw:text-style-name="P1" draw:layer="layout" svg:width="4.27cm" svg:height="0.558cm" draw:transform="rotate (0.726755100530439) translate (3.15804884887306cm 7.28293428496948cm)" svg:viewBox="0 0 4271 559" svg:d="M4271 0c-2188 1027-2900 395-4271 26">
          <text:p/>
        </draw:path>
        <draw:line draw:style-name="gr34" draw:text-style-name="P1" draw:layer="layout" svg:x1="15.241cm" svg:y1="6.987cm" svg:x2="13.652cm" svg:y2="10.795cm">
          <text:p/>
        </draw:line>
        <draw:custom-shape draw:style-name="gr38" draw:text-style-name="P22" draw:layer="layout" svg:width="0.635cm" svg:height="0.318cm" svg:x="2.54cm" svg:y="5.714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197cm" svg:y="5.815cm">
          <text:p text:style-name="P21"><text:span text:style-name="T15">17</text:span></text:p>
          <draw:enhanced-geometry svg:viewBox="0 0 21600 21600" draw:type="rectangle" draw:enhanced-path="M 0 0 L 21600 0 21600 21600 0 21600 0 0 Z N"/>
        </draw:custom-shape>
        <draw:path draw:style-name="gr25" draw:text-style-name="P1" draw:layer="layout" svg:width="2.636cm" svg:height="1.212cm" draw:transform="rotate (0.726755100530439) translate (8.50090095691477cm 6.71334448576708cm)" svg:viewBox="0 0 2637 1213" svg:d="M0 1213c422-474 1029-1634 2637-1054">
          <text:p/>
        </draw:path>
        <draw:path draw:style-name="gr25" draw:text-style-name="P1" draw:layer="layout" svg:width="2.399cm" svg:height="1.264cm" draw:transform="rotate (0.726755100530439) translate (6.46146627686726cm 9.84961426667834cm)" svg:viewBox="0 0 2400 1265" svg:d="M0 1265c422-475 1055-1187 2400-1265">
          <text:p/>
        </draw:path>
        <draw:path draw:style-name="gr47" draw:text-style-name="P1" draw:layer="layout" svg:width="2.373cm" svg:height="1.768cm" draw:transform="rotate (0.726755100530439) translate (12.6769050701788cm 9.25631836917727cm)" svg:viewBox="0 0 2374 1769" svg:d="M0 1769c422-475 1003-2084 2374-1714">
          <text:p/>
        </draw:path>
        <draw:path draw:style-name="gr47" draw:text-style-name="P1" draw:layer="layout" svg:width="4.008cm" svg:height="0.802cm" draw:transform="rotate (0.726755100530439) translate (18.8335161285384cm 10.5129669172615cm)" svg:viewBox="0 0 4009 803" svg:d="M0 803c422-475 2637-1055 4009-686">
          <text:p/>
        </draw:path>
        <draw:path draw:style-name="gr25" draw:text-style-name="P1" draw:layer="layout" svg:width="4.454cm" svg:height="0.919cm" draw:transform="rotate (0.726755100530439) translate (19.8473358857861cm 10.8973736084194cm)" svg:viewBox="0 0 4455 920" svg:d="M4455 0c-2188 1027-3084 1081-4455 711">
          <text:p/>
        </draw:path>
        <draw:path draw:style-name="gr25" draw:text-style-name="P1" draw:layer="layout" svg:width="2.425cm" svg:height="0.982cm" draw:transform="rotate (0.726755100530439) translate (9.41732666533314cm 6.59163111850407cm)" svg:viewBox="0 0 2426 983" svg:d="M2426 0c-844 949-1055 1186-2426 817">
          <text:p/>
        </draw:path>
        <draw:path draw:style-name="gr25" draw:text-style-name="P1" draw:layer="layout" svg:width="2.188cm" svg:height="1.026cm" draw:transform="rotate (0.726755100530439) translate (7.78937392512589cm 9.80922003517707cm)" svg:viewBox="0 0 2189 1027" svg:d="M2189 0c-844 949-703 941-2189 1027">
          <text:p/>
        </draw:path>
        <draw:path draw:style-name="gr25" draw:text-style-name="P1" draw:layer="layout" svg:width="2.187cm" svg:height="1.451cm" draw:transform="rotate (0.726755100530439) translate (13.4044622968827cm 8.97414146466439cm)" svg:viewBox="0 0 2188 1452" svg:d="M2188 0c-532 1226-979 1252-2188 1452">
          <text:p/>
        </draw:path>
        <draw:path draw:style-name="gr25" draw:text-style-name="P1" draw:layer="layout" svg:width="2.425cm" svg:height="0.981cm" draw:transform="rotate (0.726755100530439) translate (15.6497681566272cm 6.0571276834357cm)" svg:viewBox="0 0 2426 982" svg:d="M2426 0c-844 949-1055 1185-2426 816">
          <text:p/>
        </draw:path>
        <draw:path draw:style-name="gr54" draw:text-style-name="P1" draw:layer="layout" svg:width="4.033cm" svg:height="3.586cm" draw:transform="rotate (0.726755100530439) translate (2.857cm 7.62cm)" svg:viewBox="0 0 4034 3587" svg:d="M0 0c2769 1187 3059 2294 4034 3587">
          <text:p/>
        </draw:path>
        <draw:path draw:style-name="gr54" draw:text-style-name="P1" draw:layer="layout" svg:width="2.686cm" svg:height="2.232cm" draw:transform="rotate (0.726755100530439) translate (6.985cm 4.127cm)" svg:viewBox="0 0 2687 2233" svg:d="M0 0c1608 580 2398 1126 2687 2233">
          <text:p/>
        </draw:path>
        <draw:path draw:style-name="gr50" draw:text-style-name="P1" draw:layer="layout" svg:width="4.217cm" svg:height="2.9cm" draw:transform="rotate (0.726755100530439) translate (11.747cm 4.11cm)" svg:viewBox="0 0 4218 2901" svg:d="M0 0c2769 1187 3243 1608 4218 2901">
          <text:p/>
        </draw:path>
        <draw:path draw:style-name="gr25" draw:text-style-name="P1" draw:layer="layout" svg:width="1.248cm" svg:height="3.532cm" draw:transform="rotate (0.726755100530439) translate (9.842cm 8.255cm)" svg:viewBox="0 0 1249 3533" svg:d="M0 0c1898 1688 1054 2637 1107 3533">
          <text:p/>
        </draw:path>
        <draw:path draw:style-name="gr45" draw:text-style-name="P1" draw:layer="layout" svg:width="0.48cm" svg:height="3.374cm" draw:transform="rotate (0.726755100530439) translate (6.64728992703064cm 4.46252404381854cm)" svg:viewBox="0 0 481 3375" svg:d="M26 0c791 1977 396 2901-26 3375">
          <text:p/>
        </draw:path>
        <draw:path draw:style-name="gr47" draw:text-style-name="P1" draw:layer="layout" svg:width="0.584cm" svg:height="4.93cm" draw:transform="rotate (0.726755100530439) translate (15.557cm 7.302cm)" svg:viewBox="0 0 585 4931" svg:d="M0 0c738 1081 711 4457 290 4931">
          <text:p/>
        </draw:path>
        <draw:path draw:style-name="gr25" draw:text-style-name="P1" draw:layer="layout" svg:width="2.661cm" svg:height="3.216cm" draw:transform="rotate (0.726755100530439) translate (14.505cm 11.33cm)" svg:viewBox="0 0 2662 3217" svg:d="M2662 3217c-1898-1688-2108-1450-2662-3217">
          <text:p/>
        </draw:path>
        <draw:path draw:style-name="gr25" draw:text-style-name="P1" draw:layer="layout" svg:width="3.971cm" svg:height="3.175cm" draw:transform="rotate (0.726755100530439) translate (8.573cm 11.496cm)" svg:viewBox="0 0 3972 3176" svg:d="M3972 3176c-1898-1688-3418-1409-3972-3176">
          <text:p/>
        </draw:path>
        <draw:path draw:style-name="gr25" draw:text-style-name="P1" draw:layer="layout" svg:width="1.599cm" svg:height="4.925cm" draw:transform="rotate (0.726755100530439) translate (2.93286171317628cm 8.39346112785382cm)" svg:viewBox="0 0 1600 4926" svg:d="M1600 4926c-1476-2162-1699-3344-1568-4926">
          <text:p/>
        </draw:path>
        <draw:path draw:style-name="gr25" draw:text-style-name="P1" draw:layer="layout" svg:width="4.499cm" svg:height="4.493cm" draw:transform="rotate (0.726755100530439) translate (16.193cm 7.251cm)" svg:viewBox="0 0 4500 4494" svg:d="M4500 4494c-1635-1029-3946-2727-4500-4494">
          <text:p/>
        </draw:path>
        <draw:path draw:style-name="gr25" draw:text-style-name="P1" draw:layer="layout" svg:width="3.725cm" svg:height="2.498cm" draw:transform="rotate (0.726755100530439) translate (10.16cm 7.91cm)" svg:viewBox="0 0 3726 2499" svg:d="M3726 2499c-1634-1029-2031-106-3726-2499">
          <text:p/>
        </draw:path>
        <draw:path draw:style-name="gr25" draw:text-style-name="P1" draw:layer="layout" svg:width="4.014cm" svg:height="3.605cm" draw:transform="rotate (0.726755100530439) translate (3.175cm 7.91cm)" svg:viewBox="0 0 4015 3606" svg:d="M4015 3606c-1845-791-2320-1213-4015-3606">
          <text:p/>
        </draw:path>
        <draw:path draw:style-name="gr25" draw:text-style-name="P1" draw:layer="layout" svg:width="2.668cm" svg:height="2.254cm" draw:transform="rotate (0.726755100530439) translate (7.302cm 4.433cm)" svg:viewBox="0 0 2669 2255" svg:d="M2669 2255c-1134-159-2294-765-2669-2255">
          <text:p/>
        </draw:path>
        <draw:path draw:style-name="gr25" draw:text-style-name="P1" draw:layer="layout" svg:width="3.968cm" svg:height="2.703cm" draw:transform="rotate (0.726755100530439) translate (12.382cm 4.445cm)" svg:viewBox="0 0 3969 2704" svg:d="M3969 2704c-1134-158-3594-1214-3969-2704">
          <text:p/>
        </draw:path>
        <draw:path draw:style-name="gr25" draw:text-style-name="P1" draw:layer="layout" svg:width="1.286cm" svg:height="4.429cm" draw:transform="rotate (0.726755100530439) translate (18.3198159681709cm 4.74662724350089cm)" svg:viewBox="0 0 1287 4430" svg:d="M1287 4430c-1556-3507-1345-3745-1160-4430">
          <text:p/>
        </draw:path>
        <draw:path draw:style-name="gr25" draw:text-style-name="P1" draw:layer="layout" svg:width="0.54cm" svg:height="4.93cm" draw:transform="rotate (0.726755100530439) translate (15.3687547793415cm 8.10436708689914cm)" svg:viewBox="0 0 541 4931" svg:d="M541 4931c-870-3322-474-4246-289-4931">
          <text:p/>
        </draw:path>
        <draw:path draw:style-name="gr25" draw:text-style-name="P1" draw:layer="layout" svg:width="1.086cm" svg:height="2.785cm" draw:transform="rotate (0.726755100530439) translate (11.9411822268689cm 5.30708523840763cm)" svg:viewBox="0 0 1087 2786" svg:d="M1087 2786c-1424-1265-1106-2101-921-2786">
          <text:p/>
        </draw:path>
        <draw:path draw:style-name="gr54" draw:text-style-name="P1" draw:layer="layout" svg:width="0.439cm" svg:height="3.377cm" draw:transform="rotate (0.726755100530439) translate (6.31615243711787cm 5.38791170814925cm)" svg:viewBox="0 0 440 3378" svg:d="M440 3378c-790-1978-312-2693-127-3378">
          <text:p/>
        </draw:path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0.635cm" svg:height="0.317cm" svg:x="6.567cm" svg:y="5.815cm">
          <text:p text:style-name="P2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62cm" svg:y="5.08cm">
          <text:p text:style-name="P21"><text:span text:style-name="T15">2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055cm" svg:y="3.492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655cm" svg:y="4.592cm">
          <text:p text:style-name="P21"><text:span text:style-name="T15">4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287cm" svg:y="3.175cm">
          <text:p text:style-name="P21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087cm" svg:y="4.37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8.732cm" svg:y="5.397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7.145cm" svg:y="5.08cm">
          <text:p text:style-name="P21"><text:span text:style-name="T15">1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567cm" svg:y="7.72cm">
          <text:p text:style-name="P21"><text:span text:style-name="T15">4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537cm" svg:y="8.573cm">
          <text:p text:style-name="P21"><text:span text:style-name="T15">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1.907cm" svg:y="9.525cm">
          <text:p text:style-name="P21"><text:span text:style-name="T15">2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927cm" svg:y="8.155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075cm" svg:y="9.108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51cm" svg:y="11.865cm">
          <text:p text:style-name="P21"><text:span text:style-name="T15">1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705cm" svg:y="9.2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335cm" svg:y="9.207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085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99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007cm" svg:y="6.0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895cm" svg:y="5.7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9cm" svg:y="7.62cm">
          <text:p text:style-name="P21"><text:span text:style-name="T15">3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747cm" svg:y="8.573cm">
          <text:p text:style-name="P21"><text:span text:style-name="T15">2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06cm" svg:y="9.3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725cm" svg:y="10.06cm">
          <text:p text:style-name="P21"><text:span text:style-name="T15">1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33cm" svg:y="11.33cm">
          <text:p text:style-name="P21"><text:span text:style-name="T15">5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38cm" svg:y="6.88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6.032cm" svg:y="8.255cm">
          <text:p text:style-name="P21"><text:span text:style-name="T15">3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715cm" svg:y="9.007cm">
          <text:p text:style-name="P21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4.762cm" svg:y="10.06cm">
          <text:p text:style-name="P21"><text:span text:style-name="T15">49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5.932cm" svg:height="1.587cm" svg:x="21.907cm" svg:y="0.1cm">
          <text:p text:style-name="P7"><text:span text:style-name="T2">Total flow: 4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164cm" svg:y="5.831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7.837cm" svg:height="1.587cm" svg:x="20.002cm" svg:y="13.97cm">
          <text:p text:style-name="P25"><text:span text:style-name="T17">Increase potential: 5</text:span></text:p>
          <draw:enhanced-geometry svg:viewBox="0 0 21600 21600" draw:type="rectangle" draw:enhanced-path="M 0 0 L 21600 0 21600 21600 0 21600 0 0 Z N"/>
        </draw:custom-shape>
      </draw:page>
      <draw:page draw:name="page51" draw:style-name="dp1" draw:master-page-name="Default">
        <draw:path draw:style-name="gr47" draw:text-style-name="P1" draw:layer="layout" svg:width="1.6cm" svg:height="4.483cm" draw:transform="rotate (0.726755100530439) translate (2.844cm 7.923cm)" svg:viewBox="0 0 1601 4484" svg:d="M0 0c580 2215 2161 2347 1397 4484">
          <text:p/>
        </draw:path>
        <draw:path draw:style-name="gr47" draw:text-style-name="P1" draw:layer="layout" svg:width="3.295cm" svg:height="2.504cm" draw:transform="rotate (0.726755100530439) translate (8.442cm 10.981cm)" svg:viewBox="0 0 3296 2505" svg:d="M0 0c2040 271 2066 719 3296 2505">
          <text:p/>
        </draw:path>
        <draw:path draw:style-name="gr25" draw:text-style-name="P1" draw:layer="layout" svg:width="1.501cm" svg:height="3.578cm" draw:transform="rotate (0.726755100530439) translate (9.82147610979947cm 8.78571304057179cm)" svg:viewBox="0 0 1502 3579" svg:d="M1502 3579c-1926-2135-1520-2894-1335-3579">
          <text:p/>
        </draw:path>
        <draw:path draw:style-name="gr45" draw:text-style-name="P1" draw:layer="layout" svg:width="4.033cm" svg:height="0.719cm" draw:transform="rotate (0.726755100530439) translate (2.06159067816137cm 6.44691171739232cm)" svg:viewBox="0 0 4034 720" svg:d="M0 720c1081-738 2637-1054 4034-238">
          <text:p/>
        </draw:path>
        <draw:path draw:style-name="gr25" draw:text-style-name="P1" draw:layer="layout" svg:width="4.27cm" svg:height="0.558cm" draw:transform="rotate (0.726755100530439) translate (3.15804884887306cm 7.28293428496948cm)" svg:viewBox="0 0 4271 559" svg:d="M4271 0c-2188 1027-2900 395-4271 26">
          <text:p/>
        </draw:path>
        <draw:line draw:style-name="gr43" draw:text-style-name="P1" draw:layer="layout" svg:x1="6.35cm" svg:y1="4.127cm" svg:x2="2.222cm" svg:y2="7.62cm">
          <text:p/>
        </draw:line>
        <draw:line draw:style-name="gr43" draw:text-style-name="P1" draw:layer="layout" svg:x1="6.35cm" svg:y1="4.128cm" svg:x2="9.207cm" svg:y2="7.937cm">
          <text:p/>
        </draw:line>
        <draw:line draw:style-name="gr48" draw:text-style-name="P1" draw:layer="layout" svg:x1="7.62cm" svg:y1="11.112cm" svg:x2="2.222cm" svg:y2="7.621cm">
          <text:p/>
        </draw:line>
        <draw:line draw:style-name="gr48" draw:text-style-name="P1" draw:layer="layout" svg:x1="7.621cm" svg:y1="11.113cm" svg:x2="13.652cm" svg:y2="10.795cm">
          <text:p/>
        </draw:line>
        <draw:line draw:style-name="gr48" draw:text-style-name="P1" draw:layer="layout" svg:x1="9.207cm" svg:y1="7.937cm" svg:x2="13.653cm" svg:y2="10.795cm">
          <text:p/>
        </draw:line>
        <draw:line draw:style-name="gr48" draw:text-style-name="P1" draw:layer="layout" svg:x1="6.35cm" svg:y1="4.127cm" svg:x2="11.431cm" svg:y2="4.445cm">
          <text:p/>
        </draw:line>
        <draw:line draw:style-name="gr48" draw:text-style-name="P1" draw:layer="layout" svg:x1="17.78cm" svg:y1="3.81cm" svg:x2="11.432cm" svg:y2="4.445cm">
          <text:p/>
        </draw:line>
        <draw:line draw:style-name="gr48" draw:text-style-name="P1" draw:layer="layout" svg:x1="15.24cm" svg:y1="6.985cm" svg:x2="11.432cm" svg:y2="4.446cm">
          <text:p/>
        </draw:line>
        <draw:line draw:style-name="gr43" draw:text-style-name="P1" draw:layer="layout" svg:x1="15.24cm" svg:y1="6.986cm" svg:x2="9.207cm" svg:y2="7.937cm">
          <text:p/>
        </draw:line>
        <draw:line draw:style-name="gr34" draw:text-style-name="P1" draw:layer="layout" svg:x1="15.241cm" svg:y1="6.987cm" svg:x2="13.652cm" svg:y2="10.795cm">
          <text:p/>
        </draw:line>
        <draw:line draw:style-name="gr34" draw:text-style-name="P1" draw:layer="layout" svg:x1="15.242cm" svg:y1="6.987cm" svg:x2="19.367cm" svg:y2="11.747cm">
          <text:p/>
        </draw:line>
        <draw:line draw:style-name="gr43" draw:text-style-name="P1" draw:layer="layout" svg:x1="15.243cm" svg:y1="6.987cm" svg:x2="17.78cm" svg:y2="3.81cm">
          <text:p/>
        </draw:line>
        <draw:line draw:style-name="gr48" draw:text-style-name="P1" draw:layer="layout" svg:x1="13.652cm" svg:y1="10.795cm" svg:x2="19.368cm" svg:y2="11.747cm">
          <text:p/>
        </draw:line>
        <draw:line draw:style-name="gr48" draw:text-style-name="P1" draw:layer="layout" svg:x1="15.243cm" svg:y1="6.987cm" svg:x2="22.86cm" svg:y2="7.62cm">
          <text:p/>
        </draw:line>
        <draw:line draw:style-name="gr48" draw:text-style-name="P1" draw:layer="layout" svg:x1="22.86cm" svg:y1="7.62cm" svg:x2="19.368cm" svg:y2="11.747cm">
          <text:p/>
        </draw:line>
        <draw:line draw:style-name="gr43" draw:text-style-name="P1" draw:layer="layout" svg:x1="22.86cm" svg:y1="7.621cm" svg:x2="17.78cm" svg:y2="3.81cm">
          <text:p/>
        </draw:line>
        <draw:line draw:style-name="gr48" draw:text-style-name="P1" draw:layer="layout" svg:x1="2.222cm" svg:y1="7.62cm" svg:x2="9.208cm" svg:y2="7.938cm">
          <text:p/>
        </draw:line>
        <draw:custom-shape draw:style-name="gr38" draw:text-style-name="P22" draw:layer="layout" svg:width="0.635cm" svg:height="0.318cm" svg:x="2.54cm" svg:y="5.714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197cm" svg:y="5.815cm">
          <text:p text:style-name="P21"><text:span text:style-name="T15">17</text:span></text:p>
          <draw:enhanced-geometry svg:viewBox="0 0 21600 21600" draw:type="rectangle" draw:enhanced-path="M 0 0 L 21600 0 21600 21600 0 21600 0 0 Z N"/>
        </draw:custom-shape>
        <draw:path draw:style-name="gr25" draw:text-style-name="P1" draw:layer="layout" svg:width="2.636cm" svg:height="1.212cm" draw:transform="rotate (0.726755100530439) translate (8.50090095691477cm 6.71334448576708cm)" svg:viewBox="0 0 2637 1213" svg:d="M0 1213c422-474 1029-1634 2637-1054">
          <text:p/>
        </draw:path>
        <draw:path draw:style-name="gr25" draw:text-style-name="P1" draw:layer="layout" svg:width="2.399cm" svg:height="1.264cm" draw:transform="rotate (0.726755100530439) translate (6.46146627686726cm 9.84961426667834cm)" svg:viewBox="0 0 2400 1265" svg:d="M0 1265c422-475 1055-1187 2400-1265">
          <text:p/>
        </draw:path>
        <draw:path draw:style-name="gr47" draw:text-style-name="P1" draw:layer="layout" svg:width="2.373cm" svg:height="1.768cm" draw:transform="rotate (0.726755100530439) translate (12.6769050701788cm 9.25631836917727cm)" svg:viewBox="0 0 2374 1769" svg:d="M0 1769c422-475 1003-2084 2374-1714">
          <text:p/>
        </draw:path>
        <draw:path draw:style-name="gr47" draw:text-style-name="P1" draw:layer="layout" svg:width="4.008cm" svg:height="0.802cm" draw:transform="rotate (0.726755100530439) translate (18.8335161285384cm 10.5129669172615cm)" svg:viewBox="0 0 4009 803" svg:d="M0 803c422-475 2637-1055 4009-686">
          <text:p/>
        </draw:path>
        <draw:path draw:style-name="gr25" draw:text-style-name="P1" draw:layer="layout" svg:width="4.454cm" svg:height="0.919cm" draw:transform="rotate (0.726755100530439) translate (19.8473358857861cm 10.8973736084194cm)" svg:viewBox="0 0 4455 920" svg:d="M4455 0c-2188 1027-3084 1081-4455 711">
          <text:p/>
        </draw:path>
        <draw:path draw:style-name="gr25" draw:text-style-name="P1" draw:layer="layout" svg:width="2.425cm" svg:height="0.982cm" draw:transform="rotate (0.726755100530439) translate (9.41732666533314cm 6.59163111850407cm)" svg:viewBox="0 0 2426 983" svg:d="M2426 0c-844 949-1055 1186-2426 817">
          <text:p/>
        </draw:path>
        <draw:path draw:style-name="gr25" draw:text-style-name="P1" draw:layer="layout" svg:width="2.188cm" svg:height="1.026cm" draw:transform="rotate (0.726755100530439) translate (7.78937392512589cm 9.80922003517707cm)" svg:viewBox="0 0 2189 1027" svg:d="M2189 0c-844 949-703 941-2189 1027">
          <text:p/>
        </draw:path>
        <draw:path draw:style-name="gr25" draw:text-style-name="P1" draw:layer="layout" svg:width="2.187cm" svg:height="1.451cm" draw:transform="rotate (0.726755100530439) translate (13.4044622968827cm 8.97414146466439cm)" svg:viewBox="0 0 2188 1452" svg:d="M2188 0c-532 1226-979 1252-2188 1452">
          <text:p/>
        </draw:path>
        <draw:path draw:style-name="gr25" draw:text-style-name="P1" draw:layer="layout" svg:width="2.425cm" svg:height="0.981cm" draw:transform="rotate (0.726755100530439) translate (15.6497681566272cm 6.0571276834357cm)" svg:viewBox="0 0 2426 982" svg:d="M2426 0c-844 949-1055 1185-2426 816">
          <text:p/>
        </draw:path>
        <draw:path draw:style-name="gr54" draw:text-style-name="P1" draw:layer="layout" svg:width="4.033cm" svg:height="3.586cm" draw:transform="rotate (0.726755100530439) translate (2.857cm 7.62cm)" svg:viewBox="0 0 4034 3587" svg:d="M0 0c2769 1187 3059 2294 4034 3587">
          <text:p/>
        </draw:path>
        <draw:path draw:style-name="gr54" draw:text-style-name="P1" draw:layer="layout" svg:width="2.686cm" svg:height="2.232cm" draw:transform="rotate (0.726755100530439) translate (6.985cm 4.127cm)" svg:viewBox="0 0 2687 2233" svg:d="M0 0c1608 580 2398 1126 2687 2233">
          <text:p/>
        </draw:path>
        <draw:path draw:style-name="gr50" draw:text-style-name="P1" draw:layer="layout" svg:width="4.217cm" svg:height="2.9cm" draw:transform="rotate (0.726755100530439) translate (11.747cm 4.11cm)" svg:viewBox="0 0 4218 2901" svg:d="M0 0c2769 1187 3243 1608 4218 2901">
          <text:p/>
        </draw:path>
        <draw:path draw:style-name="gr25" draw:text-style-name="P1" draw:layer="layout" svg:width="1.248cm" svg:height="3.532cm" draw:transform="rotate (0.726755100530439) translate (9.842cm 8.255cm)" svg:viewBox="0 0 1249 3533" svg:d="M0 0c1898 1688 1054 2637 1107 3533">
          <text:p/>
        </draw:path>
        <draw:path draw:style-name="gr45" draw:text-style-name="P1" draw:layer="layout" svg:width="0.48cm" svg:height="3.374cm" draw:transform="rotate (0.726755100530439) translate (6.64728992703064cm 4.46252404381854cm)" svg:viewBox="0 0 481 3375" svg:d="M26 0c791 1977 396 2901-26 3375">
          <text:p/>
        </draw:path>
        <draw:path draw:style-name="gr47" draw:text-style-name="P1" draw:layer="layout" svg:width="0.584cm" svg:height="4.93cm" draw:transform="rotate (0.726755100530439) translate (15.557cm 7.302cm)" svg:viewBox="0 0 585 4931" svg:d="M0 0c738 1081 711 4457 290 4931">
          <text:p/>
        </draw:path>
        <draw:path draw:style-name="gr25" draw:text-style-name="P1" draw:layer="layout" svg:width="2.661cm" svg:height="3.216cm" draw:transform="rotate (0.726755100530439) translate (14.505cm 11.33cm)" svg:viewBox="0 0 2662 3217" svg:d="M2662 3217c-1898-1688-2108-1450-2662-3217">
          <text:p/>
        </draw:path>
        <draw:path draw:style-name="gr25" draw:text-style-name="P1" draw:layer="layout" svg:width="3.971cm" svg:height="3.175cm" draw:transform="rotate (0.726755100530439) translate (8.573cm 11.496cm)" svg:viewBox="0 0 3972 3176" svg:d="M3972 3176c-1898-1688-3418-1409-3972-3176">
          <text:p/>
        </draw:path>
        <draw:path draw:style-name="gr25" draw:text-style-name="P1" draw:layer="layout" svg:width="1.599cm" svg:height="4.925cm" draw:transform="rotate (0.726755100530439) translate (2.93286171317628cm 8.39346112785382cm)" svg:viewBox="0 0 1600 4926" svg:d="M1600 4926c-1476-2162-1699-3344-1568-4926">
          <text:p/>
        </draw:path>
        <draw:path draw:style-name="gr25" draw:text-style-name="P1" draw:layer="layout" svg:width="4.499cm" svg:height="4.493cm" draw:transform="rotate (0.726755100530439) translate (16.193cm 7.251cm)" svg:viewBox="0 0 4500 4494" svg:d="M4500 4494c-1635-1029-3946-2727-4500-4494">
          <text:p/>
        </draw:path>
        <draw:path draw:style-name="gr25" draw:text-style-name="P1" draw:layer="layout" svg:width="3.725cm" svg:height="2.498cm" draw:transform="rotate (0.726755100530439) translate (10.16cm 7.91cm)" svg:viewBox="0 0 3726 2499" svg:d="M3726 2499c-1634-1029-2031-106-3726-2499">
          <text:p/>
        </draw:path>
        <draw:path draw:style-name="gr25" draw:text-style-name="P1" draw:layer="layout" svg:width="4.014cm" svg:height="3.605cm" draw:transform="rotate (0.726755100530439) translate (3.175cm 7.91cm)" svg:viewBox="0 0 4015 3606" svg:d="M4015 3606c-1845-791-2320-1213-4015-3606">
          <text:p/>
        </draw:path>
        <draw:path draw:style-name="gr25" draw:text-style-name="P1" draw:layer="layout" svg:width="2.668cm" svg:height="2.254cm" draw:transform="rotate (0.726755100530439) translate (7.302cm 4.433cm)" svg:viewBox="0 0 2669 2255" svg:d="M2669 2255c-1134-159-2294-765-2669-2255">
          <text:p/>
        </draw:path>
        <draw:path draw:style-name="gr25" draw:text-style-name="P1" draw:layer="layout" svg:width="3.968cm" svg:height="2.703cm" draw:transform="rotate (0.726755100530439) translate (12.382cm 4.445cm)" svg:viewBox="0 0 3969 2704" svg:d="M3969 2704c-1134-158-3594-1214-3969-2704">
          <text:p/>
        </draw:path>
        <draw:path draw:style-name="gr25" draw:text-style-name="P1" draw:layer="layout" svg:width="1.286cm" svg:height="4.429cm" draw:transform="rotate (0.726755100530439) translate (18.3198159681709cm 4.74662724350089cm)" svg:viewBox="0 0 1287 4430" svg:d="M1287 4430c-1556-3507-1345-3745-1160-4430">
          <text:p/>
        </draw:path>
        <draw:path draw:style-name="gr25" draw:text-style-name="P1" draw:layer="layout" svg:width="0.54cm" svg:height="4.93cm" draw:transform="rotate (0.726755100530439) translate (15.3687547793415cm 8.10436708689914cm)" svg:viewBox="0 0 541 4931" svg:d="M541 4931c-870-3322-474-4246-289-4931">
          <text:p/>
        </draw:path>
        <draw:path draw:style-name="gr25" draw:text-style-name="P1" draw:layer="layout" svg:width="1.086cm" svg:height="2.785cm" draw:transform="rotate (0.726755100530439) translate (11.9411822268689cm 5.30708523840763cm)" svg:viewBox="0 0 1087 2786" svg:d="M1087 2786c-1424-1265-1106-2101-921-2786">
          <text:p/>
        </draw:path>
        <draw:path draw:style-name="gr54" draw:text-style-name="P1" draw:layer="layout" svg:width="0.439cm" svg:height="3.377cm" draw:transform="rotate (0.726755100530439) translate (6.31615243711787cm 5.38791170814925cm)" svg:viewBox="0 0 440 3378" svg:d="M440 3378c-790-1978-312-2693-127-3378">
          <text:p/>
        </draw:path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0.635cm" svg:height="0.317cm" svg:x="6.567cm" svg:y="5.815cm">
          <text:p text:style-name="P2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62cm" svg:y="5.08cm">
          <text:p text:style-name="P21"><text:span text:style-name="T15">2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055cm" svg:y="3.492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655cm" svg:y="4.592cm">
          <text:p text:style-name="P21"><text:span text:style-name="T15">4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287cm" svg:y="3.175cm">
          <text:p text:style-name="P21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087cm" svg:y="4.37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8.732cm" svg:y="5.397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7.145cm" svg:y="5.08cm">
          <text:p text:style-name="P21"><text:span text:style-name="T15">1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567cm" svg:y="7.72cm">
          <text:p text:style-name="P21"><text:span text:style-name="T15">4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537cm" svg:y="8.573cm">
          <text:p text:style-name="P21"><text:span text:style-name="T15">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1.907cm" svg:y="9.525cm">
          <text:p text:style-name="P21"><text:span text:style-name="T15">2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927cm" svg:y="8.155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075cm" svg:y="9.108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51cm" svg:y="11.865cm">
          <text:p text:style-name="P21"><text:span text:style-name="T15">1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705cm" svg:y="9.2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335cm" svg:y="9.207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085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99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007cm" svg:y="6.0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895cm" svg:y="5.7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9cm" svg:y="7.62cm">
          <text:p text:style-name="P21"><text:span text:style-name="T15">3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747cm" svg:y="8.573cm">
          <text:p text:style-name="P21"><text:span text:style-name="T15">2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06cm" svg:y="9.3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725cm" svg:y="10.06cm">
          <text:p text:style-name="P21"><text:span text:style-name="T15">1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33cm" svg:y="11.33cm">
          <text:p text:style-name="P21"><text:span text:style-name="T15">5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38cm" svg:y="6.88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6.032cm" svg:y="8.255cm">
          <text:p text:style-name="P21"><text:span text:style-name="T15">3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715cm" svg:y="9.007cm">
          <text:p text:style-name="P21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4.762cm" svg:y="10.06cm">
          <text:p text:style-name="P21"><text:span text:style-name="T15">49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5.932cm" svg:height="1.587cm" svg:x="21.907cm" svg:y="0.1cm">
          <text:p text:style-name="P7"><text:span text:style-name="T2">Total flow: 43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953cm" svg:height="0.953cm" draw:transform="rotate (-0.911934534167038) translate (4.571cm 4.989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layout" svg:width="0.953cm" svg:height="0.953cm" draw:transform="rotate (0.646819020789099) translate (7.137cm 5.971cm)">
          <text:p text:style-name="P29"><text:span text:style-name="T19">10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40760804173343) translate (12.67cm 6.885cm)">
          <text:p text:style-name="P27"><text:span text:style-name="T18">1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0.605105651666435) translate (16.417cm 4.762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2.30400914555771) translate (20.983cm 5.617cm)">
          <text:p text:style-name="P27"><text:span text:style-name="T18">15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2.19841672581206) translate (5.812cm 9.38cm)">
          <text:p text:style-name="P27"><text:span text:style-name="T18">19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46660017045083) translate (10.79cm 10.477cm)">
          <text:p text:style-name="P27"><text:span text:style-name="T18">19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0.947539250907722) translate (10.476cm 9.326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68302099769813) translate (19.547cm 6.87cm)">
          <text:p text:style-name="P27"><text:span text:style-name="T18">20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layout" svg:width="0.953cm" svg:height="0.953cm" draw:transform="rotate (-1.6004669240788) translate (6.35cm 7.302cm)">
          <text:p text:style-name="P29"><text:span text:style-name="T19">1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layout" svg:width="0.953cm" svg:height="0.953cm" draw:transform="rotate (-1.51337499440428) translate (9.611cm 3.868cm)">
          <text:p text:style-name="P29"><text:span text:style-name="T19">1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1.4154620233674) translate (14.869cm 3.614cm)">
          <text:p text:style-name="P5"><text:span text:style-name="T1">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39" draw:text-style-name="P22" draw:layer="layout" svg:width="0.635cm" svg:height="0.317cm" svg:x="12.164cm" svg:y="5.831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953cm" svg:height="0.953cm" draw:transform="rotate (-2.22424759874157) translate (14.394cm 5.836cm)">
          <text:p text:style-name="P5"><text:span text:style-name="T1">9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1.76714586764426) translate (17.649cm 10.977cm)">
          <text:p text:style-name="P5"><text:span text:style-name="T1">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0.677362282699) translate (21.274cm 8.779cm)">
          <text:p text:style-name="P5"><text:span text:style-name="T1">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2" draw:text-style-name="P26" draw:layer="layout" svg:width="7.837cm" svg:height="1.587cm" svg:x="20.002cm" svg:y="13.97cm">
          <text:p text:style-name="P25"><text:span text:style-name="T17">Increase potential: 5</text:span></text:p>
          <draw:enhanced-geometry svg:viewBox="0 0 21600 21600" draw:type="rectangle" draw:enhanced-path="M 0 0 L 21600 0 21600 21600 0 21600 0 0 Z N"/>
        </draw:custom-shape>
      </draw:page>
      <draw:page draw:name="page52" draw:style-name="dp1" draw:master-page-name="Default">
        <draw:path draw:style-name="gr47" draw:text-style-name="P1" draw:layer="layout" svg:width="1.6cm" svg:height="4.483cm" draw:transform="rotate (0.726755100530439) translate (2.844cm 7.923cm)" svg:viewBox="0 0 1601 4484" svg:d="M0 0c580 2215 2161 2347 1397 4484">
          <text:p/>
        </draw:path>
        <draw:path draw:style-name="gr47" draw:text-style-name="P1" draw:layer="layout" svg:width="3.295cm" svg:height="2.504cm" draw:transform="rotate (0.726755100530439) translate (8.442cm 10.981cm)" svg:viewBox="0 0 3296 2505" svg:d="M0 0c2040 271 2066 719 3296 2505">
          <text:p/>
        </draw:path>
        <draw:path draw:style-name="gr25" draw:text-style-name="P1" draw:layer="layout" svg:width="1.501cm" svg:height="3.578cm" draw:transform="rotate (0.726755100530439) translate (9.82147610979947cm 8.78571304057179cm)" svg:viewBox="0 0 1502 3579" svg:d="M1502 3579c-1926-2135-1520-2894-1335-3579">
          <text:p/>
        </draw:path>
        <draw:path draw:style-name="gr45" draw:text-style-name="P1" draw:layer="layout" svg:width="4.033cm" svg:height="0.719cm" draw:transform="rotate (0.726755100530439) translate (2.06159067816137cm 6.44691171739232cm)" svg:viewBox="0 0 4034 720" svg:d="M0 720c1081-738 2637-1054 4034-238">
          <text:p/>
        </draw:path>
        <draw:path draw:style-name="gr25" draw:text-style-name="P1" draw:layer="layout" svg:width="4.27cm" svg:height="0.558cm" draw:transform="rotate (0.726755100530439) translate (3.15804884887306cm 7.28293428496948cm)" svg:viewBox="0 0 4271 559" svg:d="M4271 0c-2188 1027-2900 395-4271 26">
          <text:p/>
        </draw:path>
        <draw:line draw:style-name="gr43" draw:text-style-name="P1" draw:layer="layout" svg:x1="6.35cm" svg:y1="4.127cm" svg:x2="2.222cm" svg:y2="7.62cm">
          <text:p/>
        </draw:line>
        <draw:line draw:style-name="gr43" draw:text-style-name="P1" draw:layer="layout" svg:x1="6.35cm" svg:y1="4.128cm" svg:x2="9.207cm" svg:y2="7.937cm">
          <text:p/>
        </draw:line>
        <draw:line draw:style-name="gr48" draw:text-style-name="P1" draw:layer="layout" svg:x1="7.62cm" svg:y1="11.112cm" svg:x2="2.222cm" svg:y2="7.621cm">
          <text:p/>
        </draw:line>
        <draw:line draw:style-name="gr48" draw:text-style-name="P1" draw:layer="layout" svg:x1="7.621cm" svg:y1="11.113cm" svg:x2="13.652cm" svg:y2="10.795cm">
          <text:p/>
        </draw:line>
        <draw:line draw:style-name="gr48" draw:text-style-name="P1" draw:layer="layout" svg:x1="9.207cm" svg:y1="7.937cm" svg:x2="13.653cm" svg:y2="10.795cm">
          <text:p/>
        </draw:line>
        <draw:line draw:style-name="gr48" draw:text-style-name="P1" draw:layer="layout" svg:x1="6.35cm" svg:y1="4.127cm" svg:x2="11.431cm" svg:y2="4.445cm">
          <text:p/>
        </draw:line>
        <draw:line draw:style-name="gr48" draw:text-style-name="P1" draw:layer="layout" svg:x1="17.78cm" svg:y1="3.81cm" svg:x2="11.432cm" svg:y2="4.445cm">
          <text:p/>
        </draw:line>
        <draw:line draw:style-name="gr48" draw:text-style-name="P1" draw:layer="layout" svg:x1="15.24cm" svg:y1="6.985cm" svg:x2="11.432cm" svg:y2="4.446cm">
          <text:p/>
        </draw:line>
        <draw:line draw:style-name="gr43" draw:text-style-name="P1" draw:layer="layout" svg:x1="15.24cm" svg:y1="6.986cm" svg:x2="9.207cm" svg:y2="7.937cm">
          <text:p/>
        </draw:line>
        <draw:line draw:style-name="gr48" draw:text-style-name="P1" draw:layer="layout" svg:x1="15.241cm" svg:y1="6.987cm" svg:x2="13.652cm" svg:y2="10.795cm">
          <text:p/>
        </draw:line>
        <draw:line draw:style-name="gr48" draw:text-style-name="P1" draw:layer="layout" svg:x1="15.242cm" svg:y1="6.987cm" svg:x2="19.367cm" svg:y2="11.747cm">
          <text:p/>
        </draw:line>
        <draw:line draw:style-name="gr43" draw:text-style-name="P1" draw:layer="layout" svg:x1="15.243cm" svg:y1="6.987cm" svg:x2="17.78cm" svg:y2="3.81cm">
          <text:p/>
        </draw:line>
        <draw:line draw:style-name="gr48" draw:text-style-name="P1" draw:layer="layout" svg:x1="13.652cm" svg:y1="10.795cm" svg:x2="19.368cm" svg:y2="11.747cm">
          <text:p/>
        </draw:line>
        <draw:line draw:style-name="gr48" draw:text-style-name="P1" draw:layer="layout" svg:x1="15.243cm" svg:y1="6.987cm" svg:x2="22.86cm" svg:y2="7.62cm">
          <text:p/>
        </draw:line>
        <draw:line draw:style-name="gr48" draw:text-style-name="P1" draw:layer="layout" svg:x1="22.86cm" svg:y1="7.62cm" svg:x2="19.368cm" svg:y2="11.747cm">
          <text:p/>
        </draw:line>
        <draw:line draw:style-name="gr43" draw:text-style-name="P1" draw:layer="layout" svg:x1="22.86cm" svg:y1="7.621cm" svg:x2="17.78cm" svg:y2="3.81cm">
          <text:p/>
        </draw:line>
        <draw:line draw:style-name="gr48" draw:text-style-name="P1" draw:layer="layout" svg:x1="2.222cm" svg:y1="7.62cm" svg:x2="9.208cm" svg:y2="7.938cm">
          <text:p/>
        </draw:line>
        <draw:custom-shape draw:style-name="gr38" draw:text-style-name="P22" draw:layer="layout" svg:width="0.635cm" svg:height="0.318cm" svg:x="2.54cm" svg:y="5.714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197cm" svg:y="5.815cm">
          <text:p text:style-name="P21"><text:span text:style-name="T15">17</text:span></text:p>
          <draw:enhanced-geometry svg:viewBox="0 0 21600 21600" draw:type="rectangle" draw:enhanced-path="M 0 0 L 21600 0 21600 21600 0 21600 0 0 Z N"/>
        </draw:custom-shape>
        <draw:path draw:style-name="gr25" draw:text-style-name="P1" draw:layer="layout" svg:width="2.636cm" svg:height="1.212cm" draw:transform="rotate (0.726755100530439) translate (8.50090095691477cm 6.71334448576708cm)" svg:viewBox="0 0 2637 1213" svg:d="M0 1213c422-474 1029-1634 2637-1054">
          <text:p/>
        </draw:path>
        <draw:path draw:style-name="gr25" draw:text-style-name="P1" draw:layer="layout" svg:width="2.399cm" svg:height="1.264cm" draw:transform="rotate (0.726755100530439) translate (6.46146627686726cm 9.84961426667834cm)" svg:viewBox="0 0 2400 1265" svg:d="M0 1265c422-475 1055-1187 2400-1265">
          <text:p/>
        </draw:path>
        <draw:path draw:style-name="gr47" draw:text-style-name="P1" draw:layer="layout" svg:width="2.373cm" svg:height="1.768cm" draw:transform="rotate (0.726755100530439) translate (12.6769050701788cm 9.25631836917727cm)" svg:viewBox="0 0 2374 1769" svg:d="M0 1769c422-475 1003-2084 2374-1714">
          <text:p/>
        </draw:path>
        <draw:path draw:style-name="gr47" draw:text-style-name="P1" draw:layer="layout" svg:width="4.008cm" svg:height="0.802cm" draw:transform="rotate (0.726755100530439) translate (18.8335161285384cm 10.5129669172615cm)" svg:viewBox="0 0 4009 803" svg:d="M0 803c422-475 2637-1055 4009-686">
          <text:p/>
        </draw:path>
        <draw:path draw:style-name="gr25" draw:text-style-name="P1" draw:layer="layout" svg:width="4.454cm" svg:height="0.919cm" draw:transform="rotate (0.726755100530439) translate (19.8473358857861cm 10.8973736084194cm)" svg:viewBox="0 0 4455 920" svg:d="M4455 0c-2188 1027-3084 1081-4455 711">
          <text:p/>
        </draw:path>
        <draw:path draw:style-name="gr25" draw:text-style-name="P1" draw:layer="layout" svg:width="2.425cm" svg:height="0.982cm" draw:transform="rotate (0.726755100530439) translate (9.41732666533314cm 6.59163111850407cm)" svg:viewBox="0 0 2426 983" svg:d="M2426 0c-844 949-1055 1186-2426 817">
          <text:p/>
        </draw:path>
        <draw:path draw:style-name="gr25" draw:text-style-name="P1" draw:layer="layout" svg:width="2.188cm" svg:height="1.026cm" draw:transform="rotate (0.726755100530439) translate (7.78937392512589cm 9.80922003517707cm)" svg:viewBox="0 0 2189 1027" svg:d="M2189 0c-844 949-703 941-2189 1027">
          <text:p/>
        </draw:path>
        <draw:path draw:style-name="gr25" draw:text-style-name="P1" draw:layer="layout" svg:width="2.187cm" svg:height="1.451cm" draw:transform="rotate (0.726755100530439) translate (13.4044622968827cm 8.97414146466439cm)" svg:viewBox="0 0 2188 1452" svg:d="M2188 0c-532 1226-979 1252-2188 1452">
          <text:p/>
        </draw:path>
        <draw:path draw:style-name="gr25" draw:text-style-name="P1" draw:layer="layout" svg:width="2.425cm" svg:height="0.981cm" draw:transform="rotate (0.726755100530439) translate (15.6497681566272cm 6.0571276834357cm)" svg:viewBox="0 0 2426 982" svg:d="M2426 0c-844 949-1055 1185-2426 816">
          <text:p/>
        </draw:path>
        <draw:path draw:style-name="gr54" draw:text-style-name="P1" draw:layer="layout" svg:width="4.033cm" svg:height="3.586cm" draw:transform="rotate (0.726755100530439) translate (2.857cm 7.62cm)" svg:viewBox="0 0 4034 3587" svg:d="M0 0c2769 1187 3059 2294 4034 3587">
          <text:p/>
        </draw:path>
        <draw:path draw:style-name="gr54" draw:text-style-name="P1" draw:layer="layout" svg:width="2.686cm" svg:height="2.232cm" draw:transform="rotate (0.726755100530439) translate (6.985cm 4.127cm)" svg:viewBox="0 0 2687 2233" svg:d="M0 0c1608 580 2398 1126 2687 2233">
          <text:p/>
        </draw:path>
        <draw:path draw:style-name="gr50" draw:text-style-name="P1" draw:layer="layout" svg:width="4.217cm" svg:height="2.9cm" draw:transform="rotate (0.726755100530439) translate (11.747cm 4.11cm)" svg:viewBox="0 0 4218 2901" svg:d="M0 0c2769 1187 3243 1608 4218 2901">
          <text:p/>
        </draw:path>
        <draw:path draw:style-name="gr25" draw:text-style-name="P1" draw:layer="layout" svg:width="1.248cm" svg:height="3.532cm" draw:transform="rotate (0.726755100530439) translate (9.842cm 8.255cm)" svg:viewBox="0 0 1249 3533" svg:d="M0 0c1898 1688 1054 2637 1107 3533">
          <text:p/>
        </draw:path>
        <draw:path draw:style-name="gr45" draw:text-style-name="P1" draw:layer="layout" svg:width="0.48cm" svg:height="3.374cm" draw:transform="rotate (0.726755100530439) translate (6.64728992703064cm 4.46252404381854cm)" svg:viewBox="0 0 481 3375" svg:d="M26 0c791 1977 396 2901-26 3375">
          <text:p/>
        </draw:path>
        <draw:path draw:style-name="gr47" draw:text-style-name="P1" draw:layer="layout" svg:width="0.584cm" svg:height="4.93cm" draw:transform="rotate (0.726755100530439) translate (15.557cm 7.302cm)" svg:viewBox="0 0 585 4931" svg:d="M0 0c738 1081 711 4457 290 4931">
          <text:p/>
        </draw:path>
        <draw:path draw:style-name="gr25" draw:text-style-name="P1" draw:layer="layout" svg:width="2.661cm" svg:height="3.216cm" draw:transform="rotate (0.726755100530439) translate (14.505cm 11.33cm)" svg:viewBox="0 0 2662 3217" svg:d="M2662 3217c-1898-1688-2108-1450-2662-3217">
          <text:p/>
        </draw:path>
        <draw:path draw:style-name="gr25" draw:text-style-name="P1" draw:layer="layout" svg:width="3.971cm" svg:height="3.175cm" draw:transform="rotate (0.726755100530439) translate (8.573cm 11.496cm)" svg:viewBox="0 0 3972 3176" svg:d="M3972 3176c-1898-1688-3418-1409-3972-3176">
          <text:p/>
        </draw:path>
        <draw:path draw:style-name="gr25" draw:text-style-name="P1" draw:layer="layout" svg:width="1.599cm" svg:height="4.925cm" draw:transform="rotate (0.726755100530439) translate (2.93286171317628cm 8.39346112785382cm)" svg:viewBox="0 0 1600 4926" svg:d="M1600 4926c-1476-2162-1699-3344-1568-4926">
          <text:p/>
        </draw:path>
        <draw:path draw:style-name="gr25" draw:text-style-name="P1" draw:layer="layout" svg:width="4.499cm" svg:height="4.493cm" draw:transform="rotate (0.726755100530439) translate (16.193cm 7.251cm)" svg:viewBox="0 0 4500 4494" svg:d="M4500 4494c-1635-1029-3946-2727-4500-4494">
          <text:p/>
        </draw:path>
        <draw:path draw:style-name="gr25" draw:text-style-name="P1" draw:layer="layout" svg:width="3.725cm" svg:height="2.498cm" draw:transform="rotate (0.726755100530439) translate (10.16cm 7.91cm)" svg:viewBox="0 0 3726 2499" svg:d="M3726 2499c-1634-1029-2031-106-3726-2499">
          <text:p/>
        </draw:path>
        <draw:path draw:style-name="gr25" draw:text-style-name="P1" draw:layer="layout" svg:width="4.014cm" svg:height="3.605cm" draw:transform="rotate (0.726755100530439) translate (3.175cm 7.91cm)" svg:viewBox="0 0 4015 3606" svg:d="M4015 3606c-1845-791-2320-1213-4015-3606">
          <text:p/>
        </draw:path>
        <draw:path draw:style-name="gr25" draw:text-style-name="P1" draw:layer="layout" svg:width="2.668cm" svg:height="2.254cm" draw:transform="rotate (0.726755100530439) translate (7.302cm 4.433cm)" svg:viewBox="0 0 2669 2255" svg:d="M2669 2255c-1134-159-2294-765-2669-2255">
          <text:p/>
        </draw:path>
        <draw:path draw:style-name="gr25" draw:text-style-name="P1" draw:layer="layout" svg:width="3.968cm" svg:height="2.703cm" draw:transform="rotate (0.726755100530439) translate (12.382cm 4.445cm)" svg:viewBox="0 0 3969 2704" svg:d="M3969 2704c-1134-158-3594-1214-3969-2704">
          <text:p/>
        </draw:path>
        <draw:path draw:style-name="gr25" draw:text-style-name="P1" draw:layer="layout" svg:width="1.286cm" svg:height="4.429cm" draw:transform="rotate (0.726755100530439) translate (18.3198159681709cm 4.74662724350089cm)" svg:viewBox="0 0 1287 4430" svg:d="M1287 4430c-1556-3507-1345-3745-1160-4430">
          <text:p/>
        </draw:path>
        <draw:path draw:style-name="gr25" draw:text-style-name="P1" draw:layer="layout" svg:width="0.54cm" svg:height="4.93cm" draw:transform="rotate (0.726755100530439) translate (15.3687547793415cm 8.10436708689914cm)" svg:viewBox="0 0 541 4931" svg:d="M541 4931c-870-3322-474-4246-289-4931">
          <text:p/>
        </draw:path>
        <draw:path draw:style-name="gr25" draw:text-style-name="P1" draw:layer="layout" svg:width="1.086cm" svg:height="2.785cm" draw:transform="rotate (0.726755100530439) translate (11.9411822268689cm 5.30708523840763cm)" svg:viewBox="0 0 1087 2786" svg:d="M1087 2786c-1424-1265-1106-2101-921-2786">
          <text:p/>
        </draw:path>
        <draw:path draw:style-name="gr54" draw:text-style-name="P1" draw:layer="layout" svg:width="0.439cm" svg:height="3.377cm" draw:transform="rotate (0.726755100530439) translate (6.31615243711787cm 5.38791170814925cm)" svg:viewBox="0 0 440 3378" svg:d="M440 3378c-790-1978-312-2693-127-3378">
          <text:p/>
        </draw:path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0.635cm" svg:height="0.317cm" svg:x="6.567cm" svg:y="5.815cm">
          <text:p text:style-name="P2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62cm" svg:y="5.08cm">
          <text:p text:style-name="P21"><text:span text:style-name="T15">2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055cm" svg:y="3.492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655cm" svg:y="4.592cm">
          <text:p text:style-name="P21"><text:span text:style-name="T15">4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287cm" svg:y="3.175cm">
          <text:p text:style-name="P21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087cm" svg:y="4.37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8.732cm" svg:y="5.397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7.145cm" svg:y="5.08cm">
          <text:p text:style-name="P21"><text:span text:style-name="T15">1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567cm" svg:y="7.72cm">
          <text:p text:style-name="P21"><text:span text:style-name="T15">4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537cm" svg:y="8.573cm">
          <text:p text:style-name="P21"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1.907cm" svg:y="9.525cm">
          <text:p text:style-name="P21"><text:span text:style-name="T15">2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927cm" svg:y="8.155cm">
          <text:p text:style-name="P2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075cm" svg:y="9.108cm">
          <text:p text:style-name="P21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51cm" svg:y="11.865cm">
          <text:p text:style-name="P21"><text:span text:style-name="T15">1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705cm" svg:y="9.208cm">
          <text:p text:style-name="P21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335cm" svg:y="9.207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085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99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007cm" svg:y="6.0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895cm" svg:y="5.7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9cm" svg:y="7.62cm">
          <text:p text:style-name="P21"><text:span text:style-name="T15">3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747cm" svg:y="8.573cm">
          <text:p text:style-name="P21"><text:span text:style-name="T15">2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06cm" svg:y="9.3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725cm" svg:y="10.06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33cm" svg:y="11.33cm">
          <text:p text:style-name="P21"><text:span text:style-name="T15">5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38cm" svg:y="6.88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6.032cm" svg:y="8.255cm">
          <text:p text:style-name="P21"><text:span text:style-name="T15">3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715cm" svg:y="9.007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4.762cm" svg:y="10.06cm">
          <text:p text:style-name="P21"><text:span text:style-name="T15">55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5.932cm" svg:height="1.587cm" svg:x="21.907cm" svg:y="0.1cm">
          <text:p text:style-name="P7"><text:span text:style-name="T2">Total flow: 48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953cm" svg:height="0.953cm" draw:transform="rotate (-0.911934534167038) translate (4.571cm 4.989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layout" svg:width="0.953cm" svg:height="0.953cm" draw:transform="rotate (0.646819020789099) translate (7.137cm 5.971cm)">
          <text:p text:style-name="P29"><text:span text:style-name="T19">10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40760804173343) translate (12.67cm 6.885cm)">
          <text:p text:style-name="P27"><text:span text:style-name="T18">1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0.605105651666435) translate (16.417cm 4.762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2.30400914555771) translate (20.983cm 5.617cm)">
          <text:p text:style-name="P27"><text:span text:style-name="T18">15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2.19841672581206) translate (5.812cm 9.38cm)">
          <text:p text:style-name="P27"><text:span text:style-name="T18">24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46660017045083) translate (10.79cm 10.477cm)">
          <text:p text:style-name="P27"><text:span text:style-name="T18">24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0.947539250907722) translate (10.476cm 9.326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68302099769813) translate (19.547cm 6.87cm)">
          <text:p text:style-name="P27"><text:span text:style-name="T18">20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layout" svg:width="0.953cm" svg:height="0.953cm" draw:transform="rotate (-1.6004669240788) translate (6.35cm 7.302cm)">
          <text:p text:style-name="P29"><text:span text:style-name="T19">1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layout" svg:width="0.953cm" svg:height="0.953cm" draw:transform="rotate (-1.51337499440428) translate (9.611cm 3.868cm)">
          <text:p text:style-name="P29"><text:span text:style-name="T19">1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1.4154620233674) translate (14.869cm 3.614cm)">
          <text:p text:style-name="P5"><text:span text:style-name="T1">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39" draw:text-style-name="P22" draw:layer="layout" svg:width="0.635cm" svg:height="0.317cm" svg:x="12.164cm" svg:y="5.831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953cm" svg:height="0.953cm" draw:transform="rotate (-2.22424759874157) translate (14.394cm 5.836cm)">
          <text:p text:style-name="P5"><text:span text:style-name="T1">9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1.76714586764426) translate (17.649cm 10.977cm)">
          <text:p text:style-name="P5"><text:span text:style-name="T1">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layout" svg:width="0.953cm" svg:height="0.953cm" draw:transform="rotate (-0.677362282699) translate (21.274cm 8.779cm)">
          <text:p text:style-name="P29"><text:span text:style-name="T19">13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2" draw:text-style-name="P26" draw:layer="layout" svg:width="7.837cm" svg:height="1.587cm" svg:x="20.002cm" svg:y="13.97cm">
          <text:p text:style-name="P25"><text:span text:style-name="T17">Increase potential: 0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953cm" svg:height="0.953cm" draw:transform="rotate (-2.39720972761421) translate (18.268cm 9.719cm)">
          <text:p text:style-name="P5"><text:span text:style-name="T1">5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0.343829862642883) translate (14.378cm 7.818cm)">
          <text:p text:style-name="P5"><text:span text:style-name="T1">5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</draw:page>
      <draw:page draw:name="page53" draw:style-name="dp1" draw:master-page-name="Default">
        <draw:path draw:style-name="gr50" draw:text-style-name="P1" draw:layer="layout" svg:width="1.6cm" svg:height="4.483cm" draw:transform="rotate (0.726755100530439) translate (2.844cm 7.923cm)" svg:viewBox="0 0 1601 4484" svg:d="M0 0c580 2215 2161 2347 1397 4484">
          <text:p/>
        </draw:path>
        <draw:path draw:style-name="gr50" draw:text-style-name="P1" draw:layer="layout" svg:width="3.295cm" svg:height="2.504cm" draw:transform="rotate (0.726755100530439) translate (8.442cm 10.981cm)" svg:viewBox="0 0 3296 2505" svg:d="M0 0c2040 271 2066 719 3296 2505">
          <text:p/>
        </draw:path>
        <draw:path draw:style-name="gr53" draw:text-style-name="P1" draw:layer="layout" svg:width="4.296cm" svg:height="4.244cm" draw:transform="skewX (1.02114420597544E-016) rotate (0.726755100530439) translate (15.862cm 6.971cm)" svg:viewBox="0 0 4297 4245" svg:d="M0 0c2769 1187 3322 2952 4297 4245">
          <text:p/>
        </draw:path>
        <draw:path draw:style-name="gr49" draw:text-style-name="P1" draw:layer="layout" svg:width="3.743cm" svg:height="2.478cm" draw:transform="rotate (0.726755100530439) translate (9.829cm 7.606cm)" svg:viewBox="0 0 3744 2479" svg:d="M0 0c2769 1187 2768 1186 3744 2479">
          <text:p/>
        </draw:path>
        <draw:path draw:style-name="gr25" draw:text-style-name="P1" draw:layer="layout" svg:width="1.501cm" svg:height="3.578cm" draw:transform="rotate (0.726755100530439) translate (9.82147610979947cm 8.78571304057179cm)" svg:viewBox="0 0 1502 3579" svg:d="M1502 3579c-1926-2135-1520-2894-1335-3579">
          <text:p/>
        </draw:path>
        <draw:path draw:style-name="gr45" draw:text-style-name="P1" draw:layer="layout" svg:width="4.033cm" svg:height="0.719cm" draw:transform="rotate (0.726755100530439) translate (2.06159067816137cm 6.44691171739232cm)" svg:viewBox="0 0 4034 720" svg:d="M0 720c1081-738 2637-1054 4034-238">
          <text:p/>
        </draw:path>
        <draw:path draw:style-name="gr25" draw:text-style-name="P1" draw:layer="layout" svg:width="4.27cm" svg:height="0.558cm" draw:transform="rotate (0.726755100530439) translate (3.15804884887306cm 7.28293428496948cm)" svg:viewBox="0 0 4271 559" svg:d="M4271 0c-2188 1027-2900 395-4271 26">
          <text:p/>
        </draw:path>
        <draw:line draw:style-name="gr43" draw:text-style-name="P1" draw:layer="layout" svg:x1="6.35cm" svg:y1="4.127cm" svg:x2="2.222cm" svg:y2="7.62cm">
          <text:p/>
        </draw:line>
        <draw:line draw:style-name="gr43" draw:text-style-name="P1" draw:layer="layout" svg:x1="6.35cm" svg:y1="4.128cm" svg:x2="9.207cm" svg:y2="7.937cm">
          <text:p/>
        </draw:line>
        <draw:line draw:style-name="gr48" draw:text-style-name="P1" draw:layer="layout" svg:x1="7.62cm" svg:y1="11.112cm" svg:x2="2.222cm" svg:y2="7.621cm">
          <text:p/>
        </draw:line>
        <draw:line draw:style-name="gr34" draw:text-style-name="P1" draw:layer="layout" svg:x1="7.62cm" svg:y1="11.113cm" svg:x2="9.207cm" svg:y2="7.937cm">
          <text:p/>
        </draw:line>
        <draw:line draw:style-name="gr48" draw:text-style-name="P1" draw:layer="layout" svg:x1="7.621cm" svg:y1="11.113cm" svg:x2="13.652cm" svg:y2="10.795cm">
          <text:p/>
        </draw:line>
        <draw:line draw:style-name="gr48" draw:text-style-name="P1" draw:layer="layout" svg:x1="9.207cm" svg:y1="7.937cm" svg:x2="13.653cm" svg:y2="10.795cm">
          <text:p/>
        </draw:line>
        <draw:line draw:style-name="gr34" draw:text-style-name="P1" draw:layer="layout" svg:x1="9.207cm" svg:y1="7.937cm" svg:x2="11.43cm" svg:y2="4.445cm">
          <text:p/>
        </draw:line>
        <draw:line draw:style-name="gr48" draw:text-style-name="P1" draw:layer="layout" svg:x1="6.35cm" svg:y1="4.127cm" svg:x2="11.431cm" svg:y2="4.445cm">
          <text:p/>
        </draw:line>
        <draw:line draw:style-name="gr48" draw:text-style-name="P1" draw:layer="layout" svg:x1="17.78cm" svg:y1="3.81cm" svg:x2="11.432cm" svg:y2="4.445cm">
          <text:p/>
        </draw:line>
        <draw:line draw:style-name="gr48" draw:text-style-name="P1" draw:layer="layout" svg:x1="15.24cm" svg:y1="6.985cm" svg:x2="11.432cm" svg:y2="4.446cm">
          <text:p/>
        </draw:line>
        <draw:line draw:style-name="gr43" draw:text-style-name="P1" draw:layer="layout" svg:x1="15.24cm" svg:y1="6.986cm" svg:x2="9.207cm" svg:y2="7.937cm">
          <text:p/>
        </draw:line>
        <draw:line draw:style-name="gr48" draw:text-style-name="P1" draw:layer="layout" svg:x1="15.241cm" svg:y1="6.987cm" svg:x2="13.652cm" svg:y2="10.795cm">
          <text:p/>
        </draw:line>
        <draw:line draw:style-name="gr48" draw:text-style-name="P1" draw:layer="layout" svg:x1="15.242cm" svg:y1="6.987cm" svg:x2="19.367cm" svg:y2="11.747cm">
          <text:p/>
        </draw:line>
        <draw:line draw:style-name="gr43" draw:text-style-name="P1" draw:layer="layout" svg:x1="15.243cm" svg:y1="6.987cm" svg:x2="17.78cm" svg:y2="3.81cm">
          <text:p/>
        </draw:line>
        <draw:line draw:style-name="gr48" draw:text-style-name="P1" draw:layer="layout" svg:x1="13.652cm" svg:y1="10.795cm" svg:x2="19.368cm" svg:y2="11.747cm">
          <text:p/>
        </draw:line>
        <draw:line draw:style-name="gr48" draw:text-style-name="P1" draw:layer="layout" svg:x1="15.243cm" svg:y1="6.987cm" svg:x2="22.86cm" svg:y2="7.62cm">
          <text:p/>
        </draw:line>
        <draw:line draw:style-name="gr48" draw:text-style-name="P1" draw:layer="layout" svg:x1="22.86cm" svg:y1="7.62cm" svg:x2="19.368cm" svg:y2="11.747cm">
          <text:p/>
        </draw:line>
        <draw:line draw:style-name="gr43" draw:text-style-name="P1" draw:layer="layout" svg:x1="22.86cm" svg:y1="7.621cm" svg:x2="17.78cm" svg:y2="3.81cm">
          <text:p/>
        </draw:line>
        <draw:line draw:style-name="gr48" draw:text-style-name="P1" draw:layer="layout" svg:x1="2.222cm" svg:y1="7.62cm" svg:x2="9.208cm" svg:y2="7.938cm">
          <text:p/>
        </draw:line>
        <draw:custom-shape draw:style-name="gr38" draw:text-style-name="P22" draw:layer="layout" svg:width="0.635cm" svg:height="0.318cm" svg:x="2.54cm" svg:y="5.714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197cm" svg:y="5.815cm">
          <text:p text:style-name="P21"><text:span text:style-name="T15">17</text:span></text:p>
          <draw:enhanced-geometry svg:viewBox="0 0 21600 21600" draw:type="rectangle" draw:enhanced-path="M 0 0 L 21600 0 21600 21600 0 21600 0 0 Z N"/>
        </draw:custom-shape>
        <draw:path draw:style-name="gr25" draw:text-style-name="P1" draw:layer="layout" svg:width="2.636cm" svg:height="1.212cm" draw:transform="rotate (0.726755100530439) translate (8.50090095691477cm 6.71334448576708cm)" svg:viewBox="0 0 2637 1213" svg:d="M0 1213c422-474 1029-1634 2637-1054">
          <text:p/>
        </draw:path>
        <draw:path draw:style-name="gr25" draw:text-style-name="P1" draw:layer="layout" svg:width="2.399cm" svg:height="1.264cm" draw:transform="rotate (0.726755100530439) translate (6.46146627686726cm 9.84961426667834cm)" svg:viewBox="0 0 2400 1265" svg:d="M0 1265c422-475 1055-1187 2400-1265">
          <text:p/>
        </draw:path>
        <draw:path draw:style-name="gr58" draw:text-style-name="P1" draw:layer="layout" svg:width="2.373cm" svg:height="1.768cm" draw:transform="rotate (0.726755100530439) translate (12.6769050701788cm 9.25631836917727cm)" svg:viewBox="0 0 2374 1769" svg:d="M0 1769c422-475 1003-2084 2374-1714">
          <text:p/>
        </draw:path>
        <draw:path draw:style-name="gr46" draw:text-style-name="P1" draw:layer="layout" svg:width="2.662cm" svg:height="0.831cm" draw:transform="rotate (0.726755100530439) translate (14.7870454418685cm 5.94606736833315cm)" svg:viewBox="0 0 2663 832" svg:d="M0 832c422-474 1362-1205 2663-607">
          <text:p/>
        </draw:path>
        <draw:path draw:style-name="gr50" draw:text-style-name="P1" draw:layer="layout" svg:width="4.008cm" svg:height="0.802cm" draw:transform="rotate (0.726755100530439) translate (18.8335161285384cm 10.5129669172615cm)" svg:viewBox="0 0 4009 803" svg:d="M0 803c422-475 2637-1055 4009-686">
          <text:p/>
        </draw:path>
        <draw:path draw:style-name="gr25" draw:text-style-name="P1" draw:layer="layout" svg:width="4.454cm" svg:height="0.919cm" draw:transform="rotate (0.726755100530439) translate (19.8473358857861cm 10.8973736084194cm)" svg:viewBox="0 0 4455 920" svg:d="M4455 0c-2188 1027-3084 1081-4455 711">
          <text:p/>
        </draw:path>
        <draw:path draw:style-name="gr25" draw:text-style-name="P1" draw:layer="layout" svg:width="2.425cm" svg:height="0.982cm" draw:transform="rotate (0.726755100530439) translate (9.41732666533314cm 6.59163111850407cm)" svg:viewBox="0 0 2426 983" svg:d="M2426 0c-844 949-1055 1186-2426 817">
          <text:p/>
        </draw:path>
        <draw:path draw:style-name="gr25" draw:text-style-name="P1" draw:layer="layout" svg:width="2.188cm" svg:height="1.026cm" draw:transform="rotate (0.726755100530439) translate (7.78937392512589cm 9.80922003517707cm)" svg:viewBox="0 0 2189 1027" svg:d="M2189 0c-844 949-703 941-2189 1027">
          <text:p/>
        </draw:path>
        <draw:path draw:style-name="gr25" draw:text-style-name="P1" draw:layer="layout" svg:width="2.187cm" svg:height="1.451cm" draw:transform="rotate (0.726755100530439) translate (13.4044622968827cm 8.97414146466439cm)" svg:viewBox="0 0 2188 1452" svg:d="M2188 0c-532 1226-979 1252-2188 1452">
          <text:p/>
        </draw:path>
        <draw:path draw:style-name="gr25" draw:text-style-name="P1" draw:layer="layout" svg:width="2.425cm" svg:height="0.981cm" draw:transform="rotate (0.726755100530439) translate (15.6497681566272cm 6.0571276834357cm)" svg:viewBox="0 0 2426 982" svg:d="M2426 0c-844 949-1055 1185-2426 816">
          <text:p/>
        </draw:path>
        <draw:path draw:style-name="gr54" draw:text-style-name="P1" draw:layer="layout" svg:width="4.033cm" svg:height="3.586cm" draw:transform="rotate (0.726755100530439) translate (2.857cm 7.62cm)" svg:viewBox="0 0 4034 3587" svg:d="M0 0c2769 1187 3059 2294 4034 3587">
          <text:p/>
        </draw:path>
        <draw:path draw:style-name="gr54" draw:text-style-name="P1" draw:layer="layout" svg:width="2.686cm" svg:height="2.232cm" draw:transform="rotate (0.726755100530439) translate (6.985cm 4.127cm)" svg:viewBox="0 0 2687 2233" svg:d="M0 0c1608 580 2398 1126 2687 2233">
          <text:p/>
        </draw:path>
        <draw:path draw:style-name="gr50" draw:text-style-name="P1" draw:layer="layout" svg:width="4.217cm" svg:height="2.9cm" draw:transform="rotate (0.726755100530439) translate (11.747cm 4.11cm)" svg:viewBox="0 0 4218 2901" svg:d="M0 0c2769 1187 3243 1608 4218 2901">
          <text:p/>
        </draw:path>
        <draw:path draw:style-name="gr51" draw:text-style-name="P1" draw:layer="layout" svg:width="1.37cm" svg:height="4.666cm" draw:transform="rotate (0.726755100530439) translate (18.415cm 3.91cm)" svg:viewBox="0 0 1371 4667" svg:d="M0 0c1713 2373 1556 3507 949 4667">
          <text:p/>
        </draw:path>
        <draw:path draw:style-name="gr57" draw:text-style-name="P1" draw:layer="layout" svg:width="2.662cm" svg:height="3.215cm" draw:transform="rotate (0.726755100530439) translate (14.288cm 10.796cm)" svg:viewBox="0 0 2663 3216" svg:d="M0 0c2584 1871 2136 1898 2663 3216">
          <text:p/>
        </draw:path>
        <draw:path draw:style-name="gr25" draw:text-style-name="P1" draw:layer="layout" svg:width="1.248cm" svg:height="3.532cm" draw:transform="rotate (0.726755100530439) translate (9.842cm 8.255cm)" svg:viewBox="0 0 1249 3533" svg:d="M0 0c1898 1688 1054 2637 1107 3533">
          <text:p/>
        </draw:path>
        <draw:path draw:style-name="gr45" draw:text-style-name="P1" draw:layer="layout" svg:width="0.48cm" svg:height="3.374cm" draw:transform="rotate (0.726755100530439) translate (6.64728992703064cm 4.46252404381854cm)" svg:viewBox="0 0 481 3375" svg:d="M26 0c791 1977 396 2901-26 3375">
          <text:p/>
        </draw:path>
        <draw:path draw:style-name="gr53" draw:text-style-name="P1" draw:layer="layout" svg:width="1.163cm" svg:height="2.636cm" draw:transform="rotate (0.726755100530439) translate (12.165cm 4.862cm)" svg:viewBox="0 0 1164 2637" svg:d="M0 0c738 1081 1441 1573 1054 2637">
          <text:p/>
        </draw:path>
        <draw:path draw:style-name="gr50" draw:text-style-name="P1" draw:layer="layout" svg:width="0.584cm" svg:height="4.93cm" draw:transform="rotate (0.726755100530439) translate (15.557cm 7.302cm)" svg:viewBox="0 0 585 4931" svg:d="M0 0c738 1081 711 4457 290 4931">
          <text:p/>
        </draw:path>
        <draw:path draw:style-name="gr25" draw:text-style-name="P1" draw:layer="layout" svg:width="2.661cm" svg:height="3.216cm" draw:transform="rotate (0.726755100530439) translate (14.505cm 11.33cm)" svg:viewBox="0 0 2662 3217" svg:d="M2662 3217c-1898-1688-2108-1450-2662-3217">
          <text:p/>
        </draw:path>
        <draw:path draw:style-name="gr25" draw:text-style-name="P1" draw:layer="layout" svg:width="3.971cm" svg:height="3.175cm" draw:transform="rotate (0.726755100530439) translate (8.573cm 11.496cm)" svg:viewBox="0 0 3972 3176" svg:d="M3972 3176c-1898-1688-3418-1409-3972-3176">
          <text:p/>
        </draw:path>
        <draw:path draw:style-name="gr25" draw:text-style-name="P1" draw:layer="layout" svg:width="1.599cm" svg:height="4.925cm" draw:transform="rotate (0.726755100530439) translate (2.93286171317628cm 8.39346112785382cm)" svg:viewBox="0 0 1600 4926" svg:d="M1600 4926c-1476-2162-1699-3344-1568-4926">
          <text:p/>
        </draw:path>
        <draw:path draw:style-name="gr25" draw:text-style-name="P1" draw:layer="layout" svg:width="4.499cm" svg:height="4.493cm" draw:transform="rotate (0.726755100530439) translate (16.193cm 7.251cm)" svg:viewBox="0 0 4500 4494" svg:d="M4500 4494c-1635-1029-3946-2727-4500-4494">
          <text:p/>
        </draw:path>
        <draw:path draw:style-name="gr25" draw:text-style-name="P1" draw:layer="layout" svg:width="3.725cm" svg:height="2.498cm" draw:transform="rotate (0.726755100530439) translate (10.16cm 7.91cm)" svg:viewBox="0 0 3726 2499" svg:d="M3726 2499c-1634-1029-2031-106-3726-2499">
          <text:p/>
        </draw:path>
        <draw:path draw:style-name="gr25" draw:text-style-name="P1" draw:layer="layout" svg:width="4.014cm" svg:height="3.605cm" draw:transform="rotate (0.726755100530439) translate (3.175cm 7.91cm)" svg:viewBox="0 0 4015 3606" svg:d="M4015 3606c-1845-791-2320-1213-4015-3606">
          <text:p/>
        </draw:path>
        <draw:path draw:style-name="gr25" draw:text-style-name="P1" draw:layer="layout" svg:width="2.668cm" svg:height="2.254cm" draw:transform="rotate (0.726755100530439) translate (7.302cm 4.433cm)" svg:viewBox="0 0 2669 2255" svg:d="M2669 2255c-1134-159-2294-765-2669-2255">
          <text:p/>
        </draw:path>
        <draw:path draw:style-name="gr25" draw:text-style-name="P1" draw:layer="layout" svg:width="3.968cm" svg:height="2.703cm" draw:transform="rotate (0.726755100530439) translate (12.382cm 4.445cm)" svg:viewBox="0 0 3969 2704" svg:d="M3969 2704c-1134-158-3594-1214-3969-2704">
          <text:p/>
        </draw:path>
        <draw:path draw:style-name="gr25" draw:text-style-name="P1" draw:layer="layout" svg:width="1.286cm" svg:height="4.429cm" draw:transform="rotate (0.726755100530439) translate (18.3198159681709cm 4.74662724350089cm)" svg:viewBox="0 0 1287 4430" svg:d="M1287 4430c-1556-3507-1345-3745-1160-4430">
          <text:p/>
        </draw:path>
        <draw:path draw:style-name="gr25" draw:text-style-name="P1" draw:layer="layout" svg:width="0.54cm" svg:height="4.93cm" draw:transform="rotate (0.726755100530439) translate (15.3687547793415cm 8.10436708689914cm)" svg:viewBox="0 0 541 4931" svg:d="M541 4931c-870-3322-474-4246-289-4931">
          <text:p/>
        </draw:path>
        <draw:path draw:style-name="gr25" draw:text-style-name="P1" draw:layer="layout" svg:width="1.086cm" svg:height="2.785cm" draw:transform="rotate (0.726755100530439) translate (11.9411822268689cm 5.30708523840763cm)" svg:viewBox="0 0 1087 2786" svg:d="M1087 2786c-1424-1265-1106-2101-921-2786">
          <text:p/>
        </draw:path>
        <draw:path draw:style-name="gr54" draw:text-style-name="P1" draw:layer="layout" svg:width="0.439cm" svg:height="3.377cm" draw:transform="rotate (0.726755100530439) translate (6.31615243711787cm 5.38791170814925cm)" svg:viewBox="0 0 440 3378" svg:d="M440 3378c-790-1978-312-2693-127-3378">
          <text:p/>
        </draw:path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0.635cm" svg:height="0.317cm" svg:x="6.567cm" svg:y="5.815cm">
          <text:p text:style-name="P2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62cm" svg:y="5.08cm">
          <text:p text:style-name="P21"><text:span text:style-name="T15">2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055cm" svg:y="3.492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655cm" svg:y="4.592cm">
          <text:p text:style-name="P21"><text:span text:style-name="T15">4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287cm" svg:y="3.175cm">
          <text:p text:style-name="P21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087cm" svg:y="4.37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737cm" svg:y="4.762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8.732cm" svg:y="5.397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24cm" svg:y="5.397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7.145cm" svg:y="5.08cm">
          <text:p text:style-name="P21"><text:span text:style-name="T15">1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685cm" svg:y="6.668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567cm" svg:y="7.72cm">
          <text:p text:style-name="P21"><text:span text:style-name="T15">4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537cm" svg:y="8.573cm">
          <text:p text:style-name="P21"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1.907cm" svg:y="9.525cm">
          <text:p text:style-name="P21"><text:span text:style-name="T15">2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927cm" svg:y="8.155cm">
          <text:p text:style-name="P2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075cm" svg:y="9.108cm">
          <text:p text:style-name="P21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557cm" svg:y="10.478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51cm" svg:y="11.865cm">
          <text:p text:style-name="P21"><text:span text:style-name="T15">1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705cm" svg:y="9.208cm">
          <text:p text:style-name="P21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335cm" svg:y="9.207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085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99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007cm" svg:y="6.0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895cm" svg:y="5.7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7cm" svg:y="6.668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9cm" svg:y="7.62cm">
          <text:p text:style-name="P21"><text:span text:style-name="T15">3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747cm" svg:y="8.573cm">
          <text:p text:style-name="P21"><text:span text:style-name="T15">2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06cm" svg:y="9.3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725cm" svg:y="10.06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33cm" svg:y="11.33cm">
          <text:p text:style-name="P21"><text:span text:style-name="T15">5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38cm" svg:y="6.88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6.032cm" svg:y="8.255cm">
          <text:p text:style-name="P21"><text:span text:style-name="T15">3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715cm" svg:y="9.007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4.762cm" svg:y="10.06cm">
          <text:p text:style-name="P21"><text:span text:style-name="T15">55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5.932cm" svg:height="1.587cm" svg:x="21.907cm" svg:y="0.1cm">
          <text:p text:style-name="P7"><text:span text:style-name="T2">Total flow: 48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953cm" svg:height="0.953cm" draw:transform="rotate (-0.911934534167038) translate (4.571cm 4.989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layout" svg:width="0.953cm" svg:height="0.953cm" draw:transform="rotate (0.646819020789099) translate (7.137cm 5.971cm)">
          <text:p text:style-name="P29"><text:span text:style-name="T19">10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40760804173343) translate (12.67cm 6.885cm)">
          <text:p text:style-name="P27"><text:span text:style-name="T18">1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0.605105651666435) translate (16.417cm 4.762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2.30400914555771) translate (20.983cm 5.617cm)">
          <text:p text:style-name="P27"><text:span text:style-name="T18">15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2.19841672581206) translate (5.812cm 9.38cm)">
          <text:p text:style-name="P27"><text:span text:style-name="T18">24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46660017045083) translate (10.79cm 10.477cm)">
          <text:p text:style-name="P27"><text:span text:style-name="T18">24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0.947539250907722) translate (10.476cm 9.326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68302099769813) translate (19.547cm 6.87cm)">
          <text:p text:style-name="P27"><text:span text:style-name="T18">20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layout" svg:width="0.953cm" svg:height="0.953cm" draw:transform="rotate (-1.6004669240788) translate (6.35cm 7.302cm)">
          <text:p text:style-name="P29"><text:span text:style-name="T19">1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layout" svg:width="0.953cm" svg:height="0.953cm" draw:transform="rotate (-1.51337499440428) translate (9.611cm 3.868cm)">
          <text:p text:style-name="P29"><text:span text:style-name="T19">1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1.4154620233674) translate (14.869cm 3.614cm)">
          <text:p text:style-name="P5"><text:span text:style-name="T1">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39" draw:text-style-name="P22" draw:layer="layout" svg:width="0.635cm" svg:height="0.317cm" svg:x="13.969cm" svg:y="5.196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164cm" svg:y="5.831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953cm" svg:height="0.953cm" draw:transform="rotate (-2.22424759874157) translate (14.394cm 5.836cm)">
          <text:p text:style-name="P5"><text:span text:style-name="T1">9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1.76714586764426) translate (17.649cm 10.977cm)">
          <text:p text:style-name="P5"><text:span text:style-name="T1">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layout" svg:width="0.953cm" svg:height="0.953cm" draw:transform="rotate (-0.677362282699) translate (21.274cm 8.779cm)">
          <text:p text:style-name="P29"><text:span text:style-name="T19">13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2.39720972761421) translate (18.268cm 9.719cm)">
          <text:p text:style-name="P5"><text:span text:style-name="T1">5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0.343829862642883) translate (14.378cm 7.818cm)">
          <text:p text:style-name="P5"><text:span text:style-name="T1">5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</draw:page>
      <draw:page draw:name="page54" draw:style-name="dp1" draw:master-page-name="Default">
        <draw:path draw:style-name="gr50" draw:text-style-name="P1" draw:layer="layout" svg:width="1.6cm" svg:height="4.483cm" draw:transform="rotate (0.726755100530439) translate (2.844cm 7.923cm)" svg:viewBox="0 0 1601 4484" svg:d="M0 0c580 2215 2161 2347 1397 4484">
          <text:p/>
        </draw:path>
        <draw:path draw:style-name="gr50" draw:text-style-name="P1" draw:layer="layout" svg:width="3.295cm" svg:height="2.504cm" draw:transform="rotate (0.726755100530439) translate (8.442cm 10.981cm)" svg:viewBox="0 0 3296 2505" svg:d="M0 0c2040 271 2066 719 3296 2505">
          <text:p/>
        </draw:path>
        <draw:path draw:style-name="gr25" draw:text-style-name="P1" draw:layer="layout" svg:width="1.501cm" svg:height="3.578cm" draw:transform="rotate (0.726755100530439) translate (9.82147610979947cm 8.78571304057179cm)" svg:viewBox="0 0 1502 3579" svg:d="M1502 3579c-1926-2135-1520-2894-1335-3579">
          <text:p/>
        </draw:path>
        <draw:path draw:style-name="gr45" draw:text-style-name="P1" draw:layer="layout" svg:width="4.033cm" svg:height="0.719cm" draw:transform="rotate (0.726755100530439) translate (2.06159067816137cm 6.44691171739232cm)" svg:viewBox="0 0 4034 720" svg:d="M0 720c1081-738 2637-1054 4034-238">
          <text:p/>
        </draw:path>
        <draw:path draw:style-name="gr25" draw:text-style-name="P1" draw:layer="layout" svg:width="4.27cm" svg:height="0.558cm" draw:transform="rotate (0.726755100530439) translate (3.15804884887306cm 7.28293428496948cm)" svg:viewBox="0 0 4271 559" svg:d="M4271 0c-2188 1027-2900 395-4271 26">
          <text:p/>
        </draw:path>
        <draw:custom-shape draw:style-name="gr38" draw:text-style-name="P22" draw:layer="layout" svg:width="0.635cm" svg:height="0.318cm" svg:x="2.54cm" svg:y="5.714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197cm" svg:y="5.815cm">
          <text:p text:style-name="P21"><text:span text:style-name="T15">17</text:span></text:p>
          <draw:enhanced-geometry svg:viewBox="0 0 21600 21600" draw:type="rectangle" draw:enhanced-path="M 0 0 L 21600 0 21600 21600 0 21600 0 0 Z N"/>
        </draw:custom-shape>
        <draw:path draw:style-name="gr25" draw:text-style-name="P1" draw:layer="layout" svg:width="2.636cm" svg:height="1.212cm" draw:transform="rotate (0.726755100530439) translate (8.50090095691477cm 6.71334448576708cm)" svg:viewBox="0 0 2637 1213" svg:d="M0 1213c422-474 1029-1634 2637-1054">
          <text:p/>
        </draw:path>
        <draw:path draw:style-name="gr25" draw:text-style-name="P1" draw:layer="layout" svg:width="2.399cm" svg:height="1.264cm" draw:transform="rotate (0.726755100530439) translate (6.46146627686726cm 9.84961426667834cm)" svg:viewBox="0 0 2400 1265" svg:d="M0 1265c422-475 1055-1187 2400-1265">
          <text:p/>
        </draw:path>
        <draw:path draw:style-name="gr50" draw:text-style-name="P1" draw:layer="layout" svg:width="4.008cm" svg:height="0.802cm" draw:transform="rotate (0.726755100530439) translate (18.8335161285384cm 10.5129669172615cm)" svg:viewBox="0 0 4009 803" svg:d="M0 803c422-475 2637-1055 4009-686">
          <text:p/>
        </draw:path>
        <draw:path draw:style-name="gr25" draw:text-style-name="P1" draw:layer="layout" svg:width="4.454cm" svg:height="0.919cm" draw:transform="rotate (0.726755100530439) translate (19.8473358857861cm 10.8973736084194cm)" svg:viewBox="0 0 4455 920" svg:d="M4455 0c-2188 1027-3084 1081-4455 711">
          <text:p/>
        </draw:path>
        <draw:path draw:style-name="gr25" draw:text-style-name="P1" draw:layer="layout" svg:width="2.425cm" svg:height="0.982cm" draw:transform="rotate (0.726755100530439) translate (9.41732666533314cm 6.59163111850407cm)" svg:viewBox="0 0 2426 983" svg:d="M2426 0c-844 949-1055 1186-2426 817">
          <text:p/>
        </draw:path>
        <draw:path draw:style-name="gr25" draw:text-style-name="P1" draw:layer="layout" svg:width="2.188cm" svg:height="1.026cm" draw:transform="rotate (0.726755100530439) translate (7.78937392512589cm 9.80922003517707cm)" svg:viewBox="0 0 2189 1027" svg:d="M2189 0c-844 949-703 941-2189 1027">
          <text:p/>
        </draw:path>
        <draw:path draw:style-name="gr25" draw:text-style-name="P1" draw:layer="layout" svg:width="2.187cm" svg:height="1.451cm" draw:transform="rotate (0.726755100530439) translate (13.4044622968827cm 8.97414146466439cm)" svg:viewBox="0 0 2188 1452" svg:d="M2188 0c-532 1226-979 1252-2188 1452">
          <text:p/>
        </draw:path>
        <draw:path draw:style-name="gr25" draw:text-style-name="P1" draw:layer="layout" svg:width="2.425cm" svg:height="0.981cm" draw:transform="rotate (0.726755100530439) translate (15.6497681566272cm 6.0571276834357cm)" svg:viewBox="0 0 2426 982" svg:d="M2426 0c-844 949-1055 1185-2426 816">
          <text:p/>
        </draw:path>
        <draw:path draw:style-name="gr54" draw:text-style-name="P1" draw:layer="layout" svg:width="4.033cm" svg:height="3.586cm" draw:transform="rotate (0.726755100530439) translate (2.857cm 7.62cm)" svg:viewBox="0 0 4034 3587" svg:d="M0 0c2769 1187 3059 2294 4034 3587">
          <text:p/>
        </draw:path>
        <draw:path draw:style-name="gr54" draw:text-style-name="P1" draw:layer="layout" svg:width="2.686cm" svg:height="2.232cm" draw:transform="rotate (0.726755100530439) translate (6.985cm 4.127cm)" svg:viewBox="0 0 2687 2233" svg:d="M0 0c1608 580 2398 1126 2687 2233">
          <text:p/>
        </draw:path>
        <draw:path draw:style-name="gr50" draw:text-style-name="P1" draw:layer="layout" svg:width="4.217cm" svg:height="2.9cm" draw:transform="rotate (0.726755100530439) translate (11.747cm 4.11cm)" svg:viewBox="0 0 4218 2901" svg:d="M0 0c2769 1187 3243 1608 4218 2901">
          <text:p/>
        </draw:path>
        <draw:path draw:style-name="gr25" draw:text-style-name="P1" draw:layer="layout" svg:width="1.248cm" svg:height="3.532cm" draw:transform="rotate (0.726755100530439) translate (9.842cm 8.255cm)" svg:viewBox="0 0 1249 3533" svg:d="M0 0c1898 1688 1054 2637 1107 3533">
          <text:p/>
        </draw:path>
        <draw:path draw:style-name="gr45" draw:text-style-name="P1" draw:layer="layout" svg:width="0.48cm" svg:height="3.374cm" draw:transform="rotate (0.726755100530439) translate (6.64728992703064cm 4.46252404381854cm)" svg:viewBox="0 0 481 3375" svg:d="M26 0c791 1977 396 2901-26 3375">
          <text:p/>
        </draw:path>
        <draw:path draw:style-name="gr50" draw:text-style-name="P1" draw:layer="layout" svg:width="0.584cm" svg:height="4.93cm" draw:transform="rotate (0.726755100530439) translate (15.557cm 7.302cm)" svg:viewBox="0 0 585 4931" svg:d="M0 0c738 1081 711 4457 290 4931">
          <text:p/>
        </draw:path>
        <draw:path draw:style-name="gr25" draw:text-style-name="P1" draw:layer="layout" svg:width="2.661cm" svg:height="3.216cm" draw:transform="rotate (0.726755100530439) translate (14.505cm 11.33cm)" svg:viewBox="0 0 2662 3217" svg:d="M2662 3217c-1898-1688-2108-1450-2662-3217">
          <text:p/>
        </draw:path>
        <draw:path draw:style-name="gr25" draw:text-style-name="P1" draw:layer="layout" svg:width="3.971cm" svg:height="3.175cm" draw:transform="rotate (0.726755100530439) translate (8.573cm 11.496cm)" svg:viewBox="0 0 3972 3176" svg:d="M3972 3176c-1898-1688-3418-1409-3972-3176">
          <text:p/>
        </draw:path>
        <draw:path draw:style-name="gr25" draw:text-style-name="P1" draw:layer="layout" svg:width="1.599cm" svg:height="4.925cm" draw:transform="rotate (0.726755100530439) translate (2.93286171317628cm 8.39346112785382cm)" svg:viewBox="0 0 1600 4926" svg:d="M1600 4926c-1476-2162-1699-3344-1568-4926">
          <text:p/>
        </draw:path>
        <draw:path draw:style-name="gr25" draw:text-style-name="P1" draw:layer="layout" svg:width="4.499cm" svg:height="4.493cm" draw:transform="rotate (0.726755100530439) translate (16.193cm 7.251cm)" svg:viewBox="0 0 4500 4494" svg:d="M4500 4494c-1635-1029-3946-2727-4500-4494">
          <text:p/>
        </draw:path>
        <draw:path draw:style-name="gr25" draw:text-style-name="P1" draw:layer="layout" svg:width="3.725cm" svg:height="2.498cm" draw:transform="rotate (0.726755100530439) translate (10.16cm 7.91cm)" svg:viewBox="0 0 3726 2499" svg:d="M3726 2499c-1634-1029-2031-106-3726-2499">
          <text:p/>
        </draw:path>
        <draw:path draw:style-name="gr25" draw:text-style-name="P1" draw:layer="layout" svg:width="4.014cm" svg:height="3.605cm" draw:transform="rotate (0.726755100530439) translate (3.175cm 7.91cm)" svg:viewBox="0 0 4015 3606" svg:d="M4015 3606c-1845-791-2320-1213-4015-3606">
          <text:p/>
        </draw:path>
        <draw:path draw:style-name="gr25" draw:text-style-name="P1" draw:layer="layout" svg:width="2.668cm" svg:height="2.254cm" draw:transform="rotate (0.726755100530439) translate (7.302cm 4.433cm)" svg:viewBox="0 0 2669 2255" svg:d="M2669 2255c-1134-159-2294-765-2669-2255">
          <text:p/>
        </draw:path>
        <draw:path draw:style-name="gr25" draw:text-style-name="P1" draw:layer="layout" svg:width="3.968cm" svg:height="2.703cm" draw:transform="rotate (0.726755100530439) translate (12.382cm 4.445cm)" svg:viewBox="0 0 3969 2704" svg:d="M3969 2704c-1134-158-3594-1214-3969-2704">
          <text:p/>
        </draw:path>
        <draw:path draw:style-name="gr25" draw:text-style-name="P1" draw:layer="layout" svg:width="1.286cm" svg:height="4.429cm" draw:transform="rotate (0.726755100530439) translate (18.3198159681709cm 4.74662724350089cm)" svg:viewBox="0 0 1287 4430" svg:d="M1287 4430c-1556-3507-1345-3745-1160-4430">
          <text:p/>
        </draw:path>
        <draw:path draw:style-name="gr25" draw:text-style-name="P1" draw:layer="layout" svg:width="0.54cm" svg:height="4.93cm" draw:transform="rotate (0.726755100530439) translate (15.3687547793415cm 8.10436708689914cm)" svg:viewBox="0 0 541 4931" svg:d="M541 4931c-870-3322-474-4246-289-4931">
          <text:p/>
        </draw:path>
        <draw:path draw:style-name="gr25" draw:text-style-name="P1" draw:layer="layout" svg:width="1.086cm" svg:height="2.785cm" draw:transform="rotate (0.726755100530439) translate (11.9411822268689cm 5.30708523840763cm)" svg:viewBox="0 0 1087 2786" svg:d="M1087 2786c-1424-1265-1106-2101-921-2786">
          <text:p/>
        </draw:path>
        <draw:path draw:style-name="gr54" draw:text-style-name="P1" draw:layer="layout" svg:width="0.439cm" svg:height="3.377cm" draw:transform="rotate (0.726755100530439) translate (6.31615243711787cm 5.38791170814925cm)" svg:viewBox="0 0 440 3378" svg:d="M440 3378c-790-1978-312-2693-127-3378">
          <text:p/>
        </draw:path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0.635cm" svg:height="0.317cm" svg:x="6.567cm" svg:y="5.815cm">
          <text:p text:style-name="P2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62cm" svg:y="5.08cm">
          <text:p text:style-name="P21"><text:span text:style-name="T15">2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055cm" svg:y="3.492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655cm" svg:y="4.592cm">
          <text:p text:style-name="P21"><text:span text:style-name="T15">4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287cm" svg:y="3.175cm">
          <text:p text:style-name="P21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087cm" svg:y="4.375cm">
          <text:p text:style-name="P21"><text:span text:style-name="T15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2" draw:layer="layout" svg:width="0.635cm" svg:height="0.317cm" svg:x="18.732cm" svg:y="5.397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7.145cm" svg:y="5.08cm">
          <text:p text:style-name="P21"><text:span text:style-name="T15">1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567cm" svg:y="7.72cm">
          <text:p text:style-name="P21"><text:span text:style-name="T15">4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537cm" svg:y="8.573cm">
          <text:p text:style-name="P21"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1.907cm" svg:y="9.525cm">
          <text:p text:style-name="P21"><text:span text:style-name="T15">2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927cm" svg:y="8.155cm">
          <text:p text:style-name="P2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075cm" svg:y="9.108cm">
          <text:p text:style-name="P21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51cm" svg:y="11.865cm">
          <text:p text:style-name="P21"><text:span text:style-name="T15">1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705cm" svg:y="9.208cm">
          <text:p text:style-name="P21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085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99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007cm" svg:y="6.0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895cm" svg:y="5.7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9cm" svg:y="7.62cm">
          <text:p text:style-name="P21"><text:span text:style-name="T15">3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747cm" svg:y="8.573cm">
          <text:p text:style-name="P21"><text:span text:style-name="T15">2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06cm" svg:y="9.3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725cm" svg:y="10.06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33cm" svg:y="11.33cm">
          <text:p text:style-name="P21"><text:span text:style-name="T15">5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38cm" svg:y="6.88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6.032cm" svg:y="8.255cm">
          <text:p text:style-name="P21"><text:span text:style-name="T15">3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715cm" svg:y="9.007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4.762cm" svg:y="10.06cm">
          <text:p text:style-name="P21"><text:span text:style-name="T15">55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5.932cm" svg:height="1.587cm" svg:x="21.907cm" svg:y="0.1cm">
          <text:p text:style-name="P7"><text:span text:style-name="T2">Total flow: 4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164cm" svg:y="5.831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</draw:page>
      <draw:page draw:name="page55" draw:style-name="dp1" draw:master-page-name="Default">
        <draw:path draw:style-name="gr50" draw:text-style-name="P1" draw:layer="layout" svg:width="1.6cm" svg:height="4.483cm" draw:transform="rotate (0.726755100530439) translate (2.844cm 7.923cm)" svg:viewBox="0 0 1601 4484" svg:d="M0 0c580 2215 2161 2347 1397 4484">
          <text:p/>
        </draw:path>
        <draw:path draw:style-name="gr50" draw:text-style-name="P1" draw:layer="layout" svg:width="3.295cm" svg:height="2.504cm" draw:transform="rotate (0.726755100530439) translate (8.442cm 10.981cm)" svg:viewBox="0 0 3296 2505" svg:d="M0 0c2040 271 2066 719 3296 2505">
          <text:p/>
        </draw:path>
        <draw:path draw:style-name="gr25" draw:text-style-name="P1" draw:layer="layout" svg:width="1.501cm" svg:height="3.578cm" draw:transform="rotate (0.726755100530439) translate (9.82147610979947cm 8.78571304057179cm)" svg:viewBox="0 0 1502 3579" svg:d="M1502 3579c-1926-2135-1520-2894-1335-3579">
          <text:p/>
        </draw:path>
        <draw:path draw:style-name="gr52" draw:text-style-name="P1" draw:layer="layout" svg:width="4.033cm" svg:height="0.719cm" draw:transform="rotate (0.726755100530439) translate (2.06159067816137cm 6.44691171739232cm)" svg:viewBox="0 0 4034 720" svg:d="M0 720c1081-738 2637-1054 4034-238">
          <text:p/>
        </draw:path>
        <draw:path draw:style-name="gr25" draw:text-style-name="P1" draw:layer="layout" svg:width="4.27cm" svg:height="0.558cm" draw:transform="rotate (0.726755100530439) translate (3.15804884887306cm 7.28293428496948cm)" svg:viewBox="0 0 4271 559" svg:d="M4271 0c-2188 1027-2900 395-4271 26">
          <text:p/>
        </draw:path>
        <draw:custom-shape draw:style-name="gr38" draw:text-style-name="P22" draw:layer="layout" svg:width="0.635cm" svg:height="0.318cm" svg:x="2.54cm" svg:y="5.714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197cm" svg:y="5.815cm">
          <text:p text:style-name="P21"><text:span text:style-name="T15">17</text:span></text:p>
          <draw:enhanced-geometry svg:viewBox="0 0 21600 21600" draw:type="rectangle" draw:enhanced-path="M 0 0 L 21600 0 21600 21600 0 21600 0 0 Z N"/>
        </draw:custom-shape>
        <draw:path draw:style-name="gr25" draw:text-style-name="P1" draw:layer="layout" svg:width="2.636cm" svg:height="1.212cm" draw:transform="rotate (0.726755100530439) translate (8.50090095691477cm 6.71334448576708cm)" svg:viewBox="0 0 2637 1213" svg:d="M0 1213c422-474 1029-1634 2637-1054">
          <text:p/>
        </draw:path>
        <draw:path draw:style-name="gr25" draw:text-style-name="P1" draw:layer="layout" svg:width="2.399cm" svg:height="1.264cm" draw:transform="rotate (0.726755100530439) translate (6.46146627686726cm 9.84961426667834cm)" svg:viewBox="0 0 2400 1265" svg:d="M0 1265c422-475 1055-1187 2400-1265">
          <text:p/>
        </draw:path>
        <draw:path draw:style-name="gr52" draw:text-style-name="P1" draw:layer="layout" svg:width="4.008cm" svg:height="0.802cm" draw:transform="rotate (0.726755100530439) translate (18.8335161285384cm 10.5129669172615cm)" svg:viewBox="0 0 4009 803" svg:d="M0 803c422-475 2637-1055 4009-686">
          <text:p/>
        </draw:path>
        <draw:path draw:style-name="gr25" draw:text-style-name="P1" draw:layer="layout" svg:width="4.454cm" svg:height="0.919cm" draw:transform="rotate (0.726755100530439) translate (19.8473358857861cm 10.8973736084194cm)" svg:viewBox="0 0 4455 920" svg:d="M4455 0c-2188 1027-3084 1081-4455 711">
          <text:p/>
        </draw:path>
        <draw:path draw:style-name="gr25" draw:text-style-name="P1" draw:layer="layout" svg:width="2.425cm" svg:height="0.982cm" draw:transform="rotate (0.726755100530439) translate (9.41732666533314cm 6.59163111850407cm)" svg:viewBox="0 0 2426 983" svg:d="M2426 0c-844 949-1055 1186-2426 817">
          <text:p/>
        </draw:path>
        <draw:path draw:style-name="gr25" draw:text-style-name="P1" draw:layer="layout" svg:width="2.188cm" svg:height="1.026cm" draw:transform="rotate (0.726755100530439) translate (7.78937392512589cm 9.80922003517707cm)" svg:viewBox="0 0 2189 1027" svg:d="M2189 0c-844 949-703 941-2189 1027">
          <text:p/>
        </draw:path>
        <draw:path draw:style-name="gr25" draw:text-style-name="P1" draw:layer="layout" svg:width="2.187cm" svg:height="1.451cm" draw:transform="rotate (0.726755100530439) translate (13.4044622968827cm 8.97414146466439cm)" svg:viewBox="0 0 2188 1452" svg:d="M2188 0c-532 1226-979 1252-2188 1452">
          <text:p/>
        </draw:path>
        <draw:path draw:style-name="gr52" draw:text-style-name="P1" draw:layer="layout" svg:width="2.425cm" svg:height="0.981cm" draw:transform="rotate (0.726755100530439) translate (15.6497681566272cm 6.0571276834357cm)" svg:viewBox="0 0 2426 982" svg:d="M2426 0c-844 949-1055 1185-2426 816">
          <text:p/>
        </draw:path>
        <draw:path draw:style-name="gr54" draw:text-style-name="P1" draw:layer="layout" svg:width="4.033cm" svg:height="3.586cm" draw:transform="rotate (0.726755100530439) translate (2.857cm 7.62cm)" svg:viewBox="0 0 4034 3587" svg:d="M0 0c2769 1187 3059 2294 4034 3587">
          <text:p/>
        </draw:path>
        <draw:path draw:style-name="gr52" draw:text-style-name="P1" draw:layer="layout" svg:width="2.686cm" svg:height="2.232cm" draw:transform="rotate (0.726755100530439) translate (6.985cm 4.127cm)" svg:viewBox="0 0 2687 2233" svg:d="M0 0c1608 580 2398 1126 2687 2233">
          <text:p/>
        </draw:path>
        <draw:path draw:style-name="gr52" draw:text-style-name="P1" draw:layer="layout" svg:width="4.217cm" svg:height="2.9cm" draw:transform="rotate (0.726755100530439) translate (11.747cm 4.11cm)" svg:viewBox="0 0 4218 2901" svg:d="M0 0c2769 1187 3243 1608 4218 2901">
          <text:p/>
        </draw:path>
        <draw:path draw:style-name="gr25" draw:text-style-name="P1" draw:layer="layout" svg:width="1.248cm" svg:height="3.532cm" draw:transform="rotate (0.726755100530439) translate (9.842cm 8.255cm)" svg:viewBox="0 0 1249 3533" svg:d="M0 0c1898 1688 1054 2637 1107 3533">
          <text:p/>
        </draw:path>
        <draw:path draw:style-name="gr45" draw:text-style-name="P1" draw:layer="layout" svg:width="0.48cm" svg:height="3.374cm" draw:transform="rotate (0.726755100530439) translate (6.64728992703064cm 4.46252404381854cm)" svg:viewBox="0 0 481 3375" svg:d="M26 0c791 1977 396 2901-26 3375">
          <text:p/>
        </draw:path>
        <draw:path draw:style-name="gr52" draw:text-style-name="P1" draw:layer="layout" svg:width="0.584cm" svg:height="4.93cm" draw:transform="rotate (0.726755100530439) translate (15.557cm 7.302cm)" svg:viewBox="0 0 585 4931" svg:d="M0 0c738 1081 711 4457 290 4931">
          <text:p/>
        </draw:path>
        <draw:path draw:style-name="gr25" draw:text-style-name="P1" draw:layer="layout" svg:width="2.661cm" svg:height="3.216cm" draw:transform="rotate (0.726755100530439) translate (14.505cm 11.33cm)" svg:viewBox="0 0 2662 3217" svg:d="M2662 3217c-1898-1688-2108-1450-2662-3217">
          <text:p/>
        </draw:path>
        <draw:path draw:style-name="gr25" draw:text-style-name="P1" draw:layer="layout" svg:width="3.971cm" svg:height="3.175cm" draw:transform="rotate (0.726755100530439) translate (8.573cm 11.496cm)" svg:viewBox="0 0 3972 3176" svg:d="M3972 3176c-1898-1688-3418-1409-3972-3176">
          <text:p/>
        </draw:path>
        <draw:path draw:style-name="gr25" draw:text-style-name="P1" draw:layer="layout" svg:width="1.599cm" svg:height="4.925cm" draw:transform="rotate (0.726755100530439) translate (2.93286171317628cm 8.39346112785382cm)" svg:viewBox="0 0 1600 4926" svg:d="M1600 4926c-1476-2162-1699-3344-1568-4926">
          <text:p/>
        </draw:path>
        <draw:path draw:style-name="gr25" draw:text-style-name="P1" draw:layer="layout" svg:width="4.499cm" svg:height="4.493cm" draw:transform="rotate (0.726755100530439) translate (16.193cm 7.251cm)" svg:viewBox="0 0 4500 4494" svg:d="M4500 4494c-1635-1029-3946-2727-4500-4494">
          <text:p/>
        </draw:path>
        <draw:path draw:style-name="gr25" draw:text-style-name="P1" draw:layer="layout" svg:width="3.725cm" svg:height="2.498cm" draw:transform="rotate (0.726755100530439) translate (10.16cm 7.91cm)" svg:viewBox="0 0 3726 2499" svg:d="M3726 2499c-1634-1029-2031-106-3726-2499">
          <text:p/>
        </draw:path>
        <draw:path draw:style-name="gr25" draw:text-style-name="P1" draw:layer="layout" svg:width="4.014cm" svg:height="3.605cm" draw:transform="rotate (0.726755100530439) translate (3.175cm 7.91cm)" svg:viewBox="0 0 4015 3606" svg:d="M4015 3606c-1845-791-2320-1213-4015-3606">
          <text:p/>
        </draw:path>
        <draw:path draw:style-name="gr25" draw:text-style-name="P1" draw:layer="layout" svg:width="2.668cm" svg:height="2.254cm" draw:transform="rotate (0.726755100530439) translate (7.302cm 4.433cm)" svg:viewBox="0 0 2669 2255" svg:d="M2669 2255c-1134-159-2294-765-2669-2255">
          <text:p/>
        </draw:path>
        <draw:path draw:style-name="gr25" draw:text-style-name="P1" draw:layer="layout" svg:width="3.968cm" svg:height="2.703cm" draw:transform="rotate (0.726755100530439) translate (12.382cm 4.445cm)" svg:viewBox="0 0 3969 2704" svg:d="M3969 2704c-1134-158-3594-1214-3969-2704">
          <text:p/>
        </draw:path>
        <draw:path draw:style-name="gr25" draw:text-style-name="P1" draw:layer="layout" svg:width="1.286cm" svg:height="4.429cm" draw:transform="rotate (0.726755100530439) translate (18.3198159681709cm 4.74662724350089cm)" svg:viewBox="0 0 1287 4430" svg:d="M1287 4430c-1556-3507-1345-3745-1160-4430">
          <text:p/>
        </draw:path>
        <draw:path draw:style-name="gr25" draw:text-style-name="P1" draw:layer="layout" svg:width="0.54cm" svg:height="4.93cm" draw:transform="rotate (0.726755100530439) translate (15.3687547793415cm 8.10436708689914cm)" svg:viewBox="0 0 541 4931" svg:d="M541 4931c-870-3322-474-4246-289-4931">
          <text:p/>
        </draw:path>
        <draw:path draw:style-name="gr25" draw:text-style-name="P1" draw:layer="layout" svg:width="1.086cm" svg:height="2.785cm" draw:transform="rotate (0.726755100530439) translate (11.9411822268689cm 5.30708523840763cm)" svg:viewBox="0 0 1087 2786" svg:d="M1087 2786c-1424-1265-1106-2101-921-2786">
          <text:p/>
        </draw:path>
        <draw:path draw:style-name="gr54" draw:text-style-name="P1" draw:layer="layout" svg:width="0.439cm" svg:height="3.377cm" draw:transform="rotate (0.726755100530439) translate (6.31615243711787cm 5.38791170814925cm)" svg:viewBox="0 0 440 3378" svg:d="M440 3378c-790-1978-312-2693-127-3378">
          <text:p/>
        </draw:path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0.635cm" svg:height="0.317cm" svg:x="6.567cm" svg:y="5.815cm">
          <text:p text:style-name="P2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62cm" svg:y="5.08cm">
          <text:p text:style-name="P21"><text:span text:style-name="T15">2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055cm" svg:y="3.492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655cm" svg:y="4.592cm">
          <text:p text:style-name="P21"><text:span text:style-name="T15">4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287cm" svg:y="3.175cm">
          <text:p text:style-name="P21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087cm" svg:y="4.37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8.732cm" svg:y="5.397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7.145cm" svg:y="5.08cm">
          <text:p text:style-name="P21"><text:span text:style-name="T15">1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567cm" svg:y="7.72cm">
          <text:p text:style-name="P21"><text:span text:style-name="T15">4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537cm" svg:y="8.573cm">
          <text:p text:style-name="P21"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1.907cm" svg:y="9.525cm">
          <text:p text:style-name="P21"><text:span text:style-name="T15">2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927cm" svg:y="8.155cm">
          <text:p text:style-name="P2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075cm" svg:y="9.108cm">
          <text:p text:style-name="P21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51cm" svg:y="11.865cm">
          <text:p text:style-name="P21"><text:span text:style-name="T15">1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705cm" svg:y="9.208cm">
          <text:p text:style-name="P21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085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99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007cm" svg:y="6.0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895cm" svg:y="5.7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9cm" svg:y="7.62cm">
          <text:p text:style-name="P21"><text:span text:style-name="T15">3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747cm" svg:y="8.573cm">
          <text:p text:style-name="P21"><text:span text:style-name="T15">2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06cm" svg:y="9.3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725cm" svg:y="10.06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33cm" svg:y="11.33cm">
          <text:p text:style-name="P21"><text:span text:style-name="T15">5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38cm" svg:y="6.88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6.032cm" svg:y="8.255cm">
          <text:p text:style-name="P21"><text:span text:style-name="T15">3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715cm" svg:y="9.007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4.762cm" svg:y="10.06cm">
          <text:p text:style-name="P21"><text:span text:style-name="T15">55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5.932cm" svg:height="1.587cm" svg:x="21.907cm" svg:y="0.1cm">
          <text:p text:style-name="P7"><text:span text:style-name="T2">Total flow: 4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164cm" svg:y="5.831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7.837cm" svg:height="1.587cm" svg:x="20.002cm" svg:y="13.97cm">
          <text:p text:style-name="P25"><text:span text:style-name="T17">Increase potential: 1</text:span></text:p>
          <draw:enhanced-geometry svg:viewBox="0 0 21600 21600" draw:type="rectangle" draw:enhanced-path="M 0 0 L 21600 0 21600 21600 0 21600 0 0 Z N"/>
        </draw:custom-shape>
      </draw:page>
      <draw:page draw:name="page56" draw:style-name="dp1" draw:master-page-name="Default">
        <draw:path draw:style-name="gr50" draw:text-style-name="P1" draw:layer="layout" svg:width="1.6cm" svg:height="4.483cm" draw:transform="rotate (0.726755100530439) translate (2.844cm 7.923cm)" svg:viewBox="0 0 1601 4484" svg:d="M0 0c580 2215 2161 2347 1397 4484">
          <text:p/>
        </draw:path>
        <draw:path draw:style-name="gr50" draw:text-style-name="P1" draw:layer="layout" svg:width="3.295cm" svg:height="2.504cm" draw:transform="rotate (0.726755100530439) translate (8.442cm 10.981cm)" svg:viewBox="0 0 3296 2505" svg:d="M0 0c2040 271 2066 719 3296 2505">
          <text:p/>
        </draw:path>
        <draw:path draw:style-name="gr25" draw:text-style-name="P1" draw:layer="layout" svg:width="1.501cm" svg:height="3.578cm" draw:transform="rotate (0.726755100530439) translate (9.82147610979947cm 8.78571304057179cm)" svg:viewBox="0 0 1502 3579" svg:d="M1502 3579c-1926-2135-1520-2894-1335-3579">
          <text:p/>
        </draw:path>
        <draw:path draw:style-name="gr52" draw:text-style-name="P1" draw:layer="layout" svg:width="4.033cm" svg:height="0.719cm" draw:transform="rotate (0.726755100530439) translate (2.06159067816137cm 6.44691171739232cm)" svg:viewBox="0 0 4034 720" svg:d="M0 720c1081-738 2637-1054 4034-238">
          <text:p/>
        </draw:path>
        <draw:path draw:style-name="gr25" draw:text-style-name="P1" draw:layer="layout" svg:width="4.27cm" svg:height="0.558cm" draw:transform="rotate (0.726755100530439) translate (3.15804884887306cm 7.28293428496948cm)" svg:viewBox="0 0 4271 559" svg:d="M4271 0c-2188 1027-2900 395-4271 26">
          <text:p/>
        </draw:path>
        <draw:line draw:style-name="gr43" draw:text-style-name="P1" draw:layer="layout" svg:x1="6.35cm" svg:y1="4.127cm" svg:x2="2.222cm" svg:y2="7.62cm">
          <text:p/>
        </draw:line>
        <draw:line draw:style-name="gr43" draw:text-style-name="P1" draw:layer="layout" svg:x1="6.35cm" svg:y1="4.128cm" svg:x2="9.207cm" svg:y2="7.937cm">
          <text:p/>
        </draw:line>
        <draw:line draw:style-name="gr48" draw:text-style-name="P1" draw:layer="layout" svg:x1="7.62cm" svg:y1="11.112cm" svg:x2="2.222cm" svg:y2="7.621cm">
          <text:p/>
        </draw:line>
        <draw:line draw:style-name="gr48" draw:text-style-name="P1" draw:layer="layout" svg:x1="7.621cm" svg:y1="11.113cm" svg:x2="13.652cm" svg:y2="10.795cm">
          <text:p/>
        </draw:line>
        <draw:line draw:style-name="gr48" draw:text-style-name="P1" draw:layer="layout" svg:x1="9.207cm" svg:y1="7.937cm" svg:x2="13.653cm" svg:y2="10.795cm">
          <text:p/>
        </draw:line>
        <draw:line draw:style-name="gr48" draw:text-style-name="P1" draw:layer="layout" svg:x1="6.35cm" svg:y1="4.127cm" svg:x2="11.431cm" svg:y2="4.445cm">
          <text:p/>
        </draw:line>
        <draw:line draw:style-name="gr48" draw:text-style-name="P1" draw:layer="layout" svg:x1="17.78cm" svg:y1="3.81cm" svg:x2="11.432cm" svg:y2="4.445cm">
          <text:p/>
        </draw:line>
        <draw:line draw:style-name="gr48" draw:text-style-name="P1" draw:layer="layout" svg:x1="15.24cm" svg:y1="6.985cm" svg:x2="11.432cm" svg:y2="4.446cm">
          <text:p/>
        </draw:line>
        <draw:line draw:style-name="gr43" draw:text-style-name="P1" draw:layer="layout" svg:x1="15.24cm" svg:y1="6.986cm" svg:x2="9.207cm" svg:y2="7.937cm">
          <text:p/>
        </draw:line>
        <draw:line draw:style-name="gr48" draw:text-style-name="P1" draw:layer="layout" svg:x1="15.241cm" svg:y1="6.987cm" svg:x2="13.652cm" svg:y2="10.795cm">
          <text:p/>
        </draw:line>
        <draw:line draw:style-name="gr48" draw:text-style-name="P1" draw:layer="layout" svg:x1="15.242cm" svg:y1="6.987cm" svg:x2="19.367cm" svg:y2="11.747cm">
          <text:p/>
        </draw:line>
        <draw:line draw:style-name="gr43" draw:text-style-name="P1" draw:layer="layout" svg:x1="15.243cm" svg:y1="6.987cm" svg:x2="17.78cm" svg:y2="3.81cm">
          <text:p/>
        </draw:line>
        <draw:line draw:style-name="gr48" draw:text-style-name="P1" draw:layer="layout" svg:x1="13.652cm" svg:y1="10.795cm" svg:x2="19.368cm" svg:y2="11.747cm">
          <text:p/>
        </draw:line>
        <draw:line draw:style-name="gr48" draw:text-style-name="P1" draw:layer="layout" svg:x1="15.243cm" svg:y1="6.987cm" svg:x2="22.86cm" svg:y2="7.62cm">
          <text:p/>
        </draw:line>
        <draw:line draw:style-name="gr48" draw:text-style-name="P1" draw:layer="layout" svg:x1="22.86cm" svg:y1="7.62cm" svg:x2="19.368cm" svg:y2="11.747cm">
          <text:p/>
        </draw:line>
        <draw:line draw:style-name="gr43" draw:text-style-name="P1" draw:layer="layout" svg:x1="22.86cm" svg:y1="7.621cm" svg:x2="17.78cm" svg:y2="3.81cm">
          <text:p/>
        </draw:line>
        <draw:line draw:style-name="gr48" draw:text-style-name="P1" draw:layer="layout" svg:x1="2.222cm" svg:y1="7.62cm" svg:x2="9.208cm" svg:y2="7.938cm">
          <text:p/>
        </draw:line>
        <draw:custom-shape draw:style-name="gr38" draw:text-style-name="P22" draw:layer="layout" svg:width="0.635cm" svg:height="0.318cm" svg:x="2.54cm" svg:y="5.714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197cm" svg:y="5.815cm">
          <text:p text:style-name="P21"><text:span text:style-name="T15">17</text:span></text:p>
          <draw:enhanced-geometry svg:viewBox="0 0 21600 21600" draw:type="rectangle" draw:enhanced-path="M 0 0 L 21600 0 21600 21600 0 21600 0 0 Z N"/>
        </draw:custom-shape>
        <draw:path draw:style-name="gr25" draw:text-style-name="P1" draw:layer="layout" svg:width="2.636cm" svg:height="1.212cm" draw:transform="rotate (0.726755100530439) translate (8.50090095691477cm 6.71334448576708cm)" svg:viewBox="0 0 2637 1213" svg:d="M0 1213c422-474 1029-1634 2637-1054">
          <text:p/>
        </draw:path>
        <draw:path draw:style-name="gr25" draw:text-style-name="P1" draw:layer="layout" svg:width="2.399cm" svg:height="1.264cm" draw:transform="rotate (0.726755100530439) translate (6.46146627686726cm 9.84961426667834cm)" svg:viewBox="0 0 2400 1265" svg:d="M0 1265c422-475 1055-1187 2400-1265">
          <text:p/>
        </draw:path>
        <draw:path draw:style-name="gr46" draw:text-style-name="P1" draw:layer="layout" svg:width="2.662cm" svg:height="0.831cm" draw:transform="rotate (0.726755100530439) translate (14.7870454418685cm 5.94606736833315cm)" svg:viewBox="0 0 2663 832" svg:d="M0 832c422-474 1362-1205 2663-607">
          <text:p/>
        </draw:path>
        <draw:path draw:style-name="gr52" draw:text-style-name="P1" draw:layer="layout" svg:width="4.008cm" svg:height="0.802cm" draw:transform="rotate (0.726755100530439) translate (18.8335161285384cm 10.5129669172615cm)" svg:viewBox="0 0 4009 803" svg:d="M0 803c422-475 2637-1055 4009-686">
          <text:p/>
        </draw:path>
        <draw:path draw:style-name="gr25" draw:text-style-name="P1" draw:layer="layout" svg:width="4.454cm" svg:height="0.919cm" draw:transform="rotate (0.726755100530439) translate (19.8473358857861cm 10.8973736084194cm)" svg:viewBox="0 0 4455 920" svg:d="M4455 0c-2188 1027-3084 1081-4455 711">
          <text:p/>
        </draw:path>
        <draw:path draw:style-name="gr25" draw:text-style-name="P1" draw:layer="layout" svg:width="2.425cm" svg:height="0.982cm" draw:transform="rotate (0.726755100530439) translate (9.41732666533314cm 6.59163111850407cm)" svg:viewBox="0 0 2426 983" svg:d="M2426 0c-844 949-1055 1186-2426 817">
          <text:p/>
        </draw:path>
        <draw:path draw:style-name="gr25" draw:text-style-name="P1" draw:layer="layout" svg:width="2.188cm" svg:height="1.026cm" draw:transform="rotate (0.726755100530439) translate (7.78937392512589cm 9.80922003517707cm)" svg:viewBox="0 0 2189 1027" svg:d="M2189 0c-844 949-703 941-2189 1027">
          <text:p/>
        </draw:path>
        <draw:path draw:style-name="gr25" draw:text-style-name="P1" draw:layer="layout" svg:width="2.187cm" svg:height="1.451cm" draw:transform="rotate (0.726755100530439) translate (13.4044622968827cm 8.97414146466439cm)" svg:viewBox="0 0 2188 1452" svg:d="M2188 0c-532 1226-979 1252-2188 1452">
          <text:p/>
        </draw:path>
        <draw:path draw:style-name="gr52" draw:text-style-name="P1" draw:layer="layout" svg:width="2.425cm" svg:height="0.981cm" draw:transform="rotate (0.726755100530439) translate (15.6497681566272cm 6.0571276834357cm)" svg:viewBox="0 0 2426 982" svg:d="M2426 0c-844 949-1055 1185-2426 816">
          <text:p/>
        </draw:path>
        <draw:path draw:style-name="gr54" draw:text-style-name="P1" draw:layer="layout" svg:width="4.033cm" svg:height="3.586cm" draw:transform="rotate (0.726755100530439) translate (2.857cm 7.62cm)" svg:viewBox="0 0 4034 3587" svg:d="M0 0c2769 1187 3059 2294 4034 3587">
          <text:p/>
        </draw:path>
        <draw:path draw:style-name="gr52" draw:text-style-name="P1" draw:layer="layout" svg:width="2.686cm" svg:height="2.232cm" draw:transform="rotate (0.726755100530439) translate (6.985cm 4.127cm)" svg:viewBox="0 0 2687 2233" svg:d="M0 0c1608 580 2398 1126 2687 2233">
          <text:p/>
        </draw:path>
        <draw:path draw:style-name="gr52" draw:text-style-name="P1" draw:layer="layout" svg:width="4.217cm" svg:height="2.9cm" draw:transform="rotate (0.726755100530439) translate (11.747cm 4.11cm)" svg:viewBox="0 0 4218 2901" svg:d="M0 0c2769 1187 3243 1608 4218 2901">
          <text:p/>
        </draw:path>
        <draw:path draw:style-name="gr25" draw:text-style-name="P1" draw:layer="layout" svg:width="1.248cm" svg:height="3.532cm" draw:transform="rotate (0.726755100530439) translate (9.842cm 8.255cm)" svg:viewBox="0 0 1249 3533" svg:d="M0 0c1898 1688 1054 2637 1107 3533">
          <text:p/>
        </draw:path>
        <draw:path draw:style-name="gr45" draw:text-style-name="P1" draw:layer="layout" svg:width="0.48cm" svg:height="3.374cm" draw:transform="rotate (0.726755100530439) translate (6.64728992703064cm 4.46252404381854cm)" svg:viewBox="0 0 481 3375" svg:d="M26 0c791 1977 396 2901-26 3375">
          <text:p/>
        </draw:path>
        <draw:path draw:style-name="gr52" draw:text-style-name="P1" draw:layer="layout" svg:width="0.584cm" svg:height="4.93cm" draw:transform="rotate (0.726755100530439) translate (15.557cm 7.302cm)" svg:viewBox="0 0 585 4931" svg:d="M0 0c738 1081 711 4457 290 4931">
          <text:p/>
        </draw:path>
        <draw:path draw:style-name="gr25" draw:text-style-name="P1" draw:layer="layout" svg:width="2.661cm" svg:height="3.216cm" draw:transform="rotate (0.726755100530439) translate (14.505cm 11.33cm)" svg:viewBox="0 0 2662 3217" svg:d="M2662 3217c-1898-1688-2108-1450-2662-3217">
          <text:p/>
        </draw:path>
        <draw:path draw:style-name="gr25" draw:text-style-name="P1" draw:layer="layout" svg:width="3.971cm" svg:height="3.175cm" draw:transform="rotate (0.726755100530439) translate (8.573cm 11.496cm)" svg:viewBox="0 0 3972 3176" svg:d="M3972 3176c-1898-1688-3418-1409-3972-3176">
          <text:p/>
        </draw:path>
        <draw:path draw:style-name="gr25" draw:text-style-name="P1" draw:layer="layout" svg:width="1.599cm" svg:height="4.925cm" draw:transform="rotate (0.726755100530439) translate (2.93286171317628cm 8.39346112785382cm)" svg:viewBox="0 0 1600 4926" svg:d="M1600 4926c-1476-2162-1699-3344-1568-4926">
          <text:p/>
        </draw:path>
        <draw:path draw:style-name="gr25" draw:text-style-name="P1" draw:layer="layout" svg:width="4.499cm" svg:height="4.493cm" draw:transform="rotate (0.726755100530439) translate (16.193cm 7.251cm)" svg:viewBox="0 0 4500 4494" svg:d="M4500 4494c-1635-1029-3946-2727-4500-4494">
          <text:p/>
        </draw:path>
        <draw:path draw:style-name="gr25" draw:text-style-name="P1" draw:layer="layout" svg:width="3.725cm" svg:height="2.498cm" draw:transform="rotate (0.726755100530439) translate (10.16cm 7.91cm)" svg:viewBox="0 0 3726 2499" svg:d="M3726 2499c-1634-1029-2031-106-3726-2499">
          <text:p/>
        </draw:path>
        <draw:path draw:style-name="gr25" draw:text-style-name="P1" draw:layer="layout" svg:width="4.014cm" svg:height="3.605cm" draw:transform="rotate (0.726755100530439) translate (3.175cm 7.91cm)" svg:viewBox="0 0 4015 3606" svg:d="M4015 3606c-1845-791-2320-1213-4015-3606">
          <text:p/>
        </draw:path>
        <draw:path draw:style-name="gr25" draw:text-style-name="P1" draw:layer="layout" svg:width="2.668cm" svg:height="2.254cm" draw:transform="rotate (0.726755100530439) translate (7.302cm 4.433cm)" svg:viewBox="0 0 2669 2255" svg:d="M2669 2255c-1134-159-2294-765-2669-2255">
          <text:p/>
        </draw:path>
        <draw:path draw:style-name="gr25" draw:text-style-name="P1" draw:layer="layout" svg:width="3.968cm" svg:height="2.703cm" draw:transform="rotate (0.726755100530439) translate (12.382cm 4.445cm)" svg:viewBox="0 0 3969 2704" svg:d="M3969 2704c-1134-158-3594-1214-3969-2704">
          <text:p/>
        </draw:path>
        <draw:path draw:style-name="gr25" draw:text-style-name="P1" draw:layer="layout" svg:width="1.286cm" svg:height="4.429cm" draw:transform="rotate (0.726755100530439) translate (18.3198159681709cm 4.74662724350089cm)" svg:viewBox="0 0 1287 4430" svg:d="M1287 4430c-1556-3507-1345-3745-1160-4430">
          <text:p/>
        </draw:path>
        <draw:path draw:style-name="gr25" draw:text-style-name="P1" draw:layer="layout" svg:width="0.54cm" svg:height="4.93cm" draw:transform="rotate (0.726755100530439) translate (15.3687547793415cm 8.10436708689914cm)" svg:viewBox="0 0 541 4931" svg:d="M541 4931c-870-3322-474-4246-289-4931">
          <text:p/>
        </draw:path>
        <draw:path draw:style-name="gr25" draw:text-style-name="P1" draw:layer="layout" svg:width="1.086cm" svg:height="2.785cm" draw:transform="rotate (0.726755100530439) translate (11.9411822268689cm 5.30708523840763cm)" svg:viewBox="0 0 1087 2786" svg:d="M1087 2786c-1424-1265-1106-2101-921-2786">
          <text:p/>
        </draw:path>
        <draw:path draw:style-name="gr54" draw:text-style-name="P1" draw:layer="layout" svg:width="0.439cm" svg:height="3.377cm" draw:transform="rotate (0.726755100530439) translate (6.31615243711787cm 5.38791170814925cm)" svg:viewBox="0 0 440 3378" svg:d="M440 3378c-790-1978-312-2693-127-3378">
          <text:p/>
        </draw:path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0.635cm" svg:height="0.317cm" svg:x="6.567cm" svg:y="5.815cm">
          <text:p text:style-name="P2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62cm" svg:y="5.08cm">
          <text:p text:style-name="P21"><text:span text:style-name="T15">2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055cm" svg:y="3.492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655cm" svg:y="4.592cm">
          <text:p text:style-name="P21"><text:span text:style-name="T15">4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287cm" svg:y="3.175cm">
          <text:p text:style-name="P21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087cm" svg:y="4.375cm">
          <text:p text:style-name="P21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8.732cm" svg:y="5.397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24cm" svg:y="5.397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7.145cm" svg:y="5.08cm">
          <text:p text:style-name="P21"><text:span text:style-name="T15">14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567cm" svg:y="7.72cm">
          <text:p text:style-name="P21"><text:span text:style-name="T15">4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537cm" svg:y="8.573cm">
          <text:p text:style-name="P21"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1.907cm" svg:y="9.525cm">
          <text:p text:style-name="P21"><text:span text:style-name="T15">28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927cm" svg:y="8.155cm">
          <text:p text:style-name="P2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075cm" svg:y="9.108cm">
          <text:p text:style-name="P21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51cm" svg:y="11.865cm">
          <text:p text:style-name="P21"><text:span text:style-name="T15">1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705cm" svg:y="9.208cm">
          <text:p text:style-name="P21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085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99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007cm" svg:y="6.0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895cm" svg:y="5.7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9cm" svg:y="7.62cm">
          <text:p text:style-name="P21"><text:span text:style-name="T15">3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747cm" svg:y="8.573cm">
          <text:p text:style-name="P21"><text:span text:style-name="T15">2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06cm" svg:y="9.3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725cm" svg:y="10.06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33cm" svg:y="11.33cm">
          <text:p text:style-name="P21"><text:span text:style-name="T15">5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38cm" svg:y="6.88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6.032cm" svg:y="8.255cm">
          <text:p text:style-name="P21"><text:span text:style-name="T15">3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715cm" svg:y="9.007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4.762cm" svg:y="10.06cm">
          <text:p text:style-name="P21"><text:span text:style-name="T15">55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5.932cm" svg:height="1.587cm" svg:x="21.907cm" svg:y="0.1cm">
          <text:p text:style-name="P7"><text:span text:style-name="T2">Total flow: 48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953cm" svg:height="0.953cm" draw:transform="rotate (-0.911934534167038) translate (4.571cm 4.989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layout" svg:width="0.953cm" svg:height="0.953cm" draw:transform="rotate (0.646819020789099) translate (7.137cm 5.971cm)">
          <text:p text:style-name="P29"><text:span text:style-name="T19">10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40760804173343) translate (12.67cm 6.885cm)">
          <text:p text:style-name="P27"><text:span text:style-name="T18">1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0.605105651666435) translate (16.417cm 4.762cm)">
          <text:p text:style-name="P5"><text:span text:style-name="T1">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2.30400914555771) translate (20.983cm 5.617cm)">
          <text:p text:style-name="P27"><text:span text:style-name="T18">15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2.19841672581206) translate (5.812cm 9.38cm)">
          <text:p text:style-name="P27"><text:span text:style-name="T18">24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46660017045083) translate (10.79cm 10.477cm)">
          <text:p text:style-name="P27"><text:span text:style-name="T18">24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0.947539250907722) translate (10.476cm 9.326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68302099769813) translate (19.547cm 6.87cm)">
          <text:p text:style-name="P27"><text:span text:style-name="T18">20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layout" svg:width="0.953cm" svg:height="0.953cm" draw:transform="rotate (-1.6004669240788) translate (6.35cm 7.302cm)">
          <text:p text:style-name="P29"><text:span text:style-name="T19">1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layout" svg:width="0.953cm" svg:height="0.953cm" draw:transform="rotate (-1.51337499440428) translate (9.611cm 3.868cm)">
          <text:p text:style-name="P29"><text:span text:style-name="T19">1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1.4154620233674) translate (14.869cm 3.614cm)">
          <text:p text:style-name="P5"><text:span text:style-name="T1">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39" draw:text-style-name="P22" draw:layer="layout" svg:width="0.635cm" svg:height="0.317cm" svg:x="12.164cm" svg:y="5.831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953cm" svg:height="0.953cm" draw:transform="rotate (-2.22424759874157) translate (14.394cm 5.836cm)">
          <text:p text:style-name="P5"><text:span text:style-name="T1">9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1.76714586764426) translate (17.649cm 10.977cm)">
          <text:p text:style-name="P5"><text:span text:style-name="T1">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layout" svg:width="0.953cm" svg:height="0.953cm" draw:transform="rotate (-0.677362282699) translate (21.274cm 8.779cm)">
          <text:p text:style-name="P29"><text:span text:style-name="T19">13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2.39720972761421) translate (18.268cm 9.719cm)">
          <text:p text:style-name="P5"><text:span text:style-name="T1">5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0.343829862642883) translate (14.378cm 7.818cm)">
          <text:p text:style-name="P5"><text:span text:style-name="T1">5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2" draw:text-style-name="P26" draw:layer="layout" svg:width="7.837cm" svg:height="1.587cm" svg:x="20.002cm" svg:y="13.97cm">
          <text:p text:style-name="P25"><text:span text:style-name="T17">Increase potential: 1</text:span></text:p>
          <draw:enhanced-geometry svg:viewBox="0 0 21600 21600" draw:type="rectangle" draw:enhanced-path="M 0 0 L 21600 0 21600 21600 0 21600 0 0 Z N"/>
        </draw:custom-shape>
      </draw:page>
      <draw:page draw:name="page57" draw:style-name="dp1" draw:master-page-name="Default">
        <draw:path draw:style-name="gr50" draw:text-style-name="P1" draw:layer="layout" svg:width="1.6cm" svg:height="4.483cm" draw:transform="rotate (0.726755100530439) translate (2.844cm 7.923cm)" svg:viewBox="0 0 1601 4484" svg:d="M0 0c580 2215 2161 2347 1397 4484">
          <text:p/>
        </draw:path>
        <draw:path draw:style-name="gr50" draw:text-style-name="P1" draw:layer="layout" svg:width="3.295cm" svg:height="2.504cm" draw:transform="rotate (0.726755100530439) translate (8.442cm 10.981cm)" svg:viewBox="0 0 3296 2505" svg:d="M0 0c2040 271 2066 719 3296 2505">
          <text:p/>
        </draw:path>
        <draw:path draw:style-name="gr25" draw:text-style-name="P1" draw:layer="layout" svg:width="1.501cm" svg:height="3.578cm" draw:transform="rotate (0.726755100530439) translate (9.82147610979947cm 8.78571304057179cm)" svg:viewBox="0 0 1502 3579" svg:d="M1502 3579c-1926-2135-1520-2894-1335-3579">
          <text:p/>
        </draw:path>
        <draw:path draw:style-name="gr52" draw:text-style-name="P1" draw:layer="layout" svg:width="4.033cm" svg:height="0.719cm" draw:transform="rotate (0.726755100530439) translate (2.06159067816137cm 6.44691171739232cm)" svg:viewBox="0 0 4034 720" svg:d="M0 720c1081-738 2637-1054 4034-238">
          <text:p/>
        </draw:path>
        <draw:path draw:style-name="gr25" draw:text-style-name="P1" draw:layer="layout" svg:width="4.27cm" svg:height="0.558cm" draw:transform="rotate (0.726755100530439) translate (3.15804884887306cm 7.28293428496948cm)" svg:viewBox="0 0 4271 559" svg:d="M4271 0c-2188 1027-2900 395-4271 26">
          <text:p/>
        </draw:path>
        <draw:line draw:style-name="gr43" draw:text-style-name="P1" draw:layer="layout" svg:x1="6.35cm" svg:y1="4.127cm" svg:x2="2.222cm" svg:y2="7.62cm">
          <text:p/>
        </draw:line>
        <draw:line draw:style-name="gr43" draw:text-style-name="P1" draw:layer="layout" svg:x1="6.35cm" svg:y1="4.128cm" svg:x2="9.207cm" svg:y2="7.937cm">
          <text:p/>
        </draw:line>
        <draw:line draw:style-name="gr48" draw:text-style-name="P1" draw:layer="layout" svg:x1="7.62cm" svg:y1="11.112cm" svg:x2="2.222cm" svg:y2="7.621cm">
          <text:p/>
        </draw:line>
        <draw:line draw:style-name="gr48" draw:text-style-name="P1" draw:layer="layout" svg:x1="7.621cm" svg:y1="11.113cm" svg:x2="13.652cm" svg:y2="10.795cm">
          <text:p/>
        </draw:line>
        <draw:line draw:style-name="gr48" draw:text-style-name="P1" draw:layer="layout" svg:x1="9.207cm" svg:y1="7.937cm" svg:x2="13.653cm" svg:y2="10.795cm">
          <text:p/>
        </draw:line>
        <draw:line draw:style-name="gr48" draw:text-style-name="P1" draw:layer="layout" svg:x1="6.35cm" svg:y1="4.127cm" svg:x2="11.431cm" svg:y2="4.445cm">
          <text:p/>
        </draw:line>
        <draw:line draw:style-name="gr48" draw:text-style-name="P1" draw:layer="layout" svg:x1="17.78cm" svg:y1="3.81cm" svg:x2="11.432cm" svg:y2="4.445cm">
          <text:p/>
        </draw:line>
        <draw:line draw:style-name="gr48" draw:text-style-name="P1" draw:layer="layout" svg:x1="15.24cm" svg:y1="6.985cm" svg:x2="11.432cm" svg:y2="4.446cm">
          <text:p/>
        </draw:line>
        <draw:line draw:style-name="gr43" draw:text-style-name="P1" draw:layer="layout" svg:x1="15.24cm" svg:y1="6.986cm" svg:x2="9.207cm" svg:y2="7.937cm">
          <text:p/>
        </draw:line>
        <draw:line draw:style-name="gr48" draw:text-style-name="P1" draw:layer="layout" svg:x1="15.241cm" svg:y1="6.987cm" svg:x2="13.652cm" svg:y2="10.795cm">
          <text:p/>
        </draw:line>
        <draw:line draw:style-name="gr48" draw:text-style-name="P1" draw:layer="layout" svg:x1="15.242cm" svg:y1="6.987cm" svg:x2="19.367cm" svg:y2="11.747cm">
          <text:p/>
        </draw:line>
        <draw:line draw:style-name="gr43" draw:text-style-name="P1" draw:layer="layout" svg:x1="15.243cm" svg:y1="6.987cm" svg:x2="17.78cm" svg:y2="3.81cm">
          <text:p/>
        </draw:line>
        <draw:line draw:style-name="gr48" draw:text-style-name="P1" draw:layer="layout" svg:x1="13.652cm" svg:y1="10.795cm" svg:x2="19.368cm" svg:y2="11.747cm">
          <text:p/>
        </draw:line>
        <draw:line draw:style-name="gr48" draw:text-style-name="P1" draw:layer="layout" svg:x1="15.243cm" svg:y1="6.987cm" svg:x2="22.86cm" svg:y2="7.62cm">
          <text:p/>
        </draw:line>
        <draw:line draw:style-name="gr48" draw:text-style-name="P1" draw:layer="layout" svg:x1="22.86cm" svg:y1="7.62cm" svg:x2="19.368cm" svg:y2="11.747cm">
          <text:p/>
        </draw:line>
        <draw:line draw:style-name="gr43" draw:text-style-name="P1" draw:layer="layout" svg:x1="22.86cm" svg:y1="7.621cm" svg:x2="17.78cm" svg:y2="3.81cm">
          <text:p/>
        </draw:line>
        <draw:line draw:style-name="gr48" draw:text-style-name="P1" draw:layer="layout" svg:x1="2.222cm" svg:y1="7.62cm" svg:x2="9.208cm" svg:y2="7.938cm">
          <text:p/>
        </draw:line>
        <draw:custom-shape draw:style-name="gr38" draw:text-style-name="P22" draw:layer="layout" svg:width="0.635cm" svg:height="0.318cm" svg:x="2.54cm" svg:y="5.714cm">
          <text:p text:style-name="P21"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197cm" svg:y="5.815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  <draw:path draw:style-name="gr25" draw:text-style-name="P1" draw:layer="layout" svg:width="2.636cm" svg:height="1.212cm" draw:transform="rotate (0.726755100530439) translate (8.50090095691477cm 6.71334448576708cm)" svg:viewBox="0 0 2637 1213" svg:d="M0 1213c422-474 1029-1634 2637-1054">
          <text:p/>
        </draw:path>
        <draw:path draw:style-name="gr25" draw:text-style-name="P1" draw:layer="layout" svg:width="2.399cm" svg:height="1.264cm" draw:transform="rotate (0.726755100530439) translate (6.46146627686726cm 9.84961426667834cm)" svg:viewBox="0 0 2400 1265" svg:d="M0 1265c422-475 1055-1187 2400-1265">
          <text:p/>
        </draw:path>
        <draw:path draw:style-name="gr59" draw:text-style-name="P1" draw:layer="layout" svg:width="2.662cm" svg:height="0.831cm" draw:transform="rotate (0.726755100530439) translate (14.7870454418685cm 5.94606736833315cm)" svg:viewBox="0 0 2663 832" svg:d="M0 832c422-474 1362-1205 2663-607">
          <text:p/>
        </draw:path>
        <draw:path draw:style-name="gr52" draw:text-style-name="P1" draw:layer="layout" svg:width="4.008cm" svg:height="0.802cm" draw:transform="rotate (0.726755100530439) translate (18.8335161285384cm 10.5129669172615cm)" svg:viewBox="0 0 4009 803" svg:d="M0 803c422-475 2637-1055 4009-686">
          <text:p/>
        </draw:path>
        <draw:path draw:style-name="gr25" draw:text-style-name="P1" draw:layer="layout" svg:width="4.454cm" svg:height="0.919cm" draw:transform="rotate (0.726755100530439) translate (19.8473358857861cm 10.8973736084194cm)" svg:viewBox="0 0 4455 920" svg:d="M4455 0c-2188 1027-3084 1081-4455 711">
          <text:p/>
        </draw:path>
        <draw:path draw:style-name="gr25" draw:text-style-name="P1" draw:layer="layout" svg:width="2.425cm" svg:height="0.982cm" draw:transform="rotate (0.726755100530439) translate (9.41732666533314cm 6.59163111850407cm)" svg:viewBox="0 0 2426 983" svg:d="M2426 0c-844 949-1055 1186-2426 817">
          <text:p/>
        </draw:path>
        <draw:path draw:style-name="gr25" draw:text-style-name="P1" draw:layer="layout" svg:width="2.188cm" svg:height="1.026cm" draw:transform="rotate (0.726755100530439) translate (7.78937392512589cm 9.80922003517707cm)" svg:viewBox="0 0 2189 1027" svg:d="M2189 0c-844 949-703 941-2189 1027">
          <text:p/>
        </draw:path>
        <draw:path draw:style-name="gr25" draw:text-style-name="P1" draw:layer="layout" svg:width="2.187cm" svg:height="1.451cm" draw:transform="rotate (0.726755100530439) translate (13.4044622968827cm 8.97414146466439cm)" svg:viewBox="0 0 2188 1452" svg:d="M2188 0c-532 1226-979 1252-2188 1452">
          <text:p/>
        </draw:path>
        <draw:path draw:style-name="gr52" draw:text-style-name="P1" draw:layer="layout" svg:width="2.425cm" svg:height="0.981cm" draw:transform="rotate (0.726755100530439) translate (15.6497681566272cm 6.0571276834357cm)" svg:viewBox="0 0 2426 982" svg:d="M2426 0c-844 949-1055 1185-2426 816">
          <text:p/>
        </draw:path>
        <draw:path draw:style-name="gr54" draw:text-style-name="P1" draw:layer="layout" svg:width="4.033cm" svg:height="3.586cm" draw:transform="rotate (0.726755100530439) translate (2.857cm 7.62cm)" svg:viewBox="0 0 4034 3587" svg:d="M0 0c2769 1187 3059 2294 4034 3587">
          <text:p/>
        </draw:path>
        <draw:path draw:style-name="gr52" draw:text-style-name="P1" draw:layer="layout" svg:width="2.686cm" svg:height="2.232cm" draw:transform="rotate (0.726755100530439) translate (6.985cm 4.127cm)" svg:viewBox="0 0 2687 2233" svg:d="M0 0c1608 580 2398 1126 2687 2233">
          <text:p/>
        </draw:path>
        <draw:path draw:style-name="gr52" draw:text-style-name="P1" draw:layer="layout" svg:width="4.217cm" svg:height="2.9cm" draw:transform="rotate (0.726755100530439) translate (11.747cm 4.11cm)" svg:viewBox="0 0 4218 2901" svg:d="M0 0c2769 1187 3243 1608 4218 2901">
          <text:p/>
        </draw:path>
        <draw:path draw:style-name="gr25" draw:text-style-name="P1" draw:layer="layout" svg:width="1.248cm" svg:height="3.532cm" draw:transform="rotate (0.726755100530439) translate (9.842cm 8.255cm)" svg:viewBox="0 0 1249 3533" svg:d="M0 0c1898 1688 1054 2637 1107 3533">
          <text:p/>
        </draw:path>
        <draw:path draw:style-name="gr45" draw:text-style-name="P1" draw:layer="layout" svg:width="0.48cm" svg:height="3.374cm" draw:transform="rotate (0.726755100530439) translate (6.64728992703064cm 4.46252404381854cm)" svg:viewBox="0 0 481 3375" svg:d="M26 0c791 1977 396 2901-26 3375">
          <text:p/>
        </draw:path>
        <draw:path draw:style-name="gr52" draw:text-style-name="P1" draw:layer="layout" svg:width="0.584cm" svg:height="4.93cm" draw:transform="rotate (0.726755100530439) translate (15.557cm 7.302cm)" svg:viewBox="0 0 585 4931" svg:d="M0 0c738 1081 711 4457 290 4931">
          <text:p/>
        </draw:path>
        <draw:path draw:style-name="gr25" draw:text-style-name="P1" draw:layer="layout" svg:width="2.661cm" svg:height="3.216cm" draw:transform="rotate (0.726755100530439) translate (14.505cm 11.33cm)" svg:viewBox="0 0 2662 3217" svg:d="M2662 3217c-1898-1688-2108-1450-2662-3217">
          <text:p/>
        </draw:path>
        <draw:path draw:style-name="gr25" draw:text-style-name="P1" draw:layer="layout" svg:width="3.971cm" svg:height="3.175cm" draw:transform="rotate (0.726755100530439) translate (8.573cm 11.496cm)" svg:viewBox="0 0 3972 3176" svg:d="M3972 3176c-1898-1688-3418-1409-3972-3176">
          <text:p/>
        </draw:path>
        <draw:path draw:style-name="gr25" draw:text-style-name="P1" draw:layer="layout" svg:width="1.599cm" svg:height="4.925cm" draw:transform="rotate (0.726755100530439) translate (2.93286171317628cm 8.39346112785382cm)" svg:viewBox="0 0 1600 4926" svg:d="M1600 4926c-1476-2162-1699-3344-1568-4926">
          <text:p/>
        </draw:path>
        <draw:path draw:style-name="gr25" draw:text-style-name="P1" draw:layer="layout" svg:width="4.499cm" svg:height="4.493cm" draw:transform="rotate (0.726755100530439) translate (16.193cm 7.251cm)" svg:viewBox="0 0 4500 4494" svg:d="M4500 4494c-1635-1029-3946-2727-4500-4494">
          <text:p/>
        </draw:path>
        <draw:path draw:style-name="gr25" draw:text-style-name="P1" draw:layer="layout" svg:width="3.725cm" svg:height="2.498cm" draw:transform="rotate (0.726755100530439) translate (10.16cm 7.91cm)" svg:viewBox="0 0 3726 2499" svg:d="M3726 2499c-1634-1029-2031-106-3726-2499">
          <text:p/>
        </draw:path>
        <draw:path draw:style-name="gr25" draw:text-style-name="P1" draw:layer="layout" svg:width="4.014cm" svg:height="3.605cm" draw:transform="rotate (0.726755100530439) translate (3.175cm 7.91cm)" svg:viewBox="0 0 4015 3606" svg:d="M4015 3606c-1845-791-2320-1213-4015-3606">
          <text:p/>
        </draw:path>
        <draw:path draw:style-name="gr25" draw:text-style-name="P1" draw:layer="layout" svg:width="2.668cm" svg:height="2.254cm" draw:transform="rotate (0.726755100530439) translate (7.302cm 4.433cm)" svg:viewBox="0 0 2669 2255" svg:d="M2669 2255c-1134-159-2294-765-2669-2255">
          <text:p/>
        </draw:path>
        <draw:path draw:style-name="gr25" draw:text-style-name="P1" draw:layer="layout" svg:width="3.968cm" svg:height="2.703cm" draw:transform="rotate (0.726755100530439) translate (12.382cm 4.445cm)" svg:viewBox="0 0 3969 2704" svg:d="M3969 2704c-1134-158-3594-1214-3969-2704">
          <text:p/>
        </draw:path>
        <draw:path draw:style-name="gr25" draw:text-style-name="P1" draw:layer="layout" svg:width="1.286cm" svg:height="4.429cm" draw:transform="rotate (0.726755100530439) translate (18.3198159681709cm 4.74662724350089cm)" svg:viewBox="0 0 1287 4430" svg:d="M1287 4430c-1556-3507-1345-3745-1160-4430">
          <text:p/>
        </draw:path>
        <draw:path draw:style-name="gr25" draw:text-style-name="P1" draw:layer="layout" svg:width="0.54cm" svg:height="4.93cm" draw:transform="rotate (0.726755100530439) translate (15.3687547793415cm 8.10436708689914cm)" svg:viewBox="0 0 541 4931" svg:d="M541 4931c-870-3322-474-4246-289-4931">
          <text:p/>
        </draw:path>
        <draw:path draw:style-name="gr25" draw:text-style-name="P1" draw:layer="layout" svg:width="1.086cm" svg:height="2.785cm" draw:transform="rotate (0.726755100530439) translate (11.9411822268689cm 5.30708523840763cm)" svg:viewBox="0 0 1087 2786" svg:d="M1087 2786c-1424-1265-1106-2101-921-2786">
          <text:p/>
        </draw:path>
        <draw:path draw:style-name="gr54" draw:text-style-name="P1" draw:layer="layout" svg:width="0.439cm" svg:height="3.377cm" draw:transform="rotate (0.726755100530439) translate (6.31615243711787cm 5.38791170814925cm)" svg:viewBox="0 0 440 3378" svg:d="M440 3378c-790-1978-312-2693-127-3378">
          <text:p/>
        </draw:path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0.635cm" svg:height="0.317cm" svg:x="6.567cm" svg:y="5.815cm">
          <text:p text:style-name="P2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62cm" svg:y="5.08cm">
          <text:p text:style-name="P21"><text:span text:style-name="T15">2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055cm" svg:y="3.492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655cm" svg:y="4.592cm">
          <text:p text:style-name="P21"><text:span text:style-name="T15">4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287cm" svg:y="3.17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087cm" svg:y="4.375cm">
          <text:p text:style-name="P21"><text:span text:style-name="T15">2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8.732cm" svg:y="5.397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24cm" svg:y="5.397cm">
          <text:p text:style-name="P2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7.145cm" svg:y="5.08cm">
          <text:p text:style-name="P21"><text:span text:style-name="T15">1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567cm" svg:y="7.72cm">
          <text:p text:style-name="P21"><text:span text:style-name="T15">4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537cm" svg:y="8.573cm">
          <text:p text:style-name="P2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1.907cm" svg:y="9.525cm">
          <text:p text:style-name="P21"><text:span text:style-name="T15">2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927cm" svg:y="8.155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075cm" svg:y="9.108cm">
          <text:p text:style-name="P21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51cm" svg:y="11.865cm">
          <text:p text:style-name="P21"><text:span text:style-name="T15">1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705cm" svg:y="9.208cm">
          <text:p text:style-name="P21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085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99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007cm" svg:y="6.0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895cm" svg:y="5.7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9cm" svg:y="7.62cm">
          <text:p text:style-name="P21"><text:span text:style-name="T15">3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747cm" svg:y="8.573cm">
          <text:p text:style-name="P21"><text:span text:style-name="T15">2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06cm" svg:y="9.3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725cm" svg:y="10.06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33cm" svg:y="11.33cm">
          <text:p text:style-name="P21"><text:span text:style-name="T15">5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38cm" svg:y="6.88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6.032cm" svg:y="8.255cm">
          <text:p text:style-name="P21"><text:span text:style-name="T15">3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715cm" svg:y="9.007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4.762cm" svg:y="10.06cm">
          <text:p text:style-name="P21"><text:span text:style-name="T15">55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5.932cm" svg:height="1.587cm" svg:x="21.907cm" svg:y="0.1cm">
          <text:p text:style-name="P7"><text:span text:style-name="T2">Total flow: 49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953cm" svg:height="0.953cm" draw:transform="rotate (-0.911934534167038) translate (4.571cm 4.989cm)">
          <text:p text:style-name="P5"><text:span text:style-name="T1">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layout" svg:width="0.953cm" svg:height="0.953cm" draw:transform="rotate (0.646819020789099) translate (7.137cm 5.971cm)">
          <text:p text:style-name="P29"><text:span text:style-name="T19">10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40760804173343) translate (12.67cm 6.885cm)">
          <text:p text:style-name="P27"><text:span text:style-name="T18">1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0.605105651666435) translate (16.417cm 4.762cm)">
          <text:p text:style-name="P5"><text:span text:style-name="T1">6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2.30400914555771) translate (20.983cm 5.617cm)">
          <text:p text:style-name="P27"><text:span text:style-name="T18">15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2.19841672581206) translate (5.812cm 9.38cm)">
          <text:p text:style-name="P27"><text:span text:style-name="T18">24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46660017045083) translate (10.79cm 10.477cm)">
          <text:p text:style-name="P27"><text:span text:style-name="T18">24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0.947539250907722) translate (10.476cm 9.326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68302099769813) translate (19.547cm 6.87cm)">
          <text:p text:style-name="P27"><text:span text:style-name="T18">20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layout" svg:width="0.953cm" svg:height="0.953cm" draw:transform="rotate (-1.6004669240788) translate (6.35cm 7.302cm)">
          <text:p text:style-name="P29"><text:span text:style-name="T19">1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layout" svg:width="0.953cm" svg:height="0.953cm" draw:transform="rotate (-1.51337499440428) translate (9.611cm 3.868cm)">
          <text:p text:style-name="P29"><text:span text:style-name="T19">1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1.4154620233674) translate (14.869cm 3.614cm)">
          <text:p text:style-name="P5"><text:span text:style-name="T1">9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39" draw:text-style-name="P22" draw:layer="layout" svg:width="0.635cm" svg:height="0.317cm" svg:x="12.164cm" svg:y="5.831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953cm" svg:height="0.953cm" draw:transform="rotate (-2.22424759874157) translate (14.394cm 5.836cm)">
          <text:p text:style-name="P5"><text:span text:style-name="T1">9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1.76714586764426) translate (17.649cm 10.977cm)">
          <text:p text:style-name="P5"><text:span text:style-name="T1">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layout" svg:width="0.953cm" svg:height="0.953cm" draw:transform="rotate (-0.677362282699) translate (21.274cm 8.779cm)">
          <text:p text:style-name="P29"><text:span text:style-name="T19">14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2.39720972761421) translate (18.268cm 9.719cm)">
          <text:p text:style-name="P5"><text:span text:style-name="T1">6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0.343829862642883) translate (14.378cm 7.818cm)">
          <text:p text:style-name="P5"><text:span text:style-name="T1">5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2" draw:text-style-name="P26" draw:layer="layout" svg:width="7.837cm" svg:height="1.587cm" svg:x="20.002cm" svg:y="13.97cm">
          <text:p text:style-name="P25"><text:span text:style-name="T17">Increase potential: 0</text:span></text:p>
          <draw:enhanced-geometry svg:viewBox="0 0 21600 21600" draw:type="rectangle" draw:enhanced-path="M 0 0 L 21600 0 21600 21600 0 21600 0 0 Z N"/>
        </draw:custom-shape>
      </draw:page>
      <draw:page draw:name="page58" draw:style-name="dp1" draw:master-page-name="Default">
        <draw:path draw:style-name="gr50" draw:text-style-name="P1" draw:layer="layout" svg:width="1.6cm" svg:height="4.483cm" draw:transform="rotate (0.726755100530439) translate (2.844cm 7.923cm)" svg:viewBox="0 0 1601 4484" svg:d="M0 0c580 2215 2161 2347 1397 4484">
          <text:p/>
        </draw:path>
        <draw:path draw:style-name="gr50" draw:text-style-name="P1" draw:layer="layout" svg:width="3.295cm" svg:height="2.504cm" draw:transform="rotate (0.726755100530439) translate (8.442cm 10.981cm)" svg:viewBox="0 0 3296 2505" svg:d="M0 0c2040 271 2066 719 3296 2505">
          <text:p/>
        </draw:path>
        <draw:path draw:style-name="gr53" draw:text-style-name="P1" draw:layer="layout" svg:width="4.296cm" svg:height="4.244cm" draw:transform="skewX (1.02114420597544E-016) rotate (0.726755100530439) translate (15.862cm 6.971cm)" svg:viewBox="0 0 4297 4245" svg:d="M0 0c2769 1187 3322 2952 4297 4245">
          <text:p/>
        </draw:path>
        <draw:path draw:style-name="gr49" draw:text-style-name="P1" draw:layer="layout" svg:width="3.743cm" svg:height="2.478cm" draw:transform="rotate (0.726755100530439) translate (9.829cm 7.606cm)" svg:viewBox="0 0 3744 2479" svg:d="M0 0c2769 1187 2768 1186 3744 2479">
          <text:p/>
        </draw:path>
        <draw:path draw:style-name="gr25" draw:text-style-name="P1" draw:layer="layout" svg:width="1.501cm" svg:height="3.578cm" draw:transform="rotate (0.726755100530439) translate (9.82147610979947cm 8.78571304057179cm)" svg:viewBox="0 0 1502 3579" svg:d="M1502 3579c-1926-2135-1520-2894-1335-3579">
          <text:p/>
        </draw:path>
        <draw:path draw:style-name="gr54" draw:text-style-name="P1" draw:layer="layout" svg:width="4.033cm" svg:height="0.719cm" draw:transform="rotate (0.726755100530439) translate (2.06159067816137cm 6.44691171739232cm)" svg:viewBox="0 0 4034 720" svg:d="M0 720c1081-738 2637-1054 4034-238">
          <text:p/>
        </draw:path>
        <draw:path draw:style-name="gr25" draw:text-style-name="P1" draw:layer="layout" svg:width="4.27cm" svg:height="0.558cm" draw:transform="rotate (0.726755100530439) translate (3.15804884887306cm 7.28293428496948cm)" svg:viewBox="0 0 4271 559" svg:d="M4271 0c-2188 1027-2900 395-4271 26">
          <text:p/>
        </draw:path>
        <draw:line draw:style-name="gr43" draw:text-style-name="P1" draw:layer="layout" svg:x1="6.35cm" svg:y1="4.127cm" svg:x2="2.222cm" svg:y2="7.62cm">
          <text:p/>
        </draw:line>
        <draw:line draw:style-name="gr43" draw:text-style-name="P1" draw:layer="layout" svg:x1="6.35cm" svg:y1="4.128cm" svg:x2="9.207cm" svg:y2="7.937cm">
          <text:p/>
        </draw:line>
        <draw:line draw:style-name="gr48" draw:text-style-name="P1" draw:layer="layout" svg:x1="7.62cm" svg:y1="11.112cm" svg:x2="2.222cm" svg:y2="7.621cm">
          <text:p/>
        </draw:line>
        <draw:line draw:style-name="gr34" draw:text-style-name="P1" draw:layer="layout" svg:x1="7.62cm" svg:y1="11.113cm" svg:x2="9.207cm" svg:y2="7.937cm">
          <text:p/>
        </draw:line>
        <draw:line draw:style-name="gr48" draw:text-style-name="P1" draw:layer="layout" svg:x1="7.621cm" svg:y1="11.113cm" svg:x2="13.652cm" svg:y2="10.795cm">
          <text:p/>
        </draw:line>
        <draw:line draw:style-name="gr48" draw:text-style-name="P1" draw:layer="layout" svg:x1="9.207cm" svg:y1="7.937cm" svg:x2="13.653cm" svg:y2="10.795cm">
          <text:p/>
        </draw:line>
        <draw:line draw:style-name="gr34" draw:text-style-name="P1" draw:layer="layout" svg:x1="9.207cm" svg:y1="7.937cm" svg:x2="11.43cm" svg:y2="4.445cm">
          <text:p/>
        </draw:line>
        <draw:line draw:style-name="gr48" draw:text-style-name="P1" draw:layer="layout" svg:x1="6.35cm" svg:y1="4.127cm" svg:x2="11.431cm" svg:y2="4.445cm">
          <text:p/>
        </draw:line>
        <draw:line draw:style-name="gr48" draw:text-style-name="P1" draw:layer="layout" svg:x1="17.78cm" svg:y1="3.81cm" svg:x2="11.432cm" svg:y2="4.445cm">
          <text:p/>
        </draw:line>
        <draw:line draw:style-name="gr48" draw:text-style-name="P1" draw:layer="layout" svg:x1="15.24cm" svg:y1="6.985cm" svg:x2="11.432cm" svg:y2="4.446cm">
          <text:p/>
        </draw:line>
        <draw:line draw:style-name="gr43" draw:text-style-name="P1" draw:layer="layout" svg:x1="15.24cm" svg:y1="6.986cm" svg:x2="9.207cm" svg:y2="7.937cm">
          <text:p/>
        </draw:line>
        <draw:line draw:style-name="gr48" draw:text-style-name="P1" draw:layer="layout" svg:x1="15.241cm" svg:y1="6.987cm" svg:x2="13.652cm" svg:y2="10.795cm">
          <text:p/>
        </draw:line>
        <draw:line draw:style-name="gr48" draw:text-style-name="P1" draw:layer="layout" svg:x1="15.242cm" svg:y1="6.987cm" svg:x2="19.367cm" svg:y2="11.747cm">
          <text:p/>
        </draw:line>
        <draw:line draw:style-name="gr43" draw:text-style-name="P1" draw:layer="layout" svg:x1="15.243cm" svg:y1="6.987cm" svg:x2="17.78cm" svg:y2="3.81cm">
          <text:p/>
        </draw:line>
        <draw:line draw:style-name="gr48" draw:text-style-name="P1" draw:layer="layout" svg:x1="13.652cm" svg:y1="10.795cm" svg:x2="19.368cm" svg:y2="11.747cm">
          <text:p/>
        </draw:line>
        <draw:line draw:style-name="gr48" draw:text-style-name="P1" draw:layer="layout" svg:x1="15.243cm" svg:y1="6.987cm" svg:x2="22.86cm" svg:y2="7.62cm">
          <text:p/>
        </draw:line>
        <draw:line draw:style-name="gr48" draw:text-style-name="P1" draw:layer="layout" svg:x1="22.86cm" svg:y1="7.62cm" svg:x2="19.368cm" svg:y2="11.747cm">
          <text:p/>
        </draw:line>
        <draw:line draw:style-name="gr43" draw:text-style-name="P1" draw:layer="layout" svg:x1="22.86cm" svg:y1="7.621cm" svg:x2="17.78cm" svg:y2="3.81cm">
          <text:p/>
        </draw:line>
        <draw:line draw:style-name="gr48" draw:text-style-name="P1" draw:layer="layout" svg:x1="2.222cm" svg:y1="7.62cm" svg:x2="9.208cm" svg:y2="7.938cm">
          <text:p/>
        </draw:line>
        <draw:custom-shape draw:style-name="gr38" draw:text-style-name="P22" draw:layer="layout" svg:width="0.635cm" svg:height="0.318cm" svg:x="2.54cm" svg:y="5.714cm">
          <text:p text:style-name="P21"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197cm" svg:y="5.815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  <draw:path draw:style-name="gr25" draw:text-style-name="P1" draw:layer="layout" svg:width="2.636cm" svg:height="1.212cm" draw:transform="rotate (0.726755100530439) translate (8.50090095691477cm 6.71334448576708cm)" svg:viewBox="0 0 2637 1213" svg:d="M0 1213c422-474 1029-1634 2637-1054">
          <text:p/>
        </draw:path>
        <draw:path draw:style-name="gr25" draw:text-style-name="P1" draw:layer="layout" svg:width="2.399cm" svg:height="1.264cm" draw:transform="rotate (0.726755100530439) translate (6.46146627686726cm 9.84961426667834cm)" svg:viewBox="0 0 2400 1265" svg:d="M0 1265c422-475 1055-1187 2400-1265">
          <text:p/>
        </draw:path>
        <draw:path draw:style-name="gr58" draw:text-style-name="P1" draw:layer="layout" svg:width="2.373cm" svg:height="1.768cm" draw:transform="rotate (0.726755100530439) translate (12.6769050701788cm 9.25631836917727cm)" svg:viewBox="0 0 2374 1769" svg:d="M0 1769c422-475 1003-2084 2374-1714">
          <text:p/>
        </draw:path>
        <draw:path draw:style-name="gr59" draw:text-style-name="P1" draw:layer="layout" svg:width="2.662cm" svg:height="0.831cm" draw:transform="rotate (0.726755100530439) translate (14.7870454418685cm 5.94606736833315cm)" svg:viewBox="0 0 2663 832" svg:d="M0 832c422-474 1362-1205 2663-607">
          <text:p/>
        </draw:path>
        <draw:path draw:style-name="gr54" draw:text-style-name="P1" draw:layer="layout" svg:width="4.008cm" svg:height="0.802cm" draw:transform="rotate (0.726755100530439) translate (18.8335161285384cm 10.5129669172615cm)" svg:viewBox="0 0 4009 803" svg:d="M0 803c422-475 2637-1055 4009-686">
          <text:p/>
        </draw:path>
        <draw:path draw:style-name="gr25" draw:text-style-name="P1" draw:layer="layout" svg:width="4.454cm" svg:height="0.919cm" draw:transform="rotate (0.726755100530439) translate (19.8473358857861cm 10.8973736084194cm)" svg:viewBox="0 0 4455 920" svg:d="M4455 0c-2188 1027-3084 1081-4455 711">
          <text:p/>
        </draw:path>
        <draw:path draw:style-name="gr25" draw:text-style-name="P1" draw:layer="layout" svg:width="2.425cm" svg:height="0.982cm" draw:transform="rotate (0.726755100530439) translate (9.41732666533314cm 6.59163111850407cm)" svg:viewBox="0 0 2426 983" svg:d="M2426 0c-844 949-1055 1186-2426 817">
          <text:p/>
        </draw:path>
        <draw:path draw:style-name="gr25" draw:text-style-name="P1" draw:layer="layout" svg:width="2.188cm" svg:height="1.026cm" draw:transform="rotate (0.726755100530439) translate (7.78937392512589cm 9.80922003517707cm)" svg:viewBox="0 0 2189 1027" svg:d="M2189 0c-844 949-703 941-2189 1027">
          <text:p/>
        </draw:path>
        <draw:path draw:style-name="gr25" draw:text-style-name="P1" draw:layer="layout" svg:width="2.187cm" svg:height="1.451cm" draw:transform="rotate (0.726755100530439) translate (13.4044622968827cm 8.97414146466439cm)" svg:viewBox="0 0 2188 1452" svg:d="M2188 0c-532 1226-979 1252-2188 1452">
          <text:p/>
        </draw:path>
        <draw:path draw:style-name="gr54" draw:text-style-name="P1" draw:layer="layout" svg:width="2.425cm" svg:height="0.981cm" draw:transform="rotate (0.726755100530439) translate (15.6497681566272cm 6.0571276834357cm)" svg:viewBox="0 0 2426 982" svg:d="M2426 0c-844 949-1055 1185-2426 816">
          <text:p/>
        </draw:path>
        <draw:path draw:style-name="gr54" draw:text-style-name="P1" draw:layer="layout" svg:width="4.033cm" svg:height="3.586cm" draw:transform="rotate (0.726755100530439) translate (2.857cm 7.62cm)" svg:viewBox="0 0 4034 3587" svg:d="M0 0c2769 1187 3059 2294 4034 3587">
          <text:p/>
        </draw:path>
        <draw:path draw:style-name="gr54" draw:text-style-name="P1" draw:layer="layout" svg:width="2.686cm" svg:height="2.232cm" draw:transform="rotate (0.726755100530439) translate (6.985cm 4.127cm)" svg:viewBox="0 0 2687 2233" svg:d="M0 0c1608 580 2398 1126 2687 2233">
          <text:p/>
        </draw:path>
        <draw:path draw:style-name="gr54" draw:text-style-name="P1" draw:layer="layout" svg:width="4.217cm" svg:height="2.9cm" draw:transform="rotate (0.726755100530439) translate (11.747cm 4.11cm)" svg:viewBox="0 0 4218 2901" svg:d="M0 0c2769 1187 3243 1608 4218 2901">
          <text:p/>
        </draw:path>
        <draw:path draw:style-name="gr51" draw:text-style-name="P1" draw:layer="layout" svg:width="1.37cm" svg:height="4.666cm" draw:transform="rotate (0.726755100530439) translate (18.415cm 3.91cm)" svg:viewBox="0 0 1371 4667" svg:d="M0 0c1713 2373 1556 3507 949 4667">
          <text:p/>
        </draw:path>
        <draw:path draw:style-name="gr57" draw:text-style-name="P1" draw:layer="layout" svg:width="2.662cm" svg:height="3.215cm" draw:transform="rotate (0.726755100530439) translate (14.288cm 10.796cm)" svg:viewBox="0 0 2663 3216" svg:d="M0 0c2584 1871 2136 1898 2663 3216">
          <text:p/>
        </draw:path>
        <draw:path draw:style-name="gr25" draw:text-style-name="P1" draw:layer="layout" svg:width="1.248cm" svg:height="3.532cm" draw:transform="rotate (0.726755100530439) translate (9.842cm 8.255cm)" svg:viewBox="0 0 1249 3533" svg:d="M0 0c1898 1688 1054 2637 1107 3533">
          <text:p/>
        </draw:path>
        <draw:path draw:style-name="gr45" draw:text-style-name="P1" draw:layer="layout" svg:width="0.48cm" svg:height="3.374cm" draw:transform="rotate (0.726755100530439) translate (6.64728992703064cm 4.46252404381854cm)" svg:viewBox="0 0 481 3375" svg:d="M26 0c791 1977 396 2901-26 3375">
          <text:p/>
        </draw:path>
        <draw:path draw:style-name="gr53" draw:text-style-name="P1" draw:layer="layout" svg:width="1.163cm" svg:height="2.636cm" draw:transform="rotate (0.726755100530439) translate (12.165cm 4.862cm)" svg:viewBox="0 0 1164 2637" svg:d="M0 0c738 1081 1441 1573 1054 2637">
          <text:p/>
        </draw:path>
        <draw:path draw:style-name="gr53" draw:text-style-name="P1" draw:layer="layout" svg:width="0.584cm" svg:height="4.93cm" draw:transform="rotate (0.726755100530439) translate (15.557cm 7.302cm)" svg:viewBox="0 0 585 4931" svg:d="M0 0c738 1081 711 4457 290 4931">
          <text:p/>
        </draw:path>
        <draw:path draw:style-name="gr25" draw:text-style-name="P1" draw:layer="layout" svg:width="2.661cm" svg:height="3.216cm" draw:transform="rotate (0.726755100530439) translate (14.505cm 11.33cm)" svg:viewBox="0 0 2662 3217" svg:d="M2662 3217c-1898-1688-2108-1450-2662-3217">
          <text:p/>
        </draw:path>
        <draw:path draw:style-name="gr25" draw:text-style-name="P1" draw:layer="layout" svg:width="3.971cm" svg:height="3.175cm" draw:transform="rotate (0.726755100530439) translate (8.573cm 11.496cm)" svg:viewBox="0 0 3972 3176" svg:d="M3972 3176c-1898-1688-3418-1409-3972-3176">
          <text:p/>
        </draw:path>
        <draw:path draw:style-name="gr25" draw:text-style-name="P1" draw:layer="layout" svg:width="1.599cm" svg:height="4.925cm" draw:transform="rotate (0.726755100530439) translate (2.93286171317628cm 8.39346112785382cm)" svg:viewBox="0 0 1600 4926" svg:d="M1600 4926c-1476-2162-1699-3344-1568-4926">
          <text:p/>
        </draw:path>
        <draw:path draw:style-name="gr25" draw:text-style-name="P1" draw:layer="layout" svg:width="4.499cm" svg:height="4.493cm" draw:transform="rotate (0.726755100530439) translate (16.193cm 7.251cm)" svg:viewBox="0 0 4500 4494" svg:d="M4500 4494c-1635-1029-3946-2727-4500-4494">
          <text:p/>
        </draw:path>
        <draw:path draw:style-name="gr25" draw:text-style-name="P1" draw:layer="layout" svg:width="3.725cm" svg:height="2.498cm" draw:transform="rotate (0.726755100530439) translate (10.16cm 7.91cm)" svg:viewBox="0 0 3726 2499" svg:d="M3726 2499c-1634-1029-2031-106-3726-2499">
          <text:p/>
        </draw:path>
        <draw:path draw:style-name="gr25" draw:text-style-name="P1" draw:layer="layout" svg:width="4.014cm" svg:height="3.605cm" draw:transform="rotate (0.726755100530439) translate (3.175cm 7.91cm)" svg:viewBox="0 0 4015 3606" svg:d="M4015 3606c-1845-791-2320-1213-4015-3606">
          <text:p/>
        </draw:path>
        <draw:path draw:style-name="gr25" draw:text-style-name="P1" draw:layer="layout" svg:width="2.668cm" svg:height="2.254cm" draw:transform="rotate (0.726755100530439) translate (7.302cm 4.433cm)" svg:viewBox="0 0 2669 2255" svg:d="M2669 2255c-1134-159-2294-765-2669-2255">
          <text:p/>
        </draw:path>
        <draw:path draw:style-name="gr25" draw:text-style-name="P1" draw:layer="layout" svg:width="3.968cm" svg:height="2.703cm" draw:transform="rotate (0.726755100530439) translate (12.382cm 4.445cm)" svg:viewBox="0 0 3969 2704" svg:d="M3969 2704c-1134-158-3594-1214-3969-2704">
          <text:p/>
        </draw:path>
        <draw:path draw:style-name="gr25" draw:text-style-name="P1" draw:layer="layout" svg:width="1.286cm" svg:height="4.429cm" draw:transform="rotate (0.726755100530439) translate (18.3198159681709cm 4.74662724350089cm)" svg:viewBox="0 0 1287 4430" svg:d="M1287 4430c-1556-3507-1345-3745-1160-4430">
          <text:p/>
        </draw:path>
        <draw:path draw:style-name="gr25" draw:text-style-name="P1" draw:layer="layout" svg:width="0.54cm" svg:height="4.93cm" draw:transform="rotate (0.726755100530439) translate (15.3687547793415cm 8.10436708689914cm)" svg:viewBox="0 0 541 4931" svg:d="M541 4931c-870-3322-474-4246-289-4931">
          <text:p/>
        </draw:path>
        <draw:path draw:style-name="gr25" draw:text-style-name="P1" draw:layer="layout" svg:width="1.086cm" svg:height="2.785cm" draw:transform="rotate (0.726755100530439) translate (11.9411822268689cm 5.30708523840763cm)" svg:viewBox="0 0 1087 2786" svg:d="M1087 2786c-1424-1265-1106-2101-921-2786">
          <text:p/>
        </draw:path>
        <draw:path draw:style-name="gr54" draw:text-style-name="P1" draw:layer="layout" svg:width="0.439cm" svg:height="3.377cm" draw:transform="rotate (0.726755100530439) translate (6.31615243711787cm 5.38791170814925cm)" svg:viewBox="0 0 440 3378" svg:d="M440 3378c-790-1978-312-2693-127-3378">
          <text:p/>
        </draw:path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0.635cm" svg:height="0.317cm" svg:x="6.567cm" svg:y="5.815cm">
          <text:p text:style-name="P2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62cm" svg:y="5.08cm">
          <text:p text:style-name="P21"><text:span text:style-name="T15">2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055cm" svg:y="3.492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655cm" svg:y="4.592cm">
          <text:p text:style-name="P21"><text:span text:style-name="T15">4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287cm" svg:y="3.17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087cm" svg:y="4.375cm">
          <text:p text:style-name="P21"><text:span text:style-name="T15">2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737cm" svg:y="4.762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8.732cm" svg:y="5.397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24cm" svg:y="5.397cm">
          <text:p text:style-name="P2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7.145cm" svg:y="5.08cm">
          <text:p text:style-name="P21"><text:span text:style-name="T15">1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685cm" svg:y="6.668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567cm" svg:y="7.72cm">
          <text:p text:style-name="P21"><text:span text:style-name="T15">4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537cm" svg:y="8.573cm">
          <text:p text:style-name="P2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1.907cm" svg:y="9.525cm">
          <text:p text:style-name="P21"><text:span text:style-name="T15">2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927cm" svg:y="8.155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075cm" svg:y="9.108cm">
          <text:p text:style-name="P21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557cm" svg:y="10.478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51cm" svg:y="11.865cm">
          <text:p text:style-name="P21"><text:span text:style-name="T15">1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705cm" svg:y="9.208cm">
          <text:p text:style-name="P21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335cm" svg:y="9.207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085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99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007cm" svg:y="6.0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895cm" svg:y="5.7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7cm" svg:y="6.668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9cm" svg:y="7.62cm">
          <text:p text:style-name="P21"><text:span text:style-name="T15">3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747cm" svg:y="8.573cm">
          <text:p text:style-name="P21"><text:span text:style-name="T15">2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06cm" svg:y="9.3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725cm" svg:y="10.06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33cm" svg:y="11.33cm">
          <text:p text:style-name="P21"><text:span text:style-name="T15">5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38cm" svg:y="6.88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6.032cm" svg:y="8.255cm">
          <text:p text:style-name="P21"><text:span text:style-name="T15">3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715cm" svg:y="9.007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4.762cm" svg:y="10.06cm">
          <text:p text:style-name="P21"><text:span text:style-name="T15">55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5.932cm" svg:height="1.587cm" svg:x="21.907cm" svg:y="0.1cm">
          <text:p text:style-name="P7"><text:span text:style-name="T2">Total flow: 49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953cm" svg:height="0.953cm" draw:transform="rotate (-0.911934534167038) translate (4.571cm 4.989cm)">
          <text:p text:style-name="P5"><text:span text:style-name="T1">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layout" svg:width="0.953cm" svg:height="0.953cm" draw:transform="rotate (0.646819020789099) translate (7.137cm 5.971cm)">
          <text:p text:style-name="P29"><text:span text:style-name="T19">10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40760804173343) translate (12.67cm 6.885cm)">
          <text:p text:style-name="P27"><text:span text:style-name="T18">1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0.605105651666435) translate (16.417cm 4.762cm)">
          <text:p text:style-name="P5"><text:span text:style-name="T1">6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2.30400914555771) translate (20.983cm 5.617cm)">
          <text:p text:style-name="P27"><text:span text:style-name="T18">15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2.19841672581206) translate (5.812cm 9.38cm)">
          <text:p text:style-name="P27"><text:span text:style-name="T18">24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46660017045083) translate (10.79cm 10.477cm)">
          <text:p text:style-name="P27"><text:span text:style-name="T18">24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0.947539250907722) translate (10.476cm 9.326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layout" svg:width="0.953cm" svg:height="0.953cm" draw:transform="rotate (-1.68302099769813) translate (19.547cm 6.87cm)">
          <text:p text:style-name="P27"><text:span text:style-name="T18">20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layout" svg:width="0.953cm" svg:height="0.953cm" draw:transform="rotate (-1.6004669240788) translate (6.35cm 7.302cm)">
          <text:p text:style-name="P29"><text:span text:style-name="T19">1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layout" svg:width="0.953cm" svg:height="0.953cm" draw:transform="rotate (-1.51337499440428) translate (9.611cm 3.868cm)">
          <text:p text:style-name="P29"><text:span text:style-name="T19">1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1.4154620233674) translate (14.869cm 3.614cm)">
          <text:p text:style-name="P5"><text:span text:style-name="T1">9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39" draw:text-style-name="P22" draw:layer="layout" svg:width="0.635cm" svg:height="0.317cm" svg:x="13.969cm" svg:y="5.196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164cm" svg:y="5.831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953cm" svg:height="0.953cm" draw:transform="rotate (-2.22424759874157) translate (14.394cm 5.836cm)">
          <text:p text:style-name="P5"><text:span text:style-name="T1">9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1.76714586764426) translate (17.649cm 10.977cm)">
          <text:p text:style-name="P5"><text:span text:style-name="T1">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layout" svg:width="0.953cm" svg:height="0.953cm" draw:transform="rotate (-0.677362282699) translate (21.274cm 8.779cm)">
          <text:p text:style-name="P29"><text:span text:style-name="T19">14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2.39720972761421) translate (18.268cm 9.719cm)">
          <text:p text:style-name="P5"><text:span text:style-name="T1">6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layout" svg:width="0.953cm" svg:height="0.953cm" draw:transform="rotate (-0.343829862642883) translate (14.378cm 7.818cm)">
          <text:p text:style-name="P5"><text:span text:style-name="T1">5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</draw:page>
      <draw:page draw:name="page59" draw:style-name="dp1" draw:master-page-name="Default">
        <draw:path draw:style-name="gr50" draw:text-style-name="P1" draw:layer="layout" svg:width="1.6cm" svg:height="4.483cm" draw:transform="rotate (0.726755100530439) translate (2.844cm 7.923cm)" svg:viewBox="0 0 1601 4484" svg:d="M0 0c580 2215 2161 2347 1397 4484">
          <text:p/>
        </draw:path>
        <draw:path draw:style-name="gr50" draw:text-style-name="P1" draw:layer="layout" svg:width="3.295cm" svg:height="2.504cm" draw:transform="rotate (0.726755100530439) translate (8.442cm 10.981cm)" svg:viewBox="0 0 3296 2505" svg:d="M0 0c2040 271 2066 719 3296 2505">
          <text:p/>
        </draw:path>
        <draw:path draw:style-name="gr25" draw:text-style-name="P1" draw:layer="layout" svg:width="1.501cm" svg:height="3.578cm" draw:transform="rotate (0.726755100530439) translate (9.82147610979947cm 8.78571304057179cm)" svg:viewBox="0 0 1502 3579" svg:d="M1502 3579c-1926-2135-1520-2894-1335-3579">
          <text:p/>
        </draw:path>
        <draw:path draw:style-name="gr54" draw:text-style-name="P1" draw:layer="layout" svg:width="4.033cm" svg:height="0.719cm" draw:transform="rotate (0.726755100530439) translate (2.06159067816137cm 6.44691171739232cm)" svg:viewBox="0 0 4034 720" svg:d="M0 720c1081-738 2637-1054 4034-238">
          <text:p/>
        </draw:path>
        <draw:path draw:style-name="gr25" draw:text-style-name="P1" draw:layer="layout" svg:width="4.27cm" svg:height="0.558cm" draw:transform="rotate (0.726755100530439) translate (3.15804884887306cm 7.28293428496948cm)" svg:viewBox="0 0 4271 559" svg:d="M4271 0c-2188 1027-2900 395-4271 26">
          <text:p/>
        </draw:path>
        <draw:custom-shape draw:style-name="gr38" draw:text-style-name="P22" draw:layer="layout" svg:width="0.635cm" svg:height="0.318cm" svg:x="2.54cm" svg:y="5.714cm">
          <text:p text:style-name="P21"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197cm" svg:y="5.815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  <draw:path draw:style-name="gr25" draw:text-style-name="P1" draw:layer="layout" svg:width="2.636cm" svg:height="1.212cm" draw:transform="rotate (0.726755100530439) translate (8.50090095691477cm 6.71334448576708cm)" svg:viewBox="0 0 2637 1213" svg:d="M0 1213c422-474 1029-1634 2637-1054">
          <text:p/>
        </draw:path>
        <draw:path draw:style-name="gr25" draw:text-style-name="P1" draw:layer="layout" svg:width="2.399cm" svg:height="1.264cm" draw:transform="rotate (0.726755100530439) translate (6.46146627686726cm 9.84961426667834cm)" svg:viewBox="0 0 2400 1265" svg:d="M0 1265c422-475 1055-1187 2400-1265">
          <text:p/>
        </draw:path>
        <draw:path draw:style-name="gr59" draw:text-style-name="P1" draw:layer="layout" svg:width="2.662cm" svg:height="0.831cm" draw:transform="rotate (0.726755100530439) translate (14.7870454418685cm 5.94606736833315cm)" svg:viewBox="0 0 2663 832" svg:d="M0 832c422-474 1362-1205 2663-607">
          <text:p/>
        </draw:path>
        <draw:path draw:style-name="gr54" draw:text-style-name="P1" draw:layer="layout" svg:width="4.008cm" svg:height="0.802cm" draw:transform="rotate (0.726755100530439) translate (18.8335161285384cm 10.5129669172615cm)" svg:viewBox="0 0 4009 803" svg:d="M0 803c422-475 2637-1055 4009-686">
          <text:p/>
        </draw:path>
        <draw:path draw:style-name="gr25" draw:text-style-name="P1" draw:layer="layout" svg:width="4.454cm" svg:height="0.919cm" draw:transform="rotate (0.726755100530439) translate (19.8473358857861cm 10.8973736084194cm)" svg:viewBox="0 0 4455 920" svg:d="M4455 0c-2188 1027-3084 1081-4455 711">
          <text:p/>
        </draw:path>
        <draw:path draw:style-name="gr25" draw:text-style-name="P1" draw:layer="layout" svg:width="2.425cm" svg:height="0.982cm" draw:transform="rotate (0.726755100530439) translate (9.41732666533314cm 6.59163111850407cm)" svg:viewBox="0 0 2426 983" svg:d="M2426 0c-844 949-1055 1186-2426 817">
          <text:p/>
        </draw:path>
        <draw:path draw:style-name="gr25" draw:text-style-name="P1" draw:layer="layout" svg:width="2.188cm" svg:height="1.026cm" draw:transform="rotate (0.726755100530439) translate (7.78937392512589cm 9.80922003517707cm)" svg:viewBox="0 0 2189 1027" svg:d="M2189 0c-844 949-703 941-2189 1027">
          <text:p/>
        </draw:path>
        <draw:path draw:style-name="gr25" draw:text-style-name="P1" draw:layer="layout" svg:width="2.187cm" svg:height="1.451cm" draw:transform="rotate (0.726755100530439) translate (13.4044622968827cm 8.97414146466439cm)" svg:viewBox="0 0 2188 1452" svg:d="M2188 0c-532 1226-979 1252-2188 1452">
          <text:p/>
        </draw:path>
        <draw:path draw:style-name="gr54" draw:text-style-name="P1" draw:layer="layout" svg:width="2.425cm" svg:height="0.981cm" draw:transform="rotate (0.726755100530439) translate (15.6497681566272cm 6.0571276834357cm)" svg:viewBox="0 0 2426 982" svg:d="M2426 0c-844 949-1055 1185-2426 816">
          <text:p/>
        </draw:path>
        <draw:path draw:style-name="gr54" draw:text-style-name="P1" draw:layer="layout" svg:width="4.033cm" svg:height="3.586cm" draw:transform="rotate (0.726755100530439) translate (2.857cm 7.62cm)" svg:viewBox="0 0 4034 3587" svg:d="M0 0c2769 1187 3059 2294 4034 3587">
          <text:p/>
        </draw:path>
        <draw:path draw:style-name="gr54" draw:text-style-name="P1" draw:layer="layout" svg:width="2.686cm" svg:height="2.232cm" draw:transform="rotate (0.726755100530439) translate (6.985cm 4.127cm)" svg:viewBox="0 0 2687 2233" svg:d="M0 0c1608 580 2398 1126 2687 2233">
          <text:p/>
        </draw:path>
        <draw:path draw:style-name="gr54" draw:text-style-name="P1" draw:layer="layout" svg:width="4.217cm" svg:height="2.9cm" draw:transform="rotate (0.726755100530439) translate (11.747cm 4.11cm)" svg:viewBox="0 0 4218 2901" svg:d="M0 0c2769 1187 3243 1608 4218 2901">
          <text:p/>
        </draw:path>
        <draw:path draw:style-name="gr25" draw:text-style-name="P1" draw:layer="layout" svg:width="1.248cm" svg:height="3.532cm" draw:transform="rotate (0.726755100530439) translate (9.842cm 8.255cm)" svg:viewBox="0 0 1249 3533" svg:d="M0 0c1898 1688 1054 2637 1107 3533">
          <text:p/>
        </draw:path>
        <draw:path draw:style-name="gr45" draw:text-style-name="P1" draw:layer="layout" svg:width="0.48cm" svg:height="3.374cm" draw:transform="rotate (0.726755100530439) translate (6.64728992703064cm 4.46252404381854cm)" svg:viewBox="0 0 481 3375" svg:d="M26 0c791 1977 396 2901-26 3375">
          <text:p/>
        </draw:path>
        <draw:path draw:style-name="gr25" draw:text-style-name="P1" draw:layer="layout" svg:width="2.661cm" svg:height="3.216cm" draw:transform="rotate (0.726755100530439) translate (14.505cm 11.33cm)" svg:viewBox="0 0 2662 3217" svg:d="M2662 3217c-1898-1688-2108-1450-2662-3217">
          <text:p/>
        </draw:path>
        <draw:path draw:style-name="gr25" draw:text-style-name="P1" draw:layer="layout" svg:width="3.971cm" svg:height="3.175cm" draw:transform="rotate (0.726755100530439) translate (8.573cm 11.496cm)" svg:viewBox="0 0 3972 3176" svg:d="M3972 3176c-1898-1688-3418-1409-3972-3176">
          <text:p/>
        </draw:path>
        <draw:path draw:style-name="gr25" draw:text-style-name="P1" draw:layer="layout" svg:width="1.599cm" svg:height="4.925cm" draw:transform="rotate (0.726755100530439) translate (2.93286171317628cm 8.39346112785382cm)" svg:viewBox="0 0 1600 4926" svg:d="M1600 4926c-1476-2162-1699-3344-1568-4926">
          <text:p/>
        </draw:path>
        <draw:path draw:style-name="gr25" draw:text-style-name="P1" draw:layer="layout" svg:width="4.499cm" svg:height="4.493cm" draw:transform="rotate (0.726755100530439) translate (16.193cm 7.251cm)" svg:viewBox="0 0 4500 4494" svg:d="M4500 4494c-1635-1029-3946-2727-4500-4494">
          <text:p/>
        </draw:path>
        <draw:path draw:style-name="gr25" draw:text-style-name="P1" draw:layer="layout" svg:width="3.725cm" svg:height="2.498cm" draw:transform="rotate (0.726755100530439) translate (10.16cm 7.91cm)" svg:viewBox="0 0 3726 2499" svg:d="M3726 2499c-1634-1029-2031-106-3726-2499">
          <text:p/>
        </draw:path>
        <draw:path draw:style-name="gr25" draw:text-style-name="P1" draw:layer="layout" svg:width="4.014cm" svg:height="3.605cm" draw:transform="rotate (0.726755100530439) translate (3.175cm 7.91cm)" svg:viewBox="0 0 4015 3606" svg:d="M4015 3606c-1845-791-2320-1213-4015-3606">
          <text:p/>
        </draw:path>
        <draw:path draw:style-name="gr25" draw:text-style-name="P1" draw:layer="layout" svg:width="2.668cm" svg:height="2.254cm" draw:transform="rotate (0.726755100530439) translate (7.302cm 4.433cm)" svg:viewBox="0 0 2669 2255" svg:d="M2669 2255c-1134-159-2294-765-2669-2255">
          <text:p/>
        </draw:path>
        <draw:path draw:style-name="gr25" draw:text-style-name="P1" draw:layer="layout" svg:width="3.968cm" svg:height="2.703cm" draw:transform="rotate (0.726755100530439) translate (12.382cm 4.445cm)" svg:viewBox="0 0 3969 2704" svg:d="M3969 2704c-1134-158-3594-1214-3969-2704">
          <text:p/>
        </draw:path>
        <draw:path draw:style-name="gr25" draw:text-style-name="P1" draw:layer="layout" svg:width="1.286cm" svg:height="4.429cm" draw:transform="rotate (0.726755100530439) translate (18.3198159681709cm 4.74662724350089cm)" svg:viewBox="0 0 1287 4430" svg:d="M1287 4430c-1556-3507-1345-3745-1160-4430">
          <text:p/>
        </draw:path>
        <draw:path draw:style-name="gr25" draw:text-style-name="P1" draw:layer="layout" svg:width="0.54cm" svg:height="4.93cm" draw:transform="rotate (0.726755100530439) translate (15.3687547793415cm 8.10436708689914cm)" svg:viewBox="0 0 541 4931" svg:d="M541 4931c-870-3322-474-4246-289-4931">
          <text:p/>
        </draw:path>
        <draw:path draw:style-name="gr25" draw:text-style-name="P1" draw:layer="layout" svg:width="1.086cm" svg:height="2.785cm" draw:transform="rotate (0.726755100530439) translate (11.9411822268689cm 5.30708523840763cm)" svg:viewBox="0 0 1087 2786" svg:d="M1087 2786c-1424-1265-1106-2101-921-2786">
          <text:p/>
        </draw:path>
        <draw:path draw:style-name="gr54" draw:text-style-name="P1" draw:layer="layout" svg:width="0.439cm" svg:height="3.377cm" draw:transform="rotate (0.726755100530439) translate (6.31615243711787cm 5.38791170814925cm)" svg:viewBox="0 0 440 3378" svg:d="M440 3378c-790-1978-312-2693-127-3378">
          <text:p/>
        </draw:path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0.635cm" svg:height="0.317cm" svg:x="6.567cm" svg:y="5.815cm">
          <text:p text:style-name="P2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62cm" svg:y="5.08cm">
          <text:p text:style-name="P21"><text:span text:style-name="T15">2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055cm" svg:y="3.492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655cm" svg:y="4.592cm">
          <text:p text:style-name="P21"><text:span text:style-name="T15">4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287cm" svg:y="3.17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087cm" svg:y="4.375cm">
          <text:p text:style-name="P21"><text:span text:style-name="T15">2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8.732cm" svg:y="5.397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24cm" svg:y="5.397cm">
          <text:p text:style-name="P2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7.145cm" svg:y="5.08cm">
          <text:p text:style-name="P21"><text:span text:style-name="T15">1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567cm" svg:y="7.72cm">
          <text:p text:style-name="P21"><text:span text:style-name="T15">4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537cm" svg:y="8.573cm">
          <text:p text:style-name="P2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1.907cm" svg:y="9.525cm">
          <text:p text:style-name="P21"><text:span text:style-name="T15">2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075cm" svg:y="9.108cm">
          <text:p text:style-name="P21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51cm" svg:y="11.865cm">
          <text:p text:style-name="P21"><text:span text:style-name="T15">1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705cm" svg:y="9.208cm">
          <text:p text:style-name="P21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335cm" svg:y="9.207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085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99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007cm" svg:y="6.0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895cm" svg:y="5.7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9cm" svg:y="7.62cm">
          <text:p text:style-name="P21"><text:span text:style-name="T15">3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747cm" svg:y="8.573cm">
          <text:p text:style-name="P21"><text:span text:style-name="T15">2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06cm" svg:y="9.3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725cm" svg:y="10.06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33cm" svg:y="11.33cm">
          <text:p text:style-name="P21"><text:span text:style-name="T15">5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38cm" svg:y="6.88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6.032cm" svg:y="8.255cm">
          <text:p text:style-name="P21"><text:span text:style-name="T15">3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715cm" svg:y="9.007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4.762cm" svg:y="10.06cm">
          <text:p text:style-name="P21"><text:span text:style-name="T15">55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5.932cm" svg:height="1.587cm" svg:x="21.907cm" svg:y="0.1cm">
          <text:p text:style-name="P7"><text:span text:style-name="T2">Total flow: 4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164cm" svg:y="5.831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</draw:page>
      <draw:page draw:name="page60" draw:style-name="dp1" draw:master-page-name="Default">
        <draw:path draw:style-name="gr50" draw:text-style-name="P1" draw:layer="layout" svg:width="1.6cm" svg:height="4.483cm" draw:transform="rotate (0.726755100530439) translate (2.844cm 7.923cm)" svg:viewBox="0 0 1601 4484" svg:d="M0 0c580 2215 2161 2347 1397 4484">
          <text:p/>
        </draw:path>
        <draw:path draw:style-name="gr50" draw:text-style-name="P1" draw:layer="layout" svg:width="3.295cm" svg:height="2.504cm" draw:transform="rotate (0.726755100530439) translate (8.442cm 10.981cm)" svg:viewBox="0 0 3296 2505" svg:d="M0 0c2040 271 2066 719 3296 2505">
          <text:p/>
        </draw:path>
        <draw:path draw:style-name="gr25" draw:text-style-name="P1" draw:layer="layout" svg:width="1.501cm" svg:height="3.578cm" draw:transform="rotate (0.726755100530439) translate (9.82147610979947cm 8.78571304057179cm)" svg:viewBox="0 0 1502 3579" svg:d="M1502 3579c-1926-2135-1520-2894-1335-3579">
          <text:p/>
        </draw:path>
        <draw:path draw:style-name="gr54" draw:text-style-name="P1" draw:layer="layout" svg:width="4.033cm" svg:height="0.719cm" draw:transform="rotate (0.726755100530439) translate (2.06159067816137cm 6.44691171739232cm)" svg:viewBox="0 0 4034 720" svg:d="M0 720c1081-738 2637-1054 4034-238">
          <text:p/>
        </draw:path>
        <draw:path draw:style-name="gr25" draw:text-style-name="P1" draw:layer="layout" svg:width="4.27cm" svg:height="0.558cm" draw:transform="rotate (0.726755100530439) translate (3.15804884887306cm 7.28293428496948cm)" svg:viewBox="0 0 4271 559" svg:d="M4271 0c-2188 1027-2900 395-4271 26">
          <text:p/>
        </draw:path>
        <draw:custom-shape draw:style-name="gr38" draw:text-style-name="P22" draw:layer="layout" svg:width="0.635cm" svg:height="0.318cm" svg:x="2.54cm" svg:y="5.714cm">
          <text:p text:style-name="P21"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197cm" svg:y="5.815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  <draw:path draw:style-name="gr25" draw:text-style-name="P1" draw:layer="layout" svg:width="2.636cm" svg:height="1.212cm" draw:transform="rotate (0.726755100530439) translate (8.50090095691477cm 6.71334448576708cm)" svg:viewBox="0 0 2637 1213" svg:d="M0 1213c422-474 1029-1634 2637-1054">
          <text:p/>
        </draw:path>
        <draw:path draw:style-name="gr25" draw:text-style-name="P1" draw:layer="layout" svg:width="2.399cm" svg:height="1.264cm" draw:transform="rotate (0.726755100530439) translate (6.46146627686726cm 9.84961426667834cm)" svg:viewBox="0 0 2400 1265" svg:d="M0 1265c422-475 1055-1187 2400-1265">
          <text:p/>
        </draw:path>
        <draw:path draw:style-name="gr59" draw:text-style-name="P1" draw:layer="layout" svg:width="2.662cm" svg:height="0.831cm" draw:transform="rotate (0.726755100530439) translate (14.7870454418685cm 5.94606736833315cm)" svg:viewBox="0 0 2663 832" svg:d="M0 832c422-474 1362-1205 2663-607">
          <text:p/>
        </draw:path>
        <draw:path draw:style-name="gr54" draw:text-style-name="P1" draw:layer="layout" svg:width="4.008cm" svg:height="0.802cm" draw:transform="rotate (0.726755100530439) translate (18.8335161285384cm 10.5129669172615cm)" svg:viewBox="0 0 4009 803" svg:d="M0 803c422-475 2637-1055 4009-686">
          <text:p/>
        </draw:path>
        <draw:path draw:style-name="gr25" draw:text-style-name="P1" draw:layer="layout" svg:width="4.454cm" svg:height="0.919cm" draw:transform="rotate (0.726755100530439) translate (19.8473358857861cm 10.8973736084194cm)" svg:viewBox="0 0 4455 920" svg:d="M4455 0c-2188 1027-3084 1081-4455 711">
          <text:p/>
        </draw:path>
        <draw:path draw:style-name="gr25" draw:text-style-name="P1" draw:layer="layout" svg:width="2.425cm" svg:height="0.982cm" draw:transform="rotate (0.726755100530439) translate (9.41732666533314cm 6.59163111850407cm)" svg:viewBox="0 0 2426 983" svg:d="M2426 0c-844 949-1055 1186-2426 817">
          <text:p/>
        </draw:path>
        <draw:path draw:style-name="gr25" draw:text-style-name="P1" draw:layer="layout" svg:width="2.188cm" svg:height="1.026cm" draw:transform="rotate (0.726755100530439) translate (7.78937392512589cm 9.80922003517707cm)" svg:viewBox="0 0 2189 1027" svg:d="M2189 0c-844 949-703 941-2189 1027">
          <text:p/>
        </draw:path>
        <draw:path draw:style-name="gr25" draw:text-style-name="P1" draw:layer="layout" svg:width="2.187cm" svg:height="1.451cm" draw:transform="rotate (0.726755100530439) translate (13.4044622968827cm 8.97414146466439cm)" svg:viewBox="0 0 2188 1452" svg:d="M2188 0c-532 1226-979 1252-2188 1452">
          <text:p/>
        </draw:path>
        <draw:path draw:style-name="gr54" draw:text-style-name="P1" draw:layer="layout" svg:width="2.425cm" svg:height="0.981cm" draw:transform="rotate (0.726755100530439) translate (15.6497681566272cm 6.0571276834357cm)" svg:viewBox="0 0 2426 982" svg:d="M2426 0c-844 949-1055 1185-2426 816">
          <text:p/>
        </draw:path>
        <draw:path draw:style-name="gr54" draw:text-style-name="P1" draw:layer="layout" svg:width="4.033cm" svg:height="3.586cm" draw:transform="rotate (0.726755100530439) translate (2.857cm 7.62cm)" svg:viewBox="0 0 4034 3587" svg:d="M0 0c2769 1187 3059 2294 4034 3587">
          <text:p/>
        </draw:path>
        <draw:path draw:style-name="gr54" draw:text-style-name="P1" draw:layer="layout" svg:width="2.686cm" svg:height="2.232cm" draw:transform="rotate (0.726755100530439) translate (6.985cm 4.127cm)" svg:viewBox="0 0 2687 2233" svg:d="M0 0c1608 580 2398 1126 2687 2233">
          <text:p/>
        </draw:path>
        <draw:path draw:style-name="gr54" draw:text-style-name="P1" draw:layer="layout" svg:width="4.217cm" svg:height="2.9cm" draw:transform="rotate (0.726755100530439) translate (11.747cm 4.11cm)" svg:viewBox="0 0 4218 2901" svg:d="M0 0c2769 1187 3243 1608 4218 2901">
          <text:p/>
        </draw:path>
        <draw:path draw:style-name="gr25" draw:text-style-name="P1" draw:layer="layout" svg:width="1.248cm" svg:height="3.532cm" draw:transform="rotate (0.726755100530439) translate (9.842cm 8.255cm)" svg:viewBox="0 0 1249 3533" svg:d="M0 0c1898 1688 1054 2637 1107 3533">
          <text:p/>
        </draw:path>
        <draw:path draw:style-name="gr45" draw:text-style-name="P1" draw:layer="layout" svg:width="0.48cm" svg:height="3.374cm" draw:transform="rotate (0.726755100530439) translate (6.64728992703064cm 4.46252404381854cm)" svg:viewBox="0 0 481 3375" svg:d="M26 0c791 1977 396 2901-26 3375">
          <text:p/>
        </draw:path>
        <draw:path draw:style-name="gr60" draw:text-style-name="P1" draw:layer="layout" svg:width="2.661cm" svg:height="3.216cm" draw:transform="rotate (0.726755100530439) translate (14.505cm 11.33cm)" svg:viewBox="0 0 2662 3217" svg:d="M2662 3217c-1898-1688-2108-1450-2662-3217">
          <text:p/>
        </draw:path>
        <draw:path draw:style-name="gr25" draw:text-style-name="P1" draw:layer="layout" svg:width="3.971cm" svg:height="3.175cm" draw:transform="rotate (0.726755100530439) translate (8.573cm 11.496cm)" svg:viewBox="0 0 3972 3176" svg:d="M3972 3176c-1898-1688-3418-1409-3972-3176">
          <text:p/>
        </draw:path>
        <draw:path draw:style-name="gr25" draw:text-style-name="P1" draw:layer="layout" svg:width="1.599cm" svg:height="4.925cm" draw:transform="rotate (0.726755100530439) translate (2.93286171317628cm 8.39346112785382cm)" svg:viewBox="0 0 1600 4926" svg:d="M1600 4926c-1476-2162-1699-3344-1568-4926">
          <text:p/>
        </draw:path>
        <draw:path draw:style-name="gr60" draw:text-style-name="P1" draw:layer="layout" svg:width="4.499cm" svg:height="4.493cm" draw:transform="rotate (0.726755100530439) translate (16.193cm 7.251cm)" svg:viewBox="0 0 4500 4494" svg:d="M4500 4494c-1635-1029-3946-2727-4500-4494">
          <text:p/>
        </draw:path>
        <draw:path draw:style-name="gr25" draw:text-style-name="P1" draw:layer="layout" svg:width="3.725cm" svg:height="2.498cm" draw:transform="rotate (0.726755100530439) translate (10.16cm 7.91cm)" svg:viewBox="0 0 3726 2499" svg:d="M3726 2499c-1634-1029-2031-106-3726-2499">
          <text:p/>
        </draw:path>
        <draw:path draw:style-name="gr25" draw:text-style-name="P1" draw:layer="layout" svg:width="4.014cm" svg:height="3.605cm" draw:transform="rotate (0.726755100530439) translate (3.175cm 7.91cm)" svg:viewBox="0 0 4015 3606" svg:d="M4015 3606c-1845-791-2320-1213-4015-3606">
          <text:p/>
        </draw:path>
        <draw:path draw:style-name="gr25" draw:text-style-name="P1" draw:layer="layout" svg:width="2.668cm" svg:height="2.254cm" draw:transform="rotate (0.726755100530439) translate (7.302cm 4.433cm)" svg:viewBox="0 0 2669 2255" svg:d="M2669 2255c-1134-159-2294-765-2669-2255">
          <text:p/>
        </draw:path>
        <draw:path draw:style-name="gr25" draw:text-style-name="P1" draw:layer="layout" svg:width="3.968cm" svg:height="2.703cm" draw:transform="rotate (0.726755100530439) translate (12.382cm 4.445cm)" svg:viewBox="0 0 3969 2704" svg:d="M3969 2704c-1134-158-3594-1214-3969-2704">
          <text:p/>
        </draw:path>
        <draw:path draw:style-name="gr60" draw:text-style-name="P1" draw:layer="layout" svg:width="1.286cm" svg:height="4.429cm" draw:transform="rotate (0.726755100530439) translate (18.3198159681709cm 4.74662724350089cm)" svg:viewBox="0 0 1287 4430" svg:d="M1287 4430c-1556-3507-1345-3745-1160-4430">
          <text:p/>
        </draw:path>
        <draw:path draw:style-name="gr60" draw:text-style-name="P1" draw:layer="layout" svg:width="0.54cm" svg:height="4.93cm" draw:transform="rotate (0.726755100530439) translate (15.3687547793415cm 8.10436708689914cm)" svg:viewBox="0 0 541 4931" svg:d="M541 4931c-870-3322-474-4246-289-4931">
          <text:p/>
        </draw:path>
        <draw:path draw:style-name="gr25" draw:text-style-name="P1" draw:layer="layout" svg:width="1.086cm" svg:height="2.785cm" draw:transform="rotate (0.726755100530439) translate (11.9411822268689cm 5.30708523840763cm)" svg:viewBox="0 0 1087 2786" svg:d="M1087 2786c-1424-1265-1106-2101-921-2786">
          <text:p/>
        </draw:path>
        <draw:path draw:style-name="gr54" draw:text-style-name="P1" draw:layer="layout" svg:width="0.439cm" svg:height="3.377cm" draw:transform="rotate (0.726755100530439) translate (6.31615243711787cm 5.38791170814925cm)" svg:viewBox="0 0 440 3378" svg:d="M440 3378c-790-1978-312-2693-127-3378">
          <text:p/>
        </draw:path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0.635cm" svg:height="0.317cm" svg:x="6.567cm" svg:y="5.815cm">
          <text:p text:style-name="P2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62cm" svg:y="5.08cm">
          <text:p text:style-name="P21"><text:span text:style-name="T15">2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055cm" svg:y="3.492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655cm" svg:y="4.592cm">
          <text:p text:style-name="P21"><text:span text:style-name="T15">4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287cm" svg:y="3.17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087cm" svg:y="4.375cm">
          <text:p text:style-name="P21"><text:span text:style-name="T15">2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8.732cm" svg:y="5.397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24cm" svg:y="5.397cm">
          <text:p text:style-name="P2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7.145cm" svg:y="5.08cm">
          <text:p text:style-name="P21"><text:span text:style-name="T15">1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567cm" svg:y="7.72cm">
          <text:p text:style-name="P21"><text:span text:style-name="T15">4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537cm" svg:y="8.573cm">
          <text:p text:style-name="P2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1.907cm" svg:y="9.525cm">
          <text:p text:style-name="P21"><text:span text:style-name="T15">2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075cm" svg:y="9.108cm">
          <text:p text:style-name="P21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51cm" svg:y="11.865cm">
          <text:p text:style-name="P21"><text:span text:style-name="T15">1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705cm" svg:y="9.208cm">
          <text:p text:style-name="P21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335cm" svg:y="9.207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085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99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007cm" svg:y="6.0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895cm" svg:y="5.7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9cm" svg:y="7.62cm">
          <text:p text:style-name="P21"><text:span text:style-name="T15">3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747cm" svg:y="8.573cm">
          <text:p text:style-name="P21"><text:span text:style-name="T15">2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06cm" svg:y="9.3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725cm" svg:y="10.06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33cm" svg:y="11.33cm">
          <text:p text:style-name="P21"><text:span text:style-name="T15">5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38cm" svg:y="6.88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6.032cm" svg:y="8.255cm">
          <text:p text:style-name="P21"><text:span text:style-name="T15">3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715cm" svg:y="9.007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4.762cm" svg:y="10.06cm">
          <text:p text:style-name="P21"><text:span text:style-name="T15">55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5.932cm" svg:height="1.587cm" svg:x="21.907cm" svg:y="0.1cm">
          <text:p text:style-name="P7"><text:span text:style-name="T2">Total flow: 4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164cm" svg:y="5.831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</draw:page>
      <draw:page draw:name="page61" draw:style-name="dp1" draw:master-page-name="Default">
        <draw:path draw:style-name="gr50" draw:text-style-name="P1" draw:layer="layout" svg:width="1.6cm" svg:height="4.483cm" draw:transform="rotate (0.726755100530439) translate (2.844cm 7.923cm)" svg:viewBox="0 0 1601 4484" svg:d="M0 0c580 2215 2161 2347 1397 4484">
          <text:p/>
        </draw:path>
        <draw:path draw:style-name="gr50" draw:text-style-name="P1" draw:layer="layout" svg:width="3.295cm" svg:height="2.504cm" draw:transform="rotate (0.726755100530439) translate (8.442cm 10.981cm)" svg:viewBox="0 0 3296 2505" svg:d="M0 0c2040 271 2066 719 3296 2505">
          <text:p/>
        </draw:path>
        <draw:path draw:style-name="gr25" draw:text-style-name="P1" draw:layer="layout" svg:width="1.501cm" svg:height="3.578cm" draw:transform="rotate (0.726755100530439) translate (9.82147610979947cm 8.78571304057179cm)" svg:viewBox="0 0 1502 3579" svg:d="M1502 3579c-1926-2135-1520-2894-1335-3579">
          <text:p/>
        </draw:path>
        <draw:path draw:style-name="gr54" draw:text-style-name="P1" draw:layer="layout" svg:width="4.033cm" svg:height="0.719cm" draw:transform="rotate (0.726755100530439) translate (2.06159067816137cm 6.44691171739232cm)" svg:viewBox="0 0 4034 720" svg:d="M0 720c1081-738 2637-1054 4034-238">
          <text:p/>
        </draw:path>
        <draw:path draw:style-name="gr25" draw:text-style-name="P1" draw:layer="layout" svg:width="4.27cm" svg:height="0.558cm" draw:transform="rotate (0.726755100530439) translate (3.15804884887306cm 7.28293428496948cm)" svg:viewBox="0 0 4271 559" svg:d="M4271 0c-2188 1027-2900 395-4271 26">
          <text:p/>
        </draw:path>
        <draw:custom-shape draw:style-name="gr38" draw:text-style-name="P22" draw:layer="layout" svg:width="0.635cm" svg:height="0.318cm" svg:x="2.54cm" svg:y="5.714cm">
          <text:p text:style-name="P21"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197cm" svg:y="5.815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  <draw:path draw:style-name="gr25" draw:text-style-name="P1" draw:layer="layout" svg:width="2.636cm" svg:height="1.212cm" draw:transform="rotate (0.726755100530439) translate (8.50090095691477cm 6.71334448576708cm)" svg:viewBox="0 0 2637 1213" svg:d="M0 1213c422-474 1029-1634 2637-1054">
          <text:p/>
        </draw:path>
        <draw:path draw:style-name="gr25" draw:text-style-name="P1" draw:layer="layout" svg:width="2.399cm" svg:height="1.264cm" draw:transform="rotate (0.726755100530439) translate (6.46146627686726cm 9.84961426667834cm)" svg:viewBox="0 0 2400 1265" svg:d="M0 1265c422-475 1055-1187 2400-1265">
          <text:p/>
        </draw:path>
        <draw:path draw:style-name="gr59" draw:text-style-name="P1" draw:layer="layout" svg:width="2.662cm" svg:height="0.831cm" draw:transform="rotate (0.726755100530439) translate (14.7870454418685cm 5.94606736833315cm)" svg:viewBox="0 0 2663 832" svg:d="M0 832c422-474 1362-1205 2663-607">
          <text:p/>
        </draw:path>
        <draw:path draw:style-name="gr54" draw:text-style-name="P1" draw:layer="layout" svg:width="4.008cm" svg:height="0.802cm" draw:transform="rotate (0.726755100530439) translate (18.8335161285384cm 10.5129669172615cm)" svg:viewBox="0 0 4009 803" svg:d="M0 803c422-475 2637-1055 4009-686">
          <text:p/>
        </draw:path>
        <draw:path draw:style-name="gr25" draw:text-style-name="P1" draw:layer="layout" svg:width="4.454cm" svg:height="0.919cm" draw:transform="rotate (0.726755100530439) translate (19.8473358857861cm 10.8973736084194cm)" svg:viewBox="0 0 4455 920" svg:d="M4455 0c-2188 1027-3084 1081-4455 711">
          <text:p/>
        </draw:path>
        <draw:path draw:style-name="gr25" draw:text-style-name="P1" draw:layer="layout" svg:width="2.425cm" svg:height="0.982cm" draw:transform="rotate (0.726755100530439) translate (9.41732666533314cm 6.59163111850407cm)" svg:viewBox="0 0 2426 983" svg:d="M2426 0c-844 949-1055 1186-2426 817">
          <text:p/>
        </draw:path>
        <draw:path draw:style-name="gr25" draw:text-style-name="P1" draw:layer="layout" svg:width="2.188cm" svg:height="1.026cm" draw:transform="rotate (0.726755100530439) translate (7.78937392512589cm 9.80922003517707cm)" svg:viewBox="0 0 2189 1027" svg:d="M2189 0c-844 949-703 941-2189 1027">
          <text:p/>
        </draw:path>
        <draw:path draw:style-name="gr25" draw:text-style-name="P1" draw:layer="layout" svg:width="2.187cm" svg:height="1.451cm" draw:transform="rotate (0.726755100530439) translate (13.4044622968827cm 8.97414146466439cm)" svg:viewBox="0 0 2188 1452" svg:d="M2188 0c-532 1226-979 1252-2188 1452">
          <text:p/>
        </draw:path>
        <draw:path draw:style-name="gr54" draw:text-style-name="P1" draw:layer="layout" svg:width="2.425cm" svg:height="0.981cm" draw:transform="rotate (0.726755100530439) translate (15.6497681566272cm 6.0571276834357cm)" svg:viewBox="0 0 2426 982" svg:d="M2426 0c-844 949-1055 1185-2426 816">
          <text:p/>
        </draw:path>
        <draw:path draw:style-name="gr54" draw:text-style-name="P1" draw:layer="layout" svg:width="4.033cm" svg:height="3.586cm" draw:transform="rotate (0.726755100530439) translate (2.857cm 7.62cm)" svg:viewBox="0 0 4034 3587" svg:d="M0 0c2769 1187 3059 2294 4034 3587">
          <text:p/>
        </draw:path>
        <draw:path draw:style-name="gr54" draw:text-style-name="P1" draw:layer="layout" svg:width="2.686cm" svg:height="2.232cm" draw:transform="rotate (0.726755100530439) translate (6.985cm 4.127cm)" svg:viewBox="0 0 2687 2233" svg:d="M0 0c1608 580 2398 1126 2687 2233">
          <text:p/>
        </draw:path>
        <draw:path draw:style-name="gr54" draw:text-style-name="P1" draw:layer="layout" svg:width="4.217cm" svg:height="2.9cm" draw:transform="rotate (0.726755100530439) translate (11.747cm 4.11cm)" svg:viewBox="0 0 4218 2901" svg:d="M0 0c2769 1187 3243 1608 4218 2901">
          <text:p/>
        </draw:path>
        <draw:path draw:style-name="gr25" draw:text-style-name="P1" draw:layer="layout" svg:width="1.248cm" svg:height="3.532cm" draw:transform="rotate (0.726755100530439) translate (9.842cm 8.255cm)" svg:viewBox="0 0 1249 3533" svg:d="M0 0c1898 1688 1054 2637 1107 3533">
          <text:p/>
        </draw:path>
        <draw:path draw:style-name="gr45" draw:text-style-name="P1" draw:layer="layout" svg:width="0.48cm" svg:height="3.374cm" draw:transform="rotate (0.726755100530439) translate (6.64728992703064cm 4.46252404381854cm)" svg:viewBox="0 0 481 3375" svg:d="M26 0c791 1977 396 2901-26 3375">
          <text:p/>
        </draw:path>
        <draw:path draw:style-name="gr60" draw:text-style-name="P1" draw:layer="layout" svg:width="2.661cm" svg:height="3.216cm" draw:transform="rotate (0.726755100530439) translate (14.505cm 11.33cm)" svg:viewBox="0 0 2662 3217" svg:d="M2662 3217c-1898-1688-2108-1450-2662-3217">
          <text:p/>
        </draw:path>
        <draw:path draw:style-name="gr25" draw:text-style-name="P1" draw:layer="layout" svg:width="3.971cm" svg:height="3.175cm" draw:transform="rotate (0.726755100530439) translate (8.573cm 11.496cm)" svg:viewBox="0 0 3972 3176" svg:d="M3972 3176c-1898-1688-3418-1409-3972-3176">
          <text:p/>
        </draw:path>
        <draw:path draw:style-name="gr25" draw:text-style-name="P1" draw:layer="layout" svg:width="1.599cm" svg:height="4.925cm" draw:transform="rotate (0.726755100530439) translate (2.93286171317628cm 8.39346112785382cm)" svg:viewBox="0 0 1600 4926" svg:d="M1600 4926c-1476-2162-1699-3344-1568-4926">
          <text:p/>
        </draw:path>
        <draw:path draw:style-name="gr60" draw:text-style-name="P1" draw:layer="layout" svg:width="4.499cm" svg:height="4.493cm" draw:transform="rotate (0.726755100530439) translate (16.193cm 7.251cm)" svg:viewBox="0 0 4500 4494" svg:d="M4500 4494c-1635-1029-3946-2727-4500-4494">
          <text:p/>
        </draw:path>
        <draw:path draw:style-name="gr25" draw:text-style-name="P1" draw:layer="layout" svg:width="3.725cm" svg:height="2.498cm" draw:transform="rotate (0.726755100530439) translate (10.16cm 7.91cm)" svg:viewBox="0 0 3726 2499" svg:d="M3726 2499c-1634-1029-2031-106-3726-2499">
          <text:p/>
        </draw:path>
        <draw:path draw:style-name="gr25" draw:text-style-name="P1" draw:layer="layout" svg:width="4.014cm" svg:height="3.605cm" draw:transform="rotate (0.726755100530439) translate (3.175cm 7.91cm)" svg:viewBox="0 0 4015 3606" svg:d="M4015 3606c-1845-791-2320-1213-4015-3606">
          <text:p/>
        </draw:path>
        <draw:path draw:style-name="gr25" draw:text-style-name="P1" draw:layer="layout" svg:width="2.668cm" svg:height="2.254cm" draw:transform="rotate (0.726755100530439) translate (7.302cm 4.433cm)" svg:viewBox="0 0 2669 2255" svg:d="M2669 2255c-1134-159-2294-765-2669-2255">
          <text:p/>
        </draw:path>
        <draw:path draw:style-name="gr25" draw:text-style-name="P1" draw:layer="layout" svg:width="3.968cm" svg:height="2.703cm" draw:transform="rotate (0.726755100530439) translate (12.382cm 4.445cm)" svg:viewBox="0 0 3969 2704" svg:d="M3969 2704c-1134-158-3594-1214-3969-2704">
          <text:p/>
        </draw:path>
        <draw:path draw:style-name="gr60" draw:text-style-name="P1" draw:layer="layout" svg:width="1.286cm" svg:height="4.429cm" draw:transform="rotate (0.726755100530439) translate (18.3198159681709cm 4.74662724350089cm)" svg:viewBox="0 0 1287 4430" svg:d="M1287 4430c-1556-3507-1345-3745-1160-4430">
          <text:p/>
        </draw:path>
        <draw:path draw:style-name="gr60" draw:text-style-name="P1" draw:layer="layout" svg:width="0.54cm" svg:height="4.93cm" draw:transform="rotate (0.726755100530439) translate (15.3687547793415cm 8.10436708689914cm)" svg:viewBox="0 0 541 4931" svg:d="M541 4931c-870-3322-474-4246-289-4931">
          <text:p/>
        </draw:path>
        <draw:path draw:style-name="gr25" draw:text-style-name="P1" draw:layer="layout" svg:width="1.086cm" svg:height="2.785cm" draw:transform="rotate (0.726755100530439) translate (11.9411822268689cm 5.30708523840763cm)" svg:viewBox="0 0 1087 2786" svg:d="M1087 2786c-1424-1265-1106-2101-921-2786">
          <text:p/>
        </draw:path>
        <draw:path draw:style-name="gr54" draw:text-style-name="P1" draw:layer="layout" svg:width="0.439cm" svg:height="3.377cm" draw:transform="rotate (0.726755100530439) translate (6.31615243711787cm 5.38791170814925cm)" svg:viewBox="0 0 440 3378" svg:d="M440 3378c-790-1978-312-2693-127-3378">
          <text:p/>
        </draw:path>
        <draw:custom-shape draw:style-name="gr3" draw:text-style-name="P11" draw:layer="layout" svg:width="1.905cm" svg:height="1.905cm" svg:x="1.27cm" svg:y="6.667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5.397cm" svg:y="3.175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6.667cm" svg:y="10.16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0.477cm" svg:y="3.492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8.255cm" svg:y="6.985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2.7cm" svg:y="9.842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6.827cm" svg:y="2.857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21.907cm" svg:y="6.667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4.287cm" svg:y="6.032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.905cm" svg:height="1.905cm" svg:x="18.415cm" svg:y="10.79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0.635cm" svg:height="0.317cm" svg:x="6.567cm" svg:y="5.815cm">
          <text:p text:style-name="P2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62cm" svg:y="5.08cm">
          <text:p text:style-name="P21"><text:span text:style-name="T15">2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055cm" svg:y="3.492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655cm" svg:y="4.592cm">
          <text:p text:style-name="P21"><text:span text:style-name="T15">4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287cm" svg:y="3.17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087cm" svg:y="4.375cm">
          <text:p text:style-name="P21"><text:span text:style-name="T15">2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8.732cm" svg:y="5.397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5.24cm" svg:y="5.397cm">
          <text:p text:style-name="P2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7.145cm" svg:y="5.08cm">
          <text:p text:style-name="P21"><text:span text:style-name="T15">1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9.567cm" svg:y="7.72cm">
          <text:p text:style-name="P21"><text:span text:style-name="T15">4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0.537cm" svg:y="8.573cm">
          <text:p text:style-name="P2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21.907cm" svg:y="9.525cm">
          <text:p text:style-name="P21"><text:span text:style-name="T15">2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075cm" svg:y="9.108cm">
          <text:p text:style-name="P21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6.51cm" svg:y="11.865cm">
          <text:p text:style-name="P21"><text:span text:style-name="T15">1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4.705cm" svg:y="9.208cm">
          <text:p text:style-name="P21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3.335cm" svg:y="9.207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7.085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8.99cm" svg:y="9.52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007cm" svg:y="6.0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895cm" svg:y="5.71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9cm" svg:y="7.62cm">
          <text:p text:style-name="P21"><text:span text:style-name="T15">3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747cm" svg:y="8.573cm">
          <text:p text:style-name="P21"><text:span text:style-name="T15">2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0.06cm" svg:y="9.308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9.725cm" svg:y="10.06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1.33cm" svg:y="11.33cm">
          <text:p text:style-name="P21"><text:span text:style-name="T15">5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38cm" svg:y="6.885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6.032cm" svg:y="8.255cm">
          <text:p text:style-name="P21"><text:span text:style-name="T15">3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5.715cm" svg:y="9.007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4.762cm" svg:y="10.06cm">
          <text:p text:style-name="P21"><text:span text:style-name="T15">55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5.932cm" svg:height="1.587cm" svg:x="21.907cm" svg:y="0.1cm">
          <text:p text:style-name="P7"><text:span text:style-name="T2">Total flow: 4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0.635cm" svg:height="0.317cm" svg:x="12.164cm" svg:y="5.831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  <draw:path draw:style-name="gr10" draw:text-style-name="P1" draw:layer="controls" svg:width="14.877cm" svg:height="6.419cm" draw:transform="skewX (3.90026323760291E-017) rotate (-1.40080125765065) translate (20.955cm -4.54747350886464E-016cm)" svg:viewBox="0 0 14878 6420" svg:d="M0 0c9485 2917 7599 4526 14878 6420">
          <text:p/>
        </draw:path>
      </draw:page>
      <draw:page draw:name="page62" draw:style-name="dp1" draw:master-page-name="Default">
        <draw:path draw:style-name="gr10" draw:text-style-name="P1" draw:layer="controls" svg:width="14.877cm" svg:height="6.419cm" draw:transform="skewX (1.95013161880146E-017) rotate (-1.40080125765065) translate (20.956cm 0cm)" svg:viewBox="0 0 14878 6420" svg:d="M0 0c9485 2917 7599 4526 14878 6420">
          <text:p/>
        </draw:path>
        <draw:path draw:style-name="gr50" draw:text-style-name="P1" draw:layer="controls" svg:width="1.6cm" svg:height="4.483cm" draw:transform="rotate (0.726755100530439) translate (2.857cm 7.91cm)" svg:viewBox="0 0 1601 4484" svg:d="M0 0c580 2215 2161 2347 1397 4484">
          <text:p/>
        </draw:path>
        <draw:path draw:style-name="gr50" draw:text-style-name="P1" draw:layer="controls" svg:width="3.295cm" svg:height="2.504cm" draw:transform="rotate (0.726755100530439) translate (8.455cm 10.968cm)" svg:viewBox="0 0 3296 2505" svg:d="M0 0c2040 271 2066 719 3296 2505">
          <text:p/>
        </draw:path>
        <draw:path draw:style-name="gr53" draw:text-style-name="P1" draw:layer="controls" svg:width="4.296cm" svg:height="4.244cm" draw:transform="rotate (0.726755100530439) translate (15.875cm 6.958cm)" svg:viewBox="0 0 4297 4245" svg:d="M0 0c2769 1187 3322 2952 4297 4245">
          <text:p/>
        </draw:path>
        <draw:path draw:style-name="gr49" draw:text-style-name="P1" draw:layer="controls" svg:width="3.743cm" svg:height="2.478cm" draw:transform="rotate (0.726755100530439) translate (9.842cm 7.593cm)" svg:viewBox="0 0 3744 2479" svg:d="M0 0c2769 1187 2768 1186 3744 2479">
          <text:p/>
        </draw:path>
        <draw:path draw:style-name="gr25" draw:text-style-name="P1" draw:layer="controls" svg:width="1.501cm" svg:height="3.578cm" draw:transform="rotate (0.726755100530439) translate (9.83447610979947cm 8.77271304057179cm)" svg:viewBox="0 0 1502 3579" svg:d="M1502 3579c-1926-2135-1520-2894-1335-3579">
          <text:p/>
        </draw:path>
        <draw:path draw:style-name="gr54" draw:text-style-name="P1" draw:layer="controls" svg:width="4.033cm" svg:height="0.719cm" draw:transform="rotate (0.726755100530439) translate (2.07459067816137cm 6.43391171739232cm)" svg:viewBox="0 0 4034 720" svg:d="M0 720c1081-738 2637-1054 4034-238">
          <text:p/>
        </draw:path>
        <draw:path draw:style-name="gr25" draw:text-style-name="P1" draw:layer="controls" svg:width="4.27cm" svg:height="0.558cm" draw:transform="rotate (0.726755100530439) translate (3.17104884887306cm 7.26993428496948cm)" svg:viewBox="0 0 4271 559" svg:d="M4271 0c-2188 1027-2900 395-4271 26">
          <text:p/>
        </draw:path>
        <draw:line draw:style-name="gr43" draw:text-style-name="P1" draw:layer="controls" svg:x1="6.363cm" svg:y1="4.114cm" svg:x2="2.235cm" svg:y2="7.607cm">
          <text:p/>
        </draw:line>
        <draw:line draw:style-name="gr43" draw:text-style-name="P1" draw:layer="controls" svg:x1="6.363cm" svg:y1="4.115cm" svg:x2="9.22cm" svg:y2="7.924cm">
          <text:p/>
        </draw:line>
        <draw:line draw:style-name="gr48" draw:text-style-name="P1" draw:layer="controls" svg:x1="7.633cm" svg:y1="11.099cm" svg:x2="2.235cm" svg:y2="7.608cm">
          <text:p/>
        </draw:line>
        <draw:line draw:style-name="gr34" draw:text-style-name="P1" draw:layer="controls" svg:x1="7.633cm" svg:y1="11.1cm" svg:x2="9.22cm" svg:y2="7.924cm">
          <text:p/>
        </draw:line>
        <draw:line draw:style-name="gr48" draw:text-style-name="P1" draw:layer="controls" svg:x1="7.634cm" svg:y1="11.1cm" svg:x2="13.665cm" svg:y2="10.782cm">
          <text:p/>
        </draw:line>
        <draw:line draw:style-name="gr48" draw:text-style-name="P1" draw:layer="controls" svg:x1="9.22cm" svg:y1="7.924cm" svg:x2="13.666cm" svg:y2="10.782cm">
          <text:p/>
        </draw:line>
        <draw:line draw:style-name="gr34" draw:text-style-name="P1" draw:layer="controls" svg:x1="9.22cm" svg:y1="7.924cm" svg:x2="11.443cm" svg:y2="4.432cm">
          <text:p/>
        </draw:line>
        <draw:line draw:style-name="gr48" draw:text-style-name="P1" draw:layer="controls" svg:x1="6.363cm" svg:y1="4.114cm" svg:x2="11.444cm" svg:y2="4.432cm">
          <text:p/>
        </draw:line>
        <draw:line draw:style-name="gr48" draw:text-style-name="P1" draw:layer="controls" svg:x1="17.793cm" svg:y1="3.797cm" svg:x2="11.445cm" svg:y2="4.432cm">
          <text:p/>
        </draw:line>
        <draw:line draw:style-name="gr48" draw:text-style-name="P1" draw:layer="controls" svg:x1="15.253cm" svg:y1="6.972cm" svg:x2="11.445cm" svg:y2="4.433cm">
          <text:p/>
        </draw:line>
        <draw:line draw:style-name="gr43" draw:text-style-name="P1" draw:layer="controls" svg:x1="15.253cm" svg:y1="6.973cm" svg:x2="9.22cm" svg:y2="7.924cm">
          <text:p/>
        </draw:line>
        <draw:line draw:style-name="gr48" draw:text-style-name="P1" draw:layer="controls" svg:x1="15.254cm" svg:y1="6.974cm" svg:x2="13.665cm" svg:y2="10.782cm">
          <text:p/>
        </draw:line>
        <draw:line draw:style-name="gr48" draw:text-style-name="P1" draw:layer="controls" svg:x1="15.255cm" svg:y1="6.974cm" svg:x2="19.38cm" svg:y2="11.734cm">
          <text:p/>
        </draw:line>
        <draw:line draw:style-name="gr43" draw:text-style-name="P1" draw:layer="controls" svg:x1="15.256cm" svg:y1="6.974cm" svg:x2="17.793cm" svg:y2="3.797cm">
          <text:p/>
        </draw:line>
        <draw:line draw:style-name="gr48" draw:text-style-name="P1" draw:layer="controls" svg:x1="13.665cm" svg:y1="10.782cm" svg:x2="19.381cm" svg:y2="11.734cm">
          <text:p/>
        </draw:line>
        <draw:line draw:style-name="gr48" draw:text-style-name="P1" draw:layer="controls" svg:x1="15.256cm" svg:y1="6.974cm" svg:x2="22.873cm" svg:y2="7.607cm">
          <text:p/>
        </draw:line>
        <draw:line draw:style-name="gr48" draw:text-style-name="P1" draw:layer="controls" svg:x1="22.873cm" svg:y1="7.607cm" svg:x2="19.381cm" svg:y2="11.734cm">
          <text:p/>
        </draw:line>
        <draw:line draw:style-name="gr43" draw:text-style-name="P1" draw:layer="controls" svg:x1="22.873cm" svg:y1="7.608cm" svg:x2="17.793cm" svg:y2="3.797cm">
          <text:p/>
        </draw:line>
        <draw:line draw:style-name="gr48" draw:text-style-name="P1" draw:layer="controls" svg:x1="2.235cm" svg:y1="7.607cm" svg:x2="9.221cm" svg:y2="7.925cm">
          <text:p/>
        </draw:line>
        <draw:custom-shape draw:style-name="gr38" draw:text-style-name="P22" draw:layer="controls" svg:width="0.635cm" svg:height="0.318cm" svg:x="2.553cm" svg:y="5.701cm">
          <text:p text:style-name="P21"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controls" svg:width="0.635cm" svg:height="0.317cm" svg:x="5.21cm" svg:y="5.802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  <draw:path draw:style-name="gr25" draw:text-style-name="P1" draw:layer="controls" svg:width="2.636cm" svg:height="1.212cm" draw:transform="rotate (0.726755100530439) translate (8.51390095691477cm 6.70034448576708cm)" svg:viewBox="0 0 2637 1213" svg:d="M0 1213c422-474 1029-1634 2637-1054">
          <text:p/>
        </draw:path>
        <draw:path draw:style-name="gr25" draw:text-style-name="P1" draw:layer="controls" svg:width="2.399cm" svg:height="1.264cm" draw:transform="rotate (0.726755100530439) translate (6.47446627686726cm 9.83661426667834cm)" svg:viewBox="0 0 2400 1265" svg:d="M0 1265c422-475 1055-1187 2400-1265">
          <text:p/>
        </draw:path>
        <draw:path draw:style-name="gr58" draw:text-style-name="P1" draw:layer="controls" svg:width="2.373cm" svg:height="1.768cm" draw:transform="rotate (0.726755100530439) translate (12.6899050701788cm 9.24331836917727cm)" svg:viewBox="0 0 2374 1769" svg:d="M0 1769c422-475 1003-2084 2374-1714">
          <text:p/>
        </draw:path>
        <draw:path draw:style-name="gr59" draw:text-style-name="P1" draw:layer="controls" svg:width="2.662cm" svg:height="0.831cm" draw:transform="rotate (0.726755100530439) translate (14.8000454418685cm 5.93306736833315cm)" svg:viewBox="0 0 2663 832" svg:d="M0 832c422-474 1362-1205 2663-607">
          <text:p/>
        </draw:path>
        <draw:path draw:style-name="gr54" draw:text-style-name="P1" draw:layer="controls" svg:width="4.008cm" svg:height="0.802cm" draw:transform="rotate (0.726755100530439) translate (18.8465161285384cm 10.4999669172615cm)" svg:viewBox="0 0 4009 803" svg:d="M0 803c422-475 2637-1055 4009-686">
          <text:p/>
        </draw:path>
        <draw:path draw:style-name="gr25" draw:text-style-name="P1" draw:layer="controls" svg:width="4.454cm" svg:height="0.919cm" draw:transform="rotate (0.726755100530439) translate (19.8603358857861cm 10.8843736084194cm)" svg:viewBox="0 0 4455 920" svg:d="M4455 0c-2188 1027-3084 1081-4455 711">
          <text:p/>
        </draw:path>
        <draw:path draw:style-name="gr25" draw:text-style-name="P1" draw:layer="controls" svg:width="2.425cm" svg:height="0.982cm" draw:transform="rotate (0.726755100530439) translate (9.43032666533314cm 6.57863111850407cm)" svg:viewBox="0 0 2426 983" svg:d="M2426 0c-844 949-1055 1186-2426 817">
          <text:p/>
        </draw:path>
        <draw:path draw:style-name="gr25" draw:text-style-name="P1" draw:layer="controls" svg:width="2.188cm" svg:height="1.026cm" draw:transform="rotate (0.726755100530439) translate (7.80237392512589cm 9.79622003517707cm)" svg:viewBox="0 0 2189 1027" svg:d="M2189 0c-844 949-703 941-2189 1027">
          <text:p/>
        </draw:path>
        <draw:path draw:style-name="gr25" draw:text-style-name="P1" draw:layer="controls" svg:width="2.187cm" svg:height="1.451cm" draw:transform="rotate (0.726755100530439) translate (13.4174622968827cm 8.96114146466439cm)" svg:viewBox="0 0 2188 1452" svg:d="M2188 0c-532 1226-979 1252-2188 1452">
          <text:p/>
        </draw:path>
        <draw:path draw:style-name="gr54" draw:text-style-name="P1" draw:layer="controls" svg:width="2.425cm" svg:height="0.981cm" draw:transform="rotate (0.726755100530439) translate (15.6627681566272cm 6.0441276834357cm)" svg:viewBox="0 0 2426 982" svg:d="M2426 0c-844 949-1055 1185-2426 816">
          <text:p/>
        </draw:path>
        <draw:path draw:style-name="gr54" draw:text-style-name="P1" draw:layer="controls" svg:width="4.033cm" svg:height="3.586cm" draw:transform="rotate (0.726755100530439) translate (2.87cm 7.607cm)" svg:viewBox="0 0 4034 3587" svg:d="M0 0c2769 1187 3059 2294 4034 3587">
          <text:p/>
        </draw:path>
        <draw:path draw:style-name="gr54" draw:text-style-name="P1" draw:layer="controls" svg:width="2.686cm" svg:height="2.232cm" draw:transform="rotate (0.726755100530439) translate (6.998cm 4.114cm)" svg:viewBox="0 0 2687 2233" svg:d="M0 0c1608 580 2398 1126 2687 2233">
          <text:p/>
        </draw:path>
        <draw:path draw:style-name="gr54" draw:text-style-name="P1" draw:layer="controls" svg:width="4.217cm" svg:height="2.9cm" draw:transform="rotate (0.726755100530439) translate (11.76cm 4.097cm)" svg:viewBox="0 0 4218 2901" svg:d="M0 0c2769 1187 3243 1608 4218 2901">
          <text:p/>
        </draw:path>
        <draw:path draw:style-name="gr51" draw:text-style-name="P1" draw:layer="controls" svg:width="1.37cm" svg:height="4.666cm" draw:transform="rotate (0.726755100530439) translate (18.428cm 3.897cm)" svg:viewBox="0 0 1371 4667" svg:d="M0 0c1713 2373 1556 3507 949 4667">
          <text:p/>
        </draw:path>
        <draw:path draw:style-name="gr57" draw:text-style-name="P1" draw:layer="controls" svg:width="2.662cm" svg:height="3.215cm" draw:transform="rotate (0.726755100530439) translate (14.301cm 10.783cm)" svg:viewBox="0 0 2663 3216" svg:d="M0 0c2584 1871 2136 1898 2663 3216">
          <text:p/>
        </draw:path>
        <draw:path draw:style-name="gr25" draw:text-style-name="P1" draw:layer="controls" svg:width="1.248cm" svg:height="3.532cm" draw:transform="rotate (0.726755100530439) translate (9.855cm 8.242cm)" svg:viewBox="0 0 1249 3533" svg:d="M0 0c1898 1688 1054 2637 1107 3533">
          <text:p/>
        </draw:path>
        <draw:path draw:style-name="gr45" draw:text-style-name="P1" draw:layer="controls" svg:width="0.48cm" svg:height="3.374cm" draw:transform="rotate (0.726755100530439) translate (6.66028992703064cm 4.44952404381854cm)" svg:viewBox="0 0 481 3375" svg:d="M26 0c791 1977 396 2901-26 3375">
          <text:p/>
        </draw:path>
        <draw:path draw:style-name="gr53" draw:text-style-name="P1" draw:layer="controls" svg:width="1.163cm" svg:height="2.636cm" draw:transform="rotate (0.726755100530439) translate (12.178cm 4.849cm)" svg:viewBox="0 0 1164 2637" svg:d="M0 0c738 1081 1441 1573 1054 2637">
          <text:p/>
        </draw:path>
        <draw:path draw:style-name="gr53" draw:text-style-name="P1" draw:layer="controls" svg:width="0.584cm" svg:height="4.93cm" draw:transform="rotate (0.726755100530439) translate (15.57cm 7.289cm)" svg:viewBox="0 0 585 4931" svg:d="M0 0c738 1081 711 4457 290 4931">
          <text:p/>
        </draw:path>
        <draw:path draw:style-name="gr25" draw:text-style-name="P1" draw:layer="controls" svg:width="2.661cm" svg:height="3.216cm" draw:transform="rotate (0.726755100530439) translate (14.518cm 11.317cm)" svg:viewBox="0 0 2662 3217" svg:d="M2662 3217c-1898-1688-2108-1450-2662-3217">
          <text:p/>
        </draw:path>
        <draw:path draw:style-name="gr25" draw:text-style-name="P1" draw:layer="controls" svg:width="3.971cm" svg:height="3.175cm" draw:transform="rotate (0.726755100530439) translate (8.586cm 11.483cm)" svg:viewBox="0 0 3972 3176" svg:d="M3972 3176c-1898-1688-3418-1409-3972-3176">
          <text:p/>
        </draw:path>
        <draw:path draw:style-name="gr25" draw:text-style-name="P1" draw:layer="controls" svg:width="1.599cm" svg:height="4.925cm" draw:transform="rotate (0.726755100530439) translate (2.94586171317628cm 8.38046112785382cm)" svg:viewBox="0 0 1600 4926" svg:d="M1600 4926c-1476-2162-1699-3344-1568-4926">
          <text:p/>
        </draw:path>
        <draw:path draw:style-name="gr25" draw:text-style-name="P1" draw:layer="controls" svg:width="4.499cm" svg:height="4.493cm" draw:transform="rotate (0.726755100530439) translate (16.206cm 7.238cm)" svg:viewBox="0 0 4500 4494" svg:d="M4500 4494c-1635-1029-3946-2727-4500-4494">
          <text:p/>
        </draw:path>
        <draw:path draw:style-name="gr25" draw:text-style-name="P1" draw:layer="controls" svg:width="3.725cm" svg:height="2.498cm" draw:transform="rotate (0.726755100530439) translate (10.173cm 7.897cm)" svg:viewBox="0 0 3726 2499" svg:d="M3726 2499c-1634-1029-2031-106-3726-2499">
          <text:p/>
        </draw:path>
        <draw:path draw:style-name="gr25" draw:text-style-name="P1" draw:layer="controls" svg:width="4.014cm" svg:height="3.605cm" draw:transform="rotate (0.726755100530439) translate (3.188cm 7.897cm)" svg:viewBox="0 0 4015 3606" svg:d="M4015 3606c-1845-791-2320-1213-4015-3606">
          <text:p/>
        </draw:path>
        <draw:path draw:style-name="gr25" draw:text-style-name="P1" draw:layer="controls" svg:width="2.668cm" svg:height="2.254cm" draw:transform="rotate (0.726755100530439) translate (7.315cm 4.42cm)" svg:viewBox="0 0 2669 2255" svg:d="M2669 2255c-1134-159-2294-765-2669-2255">
          <text:p/>
        </draw:path>
        <draw:path draw:style-name="gr25" draw:text-style-name="P1" draw:layer="controls" svg:width="3.968cm" svg:height="2.703cm" draw:transform="rotate (0.726755100530439) translate (12.395cm 4.432cm)" svg:viewBox="0 0 3969 2704" svg:d="M3969 2704c-1134-158-3594-1214-3969-2704">
          <text:p/>
        </draw:path>
        <draw:path draw:style-name="gr25" draw:text-style-name="P1" draw:layer="controls" svg:width="1.286cm" svg:height="4.429cm" draw:transform="rotate (0.726755100530439) translate (18.3328159681709cm 4.73362724350089cm)" svg:viewBox="0 0 1287 4430" svg:d="M1287 4430c-1556-3507-1345-3745-1160-4430">
          <text:p/>
        </draw:path>
        <draw:path draw:style-name="gr25" draw:text-style-name="P1" draw:layer="controls" svg:width="0.54cm" svg:height="4.93cm" draw:transform="rotate (0.726755100530439) translate (15.3817547793415cm 8.09136708689914cm)" svg:viewBox="0 0 541 4931" svg:d="M541 4931c-870-3322-474-4246-289-4931">
          <text:p/>
        </draw:path>
        <draw:path draw:style-name="gr25" draw:text-style-name="P1" draw:layer="controls" svg:width="1.086cm" svg:height="2.785cm" draw:transform="rotate (0.726755100530439) translate (11.9541822268689cm 5.29408523840763cm)" svg:viewBox="0 0 1087 2786" svg:d="M1087 2786c-1424-1265-1106-2101-921-2786">
          <text:p/>
        </draw:path>
        <draw:path draw:style-name="gr54" draw:text-style-name="P1" draw:layer="controls" svg:width="0.439cm" svg:height="3.377cm" draw:transform="rotate (0.726755100530439) translate (6.32915243711787cm 5.37491170814925cm)" svg:viewBox="0 0 440 3378" svg:d="M440 3378c-790-1978-312-2693-127-3378">
          <text:p/>
        </draw:path>
        <draw:custom-shape draw:style-name="gr3" draw:text-style-name="P11" draw:layer="controls" svg:width="1.905cm" svg:height="1.905cm" svg:x="1.283cm" svg:y="6.654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controls" svg:width="1.905cm" svg:height="1.905cm" svg:x="5.41cm" svg:y="3.162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controls" svg:width="1.905cm" svg:height="1.905cm" svg:x="6.68cm" svg:y="10.147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controls" svg:width="1.905cm" svg:height="1.905cm" svg:x="10.49cm" svg:y="3.479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controls" svg:width="1.905cm" svg:height="1.905cm" svg:x="8.268cm" svg:y="6.972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controls" svg:width="1.905cm" svg:height="1.905cm" svg:x="12.713cm" svg:y="9.829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controls" svg:width="1.905cm" svg:height="1.905cm" svg:x="16.84cm" svg:y="2.844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controls" svg:width="1.905cm" svg:height="1.905cm" svg:x="21.92cm" svg:y="6.654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controls" svg:width="1.905cm" svg:height="1.905cm" svg:x="14.3cm" svg:y="6.019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controls" svg:width="1.905cm" svg:height="1.905cm" svg:x="18.428cm" svg:y="10.782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controls" svg:width="0.635cm" svg:height="0.317cm" svg:x="6.58cm" svg:y="5.802cm">
          <text:p text:style-name="P2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controls" svg:width="0.635cm" svg:height="0.317cm" svg:x="7.633cm" svg:y="5.067cm">
          <text:p text:style-name="P21"><text:span text:style-name="T15">2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controls" svg:width="0.635cm" svg:height="0.317cm" svg:x="8.068cm" svg:y="3.479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controls" svg:width="0.635cm" svg:height="0.317cm" svg:x="9.668cm" svg:y="4.579cm">
          <text:p text:style-name="P21"><text:span text:style-name="T15">4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controls" svg:width="0.635cm" svg:height="0.317cm" svg:x="14.3cm" svg:y="3.162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controls" svg:width="0.635cm" svg:height="0.317cm" svg:x="15.1cm" svg:y="4.362cm">
          <text:p text:style-name="P21"><text:span text:style-name="T15">2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controls" svg:width="0.635cm" svg:height="0.317cm" svg:x="20.75cm" svg:y="4.749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controls" svg:width="0.635cm" svg:height="0.317cm" svg:x="18.745cm" svg:y="5.384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controls" svg:width="0.635cm" svg:height="0.317cm" svg:x="15.253cm" svg:y="5.384cm">
          <text:p text:style-name="P2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controls" svg:width="0.635cm" svg:height="0.317cm" svg:x="17.158cm" svg:y="5.067cm">
          <text:p text:style-name="P21"><text:span text:style-name="T15">1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controls" svg:width="0.635cm" svg:height="0.317cm" svg:x="19.698cm" svg:y="6.655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controls" svg:width="0.635cm" svg:height="0.317cm" svg:x="19.58cm" svg:y="7.707cm">
          <text:p text:style-name="P21"><text:span text:style-name="T15">4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controls" svg:width="0.635cm" svg:height="0.317cm" svg:x="20.55cm" svg:y="8.56cm">
          <text:p text:style-name="P2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controls" svg:width="0.635cm" svg:height="0.317cm" svg:x="21.92cm" svg:y="9.512cm">
          <text:p text:style-name="P21"><text:span text:style-name="T15">2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controls" svg:width="0.635cm" svg:height="0.317cm" svg:x="16.94cm" svg:y="8.142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controls" svg:width="0.635cm" svg:height="0.317cm" svg:x="16.088cm" svg:y="9.095cm">
          <text:p text:style-name="P21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controls" svg:width="0.635cm" svg:height="0.317cm" svg:x="15.57cm" svg:y="10.465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controls" svg:width="0.635cm" svg:height="0.317cm" svg:x="16.523cm" svg:y="11.852cm">
          <text:p text:style-name="P21"><text:span text:style-name="T15">1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controls" svg:width="0.635cm" svg:height="0.317cm" svg:x="14.718cm" svg:y="9.195cm">
          <text:p text:style-name="P21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controls" svg:width="0.635cm" svg:height="0.317cm" svg:x="13.348cm" svg:y="9.194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controls" svg:width="0.635cm" svg:height="0.317cm" svg:x="7.098cm" svg:y="9.512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controls" svg:width="0.635cm" svg:height="0.317cm" svg:x="9.003cm" svg:y="9.512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controls" svg:width="0.635cm" svg:height="0.317cm" svg:x="9.02cm" svg:y="6.002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controls" svg:width="0.635cm" svg:height="0.317cm" svg:x="10.908cm" svg:y="5.702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controls" svg:width="0.635cm" svg:height="0.317cm" svg:x="12.713cm" svg:y="6.655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controls" svg:width="0.635cm" svg:height="0.317cm" svg:x="12.913cm" svg:y="7.607cm">
          <text:p text:style-name="P21"><text:span text:style-name="T15">3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controls" svg:width="0.635cm" svg:height="0.317cm" svg:x="11.76cm" svg:y="8.56cm">
          <text:p text:style-name="P21"><text:span text:style-name="T15">2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controls" svg:width="0.635cm" svg:height="0.317cm" svg:x="10.073cm" svg:y="9.295cm">
          <text:p text:style-name="P21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controls" svg:width="0.635cm" svg:height="0.317cm" svg:x="9.738cm" svg:y="10.047cm">
          <text:p text:style-name="P21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controls" svg:width="0.635cm" svg:height="0.317cm" svg:x="11.343cm" svg:y="11.317cm">
          <text:p text:style-name="P21"><text:span text:style-name="T15">5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controls" svg:width="0.635cm" svg:height="0.317cm" svg:x="5.393cm" svg:y="6.872cm">
          <text:p text:style-name="P2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controls" svg:width="0.635cm" svg:height="0.317cm" svg:x="6.045cm" svg:y="8.242cm">
          <text:p text:style-name="P21"><text:span text:style-name="T15">37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controls" svg:width="0.635cm" svg:height="0.317cm" svg:x="5.728cm" svg:y="8.994cm">
          <text:p text:style-name="P21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controls" svg:width="0.635cm" svg:height="0.317cm" svg:x="4.775cm" svg:y="10.047cm">
          <text:p text:style-name="P21"><text:span text:style-name="T15">55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controls" svg:width="5.932cm" svg:height="1.587cm" svg:x="21.92cm" svg:y="0.087cm">
          <text:p text:style-name="P7"><text:span text:style-name="T2">T</text:span><text:span text:style-name="T2">o</text:span><text:span text:style-name="T2">ta</text:span><text:span text:style-name="T2">l </text:span><text:span text:style-name="T2">fl</text:span><text:span text:style-name="T2">o</text:span><text:span text:style-name="T2">w</text:span><text:span text:style-name="T2">: </text:span><text:span text:style-name="T2">4</text:span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controls" svg:width="0.953cm" svg:height="0.953cm" draw:transform="rotate (-0.911934534167038) translate (4.584cm 4.976cm)">
          <text:p text:style-name="P5"><text:span text:style-name="T1">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controls" svg:width="0.953cm" svg:height="0.953cm" draw:transform="rotate (0.646819020789099) translate (7.15cm 5.958cm)">
          <text:p text:style-name="P29"><text:span text:style-name="T19">10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controls" svg:width="0.953cm" svg:height="0.953cm" draw:transform="rotate (-1.40760804173343) translate (12.683cm 6.872cm)">
          <text:p text:style-name="P27"><text:span text:style-name="T18">1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controls" svg:width="0.953cm" svg:height="0.953cm" draw:transform="rotate (-0.605105651666435) translate (16.43cm 4.749cm)">
          <text:p text:style-name="P5"><text:span text:style-name="T1">6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controls" svg:width="0.953cm" svg:height="0.953cm" draw:transform="rotate (-2.30400914555771) translate (20.996cm 5.604cm)">
          <text:p text:style-name="P27"><text:span text:style-name="T18">15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controls" svg:width="0.953cm" svg:height="0.953cm" draw:transform="rotate (-2.19841672581206) translate (5.825cm 9.367cm)">
          <text:p text:style-name="P27"><text:span text:style-name="T18">24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controls" svg:width="0.953cm" svg:height="0.953cm" draw:transform="rotate (-1.46660017045083) translate (10.803cm 10.464cm)">
          <text:p text:style-name="P27"><text:span text:style-name="T18">24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controls" svg:width="0.953cm" svg:height="0.953cm" draw:transform="rotate (0.947539250907722) translate (10.489cm 9.313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controls" svg:width="0.953cm" svg:height="0.953cm" draw:transform="rotate (-1.68302099769813) translate (19.56cm 6.857cm)">
          <text:p text:style-name="P27"><text:span text:style-name="T18">20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controls" svg:width="0.953cm" svg:height="0.953cm" draw:transform="rotate (-1.6004669240788) translate (6.363cm 7.289cm)">
          <text:p text:style-name="P29"><text:span text:style-name="T19">1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controls" svg:width="0.953cm" svg:height="0.953cm" draw:transform="rotate (-1.51337499440428) translate (9.624cm 3.855cm)">
          <text:p text:style-name="P29"><text:span text:style-name="T19">1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controls" svg:width="0.953cm" svg:height="0.953cm" draw:transform="rotate (-1.4154620233674) translate (14.882cm 3.601cm)">
          <text:p text:style-name="P5"><text:span text:style-name="T1">9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39" draw:text-style-name="P22" draw:layer="controls" svg:width="0.635cm" svg:height="0.317cm" svg:x="13.982cm" svg:y="5.183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controls" svg:width="0.635cm" svg:height="0.317cm" svg:x="12.177cm" svg:y="5.818cm">
          <text:p text:style-name="P21"><text:span text:style-name="T15">18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controls" svg:width="0.953cm" svg:height="0.953cm" draw:transform="rotate (-2.22424759874157) translate (14.407cm 5.823cm)">
          <text:p text:style-name="P5"><text:span text:style-name="T1">9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controls" svg:width="0.953cm" svg:height="0.953cm" draw:transform="rotate (-1.76714586764426) translate (17.662cm 10.964cm)">
          <text:p text:style-name="P5"><text:span text:style-name="T1">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controls" svg:width="0.953cm" svg:height="0.953cm" draw:transform="rotate (-0.677362282699) translate (21.287cm 8.766cm)">
          <text:p text:style-name="P29"><text:span text:style-name="T19">14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controls" svg:width="0.953cm" svg:height="0.953cm" draw:transform="rotate (-2.39720972761421) translate (18.281cm 9.706cm)">
          <text:p text:style-name="P5"><text:span text:style-name="T1">6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controls" svg:width="0.953cm" svg:height="0.953cm" draw:transform="rotate (-0.343829862642883) translate (14.391cm 7.805cm)">
          <text:p text:style-name="P5"><text:span text:style-name="T1">5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</draw:page>
      <draw:page draw:name="page63" draw:style-name="dp1" draw:master-page-name="Default">
        <draw:path draw:style-name="gr10" draw:text-style-name="P1" draw:layer="controls" svg:width="14.877cm" svg:height="6.419cm" draw:transform="skewX (1.95013161880146E-017) rotate (-1.40080125765065) translate (20.956cm 0cm)" svg:viewBox="0 0 14878 6420" svg:d="M0 0c9485 2917 7599 4526 14878 6420">
          <text:p/>
        </draw:path>
        <draw:path draw:style-name="gr53" draw:text-style-name="P1" draw:layer="controls" svg:width="4.296cm" svg:height="4.244cm" draw:transform="rotate (0.726755100530439) translate (15.875cm 6.958cm)" svg:viewBox="0 0 4297 4245" svg:d="M0 0c2769 1187 3322 2952 4297 4245">
          <text:p/>
        </draw:path>
        <draw:line draw:style-name="gr48" draw:text-style-name="P1" draw:layer="controls" svg:x1="15.255cm" svg:y1="6.974cm" svg:x2="19.38cm" svg:y2="11.734cm">
          <text:p/>
        </draw:line>
        <draw:line draw:style-name="gr48" draw:text-style-name="P1" draw:layer="controls" svg:x1="13.665cm" svg:y1="10.782cm" svg:x2="19.381cm" svg:y2="11.734cm">
          <text:p/>
        </draw:line>
        <draw:line draw:style-name="gr34" draw:text-style-name="P1" draw:layer="controls" svg:x1="15.256cm" svg:y1="6.974cm" svg:x2="22.873cm" svg:y2="7.607cm">
          <text:p/>
        </draw:line>
        <draw:line draw:style-name="gr43" draw:text-style-name="P1" draw:layer="controls" svg:x1="22.873cm" svg:y1="7.608cm" svg:x2="17.793cm" svg:y2="3.797cm">
          <text:p/>
        </draw:line>
        <draw:path draw:style-name="gr51" draw:text-style-name="P1" draw:layer="controls" svg:width="1.37cm" svg:height="4.666cm" draw:transform="rotate (0.726755100530439) translate (18.428cm 3.897cm)" svg:viewBox="0 0 1371 4667" svg:d="M0 0c1713 2373 1556 3507 949 4667">
          <text:p/>
        </draw:path>
        <draw:path draw:style-name="gr57" draw:text-style-name="P1" draw:layer="controls" svg:width="2.662cm" svg:height="3.215cm" draw:transform="rotate (0.726755100530439) translate (14.301cm 10.783cm)" svg:viewBox="0 0 2663 3216" svg:d="M0 0c2584 1871 2136 1898 2663 3216">
          <text:p/>
        </draw:path>
        <draw:path draw:style-name="gr53" draw:text-style-name="P1" draw:layer="controls" svg:width="0.584cm" svg:height="4.93cm" draw:transform="rotate (0.726755100530439) translate (15.57cm 7.289cm)" svg:viewBox="0 0 585 4931" svg:d="M0 0c738 1081 711 4457 290 4931">
          <text:p/>
        </draw:path>
        <draw:path draw:style-name="gr25" draw:text-style-name="P1" draw:layer="controls" svg:width="2.661cm" svg:height="3.216cm" draw:transform="rotate (0.726755100530439) translate (14.518cm 11.317cm)" svg:viewBox="0 0 2662 3217" svg:d="M2662 3217c-1898-1688-2108-1450-2662-3217">
          <text:p/>
        </draw:path>
        <draw:path draw:style-name="gr25" draw:text-style-name="P1" draw:layer="controls" svg:width="4.499cm" svg:height="4.493cm" draw:transform="rotate (0.726755100530439) translate (16.206cm 7.238cm)" svg:viewBox="0 0 4500 4494" svg:d="M4500 4494c-1635-1029-3946-2727-4500-4494">
          <text:p/>
        </draw:path>
        <draw:path draw:style-name="gr25" draw:text-style-name="P1" draw:layer="controls" svg:width="1.286cm" svg:height="4.429cm" draw:transform="rotate (0.726755100530439) translate (18.3328159681709cm 4.73362724350089cm)" svg:viewBox="0 0 1287 4430" svg:d="M1287 4430c-1556-3507-1345-3745-1160-4430">
          <text:p/>
        </draw:path>
        <draw:path draw:style-name="gr25" draw:text-style-name="P1" draw:layer="controls" svg:width="0.54cm" svg:height="4.93cm" draw:transform="rotate (0.726755100530439) translate (15.3817547793415cm 8.09136708689914cm)" svg:viewBox="0 0 541 4931" svg:d="M541 4931c-870-3322-474-4246-289-4931">
          <text:p/>
        </draw:path>
        <draw:custom-shape draw:style-name="gr3" draw:text-style-name="P11" draw:layer="controls" svg:width="1.905cm" svg:height="1.905cm" svg:x="1.283cm" svg:y="6.654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controls" svg:width="1.905cm" svg:height="1.905cm" svg:x="12.713cm" svg:y="9.829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controls" svg:width="1.905cm" svg:height="1.905cm" svg:x="16.84cm" svg:y="2.844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controls" svg:width="1.905cm" svg:height="1.905cm" svg:x="21.92cm" svg:y="6.654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controls" svg:width="1.905cm" svg:height="1.905cm" svg:x="14.3cm" svg:y="6.019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controls" svg:width="1.905cm" svg:height="1.905cm" svg:x="18.428cm" svg:y="10.782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controls" svg:width="0.635cm" svg:height="0.317cm" svg:x="20.75cm" svg:y="4.749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controls" svg:width="0.635cm" svg:height="0.317cm" svg:x="18.745cm" svg:y="5.384cm">
          <text:p text:style-name="P21"><text:span text:style-name="T15">3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controls" svg:width="0.635cm" svg:height="0.317cm" svg:x="19.698cm" svg:y="6.655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controls" svg:width="0.635cm" svg:height="0.317cm" svg:x="19.58cm" svg:y="7.707cm">
          <text:p text:style-name="P21"><text:span text:style-name="T15">4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controls" svg:width="0.635cm" svg:height="0.317cm" svg:x="16.94cm" svg:y="8.142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controls" svg:width="0.635cm" svg:height="0.317cm" svg:x="16.088cm" svg:y="9.095cm">
          <text:p text:style-name="P21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controls" svg:width="0.635cm" svg:height="0.317cm" svg:x="15.57cm" svg:y="10.465cm">
          <text:p text:style-name="P2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controls" svg:width="0.635cm" svg:height="0.317cm" svg:x="16.523cm" svg:y="11.852cm">
          <text:p text:style-name="P21"><text:span text:style-name="T15">16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controls" svg:width="5.932cm" svg:height="1.587cm" svg:x="21.92cm" svg:y="0.087cm">
          <text:p text:style-name="P7"><text:span text:style-name="T2">Total flow: 49</text:span></text:p>
          <draw:enhanced-geometry svg:viewBox="0 0 21600 21600" draw:type="rectangle" draw:enhanced-path="M 0 0 L 21600 0 21600 21600 0 21600 0 0 Z N"/>
        </draw:custom-shape>
        <draw:custom-shape draw:style-name="gr44" draw:text-style-name="P28" draw:layer="controls" svg:width="0.953cm" svg:height="0.953cm" draw:transform="rotate (-2.30400914555771) translate (20.996cm 5.604cm)">
          <text:p text:style-name="P27"><text:span text:style-name="T18">15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controls" svg:width="0.953cm" svg:height="0.953cm" draw:transform="rotate (-1.68302099769813) translate (19.56cm 6.857cm)">
          <text:p text:style-name="P27"><text:span text:style-name="T18">20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controls" svg:width="0.953cm" svg:height="0.953cm" draw:transform="rotate (-1.76714586764426) translate (17.662cm 10.964cm)">
          <text:p text:style-name="P5"><text:span text:style-name="T1">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controls" svg:width="0.953cm" svg:height="0.953cm" draw:transform="rotate (-2.39720972761421) translate (18.281cm 9.706cm)">
          <text:p text:style-name="P5"><text:span text:style-name="T1">6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</draw:page>
      <draw:page draw:name="page64" draw:style-name="dp1" draw:master-page-name="Default">
        <draw:path draw:style-name="gr10" draw:text-style-name="P1" draw:layer="controls" svg:width="14.877cm" svg:height="6.419cm" draw:transform="rotate (-1.40080125765065) translate (20.943cm 0cm)" svg:viewBox="0 0 14878 6420" svg:d="M0 0c9485 2917 7599 4526 14878 6420">
          <text:p/>
        </draw:path>
        <draw:line draw:style-name="gr1" draw:text-style-name="P1" draw:layer="controls" svg:x1="6.337cm" svg:y1="4.14cm" svg:x2="2.209cm" svg:y2="7.633cm">
          <text:p/>
        </draw:line>
        <draw:line draw:style-name="gr1" draw:text-style-name="P1" draw:layer="controls" svg:x1="6.337cm" svg:y1="4.141cm" svg:x2="9.194cm" svg:y2="7.95cm">
          <text:p/>
        </draw:line>
        <draw:line draw:style-name="gr1" draw:text-style-name="P1" draw:layer="controls" svg:x1="7.607cm" svg:y1="11.125cm" svg:x2="2.209cm" svg:y2="7.634cm">
          <text:p/>
        </draw:line>
        <draw:line draw:style-name="gr1" draw:text-style-name="P1" draw:layer="controls" svg:x1="7.607cm" svg:y1="11.126cm" svg:x2="9.194cm" svg:y2="7.95cm">
          <text:p/>
        </draw:line>
        <draw:line draw:style-name="gr1" draw:text-style-name="P1" draw:layer="controls" svg:x1="7.608cm" svg:y1="11.126cm" svg:x2="13.639cm" svg:y2="10.808cm">
          <text:p/>
        </draw:line>
        <draw:line draw:style-name="gr1" draw:text-style-name="P1" draw:layer="controls" svg:x1="9.194cm" svg:y1="7.95cm" svg:x2="13.64cm" svg:y2="10.808cm">
          <text:p/>
        </draw:line>
        <draw:line draw:style-name="gr1" draw:text-style-name="P1" draw:layer="controls" svg:x1="9.194cm" svg:y1="7.95cm" svg:x2="11.417cm" svg:y2="4.458cm">
          <text:p/>
        </draw:line>
        <draw:line draw:style-name="gr1" draw:text-style-name="P1" draw:layer="controls" svg:x1="6.337cm" svg:y1="4.14cm" svg:x2="11.418cm" svg:y2="4.458cm">
          <text:p/>
        </draw:line>
        <draw:line draw:style-name="gr1" draw:text-style-name="P1" draw:layer="controls" svg:x1="17.767cm" svg:y1="3.823cm" svg:x2="11.419cm" svg:y2="4.458cm">
          <text:p/>
        </draw:line>
        <draw:line draw:style-name="gr1" draw:text-style-name="P1" draw:layer="controls" svg:x1="15.227cm" svg:y1="6.998cm" svg:x2="11.419cm" svg:y2="4.459cm">
          <text:p/>
        </draw:line>
        <draw:line draw:style-name="gr1" draw:text-style-name="P1" draw:layer="controls" svg:x1="15.227cm" svg:y1="6.999cm" svg:x2="9.194cm" svg:y2="7.95cm">
          <text:p/>
        </draw:line>
        <draw:line draw:style-name="gr1" draw:text-style-name="P1" draw:layer="controls" svg:x1="15.228cm" svg:y1="7cm" svg:x2="13.639cm" svg:y2="10.808cm">
          <text:p/>
        </draw:line>
        <draw:line draw:style-name="gr61" draw:text-style-name="P1" draw:layer="controls" svg:x1="15.229cm" svg:y1="7cm" svg:x2="19.354cm" svg:y2="11.76cm">
          <text:p/>
        </draw:line>
        <draw:line draw:style-name="gr1" draw:text-style-name="P1" draw:layer="controls" svg:x1="15.23cm" svg:y1="7cm" svg:x2="17.767cm" svg:y2="3.823cm">
          <text:p/>
        </draw:line>
        <draw:line draw:style-name="gr61" draw:text-style-name="P1" draw:layer="controls" svg:x1="13.639cm" svg:y1="10.808cm" svg:x2="19.355cm" svg:y2="11.76cm">
          <text:p/>
        </draw:line>
        <draw:line draw:style-name="gr7" draw:text-style-name="P1" draw:layer="controls" svg:x1="15.23cm" svg:y1="7cm" svg:x2="22.847cm" svg:y2="7.633cm">
          <text:p/>
        </draw:line>
        <draw:line draw:style-name="gr62" draw:text-style-name="P1" draw:layer="controls" svg:x1="22.847cm" svg:y1="7.633cm" svg:x2="19.355cm" svg:y2="11.76cm">
          <text:p/>
        </draw:line>
        <draw:line draw:style-name="gr7" draw:text-style-name="P1" draw:layer="controls" svg:x1="22.847cm" svg:y1="7.634cm" svg:x2="17.767cm" svg:y2="3.823cm">
          <text:p/>
        </draw:line>
        <draw:line draw:style-name="gr1" draw:text-style-name="P1" draw:layer="controls" svg:x1="2.209cm" svg:y1="7.633cm" svg:x2="9.195cm" svg:y2="7.951cm">
          <text:p/>
        </draw:line>
        <draw:custom-shape draw:style-name="gr3" draw:text-style-name="P3" draw:layer="controls" svg:width="1.905cm" svg:height="1.905cm" svg:x="1.257cm" svg:y="6.68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controls" svg:width="1.905cm" svg:height="1.905cm" svg:x="5.384cm" svg:y="3.188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controls" svg:width="1.905cm" svg:height="1.905cm" svg:x="6.654cm" svg:y="10.173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controls" svg:width="1.905cm" svg:height="1.905cm" svg:x="10.464cm" svg:y="3.505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controls" svg:width="1.905cm" svg:height="1.905cm" svg:x="8.242cm" svg:y="6.998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controls" svg:width="1.905cm" svg:height="1.905cm" svg:x="12.687cm" svg:y="9.855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controls" svg:width="1.905cm" svg:height="1.905cm" svg:x="16.814cm" svg:y="2.87cm">
          <text:p text:style-name="P2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controls" svg:width="1.905cm" svg:height="1.905cm" svg:x="21.894cm" svg:y="6.68cm">
          <text:p text:style-name="P2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controls" svg:width="1.905cm" svg:height="1.905cm" svg:x="14.274cm" svg:y="6.045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controls" svg:width="1.905cm" svg:height="1.905cm" svg:x="18.402cm" svg:y="10.808cm">
          <text:p text:style-name="P2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controls" svg:width="0.953cm" svg:height="0.953cm" svg:x="3.797cm" svg:y="5.41cm">
          <text:p text:style-name="P5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controls" svg:width="0.953cm" svg:height="0.953cm" svg:x="5.067cm" svg:y="7.315cm">
          <text:p text:style-name="P5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controls" svg:width="0.953cm" svg:height="0.953cm" svg:x="4.431cm" svg:y="8.903cm">
          <text:p text:style-name="P5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2" draw:layer="controls" svg:width="1.284cm" svg:height="1.258cm" svg:x="19.353cm" svg:y="4.774cm">
          <text:p text:style-name="P31"><text:span text:style-name="T20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3" draw:layer="controls" svg:width="0.953cm" svg:height="0.953cm" svg:x="20.624cm" svg:y="9.22cm">
          <text:p text:style-name="P5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2" draw:layer="controls" svg:width="1.271cm" svg:height="1.27cm" svg:x="18.732cm" svg:y="6.667cm">
          <text:p text:style-name="P31"><text:span text:style-name="T20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controls" svg:width="0.953cm" svg:height="0.953cm" svg:x="8.559cm" svg:y="3.905cm">
          <text:p text:style-name="P5"><text:span text:style-name="T1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controls" svg:width="0.953cm" svg:height="0.953cm" svg:x="7.389cm" svg:y="5.627cm">
          <text:p text:style-name="P5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controls" svg:width="0.953cm" svg:height="0.953cm" svg:x="7.907cm" svg:y="9.02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controls" svg:width="0.953cm" svg:height="0.953cm" svg:x="9.829cm" svg:y="10.49cm">
          <text:p text:style-name="P5"><text:span text:style-name="T1">3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controls" svg:width="0.953cm" svg:height="0.953cm" svg:x="13.957cm" svg:y="8.268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draw:layer="controls" svg:width="1.283cm" svg:height="1.257cm" svg:x="16.814cm" svg:y="10.808cm">
          <text:p text:style-name="P31"><text:span text:style-name="T20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2" draw:layer="controls" svg:width="1.283cm" svg:height="1.258cm" svg:x="17.462cm" svg:y="9.537cm">
          <text:p text:style-name="P31"><text:span text:style-name="T20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controls" svg:width="0.953cm" svg:height="0.953cm" svg:x="14.074cm" svg:y="3.705cm">
          <text:p text:style-name="P5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controls" svg:width="0.953cm" svg:height="0.953cm" svg:x="10.882cm" svg:y="8.903cm">
          <text:p text:style-name="P5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controls" svg:width="0.953cm" svg:height="0.953cm" svg:x="9.829cm" svg:y="5.728cm">
          <text:p text:style-name="P5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controls" svg:width="0.953cm" svg:height="0.953cm" svg:x="11.734cm" svg:y="6.997cm">
          <text:p text:style-name="P5"><text:span text:style-name="T1">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controls" svg:width="0.953cm" svg:height="0.953cm" svg:x="12.904cm" svg:y="5.31cm">
          <text:p text:style-name="P5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controls" svg:width="0.953cm" svg:height="0.953cm" svg:x="15.979cm" svg:y="4.892cm">
          <text:p text:style-name="P5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controls" svg:width="10.477cm" svg:height="1.587cm" svg:x="1.257cm" svg:y="13.348cm">
          <text:p text:style-name="P7"><text:span text:style-name="T2">Max flow </text:span><text:span text:style-name="T3">≤</text:span><text:span text:style-name="T4"> 49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controls" svg:width="5.932cm" svg:height="1.587cm" svg:x="21.907cm" svg:y="0.087cm">
          <text:p text:style-name="P7"><text:span text:style-name="T2">Total flow: 49</text:span></text:p>
          <draw:enhanced-geometry svg:viewBox="0 0 21600 21600" draw:type="rectangle" draw:enhanced-path="M 0 0 L 21600 0 21600 21600 0 21600 0 0 Z N"/>
        </draw:custom-shape>
      </draw:page>
      <draw:page draw:name="page65" draw:style-name="dp1" draw:master-page-name="Default">
        <draw:line draw:style-name="gr43" draw:text-style-name="P1" draw:layer="controls" svg:x1="6.363cm" svg:y1="4.114cm" svg:x2="2.235cm" svg:y2="7.607cm">
          <text:p/>
        </draw:line>
        <draw:line draw:style-name="gr43" draw:text-style-name="P1" draw:layer="controls" svg:x1="6.363cm" svg:y1="4.115cm" svg:x2="9.22cm" svg:y2="7.924cm">
          <text:p/>
        </draw:line>
        <draw:line draw:style-name="gr48" draw:text-style-name="P1" draw:layer="controls" svg:x1="7.633cm" svg:y1="11.099cm" svg:x2="2.235cm" svg:y2="7.608cm">
          <text:p/>
        </draw:line>
        <draw:line draw:style-name="gr48" draw:text-style-name="P1" draw:layer="controls" svg:x1="7.634cm" svg:y1="11.1cm" svg:x2="13.665cm" svg:y2="10.782cm">
          <text:p/>
        </draw:line>
        <draw:line draw:style-name="gr48" draw:text-style-name="P1" draw:layer="controls" svg:x1="9.22cm" svg:y1="7.924cm" svg:x2="13.666cm" svg:y2="10.782cm">
          <text:p/>
        </draw:line>
        <draw:line draw:style-name="gr48" draw:text-style-name="P1" draw:layer="controls" svg:x1="6.363cm" svg:y1="4.114cm" svg:x2="11.444cm" svg:y2="4.432cm">
          <text:p/>
        </draw:line>
        <draw:line draw:style-name="gr48" draw:text-style-name="P1" draw:layer="controls" svg:x1="17.793cm" svg:y1="3.797cm" svg:x2="11.445cm" svg:y2="4.432cm">
          <text:p/>
        </draw:line>
        <draw:line draw:style-name="gr48" draw:text-style-name="P1" draw:layer="controls" svg:x1="15.253cm" svg:y1="6.972cm" svg:x2="11.445cm" svg:y2="4.433cm">
          <text:p/>
        </draw:line>
        <draw:line draw:style-name="gr43" draw:text-style-name="P1" draw:layer="controls" svg:x1="15.253cm" svg:y1="6.973cm" svg:x2="9.22cm" svg:y2="7.924cm">
          <text:p/>
        </draw:line>
        <draw:line draw:style-name="gr48" draw:text-style-name="P1" draw:layer="controls" svg:x1="15.254cm" svg:y1="6.974cm" svg:x2="13.665cm" svg:y2="10.782cm">
          <text:p/>
        </draw:line>
        <draw:line draw:style-name="gr48" draw:text-style-name="P1" draw:layer="controls" svg:x1="15.255cm" svg:y1="6.974cm" svg:x2="19.38cm" svg:y2="11.734cm">
          <text:p/>
        </draw:line>
        <draw:line draw:style-name="gr43" draw:text-style-name="P1" draw:layer="controls" svg:x1="15.256cm" svg:y1="6.974cm" svg:x2="17.793cm" svg:y2="3.797cm">
          <text:p/>
        </draw:line>
        <draw:line draw:style-name="gr48" draw:text-style-name="P1" draw:layer="controls" svg:x1="13.665cm" svg:y1="10.782cm" svg:x2="19.381cm" svg:y2="11.734cm">
          <text:p/>
        </draw:line>
        <draw:line draw:style-name="gr48" draw:text-style-name="P1" draw:layer="controls" svg:x1="15.256cm" svg:y1="6.974cm" svg:x2="22.873cm" svg:y2="7.607cm">
          <text:p/>
        </draw:line>
        <draw:line draw:style-name="gr48" draw:text-style-name="P1" draw:layer="controls" svg:x1="22.873cm" svg:y1="7.607cm" svg:x2="19.381cm" svg:y2="11.734cm">
          <text:p/>
        </draw:line>
        <draw:line draw:style-name="gr43" draw:text-style-name="P1" draw:layer="controls" svg:x1="22.873cm" svg:y1="7.608cm" svg:x2="17.793cm" svg:y2="3.797cm">
          <text:p/>
        </draw:line>
        <draw:line draw:style-name="gr48" draw:text-style-name="P1" draw:layer="controls" svg:x1="2.235cm" svg:y1="7.607cm" svg:x2="9.221cm" svg:y2="7.925cm">
          <text:p/>
        </draw:line>
        <draw:custom-shape draw:style-name="gr3" draw:text-style-name="P11" draw:layer="controls" svg:width="1.905cm" svg:height="1.905cm" svg:x="1.283cm" svg:y="6.654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controls" svg:width="1.905cm" svg:height="1.905cm" svg:x="5.41cm" svg:y="3.162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controls" svg:width="1.905cm" svg:height="1.905cm" svg:x="6.68cm" svg:y="10.147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controls" svg:width="1.905cm" svg:height="1.905cm" svg:x="10.49cm" svg:y="3.479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controls" svg:width="1.905cm" svg:height="1.905cm" svg:x="8.268cm" svg:y="6.972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controls" svg:width="1.905cm" svg:height="1.905cm" svg:x="12.713cm" svg:y="9.829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controls" svg:width="1.905cm" svg:height="1.905cm" svg:x="16.84cm" svg:y="2.844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controls" svg:width="1.905cm" svg:height="1.905cm" svg:x="21.92cm" svg:y="6.654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controls" svg:width="1.905cm" svg:height="1.905cm" svg:x="14.3cm" svg:y="6.019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controls" svg:width="1.905cm" svg:height="1.905cm" svg:x="18.428cm" svg:y="10.782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8" draw:layer="controls" svg:width="5.932cm" svg:height="1.587cm" svg:x="21.92cm" svg:y="0.087cm">
          <text:p text:style-name="P7"><text:span text:style-name="T2">Maximal flow: 49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controls" svg:width="0.953cm" svg:height="0.953cm" draw:transform="rotate (-0.911934534167038) translate (4.584cm 4.976cm)">
          <text:p text:style-name="P5"><text:span text:style-name="T1">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controls" svg:width="0.953cm" svg:height="0.953cm" draw:transform="rotate (0.646819020789099) translate (7.15cm 5.958cm)">
          <text:p text:style-name="P29"><text:span text:style-name="T19">10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controls" svg:width="0.953cm" svg:height="0.953cm" draw:transform="rotate (-1.40760804173343) translate (12.683cm 6.872cm)">
          <text:p text:style-name="P27"><text:span text:style-name="T18">1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controls" svg:width="0.953cm" svg:height="0.953cm" draw:transform="rotate (-0.605105651666435) translate (16.43cm 4.749cm)">
          <text:p text:style-name="P5"><text:span text:style-name="T1">6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controls" svg:width="0.953cm" svg:height="0.953cm" draw:transform="rotate (-2.30400914555771) translate (20.996cm 5.604cm)">
          <text:p text:style-name="P27"><text:span text:style-name="T18">15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controls" svg:width="0.953cm" svg:height="0.953cm" draw:transform="rotate (-2.19841672581206) translate (5.825cm 9.367cm)">
          <text:p text:style-name="P27"><text:span text:style-name="T18">24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controls" svg:width="0.953cm" svg:height="0.953cm" draw:transform="rotate (-1.46660017045083) translate (10.803cm 10.464cm)">
          <text:p text:style-name="P27"><text:span text:style-name="T18">24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controls" svg:width="0.953cm" svg:height="0.953cm" draw:transform="rotate (0.947539250907722) translate (10.489cm 9.313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controls" svg:width="0.953cm" svg:height="0.953cm" draw:transform="rotate (-1.68302099769813) translate (19.56cm 6.857cm)">
          <text:p text:style-name="P27"><text:span text:style-name="T18">20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controls" svg:width="0.953cm" svg:height="0.953cm" draw:transform="rotate (-1.6004669240788) translate (6.363cm 7.289cm)">
          <text:p text:style-name="P29"><text:span text:style-name="T19">1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controls" svg:width="0.953cm" svg:height="0.953cm" draw:transform="rotate (-1.51337499440428) translate (9.624cm 3.855cm)">
          <text:p text:style-name="P29"><text:span text:style-name="T19">1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controls" svg:width="0.953cm" svg:height="0.953cm" draw:transform="rotate (-1.4154620233674) translate (14.882cm 3.601cm)">
          <text:p text:style-name="P5"><text:span text:style-name="T1">9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controls" svg:width="0.953cm" svg:height="0.953cm" draw:transform="rotate (-2.22424759874157) translate (14.407cm 5.823cm)">
          <text:p text:style-name="P5"><text:span text:style-name="T1">9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controls" svg:width="0.953cm" svg:height="0.953cm" draw:transform="rotate (-1.76714586764426) translate (17.662cm 10.964cm)">
          <text:p text:style-name="P5"><text:span text:style-name="T1">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controls" svg:width="0.953cm" svg:height="0.953cm" draw:transform="rotate (-0.677362282699) translate (21.287cm 8.766cm)">
          <text:p text:style-name="P29"><text:span text:style-name="T19">14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controls" svg:width="0.953cm" svg:height="0.953cm" draw:transform="rotate (-2.39720972761421) translate (18.281cm 9.706cm)">
          <text:p text:style-name="P5"><text:span text:style-name="T1">6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controls" svg:width="0.953cm" svg:height="0.953cm" draw:transform="rotate (-0.343829862642883) translate (14.391cm 7.805cm)">
          <text:p text:style-name="P5"><text:span text:style-name="T1">5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</draw:page>
      <draw:page draw:name="page66" draw:style-name="dp1" draw:master-page-name="Default">
        <draw:line draw:style-name="gr43" draw:text-style-name="P1" draw:layer="controls" svg:x1="6.363cm" svg:y1="4.114cm" svg:x2="2.235cm" svg:y2="7.607cm">
          <text:p/>
        </draw:line>
        <draw:line draw:style-name="gr43" draw:text-style-name="P1" draw:layer="controls" svg:x1="6.363cm" svg:y1="4.115cm" svg:x2="9.22cm" svg:y2="7.924cm">
          <text:p/>
        </draw:line>
        <draw:line draw:style-name="gr48" draw:text-style-name="P1" draw:layer="controls" svg:x1="7.633cm" svg:y1="11.099cm" svg:x2="2.235cm" svg:y2="7.608cm">
          <text:p/>
        </draw:line>
        <draw:line draw:style-name="gr48" draw:text-style-name="P1" draw:layer="controls" svg:x1="7.634cm" svg:y1="11.1cm" svg:x2="13.665cm" svg:y2="10.782cm">
          <text:p/>
        </draw:line>
        <draw:line draw:style-name="gr48" draw:text-style-name="P1" draw:layer="controls" svg:x1="9.22cm" svg:y1="7.924cm" svg:x2="13.666cm" svg:y2="10.782cm">
          <text:p/>
        </draw:line>
        <draw:line draw:style-name="gr48" draw:text-style-name="P1" draw:layer="controls" svg:x1="6.363cm" svg:y1="4.114cm" svg:x2="11.444cm" svg:y2="4.432cm">
          <text:p/>
        </draw:line>
        <draw:line draw:style-name="gr48" draw:text-style-name="P1" draw:layer="controls" svg:x1="17.793cm" svg:y1="3.797cm" svg:x2="11.445cm" svg:y2="4.432cm">
          <text:p/>
        </draw:line>
        <draw:line draw:style-name="gr48" draw:text-style-name="P1" draw:layer="controls" svg:x1="15.253cm" svg:y1="6.972cm" svg:x2="11.445cm" svg:y2="4.433cm">
          <text:p/>
        </draw:line>
        <draw:line draw:style-name="gr43" draw:text-style-name="P1" draw:layer="controls" svg:x1="15.253cm" svg:y1="6.973cm" svg:x2="9.22cm" svg:y2="7.924cm">
          <text:p/>
        </draw:line>
        <draw:line draw:style-name="gr48" draw:text-style-name="P1" draw:layer="controls" svg:x1="15.254cm" svg:y1="6.974cm" svg:x2="13.665cm" svg:y2="10.782cm">
          <text:p/>
        </draw:line>
        <draw:line draw:style-name="gr48" draw:text-style-name="P1" draw:layer="controls" svg:x1="15.255cm" svg:y1="6.974cm" svg:x2="19.38cm" svg:y2="11.734cm">
          <text:p/>
        </draw:line>
        <draw:line draw:style-name="gr43" draw:text-style-name="P1" draw:layer="controls" svg:x1="15.256cm" svg:y1="6.974cm" svg:x2="17.793cm" svg:y2="3.797cm">
          <text:p/>
        </draw:line>
        <draw:line draw:style-name="gr48" draw:text-style-name="P1" draw:layer="controls" svg:x1="13.665cm" svg:y1="10.782cm" svg:x2="19.381cm" svg:y2="11.734cm">
          <text:p/>
        </draw:line>
        <draw:line draw:style-name="gr48" draw:text-style-name="P1" draw:layer="controls" svg:x1="15.256cm" svg:y1="6.974cm" svg:x2="22.873cm" svg:y2="7.607cm">
          <text:p/>
        </draw:line>
        <draw:line draw:style-name="gr48" draw:text-style-name="P1" draw:layer="controls" svg:x1="22.873cm" svg:y1="7.607cm" svg:x2="19.381cm" svg:y2="11.734cm">
          <text:p/>
        </draw:line>
        <draw:line draw:style-name="gr43" draw:text-style-name="P1" draw:layer="controls" svg:x1="22.873cm" svg:y1="7.608cm" svg:x2="17.793cm" svg:y2="3.797cm">
          <text:p/>
        </draw:line>
        <draw:line draw:style-name="gr48" draw:text-style-name="P1" draw:layer="controls" svg:x1="2.235cm" svg:y1="7.607cm" svg:x2="9.221cm" svg:y2="7.925cm">
          <text:p/>
        </draw:line>
        <draw:custom-shape draw:style-name="gr3" draw:text-style-name="P11" draw:layer="controls" svg:width="1.905cm" svg:height="1.905cm" svg:x="1.283cm" svg:y="6.654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controls" svg:width="1.905cm" svg:height="1.905cm" svg:x="5.41cm" svg:y="3.162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controls" svg:width="1.905cm" svg:height="1.905cm" svg:x="6.68cm" svg:y="10.147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controls" svg:width="1.905cm" svg:height="1.905cm" svg:x="10.49cm" svg:y="3.479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controls" svg:width="1.905cm" svg:height="1.905cm" svg:x="8.268cm" svg:y="6.972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controls" svg:width="1.905cm" svg:height="1.905cm" svg:x="12.713cm" svg:y="9.829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controls" svg:width="1.905cm" svg:height="1.905cm" svg:x="16.84cm" svg:y="2.844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controls" svg:width="1.905cm" svg:height="1.905cm" svg:x="21.92cm" svg:y="6.654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controls" svg:width="1.905cm" svg:height="1.905cm" svg:x="14.3cm" svg:y="6.019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controls" svg:width="1.905cm" svg:height="1.905cm" svg:x="18.428cm" svg:y="10.782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8" draw:layer="controls" svg:width="5.932cm" svg:height="1.587cm" svg:x="21.92cm" svg:y="0.087cm">
          <text:p text:style-name="P7"><text:span text:style-name="T2">M</text:span><text:span text:style-name="T2">a</text:span><text:span text:style-name="T2">x</text:span><text:span text:style-name="T2">i</text:span><text:span text:style-name="T2">m</text:span><text:span text:style-name="T2">a</text:span><text:span text:style-name="T2">l </text:span><text:span text:style-name="T2">fl</text:span><text:span text:style-name="T2">o</text:span><text:span text:style-name="T2">w</text:span><text:span text:style-name="T2">: </text:span><text:span text:style-name="T2">4</text:span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controls" svg:width="0.953cm" svg:height="0.953cm" draw:transform="rotate (-0.911934534167038) translate (4.584cm 4.976cm)">
          <text:p text:style-name="P5"><text:span text:style-name="T1">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controls" svg:width="0.953cm" svg:height="0.953cm" draw:transform="rotate (0.646819020789099) translate (7.15cm 5.958cm)">
          <text:p text:style-name="P29"><text:span text:style-name="T19">10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controls" svg:width="0.953cm" svg:height="0.953cm" draw:transform="rotate (-1.40760804173343) translate (12.683cm 6.872cm)">
          <text:p text:style-name="P27"><text:span text:style-name="T18">1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controls" svg:width="0.953cm" svg:height="0.953cm" draw:transform="rotate (-0.605105651666435) translate (16.43cm 4.749cm)">
          <text:p text:style-name="P5"><text:span text:style-name="T1">6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controls" svg:width="0.953cm" svg:height="0.953cm" draw:transform="rotate (-2.30400914555771) translate (20.996cm 5.604cm)">
          <text:p text:style-name="P27"><text:span text:style-name="T18">15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controls" svg:width="0.953cm" svg:height="0.953cm" draw:transform="rotate (-2.19841672581206) translate (5.825cm 9.367cm)">
          <text:p text:style-name="P27"><text:span text:style-name="T18">24</text:span></text:p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controls" svg:width="0.953cm" svg:height="0.953cm" draw:transform="rotate (-1.46660017045083) translate (10.803cm 10.464cm)">
          <text:p text:style-name="P27"><text:span text:style-name="T18">24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controls" svg:width="0.953cm" svg:height="0.953cm" draw:transform="rotate (0.947539250907722) translate (10.489cm 9.313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controls" svg:width="0.953cm" svg:height="0.953cm" draw:transform="rotate (-1.68302099769813) translate (19.56cm 6.857cm)">
          <text:p text:style-name="P27"><text:span text:style-name="T18">20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controls" svg:width="0.953cm" svg:height="0.953cm" draw:transform="rotate (-1.6004669240788) translate (6.363cm 7.289cm)">
          <text:p text:style-name="P29"><text:span text:style-name="T19">1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controls" svg:width="0.953cm" svg:height="0.953cm" draw:transform="rotate (-1.51337499440428) translate (9.624cm 3.855cm)">
          <text:p text:style-name="P29"><text:span text:style-name="T19">1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controls" svg:width="0.953cm" svg:height="0.953cm" draw:transform="rotate (-1.4154620233674) translate (14.882cm 3.601cm)">
          <text:p text:style-name="P5"><text:span text:style-name="T1">9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controls" svg:width="0.953cm" svg:height="0.953cm" draw:transform="rotate (-2.22424759874157) translate (14.407cm 5.823cm)">
          <text:p text:style-name="P5"><text:span text:style-name="T1">9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controls" svg:width="0.953cm" svg:height="0.953cm" draw:transform="rotate (-1.76714586764426) translate (17.662cm 10.964cm)">
          <text:p text:style-name="P5"><text:span text:style-name="T1">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controls" svg:width="0.953cm" svg:height="0.953cm" draw:transform="rotate (-0.677362282699) translate (21.287cm 8.766cm)">
          <text:p text:style-name="P29"><text:span text:style-name="T19">14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controls" svg:width="0.953cm" svg:height="0.953cm" draw:transform="rotate (-2.39720972761421) translate (18.281cm 9.706cm)">
          <text:p text:style-name="P5"><text:span text:style-name="T1">6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controls" svg:width="0.953cm" svg:height="0.953cm" draw:transform="rotate (-0.343829862642883) translate (14.391cm 7.805cm)">
          <text:p text:style-name="P5"><text:span text:style-name="T1">5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line draw:style-name="gr68" draw:text-style-name="P1" draw:layer="controls" svg:x1="24.13cm" svg:y1="15.14cm" svg:x2="26.352cm" svg:y2="15.122cm">
          <text:p/>
        </draw:line>
        <draw:line draw:style-name="gr68" draw:text-style-name="P1" draw:layer="controls" svg:x1="18.417cm" svg:y1="15.135cm" svg:x2="20.639cm" svg:y2="15.117cm">
          <text:p/>
        </draw:line>
        <draw:line draw:style-name="gr68" draw:text-style-name="P1" draw:layer="controls" svg:x1="15.504cm" svg:y1="15.13cm" svg:x2="17.726cm" svg:y2="15.112cm">
          <text:p/>
        </draw:line>
        <draw:line draw:style-name="gr68" draw:text-style-name="P1" draw:layer="controls" svg:x1="12.691cm" svg:y1="15.125cm" svg:x2="14.913cm" svg:y2="15.107cm">
          <text:p/>
        </draw:line>
        <draw:line draw:style-name="gr68" draw:text-style-name="P1" draw:layer="controls" svg:x1="9.878cm" svg:y1="15.12cm" svg:x2="12.1cm" svg:y2="15.102cm">
          <text:p/>
        </draw:line>
        <draw:line draw:style-name="gr68" draw:text-style-name="P1" draw:layer="controls" svg:x1="6.965cm" svg:y1="15.115cm" svg:x2="9.187cm" svg:y2="15.097cm">
          <text:p/>
        </draw:line>
        <draw:line draw:style-name="gr68" draw:text-style-name="P1" draw:layer="controls" svg:x1="4.152cm" svg:y1="15.11cm" svg:x2="6.374cm" svg:y2="15.092cm">
          <text:p/>
        </draw:line>
        <draw:line draw:style-name="gr68" draw:text-style-name="P1" draw:layer="controls" svg:x1="1.239cm" svg:y1="15.105cm" svg:x2="3.461cm" svg:y2="15.087cm">
          <text:p/>
        </draw:line>
        <draw:path draw:style-name="gr68" draw:text-style-name="P1" draw:layer="controls" svg:width="7.936cm" svg:height="0.952cm" svg:x="1.27cm" svg:y="13.97cm" svg:viewBox="0 0 7937 953" svg:d="M0 953c1905-1271 6350-1271 7937 0">
          <text:p/>
        </draw:path>
        <draw:path draw:style-name="gr68" draw:text-style-name="P1" draw:layer="controls" svg:width="10.794cm" svg:height="0.952cm" svg:x="6.985cm" svg:y="13.97cm" svg:viewBox="0 0 10795 953" svg:d="M0 953c1905-1271 9208-1271 10795 0">
          <text:p/>
        </draw:path>
        <draw:path draw:style-name="gr68" draw:text-style-name="P1" draw:layer="controls" svg:width="16.522cm" svg:height="1.676cm" svg:x="6.972cm" svg:y="13.245cm" svg:viewBox="0 0 16523 1677" svg:d="M0 1666c2553-2529 14300-1894 16523 11">
          <text:p/>
        </draw:path>
        <draw:path draw:style-name="gr68" draw:text-style-name="P1" draw:layer="controls" svg:width="7.924cm" svg:height="0.477cm" svg:x="9.842cm" svg:y="14.444cm" svg:viewBox="0 0 7925 478" svg:d="M0 478c2223-635 5398-635 7925-11">
          <text:p/>
        </draw:path>
        <draw:path draw:style-name="gr68" draw:text-style-name="P1" draw:layer="controls" svg:width="5.079cm" svg:height="0.952cm" svg:x="15.557cm" svg:y="13.97cm" svg:viewBox="0 0 5080 953" svg:d="M0 953c1905-1271 3175-1271 5080 0">
          <text:p/>
        </draw:path>
        <draw:path draw:style-name="gr68" draw:text-style-name="P1" draw:layer="controls" svg:width="5.079cm" svg:height="0.475cm" svg:x="18.415cm" svg:y="14.446cm" svg:viewBox="0 0 5080 476" svg:d="M0 476c2222-635 2857-635 5080 0">
          <text:p/>
        </draw:path>
        <draw:path draw:style-name="gr68" draw:text-style-name="P1" draw:layer="controls" svg:width="7.949cm" svg:height="1.667cm" svg:x="18.402cm" svg:y="13.254cm" svg:viewBox="0 0 7950 1668" svg:d="M0 1656c2870-2210 4775-2210 7950 12">
          <text:p/>
        </draw:path>
        <draw:path draw:style-name="gr68" draw:text-style-name="P1" draw:layer="controls" svg:width="5.079cm" svg:height="0.952cm" svg:x="21.272cm" svg:y="13.97cm" svg:viewBox="0 0 5080 953" svg:d="M0 953c1905-1271 3175-1271 5080 0">
          <text:p/>
        </draw:path>
        <draw:custom-shape draw:style-name="gr69" draw:text-style-name="P11" draw:layer="controls" svg:width="0.939cm" svg:height="0.939cm" svg:x="0.662cm" svg:y="14.618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9" draw:text-style-name="P11" draw:layer="controls" svg:width="0.939cm" svg:height="0.939cm" svg:x="3.506cm" svg:y="14.618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1" draw:layer="controls" svg:width="0.939cm" svg:height="0.939cm" svg:x="6.363cm" svg:y="14.618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1" draw:layer="controls" svg:width="0.939cm" svg:height="0.939cm" svg:x="9.221cm" svg:y="14.618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1" draw:layer="controls" svg:width="0.939cm" svg:height="0.939cm" svg:x="12.078cm" svg:y="14.618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1" draw:layer="controls" svg:width="0.939cm" svg:height="0.939cm" svg:x="14.936cm" svg:y="14.605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1" draw:layer="controls" svg:width="0.939cm" svg:height="0.939cm" svg:x="20.651cm" svg:y="14.605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1" draw:layer="controls" svg:width="0.939cm" svg:height="0.939cm" svg:x="17.793cm" svg:y="14.605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1" draw:layer="controls" svg:width="0.939cm" svg:height="0.939cm" svg:x="23.508cm" svg:y="14.60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1" draw:layer="controls" svg:width="0.939cm" svg:height="0.939cm" svg:x="26.366cm" svg:y="14.618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7" draw:style-name="dp1" draw:master-page-name="Default">
        <draw:line draw:style-name="gr43" draw:text-style-name="P1" draw:layer="controls" svg:x1="6.363cm" svg:y1="4.114cm" svg:x2="2.235cm" svg:y2="7.607cm">
          <text:p/>
        </draw:line>
        <draw:line draw:style-name="gr43" draw:text-style-name="P1" draw:layer="controls" svg:x1="6.363cm" svg:y1="4.115cm" svg:x2="9.22cm" svg:y2="7.924cm">
          <text:p/>
        </draw:line>
        <draw:line draw:style-name="gr48" draw:text-style-name="P1" draw:layer="controls" svg:x1="7.633cm" svg:y1="11.099cm" svg:x2="2.235cm" svg:y2="7.608cm">
          <text:p/>
        </draw:line>
        <draw:line draw:style-name="gr48" draw:text-style-name="P1" draw:layer="controls" svg:x1="7.634cm" svg:y1="11.1cm" svg:x2="13.665cm" svg:y2="10.782cm">
          <text:p/>
        </draw:line>
        <draw:line draw:style-name="gr48" draw:text-style-name="P1" draw:layer="controls" svg:x1="9.22cm" svg:y1="7.924cm" svg:x2="13.666cm" svg:y2="10.782cm">
          <text:p/>
        </draw:line>
        <draw:line draw:style-name="gr48" draw:text-style-name="P1" draw:layer="controls" svg:x1="6.363cm" svg:y1="4.114cm" svg:x2="11.444cm" svg:y2="4.432cm">
          <text:p/>
        </draw:line>
        <draw:line draw:style-name="gr48" draw:text-style-name="P1" draw:layer="controls" svg:x1="17.793cm" svg:y1="3.797cm" svg:x2="11.445cm" svg:y2="4.432cm">
          <text:p/>
        </draw:line>
        <draw:line draw:style-name="gr48" draw:text-style-name="P1" draw:layer="controls" svg:x1="15.253cm" svg:y1="6.972cm" svg:x2="11.445cm" svg:y2="4.433cm">
          <text:p/>
        </draw:line>
        <draw:line draw:style-name="gr43" draw:text-style-name="P1" draw:layer="controls" svg:x1="15.253cm" svg:y1="6.973cm" svg:x2="9.22cm" svg:y2="7.924cm">
          <text:p/>
        </draw:line>
        <draw:line draw:style-name="gr48" draw:text-style-name="P1" draw:layer="controls" svg:x1="15.254cm" svg:y1="6.974cm" svg:x2="13.665cm" svg:y2="10.782cm">
          <text:p/>
        </draw:line>
        <draw:line draw:style-name="gr48" draw:text-style-name="P1" draw:layer="controls" svg:x1="15.255cm" svg:y1="6.974cm" svg:x2="19.38cm" svg:y2="11.734cm">
          <text:p/>
        </draw:line>
        <draw:line draw:style-name="gr43" draw:text-style-name="P1" draw:layer="controls" svg:x1="15.256cm" svg:y1="6.974cm" svg:x2="17.793cm" svg:y2="3.797cm">
          <text:p/>
        </draw:line>
        <draw:line draw:style-name="gr48" draw:text-style-name="P1" draw:layer="controls" svg:x1="13.665cm" svg:y1="10.782cm" svg:x2="19.381cm" svg:y2="11.734cm">
          <text:p/>
        </draw:line>
        <draw:line draw:style-name="gr48" draw:text-style-name="P1" draw:layer="controls" svg:x1="15.256cm" svg:y1="6.974cm" svg:x2="22.873cm" svg:y2="7.607cm">
          <text:p/>
        </draw:line>
        <draw:line draw:style-name="gr48" draw:text-style-name="P1" draw:layer="controls" svg:x1="22.873cm" svg:y1="7.607cm" svg:x2="19.381cm" svg:y2="11.734cm">
          <text:p/>
        </draw:line>
        <draw:line draw:style-name="gr43" draw:text-style-name="P1" draw:layer="controls" svg:x1="22.873cm" svg:y1="7.608cm" svg:x2="17.793cm" svg:y2="3.797cm">
          <text:p/>
        </draw:line>
        <draw:line draw:style-name="gr48" draw:text-style-name="P1" draw:layer="controls" svg:x1="2.235cm" svg:y1="7.607cm" svg:x2="9.221cm" svg:y2="7.925cm">
          <text:p/>
        </draw:line>
        <draw:custom-shape draw:style-name="gr3" draw:text-style-name="P11" draw:layer="controls" svg:width="1.905cm" svg:height="1.905cm" svg:x="1.283cm" svg:y="6.654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controls" svg:width="1.905cm" svg:height="1.905cm" svg:x="5.41cm" svg:y="3.162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controls" svg:width="1.905cm" svg:height="1.905cm" svg:x="6.68cm" svg:y="10.147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controls" svg:width="1.905cm" svg:height="1.905cm" svg:x="10.49cm" svg:y="3.479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controls" svg:width="1.905cm" svg:height="1.905cm" svg:x="8.268cm" svg:y="6.972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controls" svg:width="1.905cm" svg:height="1.905cm" svg:x="12.713cm" svg:y="9.829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controls" svg:width="1.905cm" svg:height="1.905cm" svg:x="16.84cm" svg:y="2.844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controls" svg:width="1.905cm" svg:height="1.905cm" svg:x="21.92cm" svg:y="6.654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controls" svg:width="1.905cm" svg:height="1.905cm" svg:x="14.3cm" svg:y="6.019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controls" svg:width="1.905cm" svg:height="1.905cm" svg:x="18.428cm" svg:y="10.782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8" draw:layer="controls" svg:width="5.932cm" svg:height="1.587cm" svg:x="21.92cm" svg:y="0.087cm">
          <text:p text:style-name="P7"><text:span text:style-name="T2">M</text:span><text:span text:style-name="T2">a</text:span><text:span text:style-name="T2">xi</text:span><text:span text:style-name="T2">m</text:span><text:span text:style-name="T2">al </text:span><text:span text:style-name="T2">fl</text:span><text:span text:style-name="T2">o</text:span><text:span text:style-name="T2">w</text:span><text:span text:style-name="T2">: </text:span><text:span text:style-name="T2">4</text:span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controls" svg:width="0.953cm" svg:height="0.953cm" draw:transform="rotate (-0.911934534167038) translate (4.584cm 4.976cm)">
          <text:p text:style-name="P5"><text:span text:style-name="T1">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controls" svg:width="0.953cm" svg:height="0.953cm" draw:transform="rotate (0.646819020789099) translate (7.15cm 5.958cm)">
          <text:p text:style-name="P29"><text:span text:style-name="T19">10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controls" svg:width="0.953cm" svg:height="0.953cm" draw:transform="rotate (-1.40760804173343) translate (12.683cm 6.872cm)">
          <text:p text:style-name="P27"><text:span text:style-name="T18">1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controls" svg:width="0.953cm" svg:height="0.953cm" draw:transform="rotate (-0.605105651666435) translate (16.43cm 4.749cm)">
          <text:p text:style-name="P5"><text:span text:style-name="T1">6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controls" svg:width="0.953cm" svg:height="0.953cm" draw:transform="rotate (-2.30400914555771) translate (20.996cm 5.604cm)">
          <text:p text:style-name="P27"><text:span text:style-name="T18">15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controls" svg:width="0.953cm" svg:height="0.953cm" draw:transform="rotate (-2.19841672581206) translate (5.825cm 9.367cm)">
          <text:p text:style-name="P27"><text:span text:style-name="T18">24</text:span></text:p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controls" svg:width="0.953cm" svg:height="0.953cm" draw:transform="rotate (-1.46660017045083) translate (10.803cm 10.464cm)">
          <text:p text:style-name="P27"><text:span text:style-name="T18">24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controls" svg:width="0.953cm" svg:height="0.953cm" draw:transform="rotate (0.947539250907722) translate (10.489cm 9.313cm)">
          <text:p text:style-name="P27"><text:span text:style-name="T18">1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28" draw:layer="controls" svg:width="0.953cm" svg:height="0.953cm" draw:transform="rotate (-1.68302099769813) translate (19.56cm 6.857cm)">
          <text:p text:style-name="P27"><text:span text:style-name="T18">20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controls" svg:width="0.953cm" svg:height="0.953cm" draw:transform="rotate (-1.6004669240788) translate (6.363cm 7.289cm)">
          <text:p text:style-name="P29"><text:span text:style-name="T19">17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controls" svg:width="0.953cm" svg:height="0.953cm" draw:transform="rotate (-1.51337499440428) translate (9.624cm 3.855cm)">
          <text:p text:style-name="P29"><text:span text:style-name="T19">1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controls" svg:width="0.953cm" svg:height="0.953cm" draw:transform="rotate (-1.4154620233674) translate (14.882cm 3.601cm)">
          <text:p text:style-name="P5"><text:span text:style-name="T1">9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controls" svg:width="0.953cm" svg:height="0.953cm" draw:transform="rotate (-2.22424759874157) translate (14.407cm 5.823cm)">
          <text:p text:style-name="P5"><text:span text:style-name="T1">9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controls" svg:width="0.953cm" svg:height="0.953cm" draw:transform="rotate (-1.76714586764426) translate (17.662cm 10.964cm)">
          <text:p text:style-name="P5"><text:span text:style-name="T1">8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30" draw:layer="controls" svg:width="0.953cm" svg:height="0.953cm" draw:transform="rotate (-0.677362282699) translate (21.287cm 8.766cm)">
          <text:p text:style-name="P29"><text:span text:style-name="T19">14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controls" svg:width="0.953cm" svg:height="0.953cm" draw:transform="rotate (-2.39720972761421) translate (18.281cm 9.706cm)">
          <text:p text:style-name="P5"><text:span text:style-name="T1">6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4" draw:text-style-name="P6" draw:layer="controls" svg:width="0.953cm" svg:height="0.953cm" draw:transform="rotate (-0.343829862642883) translate (14.391cm 7.805cm)">
          <text:p text:style-name="P5"><text:span text:style-name="T1">5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line draw:style-name="gr68" draw:text-style-name="P1" draw:layer="controls" svg:x1="24.13cm" svg:y1="15.14cm" svg:x2="26.352cm" svg:y2="15.122cm">
          <text:p/>
        </draw:line>
        <draw:line draw:style-name="gr68" draw:text-style-name="P1" draw:layer="controls" svg:x1="18.417cm" svg:y1="15.135cm" svg:x2="20.639cm" svg:y2="15.117cm">
          <text:p/>
        </draw:line>
        <draw:line draw:style-name="gr68" draw:text-style-name="P1" draw:layer="controls" svg:x1="15.504cm" svg:y1="15.13cm" svg:x2="17.726cm" svg:y2="15.112cm">
          <text:p/>
        </draw:line>
        <draw:line draw:style-name="gr68" draw:text-style-name="P1" draw:layer="controls" svg:x1="12.691cm" svg:y1="15.125cm" svg:x2="14.913cm" svg:y2="15.107cm">
          <text:p/>
        </draw:line>
        <draw:line draw:style-name="gr68" draw:text-style-name="P1" draw:layer="controls" svg:x1="9.878cm" svg:y1="15.12cm" svg:x2="12.1cm" svg:y2="15.102cm">
          <text:p/>
        </draw:line>
        <draw:line draw:style-name="gr68" draw:text-style-name="P1" draw:layer="controls" svg:x1="6.965cm" svg:y1="15.115cm" svg:x2="9.187cm" svg:y2="15.097cm">
          <text:p/>
        </draw:line>
        <draw:line draw:style-name="gr68" draw:text-style-name="P1" draw:layer="controls" svg:x1="4.152cm" svg:y1="15.11cm" svg:x2="6.374cm" svg:y2="15.092cm">
          <text:p/>
        </draw:line>
        <draw:line draw:style-name="gr68" draw:text-style-name="P1" draw:layer="controls" svg:x1="1.239cm" svg:y1="15.105cm" svg:x2="3.461cm" svg:y2="15.087cm">
          <text:p/>
        </draw:line>
        <draw:path draw:style-name="gr68" draw:text-style-name="P1" draw:layer="controls" svg:width="7.936cm" svg:height="0.952cm" svg:x="1.27cm" svg:y="13.97cm" svg:viewBox="0 0 7937 953" svg:d="M0 953c1905-1271 6350-1271 7937 0">
          <text:p/>
        </draw:path>
        <draw:path draw:style-name="gr68" draw:text-style-name="P1" draw:layer="controls" svg:width="10.794cm" svg:height="0.952cm" svg:x="6.985cm" svg:y="13.97cm" svg:viewBox="0 0 10795 953" svg:d="M0 953c1905-1271 9208-1271 10795 0">
          <text:p/>
        </draw:path>
        <draw:path draw:style-name="gr68" draw:text-style-name="P1" draw:layer="controls" svg:width="16.522cm" svg:height="1.676cm" svg:x="6.972cm" svg:y="13.245cm" svg:viewBox="0 0 16523 1677" svg:d="M0 1666c2553-2529 14300-1894 16523 11">
          <text:p/>
        </draw:path>
        <draw:path draw:style-name="gr68" draw:text-style-name="P1" draw:layer="controls" svg:width="7.924cm" svg:height="0.477cm" svg:x="9.842cm" svg:y="14.444cm" svg:viewBox="0 0 7925 478" svg:d="M0 478c2223-635 5398-635 7925-11">
          <text:p/>
        </draw:path>
        <draw:path draw:style-name="gr68" draw:text-style-name="P1" draw:layer="controls" svg:width="5.079cm" svg:height="0.952cm" svg:x="15.557cm" svg:y="13.97cm" svg:viewBox="0 0 5080 953" svg:d="M0 953c1905-1271 3175-1271 5080 0">
          <text:p/>
        </draw:path>
        <draw:path draw:style-name="gr68" draw:text-style-name="P1" draw:layer="controls" svg:width="5.079cm" svg:height="0.475cm" svg:x="18.415cm" svg:y="14.446cm" svg:viewBox="0 0 5080 476" svg:d="M0 476c2222-635 2857-635 5080 0">
          <text:p/>
        </draw:path>
        <draw:path draw:style-name="gr68" draw:text-style-name="P1" draw:layer="controls" svg:width="7.949cm" svg:height="1.667cm" svg:x="18.402cm" svg:y="13.254cm" svg:viewBox="0 0 7950 1668" svg:d="M0 1656c2870-2210 4775-2210 7950 12">
          <text:p/>
        </draw:path>
        <draw:path draw:style-name="gr68" draw:text-style-name="P1" draw:layer="controls" svg:width="5.079cm" svg:height="0.952cm" svg:x="21.272cm" svg:y="13.97cm" svg:viewBox="0 0 5080 953" svg:d="M0 953c1905-1271 3175-1271 5080 0">
          <text:p/>
        </draw:path>
        <draw:custom-shape draw:style-name="gr69" draw:text-style-name="P11" draw:layer="controls" svg:width="0.939cm" svg:height="0.939cm" svg:x="0.662cm" svg:y="14.618cm">
          <text:p text:style-name="P10"><text:span text:style-name="T5">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9" draw:text-style-name="P11" draw:layer="controls" svg:width="0.939cm" svg:height="0.939cm" svg:x="3.506cm" svg:y="14.618cm">
          <text:p text:style-name="P10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1" draw:layer="controls" svg:width="0.939cm" svg:height="0.939cm" svg:x="6.363cm" svg:y="14.618cm">
          <text:p text:style-name="P10"><text:span text:style-name="T5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1" draw:layer="controls" svg:width="0.939cm" svg:height="0.939cm" svg:x="9.221cm" svg:y="14.618cm">
          <text:p text:style-name="P10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1" draw:layer="controls" svg:width="0.939cm" svg:height="0.939cm" svg:x="12.078cm" svg:y="14.618cm">
          <text:p text:style-name="P10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1" draw:layer="controls" svg:width="0.939cm" svg:height="0.939cm" svg:x="14.936cm" svg:y="14.605cm">
          <text:p text:style-name="P10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1" draw:layer="controls" svg:width="0.939cm" svg:height="0.939cm" svg:x="20.651cm" svg:y="14.605cm">
          <text:p text:style-name="P10"><text:span text:style-name="T5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1" draw:layer="controls" svg:width="0.939cm" svg:height="0.939cm" svg:x="17.793cm" svg:y="14.605cm">
          <text:p text:style-name="P10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1" draw:layer="controls" svg:width="0.939cm" svg:height="0.939cm" svg:x="23.508cm" svg:y="14.605cm">
          <text:p text:style-name="P10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1" draw:layer="controls" svg:width="0.939cm" svg:height="0.939cm" svg:x="26.366cm" svg:y="14.618cm">
          <text:p text:style-name="P10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1" draw:layer="controls" svg:x1="21.725cm" svg:y1="12.065cm" svg:x2="21.725cm" svg:y2="15.7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7" draw:display-name="Arrowheads 7" svg:viewBox="0 0 20 20" svg:d="M0 20l10-20 10 20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025cm" fo:padding-bottom="0.025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30T18:01:23.995600543</meta:creation-date>
    <dc:date>2025-05-01T00:36:50.403185564</dc:date>
    <meta:editing-duration>PT4H3M27S</meta:editing-duration>
    <meta:editing-cycles>52</meta:editing-cycles>
    <meta:generator>LibreOffice/25.2.2.2$Linux_X86_64 LibreOffice_project/520$Build-2</meta:generator>
    <meta:print-date>2025-05-01T00:24:44.775404883</meta:print-date>
    <meta:printed-by>PDF files</meta:printed-by>
    <meta:document-statistic meta:object-count="5389"/>
  </office:meta>
</office:document-meta>
</file>